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 new service is being created in Kiev - the Electronic Cabinet of Defender</text:span>
</text:h>
      <text:p text:style-name="P4">
Author: ['АРМІЯINFORM']</text:p>
      <text:p text:style-name="P4">
Time: 2023-06-09T-2:00:00-04:00</text:p>
      <text:p text:style-name="P4">
Description: Syogodnі was presented to members of the Kordinasi for the sake of the MIST WITHAN RENTEGRATRICA TA ... War with Ukraine 2022, War with Ukraine Latest News today, News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08_15-50-39.jpg" text:style-name="Internet_20_link" text:visited-style-name="Visited_20_Internet_20_Link">
photo_2023-06-08_15-50-39.jpg</text:a>
']</text:p>
      <text:p text:style-name="P4">
Tags: ['STOPRUSSIA', 'АГРЕСІЯ РФ', 'СОЦІАЛЬНИЙ ЗАХИСТ ВІЙСЬКОВОСЛУЖБОВЦІВ']</text:p>
      <text:p text:style-name="P4">
Category: News</text:p>
      <!--METADATA-->
      <text:p text:style-name="P4">
<draw:frame draw:style-name="fr1" draw:name="Image2" text:anchor-type="as-char" svg:width="6.9236in" svg:height="4.607341in" draw:z-index="0">
<draw:image xlink:href="../Images/AРМІЯINFORM/2023-06-09T-2-00-00-04-00/photo_2023-06-08_15-50-39.jpg" xlink:type="simple" xlink:show="embed" xlink:actuate="onLoad" draw:mime-type="image/jpeg"/>
</draw:frame>
Today, members of the City Coordinating Council on reintegration and the support of Kyivans-defenders were presented to the new service that creates the capital-the Electronic Cabinet of the Defender.</text:p>
      <text:p text:style-name="P4">
About this Kyiv Mayor Vitaliy Klitschko <text:a xlink:type="simple" xlink:href="https://t.me/vitaliy_klitschko/2090" text:style-name="Internet_20_link" text:visited-style-name="Visited_20_Internet_20_Link">
wrote</text:a>
In the telegram.</text:p>
      <text:p text:style-name="P4">
“When our defenders return home, everyone talks about one of the main problems: to confirm their status, they need to collect many documents together.</text:p>
      <text:p text:style-name="P4">
That is why Kyiv, as a modern digital city, develops and implements the "electronics of the defender".</text:p>
      <text:p text:style-name="P4">
It can quickly order and issue about 45 municipal service more than 140 - state. From social and medical - to educational and help.</text:p>
      <text:p text:style-name="P4">
The service will allow you to receive services on the principle of "single window". In the smartphone, without leaving home, it will be possible to order all available services at the same time, to find out information about the status of the application, to receive feedback after consideration, ”the statement said.</text:p>
      <text:p text:style-name="P4">
The city plans to launch the work of the e -cabinet of the defender by the end of 2023.</text:p>
      <text:p text:style-name="P4">
News Source: <text:a xlink:type="simple" xlink:href="https://armyinform.com.ua/2023/06/09/u-kyyevi-stvoryuyut-novyj-servis-elektronnyj-kabinet-zahysnyka/" text:style-name="Internet_20_link" text:visited-style-name="Visited_20_Internet_20_Link">
https://armyinform.com.ua/2023/06/09/u-kyyevi-stvoryuyut-novyj-servis-elektronnyj-kabinet-zahysnyka/</text:a>
</text:p>
      <!--NEWS-->
      <text:h text:style-name="P10" text:outline-level="1">
<text:span text:style-name="T4">
Russian terrorists deliberately try to aggravate the situation they have caused ecocid - President of Ukraine</text:span>
</text:h>
      <text:p text:style-name="P4">
Author: ['АРМІЯINFORM']</text:p>
      <text:p text:style-name="P4">
Time: 2023-06-09T-4:00:00-04:00</text:p>
      <text:p text:style-name="P4">
Description: Rosіyski Teroricism to be brushed to the situation, Yaku stroke has been injected by its own ... War with Ukraine 2022, War with Ukraine Latest News today, News War with Ukraine 2022 The last ones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 'КАХОВСЬКА ГЕС']</text:p>
      <text:p text:style-name="P4">
Category: News</text:p>
      <!--METADATA-->
      <text:p text:style-name="P4">
<draw:frame draw:style-name="fr1" draw:name="Image3" text:anchor-type="as-char" svg:width="6.9236in" svg:height="4.644693in" draw:z-index="0">
<draw:image xlink:href="../Images/AРМІЯINFORM/2023-06-09T-4-00-00-04-00/60d462d34973fbfc331efbabaa2d16ff_1686166501_extra_large.jpeg" xlink:type="simple" xlink:show="embed" xlink:actuate="onLoad" draw:mime-type="image/jpeg"/>
</draw:frame>
President of Ukraine Volodymyr Zelenskyy</text:p>
      <text:p text:style-name="P4">
Russian terrorists are trying to aggravate the situation that they have caused an ecocid. Absolutely conscious.</text:p>
      <text:p text:style-name="P4">
President of Ukraine Volodymyr Zelenskyy [wrote] about it(https://t.me/V_Zelenskiy_official/6524)In the telegram.</text:p>
      <text:p text:style-name="P4">
“They continue to fire Kherson and the communities of the region - already flooded terrorists. They even fire the evacuation points that are already such a manifestation, which, apparently, no terrorists in the world, except for the Russian ones, have left. There, the second day is just expanding the catastrophe - and it is also an absolutely conscious choice of Russian leadership.</text:p>
      <text:p text:style-name="P4">
There is no one in the world now who would not see Russia's inhuman. Non -human, which is personally the largest catastrophe on the planet today.</text:p>
      <text:p text:style-name="P4">
We must do everything with our partners to prove the world that he can cope with such disasters - with such terrorists, ”the head of state emphasized.</text:p>
      <text:p text:style-name="P4">
News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NEWS-->
      <text:h text:style-name="P10" text:outline-level="1">
<text:span text:style-name="T4">
Ukrainian Marines showed how they study with the help of "Javelins" to destroy the occupiers</text:span>
</text:h>
      <text:p text:style-name="P4">
Author: ['АРМІЯINFORM']</text:p>
      <text:p text:style-name="P4">
Time: 2023-06-09T0:00:00-04:00</text:p>
      <text:p text:style-name="P4">
Description: The photo is wounding up the general headquarters of the ZS Ukrainian. “American Javelin in the hands ... War with Ukraine 2022, War with Ukraine Latest News today,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6/347423499_1390397641817314_5861924867043958679_n-1-150x150.jpg" text:style-name="Internet_20_link" text:visited-style-name="Visited_20_Internet_20_Link">
347423499_1390397641817314_5861924867043958679_n-1-150x150.jpg</text:a>
', '<text:a xlink:type="simple" xlink:href="https://armyinform.com.ua/wp-content/uploads/2023/06/347556688_815730479974469_3957359621982418139_n-1-150x150.jpg" text:style-name="Internet_20_link" text:visited-style-name="Visited_20_Internet_20_Link">
347556688_815730479974469_3957359621982418139_n-1-150x150.jpg</text:a>
', '<text:a xlink:type="simple" xlink:href="https://armyinform.com.ua/wp-content/uploads/2023/06/347555324_596424738966615_7248185431122065286_n-1-150x150.jpg" text:style-name="Internet_20_link" text:visited-style-name="Visited_20_Internet_20_Link">
347555324_596424738966615_7248185431122065286_n-1-150x150.jpg</text:a>
', '<text:a xlink:type="simple" xlink:href="https://armyinform.com.ua/wp-content/uploads/2023/06/347591193_619474129904439_6072444192836918940_n-150x150.jpg" text:style-name="Internet_20_link" text:visited-style-name="Visited_20_Internet_20_Link">
347591193_619474129904439_6072444192836918940_n-150x150.jpg</text:a>
']</text:p>
      <text:p text:style-name="P4">
Tags: ['ГЕНШТАБ ЗС УКРАЇНИ']</text:p>
      <text:p text:style-name="P4">
Category: News</text:p>
      <!--METADATA-->
      <text:p text:style-name="P4">
<text:a xlink:type="simple" xlink:href="https://armyinform.com.ua/wp-content/uploads/2023/06/347423499_1390397641817314_5861924867043958679_n-1.jpg" text:style-name="Internet_20_link" text:visited-style-name="Visited_20_Internet_20_Link">
<draw:frame draw:style-name="fr1" draw:name="Image4" text:anchor-type="as-char" svg:width="6.9236in" svg:height="6.9236in" draw:z-index="0">
<draw:image xlink:href="../Images/AРМІЯINFORM/2023-06-09T0-00-00-04-00/347423499_1390397641817314_5861924867043958679_n-1-150x150.jpg" xlink:type="simple" xlink:show="embed" xlink:actuate="onLoad" draw:mime-type="image/jpeg"/>
</draw:frame>
</text:a>
</text:p>
      <text:p text:style-name="P4">
<text:a xlink:type="simple" xlink:href="https://armyinform.com.ua/wp-content/uploads/2023/06/347556688_815730479974469_3957359621982418139_n-1.jpg" text:style-name="Internet_20_link" text:visited-style-name="Visited_20_Internet_20_Link">
<draw:frame draw:style-name="fr1" draw:name="Image5" text:anchor-type="as-char" svg:width="6.9236in" svg:height="6.9236in" draw:z-index="0">
<draw:image xlink:href="../Images/AРМІЯINFORM/2023-06-09T0-00-00-04-00/347556688_815730479974469_3957359621982418139_n-1-150x150.jpg" xlink:type="simple" xlink:show="embed" xlink:actuate="onLoad" draw:mime-type="image/jpeg"/>
</draw:frame>
</text:a>
</text:p>
      <text:p text:style-name="P4">
<text:a xlink:type="simple" xlink:href="https://armyinform.com.ua/wp-content/uploads/2023/06/347555324_596424738966615_7248185431122065286_n-1.jpg" text:style-name="Internet_20_link" text:visited-style-name="Visited_20_Internet_20_Link">
<draw:frame draw:style-name="fr1" draw:name="Image6" text:anchor-type="as-char" svg:width="6.9236in" svg:height="6.9236in" draw:z-index="0">
<draw:image xlink:href="../Images/AРМІЯINFORM/2023-06-09T0-00-00-04-00/347555324_596424738966615_7248185431122065286_n-1-150x150.jpg" xlink:type="simple" xlink:show="embed" xlink:actuate="onLoad" draw:mime-type="image/jpeg"/>
</draw:frame>
</text:a>
</text:p>
      <text:p text:style-name="P4">
<text:a xlink:type="simple" xlink:href="https://armyinform.com.ua/wp-content/uploads/2023/06/347591193_619474129904439_6072444192836918940_n.jpg" text:style-name="Internet_20_link" text:visited-style-name="Visited_20_Internet_20_Link">
<draw:frame draw:style-name="fr1" draw:name="Image7" text:anchor-type="as-char" svg:width="6.9236in" svg:height="6.9236in" draw:z-index="0">
<draw:image xlink:href="../Images/AРМІЯINFORM/2023-06-09T0-00-00-04-00/347591193_619474129904439_6072444192836918940_n-150x150.jpg" xlink:type="simple" xlink:show="embed" xlink:actuate="onLoad" draw:mime-type="image/jpeg"/>
</draw:frame>
</text:a>
Photo <text:a xlink:type="simple" xlink:href="https://www.facebook.com/GeneralStaff.ua/posts/pfbid0caFedeqkGrC7inWQqvvF69W9pj4eUehx4WE7vDWGgpe5AdxfbRzwrQWSvzpeLv3dl" text:style-name="Internet_20_link" text:visited-style-name="Visited_20_Internet_20_Link">
made public</text:a>
The General Staff of the Armed Forces of Ukraine. "American Javelin in the hands of Ukrainian Marines," the message reads.</text:p>
      <text:p text:style-name="P4">
News Source: <text:a xlink:type="simple" xlink:href="https://armyinform.com.ua/2023/06/09/ukrayinski-morpihy-pokazaly-yak-navchayutsya-za-dopomogoyu-dzhaveliniv-nyshhaty-okupantiv/" text:style-name="Internet_20_link" text:visited-style-name="Visited_20_Internet_20_Link">
https://armyinform.com.ua/2023/06/09/ukrayinski-morpihy-pokazaly-yak-navchayutsya-za-dopomogoyu-dzhaveliniv-nyshhaty-okupantiv/</text:a>
</text:p>
      <!--NEWS-->
      <text:h text:style-name="P10" text:outline-level="1">
<text:span text:style-name="T4">
In Crimea, Russian media silence the fact</text:span>
</text:h>
      <text:p text:style-name="P4">
Author: ['АРМІЯINFORM']</text:p>
      <text:p text:style-name="P4">
Time: 2023-06-09T10:00:00-04:00</text:p>
      <text:p text:style-name="P4">
Description: About the General Headquarters of the ZS Ukrainian. “Timchasovo has been perpened by Crim,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kahovskages01.jpg" text:style-name="Internet_20_link" text:visited-style-name="Visited_20_Internet_20_Link">
kahovskages01.jpg</text:a>
']</text:p>
      <text:p text:style-name="P4">
Tags: ['STOPRUSSIA', 'АГРЕСІЯ РФ', 'ВТОРГНЕННЯ РФ', 'ГШ ЗСУ', 'КАХОВСЬКА ГЕС', 'КРИМ', 'ПІДРИВ КАХОВСЬКОЇ ГЕС']</text:p>
      <text:p text:style-name="P4">
Category: News</text:p>
      <!--METADATA-->
      <text:p text:style-name="P4">
<draw:frame draw:style-name="fr1" draw:name="Image8" text:anchor-type="as-char" svg:width="6.9236in" svg:height="3.894525in" draw:z-index="0">
<draw:image xlink:href="../Images/AРМІЯINFORM/2023-06-09T10-00-00-04-00/kahovskages01.jpg" xlink:type="simple" xlink:show="embed" xlink:actuate="onLoad" draw:mime-type="image/jpeg"/>
</draw:frame>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In the temporarily occupied Crimea, in particular, in Simferopol, there is a tank of silence by local media by the fact It is known that the local occupation is concerned about the possible panic among the population, ”the message reads.</text:p>
      <text:p text:style-name="P4">
News Source: <text:a xlink:type="simple" xlink:href="https://armyinform.com.ua/2023/06/09/u-krymu-rosijski-zmi-zamovchuyut-fakt-pidryvu-kahovskoyi-ges-shhob-unyknuty-paniky-sered-naselennya/" text:style-name="Internet_20_link" text:visited-style-name="Visited_20_Internet_20_Link">
https://armyinform.com.ua/2023/06/09/u-krymu-rosijski-zmi-zamovchuyut-fakt-pidryvu-kahovskoyi-ges-shhob-unyknuty-paniky-sered-naselennya/</text:a>
</text:p>
      <!--NEWS-->
      <text:h text:style-name="P10" text:outline-level="1">
<text:span text:style-name="T4">
What kind of dangerous objects on the banks of the Dnieper and the Black Sea coast</text:span>
</text:h>
      <text:p text:style-name="P4">
Author: ['АРМІЯINFORM']</text:p>
      <text:p text:style-name="P4">
Time: 2023-06-09T12:00:00-04:00</text:p>
      <text:p text:style-name="P4">
Description: One Naslidkiv Pіdriva Percopticskyi Kakhsko Ges Bude Bode PIDVISHE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lajd1-1.jpg" text:style-name="Internet_20_link" text:visited-style-name="Visited_20_Internet_20_Link">
slajd1-1.jpg</text:a>
']</text:p>
      <text:p text:style-name="P4">
Tags: ['STOPRUSSIA', 'АГРЕСІЯ РФ', 'ВТОРГНЕННЯ РФ', 'МІНИ']</text:p>
      <text:p text:style-name="P4">
Category: News</text:p>
      <!--METADATA-->
      <text:p text:style-name="P4">
<draw:frame draw:style-name="fr1" draw:name="Image9" text:anchor-type="as-char" svg:width="6.9236in" svg:height="3.894525in" draw:z-index="0">
<draw:image xlink:href="../Images/AРМІЯINFORM/2023-06-09T12-00-00-04-00/slajd1-1.jpg" xlink:type="simple" xlink:show="embed" xlink:actuate="onLoad" draw:mime-type="image/jpeg"/>
</draw:frame>
One of the consequences of undermining the occupying troops of the Kakhovka hydroelectric power station will be increased by the fact</text:p>
      <text:p text:style-name="P4">
About it <text:a xlink:type="simple" xlink:href="https://sprotyv.mod.gov.ua/naslidky-pidryvu-okupantamy-kahovskoyi-ges/" text:style-name="Internet_20_link" text:visited-style-name="Visited_20_Internet_20_Link">
reports</text:a>
Center for National Resistance.</text:p>
      <text:p text:style-name="P4">
Thus, the guerrillas report that on the eve of the blast of the Dams of the Kakhovsky Gesevis, the enemy has actively changed the left bank of the Dnieper over the last months and in particular with the use of anchor river mines(Next - the yoke)and others, which under the pressure of water began to wash off and demolish in the direction of movement of the flow.</text:p>
      <text:p text:style-name="P4">
In view of this, it is important to remember that the yoke looks like a three liter gas balloon of gray and has a crosspiece in its design, carries 2.5 kgrotile and works with a contact method of 0.6 - 0.9 kg. It becomes very dangerous because of the PES, especially in view of the impact and corrosion.</text:p>
      <text:p text:style-name="P4">
In case of identification of similar objects, not to touch and report on the finding of the National Police of Ukraine and the Civil Service of Ukraine of the extraordinary situations.</text:p>
      <text:p text:style-name="P4">
News Source: <text:a xlink:type="simple" xlink:href="https://armyinform.com.ua/2023/06/09/vazhlyvo-yak-vyglyadayut-najnebezpechnishi-predmety-na-uzberezhzhi-dnipra-ta-chornogo-morya/" text:style-name="Internet_20_link" text:visited-style-name="Visited_20_Internet_20_Link">
https://armyinform.com.ua/2023/06/09/vazhlyvo-yak-vyglyadayut-najnebezpechnishi-predmety-na-uzberezhzhi-dnipra-ta-chornogo-morya/</text:a>
</text:p>
      <!--NEWS-->
      <text:h text:style-name="P10" text:outline-level="1">
<text:span text:style-name="T4">
In Donetsk, the Akhmat unit robs the civilian population</text:span>
</text:h>
      <text:p text:style-name="P4">
Author: ['АРМІЯINFORM']</text:p>
      <text:p text:style-name="P4">
Time: 2023-06-09T14:00:00-04:00</text:p>
      <text:p text:style-name="P4">
Description: About the General Headquarters of the ZS Ukrainian. “The PIVDENSED-SHIDID part ... The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3/230273_275769787_269120025399425_1778107473146387020_n_new_960x380_0.jpg" text:style-name="Internet_20_link" text:visited-style-name="Visited_20_Internet_20_Link">
230273_275769787_269120025399425_1778107473146387020_n_new_960x380_0.jpg</text:a>
']</text:p>
      <text:p text:style-name="P4">
Tags: ['STOPRUSSIA', 'АГРЕСІЯ РФ', 'АХМАТ', 'ВТОРГНЕННЯ РФ', 'ГШ ЗСУ', 'ДОНЕЦЬК']</text:p>
      <text:p text:style-name="P4">
Category: News</text:p>
      <!--METADATA-->
      <text:p text:style-name="P4">
<draw:frame draw:style-name="fr1" draw:name="Image10" text:anchor-type="as-char" svg:width="6.9236in" svg:height="5.28963in" draw:z-index="0">
<draw:image xlink:href="../Images/AРМІЯINFORM/2023-06-09T14-00-00-04-00/230273_275769787_269120025399425_1778107473146387020_n_new_960x380_0.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In the southwestern part of the temporarily occupied Donetsk, the Akhmat unit was marked. The occupiers are engaged in robbery of civilian regulation in the mentioned area of the city, as well as shooting video of hostilities. On June 6, as a result of the effective fire lesions of defense in the area of concentration of fighters in a training camp, the loss was made up by 56 people dead. Sanitary losses are clarified, ”the testimony reads.</text:p>
      <text:p text:style-name="P4">
News Source: <text:a xlink:type="simple" xlink:href="https://armyinform.com.ua/2023/06/09/u-doneczku-rashystskyj-pidrozdil-ahmat-grabuye-czyvilne-naselennya/" text:style-name="Internet_20_link" text:visited-style-name="Visited_20_Internet_20_Link">
https://armyinform.com.ua/2023/06/09/u-doneczku-rashystskyj-pidrozdil-ahmat-grabuye-czyvilne-naselennya/</text:a>
</text:p>
      <!--NEWS-->
      <text:h text:style-name="P10" text:outline-level="1">
<text:span text:style-name="T4">
Enemy Loss per day: Over 1000 invaders were eliminated, 34 artistem and 24 BBM were destroyed</text:span>
</text:h>
      <text:p text:style-name="P4">
Author: ['АРМІЯINFORM']</text:p>
      <text:p text:style-name="P4">
Time: 2023-06-09T16:00:00-04:00</text:p>
      <text:p text:style-name="P4">
Description: Zagalni Boyov, take the enemy on 02.24.22 to 09.0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9-2023-scaled.jpg" text:style-name="Internet_20_link" text:visited-style-name="Visited_20_Internet_20_Link">
vtraty_06-09-2023-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11" text:anchor-type="as-char" svg:width="6.9236in" svg:height="6.969757in" draw:z-index="0">
<draw:image xlink:href="../Images/AРМІЯINFORM/2023-06-09T16-00-00-04-00/vtraty_06-09-2023-scaled.jpg" xlink:type="simple" xlink:show="embed" xlink:actuate="onLoad" draw:mime-type="image/jpeg"/>
</draw:frame>
The total fighting loss of the enemy from 24.02.22 to 09.06.23 will be orientated:</text:p>
      <text:p text:style-name="P4">
<text:span text:style-name="T4">
<text:span text:style-name="T5">
 Personnel - </text:span>
* 213770(+1010)persons eliminated</text:span>
<text:span text:style-name="T5">
 tanks - </text:span>
<text:span text:style-name="T5">
 3901(+10)</text:span>
<text:span text:style-name="T4">
 Battle armored vehicles - </text:span>
 7600(+24)<text:span text:style-name="T4">
<text:span text:style-name="T5">
 Artillery Systems - </text:span>
<text:span text:style-name="T5">
 3702(+34)</text:span>
 </text:span>
 RSZV - <text:span text:style-name="T4">
 599(+4)</text:span>
<text:span text:style-name="T5">
 air defense - </text:span>
<text:span text:style-name="T5">
 359(+4)</text:span>
<text:span text:style-name="T4">
 aircraft - </text:span>
 314(0)<text:span text:style-name="T4">
<text:span text:style-name="T5">
 helicopters - </text:span>
* 299(0)</text:span>
<text:span text:style-name="T5">
 UAV Operative Tactical Level-</text:span>
<text:span text:style-name="T5">
 3247(+13)</text:span>
<text:span text:style-name="T4">
 Winged missiles - </text:span>
 1171(0)<text:span text:style-name="T4">
<text:span text:style-name="T5">
 ships / boats - </text:span>
* 18(0)</text:span>
<text:span text:style-name="T5">
 Automobile equipment and tanks - </text:span>
<text:span text:style-name="T5">
 6410(+26)</text:span>
<text:span text:style-name="T4">
 Special equipment - </text:span>
 502(+2)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9.06.23.</text:p>
      <text:p text:style-name="P4">
News Source: <text:a xlink:type="simple" xlink:href="https://armyinform.com.ua/2023/06/09/vtraty-voroga-za-dobu-likvidovano-ponad-1000-okupantiv-znyshheno-34-artsystemy-i-24-bbm/" text:style-name="Internet_20_link" text:visited-style-name="Visited_20_Internet_20_Link">
https://armyinform.com.ua/2023/06/09/vtraty-voroga-za-dobu-likvidovano-ponad-1000-okupantiv-znyshheno-34-artsystemy-i-24-bbm/</text:a>
</text:p>
      <!--NEWS-->
      <text:h text:style-name="P10" text:outline-level="1">
<text:span text:style-name="T4">
At night air defense forces destroyed 14 Russian drones and four winged missiles</text:span>
</text:h>
      <text:p text:style-name="P4">
Author: ['АРМІЯINFORM']</text:p>
      <text:p text:style-name="P4">
Time: 2023-06-09T18:00:00-04:00</text:p>
      <text:p text:style-name="P4">
Description: The NICH 9 of the worm of the stupid of the PPO has a mutual forces of the defense of Ukrainian ... War with Ukraine 2022, the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79790-1_large.jpg" text:style-name="Internet_20_link" text:visited-style-name="Visited_20_Internet_20_Link">
179790-1_large.jpg</text:a>
']</text:p>
      <text:p text:style-name="P4">
Tags: ['STOPRUSSIA', 'АГРЕСІЯ РФ', 'ВТОРГНЕННЯ РФ', 'ОБСТРІЛ УКРАЇНИ', 'ПС ЗСУ']</text:p>
      <text:p text:style-name="P4">
Category: News</text:p>
      <!--METADATA-->
      <text:p text:style-name="P4">
<draw:frame draw:style-name="fr1" draw:name="Image12" text:anchor-type="as-char" svg:width="6.9236in" svg:height="4.366727in" draw:z-index="0">
<draw:image xlink:href="../Images/AРМІЯINFORM/2023-06-09T18-00-00-04-00/179790-1_large.jpg" xlink:type="simple" xlink:show="embed" xlink:actuate="onLoad" draw:mime-type="image/jpeg"/>
</draw:frame>
On the night of June 9, the forces and means of defense in cooperation with other components of defense forces destroyed <text:span text:style-name="T4">
 4 </text:span>
 winged missiles X-101/X-55, <text:span text:style-name="T4">
 10 </text:span>
 10 <text:span text:style-name="T4">
 Dronivhad-136/131, "Lancket" and </text:span>
 4 ** UAV Operative-tactical level "Orlan-10", SuperCam.</text:p>
      <text:p text:style-name="P4">
About it <text:a xlink:type="simple" xlink:href="https://t.me/kpszsu/2556" text:style-name="Internet_20_link" text:visited-style-name="Visited_20_Internet_20_Link">
reports</text:a>
Armed Forces Command.</text:p>
      <text:p text:style-name="P4">
During the attack, the <text:span text:style-name="T4">
 16 shock UAVs and 6 winged missiles are launched </text:span>
 Air Broadcasting.</text:p>
      <text:p text:style-name="P4">
It is noted that the occupiers struck Ukraine on military objects and objects of critical infrastructure in the period from 22:00 to 04:00.</text:p>
      <text:p text:style-name="P4">
Shahaneda launchers were carried out from the southern direction, the winged missiles-from the Caspian Sea, from the Tu-95MC strategic bombers.</text:p>
      <text:p text:style-name="P4">
Also at about 8:00 pm on June 8, the enemy struck the Black Movoda Caliber missiles on one of the civilian sites in Cherkasy region.</text:p>
      <text:p text:style-name="P4">
The Air Force of the Armed Forces of Ukraine has led to <text:span text:style-name="T4">
 20 </text:span>
 20 ** Fire Air Force on air defense, logistics, military equipment and positions of public troops over the past and current days.</text:p>
      <text:p text:style-name="P4">
News Source: <text:a xlink:type="simple" xlink:href="https://armyinform.com.ua/2023/06/09/unochi-syly-ppo-znyshhyly-14-rosijskyh-droniv-ta-chotyry-krylati-rakety/" text:style-name="Internet_20_link" text:visited-style-name="Visited_20_Internet_20_Link">
https://armyinform.com.ua/2023/06/09/unochi-syly-ppo-znyshhyly-14-rosijskyh-droniv-ta-chotyry-krylati-rakety/</text:a>
</text:p>
      <!--NEWS-->
      <text:h text:style-name="P10" text:outline-level="1">
<text:span text:style-name="T4">
7 deputies of the State Duma of the Russian Federation, who voted for recognition</text:span>
</text:h>
      <text:p text:style-name="P4">
Author: ['АРМІЯINFORM']</text:p>
      <text:p text:style-name="P4">
Time: 2023-06-09T2:00:00-04:00</text:p>
      <text:p text:style-name="P4">
Description: For the Publnoye accusations of the same francovo, the regions of the regional prosecutors Shchemokh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2023-06-08-15-30-03.jpg" text:style-name="Internet_20_link" text:visited-style-name="Visited_20_Internet_20_Link">
photo-2023-06-08-15-30-03.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3" text:anchor-type="as-char" svg:width="6.9236in" svg:height="4.149612in" draw:z-index="0">
<draw:image xlink:href="../Images/AРМІЯINFORM/2023-06-09T2-00-00-04-00/photo-2023-06-08-15-30-03.jpg" xlink:type="simple" xlink:show="embed" xlink:actuate="onLoad" draw:mime-type="image/jpeg"/>
</draw:frame>
For the public prosecution of Ivano-Frankivsk and Vinnytsia regional proceedings, seven deputies of the State Duma of the Federal Assembly of Russian Federation were found guilty of encroachment on the territorial integrity of Ukraine's invetotor. The sentences of the courts were sentenced - 15 years of imposing freedom with confiscation of property.</text:p>
      <text:p text:style-name="P4">
About it <text:a xlink:type="simple" xlink:href="https://www.gp.gov.ua/ua/posts/15-rokiv-za-gratami-zasudzeno-shhe-7-deputativ-derzdumi-rf-yaki-golosuvali-za-viznannya-psevdorespublik-lnr-ta-dnr" text:style-name="Internet_20_link" text:visited-style-name="Visited_20_Internet_20_Link">
reports</text:a>
Office of the Prosecutor General of Ukraine.</text:p>
      <text:p text:style-name="P4">
Prosecutors in court proved that the accused on February 15, 2022, the support of the resolution to appeal to the President of the Russian Federation to recognize the "independence" of self -proclaimed "Donetsk and Luhansk People's Republics" as independent, sovereign and independent states.</text:p>
      <text:p text:style-name="P4">
On February 22, 2022, deputies supported the ratification of friendship, cooperation and mutual assistance between the Russian Federation and the so -called "DNR" and "LNR".</text:p>
      <text:p text:style-name="P4">
Thus, they committed deliberate actions in order to change the boundaries of the territory and the State Border of Ukraine for violation of the order established by the Constitution of Ukraine, which brought to the death of people and other serious consequences.</text:p>
      <text:p text:style-name="P4">
Special pre -trial investigations in criminal proceedings were carried out by the SBU.</text:p>
      <text:p text:style-name="P4">
News Source: <text:a xlink:type="simple" xlink:href="https://armyinform.com.ua/2023/06/09/7-deputativ-derzhdumy-rf-yaki-golosuvaly-za-vyznannya-psevdorespublik-lnr-ta-dnr-zasudzheno-na-15-rokiv/" text:style-name="Internet_20_link" text:visited-style-name="Visited_20_Internet_20_Link">
https://armyinform.com.ua/2023/06/09/7-deputativ-derzhdumy-rf-yaki-golosuvaly-za-vyznannya-psevdorespublik-lnr-ta-dnr-zasudzheno-na-15-rokiv/</text:a>
</text:p>
      <!--NEWS-->
      <text:h text:style-name="P10" text:outline-level="1">
<text:span text:style-name="T4">
The ZPP continues to pump water to cool from the Kakhovka reservoir, although its level is already lower than the critical mark</text:span>
</text:h>
      <text:p text:style-name="P4">
Author: ['АРМІЯINFORM']</text:p>
      <text:p text:style-name="P4">
Time: 2023-06-09T47:00:00-04:00</text:p>
      <text:p text:style-name="P4">
Description: Ryven Derry at the Water School, having fallen by approximately 4.1 m Pislya Pіdriva Dambi, that reached the dea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Category: News</text:p>
      <!--METADATA-->
      <text:p text:style-name="P4">
<draw:frame draw:style-name="fr1" draw:name="Image14" text:anchor-type="as-char" svg:width="6.9236in" svg:height="4.615733in" draw:z-index="0">
<draw:image xlink:href="../Images/AРМІЯINFORM/2023-06-09T47-00-00-04-00/8-20.jpg" xlink:type="simple" xlink:show="embed" xlink:actuate="onLoad" draw:mime-type="image/jpeg"/>
</draw:frame>
Illustrative photo</text:p>
      <text:p text:style-name="P4">
The water level in the reservoir fell approximately 4.1 m after the dam and the reached point of 12.7 m at 18:00 today. The hourly rate of loss remains in the range of 4-7 cm/h.</text:p>
      <text:p text:style-name="P4">
About it <text:a xlink:type="simple" xlink:href="https://t.me/shtab_kakhovska_hes/227" text:style-name="Internet_20_link" text:visited-style-name="Visited_20_Internet_20_Link">
reports</text:a>
The headquarters of the elimination of the Kakhovskaya hydroelectric power station by Russian terrorists.</text:p>
      <text:p text:style-name="P4">
◼️ZaS has the ability to pump water from the tank even after its level falls below 12.7 m. Probably pumps can operate at a level of 11 m or below.</text:p>
      <text:p text:style-name="P4">
In these difficult circumstances, this gives extra time before the possible transition of a heater water supply, including a large consolidator pond nearby.</text:p>
      <text:p text:style-name="P4">
It is no less no less nuclear safety remains stupid and potentially dangerous.</text:p>
      <text:p text:style-name="P4">
◼️To it is better to evaluate the situation, IAEA experts have invited access to the location of the water level in the reservoir and to the outlet of the ZTO, which is adjacent.</text:p>
      <text:p text:style-name="P4">
News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15 years will be held behind the lattice by the DNR fighter who robbed houses in Kakhovka</text:span>
</text:h>
      <text:p text:style-name="P4">
Author: ['АРМІЯINFORM']</text:p>
      <text:p text:style-name="P4">
Time: 2023-06-09T49:00:00-04:00</text:p>
      <text:p text:style-name="P4">
Description: Service of the Bezpeki Zibrazov Base for the Shchel of one Member of the Teroristic Organiz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15" text:anchor-type="as-char" svg:width="6.9236in" svg:height="4.367194in" draw:z-index="0">
<draw:image xlink:href="../Images/AРМІЯINFORM/2023-06-09T49-00-00-04-00/a8879da467f5ef3186c59aa101cecbce_id76321_1300x820_141_650x410.jpg" xlink:type="simple" xlink:show="embed" xlink:actuate="onLoad" draw:mime-type="image/jpeg"/>
</draw:frame>
Illustrative photo</text:p>
      <text:p text:style-name="P4">
The Security Service has collected a evidence of another participant in the DNR terrorist organization, which fought on the side of the aggressor country and committed the crimes of the counter-residents of Kherson region.</text:p>
      <text:p text:style-name="P4">
Together with the Russian troops, he actively participated in the captured kakhovka and robbing of local dwellings in 2022. During robbery, he used weapons and threatened murder in the event of resistance.</text:p>
      <text:p text:style-name="P4">
In this way, the racists "brought out" from the premises of citizens everything - from household appliances to money and other valuable things.</text:p>
      <text:p text:style-name="P4">
The attacker was captured by Ukrainian defenders last December during the Kherson direction.</text:p>
      <text:p text:style-name="P4">
According to the materials of the Ukrainian special service, the court appointed him 15 years in prison.</text:p>
      <text:p text:style-name="P4">
As the investigation was established, a fighter was a resident of Donetsk, who at the beginning of a full-scale invasion initiatively joined the ranks of the 9th Regiment of the Marine Infantry of the 1st Army Corps of the Russian Federation.</text:p>
      <text:p text:style-name="P4">
While in the post of Senior Sagittarius of the enemy unit, he fired the defense forces on the Eastern Front.</text:p>
      <text:p text:style-name="P4">
He was later transferred to a temporarily captured part of Kherson region.</text:p>
      <text:p text:style-name="P4">
On the basis of the evidence collected, the court found the attacker guilty of three articles of the Criminal Code of Ukraine:</text:p>
      <ul>
        <li>
Part 1 of Art. 438(violation of the laws and customs of war); * h. 2 s. 111(a state betrayal committed in a state of martial law); * h 5 p. 260(Participation in the activities not provided by law of armed formations).</li>
      </ul>
      <text:p text:style-name="P4">
Служба безпеки наголошує на невідворотності покарання за злочини проти нашоїдержави.</text:p>
      <text:p text:style-name="P4">
Комплексні заходи проводили співробітники СБУ в Херсонській області увзаємодії з підрозділами Збройних Сил України за процесуального керівництваХерсонської обласної прокуратури.</text:p>
      <text:p text:style-name="P4">
<text:span text:style-name="T4">
Джерело:</text:span>
 <text:a xlink:type="simple" xlink:href="https://ssu.gov.ua/novyny/za-materialamy-sbu-15-rokiv-za-gratamy-provede-boiovyk-dnr-yakyi-hrabuvav-budynky-v-kakhovtsi" text:style-name="Internet_20_link" text:visited-style-name="Visited_20_Internet_20_Link">
<text:span text:style-name="T5">
СБУ</text:span>
</text:a>
</text:p>
      <text:p text:style-name="P4">
News Source: <text:a xlink:type="simple" xlink:href="https://armyinform.com.ua/2023/06/09/15-rokiv-provede-za-gratamy-bojovyk-dnr-yakyj-grabuvav-budynky-v-kahovczi/" text:style-name="Internet_20_link" text:visited-style-name="Visited_20_Internet_20_Link">
https://armyinform.com.ua/2023/06/09/15-rokiv-provede-za-gratamy-bojovyk-dnr-yakyj-grabuvav-budynky-v-kahovczi/</text:a>
</text:p>
      <!--NEWS-->
      <text:h text:style-name="P10" text:outline-level="1">
<text:span text:style-name="T4">
The main narratives that promote the Russian media on the war of the Russian Federation against Ukraine</text:span>
</text:h>
      <text:p text:style-name="P4">
Author: ['АРМІЯINFORM']</text:p>
      <text:p text:style-name="P4">
Time: 2023-06-09T4:00:00-04:00</text:p>
      <text:p text:style-name="P4">
Description: The Center for the Wizin -Format at the RNBO of Ukrainian, ShO Rosiyci Snmi is sew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2235155_219884174211245_8497315553167675056_n.jpg" text:style-name="Internet_20_link" text:visited-style-name="Visited_20_Internet_20_Link">
352235155_219884174211245_8497315553167675056_n.jpg</text:a>
']</text:p>
      <text:p text:style-name="P4">
Tags: ['НАРАТИВ', 'ЦЕНТР ПРОТИДІЇ ДЕЗІНФОРМАЦІЇ ПРИ РНБО УКРАЇНИ']</text:p>
      <text:p text:style-name="P4">
Category: News</text:p>
      <!--METADATA-->
      <text:p text:style-name="P4">
<draw:frame draw:style-name="fr1" draw:name="Image16" text:anchor-type="as-char" svg:width="6.9236in" svg:height="6.9236in" draw:z-index="0">
<draw:image xlink:href="../Images/AРМІЯINFORM/2023-06-09T4-00-00-04-00/352235155_219884174211245_8497315553167675056_n.jpg" xlink:type="simple" xlink:show="embed" xlink:actuate="onLoad" draw:mime-type="image/jpeg"/>
</draw:frame>
Center for Combating Misinformation in NSPO of Ukraine <text:a xlink:type="simple" xlink:href="https://www.facebook.com/protydiyadezinformatsiyi.cpd/posts/pfbid0JXoUbgyGdjeHzbgA5njFsgzosGDUSMvTM97gLGpaME9Q5SSkcTKg2VMdFevZnetNl" text:style-name="Internet_20_link" text:visited-style-name="Visited_20_Internet_20_Link">
report</text:a>
It is that the Russian media is spreading narratives, which is declared by the Security Council of Rfnikola Patrushev, saying "the United States does not allow the conflict in Ukraine to be completed with peaceful intervals."</text:p>
      <text:p text:style-name="P4">
Patrushev also stated that "the peoples of Ukraine and Russia are not interested in the conflict."</text:p>
      <text:p text:style-name="P4">
The power of the terrorist country continues to exist in parallel reality and to submit a narrative, as if Ukrainians and Russians-"brotherly peoples" who want to be in peace.</text:p>
      <text:p text:style-name="P4">
In addition, this narrative is sometimes transformed into a "single people".</text:p>
      <text:p text:style-name="P4">
Such statements of the Russian Federation continue to deny the existence of Ukraine as a separate subject and to offset Ukrainian statehood.</text:p>
      <text:p text:style-name="P4">
News Source: <text:a xlink:type="simple" xlink:href="https://armyinform.com.ua/2023/06/09/osnovni-naratyvy-shho-prosuvayut-rosijski-zmi-shhodo-vijny-rf-proty-ukrayiny/" text:style-name="Internet_20_link" text:visited-style-name="Visited_20_Internet_20_Link">
https://armyinform.com.ua/2023/06/09/osnovni-naratyvy-shho-prosuvayut-rosijski-zmi-shhodo-vijny-rf-proty-ukrayiny/</text:a>
</text:p>
      <!--NEWS-->
      <text:h text:style-name="P10" text:outline-level="1">
<text:span text:style-name="T4">
In Ukraine, the first payments for housing repairs have started: Equinal</text:span>
</text:h>
      <text:p text:style-name="P4">
Author: ['АРМІЯINFORM']</text:p>
      <text:p text:style-name="P4">
Time: 2023-06-09T51:00:00-04:00</text:p>
      <text:p text:style-name="P4">
Description: In Ukraine, Pershi Viplity Duphumes began to repair Zhitl in sign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16_420.jpg" text:style-name="Internet_20_link" text:visited-style-name="Visited_20_Internet_20_Link">
16_420.jpg</text:a>
']</text:p>
      <text:p text:style-name="P4">
Tags: ['ГРОШОВІ ВИПЛАТИ', 'ЄВІДНОВЛЕННЯ', 'КОМПЕНСАЦІЯ ЗА ЖИТЛО', 'КОМПЕНСАЦІЯ ЗА ЗРУЙНОВАНЕ ЖИТЛО']</text:p>
      <text:p text:style-name="P4">
Category: News</text:p>
      <!--METADATA-->
      <text:p text:style-name="P4">
<draw:frame draw:style-name="fr1" draw:name="Image17" text:anchor-type="as-char" svg:width="6.9236in" svg:height="3.956343in" draw:z-index="0">
<draw:image xlink:href="../Images/AРМІЯINFORM/2023-06-09T51-00-00-04-00/16_420.jpg" xlink:type="simple" xlink:show="embed" xlink:actuate="onLoad" draw:mime-type="image/jpeg"/>
</draw:frame>
Illustrative photo</text:p>
      <text:p text:style-name="P4">
In Ukraine, the first payments for housing repair within the program of renewal have started. It will be received by 8 applicants from two communities in Kyiv and Donetsk. The total amount of accrued funds is over UAH 847 thousand.</text:p>
      <text:p text:style-name="P4">
About it <text:a xlink:type="simple" xlink:href="https://www.facebook.com/Ministry.for.restoration/posts/pfbid0RSpcFtMhcL9qY7j5wokWjVshoSMB4S77cai1s3pwYADYUy7dGJMLWT1abYhc2iPtl" text:style-name="Internet_20_link" text:visited-style-name="Visited_20_Internet_20_Link">
reports</text:a>
Ministry of Community Development, Territories and Infrastructure on Facebook.</text:p>
      <text:p text:style-name="P4">
“8 applicants of the Starpine community of Kyiv region and the Selidovsky community of Donetsk region will receive monetary assistance for small repair of their own housing. The total amount of accrued funds is over UAH 847 thousand.</text:p>
      <text:p text:style-name="P4">
One of the applicants who will receive financial assistance will be a 78-year-old resident of the Caselidov community of Donetsk region. She applied for assistance through the application.</text:p>
      <text:p text:style-name="P4">
This story is a testament to the success of digitalization of services for the population of the service of the service is a renewal in action, ”the message reads.</text:p>
      <text:p text:style-name="P4">
The Ministry notes that since the launch of the program, 17 374 applications have been submitted on 10th 374 applications, as well as 444 commissions.</text:p>
      <text:p text:style-name="P4">
It is also noted that the start of payments is possible only after the creation of commissions of communities and promptly considered applications. But there is a list of communities, delayed work on consideration of applications has almost not begun.</text:p>
      <text:p text:style-name="P4">
“We urge local government bodies that have not started to work for compensation applications for housing recovery, and accelerate their work. It depends on whether Ukrainians will be able to get help in the shortfall for preparing their home for autumn-winterfields, ”the ministry said.</text:p>
      <text:p text:style-name="P4">
You can find out more about being on the program website <text:a xlink:type="simple" xlink:href="https://l.facebook.com/l.php" text:style-name="Internet_20_link" text:visited-style-name="Visited_20_Internet_20_Link">
https://erecovery.diia.gov.ua/</text:a>
Additional information can also be obtained by contacting a special government -owned line 1545(button 2)or chatbots of the government contact center by loving:Facebook - <text:a xlink:type="simple" xlink:href="https://www.facebook.com/kontactcentre" text:style-name="Internet_20_link" text:visited-style-name="Visited_20_Internet_20_Link">
https://www.facebook.com/kontactcentre/</text:a>
In addition, you can contact the support team <text:a xlink:type="simple" xlink:href="https://www.facebook.com/diia.gov.ua" text:style-name="Internet_20_link" text:visited-style-name="Visited_20_Internet_20_Link">
Action</text:a>
Send a message on Facebook, Telegram and Viber pages.</text:p>
      <text:p text:style-name="P4">
News Source: <text:a xlink:type="simple" xlink:href="https://armyinform.com.ua/2023/06/09/v-ukrayini-startuvaly-pershi-vyplaty-dopomogy-na-remont-zhytla-yevidnovlennya/" text:style-name="Internet_20_link" text:visited-style-name="Visited_20_Internet_20_Link">
https://armyinform.com.ua/2023/06/09/v-ukrayini-startuvaly-pershi-vyplaty-dopomogy-na-remont-zhytla-yevidnovlennya/</text:a>
</text:p>
      <!--NEWS-->
      <text:h text:style-name="P10" text:outline-level="1">
<text:span text:style-name="T4">
During the last day, the Russians have inflicted 7 rocket launchers and 43 aviation strikes in Ukraine - there are victims</text:span>
</text:h>
      <text:p text:style-name="P4">
Author: ['АРМІЯINFORM']</text:p>
      <text:p text:style-name="P4">
Time: 2023-06-09T53:00:00-04:00</text:p>
      <text:p text:style-name="P4">
Description: About the General Headquarters of the ZS Ukrainian. “The CHOTIRAST RIMETY RAMS ... The war with Ukraine 2022, the war with Ukraine is the latest news today, the news war with Ukraine 2022 The last for today, will there be a war between Ukraine and Russia, and when, there will be a war with Ukraine in 2022, will it be or not, whether it will be, will it be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18" text:anchor-type="as-char" svg:width="6.9236in" svg:height="3.893007in" draw:z-index="0">
<draw:image xlink:href="../Images/AРМІЯINFORM/2023-06-09T53-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The four hundred seventy -first days of large -scale armed aggression of the Russian Federation against our country began.</text:p>
      <text:p text:style-name="P4">
This day, at night, the Russian Federation has inflicted on the next missile room for Ukraine, the detailed information will be published later.</text:p>
      <text:p text:style-name="P4">
Over the past day, the enemy caused 7 rocket launchers, 2 of which - at the peaceful city and 43 aviation strikes, made 79 shelling of jet system fire fire at the positions of our troops and settlements. There is a victim of civilians.</text:p>
      <text:p text:style-name="P4">
The likelihood of missile and aviation strikes throughout Ukraine is high, ”the message reads.</text:p>
      <text:p text:style-name="P4">
News Source: <text:a xlink:type="simple" xlink:href="https://armyinform.com.ua/2023/06/09/protyagom-mynuloyi-doby-rosiyany-zavdaly-7-raketnyh-ta-43-aviaczijnyh-udary-po-ukrayini-ye-postrazhdali/" text:style-name="Internet_20_link" text:visited-style-name="Visited_20_Internet_20_Link">
https://armyinform.com.ua/2023/06/09/protyagom-mynuloyi-doby-rosiyany-zavdaly-7-raketnyh-ta-43-aviaczijnyh-udary-po-ukrayini-ye-postrazhdali/</text:a>
</text:p>
      <!--NEWS-->
      <text:h text:style-name="P10" text:outline-level="1">
<text:span text:style-name="T4">
Defense forces in the past day destroyed 6 enemy shock and 4 reconnaissance UAVs</text:span>
</text:h>
      <text:p text:style-name="P4">
Author: ['АРМІЯINFORM']</text:p>
      <text:p text:style-name="P4">
Time: 2023-06-09T55: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ГРЕСІЯ РФ', 'БПЛА', 'ВТОРГНЕННЯ РФ', 'ГЕНШТАБ ЗС УКРАЇНИ', 'ГШ ЗСУ']</text:p>
      <text:p text:style-name="P4">
Category: News</text:p>
      <!--METADATA-->
      <text:p text:style-name="P4">
<draw:frame draw:style-name="fr1" draw:name="Image19" text:anchor-type="as-char" svg:width="6.9236in" svg:height="4.292632in" draw:z-index="0">
<draw:image xlink:href="../ConvertedIMGs/AРМІЯINFORM/2023-06-09T55-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Aviation of defense forces over the past day has struck 19 beats in the areas of concentration of the personal staff and 2-on the anti-aircraft missile complexes of the enemy.</text:p>
      <text:p text:style-name="P4">
6 shock and 4 reconnaissance UAVs of different types were destroyed.</text:p>
      <text:p text:style-name="P4">
The departments of missile troops and artillery have affected 5 points of management, 6 areas of concentration of live power, weapons and military equipment, 2 anti-aircraft missile complexes, 8 artillery units of console positions and 2 more important objects of the enemy, ”the testimony said.</text:p>
      <text:p text:style-name="P4">
News Source: <text:a xlink:type="simple" xlink:href="https://armyinform.com.ua/2023/06/09/syly-oborony-znyshhyly-6-vorozhyh-udarnyh-ta-4-rozviduvalnyh-bpla/" text:style-name="Internet_20_link" text:visited-style-name="Visited_20_Internet_20_Link">
https://armyinform.com.ua/2023/06/09/syly-oborony-znyshhyly-6-vorozhyh-udarnyh-ta-4-rozviduvalnyh-bpla/</text:a>
</text:p>
      <!--NEWS-->
      <text:h text:style-name="P10" text:outline-level="1">
<text:span text:style-name="T4">
The aggressive war of the Russian Federation against Ukraine began as a carefully planned information war - the resolution of the European Parliament</text:span>
</text:h>
      <text:p text:style-name="P4">
Author: ['АРМІЯINFORM']</text:p>
      <text:p text:style-name="P4">
Time: 2023-06-09T57:00:00-04:00</text:p>
      <text:p text:style-name="P4">
Description: “The aggressive of VIINA Rosії Aggressed Yak, the yak was gestedly planning that aggressively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yevroparlament.jpg" text:style-name="Internet_20_link" text:visited-style-name="Visited_20_Internet_20_Link">
yevroparlament.jpg</text:a>
']</text:p>
      <text:p text:style-name="P4">
Tags: ['STOPRUSSIA', 'АГРЕСІЯ РФ', 'ВТОРГНЕННЯ РФ', 'ЄВРОПАРЛАМЕНТ', 'РЕЗОЛЮЦІЯ ЄС']</text:p>
      <text:p text:style-name="P4">
Category: News</text:p>
      <!--METADATA-->
      <text:p text:style-name="P4">
<draw:frame draw:style-name="fr1" draw:name="Image20" text:anchor-type="as-char" svg:width="6.9236in" svg:height="3.956343in" draw:z-index="0">
<draw:image xlink:href="../Images/AРМІЯINFORM/2023-06-09T57-00-00-04-00/yevroparlament.jpg" xlink:type="simple" xlink:show="embed" xlink:actuate="onLoad" draw:mime-type="image/jpeg"/>
</draw:frame>
"Russia's aggressive war against Ukraine has begun as a carefully planned information warfare" - the resolution of the European Parliament is a prominent intervention in all democratic processes in the EC, including misinformation.</text:p>
      <text:p text:style-name="P4">
Read the full text of the resolution in English <text:a xlink:type="simple" xlink:href="https://www.europarl.europa.eu/doceo/document/TA-9-2023-0219_EN.html" text:style-name="Internet_20_link" text:visited-style-name="Visited_20_Internet_20_Link">
Land.</text:a>
</text:p>
      <text:p text:style-name="P4">
News Source: <text:a xlink:type="simple" xlink:href="https://armyinform.com.ua/2023/06/09/agresyvna-vijna-rf-proty-ukrayiny-pochalasya-yak-retelno-splanovana-informaczijna-vijna-rezolyucziya-yevroparlamentu/" text:style-name="Internet_20_link" text:visited-style-name="Visited_20_Internet_20_Link">
https://armyinform.com.ua/2023/06/09/agresyvna-vijna-rf-proty-ukrayiny-pochalasya-yak-retelno-splanovana-informaczijna-vijna-rezolyucziya-yevroparlamentu/</text:a>
</text:p>
      <!--NEWS-->
      <text:h text:style-name="P10" text:outline-level="1">
<text:span text:style-name="T4">
Dmytro Kuleba discussed military assistance with the US Secretary of State and undermining the Kakhovka Hydroelectric Power</text:span>
</text:h>
      <text:p text:style-name="P4">
Author: ['АРМІЯINFORM']</text:p>
      <text:p text:style-name="P4">
Time: 2023-06-09T59:00:00-04:00</text:p>
      <text:p text:style-name="P4">
Description: The Ministry of Law Formation of the Herds of Ukraine Dmitro Kuleba, having discussed Zhzzh Secretary of the United States Enton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ssha_ukr.jpg" text:style-name="Internet_20_link" text:visited-style-name="Visited_20_Internet_20_Link">
ssha_ukr.jpg</text:a>
']</text:p>
      <text:p text:style-name="P4">
Tags: ['ВІЙНА', 'ВІЙСЬКОВА ДОПОМОГА УКРАЇНІ', 'ДЕРЖАВНИЙ СЕКРЕТАР США ЕНТОНІ\xa0БЛІНКЕН', 'ДМИТРО КУЛЕБА', 'КАХОВСЬКА ГЕС', 'САМІТ НАТО']</text:p>
      <text:p text:style-name="P4">
Category: News</text:p>
      <!--METADATA-->
      <text:p text:style-name="P4">
<draw:frame draw:style-name="fr1" draw:name="Image21" text:anchor-type="as-char" svg:width="6.9236in" svg:height="4.32725in" draw:z-index="0">
<draw:image xlink:href="../Images/AРМІЯINFORM/2023-06-09T59-00-00-04-00/ssha_ukr.jpg" xlink:type="simple" xlink:show="embed" xlink:actuate="onLoad" draw:mime-type="image/jpeg"/>
</draw:frame>
Minister of Foreign Affairs of Ukraine Dmytro Kuleba discussed with US Secretary of State, USAUENton Blinken provision of military assistance and the consequences of the destruction of Kakhovskaya HEP.</text:p>
      <text:p text:style-name="P4">
About this <text:a xlink:type="simple" xlink:href="https://mfa.gov.ua/news/minister-foreign-affairs-ukraine-dmytro-kuleba-had-telephone-call-us-secretary-state-antony-blinken" text:style-name="Internet_20_link" text:visited-style-name="Visited_20_Internet_20_Link">
it is referred</text:a>
on the website of foreign affairs of Ukraine.</text:p>
      <text:p text:style-name="P4">
"The United States helps us to mitigate the effects of the Kakhovsky catastrophe caused by the Russians. We have paid attention to the issues of providing military assistance, ”the testimony reads.</text:p>
      <text:p text:style-name="P4">
Dmytro Kuleba also stressed that the United States will continue to make the efforts of supplying more weapons and ammunition.</text:p>
      <text:p text:style-name="P4">
The parties also discussed the expected results <text:a xlink:type="simple" xlink:href="https://armyinform.com.ua/2022/11/09/nastupnyj-samit-nato-vidbudetsya-vlitku-2023-roku-v-lytvi/" text:style-name="Internet_20_link" text:visited-style-name="Visited_20_Internet_20_Link">
Sumitunato</text:a>
that will take place in Vilnius on July 11-12, 2023.</text:p>
      <text:p text:style-name="P4">
We will remind, earlier Dmytro Kuleba <text:a xlink:type="simple" xlink:href="https://armyinform.com.ua/2023/05/31/u-mzs-ukrayiny-nazvaly-try-kroky-dlya-uspishnogo-samitu-nato-u-vilnyusi/" text:style-name="Internet_20_link" text:visited-style-name="Visited_20_Internet_20_Link">
voiced</text:a>
"Three steps to success Sumitunato in Vilnius": to strengthen the institutional links and assistance between Ukraine to Tanato; take a step towards Ukraine's membership in NATO; Provide security guarantees for NATO.</text:p>
      <text:p text:style-name="P4">
News Source: <text:a xlink:type="simple" xlink:href="https://armyinform.com.ua/2023/06/09/dmytro-kuleba-obgovoryv-z-derzhsekretarem-ssha-vijskovu-dopomogu-ta-pidryv-kahovskoyi-ges/" text:style-name="Internet_20_link" text:visited-style-name="Visited_20_Internet_20_Link">
https://armyinform.com.ua/2023/06/09/dmytro-kuleba-obgovoryv-z-derzhsekretarem-ssha-vijskovu-dopomogu-ta-pidryv-kahovskoyi-ges/</text:a>
</text:p>
      <!--NEWS-->
      <text:h text:style-name="P10" text:outline-level="1">
<text:span text:style-name="T4">
The Ministry of Defense begins to operate an accelerator of innovative development</text:span>
</text:h>
      <text:p text:style-name="P4">
Author: ['АРМІЯINFORM']</text:p>
      <text:p text:style-name="P4">
Time: 2023-06-09T68:00:00-04:00</text:p>
      <text:p text:style-name="P4">
Description: Mainstr defense of Ukraine Oleksiy Reznikov, after the order about the dullness of the accelerator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023-06-10-09.16.08.jpg" text:style-name="Internet_20_link" text:visited-style-name="Visited_20_Internet_20_Link">
2023-06-10-09.16.08.jpg</text:a>
']</text:p>
      <text:p text:style-name="P4">
Tags: ['АКСЕЛЕРАТОР', 'МІНОБОРОНИ', 'ОВТ']</text:p>
      <text:p text:style-name="P4">
Category: News</text:p>
      <!--METADATA-->
      <text:p text:style-name="P4">
<draw:frame draw:style-name="fr1" draw:name="Image22" text:anchor-type="as-char" svg:width="6.9236in" svg:height="2.890603in" draw:z-index="0">
<draw:image xlink:href="../Images/AРМІЯINFORM/2023-06-09T68-00-00-04-00/2023-06-10-09.16.08.jpg" xlink:type="simple" xlink:show="embed" xlink:actuate="onLoad" draw:mime-type="image/jpeg"/>
</draw:frame>
The Minister of Defense of Ukraine Oleksiy Reznikov signed an order for the formation of an aclector of innovative development. The same order approved the consulting and advisory body.</text:p>
      <text:p text:style-name="P4">
Innovative development accelerator is a permanent advisory and advisory organ, designed to organize and implement projects in the field of scientific and technical activity of the department.</text:p>
      <text:p text:style-name="P4">
The newly formed structure will implement and implement strategies, programs, projects and processes, "accelerate" the development of innovative capabilities of the units of the Ministry of Defense and the Armed Forces of Ukraine. In addition, the accelerator is a stanmaid site for the search for modern new samples of weapons and military equipment, information and communication technologies. One of the directions of its activity provides for the improvement of mechanisms for providing goods, works, and defense services. The accelerator is primarily directed by Ukrainian manufacturers and developers.</text:p>
      <ul>
        <li>
The Ministry of Defense is now not just a consumer of products, but a partner in the development, production and supply of the best equipment and weapons for the best army in the world - the Armed Forces of Ukraine. We become more open not only for OVT developers, but also for enterprises, specialists, investors who want to cooperate with the Ministry of Defense of Ukraine. Those who have an idea of work, who already have finished products, but they do not know "in a way to knock" - for them the accelerator will become the "only window of entrance" of the Domino defense. The accelerator has its web platform - an information resource that enforces its activities. De facto, the team has already worked for a while, showed a good result and we have fixed this activity normatively de jure. We reflect Russian aggression today with Ukrainian manufacturers, and build the Ukrainian army of "tomorrow" model,-Alexeyreznikov commented.</li>
      </ul>
      <text:p text:style-name="P4">
According to the minister, the organizational accelerator of the Ministry of Defense is modern administrative methods and IT solutions. It will accelerate the work on processing from the developers of technical innovations, their evaluation and further promotion of the path of admission to operation.The composition of the advisory and advisory body is 13 people. He will be headed by his Deputy Defense Minister of Ukraine Volodymyr Gavrilov. The work will be coordinated by Sergiloboyko, the State Expert of the Directorate of Digitalization, Digital Development, Digital Transformations and Cybersecurity in the Field of Defense of the Ministry of Defense of Ukraine.</text:p>
      <text:p text:style-name="P4">
The accelerator of innovative development and the Ministry of Defense invites to cooperates of OVT developers, which have samples of high level of technological readiness.</text:p>
      <text:p text:style-name="P4">
The most relevant for the Armed Forces today, in particular, are unmanned systems, communication systems, intelligence and analytics of the data collected. Also necessary innovations in the direction of modernization and improvement of the efficiency of boobs and samples of OVT, weapons on new principles of action.</text:p>
      <text:p text:style-name="P4">
The Ministry of Defense of Ukraine may be offered by the Ministry of Defense of Ukraine, as well as enterprises of private or state ownership.</text:p>
      <text:p text:style-name="P4">
Those who want to join the innovative development team of the Ministry of Defense of Ukraine should fill in the corresponding <text:a xlink:type="simple" xlink:href="https://docs.google.com/forms/d/1-9nKQCCeLAzFx6qUgA9sOreGJ0w0CrqxgyhSm22rN-8/edit" text:style-name="Internet_20_link" text:visited-style-name="Visited_20_Internet_20_Link">
questionnaire</text:a>
.</text:p>
      <text:p text:style-name="P4">
News Source: <text:a xlink:type="simple" xlink:href="https://armyinform.com.ua/2023/06/09/u-minoborony-rozpochynaye-diyaty-akselerator-innovaczijnogo-rozvytku/" text:style-name="Internet_20_link" text:visited-style-name="Visited_20_Internet_20_Link">
https://armyinform.com.ua/2023/06/09/u-minoborony-rozpochynaye-diyaty-akselerator-innovaczijnogo-rozvytku/</text:a>
</text:p>
      <!--NEWS-->
      <text:h text:style-name="P10" text:outline-level="1">
<text:span text:style-name="T4">
The Armed Forces call the residents of the Left Bank of Kherson region to transfer data on changes in the positions of the occupiers</text:span>
</text:h>
      <text:p text:style-name="P4">
Author: ['АРМІЯINFORM']</text:p>
      <text:p text:style-name="P4">
Time: 2023-06-09T6:00:00-04:00</text:p>
      <text:p text:style-name="P4">
Description: The village at 8 worms 2023 through the PIDRIVed by the Rosiyki Vіsyski of the Kakhovo Ges PD water ... the war with Ukraine 2022, the war with Ukraine is the latest news today, the news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0-14.jpg" text:style-name="Internet_20_link" text:visited-style-name="Visited_20_Internet_20_Link">
10-14.jpg</text:a>
']</text:p>
      <text:p text:style-name="P4">
Tags: ['STOPRUSSIA', 'АГРЕСІЯ РФ', 'ВТОРГНЕННЯ РФ']</text:p>
      <text:p text:style-name="P4">
Category: News</text:p>
      <!--METADATA-->
      <text:p text:style-name="P4">
<draw:frame draw:style-name="fr1" draw:name="Image23" text:anchor-type="as-char" svg:width="6.9236in" svg:height="4.615733in" draw:z-index="0">
<draw:image xlink:href="../Images/AРМІЯINFORM/2023-06-09T6-00-00-04-00/10-14.jpg" xlink:type="simple" xlink:show="embed" xlink:actuate="onLoad" draw:mime-type="image/jpeg"/>
</draw:frame>
Illustrative photo</text:p>
      <text:p text:style-name="P4">
As of June 8, 2023, due to the undergraded Russian troops of the Kakhovka hydroelectric power station, about 600 square kilometers of the territory were a carriage, due to the more than the positions of the occupation troops along the Dnieper, there were numerous losses of personnel and equipment, as well as shift of the defense line.</text:p>
      <text:p text:style-name="P4">
About it <text:a xlink:type="simple" xlink:href="https://sprotyv.mod.gov.ua/syly-oborony-ukrayiny-zaklykayut-meshkantsiv-tot-peredavaty-dani-pro-zminy-pozytsij-okupatsijnyh-vijsk-v-naslidok-pidryvu-kahovskoyi-ges/" text:style-name="Internet_20_link" text:visited-style-name="Visited_20_Internet_20_Link">
reports</text:a>
Center for National Resistance.</text:p>
      <text:p text:style-name="P4">
“At the moment, the Russian units have departed from 5 to 15 kilometers from the flooding zone, as well as relocated part of the personnel composition from the concentration points in Oleshki and bare pier.</text:p>
      <text:p text:style-name="P4">
In order to increase the effectiveness of the Defense Forces of Ukraine in the region, the necessary reference and additional information about the movement and new positions of Occupation Yvsk, so reports on the movement of equipment, apartment personnel, collaborators, headquarters, warehouses and any other useful information will help with the enemy, "-it is said in the message.</text:p>
      <text:p text:style-name="P4">
We remind you that you can safely transmit information to the military with the help of a bot - a bot <text:a xlink:type="simple" xlink:href="https://t.me/evorog_bot" text:style-name="Internet_20_link" text:visited-style-name="Visited_20_Internet_20_Link">
evorog</text:a>
.</text:p>
      <text:p text:style-name="P4">
News Source: <text:a xlink:type="simple" xlink:href="https://armyinform.com.ua/2023/06/09/zsu-zaklykayut-meshkancziv-livoberezhzhya-hersonshhyny-peredavaty-dani-pro-zminy-pozyczij-okupantiv/" text:style-name="Internet_20_link" text:visited-style-name="Visited_20_Internet_20_Link">
https://armyinform.com.ua/2023/06/09/zsu-zaklykayut-meshkancziv-livoberezhzhya-hersonshhyny-peredavaty-dani-pro-zminy-pozyczij-okupantiv/</text:a>
</text:p>
      <!--NEWS-->
      <text:h text:style-name="P10" text:outline-level="1">
<text:span text:style-name="T4">
45 days instead of 2 years: now the latest technologies will be introduced in the Armed Forces much faster</text:span>
</text:h>
      <text:p text:style-name="P4">
Author: ['Євген Проворний']</text:p>
      <text:p text:style-name="P4">
Time: 2023-06-09T70:00:00-04:00</text:p>
      <text:p text:style-name="P4">
Description: The trauma of the KOKO ROKOSTRY Mainstr Defense of Ukraine Volodymyr Gavrilov PID HAS PLAC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09-15.48.53-scaled.jpg" text:style-name="Internet_20_link" text:visited-style-name="Visited_20_Internet_20_Link">
2023-06-09-15.48.53-scaled.jpg</text:a>
',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ОВТ']</text:p>
      <text:p text:style-name="P4">
Category: News</text:p>
      <!--METADATA-->
      <text:p text:style-name="P4">
<draw:frame draw:style-name="fr1" draw:name="Image24" text:anchor-type="as-char" svg:width="6.9236in" svg:height="3.894525in" draw:z-index="0">
<draw:image xlink:href="../Images/AРМІЯINFORM/2023-06-09T70-00-00-04-00/2023-06-09-15.48.53-scaled.jpg" xlink:type="simple" xlink:show="embed" xlink:actuate="onLoad" draw:mime-type="image/jpeg"/>
</draw:frame>
In May this year, Deputy Minister of Defense of Ukraine Volodymyr Gavrilov during the launch of the Brave1 platform declared that Ukraine will win a numerous enemy of the war of war thanks to technology.</text:p>
      <text:p text:style-name="P4">
_ “Ukrainians who have unique ideas that could significantly strengthen the domestic defense sector are not always well informed. In combination with bureaucracy, this leads to the use of our resources at a minimum, ”said then the office.</text:p>
      <text:p text:style-name="P4">
<text:span text:style-name="T5">
Pramena stubbornness in the introduction of the latest developments is a problem that exists not only in Ukraine. As a tool for accelerating the corresponding processes, our Western partners have organized in their countries accelerator innovations.</text:span>
</text:p>
      <text:p text:style-name="P4">
We have to create a Ukrainian accounter for the present challenges and threats. Because we need to accelerate in technological development, __ accelerate the introduction of_orobon innovation._</text:p>
      <text:p text:style-name="P4">
_ What will work <text:span text:style-name="T4">
 accelerator of innovative development of the Ministry of Defense of Ukraine </text:span>
, read in our material.__</text:p>
      <text:h text:style-name="P12" text:outline-level="3">
<text:span text:style-name="T4">
<text:span text:style-name="T4">
 "We will convince the skeptics that they broke the bureaucratic barriers of the erection of technical innovation movement to the army" </text:span>
</text:span>
</text:h>
      <text:p text:style-name="P4">
<draw:frame draw:style-name="fr1" draw:name="Image25" text:anchor-type="as-char" svg:width="6.9236in" svg:height="4.356098in" draw:z-index="0">
<draw:image xlink:href="../Images/AРМІЯINFORM/2023-06-09T70-00-00-04-00/0c3185c43dda2e217a41331f22d018fad7a07e33.jpeg" xlink:type="simple" xlink:show="embed" xlink:actuate="onLoad" draw:mime-type="image/jpeg"/>
</draw:frame>
The accelerator is the process of processes in the Ministry of Defense system. Will create a "single entrance window" for anyone who wants to offer an important, useful - weapons and military equipment(OVT. - Ed.), interesting technical solutions. The defense department is open not only for the development of OWT, but in general for enterprises, specialists, investors, for anyone who is desirable to work with the Ministry of Defense, to strengthen their defense capability, to offer innovative solutions, not only technical, for technical ones, for technical solutions Victory of Ukraine.</text:p>
      <text:p text:style-name="P4">
The Ministry of Defense team is ready to cooperate with technical communities, associations of enterprises, clusters, volunteer movements.</text:p>
      <text:p text:style-name="P4">
The skeptics who claim that in the current environment it is unrealistic to accelerate: register and see how the new system works. There are already twenty enterprises that have passed all the stages - from the submission of the project to the introduction of vexplaination - in fact in record time. A few dozen companies are in the process. All applications are currently being considered very quickly. If the enterprise proposes the development of a high degree of readiness, then the MOU is invested in the claimermina.</text:p>
      <text:p text:style-name="P4">
What are the terms?In some cases, additional tests may need to be conducted, then it will take more time.</text:p>
      <text:p text:style-name="P4">
For comparison, before this process lasted about 2 years.</text:p>
      <text:p text:style-name="P4">
The accelerator team states that all stages of the above processes are now on -automated and transparent, easily track the course of documents or at what stage the process has slowed down.</text:p>
      <text:p text:style-name="P4">
The complete implementation of the concept of the "single window" created by the accelerator will make the revolution in the processes of prompt implementation of new OVT samples for our Army.</text:p>
      <text:p text:style-name="P4">
With the help of an accelerator, the Defense Ministry plans to involve specialists in its comand.</text:p>
      <text:p text:style-name="P4">
Call will be announced for anyone who has serious experience in the management of projects, who has serious analytical competencies, perhaps communication competencies. They will call for such specialists to submit a summary. If it is a mobilized carrier, they will consider the possibility of transferring it to the MOU team.</text:p>
      <text:p text:style-name="P4">
It should also be reported that the accelerator of innovative development of the Ministry of Defense of Ukraine is establishing cooperation with the accelerator of defensive innovations as of the North Atlantic(DIANA).</text:p>
      <text:p text:style-name="P4">
У квітні цього року під час зустрічі заступника Міністра оборони УкраїниВолодимира Гаврилова з помічником Генсека НАТО Девідом Ван Вілем сторонидомовились про продовження діалогу щодо практичного співробітництва, зокрема йу контексті можливого залучення DIANA до спільної діяльності.</text:p>
      <text:p text:style-name="P4">
Українська команда також комунікує з британським Акселератором (DASA).Ведуться перемовини з Францією та скандинавськими країнами. Планується активнаспівпраця з американськими колегами.</text:p>
      <text:h text:style-name="P12" text:outline-level="3">
<text:span text:style-name="T4">
<text:span text:style-name="T4">
«</text:span>
 <text:span text:style-name="T4">
Акселератор Міноборони залучатиме інвесторів»</text:span>
</text:span>
</text:h>
      <text:p text:style-name="P4">
Акселератор Міноборони співпрацюватиме й з інвесторами. Якщо вони зацікавленіу якісних проєктах, їм надаватиметься інформація про те, що ту чи іншуінноваційну пропозицію оборонне відомство оцінило позитивно і, відповідно, зтаким проєктом можна вести мову про вигідні інвестиції для налагодженнявиробництва.</text:p>
      <text:p text:style-name="P4">
Серед підприємств, які вже співпрацюють із Міноборони, є велика активність усфері переспеціалізації для розроблення нових проєктів. Наразі значна частинаприватних підприємств, з яких близько 75 % вкладають у проєкти власні кошти,не розраховуючи тільки на бюджетне фінансування.</text:p>
      <text:p text:style-name="P4">
News Source: <text:a xlink:type="simple" xlink:href="https://armyinform.com.ua/2023/06/09/45-dniv-zamist-2-rokiv-vidteper-novitni-tehnologiyi-zaprovadzhuvatymut-u-zsu-znachno-shvydshe/" text:style-name="Internet_20_link" text:visited-style-name="Visited_20_Internet_20_Link">
https://armyinform.com.ua/2023/06/09/45-dniv-zamist-2-rokiv-vidteper-novitni-tehnologiyi-zaprovadzhuvatymut-u-zsu-znachno-shvydshe/</text:a>
</text:p>
      <!--NEWS-->
      <text:h text:style-name="P10" text:outline-level="1">
<text:span text:style-name="T4">
Ukrainian Aviation has made 16 beats in the enemy's concentration areas</text:span>
</text:h>
      <text:p text:style-name="P4">
Author: ['АРМІЯINFORM']</text:p>
      <text:p text:style-name="P4">
Time: 2023-06-09T86:00:00-04:00</text:p>
      <text:p text:style-name="P4">
Description: Yak the general headquarters of the Zbroyshany forces of Ukraine, the Avіaatsia defense forces for Dob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ХРОНІКА ОБОРОНИ УКРАЇНИ']</text:p>
      <text:p text:style-name="P4">
Category: News</text:p>
      <!--METADATA-->
      <text:p text:style-name="P4">
<draw:frame draw:style-name="fr1" draw:name="Image26" text:anchor-type="as-char" svg:width="6.9236in" svg:height="3.894525in" draw:z-index="0">
<draw:image xlink:href="../Images/AРМІЯINFORM/2023-06-09T86-00-00-04-00/aviacziya-syl-oborony-ukrayiny.jpg" xlink:type="simple" xlink:show="embed" xlink:actuate="onLoad" draw:mime-type="image/jpeg"/>
</draw:frame>
Illustrative Photo <text:span text:style-name="T4">
 🔥 Situation on Russian Completion </text:span>
</text:p>
      <text:p text:style-name="P4">
As <text:a xlink:type="simple" xlink:href="https://www.facebook.com/GeneralStaff.ua/posts/pfbid02CqmXjEuHWU888kAG5DbwLTBQdYfoWrgQV3tv93BMoDcooGtMGD3HoGN9fPgErpotl" text:style-name="Internet_20_link" text:visited-style-name="Visited_20_Internet_20_Link">
reports</text:a>
The General Staff of the Armed Forces of Ukraine, Aviation of Defense Forces for a day caused 16 performers in the areas of concentration of personnel and 2-on the anti-aircraft missile complexes of the enemy.</text:p>
      <text:p text:style-name="P4">
In addition, the missile troops and artillery units were struck by 4 utilities, 6 areas of concentration of live force, weapons and military equipment, 3 ammunition depots and 5 artillery units of the enemy.</text:p>
      <text:p text:style-name="P4">
News Source: <text:a xlink:type="simple" xlink:href="https://armyinform.com.ua/2023/06/09/ukrayinska-aviacziya-zavdala-16-udariv-po-rajonah-zoseredzhennya-voroga/" text:style-name="Internet_20_link" text:visited-style-name="Visited_20_Internet_20_Link">
https://armyinform.com.ua/2023/06/09/ukrayinska-aviacziya-zavdala-16-udariv-po-rajonah-zoseredzhennya-voroga/</text:a>
</text:p>
      <!--NEWS-->
      <text:h text:style-name="P10" text:outline-level="1">
<text:span text:style-name="T4">
Defense forces per day repelled 43 attacks of invaders</text:span>
</text:h>
      <text:p text:style-name="P4">
Author: ['АРМІЯINFORM']</text:p>
      <text:p text:style-name="P4">
Time: 2023-06-09T8: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27" text:anchor-type="as-char" svg:width="6.9236in" svg:height="4.608521in" draw:z-index="0">
<draw:image xlink:href="../Images/AРМІЯINFORM/2023-06-09T8-00-00-04-00/352573146_601909928788756_3426569092669073582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bdRtTuxtES3qn7Q7xTu4gAS5Hw2e7MTNLh7KTruoqwNrFCtPAp5HtCBDFbBJGzLKl" text:style-name="Internet_20_link" text:visited-style-name="Visited_20_Internet_20_Link">
reports</text:a>
The General Staff of the Armed Forces of Ukraine.</text:p>
      <text:p text:style-name="P4">
"The enemy continues to concentrate the main efforts in the Liman, Bakhmut, Avdiiv and Mariinsky directions, heavy fights are ongoing. There were 43 combat reports in these areas of the front.</text:p>
      <text:p text:style-name="P4">
<text:span text:style-name="T4">
 In Volyn and Polissya directions </text:span>
 Operational situation without significant changes.</text:p>
      <text:p text:style-name="P4">
<text:span text:style-name="T4">
 In the Siversky and Slobozhansky directions </text:span>
 the enemy retains military incidence in border areas with Ukraine, increases the composition of the border grouping at the expense of territorial troops. During the past 24 hours, the enemy struck aviation blows to the settlements of Miropillya, Sinne and Severinovka of Sumy region. He made mortar and artillery units of settlements Mid-Buda, Atinsky, Bezsalivka, Miropillya, Grabovskoye, Velika Pisarivka and Ponomarenka of Sumy region, as well as Krasne, Morokhovets, Lukyanka, Staritsa, Gatyshche, Vovchansk.</text:p>
      <text:p text:style-name="P4">
<text:span text:style-name="T4">
 In the Kupyansk direction </text:span>
 the enemy struck in the district of acid. Kamyanka, Krasne, Novomlinsk, two -year, Kislivka, Tabaivka, Berestovo, Kharkiv region and Novoselselovsk Luhansk region, were artillery and mortar shelling.</text:p>
      <text:p text:style-name="P4">
<text:span text:style-name="T4">
 In the Lyman direction, during the </text:span>
 last day, the enemy conducted unsuccessful successive actions in the Cheesely Donetsk region. Makeevka, Nevskoye, Bigorivka, Luhansk region, Taverhn Kamyanskoye, Torke, controversial, Rozdolivka, Donetsk region, were artillery.</text:p>
      <text:p text:style-name="P4">
<text:span text:style-name="T4">
 In the Bakhmut direction </text:span>
 the enemy conducted offensive actions in the direction of the notes of Orikhovo-Vasylivka, Ivanivske, Stupochka, White Mountain, had a success. He struck aviation in the White Mountains and Toretskaya Donetsk region. Vasyukivka, Minskivka, Orikhovo-Vasylivka, Grigorivka, Bogdanivka, Ivanivske, Stupochka, Oleksandr-Schultine, White Gora, Friendship, Toretsk and North Donetsk region were injured from enemy artillery shelling.<text:span text:style-name="T4">
 In the Mariinsky direction </text:span>
 our defenders repelled all hostile attacks in the Marinka's city. The enemy suffered losses. At the same time, the enemy fell firing in the areas of Marinka, Viceda and Novomikhailivka of Donetsk region.</text:p>
      <text:p text:style-name="P4">
<text:span text:style-name="T4">
 In the mineral direction </text:span>
 the enemy struck in the area of Velikovosilka, carried out shelling of settlements of Kalledar, Shakhtarske, Zolotaniv and Uremivka of Donetsk region.</text:p>
      <text:p text:style-name="P4">
<text:span text:style-name="T4">
 In the Zaporizhzhya and Kherson directions </text:span>
 the enemy continues the Valioron actions. He struck aviation in the Novopol region areas; Gulyaypole, Zaporizhzhya region and Zmiivka, Berislav, Cossack Kherson region. Carried out artillery shelling of settlements Burlatske, Zelenopole, Novosilka, Novopil, Temirivka of Donetsk region; Olgivske, Gulyaipole, Railway, Belogorya and Kamyanskoye of Zaporizhzhya region; Berislav, Antonovka, Dniprovskoye Kherson region and the city of Kherson, ”the message reads.</text:p>
      <text:p text:style-name="P4">
News Source: <text:a xlink:type="simple" xlink:href="https://armyinform.com.ua/2023/06/09/syly-oborony-za-dobu-vidbyly-43-ataky-okupantiv/" text:style-name="Internet_20_link" text:visited-style-name="Visited_20_Internet_20_Link">
https://armyinform.com.ua/2023/06/09/syly-oborony-za-dobu-vidbyly-43-ataky-okupantiv/</text:a>
</text:p>
      <!--NEWS-->
      <text:h text:style-name="P10" text:outline-level="1">
<text:span text:style-name="T4">
During the evacuation of residents from the flood zone in Kherson, terrorists fired the rescuers again</text:span>
</text:h>
      <text:p text:style-name="P4">
Author: ['АРМІЯINFORM']</text:p>
      <text:p text:style-name="P4">
Time: 2023-06-09T97:00:00-04:00</text:p>
      <text:p text:style-name="P4">
Description: The Bogun swamp “Bogun”, the Medical Automobil “Renault Trafic” was embedded in the specialty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09_21-46-37.jpg" text:style-name="Internet_20_link" text:visited-style-name="Visited_20_Internet_20_Link">
photo_2023-06-09_21-46-37.jpg</text:a>
', '<text:a xlink:type="simple" xlink:href="https://armyinform.com.ua/wp-content/uploads/2023/06/photo_2023-06-09_21-43-37.jpg" text:style-name="Internet_20_link" text:visited-style-name="Visited_20_Internet_20_Link">
photo_2023-06-09_21-43-37.jpg</text:a>
']</text:p>
      <text:p text:style-name="P4">
Tags: ['КАХОВСЬКА ГЕС', 'КАХОВСЬКА ГЕС/ШТАБ INFO']</text:p>
      <text:p text:style-name="P4">
Category: News</text:p>
      <!--METADATA-->
      <text:p text:style-name="P4">
<draw:frame draw:style-name="fr1" draw:name="Image28" text:anchor-type="as-char" svg:width="6.9236in" svg:height="5.1927in" draw:z-index="0">
<draw:image xlink:href="../Images/AРМІЯINFORM/2023-06-09T97-00-00-04-00/photo_2023-06-09_21-46-37.jpg" xlink:type="simple" xlink:show="embed" xlink:actuate="onLoad" draw:mime-type="image/jpeg"/>
</draw:frame>
Damage was affected by Bohun Bogun, Renault Trafic Medical Car Taspecial Emergency Rescue vehicle(Sarm-s), with the help of which people from flooded territories were rescued. About it <text:a xlink:type="simple" xlink:href="https://t.me/shtab_kakhovska_hes/358" text:style-name="Internet_20_link" text:visited-style-name="Visited_20_Internet_20_Link">
reports</text:a>
The headquarters of the consequences of the Kakhovskaya hydroelectric power station by Russian terrorists.</text:p>
      <text:p text:style-name="P4">
<draw:frame draw:style-name="fr1" draw:name="Image29" text:anchor-type="as-char" svg:width="6.9236in" svg:height="5.1927in" draw:z-index="0">
<draw:image xlink:href="../Images/AРМІЯINFORM/2023-06-09T97-00-00-04-00/photo_2023-06-09_21-43-37.jpg" xlink:type="simple" xlink:show="embed" xlink:actuate="onLoad" draw:mime-type="image/jpeg"/>
</draw:frame>
There are no victims among the personnel of the SES.</text:p>
      <text:p text:style-name="P4">
At the same time, according to the regional prosecutor's office, three people were injured, among them a non-full-time girl.</text:p>
      <text:p text:style-name="P4">
News Source: <text:a xlink:type="simple" xlink:href="https://armyinform.com.ua/2023/06/09/pid-chas-evakuacziyi-meshkancziv-iz-zony-pidtoplen-u-hersoni-terorysty-vkotre-obstrilyaly-ryatuvalnykiv/" text:style-name="Internet_20_link" text:visited-style-name="Visited_20_Internet_20_Link">
https://armyinform.com.ua/2023/06/09/pid-chas-evakuacziyi-meshkancziv-iz-zony-pidtoplen-u-hersoni-terorysty-vkotre-obstrilyaly-ryatuvalnykiv/</text:a>
</text:p>
      <!--NEWS-->
      <text:h text:style-name="P10" text:outline-level="1">
<text:span text:style-name="T4">
The water level in Kherson decreased by more than a meter</text:span>
</text:h>
      <text:p text:style-name="P4">
Authors: Ukrinform (Person)</text:p>
      <text:p text:style-name="P4">
Publisher: Укринформ (Organization)</text:p>
      <text:p text:style-name="P4">
Published Time: 2023-06-10T-1:43:00+03:00</text:p>
      <text:p text:style-name="P4">
Modified Time: 2023-06-10T20:43:00+03:00</text:p>
      <text:p text:style-name="P4">
Description: In Kherson, the water level has decreased by more than a meter, but people from the flooded neighborhood are called to evacuate. - Ukrinform.</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 'Каховська ГЕС', 'Підтоплення']</text:p>
      <text:p text:style-name="P4">
Type: Article</text:p>
      <!--METADATA-->
      <text:p text:style-name="P4">
<draw:frame draw:style-name="fr1" draw:name="Image30" text:anchor-type="as-char" svg:width="6.9236in" svg:height="3.956343in" draw:z-index="0">
<draw:image xlink:href="../Images/yкринформ/2023-06-10T-1-43-00-03-00/630_360_1686291427-818.jpg" xlink:type="simple" xlink:show="embed" xlink:actuate="onLoad" draw:mime-type="image/jpeg"/>
</draw:frame>
The water -naked water decreased by more than a meter, but people from the flooded neighborhoods are urged to evacuate.</text:p>
      <text:p text:style-name="P4">
About it in <text:a xlink:type="simple" xlink:href="https://t.me/kherson_miskrada/15420" text:style-name="Internet_20_link" text:visited-style-name="Visited_20_Internet_20_Link">
telegram</text:a>
The reporter of the Kherson City Military Administration Roman Mrochko, reports.</text:p>
      <text:p text:style-name="P4">
"The water level has decreased by more than one meter. I ask the citizens who have now remained in the neighborhood of the island ... to evacuate. After the water falls, all communal services will be sent to the island to eliminate the consequences. It will take a long time for this .</text:p>
      <text:p text:style-name="P4">
<text:span text:style-name="T4">
 Read also: </text:span>
 <text:a xlink:type="simple" xlink:href="https://www.ukrinform.ua/rubric-regions/3721106-z-hersonskoi-ta-mikolaivskoi-oblastej-evakuuvali-ponad-tri-tisaci-ludej-prezident.html" text:style-name="Internet_20_link" text:visited-style-name="Visited_20_Internet_20_Link">
with <text:span text:style-name="T4">
 Kherson </text:span>
 and Mykolaiv regions evacuated by three thousand people - President</text:a>
Mrochko also reported that evacuated people, displaced in the city, are free of charge and are provided with everything they need.</text:p>
      <text:p text:style-name="P4">
As reported by Ukrinform, <text:a xlink:type="simple" xlink:href="https://www.ukrinform.ua/rubric-other_news/3720776-pidriv-rosianami-kahovskoi-ges-usi-novini.html" text:style-name="Internet_20_link" text:visited-style-name="Visited_20_Internet_20_Link">
on the night of June 6, Russian invaders of underwriting hydroelectric power station</text:a>
. In Kherson region there is evacuations.</text:p>
      <text:p text:style-name="P4">
As a result of the blasting of the Russian troops of the dam of the Kakhovsky hydroelectric power plant <text:a xlink:type="simple" xlink:href="https://www.ukrinform.ua/rubric-regions/3720969-cerez-pidriv-rosianami-kahovskoi-ges-zniklimi-bezvisti-vvazautsa-27-ludej.html" text:style-name="Internet_20_link" text:visited-style-name="Visited_20_Internet_20_Link">
29 people are considered missing</text:a>
 .</text:p>
      <text:p text:style-name="P4">
News Source: <text:a xlink:type="simple" xlink:href="https://www.ukrinform.ua/rubric-regions/3721135-riven-vodi-u-hersoni-znizivsa-bils-ak-na-metr.html" text:style-name="Internet_20_link" text:visited-style-name="Visited_20_Internet_20_Link">
https://www.ukrinform.ua/rubric-regions/3721135-riven-vodi-u-hersoni-znizivsa-bils-ak-na-metr.html</text:a>
</text:p>
      <!--NEWS-->
      <text:h text:style-name="P10" text:outline-level="1">
<text:span text:style-name="T4">
The Russian army fired the Pokrovsky community in Nikopol region</text:span>
</text:h>
      <text:p text:style-name="P4">
Authors: Ukrinform (Person)</text:p>
      <text:p text:style-name="P4">
Publisher: Укринформ (Organization)</text:p>
      <text:p text:style-name="P4">
Published Time: 2023-06-10T-2:39:25+03:00</text:p>
      <text:p text:style-name="P4">
Modified Time: 2023-06-10T20:39:25+03:00</text:p>
      <text:p text:style-name="P4">
Description: The army of the Russian Federation fired at the Pokrovsky community in the Nikopol district of Dnipropetrovsk region. - Ukrinform.</text:p>
      <text:p text:style-name="P4">
Images: ['<text:a xlink:type="simple" xlink:href="https://static.ukrinform.com/photos/2023_06/thumb_files/630_360_1686418704-393.jpg" text:style-name="Internet_20_link" text:visited-style-name="Visited_20_Internet_20_Link">
630_360_16864...</text:a>
']</text:p>
      <text:p text:style-name="P4">
Tags: ['Дніпропетровщина', 'Нікополь', 'Обстріл', 'Війна з Росією']</text:p>
      <text:p text:style-name="P4">
Type: Article</text:p>
      <!--METADATA-->
      <text:p text:style-name="P4">
<draw:frame draw:style-name="fr1" draw:name="Image31" text:anchor-type="as-char" svg:width="6.9236in" svg:height="3.956343in" draw:z-index="0">
<draw:image xlink:href="../Images/yкринформ/2023-06-10T-2-39-25-03-00/630_360_1686418704-393.jpg" xlink:type="simple" xlink:show="embed" xlink:actuate="onLoad" draw:mime-type="image/jpeg"/>
</draw:frame>
The Rfuden army fired at the Pokrovsky community in the Nikopol district of the Dnipropetrovsk region.</text:p>
      <text:p text:style-name="P4">
About it in <text:a xlink:type="simple" xlink:href="https://t.me/dnipropetrovskaODA/5211" text:style-name="Internet_20_link" text:visited-style-name="Visited_20_Internet_20_Link">
telegram</text:a>
The reporter of the Dnipropetrovsk Ova Sergey Lisak, reports Ukrinform.</text:p>
      <text:p text:style-name="P4">
"The enemy continues to fired mercilessly with the suffering Nikopol region. Today he stopped in the Pokrovsky community. He hit one of the villages in heavy artillery," Lisak wrote.</text:p>
      <text:p text:style-name="P4">
<text:span text:style-name="T4">
 Read also: </text:span>
 <text:a xlink:type="simple" xlink:href="https://www.ukrinform.ua/rubric-regions/3721095-na-dnipropetrovsini-bez-vodi-perebuvae-visim-gromad.html" text:style-name="Internet_20_link" text:visited-style-name="Visited_20_Internet_20_Link">
in Dnipropetrovsk region without water is eight communities</text:a>
According to him, people were not injured. The consequences of shelling are specified.</text:p>
      <text:p text:style-name="P4">
As it was reported, the day before the Russian army was fired three times in the afternoon.</text:p>
      <text:p text:style-name="P4">
Photo: Sergey Lisak, Telegrams</text:p>
      <text:p text:style-name="P4">
News Source: <text:a xlink:type="simple" xlink:href="https://www.ukrinform.ua/rubric-ato/3721133-rosijska-armia-obstrilala-pokrovsku-gromadu-na-nikopolsini.html" text:style-name="Internet_20_link" text:visited-style-name="Visited_20_Internet_20_Link">
https://www.ukrinform.ua/rubric-ato/3721133-rosijska-armia-obstrilala-pokrovsku-gromadu-na-nikopolsini.html</text:a>
</text:p>
      <!--NEWS-->
      <text:h text:style-name="P10" text:outline-level="1">
<text:span text:style-name="T4">
In Dnipro at the Mechnikov Hospital rescued 95% of the wounded</text:span>
</text:h>
      <text:p text:style-name="P4">
Authors: Ukrinform (Person)</text:p>
      <text:p text:style-name="P4">
Publisher: Укринформ (Organization)</text:p>
      <text:p text:style-name="P4">
Published Time: 2023-06-10T-3:33:00+03:00</text:p>
      <text:p text:style-name="P4">
Modified Time: 2023-06-10T20:33:00+03:00</text:p>
      <text:p text:style-name="P4">
Description: In the Dnipropetrovsk Regional Hospital named after Mechnikov, doctors rescued 95% of the wounded. - Ukrinform.</text:p>
      <text:p text:style-name="P4">
Images: ['<text:a xlink:type="simple" xlink:href="https://static.ukrinform.com/photos/2023_06/thumb_files/630_360_1686419468-3713.jpeg" text:style-name="Internet_20_link" text:visited-style-name="Visited_20_Internet_20_Link">
630_360_16864...</text:a>
']</text:p>
      <text:p text:style-name="P4">
Tags: ['Дніпро', 'Поранені', 'Лікарня']</text:p>
      <text:p text:style-name="P4">
Type: Article</text:p>
      <!--METADATA-->
      <text:p text:style-name="P4">
<draw:frame draw:style-name="fr1" draw:name="Image32" text:anchor-type="as-char" svg:width="6.9236in" svg:height="3.956343in" draw:z-index="0">
<draw:image xlink:href="../Images/yкринформ/2023-06-10T-3-33-00-03-00/630_360_1686419468-3713.jpeg" xlink:type="simple" xlink:show="embed" xlink:actuate="onLoad" draw:mime-type="image/jpeg"/>
</draw:frame>
The Udpropetrovsk Regional Hospital named after Mechnikov saved 95%of the wounded.</text:p>
      <text:p text:style-name="P4">
About it in an interview <text:a xlink:type="simple" xlink:href="https://www.ukrinform.ua" text:style-name="Internet_20_link" text:visited-style-name="Visited_20_Internet_20_Link">
Ukrinform</text:a>
The general director of KP "Dnipropetrovsk Regional Clinical Hospital named after I. Mechnikov" Sergey Ryzhenko.</text:p>
      <text:p text:style-name="P4">
"Since 2014, the hospital has accepted more than 20,000 people, and more than 95% of them survived. The tsenadvilik figure. Today we have 4.89% of the dead. When I am told that the cesuter -resolve, I always indicate: you will list interest in figures, understand Number of people and get a figure you would not be heard, "said, answering the question how many wounded <text:a xlink:type="simple" xlink:href="https://www.ukrinform.ua/tag-bolnica" text:style-name="Internet_20_link" text:visited-style-name="Visited_20_Internet_20_Link">
hospital</text:a>
Accepted during the war.</text:p>
      <text:p text:style-name="P4">
*!(https://www.ukrinform.ua/rubric-society/3720819-v-ukraini-potribno-stvoriti-sonajmense-sist-tisac-lizkomisc-dla-reabilitacii-veteraniv.html)</text:p>
      <text:p text:style-name="P4">
</text:p>
      <text:p text:style-name="P4">
Read more about the treatment and creation of the rehabilitation center for our fighters on the Ukrinform website in an interview with Sergei Ryzhenko.</text:p>
      <text:p text:style-name="P4">
As reported by Ukrinform, in Ukraine is unfolding <text:a xlink:type="simple" xlink:href="https://www.ukrinform.ua/rubric-society/3711158-vijskovolikarski-komisii-do-kinca-travna-perejdut-na-ecergu-v-usih-gospitalah.html" text:style-name="Internet_20_link" text:visited-style-name="Visited_20_Internet_20_Link">
an electronic queue of recording the passage of the Military Medical Commission</text:a>
, it will be introduced in all military hospitals.</text:p>
      <text:p text:style-name="P4">
News Source: <text:a xlink:type="simple" xlink:href="https://www.ukrinform.ua/rubric-regions/3721137-u-dnipri-v-likarni-mecnikova-vratuvali-95-poranenih.html" text:style-name="Internet_20_link" text:visited-style-name="Visited_20_Internet_20_Link">
https://www.ukrinform.ua/rubric-regions/3721137-u-dnipri-v-likarni-mecnikova-vratuvali-95-poranenih.html</text:a>
</text:p>
      <!--NEWS-->
      <text:h text:style-name="P10" text:outline-level="1">
<text:span text:style-name="T4">
The players of the national team of Ukraine beat Brazil and went out to the semifinals of the World Cup 2023 with SOCCA</text:span>
</text:h>
      <text:p text:style-name="P4">
Authors: Ukrinform (Person)</text:p>
      <text:p text:style-name="P4">
Publisher: Укринформ (Organization)</text:p>
      <text:p text:style-name="P4">
Published Time: 2023-06-10T-4:29:00+03:00</text:p>
      <text:p text:style-name="P4">
Modified Time: 2023-06-10T20:29:00+03:00</text:p>
      <text:p text:style-name="P4">
Description: On Saturday, June 10, Ukrainian football players held a match of 1/4 of the SOCCA World Cup in German Essen. - Ukrinform.</text:p>
      <text:p text:style-name="P4">
Images: ['<text:a xlink:type="simple" xlink:href="https://static.ukrinform.com/photos/2023_06/thumb_files/630_360_1686417431-725.jpg" text:style-name="Internet_20_link" text:visited-style-name="Visited_20_Internet_20_Link">
630_360_16864...</text:a>
']</text:p>
      <text:p text:style-name="P4">
Tags: ['Футбол']</text:p>
      <text:p text:style-name="P4">
Type: Article</text:p>
      <!--METADATA-->
      <text:p text:style-name="P4">
<draw:frame draw:style-name="fr1" draw:name="Image35" text:anchor-type="as-char" svg:width="6.9236in" svg:height="3.956343in" draw:z-index="0">
<draw:image xlink:href="../Images/yкринформ/2023-06-10T-4-29-00-03-00/630_360_1686417431-725.jpg" xlink:type="simple" xlink:show="embed" xlink:actuate="onLoad" draw:mime-type="image/jpeg"/>
</draw:frame>
On Saturday, June 10, Ukrainian football players held a match of 1/4 of the SOCCA World Cup in German Essen.</text:p>
      <text:p text:style-name="P4">
"Sine-yellow" with a score of 2-0 in the post-match penalty series took the mountain of Brazil's super-mandics(1: 1 is the main game time), reports Ukrinform.</text:p>
      <text:p text:style-name="P4">
The rival of "blue-yellow" in the semifinals will be representatives of Croatia, who in their own-wreck(1:0).</text:p>
      <text:p text:style-name="P4">
<text:span text:style-name="T4">
Читайте також:</text:span>
 <text:a xlink:type="simple" xlink:href="https://www.ukrinform.ua/rubric-sports/3720964-supernik-futbolistiv-ukraini-u-vidbori-evro-zdobuv-nespodivanu-peremogu.html" text:style-name="Internet_20_link" text:visited-style-name="Visited_20_Internet_20_Link">
 Суперник <text:span text:style-name="T4">
футбол</text:span>
 істів України у відборі Євро здобувнесподівану перемогу </text:a>
It should be noted that SOCCA is a kind of mini-football, differing in the number of players and the size of the field. The matches are held in 6 by 6 players, two halves for 20 minutes.</text:p>
      <text:p text:style-name="P4">
Photo: Socca World Cup.</text:p>
      <text:p text:style-name="P4">
News Source: <text:a xlink:type="simple" xlink:href="https://www.ukrinform.ua/rubric-sports/3721130-futbolisti-zbirnoi-ukraini-obigrali-braziliu-i-vijsli-do-pivfinalu-cs2023-iz-socca.html" text:style-name="Internet_20_link" text:visited-style-name="Visited_20_Internet_20_Link">
https://www.ukrinform.ua/rubric-sports/3721130-futbolisti-zbirnoi-ukraini-obigrali-braziliu-i-vijsli-do-pivfinalu-cs2023-iz-socca.html</text:a>
</text:p>
      <!--NEWS-->
      <text:h text:style-name="P10" text:outline-level="1">
<text:span text:style-name="T4">
Parliament has approved as a basis a law on clarification of the procedure of selection of judges of the CCU</text:span>
</text:h>
      <text:p text:style-name="P4">
Authors: Ukrinform (Person)</text:p>
      <text:p text:style-name="P4">
Publisher: Укринформ (Organization)</text:p>
      <text:p text:style-name="P4">
Published Time: 2023-06-10T-5:27:20+03:00</text:p>
      <text:p text:style-name="P4">
Modified Time: 2023-06-10T20:27:20+03:00</text:p>
      <text:p text:style-name="P4">
Description: The Verkhovna Rada approved the bill "On amendments to certain legislative acts of Ukraine on clarification of the provisions on competitive selection of candidates for the position of judge of the Constitutional Court of Ukraine" as a basis. - Ukrinform.</text:p>
      <text:p text:style-name="P4">
Images: ['<text:a xlink:type="simple" xlink:href="https://static.ukrinform.com/photos/2020_10/thumb_files/630_360_1604043729-9473.jpeg" text:style-name="Internet_20_link" text:visited-style-name="Visited_20_Internet_20_Link">
630_360_16040...</text:a>
']</text:p>
      <text:p text:style-name="P4">
Tags: ['Депутат', 'Конституційний Суд', 'Верховна Рада']</text:p>
      <text:p text:style-name="P4">
Type: Article</text:p>
      <!--METADATA-->
      <text:p text:style-name="P4">
<draw:frame draw:style-name="fr1" draw:name="Image36" text:anchor-type="as-char" svg:width="6.9236in" svg:height="3.956343in" draw:z-index="0">
<draw:image xlink:href="../Images/yкринформ/2023-06-10T-5-27-20-03-00/630_360_1604043729-9473.jpeg" xlink:type="simple" xlink:show="embed" xlink:actuate="onLoad" draw:mime-type="image/jpeg"/>
</draw:frame>
The Verkhovnarad adopted the bill "On Amendments to Certain Legislative Acts of Ukraine on Clarification of the Provisions for Competitive Selection of Candidates of the Constitutional Court of Ukraine" as a basis.</text:p>
      <text:p text:style-name="P4">
As Ukrinform reports, he reported this in <text:a xlink:type="simple" xlink:href="https://t.me/yzheleznyak/4260" text:style-name="Internet_20_link" text:visited-style-name="Visited_20_Internet_20_Link">
telegram</text:a>
People's Deputy Yaroslav Zheleznyak.</text:p>
      <text:p text:style-name="P4">
For the bill <text:a xlink:type="simple" xlink:href="https://itd.rada.gov.ua/billInfo/Bills/Card/41978" text:style-name="Internet_20_link" text:visited-style-name="Visited_20_Internet_20_Link">
No. 9322</text:a>
248 deputies cast their votes with a permanent reading, Zheleznyak said.</text:p>
      <text:p text:style-name="P4">
<text:span text:style-name="T4">
 Read also: </text:span>
 <text:a xlink:type="simple" xlink:href="https://www.ukrinform.ua/rubric-economy/3721125-vr-pidtrimala-zakonoproekt-pro-timcasovu-zaboronu-prodazu-sigaret-u-dutifri.html" text:style-name="Internet_20_link" text:visited-style-name="Visited_20_Internet_20_Link">
BP has supported the draft law on the temporary ban on the sale of the selling in Dutay-Frey</text:a>
In particular, the document proposes to determine that the Supreme Court as a court of first -instance defendants to appeal against decisions, actions or omissions of the appointment of judges of the CCU in the process of competitive selection of candidates, decisions, actions or omissions of bodies that evaluate the candidates.</text:p>
      <text:p text:style-name="P4">
The document also proposes to increase the deadlines for submission of documents to the documents who apply for participation in the competitive selection for the position of judge of the CCU.</text:p>
      <text:p text:style-name="P4">
The bill provides for the possibility of persons who have intended to occupy a judge of the CCU and meet the requirements, but have not filled all the necessary documents or submitted them with errors and inaccuracies, submit or correct documents within an additional term.</text:p>
      <text:p text:style-name="P4">
<text:span text:style-name="T4">
 Read also: </text:span>
 [Parliament has approved a new version(https://www.ukrinform.ua/rubric-society/3721117-parlament-uhvaliv-novu-redakciu-zakonu-pro-zahist-prav-spozivaciv.html)In addition, it is proposed to determine that during the period of martial law against persons applying for a judge, a judge of the CCU, a member of the High Council of Justice, a member qualification committee of judges, a special inspection is carried out, an inspection is carried out by the Law "On Purification of Power".</text:p>
      <text:p text:style-name="P4">
It is envisaged that according to the criteria of high moral qualities and recognized level competence in the field of law, candidates will receive only 2 estimates - "responsible" or "not responsible".</text:p>
      <text:p text:style-name="P4">
From the candidates who received the "reply", the advisory group of experts forming a general list, and after that - the rating, where the candidates will be displaced depending on the number of votes for their support.The advisory group of experts makes at least four votes of its members, of which at least two are proposed by the international organizations or the European Commission for Democracy through Right. If, due to the same number of voices for "and" against ", an advisory group of experts cannot make a decision, re -vote is held. If the number of votes in favor of again, the votes of three members of the advisory group are decisive, of which it is at least proposed by the International Organizations or the Venice Commission.</text:p>
      <text:p text:style-name="P4">
According to the document, the advisory group publishes a decision on candidates who have received the assessment of "not responsible" according to the criteria of high moral qualities or recognized level of competence in the field of law, without motives. The decision with motivation is published only at the request of the candidate who has received such assessment.</text:p>
      <text:p text:style-name="P4">
It is also proposed to increase the terms for the appointment of persons to the first assembly group of experts.</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akhovskaya hydroelectric power station: <text:span text:style-name="T4">
 Council </text:span>
 adopted a resolution of the UN request</text:a>
At the same time, it is envisaged that from the date of entry into force of the law, all processes of selection of candidates for the position of Judge of the CCU on a competitive basis, started by the subjects of appointment and not completed as of the day of the entry intoment of him, are considered terminated without a separate decision of the subjects of destination, and are announced.</text:p>
      <text:p text:style-name="P4">
According to Ukrinform, 13 judges remain in the Constitutional Court. The quorum requires the presence of 12 judges, and to make a decision –10. In total, there should be 18 judges in the COP.</text:p>
      <text:p text:style-name="P4">
News Source: <text:a xlink:type="simple" xlink:href="https://www.ukrinform.ua/rubric-polytics/3721129-parlament-uhvaliv-za-osnovu-zakonoproekt-pro-utocnenna-proceduri-vidboru-suddiv-ksu.html" text:style-name="Internet_20_link" text:visited-style-name="Visited_20_Internet_20_Link">
https://www.ukrinform.ua/rubric-polytics/3721129-parlament-uhvaliv-za-osnovu-zakonoproekt-pro-utocnenna-proceduri-vidboru-suddiv-ksu.html</text:a>
</text:p>
      <!--NEWS-->
      <text:h text:style-name="P10" text:outline-level="1">
<text:span text:style-name="T4">
In Ukraine tomorrow will rain - in some places of thunderstorms and hail</text:span>
</text:h>
      <text:p text:style-name="P4">
Authors: Ukrinform (Person)</text:p>
      <text:p text:style-name="P4">
Publisher: Укринформ (Organization)</text:p>
      <text:p text:style-name="P4">
Published Time: 2023-06-10T-6:25:00+03:00</text:p>
      <text:p text:style-name="P4">
Modified Time: 2023-06-10T20:25:00+03:00</text:p>
      <text:p text:style-name="P4">
Description: In Ukraine, short-term rains and thunderstorms are expected on Sunday, wind gusts up to 20 m/s and hail, in the western and northern regions at night 11-16 °, 16-21 ° in the western and northern regions; In the rest of the territory at night 14-19 °, in the afternoon 19-24 °. - Ukrinform.</text:p>
      <text:p text:style-name="P4">
Images: ['<text:a xlink:type="simple" xlink:href="https://static.ukrinform.com/photos/2018_05/thumb_files/630_360_1525847884-3827.jpg" text:style-name="Internet_20_link" text:visited-style-name="Visited_20_Internet_20_Link">
630_360_15258...</text:a>
']</text:p>
      <text:p text:style-name="P4">
Tags: ['Дощ', 'Гроза', 'Погода', 'Прогноз', 'Град']</text:p>
      <text:p text:style-name="P4">
Type: Article</text:p>
      <!--METADATA-->
      <text:p text:style-name="P4">
<draw:frame draw:style-name="fr1" draw:name="Image37" text:anchor-type="as-char" svg:width="6.9236in" svg:height="3.956343in" draw:z-index="0">
<draw:image xlink:href="../Images/yкринформ/2023-06-10T-6-25-00-03-00/630_360_1525847884-3827.jpg" xlink:type="simple" xlink:show="embed" xlink:actuate="onLoad" draw:mime-type="image/jpeg"/>
</draw:frame>
In Ukraine, short-term rains and thunderstorms are expected Sunday, winding 20 m/s and hail, in the western and northern regions at night 11-16 °, day16-21 °; In the rest of the territory at night 14-19 °, in the afternoon 19-24 °.</text:p>
      <text:p text:style-name="P4">
Ukrinform was reported at the Ukrainian Hydrometeorological Center.</text:p>
      <text:p text:style-name="P4">
"Short -term rains, thunderstorms, in most Western, Zhytomyr, Kherson Izapozhye regions <text:a xlink:type="simple" xlink:href="https://www.ukrinform.ua/tag-dos" text:style-name="Internet_20_link" text:visited-style-name="Visited_20_Internet_20_Link">
rain</text:a>
, in the daytime in the southern regions in some areas of hail. The wind is mainly northeast, 7-12 m/s, gusts 15-20 m/s. Temperature in the western and northern regions at night11-16 °, in the afternoon 16-21 °; In the rest of the territory at night 14-19 °, in the afternoon 19-24 ° ",-it will be in the message.</text:p>
      <text:p text:style-name="P4">
In the capital region, short -term rain, thunderstorm is expected on June 11. Viterpox-east, 7-12 m/s, gusts 15-20 m/s. In the capital, the temperature at night 13-15 °, in the afternoon 17-19 ° in Kyiv region at night 11-16 °, in the afternoon 16-21 °.</text:p>
      <text:p text:style-name="P4">
<text:span text:style-name="T4">
 Read also: </text:span>
 <text:a xlink:type="simple" xlink:href="https://www.ukrinform.ua/rubric-regions/3720999-na-ukrainu-nasuvaetsa-negoda-sinoptiki-poperedzaut-pro-grozi.html" text:style-name="Internet_20_link" text:visited-style-name="Visited_20_Internet_20_Link">
In Ukraine there is a bad weather - forecasters warn about <text:span text:style-name="T4">
 thunderstorms </text:span>
 and</text:a>
At the beginning of the week, forecasters forecast short -term rains in Ukraine, locations(June 12 in the Western, Zhytomyr and Vinnytsia regions Placeful rains), June 13 in most northern and central regions.</text:p>
      <text:p text:style-name="P4">
The wind is mostly northeast, 7-12 m/s, June 12 in Ukraine of gusts 15-20 m/s.</text:p>
      <text:p text:style-name="P4">
Temperature in the western regions at night 6-11 °, in the afternoon 12 June 10-15 °, June 1313-18 °; in the northern regions at night 8-13 °, in the afternoon 16-21 °; On the rest of the territory 11-16 °, in the afternoon 20-25 °(June 12 in the central regions 16-21 °).</text:p>
      <text:p text:style-name="P4">
На Київщині 12 червня місцями пройде короткочасний дощ; 13 червня без опадів.Вітер переважно північно-східний, 7-12 м/с, 12 червня місцями пориви до 20м/с. У столиці температура вночі 11-13°, вдень 19-21°, на Київщині вночі8-13°, вдень 16-21°.</text:p>
      <text:p text:style-name="P4">
Згідно з прогнозом, 14 червня в Україні, 15 червня в західних областях місцямипройдуть короткочасні дощі, грози, на решті 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Temperature at night 10-16 °, in the south of the country up to 19 °(June 14 in western holes 8-13 °); In the afternoon 21-27 °, in the south up to 29 °, in the western, June 14 and the nursing regions 17-22 °.</text:p>
      <text:p text:style-name="P4">
News Source: <text:a xlink:type="simple" xlink:href="https://www.ukrinform.ua/rubric-regions/3721004-v-ukraini-zavtra-dositime-podekudi-grozi-ta-grad.html" text:style-name="Internet_20_link" text:visited-style-name="Visited_20_Internet_20_Link">
https://www.ukrinform.ua/rubric-regions/3721004-v-ukraini-zavtra-dositime-podekudi-grozi-ta-grad.html</text:a>
</text:p>
      <!--NEWS-->
      <text:h text:style-name="P10" text:outline-level="1">
<text:span text:style-name="T4">
In Lviv region, about 40 households have been flooded due to raising the water level in the Skhidnychanka River</text:span>
</text:h>
      <text:p text:style-name="P4">
Authors: Ukrinform (Person)</text:p>
      <text:p text:style-name="P4">
Publisher: Укринформ (Organization)</text:p>
      <text:p text:style-name="P4">
Published Time: 2023-06-10T0:47:00+03:00</text:p>
      <text:p text:style-name="P4">
Modified Time: 2023-06-10T20:47:00+03:00</text:p>
      <text:p text:style-name="P4">
Description: About 40 households were flooded in the village of Skhidnytsia in Lviv region as a result of raising water levels in the local river. - Ukrinform.</text:p>
      <text:p text:style-name="P4">
Images: ['<text:a xlink:type="simple" xlink:href="https://static.ukrinform.com/photos/2023_06/thumb_files/630_360_1686418112-629.jpeg" text:style-name="Internet_20_link" text:visited-style-name="Visited_20_Internet_20_Link">
630_360_16864...</text:a>
']</text:p>
      <text:p text:style-name="P4">
Tags: ['Львівщина', 'Ріка', 'Вода']</text:p>
      <text:p text:style-name="P4">
Type: Article</text:p>
      <!--METADATA-->
      <text:p text:style-name="P4">
<draw:frame draw:style-name="fr1" draw:name="Image38" text:anchor-type="as-char" svg:width="6.9236in" svg:height="3.956343in" draw:z-index="0">
<draw:image xlink:href="../Images/yкринформ/2023-06-10T0-47-00-03-00/630_360_1686418112-629.jpeg" xlink:type="simple" xlink:show="embed" xlink:actuate="onLoad" draw:mime-type="image/jpeg"/>
</draw:frame>
About 40 households were flooded in the Lviv region SMTSKRIVNITA due to raising the water level in the local river.</text:p>
      <text:p text:style-name="P4">
About it in <text:a xlink:type="simple" xlink:href="https://t.me/kozytskyy_maksym_official/8650" text:style-name="Internet_20_link" text:visited-style-name="Visited_20_Internet_20_Link">
telegram</text:a>
The reporter of the Lviv Regional Military Administration Maxim Kozytsky, reports Ukrinform.</text:p>
      <text:p text:style-name="P4">
"As a result of raising the water level in the river Skhidnychanka, about 40 courses in the town of Skhidnytsia Drohobych district were flooded.</text:p>
      <text:p text:style-name="P4">
In turn, the Skhidnytsia settlement council on <text:a xlink:type="simple" xlink:href="https://www.facebook.com/skhidnytsiagov/posts/pfbid0j9chh5J3fD1y5uZL6yKD6kpU6JFGkpQockPNTa8YTUnYsN7GRHNAFNDweCBPrExvl" text:style-name="Internet_20_link" text:visited-style-name="Visited_20_Internet_20_Link">
Facebook</text:a>
She reported that rescuer workers work on the territory of the community. The headquarters was created to eliminate the consequences of natural disaster.</text:p>
      <text:p text:style-name="P4">
<text:span text:style-name="T4">
 Read also: </text:span>
 <text:a xlink:type="simple" xlink:href="https://www.ukrinform.ua/rubric-regions/3720959-riven-vodi-v-ingulci-na-hersonsini-pidvisivsa-na-6-metriv.html" text:style-name="Internet_20_link" text:visited-style-name="Visited_20_Internet_20_Link">
<text:span text:style-name="T4">
 level </text:span>
 <text:span text:style-name="T4">
 </text:span>
 water ** in Ingulka in Kherson region increased 6 meters</text:a>
The village council also called on residents on the street. Franco and Kropyvnytskyi conquered gas cranes.</text:p>
      <text:p text:style-name="P4">
As reported by Ukrinform, <text:a xlink:type="simple" xlink:href="https://www.ukrinform.ua/rubric-kyiv/3721083-u-kievi-cerez-zlivu-pidtopleni-kilka-vulic-ta-rajon-stancii-metro-livoberezna.html" text:style-name="Internet_20_link" text:visited-style-name="Visited_20_Internet_20_Link">
in Kiev due to the downfall of flooded areas of roads</text:a>
on some streets and ryon of the Left Bank metro station.</text:p>
      <text:p text:style-name="P4">
News Source: <text:a xlink:type="simple" xlink:href="https://www.ukrinform.ua/rubric-regions/3721134-na-lvivsini-cerez-pidnatta-rivna-vodi-u-ricci-shidnicanka-pidtopleni-blizko-40-domogospodarstv.html" text:style-name="Internet_20_link" text:visited-style-name="Visited_20_Internet_20_Link">
https://www.ukrinform.ua/rubric-regions/3721134-na-lvivsini-cerez-pidnatta-rivna-vodi-u-ricci-shidnicanka-pidtopleni-blizko-40-domogospodarstv.html</text:a>
</text:p>
      <!--NEWS-->
      <text:h text:style-name="P10" text:outline-level="1">
<text:span text:style-name="T4">
Near Nikopol a rail</text:span>
</text:h>
      <text:p text:style-name="P4">
Authors: Ukrinform (Person)</text:p>
      <text:p text:style-name="P4">
Publisher: Укринформ (Organization)</text:p>
      <text:p text:style-name="P4">
Published Time: 2023-06-10T10:13:00+03:00</text:p>
      <text:p text:style-name="P4">
Modified Time: 2023-06-10T22:13:00+03:00</text:p>
      <text:p text:style-name="P4">
Description: Near Nikopol in Dnipropetrovsk, after the blasting of the Kakhovskaya hydroelectric power station, a plot with a railway cloth was seated, resulting in the cancellation of suburban trains. - Ukrinform.</text:p>
      <text:p text:style-name="P4">
Images: ['<text:a xlink:type="simple" xlink:href="https://static.ukrinform.com/photos/2023_06/thumb_files/630_360_1686423056-310.jpg" text:style-name="Internet_20_link" text:visited-style-name="Visited_20_Internet_20_Link">
630_360_16864...</text:a>
']</text:p>
      <text:p text:style-name="P4">
Tags: ['Дніпропетровщина', 'Нікополь', 'Укрзалізниця']</text:p>
      <text:p text:style-name="P4">
Type: Article</text:p>
      <!--METADATA-->
      <text:p text:style-name="P4">
<draw:frame draw:style-name="fr1" draw:name="Image40" text:anchor-type="as-char" svg:width="6.9236in" svg:height="3.956343in" draw:z-index="0">
<draw:image xlink:href="../Images/yкринформ/2023-06-10T10-13-00-03-00/630_360_1686423056-310.jpg" xlink:type="simple" xlink:show="embed" xlink:actuate="onLoad" draw:mime-type="image/jpeg"/>
</draw:frame>
Near Nikopol in Dnipropetrovsk, after the blasting of the Kakhovka hydroelectric power station, a plot was seated by the iron cloth, which resulted in the cancellation of suburban trains.</text:p>
      <text:p text:style-name="P4">
About it reports Ukrzaliznytsia in <text:a xlink:type="simple" xlink:href="https://www.facebook.com/Ukrzaliznytsia/posts/pfbid0RdrSE4WEtimEux7JForwnpU7kyBATDFnh1jcEewAfRdTZzhGyXegT4MnG6KeKtWyl" text:style-name="Internet_20_link" text:visited-style-name="Visited_20_Internet_20_Link">
Facebook</text:a>
, reports Ukrinform.</text:p>
      <text:p text:style-name="P4">
"The impact of the dams of the dams is traced much further from Kherson region: as soon as near Nikopol, a whole area with a railway canvas was seated. Due to the intensity of the Dnieper railroads of tragedies, suburban train was canceled in a timely manner," the message said.</text:p>
      <text:p text:style-name="P4">
<text:span text:style-name="T4">
 Read also: </text:span>
 <text:a xlink:type="simple" xlink:href="https://www.ukrinform.ua/rubric-regions/3721135-riven-vodi-u-hersoni-znizivsa-bils-ak-na-metr.html" text:style-name="Internet_20_link" text:visited-style-name="Visited_20_Internet_20_Link">
water level in Kherson decreased by more than a meter</text:a>
The company noted that the recovery will last approximately 3 days.</text:p>
      <text:p text:style-name="P4">
Currently, the routes of suburban trains to Nikopol from Kryvyi Rih, Apostolov, Timkova is limited to Chortomlyk.</text:p>
      <text:p text:style-name="P4">
Between Chortomlyk and Nikopol passengers will be brought for free by bus.</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hohovskaya hydroelectric power station: The Council approved the resolution of the UN Rezoing to the UN</text:a>
In addition, on the section of Chortomlyk- Kryvyi Rih is appointed a temporary electropore, his departure from Chortomlyk at 19:30, arrival to Kryvyi Raga- at 21:00. "This means that the departure of the train №76/75 Krivoy Rog - Kiev Mizattically 50 minutes for transplanting the Nikopolians. We respond quickly, we bring everyone," - said in the UZ.</text:p>
      <text:p text:style-name="P4">
As reported by Ukrinform, <text:a xlink:type="simple" xlink:href="https://www.ukrinform.ua/rubric-other_news/3720776-pidriv-rosianami-kahovskoi-ges-usi-novini.html" text:style-name="Internet_20_link" text:visited-style-name="Visited_20_Internet_20_Link">
on the night against June 6, Russian invaders of the underground hydroelectric power station</text:a>
. The station is not recoverable.</text:p>
      <text:p text:style-name="P4">
According to Ukrhydroenergo, the level of Kakhovsky reservoir in Rynikinikopol is 10.55 m at the norm of 16.8 m.</text:p>
      <text:p text:style-name="P4">
Photo: ultrasound</text:p>
      <text:p text:style-name="P4">
News Source: <text:a xlink:type="simple" xlink:href="https://www.ukrinform.ua/rubric-ato/3721151-poblizu-nikopola-prosilo-zaliznicne-polotno.html" text:style-name="Internet_20_link" text:visited-style-name="Visited_20_Internet_20_Link">
https://www.ukrinform.ua/rubric-ato/3721151-poblizu-nikopola-prosilo-zaliznicne-polotno.html</text:a>
</text:p>
      <!--NEWS-->
      <text:h text:style-name="P10" text:outline-level="1">
<text:span text:style-name="T4">
In Odessa, as a result of the night attack of drones from the explosive wave, 290 apartments were injured</text:span>
</text:h>
      <text:p text:style-name="P4">
Authors: Ukrinform (Person)</text:p>
      <text:p text:style-name="P4">
Publisher: Укринформ (Organization)</text:p>
      <text:p text:style-name="P4">
Published Time: 2023-06-10T11:26:00+03:00</text:p>
      <text:p text:style-name="P4">
Modified Time: 2023-06-10T22:26:00+03:00</text:p>
      <text:p text:style-name="P4">
Description: In Odessa, 290 apartments in 11 houses were injured in the attack of drones on the night of June 10 from the explosive wave. - Ukrinform.</text:p>
      <text:p text:style-name="P4">
Images: ['<text:a xlink:type="simple" xlink:href="https://static.ukrinform.com/photos/2023_06/thumb_files/630_360_1686378600-1576.jpeg" text:style-name="Internet_20_link" text:visited-style-name="Visited_20_Internet_20_Link">
630_360_16863...</text:a>
']</text:p>
      <text:p text:style-name="P4">
Tags: ['БПЛА', 'Обстріл', 'Одеса', 'Війна з Росією']</text:p>
      <text:p text:style-name="P4">
Type: Article</text:p>
      <!--METADATA-->
      <text:p text:style-name="P4">
<draw:frame draw:style-name="fr1" draw:name="Image41" text:anchor-type="as-char" svg:width="6.9236in" svg:height="3.956343in" draw:z-index="0">
<draw:image xlink:href="../Images/yкринформ/2023-06-10T11-26-00-03-00/630_360_1686378600-1576.jpeg" xlink:type="simple" xlink:show="embed" xlink:actuate="onLoad" draw:mime-type="image/jpeg"/>
</draw:frame>
In Odessa, the attack of drones on the night of June 10 from the explosive wave was affected by 290 km in 11 houses.</text:p>
      <text:p text:style-name="P4">
About it reports in <text:a xlink:type="simple" xlink:href="https://t.me/odesacityofficial/18093" text:style-name="Internet_20_link" text:visited-style-name="Visited_20_Internet_20_Link">
telegram</text:a>
Odesa City Council, reports Ukrinform.</text:p>
      <text:p text:style-name="P4">
"In Odessa, as a result of the attacks of drones on the night of June 10, 290 apartments in 11 houses were stated from the explosive wave. Today, communal service was eliminated during the day: they removed emergency facade elements, window frames, cleaning glass, emergency trees. -Caned in the information of the City Council.</text:p>
      <text:p text:style-name="P4">
<text:span text:style-name="T4">
 Read also: </text:span>
 <text:span text:style-name="T4">
 <text:a xlink:type="simple" xlink:href="https://www.ukrinform.ua/rubric-ato/3720846-nad-odesou-vnoci-zbili-visim-vorozih-droniv-i-dvi-raketi-bratcuk.html" text:style-name="Internet_20_link" text:visited-style-name="Visited_20_Internet_20_Link">
Above Odessa at night knocked eight enemy drones and yards - Bratchuk</text:a>
</text:span>
</text:p>
      <text:p text:style-name="P4">
15 pieces of equipment and more than 100 employees were involved in the works. Silicp "Miskvitlo" restored street lighting, a number of supports need substances. KP "Miskzeletrest" removed 15 emergency trees. The staff of the municipal service worked on the facades, removing the destroyed windows, frames, lattices of balconies.</text:p>
      <text:p text:style-name="P4">
230 tons of destroyed elements were exported.</text:p>
      <text:p text:style-name="P4">
<text:span text:style-name="T4">
 Read also: </text:span>
 <text:span text:style-name="T4">
 <text:a xlink:type="simple" xlink:href="https://www.ukrinform.ua/rubric-ato/3720815-nicna-ataka-sahediv-na-odesu-troe-zagiblih-desat-poranenih.html" text:style-name="Internet_20_link" text:visited-style-name="Visited_20_Internet_20_Link">
Shahaneda Night Attack on Odessa: three dead, ten -wounded</text:a>
</text:span>
</text:p>
      <text:p text:style-name="P4">
In addition to residential buildings and apartments of civilians, there were 2 schools and 3 kindergartens tonight. This was reported by the director of the Department of Education Elena Buynevich.</text:p>
      <text:p text:style-name="P4">
On June 11, 2023 in Odessa the day of mourning was announced.</text:p>
      <text:p text:style-name="P4">
<text:span text:style-name="T4">
 Read also: </text:span>
 <text:span text:style-name="T4">
 <text:a xlink:type="simple" xlink:href="https://www.ukrinform.ua/rubric-regions/3721031-nicna-ataka-na-odesinu-sered-poterpilih-cetvero-ditej.html" text:style-name="Internet_20_link" text:visited-style-name="Visited_20_Internet_20_Link">
Night attack on Odesa region: Among the victims - four days</text:a>
</text:span>
</text:p>
      <text:p text:style-name="P4">
As reported by Ukrinform, at night in Odesa region as a result of <text:span text:style-name="T4">
 <text:a xlink:type="simple" xlink:href="https://www.ukrinform.ua/tag-obstril" text:style-name="Internet_20_link" text:visited-style-name="Visited_20_Internet_20_Link">
shelling</text:a>
</text:span>
 Shahaned drones and rockets were killed and 29 were injured, including two children and a pregnant woman.</text:p>
      <text:p text:style-name="P4">
News Source: <text:a xlink:type="simple" xlink:href="https://www.ukrinform.ua/rubric-regions/3721158-v-odesi-v-rezultati-nicnoi-ataki-droniv-vid-vibuhovoi-hvili-postrazdali-290-kvartir.html" text:style-name="Internet_20_link" text:visited-style-name="Visited_20_Internet_20_Link">
https://www.ukrinform.ua/rubric-regions/3721158-v-odesi-v-rezultati-nicnoi-ataki-droniv-vid-vibuhovoi-hvili-postrazdali-290-kvartir.html</text:a>
</text:p>
      <!--NEWS-->
      <text:h text:style-name="P10" text:outline-level="1">
<text:span text:style-name="T4">
In Dnipropetrovsk, a water transportation was organized in the victim of the city and village</text:span>
</text:h>
      <text:p text:style-name="P4">
Authors: Ukrinform (Person)</text:p>
      <text:p text:style-name="P4">
Publisher: Укринформ (Organization)</text:p>
      <text:p text:style-name="P4">
Published Time: 2023-06-10T11:40:00+03:00</text:p>
      <text:p text:style-name="P4">
Modified Time: 2023-06-10T11:40:00+03:00</text:p>
      <text:p text:style-name="P4">
Description: In Dnipropetrovsk, a transportation of water to the cities and villages was organized, which remained without it through the Kakhovka reservoir. - Ukrinform.</text:p>
      <text:p text:style-name="P4">
Images: ['<text:a xlink:type="simple" xlink:href="https://static.ukrinform.com/photos/2023_06/thumb_files/630_360_1686386158-437.jpeg" text:style-name="Internet_20_link" text:visited-style-name="Visited_20_Internet_20_Link">
630_360_16863...</text:a>
']</text:p>
      <text:p text:style-name="P4">
Tags: ['Дніпропетровщина', 'Вода', 'Каховське водосховище']</text:p>
      <text:p text:style-name="P4">
Type: Article</text:p>
      <!--METADATA-->
      <text:p text:style-name="P4">
<draw:frame draw:style-name="fr1" draw:name="Image42" text:anchor-type="as-char" svg:width="6.9236in" svg:height="3.956343in" draw:z-index="0">
<draw:image xlink:href="../Images/yкринформ/2023-06-10T11-40-00-03-00/630_360_1686386158-437.jpeg" xlink:type="simple" xlink:show="embed" xlink:actuate="onLoad" draw:mime-type="image/jpeg"/>
</draw:frame>
Nadnepropetrovsk region organized a transportation of water to cities and villages, which remained without it the steps of the Kakhovka reservoir.</text:p>
      <text:p text:style-name="P4">
About it in <text:a xlink:type="simple" xlink:href="https://t.me/dnipropetrovskaODA/5199" text:style-name="Internet_20_link" text:visited-style-name="Visited_20_Internet_20_Link">
telegram</text:a>
The head of the Dnipropetrovsk Ova Sergey Lisak reports, Ukrinform reports.</text:p>
      <text:p text:style-name="P4">
"Tanks arrive with [water] to the affected areas(https://www.ukrinform.ua/tag-voda)- drinking and technical. Defined points where people recruit it. For example, in the Marganets community, there are 10, and the back - 7. They will become more, " - the post reads.</text:p>
      <text:p text:style-name="P4">
It is noted that without water remained virtually the whole district, except Nikopol and Pentoravnev community, where the water is served on the schedule.</text:p>
      <text:p text:style-name="P4">
International partners transmit water bottles and containers under it, remedies, hygienic kits. The plans to buy pumps.</text:p>
      <text:p text:style-name="P4">
<text:span text:style-name="T4">
 Readmetas: </text:span>
 [in two districts of Dnipropetrovsk region problems with <text:span text:style-name="T4">
 water </text:span>
 supply to the Kakhovskaya hydroelectric power station)(https://www.ukrinform.ua/rubric-regions/3720688-u-dvoh-rajonah-dnipropetrovsini-problemi-z-vodopostacannam-cerez-pidriv-kahovskoi-ges.html)Ova says that a day a person needs at least 2 liters of drinking water and 4 technical water.</text:p>
      <text:p text:style-name="P4">
"To provide almost a whole area is a tremendous work. But we think of logistics, we negotiate, attract anyone who can help. To make everyone," Lisak added.</text:p>
      <text:p text:style-name="P4">
Regarding the Kryvyi Rih district. Vodokanal works in full -time mode - has reserves.</text:p>
      <text:p text:style-name="P4">
Earlier it was reported that the invaders <text:a xlink:type="simple" xlink:href="https://www.ukrinform.ua/rubric-other_news/3718791-pidriv-rosianami-kahovskoi-ges-vsi-novini.html" text:style-name="Internet_20_link" text:visited-style-name="Visited_20_Internet_20_Link">
blown up the Kakhovsk hydroelectric power station at night on June 6</text:a>
.</text:p>
      <text:p text:style-name="P4">
Photo: Telegrams/Sergey Lisak</text:p>
      <text:p text:style-name="P4">
News Source: <text:a xlink:type="simple" xlink:href="https://www.ukrinform.ua/rubric-regions/3720930-na-dnipropetrovsini-organizuvali-pidviz-vodi-v-postrazdali-mista-j-sela.html" text:style-name="Internet_20_link" text:visited-style-name="Visited_20_Internet_20_Link">
https://www.ukrinform.ua/rubric-regions/3720930-na-dnipropetrovsini-organizuvali-pidviz-vodi-v-postrazdali-mista-j-sela.html</text:a>
</text:p>
      <!--NEWS-->
      <text:h text:style-name="P10" text:outline-level="1">
<text:span text:style-name="T4">
The Charity Cup of the Judo Federation was held in Kropyvnytskyi</text:span>
</text:h>
      <text:p text:style-name="P4">
Authors: Ukrinform (Person)</text:p>
      <text:p text:style-name="P4">
Publisher: Укринформ (Organization)</text:p>
      <text:p text:style-name="P4">
Published Time: 2023-06-10T11:40:04+03:00</text:p>
      <text:p text:style-name="P4">
Modified Time: 2023-06-10T11:40:04+03:00</text:p>
      <text:p text:style-name="P4">
Description: In Kropyvnytskyi competitions of the Charity Cup of the Judo Federation. - Ukrinform.</text:p>
      <text:p text:style-name="P4">
Images: ['<text:a xlink:type="simple" xlink:href="https://static.ukrinform.com/photos/2023_06/thumb_files/630_360_1686385596-372.jpg" text:style-name="Internet_20_link" text:visited-style-name="Visited_20_Internet_20_Link">
630_360_16863...</text:a>
']</text:p>
      <text:p text:style-name="P4">
Tags: ['Діти', 'Кропивницький', 'Спорт', 'Дзюдо']</text:p>
      <text:p text:style-name="P4">
Type: Article</text:p>
      <!--METADATA-->
      <text:p text:style-name="P4">
<draw:frame draw:style-name="fr1" draw:name="Image47" text:anchor-type="as-char" svg:width="6.9236in" svg:height="3.956343in" draw:z-index="0">
<draw:image xlink:href="../Images/yкринформ/2023-06-10T11-40-04-03-00/630_360_1686385596-372.jpg" xlink:type="simple" xlink:show="embed" xlink:actuate="onLoad" draw:mime-type="image/jpeg"/>
</draw:frame>
The Competition of the Charity Cup of the Judo Federation Cup took place.</text:p>
      <text:p text:style-name="P4">
In the tournament <text:a xlink:type="simple" xlink:href="http://https://noc-ukr.org/news/23623/" text:style-name="Internet_20_link" text:visited-style-name="Visited_20_Internet_20_Link">
took part</text:a>
More than 100 young judoists from Kirovograd, Cherkasy, Poltava regions, Ukrinform reports.</text:p>
      <text:p text:style-name="P4">
Children and youth sports schools and sports clubskropyvnytskyi, Kremenchuk, Svetlovodsk, Korsun-Shevchenkivsky, Pominchyna, Smolin, Little Vyski, Alexandria, Kompaniyivka were presented.</text:p>
      <text:p text:style-name="P4">
Athletes, their parents and guests also supported the initiative of the Svyatoslav Brave Regiment and joined the fundraiser for the drone Mavic 3 from the thermal Insporor for the Armed Forces of Ukraine.</text:p>
      <text:p text:style-name="P4">
<text:span text:style-name="T4">
 Read also: </text:span>
 <text:a xlink:type="simple" xlink:href="https://www.ukrinform.ua/rubric-sports/3718536-ukrainski-dzudoisti-vigrali-cotiri-nagorodi-na-etapi-kubka-evropi-v-prazi.html" text:style-name="Internet_20_link" text:visited-style-name="Visited_20_Internet_20_Link">
Ukrainian <text:span text:style-name="T4">
 Judo </text:span>
 Eating four awards of the European Cup in Prague</text:a>
The organizers of the competition expressed a great gratitude to the orchestra of the 3rd separate regimental purpose of the name of Prince Svyatoslav the Brave for quality musical support.</text:p>
      <text:p text:style-name="P4">
Photo: noc-ukr.org.</text:p>
      <text:p text:style-name="P4">
News Source: <text:a xlink:type="simple" xlink:href="https://www.ukrinform.ua/rubric-sports/3720929-u-kropivnickomu-projsov-blagodijnij-kubok-federacii-dzudo.html" text:style-name="Internet_20_link" text:visited-style-name="Visited_20_Internet_20_Link">
https://www.ukrinform.ua/rubric-sports/3720929-u-kropivnickomu-projsov-blagodijnij-kubok-federacii-dzudo.html</text:a>
</text:p>
      <!--NEWS-->
      <text:h text:style-name="P10" text:outline-level="1">
<text:span text:style-name="T4">
The Crimean collaborator revealed details</text:span>
</text:h>
      <text:p text:style-name="P4">
Authors: Ukrinform (Person)</text:p>
      <text:p text:style-name="P4">
Publisher: Укринформ (Organization)</text:p>
      <text:p text:style-name="P4">
Published Time: 2023-06-10T11:44:17+03:00</text:p>
      <text:p text:style-name="P4">
Modified Time: 2023-06-10T11:44:17+03:00</text:p>
      <text:p text:style-name="P4">
Description: The Crimean Korolator blogger Oleksandr Talipov revealed details of preparation by the occupiers of the Kakhovsky hydroelectric power plant. - Ukrinform.</text:p>
      <text:p text:style-name="P4">
Images: ['<text:a xlink:type="simple" xlink:href="https://static.ukrinform.com/photos/2023_06/thumb_files/630_360_1686071199-792.jpeg" text:style-name="Internet_20_link" text:visited-style-name="Visited_20_Internet_20_Link">
630_360_16860...</text:a>
']</text:p>
      <text:p text:style-name="P4">
Tags: ['Блогер', 'Крим', 'Перехоплення', 'Розвідка', 'Колаборант', 'Каховська ГЕС']</text:p>
      <text:p text:style-name="P4">
Type: Article</text:p>
      <!--METADATA-->
      <text:p text:style-name="P4">
<draw:frame draw:style-name="fr1" draw:name="Image48" text:anchor-type="as-char" svg:width="6.9236in" svg:height="3.956343in" draw:z-index="0">
<draw:image xlink:href="../Images/yкринформ/2023-06-10T11-44-17-03-00/630_360_1686071199-792.jpeg" xlink:type="simple" xlink:show="embed" xlink:actuate="onLoad" draw:mime-type="image/jpeg"/>
</draw:frame>
The Crimean Blogger-Korolator Oleksandr Talipov revealed details of the occupation by the occupiers of the Kakhovsky Hydroelectric Stanition.</text:p>
      <text:p text:style-name="P4">
This was reported by the press service of the Main Directorate of Intelligence of the Ministry of Defense of Ukraine in <text:a xlink:type="simple" xlink:href="https://t.me/DIUkraine/2401" text:style-name="Internet_20_link" text:visited-style-name="Visited_20_Internet_20_Link">
telegram</text:a>
, reports Ukrinform</text:p>
      <text:p text:style-name="P4">
“Crimean Korolator blogger Alexander Talipov in a message on his telegram-channel revealed the details of the training with the occupiers(https://www.ukrinform.ua/rubric-other_news/3720776-pidriv-rosianami-kahovskoi-ges-usi-novini.html)”, - the message said.</text:p>
      <text:p text:style-name="P4">
It is noted that Talipov is the Crimean blogger, founder and author of the Crimean Sunday resource, which is pursued by pro -Ukrainian residents of Crimea.</text:p>
      <text:p text:style-name="P4">
It is reported that in his social networks, Talipov was indignant with the posts of the so -Russian "military bloggers", who reported that the personnel of the invaders were "thrown" in the islands.</text:p>
      <text:p text:style-name="P4">
<text:span text:style-name="T5">
Vido: [Main Directorate of Intelligence of the Ministry of Defense of Ukraine]](https://t.me/DIUkraine/2401)</text:span>
</text:p>
      <text:p text:style-name="P4">
In turn, Talipov explained that such information was not true, because, according to him, he contacted the military of the Russian Federation, which they assured that there were no more than the islands by the third night.</text:p>
      <text:p text:style-name="P4">
"This is a direct evidence that the Russian military knew about the future terrorist attack pasatically declared evacuation," Gur emphasizes.</text:p>
      <text:p text:style-name="P4">
In the General Directorate, intelligence emphasizes that the number of such evidence is increasing and all of them will be additional evidence in the future of a tribunal.</text:p>
      <text:p text:style-name="P4">
<text:span text:style-name="T4">
 Read also: </text:span>
 <text:a xlink:type="simple" xlink:href="https://www.ukrinform.ua/rubric-society/3719979-buduvali-tak-sob-vitrimala-adernij-udar-fahivec-viklucae-samorujnaciu-kahovskoi-ges.html" text:style-name="Internet_20_link" text:visited-style-name="Visited_20_Internet_20_Link">
built so that it stood a nuclear stroke: <text:span text:style-name="T4">
 specialist </text:span>
 excludes the self -destruction of Kakhovskaya hydroelectric power station</text:a>
As reported by Ukrinform, on the night of June 6, the Russian army undermined the Greblyukakhov Hydroelectric Power Plant. On the fact of undermining the occupiers of the Kakhovka hydroelectric power station, law enforcement agencies were investigating the article "Ecocid".</text:p>
      <text:p text:style-name="P4">
Ukrhydroenergo stated that <text:a xlink:type="simple" xlink:href="https://www.ukrinform.ua/rubric-ato/3718814-kahovska-ges-povnistu-zrujnovana-vidnovlennu-ne-pidlagae-ukrgidroenergo.html" text:style-name="Internet_20_link" text:visited-style-name="Visited_20_Internet_20_Link">
Kakhovskaya hydroelectric power station is completely destroyed</text:a>
And the recovery is not.</text:p>
      <text:p text:style-name="P4">
News Source: <text:a xlink:type="simple" xlink:href="https://www.ukrinform.ua/rubric-crimea/3720931-krimskij-kolaborant-rozkriv-podrobici-pidgotovki-rosianami-pidrivu-kahovskoi-ges-rozvidka.html" text:style-name="Internet_20_link" text:visited-style-name="Visited_20_Internet_20_Link">
https://www.ukrinform.ua/rubric-crimea/3720931-krimskij-kolaborant-rozkriv-podrobici-pidgotovki-rosianami-pidrivu-kahovskoi-ges-rozvidka.html</text:a>
</text:p>
      <!--NEWS-->
      <text:h text:style-name="P10" text:outline-level="1">
<text:span text:style-name="T4">
Russia holds in the Black and Azov Seas ten ships - there is no rocket car</text:span>
</text:h>
      <text:p text:style-name="P4">
Authors: Ukrinform (Person)</text:p>
      <text:p text:style-name="P4">
Publisher: Укринформ (Organization)</text:p>
      <text:p text:style-name="P4">
Published Time: 2023-06-10T11:50:49+03:00</text:p>
      <text:p text:style-name="P4">
Modified Time: 2023-06-10T11:50:49+03:00</text:p>
      <text:p text:style-name="P4">
Description: As of 11:00 Saturday, June 10, Russian ships are absent in the Black and Azov Seas - no bearers of the Caliber winged missiles. - Ukrinform.</text:p>
      <text:p text:style-name="P4">
Images: ['<text:a xlink:type="simple" xlink:href="https://static.ukrinform.com/photos/2022_05/thumb_files/630_360_1652062755-937.jpg" text:style-name="Internet_20_link" text:visited-style-name="Visited_20_Internet_20_Link">
630_360_16520...</text:a>
']</text:p>
      <text:p text:style-name="P4">
Tags: ['Ракета', ' Чорне море', 'Корабель', 'Війна з Росією']</text:p>
      <text:p text:style-name="P4">
Type: Article</text:p>
      <!--METADATA-->
      <text:p text:style-name="P4">
<draw:frame draw:style-name="fr1" draw:name="Image49" text:anchor-type="as-char" svg:width="6.9236in" svg:height="3.956343in" draw:z-index="0">
<draw:image xlink:href="../Images/yкринформ/2023-06-10T11-50-49-03-00/630_360_1652062755-937.jpg" xlink:type="simple" xlink:show="embed" xlink:actuate="onLoad" draw:mime-type="image/jpeg"/>
</draw:frame>
As of 11:00 pm Saturdays, June 10, Russian ships are absent in the Black and Azov Seas -there are no winged caliber missiles.</text:p>
      <text:p text:style-name="P4">
As Ukrinform reports, about it in <text:a xlink:type="simple" xlink:href="https://t.me/ukrainian_navy/3295" text:style-name="Internet_20_link" text:visited-style-name="Visited_20_Internet_20_Link">
</text:a>
<text:a xlink:type="simple" xlink:href="https://t.me/ukrainian_navy/3295" text:style-name="Internet_20_link" text:visited-style-name="Visited_20_Internet_20_Link">
Telegram</text:a>
The Navy reported the Armed Forces of Ukraine.</text:p>
      <text:p text:style-name="P4">
"As of 11:00 pm 10.06.2023: in <text:a xlink:type="simple" xlink:href="https://www.ukrinform.ua/tag-corne-more" text:style-name="Internet_20_link" text:visited-style-name="Visited_20_Internet_20_Link">
Black Sea</text:a>
There are 9 enemy ships on combat duty; Vasovsky Sea - 1 enemy ship; There are up to 7 enemy ships in the Mediterranean Sea, ”the message reads.</text:p>
      <text:p text:style-name="P4">
<text:span text:style-name="T4">
 Read also: </text:span>
 <text:a xlink:type="simple" xlink:href="https://www.ukrinform.ua/rubric-ato/3720850-zsu-znisili-vze-214-660-rosijskih-zagarbnikiv.html" text:style-name="Internet_20_link" text:visited-style-name="Visited_20_Internet_20_Link">
Armed Forces <text:span text:style-name="T4">
 Destroy </text:span>
 OR OR already 214 660 Russian invaders</text:a>
As reported by Ukrinform, <text:a xlink:type="simple" xlink:href="https://www.ukrinform.ua/rubric-ato/3720872-ppo-vnoci-znisila-dvi-krilati-raketi-i-20-dronivkamikadze.html" text:style-name="Internet_20_link" text:visited-style-name="Visited_20_Internet_20_Link">
air defense at night</text:a>
 <text:a xlink:type="simple" xlink:href="https://www.ukrinform.ua/rubric-ato/3720872-ppo-vnoci-znisila-dvi-krilati-raketi-i-20-dronivkamikadze.html" text:style-name="Internet_20_link" text:visited-style-name="Visited_20_Internet_20_Link">
 </text:a>
June 10 destroyed two enemy winged missiles and 20 shock drones Shahd-136/131.</text:p>
      <text:p text:style-name="P4">
News Source: <text:a xlink:type="simple" xlink:href="https://www.ukrinform.ua/rubric-ato/3720932-rosia-trimae-u-cornomu-ta-azovskomu-morah-desat-korabliv-raketonosiiv-nemae.html" text:style-name="Internet_20_link" text:visited-style-name="Visited_20_Internet_20_Link">
https://www.ukrinform.ua/rubric-ato/3720932-rosia-trimae-u-cornomu-ta-azovskomu-morah-desat-korabliv-raketonosiiv-nemae.html</text:a>
</text:p>
      <!--NEWS-->
      <text:h text:style-name="P10" text:outline-level="1">
<text:span text:style-name="T4">
Putin acknowledged that the Ukrainian counter -offensive began and the Armed Forces have the potential - ISW</text:span>
</text:h>
      <text:p text:style-name="P4">
Authors: Ukrinform (Person)</text:p>
      <text:p text:style-name="P4">
Publisher: Укринформ (Organization)</text:p>
      <text:p text:style-name="P4">
Published Time: 2023-06-10T12:05:00+03:00</text:p>
      <text:p text:style-name="P4">
Modified Time: 2023-06-10T12:05:00+03:00</text:p>
      <text:p text:style-name="P4">
Description: Russian President Vladimir Putin acknowledged that the Ukrainian counter -offensive began, and noted that the Armed Forces had an offensive potential. - Ukrinform.</text:p>
      <text:p text:style-name="P4">
Images: ['<text:a xlink:type="simple" xlink:href="https://static.ukrinform.com/photos/2023_06/thumb_files/630_360_1686022540-181.jpg" text:style-name="Internet_20_link" text:visited-style-name="Visited_20_Internet_20_Link">
630_360_16860...</text:a>
']</text:p>
      <text:p text:style-name="P4">
Tags: ['Путін', 'ЗСУ', 'Війна з Росією', 'Контрнаступ']</text:p>
      <text:p text:style-name="P4">
Type: Article</text:p>
      <!--METADATA-->
      <text:p text:style-name="P4">
<draw:frame draw:style-name="fr1" draw:name="Image50" text:anchor-type="as-char" svg:width="6.9236in" svg:height="3.956343in" draw:z-index="0">
<draw:image xlink:href="../Images/yкринформ/2023-06-10T12-05-00-03-00/630_360_1686022540-181.jpg" xlink:type="simple" xlink:show="embed" xlink:actuate="onLoad" draw:mime-type="image/jpeg"/>
</draw:frame>
Presidentials Vladimir Putin acknowledged that the Ukrainian counter -offensive has begun, and the Armed Forces had an offensive potential.</text:p>
      <text:p text:style-name="P4">
About it in <text:a xlink:type="simple" xlink:href="https://www.understandingwar.org/backgrounder/russian-offensive-campaign-assessment-june-9-2023" text:style-name="Internet_20_link" text:visited-style-name="Visited_20_Internet_20_Link">
report</text:a>
reports the Institute of War Study(Isw), reports Ukrinform.</text:p>
      <text:p text:style-name="P4">
Russian President Vladimir Putin on June 9 acknowledged that Ukraine's counter -offensive was recently, and noted that the Ukrainian forces still have an offensive potential that is retreating from previous attempts <text:a xlink:type="simple" xlink:href="https://www.ukrinform.ua/tag-kreml" text:style-name="Internet_20_link" text:visited-style-name="Visited_20_Internet_20_Link">
Kremlin</text:a>
to diminish Ukrainian counter -offenses, experts say.</text:p>
      <text:p text:style-name="P4">
*!(https://www.ukrinform.ua/rubric-ato/3720705-pidriv-kahovskoi-ges-na-kontrnastup-zsu-ne-vpline.html)"The discussion of Putin of the Ukrainian counter -offensive is a prominent departure from its pre -remote approach to discussing the realities of hostilities and can be said that the Kremlin is learning from its previous unsuccessful approaches to the successful Ukrainian counter -offenses in 2022," the Institute's analysts believe.</text:p>
      <text:p text:style-name="P4">
As it was reported, in one of the previous reports, ISW experts noted that <text:a xlink:type="simple" xlink:href="https://www.ukrinform.ua/rubric-ato/3703472-rosia-zminila-ritoriku-sodo-raketnih-obstriliv-ukraini-isw.html" text:style-name="Internet_20_link" text:visited-style-name="Visited_20_Internet_20_Link">
the Ministry of Defense of the Russian Federation changed rhetoric</text:a>
and actively describes rocket firing before the Ukrainian counter -offensive.</text:p>
      <text:p text:style-name="P4">
Photo: General Staff of the Armed Forces</text:p>
      <text:p text:style-name="P4">
News Source: <text:a xlink:type="simple" xlink:href="https://www.ukrinform.ua/rubric-ato/3720939-putin-viznav-so-ukrainskij-kontrnastup-rozpocavsa-i-zsu-maut-potencial-isw.html" text:style-name="Internet_20_link" text:visited-style-name="Visited_20_Internet_20_Link">
https://www.ukrinform.ua/rubric-ato/3720939-putin-viznav-so-ukrainskij-kontrnastup-rozpocavsa-i-zsu-maut-potencial-isw.html</text:a>
</text:p>
      <!--NEWS-->
      <text:h text:style-name="P10" text:outline-level="1">
<text:span text:style-name="T4">
Information about the course of hostilities is an element of the operation plan - painter</text:span>
</text:h>
      <text:p text:style-name="P4">
Authors: Ukrinform (Person)</text:p>
      <text:p text:style-name="P4">
Publisher: Укринформ (Organization)</text:p>
      <text:p text:style-name="P4">
Published Time: 2023-06-10T12:17:18+03:00</text:p>
      <text:p text:style-name="P4">
Modified Time: 2023-06-10T12:17:18+03:00</text:p>
      <text:p text:style-name="P4">
Description: Information on the course of hostilities is an element of the operation plan and performs military tasks. - Ukrinform.</text:p>
      <text:p text:style-name="P4">
Images: ['<text:a xlink:type="simple" xlink:href="https://static.ukrinform.com/photos/2022_08/thumb_files/630_360_1660222321-926.jpg" text:style-name="Internet_20_link" text:visited-style-name="Visited_20_Internet_20_Link">
630_360_16602...</text:a>
']</text:p>
      <text:p text:style-name="P4">
Tags: ['Міноборони', 'Війна з Росією', 'Ганна Маляр']</text:p>
      <text:p text:style-name="P4">
Type: Article</text:p>
      <!--METADATA-->
      <text:p text:style-name="P4">
<draw:frame draw:style-name="fr1" draw:name="Image51" text:anchor-type="as-char" svg:width="6.9236in" svg:height="3.956343in" draw:z-index="0">
<draw:image xlink:href="../Images/yкринформ/2023-06-10T12-17-18-03-00/630_360_1660222321-926.jpg" xlink:type="simple" xlink:show="embed" xlink:actuate="onLoad" draw:mime-type="image/jpeg"/>
</draw:frame>
The information of the fighting is an element of the operation plan and performs warrior.</text:p>
      <text:p text:style-name="P4">
According to Ukrinform, the Deputy Minister of Defense of Ukraine Anna Malarna wrote about it in <text:a xlink:type="simple" xlink:href="https://t.me/annamaliar/828" text:style-name="Internet_20_link" text:visited-style-name="Visited_20_Internet_20_Link">
telegram</text:a>
She showed the photo with the Tavriya and Khortytsia presoffers - operational -strategic groups of troops, which are now fighting in the hottest directions of the Education and South of Ukraine.</text:p>
      <text:p text:style-name="P4">
As the painter emphasized, from these officers "you will find out that there in the Bakhmut region of the Zaporozhye directions."</text:p>
      <text:p text:style-name="P4">
<text:span text:style-name="T4">
 Read also: </text:span>
 <text:a xlink:type="simple" xlink:href="https://www.ukrinform.ua/rubric-ato/3720507-sili-oboroni-vedut-aktivni-bojovi-dii-na-kilkoh-dilankah-bahmutskogo-napramku-minoboroni.html" text:style-name="Internet_20_link" text:visited-style-name="Visited_20_Internet_20_Link">
defense forces are active fighting on several Bakhmut directional areas - <text:span text:style-name="T4">
 painter </text:span>
</text:a>
According to her, "Information on the course of hostilities is an element of the operation plan and performs military tasks. We develop after consultation with the Glavcom Tafahivtsi, the General Staff of Information Security Strategic Information line during certain hostilities, and then in 24/7 mode and correction The press services of the Armed Forces of the Armed Forces depending on the needs of the front. "</text:p>
      <text:p text:style-name="P4">
"That's right now," the Deputy Minister emphasized, "we work on the scene of Khortytsia Itavria.</text:p>
      <text:p text:style-name="P4">
She stated that the main customer of what and how to submit during the war is the Armed Forces of Ukraine, which form their need - "what tasks they are important to solve with the help of information instruments, and the Ministry of Defense combines the Ministry of Defense together with the Armed Forces of the Armed Forces."</text:p>
      <text:p text:style-name="P4">
<text:span text:style-name="T4">
 Read also: </text:span>
 <text:a xlink:type="simple" xlink:href="https://www.ukrinform.ua/rubric-ato/3720458-jdut-zapekli-informacijni-boi-malar-poasnila-ak-i-comu-vorog-atakue-ukrainciv-vkidami-i-fejkami.html" text:style-name="Internet_20_link" text:visited-style-name="Visited_20_Internet_20_Link">
there are fierce information battles: <text:span text:style-name="T4">
 painter </text:span>
 explained how the enemy attacks Ukrainians with pushes and fakes</text:a>
"Our task is to fight information within the plans and tasks that are facing the army," the painter emphasized.</text:p>
      <text:p text:style-name="P4">
Therefore, she noted, during the war, consuming information, "it is worth knowing:</text:p>
      <text:p text:style-name="P4">
We have everything coordinated and all under control;As the painter assured, "we do not hide from you our victories and the fact of liberation of territories"</text:p>
      <text:p text:style-name="P4">
She noted that "we have a strong professional team. The Ministry of Defense and the Armed Forces - Severers promptly inform you daily in direct inclusions on TV, induce under fire. We are informed around the clock on the pages of the Ikanals of the Ministry of Defense and the Armed Forces."</text:p>
      <text:p text:style-name="P4">
As reported by Ukrinform, the painter states that the current wars are taking place in the regial and information dimensions, and the battles in the information dimension are not smaller.</text:p>
      <text:p text:style-name="P4">
News Source: <text:a xlink:type="simple" xlink:href="https://www.ukrinform.ua/rubric-ato/3720942-informacia-pro-hid-bojovih-dij-e-elementom-planu-operacii-malar.html" text:style-name="Internet_20_link" text:visited-style-name="Visited_20_Internet_20_Link">
https://www.ukrinform.ua/rubric-ato/3720942-informacia-pro-hid-bojovih-dij-e-elementom-planu-operacii-malar.html</text:a>
</text:p>
      <!--NEWS-->
      <text:h text:style-name="P10" text:outline-level="1">
<text:span text:style-name="T4">
In the flooded Oleshkiv community, the military is engaged in looting - the mayor</text:span>
</text:h>
      <text:p text:style-name="P4">
Authors: Ukrinform (Person)</text:p>
      <text:p text:style-name="P4">
Publisher: Укринформ (Organization)</text:p>
      <text:p text:style-name="P4">
Published Time: 2023-06-10T12:22:00+03:00</text:p>
      <text:p text:style-name="P4">
Modified Time: 2023-06-10T12:22:00+03:00</text:p>
      <text:p text:style-name="P4">
Description: In the Oleshkiv community, the military is engaged in looting, in particular, aggressors take away transport, as well as Russians in flooded oles are made in the home of local for sake of robbery. - Ukrinform.</text:p>
      <text:p text:style-name="P4">
Images: ['<text:a xlink:type="simple" xlink:href="https://static.ukrinform.com/photos/2022_09/thumb_files/630_360_1662135180-334.jpg" text:style-name="Internet_20_link" text:visited-style-name="Visited_20_Internet_20_Link">
630_360_16621...</text:a>
']</text:p>
      <text:p text:style-name="P4">
Tags: ['Херсонщина', 'Російські військові', 'Мародери', 'Війна з Росією']</text:p>
      <text:p text:style-name="P4">
Type: Article</text:p>
      <!--METADATA-->
      <text:p text:style-name="P4">
<draw:frame draw:style-name="fr1" draw:name="Image53" text:anchor-type="as-char" svg:width="6.9236in" svg:height="3.956343in" draw:z-index="0">
<draw:image xlink:href="../Images/yкринформ/2023-06-10T12-22-00-03-00/630_360_1662135180-334.jpg" xlink:type="simple" xlink:show="embed" xlink:actuate="onLoad" draw:mime-type="image/jpeg"/>
</draw:frame>
The Voleshkovsky community is engaged in looting, in particular, aggressor risen transport, as well as Russians in flooded oles are robbed by local for locals for robbery.</text:p>
      <text:p text:style-name="P4">
Oleshkiv city chairman Yevgeny Rishchuk reported this in conversation with Ukrinform correspondent.</text:p>
      <text:p text:style-name="P4">
He became aware that the Russian military selected the boat from <text:a xlink:type="simple" xlink:href="https://www.ukrinform.ua/tag-volonteri" text:style-name="Internet_20_link" text:visited-style-name="Visited_20_Internet_20_Link">
volunteers</text:a>
And looting on it - they export the disadvantaged upper floors of residential buildings of local residents.</text:p>
      <text:p text:style-name="P4">
Also, according to him, many Russian soldiers stopped in the evening in the village of Podstepne - there they began to select people from vehicles.</text:p>
      <text:p text:style-name="P4">
"As for the situation - water goes away," Rishchuk says.</text:p>
      <text:p text:style-name="P4">
He also reported that from the wells, which people were still on the eve, have already gone dirty water, now it will be necessary to look for a deeper reference in the territories where it is dry. Social networks report cases of people.</text:p>
      <text:p text:style-name="P4">
<text:span text:style-name="T4">
 Read also: </text:span>
 <text:a xlink:type="simple" xlink:href="https://www.ukrinform.ua/rubric-regions/3720476-u-zatoplenih-oleskah-vidsutnij-zvazok-dola-soten-ludej-nevidoma.html" text:style-name="Internet_20_link" text:visited-style-name="Visited_20_Internet_20_Link">
in flooded <text:span text:style-name="T4">
 oleshk </text:span>
 ah there is no connection, the fate of hundreds is unknown</text:a>
There is no new data on the victims of new data, only 9 bodies that have been completed earlier are known.</text:p>
      <text:p text:style-name="P4">
He suggested that other bodies could take away the current, may also be dead. Lists of missing are currently, but the numbers are announced, because many people can simply not make themselves known because of the connection - they are waiting in water traps for salvation.</text:p>
      <text:p text:style-name="P4">
As <text:a xlink:type="simple" xlink:href="https://www.ukrinform.ua/rubric-regions/3720476-u-zatoplenih-oleskah-vidsutnij-zvazok-dola-soten-ludej-nevidoma.html" text:style-name="Internet_20_link" text:visited-style-name="Visited_20_Internet_20_Link">
reported</text:a>
Ukrinform, on the territory of the Oleshkiv municipal(Kherson region)- Humanitarian catastrophe, Russians imitate assistance.</text:p>
      <text:p text:style-name="P4">
As reported by Ukrinform, <text:a xlink:type="simple" xlink:href="https://www.ukrinform.ua/rubric-other_news/3718791-pidriv-rosianami-kahovskoi-ges-vsi-novini.html" text:style-name="Internet_20_link" text:visited-style-name="Visited_20_Internet_20_Link">
Russian troops made under June 6, the Podvikakhov hydroelectric power station</text:a>
 .</text:p>
      <text:p text:style-name="P4">
News Source: <text:a xlink:type="simple" xlink:href="https://www.ukrinform.ua/rubric-regions/3720946-u-zatoplenij-oleskivskij-gromadi-vijskovi-rf-zajmautsa-maroderstvom-mer.html" text:style-name="Internet_20_link" text:visited-style-name="Visited_20_Internet_20_Link">
https://www.ukrinform.ua/rubric-regions/3720946-u-zatoplenij-oleskivskij-gromadi-vijskovi-rf-zajmautsa-maroderstvom-mer.html</text:a>
</text:p>
      <!--NEWS-->
      <text:h text:style-name="P10" text:outline-level="1">
<text:span text:style-name="T4">
In Ukraine with the participation of the World Bank will be modernization of medical institutions in all areas</text:span>
</text:h>
      <text:p text:style-name="P4">
Authors: Ukrinform (Person)</text:p>
      <text:p text:style-name="P4">
Publisher: Укринформ (Organization)</text:p>
      <text:p text:style-name="P4">
Published Time: 2023-06-10T12:30:28+03:00</text:p>
      <text:p text:style-name="P4">
Modified Time: 2023-06-10T12:30:28+03:00</text:p>
      <text:p text:style-name="P4">
Description: The Ministry of Health of Ukraine with the participation of the World Bank launched a project to modernize health care facilities in each region. - Ukrinform.</text:p>
      <text:p text:style-name="P4">
Images: ['<text:a xlink:type="simple" xlink:href="https://static.ukrinform.com/photos/2023_06/thumb_files/630_360_1686387804-441.jpeg" text:style-name="Internet_20_link" text:visited-style-name="Visited_20_Internet_20_Link">
630_360_16863...</text:a>
']</text:p>
      <text:p text:style-name="P4">
Tags: ['Лікарня', 'Світовий банк', 'Відновлення України']</text:p>
      <text:p text:style-name="P4">
Type: Article</text:p>
      <!--METADATA-->
      <text:p text:style-name="P4">
<draw:frame draw:style-name="fr1" draw:name="Image54" text:anchor-type="as-char" svg:width="6.9236in" svg:height="3.954605in" draw:z-index="0">
<draw:image xlink:href="../Images/yкринформ/2023-06-10T12-30-28-03-00/630_360_1686387804-441.jpeg" xlink:type="simple" xlink:show="embed" xlink:actuate="onLoad" draw:mime-type="image/jpeg"/>
</draw:frame>
The Ministry of Health of Ukraine with the participation of the World Bank has launched a prosekt to modernize health care facilities in each region.</text:p>
      <text:p text:style-name="P4">
About it reports <text:a xlink:type="simple" xlink:href="https://moz.gov.ua/article/news/moz-za-uchasti-svitovogo-banku-zapustili-proekt-dlja-modernizacii-zakladiv-ohoroni-zdorov’ja-u-kozhnij-oblasti" text:style-name="Internet_20_link" text:visited-style-name="Visited_20_Internet_20_Link">
press service</text:a>
The Ministry of Health, reports Ukrinform.</text:p>
      <text:p text:style-name="P4">
“Strengthening the Health Care System and Preservation of Life”(HEAL Ukraine)- The current infrastructure project, which the Ministry of Health implements in cooperation with the World Bank, ”said Deputy Minister, Chief State Sanitary Doctor Igor Kuzin.</text:p>
      <text:p text:style-name="P4">
He reported that at the Ministry of Health a projected renewal office has been created to receive infrastructure proposals for healthcare facilities, among which projects will be selected for implementation.</text:p>
      <text:p text:style-name="P4">
It is noted that the project is aimed at increasing provision of medical institutions, in particular <text:a xlink:type="simple" xlink:href="https://www.ukrinform.ua/tag-vidnovlenna-ukraini" text:style-name="Internet_20_link" text:visited-style-name="Visited_20_Internet_20_Link">
recovery</text:a>
, update and modernization of infrastructure. It is about the reconstruction of damages of medical infrastructure, renovation of premises and buildings tamodernization of medical institutions with modern equipment to strengthen energy independence.</text:p>
      <text:p text:style-name="P4">
"Medical institutions of all regions can apply and receive funding infrastructure projects and projects for the installation of solar panels," -proclaim in the ministry.</text:p>
      <text:p text:style-name="P4">
At the same time, it is noted that infrastructure projects relate to the restoration of tamodernization damaged as a result of hostilities of state or communal services, as well as improving the energy efficiency of ensuring access of subacte energy sources.</text:p>
      <text:p text:style-name="P4">
In addition, it is reported that primary care medical facilities can apply for solar energy equipment - solar panels, battery and inverter, so establishing solar energy as an autonomous power source, accumulating it and reducing electricity costs.</text:p>
      <text:p text:style-name="P4">
<text:span text:style-name="T4">
 Read also: </text:span>
 <text:a xlink:type="simple" xlink:href="https://www.ukrinform.ua/rubric-ato/3720564-rosiani-obstrilali-likarnu-v-gulajpoli-dvoe-zagiblih.html" text:style-name="Internet_20_link" text:visited-style-name="Visited_20_Internet_20_Link">
Russians fired <text:span text:style-name="T4">
 hospitals </text:span>
 yu in Guliaypoli, two -way</text:a>
</text:p>
      <text:p text:style-name="P4">
As reported by Ukrinform, the Ukrainian medical sphere will have an additional <text:a xlink:type="simple" xlink:href="https://www.ukrinform.ua/rubric-vidbudova/3719689-ukraina-otrimae-vid-svitovogo-banku-10-miljoniv-grantu-na-vidnovlenna-medicnoi-sferi.html" text:style-name="Internet_20_link" text:visited-style-name="Visited_20_Internet_20_Link">
maintenance of $ 10 million</text:a>
as a irreversible grant, allocated within the limits of the new funding of the New Bank of the Ministry of Health with the World Bank “Promotion of health care and preservation of life”(HEAL Ukraine).</text:p>
      <text:p text:style-name="P4">
News Source: <text:a xlink:type="simple" xlink:href="https://www.ukrinform.ua/rubric-vidbudova/3720948-v-ukraini-za-ucasti-svitovogo-banku-provedut-modernizaciu-medzakladiv-u-vsih-oblastah.html" text:style-name="Internet_20_link" text:visited-style-name="Visited_20_Internet_20_Link">
https://www.ukrinform.ua/rubric-vidbudova/3720948-v-ukraini-za-ucasti-svitovogo-banku-provedut-modernizaciu-medzakladiv-u-vsih-oblastah.html</text:a>
</text:p>
      <!--NEWS-->
      <text:h text:style-name="P10" text:outline-level="1">
<text:span text:style-name="T4">
In the Kherson region, the Armed Forces hit Russian invaders on the Arabat arrow - Khlan</text:span>
</text:h>
      <text:p text:style-name="P4">
Authors: Ukrinform (Person)</text:p>
      <text:p text:style-name="P4">
Publisher: Укринформ (Organization)</text:p>
      <text:p text:style-name="P4">
Published Time: 2023-06-10T12:32:11+03:00</text:p>
      <text:p text:style-name="P4">
Modified Time: 2023-06-10T12:32:11+03:00</text:p>
      <text:p text:style-name="P4">
Description: In Kherson region there were "arrivals" on Russian invaders on the Arabat arrow.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ЗСУ', 'Війна з Росією']</text:p>
      <text:p text:style-name="P4">
Type: Article</text:p>
      <!--METADATA-->
      <text:p text:style-name="P4">
<draw:frame draw:style-name="fr1" draw:name="Image57" text:anchor-type="as-char" svg:width="6.9236in" svg:height="3.956343in" draw:z-index="0">
<draw:image xlink:href="../Images/yкринформ/2023-06-10T12-32-11-03-00/630_360_1538997483-946.jpg" xlink:type="simple" xlink:show="embed" xlink:actuate="onLoad" draw:mime-type="image/jpeg"/>
</draw:frame>
Nakherson region in the morning there were "arrivals" on Russian invaders on the Arabatian gun.</text:p>
      <text:p text:style-name="P4">
According to Ukrinform, he wrote about it in <text:a xlink:type="simple" xlink:href="https://www.facebook.com/sergey.khlan/posts/pfbid07BhigtDZxZY18AUAej12oSSW32QMVNnDcRizVg8yRQ789i4N4qUoCbXEB1sdKzhjl" text:style-name="Internet_20_link" text:visited-style-name="Visited_20_Internet_20_Link">
Facebook</text:a>
Member of the Kherson Regional Council Sergey Khlan.</text:p>
      <text:p text:style-name="P4">
«Kherson region. About 5-6 in the morning - a few arrivals from the Armed Forces and the corps of the "government quarter" of the invaders on the Arabat arrow all in the smoke, " - said the presentation.</text:p>
      <text:p text:style-name="P4">
<text:span text:style-name="T4">
 Read also: </text:span>
 <text:a xlink:type="simple" xlink:href="https://www.ukrinform.ua/rubric-ato/3720942-informacia-pro-hid-bojovih-dij-e-elementom-planu-operacii-malar.html" text:style-name="Internet_20_link" text:visited-style-name="Visited_20_Internet_20_Link">
Information about the course of fighting is an element of the operation plan- painter</text:a>
As it is noted, on one of the bases of the walls the walls were just when Russian.</text:p>
      <text:p text:style-name="P4">
As reported by Ukrinform, on June 9 in the Kherson region in the village of Strelkovo, which was destroyed by the Russian Arrow in the Arrow.</text:p>
      <text:p text:style-name="P4">
Earlier it became known that in the Kherson region, collaborators were issued a newly built "Government Quarter" on the temporarily captured Arabatskaya shooting of the Ukrainian wellness project "Eco-city".</text:p>
      <text:p text:style-name="P4">
<text:span text:style-name="T4">
 Read also: </text:span>
 <text:a xlink:type="simple" xlink:href="https://www.ukrinform.ua/rubric-ato/3720939-putin-viznav-so-ukrainskij-kontrnastup-rozpocavsa-i-zsu-maut-potencial-isw.html" text:style-name="Internet_20_link" text:visited-style-name="Visited_20_Internet_20_Link">
Putin acknowledged that the Ukrainian counter -offensive began and <text:span text:style-name="T4">
 Armed Forces </text:span>
 have potential - ISW</text:a>
In the temporarily captured Kherson region, Russian military and collaborator are on the Arabat arrow - there are also "administrations", and conduct combat training.</text:p>
      <text:p text:style-name="P4">
News Source: <text:a xlink:type="simple" xlink:href="https://www.ukrinform.ua/rubric-ato/3720949-na-hersonsini-zsu-vdarili-po-rosijskih-zagarbnikah-na-arabatskij-strilci-hlan.html" text:style-name="Internet_20_link" text:visited-style-name="Visited_20_Internet_20_Link">
https://www.ukrinform.ua/rubric-ato/3720949-na-hersonsini-zsu-vdarili-po-rosijskih-zagarbnikah-na-arabatskij-strilci-hlan.html</text:a>
</text:p>
      <!--NEWS-->
      <text:h text:style-name="P10" text:outline-level="1">
<text:span text:style-name="T4">
The network showed what the Kakhovka reservoir looks like after blasting the HPP Russians</text:span>
</text:h>
      <text:p text:style-name="P4">
Authors: Ukrinform (Person)</text:p>
      <text:p text:style-name="P4">
Publisher: Укринформ (Organization)</text:p>
      <text:p text:style-name="P4">
Published Time: 2023-06-10T12:33:00+03:00</text:p>
      <text:p text:style-name="P4">
Modified Time: 2023-06-10T22:33:00+03:00</text:p>
      <text:p text:style-name="P4">
Description: After the exclusion of the Russian troops of the Kakhovka hydroelectric power station, the local reservoir was almost shaken. - Ukrinform.</text:p>
      <text:p text:style-name="P4">
Images: ['<text:a xlink:type="simple" xlink:href="https://static.ukrinform.com/photos/2023_06/thumb_files/630_360_1686382723-593.jpg" text:style-name="Internet_20_link" text:visited-style-name="Visited_20_Internet_20_Link">
630_360_16863...</text:a>
']</text:p>
      <text:p text:style-name="P4">
Tags: ['ГЕС', 'Війна з Росією', 'Каховське водосховище']</text:p>
      <text:p text:style-name="P4">
Type: Article</text:p>
      <!--METADATA-->
      <text:p text:style-name="P4">
<draw:frame draw:style-name="fr1" draw:name="Image58" text:anchor-type="as-char" svg:width="6.9236in" svg:height="3.956343in" draw:z-index="0">
<draw:image xlink:href="../Images/yкринформ/2023-06-10T12-33-00-03-00/630_360_1686382723-593.jpg" xlink:type="simple" xlink:show="embed" xlink:actuate="onLoad" draw:mime-type="image/jpeg"/>
</draw:frame>
Post -exploring by the Russian troops of the Kakhovskaya hydroelectric power station, the local reservoir has practically imbued.</text:p>
      <text:p text:style-name="P4">
According to Ukrinform, the corresponding video is presented in <text:a xlink:type="simple" xlink:href="https://t.me/lachentyt/30283" text:style-name="Internet_20_link" text:visited-style-name="Visited_20_Internet_20_Link">
telegram</text:a>
Famous blogger Igor Lachenkov(TG channel "LACHEN WRISH").</text:p>
      <text:p text:style-name="P4">
Раніше еколог, експерт з управління природоохоронною діяльністю, екологічноїполітики та моніторингу стану і якості довкілля, кандидат технічних наукМаксим Сорока на своїй сторінці у Фейсбуці, відповідаючи на запитанняукраїнців, прогнозував, що Каховське <text:span text:style-name="T5">
<text:span text:style-name="T4">
<text:a xlink:type="simple" xlink:href="https://www.ukrinform.ua/rubric-economy/3720654-kahovske-vodoshovise-ne-znikne-ale-peretvoritsa-na-boloto.html" text:style-name="Internet_20_link" text:visited-style-name="Visited_20_Internet_20_Link">
 водосховище не зникне, алеперетвориться на болото </text:a>
</text:span>
 </text:span>
.</text:p>
      <text:p text:style-name="P4">
<text:span text:style-name="T4">
 Read also: </text:span>
 <text:span text:style-name="T4">
 <text:a xlink:type="simple" xlink:href="https://www.ukrinform.ua/rubric-regions/3720969-cerez-pidriv-rosianami-kahovskoi-ges-zniklimi-bezvisti-vvazautsa-27-ludej.html" text:style-name="Internet_20_link" text:visited-style-name="Visited_20_Internet_20_Link">
through the blasting of the Russians of the Kakhovskaya hydroelectric power station missing 29 people</text:a>
</text:span>
</text:p>
      <text:p text:style-name="P4">
"The water will not disappear. However, there will now be a temporary swamp in this city. And then the nature will come up with what to do with this territory.</text:p>
      <text:p text:style-name="P4">
We need to understand that in our climatic conditions a reservoir(of this size of tangotropogenic load)It should be a depth of at least 8 m. This is due to the third factors. First, in order not to freeze in winter(this is important to recover biota). По-друге, для підтримки кисневого режимувлітку. Якщо перегріти стоячі води, то згідно з законом Дальтона, кисень почневипаровуватися, що призведе до мору риби. Третє. Для нейтралізуваннязворотних/очищених стічних вод та подальшого біологічного доочищення – уводосховищі має бути достатній об’єм води. Нагадую, заводи та ЖКГ Запоріжжяберуть воду вище запорізької греблі, а скидають стічні води у Каховськеводосховище. Й інші міста так само", - написав він.</text:p>
      <text:p text:style-name="P4">
Своєю чергою інші науковці зазначають, що після підриву дамби розпочалосяобміління водосховища і його глибина зараз становить трохи більш як 10 метрів.Тобто зараз неможливий забір води для побутових споживачів та на ЗапорізькійАЕС.</text:p>
      <text:p text:style-name="P4">
<text:span text:style-name="T4">
Читайте також:</text:span>
 <text:span text:style-name="T4">
<text:a xlink:type="simple" xlink:href="https://www.ukrinform.ua/rubric-economy/3720653-v-ukraini-ponad-1-100-kilometriv-meliorativnih-kanaliv-zalisilis-bez-vodi.html" text:style-name="Internet_20_link" text:visited-style-name="Visited_20_Internet_20_Link">
 В Україні понад 1 100 кілометрів меліоративних каналівзалишились без води </text:a>
</text:span>
</text:p>
      <text:p text:style-name="P4">
It is expected that after stabilization, instead of the Kakhovka reservoir, the water level that corresponds to the Dnieper-1 kilometer of width and 6-7 meters will remain.</text:p>
      <text:p text:style-name="P4">
News Source: <text:a xlink:type="simple" xlink:href="https://www.ukrinform.ua/rubric-regions/3721154-u-merezi-pokazali-kadri-ak-vigladae-kahovske-vodoshovise-pisla-pidrivu-rosianami-ges.html" text:style-name="Internet_20_link" text:visited-style-name="Visited_20_Internet_20_Link">
https://www.ukrinform.ua/rubric-regions/3721154-u-merezi-pokazali-kadri-ak-vigladae-kahovske-vodoshovise-pisla-pidrivu-rosianami-ges.html</text:a>
</text:p>
      <!--NEWS-->
      <text:h text:style-name="P10" text:outline-level="1">
<text:span text:style-name="T4">
The Russians wounded in Kherson three police officers and a girl</text:span>
</text:h>
      <text:p text:style-name="P4">
Authors: Ukrinform (Person)</text:p>
      <text:p text:style-name="P4">
Publisher: Укринформ (Organization)</text:p>
      <text:p text:style-name="P4">
Published Time: 2023-06-10T12:37:05+03:00</text:p>
      <text:p text:style-name="P4">
Modified Time: 2023-06-10T12:37:05+03:00</text:p>
      <text:p text:style-name="P4">
Description: Russian troops in the Kherson region fired the evacuation groups, wounded three police officers and a minor girl. - Ukrinform.</text:p>
      <text:p text:style-name="P4">
Images: ['<text:a xlink:type="simple" xlink:href="https://static.ukrinform.com/photos/2023_03/thumb_files/630_360_1677824352-861.jpg" text:style-name="Internet_20_link" text:visited-style-name="Visited_20_Internet_20_Link">
630_360_16778...</text:a>
']</text:p>
      <text:p text:style-name="P4">
Tags: ['Евакуація', 'Херсонщина', 'Обстріл', 'Поліція', 'Поранені']</text:p>
      <text:p text:style-name="P4">
Type: Article</text:p>
      <!--METADATA-->
      <text:p text:style-name="P4">
<draw:frame draw:style-name="fr1" draw:name="Image59" text:anchor-type="as-char" svg:width="6.9236in" svg:height="3.956343in" draw:z-index="0">
<draw:image xlink:href="../Images/yкринформ/2023-06-10T12-37-05-03-00/630_360_1677824352-861.jpg" xlink:type="simple" xlink:show="embed" xlink:actuate="onLoad" draw:mime-type="image/jpeg"/>
</draw:frame>
Troops in the Kherson region fired the evacuation groups, wounded three police officers and a minor girl.</text:p>
      <text:p text:style-name="P4">
About it reports police of Kherson region on its page on <text:a xlink:type="simple" xlink:href="https://www.facebook.com/khersonpolice.official/posts/pfbid0374PD6rrLtwyZ3VBze3QhD2wF9b9Q3VXJ68taFELRrNDNu6jGz2Nt8ABqvpJaAiBHl" text:style-name="Internet_20_link" text:visited-style-name="Visited_20_Internet_20_Link">
Facebook</text:a>
, reports Ukrinform.</text:p>
      <text:p text:style-name="P4">
"In the regional center, the Russian military once again attacked the neighborhood of the ship, from where the evacuation of the locals, as well as the city center, wounded a 16 -year -old girl and police officer. In the city, multi -storey and private homes were damaged, where the firefighters occurred after the shells were hit,"</text:p>
      <text:p text:style-name="P4">
According to the police, Russian troops fired at settlements of Pokutiberislavsky and Kherson districts from the jet systems of volley fire, artillery, mortars, aviation and <text:a xlink:type="simple" xlink:href="https://www.ukrinform.ua/tag-bezpilotnik" text:style-name="Internet_20_link" text:visited-style-name="Visited_20_Internet_20_Link">
UAV</text:a>
. The city of Berislav, the village of Zmiivkat, Novoberlav village, as a result of explosions of controlled bombs, damaged residential buildings were injured. The enemy's actions were injured by the village of Stryakhinka, a 64-year-old resident was seriously injured there, Angaras were damaged. As a result of the discharge of RFBBOEPROPs from the drone, police were also injured.</text:p>
      <text:p text:style-name="P4">
*!(https://www.ukrinform.ua/rubric-regions/3720887-na-hersonsini-iz-zoni-pidtoplenna-evakuuvali-vze-2588-ludej.html)Over the past day, the Kherson police responded to 1138 applications and reports of citizens about criminal offenses and other events. The 25 -criminal proceedings under Article 438 of the Criminal Code of Ukraine "Violation of laws and customs of war" were opened.</text:p>
      <text:p text:style-name="P4">
News Source: <text:a xlink:type="simple" xlink:href="https://www.ukrinform.ua/rubric-regions/3720952-rosiani-poranili-na-hersonsini-troh-policejskih-ta-divcinu.html" text:style-name="Internet_20_link" text:visited-style-name="Visited_20_Internet_20_Link">
https://www.ukrinform.ua/rubric-regions/3720952-rosiani-poranili-na-hersonsini-troh-policejskih-ta-divcinu.html</text:a>
</text:p>
      <!--NEWS-->
      <text:h text:style-name="P10" text:outline-level="1">
<text:span text:style-name="T4">
Ukraine and Switzerland have discussed cooperation on finding missing persons</text:span>
</text:h>
      <text:p text:style-name="P4">
Authors: Ukrinform (Person)</text:p>
      <text:p text:style-name="P4">
Publisher: Укринформ (Organization)</text:p>
      <text:p text:style-name="P4">
Published Time: 2023-06-10T12:38:37+03:00</text:p>
      <text:p text:style-name="P4">
Modified Time: 2023-06-10T12:38:37+03:00</text:p>
      <text:p text:style-name="P4">
Description: Oleg Kotenko, a commissioner from missing, discussed with a representative of the Federal Department of Foreign Affairs of Switzerland, Ambassador Simon Gaisbuler further directions of bilateral cooperation between Switzerland and Ukraine on the search for missing persons. - Ukrinform.</text:p>
      <text:p text:style-name="P4">
Images: ['<text:a xlink:type="simple" xlink:href="https://static.ukrinform.com/photos/2023_06/thumb_files/630_360_1686389797-605.jpg" text:style-name="Internet_20_link" text:visited-style-name="Visited_20_Internet_20_Link">
630_360_16863...</text:a>
']</text:p>
      <text:p text:style-name="P4">
Tags: ['Переговори', 'Швейцарія', 'Зниклі безвісти']</text:p>
      <text:p text:style-name="P4">
Type: Article</text:p>
      <!--METADATA-->
      <text:p text:style-name="P4">
<draw:frame draw:style-name="fr1" draw:name="Image60" text:anchor-type="as-char" svg:width="6.9236in" svg:height="3.956343in" draw:z-index="0">
<draw:image xlink:href="../Images/yкринформ/2023-06-10T12-38-37-03-00/630_360_1686389797-605.jpg" xlink:type="simple" xlink:show="embed" xlink:actuate="onLoad" draw:mime-type="image/jpeg"/>
</draw:frame>
Oleg Kotenko, a commissioner from missing, discussed with a representative of the Federal Department of Foreign Affairs Switzerland, Ambassador Simonomomgayssbuler further directions of bilateral cooperation between Switzerland and Ukraine in order to search for missing persons.</text:p>
      <text:p text:style-name="P4">
According to Ukrinform, the Office of the Commissioner for the missing issues in <text:a xlink:type="simple" xlink:href="https://t.me/Oleg_Kotenko_Patriot/154" text:style-name="Internet_20_link" text:visited-style-name="Visited_20_Internet_20_Link">
telegram.</text:a>
Kotenko and Gaisbuler jointly attended the School of Criminal Sciences of the Lozann University, where they got acquainted with innovative technologies that use the search and identification of missing persons.</text:p>
      <text:p text:style-name="P4">
It is noted that the specialists of the university shared the experiences of the adhesion of DNA expertise and the development of modern drones for the establishment of places of mass burials.</text:p>
      <text:p text:style-name="P4">
Kotenko also discussed the further directions of bilateral communication with Switzerland and Ukraine with Gaisbuler.</text:p>
      <text:p text:style-name="P4">
“Interaction with international partners is a step forward in search. We appreciate it very much, ”the Ombudsman said.</text:p>
      <text:p text:style-name="P4">
*!(https://www.ukrinform.ua/rubric-regions/3719653-policia-otrimala-tri-zvernenna-pro-zniklih-bezvisti-na-hersonsini-mvs.html)As reported by Ukrinform, now in the register of missing persons for specialized <text:a xlink:type="simple" xlink:href="https://www.ukrinform.ua/rubric-society/3720126-u-reestri-zniklih-bezvisti-za-osoblivih-obstavin-ponad-25-tisac-ukrainciv.html" text:style-name="Internet_20_link" text:visited-style-name="Visited_20_Internet_20_Link">
more than 25 thousand citizens of Ukraine.</text:a>
<text:span text:style-name="T5">
Foto: Office of the Ombudsman missing</text:span>
</text:p>
      <text:p text:style-name="P4">
News Source: <text:a xlink:type="simple" xlink:href="https://www.ukrinform.ua/rubric-polytics/3720953-ukraina-i-svejcaria-obgovorili-spivpracu-sodo-posuku-zniklih-bezvisti.html" text:style-name="Internet_20_link" text:visited-style-name="Visited_20_Internet_20_Link">
https://www.ukrinform.ua/rubric-polytics/3720953-ukraina-i-svejcaria-obgovorili-spivpracu-sodo-posuku-zniklih-bezvisti.html</text:a>
</text:p>
      <!--NEWS-->
      <text:h text:style-name="P10" text:outline-level="1">
<text:span text:style-name="T4">
In Singapore begins the stage of the world series with beach struggle</text:span>
</text:h>
      <text:p text:style-name="P4">
Authors: Ukrinform (Person)</text:p>
      <text:p text:style-name="P4">
Publisher: Укринформ (Organization)</text:p>
      <text:p text:style-name="P4">
Published Time: 2023-06-10T12:42:50+03:00</text:p>
      <text:p text:style-name="P4">
Modified Time: 2023-06-10T12:42:50+03:00</text:p>
      <text:p text:style-name="P4">
Description: On June 10-11, Singapore will host the second stage of the world series in beach struggle. - Ukrinform.</text:p>
      <text:p text:style-name="P4">
Images: ['<text:a xlink:type="simple" xlink:href="https://static.ukrinform.com/photos/2023_06/thumb_files/630_360_1686386594-554.jpg" text:style-name="Internet_20_link" text:visited-style-name="Visited_20_Internet_20_Link">
630_360_16863...</text:a>
']</text:p>
      <text:p text:style-name="P4">
Tags: ['Сінгапур', 'Світ', 'Збірна України', 'вільна боротьба']</text:p>
      <text:p text:style-name="P4">
Type: Article</text:p>
      <!--METADATA-->
      <text:p text:style-name="P4">
<draw:frame draw:style-name="fr1" draw:name="Image63" text:anchor-type="as-char" svg:width="6.9236in" svg:height="3.956343in" draw:z-index="0">
<draw:image xlink:href="../Images/yкринформ/2023-06-10T12-42-50-03-00/630_360_1686386594-554.jpg" xlink:type="simple" xlink:show="embed" xlink:actuate="onLoad" draw:mime-type="image/jpeg"/>
</draw:frame>
June 10-11 Singapore will host the second stage of the world series in beach struggle.</text:p>
      <text:p text:style-name="P4">
Participants <text:a xlink:type="simple" xlink:href="https://www.facebook.com/olympicua" text:style-name="Internet_20_link" text:visited-style-name="Visited_20_Internet_20_Link">
play</text:a>
Not only awards, but also the last points for the selection rating for the Second World Beach Games, which from August 5 to August 12, 2023 will be held at Bali(Indonesia), reports Ukrinform.</text:p>
      <text:p text:style-name="P4">
Composition of the national team of Ukraine:</text:p>
      <text:p text:style-name="P4">
Women - Irina Doroshenko(Weight category up to 50 kg), Darya Medvetska(up to 60kg), Anastasia Kravchenko(up to 60 kg), Elena Nikitinskaya(up to 70 kg), Oksanakukhta(up to 70 kg), Ludmila Pavlovets(More than 70 kg);</text:p>
      <text:p text:style-name="P4">
<text:span text:style-name="T4">
 Read also: </text:span>
 <text:a xlink:type="simple" xlink:href="https://www.ukrinform.ua/rubric-sports/3717198-ucnivska-zbirna-ukraini-zdobula-216-nagorod-na-persih-evroigrah-z-edinoborstv.html" text:style-name="Internet_20_link" text:visited-style-name="Visited_20_Internet_20_Link">
Student national team of Ukraine won 216 awards at the first -seat games in martial arts</text:a>
Men - Alexey Borut(up to 70 kg), Vasily Mikhailov(up to 80 kg), Demidaracharenko(up to 90 kg), Andriy Vlasov(More than 90 kg).</text:p>
      <text:p text:style-name="P4">
Фото: facebook.com/olympicua.</text:p>
      <text:p text:style-name="P4">
News Source: <text:a xlink:type="simple" xlink:href="https://www.ukrinform.ua/rubric-sports/3720954-u-singapuri-rozpocinaetsa-etap-svitovoi-serii-z-plaznoi-borotbi.html" text:style-name="Internet_20_link" text:visited-style-name="Visited_20_Internet_20_Link">
https://www.ukrinform.ua/rubric-sports/3720954-u-singapuri-rozpocinaetsa-etap-svitovoi-serii-z-plaznoi-borotbi.html</text:a>
</text:p>
      <!--NEWS-->
      <text:h text:style-name="P10" text:outline-level="1">
<text:span text:style-name="T4">
Russian troops fired at the border of Sumy and Chernihiv region</text:span>
</text:h>
      <text:p text:style-name="P4">
Authors: Ukrinform (Person)</text:p>
      <text:p text:style-name="P4">
Publisher: Укринформ (Organization)</text:p>
      <text:p text:style-name="P4">
Published Time: 2023-06-10T12:55:00+03:00</text:p>
      <text:p text:style-name="P4">
Modified Time: 2023-06-10T12:55:00+03:00</text:p>
      <text:p text:style-name="P4">
Description: In the morning of June 10, Russian troops fired at mortars and artillery on the border areas of Chernihiv and Sumy regions.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Сумщина', 'Чернігівщина', 'Війна з Росією']</text:p>
      <text:p text:style-name="P4">
Type: Article</text:p>
      <!--METADATA-->
      <text:p text:style-name="P4">
<draw:frame draw:style-name="fr1" draw:name="Image64" text:anchor-type="as-char" svg:width="6.9236in" svg:height="3.956343in" draw:z-index="0">
<draw:image xlink:href="../Images/yкринформ/2023-06-10T12-55-00-03-00/630_360_1657197743-186.jpg" xlink:type="simple" xlink:show="embed" xlink:actuate="onLoad" draw:mime-type="image/jpeg"/>
</draw:frame>
In the morning of June 10, the Rusivska was fired on mortars and artillery border areas of Chernihiv and Sumy regions.</text:p>
      <text:p text:style-name="P4">
According to Ukrinform, the operational command "North" reported in <text:a xlink:type="simple" xlink:href="https://t.me/ok_pivnich1/3129" text:style-name="Internet_20_link" text:visited-style-name="Visited_20_Internet_20_Link">
telegram. </text:a>
In particular, from 09:35 to 09:50 there were six hits, probably from the barrel artillery in the Senkivka area.</text:p>
      <text:p text:style-name="P4">
From 11:55 to 12:05 there are three hits, probably, with a mortar120 millimeter caliber in the Kharkiv area.</text:p>
      <text:p text:style-name="P4">
<text:span text:style-name="T4">
 Read also: </text:span>
 <text:a xlink:type="simple" xlink:href="https://www.ukrinform.ua/rubric-regions/3720926-vijska-rf-za-dobu-obstrilali-11-oblastej-ukraini-zvedenna-ova.html" text:style-name="Internet_20_link" text:visited-style-name="Visited_20_Internet_20_Link">
Russian troops fired at 11 regions of Ukraine -<text:span text:style-name="T4">
 Consignment </text:span>
 I ova</text:a>
Information on the loss of the local population or damage to civil infrastructure in any case was not received.</text:p>
      <text:p text:style-name="P4">
As reported by Ukrinform, last day <text:a xlink:type="simple" xlink:href="https://www.ukrinform.ua/rubric-regions/3720926-vijska-rf-za-dobu-obstrilali-11-oblastej-ukraini-zvedenna-ova.html" text:style-name="Internet_20_link" text:visited-style-name="Visited_20_Internet_20_Link">
under the blows of the Russian army</text:a>
There were 11 regions of Ukraine.</text:p>
      <text:p text:style-name="P4">
News Source: <text:a xlink:type="simple" xlink:href="https://www.ukrinform.ua/rubric-ato/3720960-vijska-rf-obstrilali-prikordonna-sumsini-ta-cernigivsini.html" text:style-name="Internet_20_link" text:visited-style-name="Visited_20_Internet_20_Link">
https://www.ukrinform.ua/rubric-ato/3720960-vijska-rf-obstrilali-prikordonna-sumsini-ta-cernigivsini.html</text:a>
</text:p>
      <!--NEWS-->
      <text:h text:style-name="P10" text:outline-level="1">
<text:span text:style-name="T4">
The 3x3 Basketball Basketball Teams started in the euro selection</text:span>
</text:h>
      <text:p text:style-name="P4">
Authors: Ukrinform (Person)</text:p>
      <text:p text:style-name="P4">
Publisher: Укринформ (Organization)</text:p>
      <text:p text:style-name="P4">
Published Time: 2023-06-10T12:58:00+03:00</text:p>
      <text:p text:style-name="P4">
Modified Time: 2023-06-10T12:58:00+03:00</text:p>
      <text:p text:style-name="P4">
Description: The men's and women's national teams of Ukraine began qualifying tournaments of the 3x3 European Championship, which takes place in Constantine (Romania). - Ukrinform.</text:p>
      <text:p text:style-name="P4">
Images: ['<text:a xlink:type="simple" xlink:href="https://static.ukrinform.com/photos/2023_06/thumb_files/630_360_1686390922-503.jpg" text:style-name="Internet_20_link" text:visited-style-name="Visited_20_Internet_20_Link">
630_360_16863...</text:a>
']</text:p>
      <text:p text:style-name="P4">
Tags: ['Баскетбол', 'Європа', 'Румунія', 'Жінки', 'Чоловіки']</text:p>
      <text:p text:style-name="P4">
Type: Article</text:p>
      <!--METADATA-->
      <text:p text:style-name="P4">
<draw:frame draw:style-name="fr1" draw:name="Image65" text:anchor-type="as-char" svg:width="6.9236in" svg:height="3.956343in" draw:z-index="0">
<draw:image xlink:href="../Images/yкринформ/2023-06-10T12-58-00-03-00/630_360_1686390922-503.jpg" xlink:type="simple" xlink:show="embed" xlink:actuate="onLoad" draw:mime-type="image/jpeg"/>
</draw:frame>
Men's women's national teams of Ukraine on victories started qualifying tournaments of the 3x3 Championships, which is held in Constantine(Romania).</text:p>
      <text:p text:style-name="P4">
Чоловіки у першому матчі відбору здобула перемогу над збірною Німеччини -16:12, передає Укрінформ.</text:p>
      <text:p text:style-name="P4">
В своєму другому та заключному матчі групового раунду наші баскетболістизіграють сьогодні проти Італії.</text:p>
      <text:p text:style-name="P4">
Жіноча збірна України з баскетболу 3х3 виграла у Констанці вже два матчі - уСербії (10:5)and Denmark(16:4).</text:p>
      <text:p text:style-name="P4">
<text:span text:style-name="T4">
Читайте також:</text:span>
 <text:a xlink:type="simple" xlink:href="https://www.ukrinform.ua/rubric-sports/3720473-u-subotu-zbirni-ukraini-z-basketbolu-3h3-startuut-u-vidbori-evro2023.html" text:style-name="Internet_20_link" text:visited-style-name="Visited_20_Internet_20_Link">
 Сьогодні збірні України з <text:span text:style-name="T4">
баскетболу</text:span>
 <text:span text:style-name="T4">
3х3</text:span>
стартують у відборі Євро-2023 </text:a>
Our women will hold the next game on June 11. At 10.45 Ukrainians will play anti -files of the group - the national team of Spain.</text:p>
      <text:p text:style-name="P4">
News Source: <text:a xlink:type="simple" xlink:href="https://www.ukrinform.ua/rubric-sports/3720958-zbirni-ukraini-z-basketbolu-3h3-z-peremog-startuvali-u-vidbori-evro.html" text:style-name="Internet_20_link" text:visited-style-name="Visited_20_Internet_20_Link">
https://www.ukrinform.ua/rubric-sports/3720958-zbirni-ukraini-z-basketbolu-3h3-z-peremog-startuvali-u-vidbori-evro.html</text:a>
</text:p>
      <!--NEWS-->
      <text:h text:style-name="P10" text:outline-level="1">
<text:span text:style-name="T4">
The water level in Ingulka in Kherson region increased by 6 meters</text:span>
</text:h>
      <text:p text:style-name="P4">
Authors: Ukrinform (Person)</text:p>
      <text:p text:style-name="P4">
Publisher: Укринформ (Organization)</text:p>
      <text:p text:style-name="P4">
Published Time: 2023-06-10T12:59:57+03:00</text:p>
      <text:p text:style-name="P4">
Modified Time: 2023-06-10T12:59:57+03:00</text:p>
      <text:p text:style-name="P4">
Description: Water levels in the Kakhovka reservoir falls in the Berislav district of Kherson region and at the same time grows in the Ingulets River. - Ukrinform.</text:p>
      <text:p text:style-name="P4">
Images: ['<text:a xlink:type="simple" xlink:href="https://static.ukrinform.com/photos/2023_06/thumb_files/630_360_1686291485-687.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66" text:anchor-type="as-char" svg:width="6.9236in" svg:height="3.956343in" draw:z-index="0">
<draw:image xlink:href="../Images/yкринформ/2023-06-10T12-59-57-03-00/630_360_1686291485-687.jpg" xlink:type="simple" xlink:show="embed" xlink:actuate="onLoad" draw:mime-type="image/jpeg"/>
</draw:frame>
The Uberlav district of the Kherson region falls water levels in the Kakhovskaya -storage facility and at the same time grows in the Ingulets River.</text:p>
      <text:p text:style-name="P4">
About it in <text:a xlink:type="simple" xlink:href="https://t.me/beryslavrda/3032" text:style-name="Internet_20_link" text:visited-style-name="Visited_20_Internet_20_Link">
telegram</text:a>
The head of the Beryslav district military administration Volodymyrlitvinov reports, Ukrinform reports.</text:p>
      <text:p text:style-name="P4">
"The average water level in the Kakhovka reservoir: 10.31 m.(decreased by 6.46m). Середній рівень води в річці Інгулець: 6,27 м (increased by 6.m.).</text:p>
      <text:p text:style-name="P4">
<text:span text:style-name="T4">
Читайте також:</text:span>
 <text:a xlink:type="simple" xlink:href="https://www.ukrinform.ua/rubric-other_news/3720776-pidriv-rosianami-kahovskoi-ges-usi-novini.html" text:style-name="Internet_20_link" text:visited-style-name="Visited_20_Internet_20_Link">
 ПІДРИВ РОСІЯНАМИ КАХОВСЬКОЇ ГЕС. УСІ НОВИНИ</text:a>
The decrease in water levels in the submerged settlements of the Tyaginskaya Gromad, the village of Stryaginka, decreased by 0.55 m per day, from the beginning of flooding by 2.26m, "Litvinov wrote.</text:p>
      <text:p text:style-name="P4">
According to him, in connection with the increase in water level in Ingulka, the flooring points of the Kalinovsky village community - the village of Kalinovske and Slazapovit, the beaver corner, Mala Sedeminuk, Krasnolyubets, Novogredneve, Blessed.</text:p>
      <text:p text:style-name="P4">
In the village of Mala Sedeminukha, the water level increased by 60 cm.</text:p>
      <text:p text:style-name="P4">
<text:span text:style-name="T4">
 Read also: </text:span>
 [from the Kakhovsky reservoir 62% of its volume -Yindovkilli] has flowed(https://www.ukrinform.ua/rubric-economy/3720934-z-kahovskogo-vodoshovisa-viteklo-62-jogo-obemu-mindovkilla.html)In the area of possible flooding there is David Brid. The water level decreased from the beginning of the flood and is 2.05 m.</text:p>
      <text:p text:style-name="P4">
According to the head of the Berislav RVA, the situation in territorial communities above the dams of the Kakhovka hydroelectric power station remains difficult: there is a decrease in water levels, and therefore there are wells and there is a need for water production with water. In the village of Novovorontsovka the water level decreased by 5 m and the movement of the coastline by 270 m was recorded, there is a threat of wells.</text:p>
      <text:p text:style-name="P4">
In the village of Milove one well was disconnected, water disappeared.</text:p>
      <text:p text:style-name="P4">
*!(https://www.ukrinform.ua/rubric-regions/3720887-na-hersonsini-iz-zoni-pidtoplenna-evakuuvali-vze-2588-ludej.html)</text:p>
      <text:p text:style-name="P4">
As reported by Ukrinform, in the Berislav district of Kherson region the village of Novogredneve was in the Water. Huts are flooded here and there is no electricity.</text:p>
      <text:p text:style-name="P4">
Photo illustrative</text:p>
      <text:p text:style-name="P4">
News Source: <text:a xlink:type="simple" xlink:href="https://www.ukrinform.ua/rubric-regions/3720959-riven-vodi-v-ingulci-na-hersonsini-pidvisivsa-na-6-metriv.html" text:style-name="Internet_20_link" text:visited-style-name="Visited_20_Internet_20_Link">
https://www.ukrinform.ua/rubric-regions/3720959-riven-vodi-v-ingulci-na-hersonsini-pidvisivsa-na-6-metriv.html</text:a>
</text:p>
      <!--NEWS-->
      <text:h text:style-name="P10" text:outline-level="1">
<text:span text:style-name="T4">
Justin Trudeau arrived in Kiev</text:span>
</text:h>
      <text:p text:style-name="P4">
Authors: Ukrinform (Person)</text:p>
      <text:p text:style-name="P4">
Publisher: Укринформ (Organization)</text:p>
      <text:p text:style-name="P4">
Published Time: 2023-06-10T13:05:00+03:00</text:p>
      <text:p text:style-name="P4">
Modified Time: 2023-06-10T13:05:00+03:00</text:p>
      <text:p text:style-name="P4">
Description: Canadian Prime Minister Justin Trudeau, together with the country's Viceremer-Minister Christ, Friland, arrived in Kiev. - Ukrinform.</text:p>
      <text:p text:style-name="P4">
Images: ['<text:a xlink:type="simple" xlink:href="https://static.ukrinform.com/photos/2023_06/thumb_files/630_360_1686391819-979.jpg" text:style-name="Internet_20_link" text:visited-style-name="Visited_20_Internet_20_Link">
630_360_16863...</text:a>
']</text:p>
      <text:p text:style-name="P4">
Tags: ['Канада', 'Трюдо', 'Київ']</text:p>
      <text:p text:style-name="P4">
Type: Article</text:p>
      <!--METADATA-->
      <text:p text:style-name="P4">
<draw:frame draw:style-name="fr1" draw:name="Image67" text:anchor-type="as-char" svg:width="6.9236in" svg:height="3.956343in" draw:z-index="0">
<draw:image xlink:href="../Images/yкринформ/2023-06-10T13-05-00-03-00/630_360_1686391819-979.jpg" xlink:type="simple" xlink:show="embed" xlink:actuate="onLoad" draw:mime-type="image/jpeg"/>
</draw:frame>
Canadian Prime Minister Justin Trudeau, together with the country's Viceremer-Minister Christ, arrived in Kiev.</text:p>
      <text:p text:style-name="P4">
As Ukrinform reports, it reports <text:a xlink:type="simple" xlink:href="https://www.cbc.ca/news/politics/trudeau-ukraine-visit-counteroffensive-russia-1.6871411" text:style-name="Internet_20_link" text:visited-style-name="Visited_20_Internet_20_Link">
CBC</text:a>
.</text:p>
      <text:p text:style-name="P4">
The visit in Kiev Trudeau began with the laying of flowers to the wall of memory of the Velichu in the Russian-Ukrainian war.</text:p>
      <text:p text:style-name="P4">
</text:p>
      <text:p text:style-name="P4">
<text:a xlink:type="simple" xlink:href="https://static.ukrinform.com/photos/2023_06/1686403838-7731.jpeg" text:style-name="Internet_20_link" text:visited-style-name="Visited_20_Internet_20_Link">
 </text:a>
 <text:a xlink:type="simple" xlink:href="https://static.ukrinform.com/photos/2023_06/1686403836-6310.jpeg" text:style-name="Internet_20_link" text:visited-style-name="Visited_20_Internet_20_Link">
</text:a>
 <text:a xlink:type="simple" xlink:href="https://static.ukrinform.com/photos/2023_06/1686403836-7397.jpeg" text:style-name="Internet_20_link" text:visited-style-name="Visited_20_Internet_20_Link">
</text:a>
 <text:a xlink:type="simple" xlink:href="https://static.ukrinform.com/photos/2023_06/1686403836-5497.jpeg" text:style-name="Internet_20_link" text:visited-style-name="Visited_20_Internet_20_Link">
</text:a>
 <text:a xlink:type="simple" xlink:href="https://static.ukrinform.com/photos/2023_06/1686403836-7343.jpeg" text:style-name="Internet_20_link" text:visited-style-name="Visited_20_Internet_20_Link">
</text:a>
 <text:a xlink:type="simple" xlink:href="https://static.ukrinform.com/photos/2023_06/1686403836-7387.jpeg" text:style-name="Internet_20_link" text:visited-style-name="Visited_20_Internet_20_Link">
</text:a>
 <text:a xlink:type="simple" xlink:href="https://static.ukrinform.com/photos/2023_06/1686403836-4013.jpeg" text:style-name="Internet_20_link" text:visited-style-name="Visited_20_Internet_20_Link">
</text:a>
 <text:a xlink:type="simple" xlink:href="https://static.ukrinform.com/photos/2023_06/1686403837-5374.jpeg" text:style-name="Internet_20_link" text:visited-style-name="Visited_20_Internet_20_Link">
</text:a>
 <text:a xlink:type="simple" xlink:href="https://static.ukrinform.com/photos/2023_06/1686403838-9926.jpeg" text:style-name="Internet_20_link" text:visited-style-name="Visited_20_Internet_20_Link">
</text:a>
 <text:a xlink:type="simple" xlink:href="https://static.ukrinform.com/photos/2023_06/1686403838-9732.jpeg" text:style-name="Internet_20_link" text:visited-style-name="Visited_20_Internet_20_Link">
</text:a>
 <text:a xlink:type="simple" xlink:href="https://static.ukrinform.com/photos/2023_06/1686403838-4779.jpeg" text:style-name="Internet_20_link" text:visited-style-name="Visited_20_Internet_20_Link">
</text:a>
 <text:a xlink:type="simple" xlink:href="https://static.ukrinform.com/photos/2023_06/1686403838-3114.jpeg" text:style-name="Internet_20_link" text:visited-style-name="Visited_20_Internet_20_Link">
</text:a>
The trip of Trudeau to Ukraine for safety reasons was planned in the face of maintaining a secret media.This is the second visit of Canada's Prime Minister to Ukraine from the Russian-based invasion of Russia into Ukraine.</text:p>
      <text:p text:style-name="P4">
Source: <text:span text:style-name="T5">
offary channel of the President of Ukraine - Vladimir Zelensky</text:span>
</text:p>
      <text:p text:style-name="P4">
According to Ukrinform, at the G7 Summit, President Volodymyr Zelenskyy met with Canada Prime Minister Justin Trudeau. The leaders of the two countries discussed, in particular, further interaction in the field of security and defense.</text:p>
      <text:p text:style-name="P4">
Photo: Frank Gunn/The Canadian Press</text:p>
      <text:p text:style-name="P4">
News Source: <text:a xlink:type="simple" xlink:href="https://www.ukrinform.ua/rubric-polytics/3720965-dzastin-trudo-pribuv-do-kieva.html" text:style-name="Internet_20_link" text:visited-style-name="Visited_20_Internet_20_Link">
https://www.ukrinform.ua/rubric-polytics/3720965-dzastin-trudo-pribuv-do-kieva.html</text:a>
</text:p>
      <!--NEWS-->
      <text:h text:style-name="P10" text:outline-level="1">
<text:span text:style-name="T4">
The rival of Ukraine's football players in the euro selection has won an unexpected victory</text:span>
</text:h>
      <text:p text:style-name="P4">
Authors: Ukrinform (Person)</text:p>
      <text:p text:style-name="P4">
Publisher: Укринформ (Organization)</text:p>
      <text:p text:style-name="P4">
Published Time: 2023-06-10T13:09:57+03:00</text:p>
      <text:p text:style-name="P4">
Modified Time: 2023-06-10T13:09:57+03:00</text:p>
      <text:p text:style-name="P4">
Description: Malta players, who have a friendly match against Luxembourg. - Ukrinform.</text:p>
      <text:p text:style-name="P4">
Images: ['<text:a xlink:type="simple" xlink:href="https://static.ukrinform.com/photos/2023_06/thumb_files/630_360_1686391679-464.jpg" text:style-name="Internet_20_link" text:visited-style-name="Visited_20_Internet_20_Link">
630_360_16863...</text:a>
']</text:p>
      <text:p text:style-name="P4">
Tags: ['Європа', 'Футбол', 'Мальта', 'Збірна України']</text:p>
      <text:p text:style-name="P4">
Type: Article</text:p>
      <!--METADATA-->
      <text:p text:style-name="P4">
<draw:frame draw:style-name="fr1" draw:name="Image81" text:anchor-type="as-char" svg:width="6.9236in" svg:height="3.956343in" draw:z-index="0">
<draw:image xlink:href="../Images/yкринформ/2023-06-10T13-09-57-03-00/630_360_1686391679-464.jpg" xlink:type="simple" xlink:show="embed" xlink:actuate="onLoad" draw:mime-type="image/jpeg"/>
</draw:frame>
The football players, which were the rivals of the national team of Ukraine in the qualifying group C of the Championship-2024, conducted a friendly match against Luxembourg.</text:p>
      <text:p text:style-name="P4">
Michele Marcolini's wards unexpectedly <text:a xlink:type="simple" xlink:href="https://uaf.ua/article/48448" text:style-name="Internet_20_link" text:visited-style-name="Visited_20_Internet_20_Link">
won the exit</text:a>
- 1: 0, reports Ukrinform.</text:p>
      <text:p text:style-name="P4">
The only ball in the meeting in the 64th minute was scored by Kirian Nvoko.</text:p>
      <text:p text:style-name="P4">
<text:span text:style-name="T4">
 Read also: </text:span>
 <text:a xlink:type="simple" xlink:href="https://www.ukrinform.ua/rubric-sports/3720874-zbirna-ukraini-z-futbolu-provela-persi-trenuvanna-pid-orudou-rebrova.html" text:style-name="Internet_20_link" text:visited-style-name="Visited_20_Internet_20_Link">
Football national team conducted the first training sessions <text:span text:style-name="T4">
 Rebrov </text:span>
 a</text:a>
As reported by Ukranform, the Euro-2024 qualification match between the national teams of Ukraine will take place on June 19 in Trnava(Slovakia)at the Antomalamatinsky Stadium(Beginning - at 19.00 by Kyiv time).</text:p>
      <text:p text:style-name="P4">
Фото: mfa.com.mt.</text:p>
      <text:p text:style-name="P4">
News Source: <text:a xlink:type="simple" xlink:href="https://www.ukrinform.ua/rubric-sports/3720964-supernik-futbolistiv-ukraini-u-vidbori-evro-zdobuv-nespodivanu-peremogu.html" text:style-name="Internet_20_link" text:visited-style-name="Visited_20_Internet_20_Link">
https://www.ukrinform.ua/rubric-sports/3720964-supernik-futbolistiv-ukraini-u-vidbori-evro-zdobuv-nespodivanu-peremogu.html</text:a>
</text:p>
      <!--NEWS-->
      <text:h text:style-name="P10" text:outline-level="1">
<text:span text:style-name="T4">
The General Staff showed how Ukrainian military in Britain is studying the battle in the woods</text:span>
</text:h>
      <text:p text:style-name="P4">
Authors: Ukrinform (Person)</text:p>
      <text:p text:style-name="P4">
Publisher: Укринформ (Organization)</text:p>
      <text:p text:style-name="P4">
Published Time: 2023-06-10T13:14:00+03:00</text:p>
      <text:p text:style-name="P4">
Modified Time: 2023-06-10T13:14:00+03:00</text:p>
      <text:p text:style-name="P4">
Description: Ukrainian military in the United Kingdom undergoes comprehensive training in conducting positional and anti -counterfeit hostilities in forest conditions. - Ukrinform.</text:p>
      <text:p text:style-name="P4">
Images: ['<text:a xlink:type="simple" xlink:href="https://static.ukrinform.com/photos/2023_06/thumb_files/630_360_1686392292-4255.jpeg" text:style-name="Internet_20_link" text:visited-style-name="Visited_20_Internet_20_Link">
630_360_16863...</text:a>
']</text:p>
      <text:p text:style-name="P4">
Tags: ['Генштаб', 'ЗСУ', 'Військові']</text:p>
      <text:p text:style-name="P4">
Type: Article</text:p>
      <!--METADATA-->
      <text:p text:style-name="P4">
<draw:frame draw:style-name="fr1" draw:name="Image82" text:anchor-type="as-char" svg:width="6.9236in" svg:height="3.956343in" draw:z-index="0">
<draw:image xlink:href="../Images/yкринформ/2023-06-10T13-14-00-03-00/630_360_1686392292-4255.jpeg" xlink:type="simple" xlink:show="embed" xlink:actuate="onLoad" draw:mime-type="image/jpeg"/>
</draw:frame>
Ukrainian military in the United Kingdom undergoes comprehensive training in the erection of positional and anti -counterfeit fighting in forest conditions.</text:p>
      <text:p text:style-name="P4">
This was reported by the press service of the General Staff of the Armed Forces of Ukraine in <text:a xlink:type="simple" xlink:href="https://www.facebook.com/GeneralStaff.ua/posts/602823625364053/" text:style-name="Internet_20_link" text:visited-style-name="Visited_20_Internet_20_Link">
Facebook</text:a>
, reports Ukrinform.</text:p>
      <text:p text:style-name="P4">
«Classes on fighting in wooded terrain - military instructor instructor of the armed forces of the Kingdom Sweden within the framework of the multinational educational operation" Interflex "from the basic general -military training of the personal composition It is in the message.</text:p>
      <text:p text:style-name="P4">
In particular, it is reported that under the guidance of instructors of the Sweden Armed Forces <text:a xlink:type="simple" xlink:href="https://www.ukrinform.ua/tag-zsu" text:style-name="Internet_20_link" text:visited-style-name="Visited_20_Internet_20_Link">
Armed Forces</text:a>
They become professionally prepared and ready for combat conditions during the protection of Ukraine of the Outrost Aggressor.</text:p>
      <text:p text:style-name="P4">
</text:p>
      <text:p text:style-name="P4">
It is noted that this training enables the Ukrainian military to master the necessary tactical skills, enhances the safety and professionalism of actions, so that military servicemen can skillfully use the tactical knowledge gained to the defense of the Ukrainian state.</text:p>
      <text:p text:style-name="P4">
*!(https://www.ukrinform.ua/rubric-ato/3720187-kanadski-instruktori-vcat-novobranciv-zsu-zahoplennu-ta-utrimannu-budivel.html)In addition, it is emphasized that the Kingdom of Sweden and the United Kingdom of Britain and Northern Ireland continue to support the Ukrainians with international partners in order to provide continuous support to Ukraine in response to long -term violations of international law.</text:p>
      <text:p text:style-name="P4">
"This is invaluable, since the people of Ukraine continue to fight for their right to live a man -made, independent and democratic state," the General Staff added.</text:p>
      <text:p text:style-name="P4">
As reported <text:a xlink:type="simple" xlink:href="https://www.ukrinform.ua/rubric-ato/3720249-ukrainski-vijskovi-zaversili-navcanna-u-svecii.html" text:style-name="Internet_20_link" text:visited-style-name="Visited_20_Internet_20_Link">
Ukrinform</text:a>
, Usvetia recently completed the training of military people from Ukraine, in which they have paid the use of CV90 infantry fighting vehicles.</text:p>
      <text:p text:style-name="P4">
News Source: <text:a xlink:type="simple" xlink:href="https://www.ukrinform.ua/rubric-ato/3720970-genstab-pokazav-ak-ukrainski-vijskovi-u-britanii-navcautsa-vedennu-bou-v-umovah-lisu.html" text:style-name="Internet_20_link" text:visited-style-name="Visited_20_Internet_20_Link">
https://www.ukrinform.ua/rubric-ato/3720970-genstab-pokazav-ak-ukrainski-vijskovi-u-britanii-navcautsa-vedennu-bou-v-umovah-lisu.html</text:a>
</text:p>
      <!--NEWS-->
      <text:h text:style-name="P10" text:outline-level="1">
<text:span text:style-name="T4">
Underwaring Kakhovskaya Hydroelectric Power: The sea in Odessa turns into a landfill</text:span>
</text:h>
      <text:p text:style-name="P4">
Authors: Ukrinform (Person)</text:p>
      <text:p text:style-name="P4">
Publisher: Укринформ (Organization)</text:p>
      <text:p text:style-name="P4">
Published Time: 2023-06-10T13:35:00+03:00</text:p>
      <text:p text:style-name="P4">
Modified Time: 2023-06-10T13:35:00+03:00</text:p>
      <text:p text:style-name="P4">
Description: In the Odessa region, border guards, patrolling the Black Sea coast, record how, as a result of the blasting of the Kakhovskaya Hydroe, the sea is transformed into a landfill and an animal cemetery. - Ukrinform.</text:p>
      <text:p text:style-name="P4">
Images: ['<text:a xlink:type="simple" xlink:href="https://static.ukrinform.com/photos/2023_06/thumb_files/630_360_1686393155-454.jpeg" text:style-name="Internet_20_link" text:visited-style-name="Visited_20_Internet_20_Link">
630_360_16863...</text:a>
']</text:p>
      <text:p text:style-name="P4">
Tags: ['Одещина', ' Чорне море', 'Каховська ГЕС']</text:p>
      <text:p text:style-name="P4">
Type: Article</text:p>
      <!--METADATA-->
      <text:p text:style-name="P4">
<draw:frame draw:style-name="fr1" draw:name="Image84" text:anchor-type="as-char" svg:width="6.9236in" svg:height="3.956343in" draw:z-index="0">
<draw:image xlink:href="../Images/yкринформ/2023-06-10T13-35-00-03-00/630_360_1686393155-454.jpeg" xlink:type="simple" xlink:show="embed" xlink:actuate="onLoad" draw:mime-type="image/jpeg"/>
</draw:frame>
The water border guards, patrolling the Black Sea coast, record how a mockery and a cemetery of animals are transformed by the sea of Kakhovskaya hydroelectric power station.</text:p>
      <text:p text:style-name="P4">
According to Ukrinform, this was reported <text:a xlink:type="simple" xlink:href="https://dpsu.gov.ua/ua/news/%20VIDEO%20-Na-Odeshchini-prikordonniki-fiksuyut-yak-more-peretvoryutsya-na-smittzvalishche-ta-kladovishche-tvarin-/" text:style-name="Internet_20_link" text:visited-style-name="Visited_20_Internet_20_Link">
State Border Service</text:a>
and posted the appropriate video.</text:p>
      <text:p text:style-name="P4">
As they noted in the State Border Service, "after blasting the rashists of the Dambi Kakhovskaya Hes from the Dnieper to the Black Sea carries a lot of evidence of devastation."</text:p>
      <text:p text:style-name="P4">
“Somewhere in the water you can see even houses and their fragments, furniture, floating detached parts of land with vegetation, as well as things that were used for a variety of activities and did not have in any case to get into <text:a xlink:type="simple" xlink:href="https://www.ukrinform.ua/tag-voda" text:style-name="Internet_20_link" text:visited-style-name="Visited_20_Internet_20_Link">
water</text:a>
, such as car, lubricants, refrigerators, boilers, etc., ”the VDPS stressed.</text:p>
      <text:p text:style-name="P4">
The fish begins. The effects of ecocide are terrible.</text:p>
      <text:p text:style-name="P4">
*!(https://www.ukrinform.ua/rubric-regions/3720185-velika-kilkist-min-drejfue-za-tecieu-dnipra-pisla-pidrivu-grebli-kahovskoi-ges-vijskovi.html)At the same time, many mines, ammunition and other excellent objects are being thrown into the sea, which it throws on the shore lane.</text:p>
      <text:p text:style-name="P4">
The State Border Service calls on citizens not to neglect their own safety, but to appear of explosive and suspicious objects in times, to immediately restrict them and report competent services.</text:p>
      <text:p text:style-name="P4">
Video: <text:a xlink:type="simple" xlink:href="https://t.me/DPSUkr/11718" text:style-name="Internet_20_link" text:visited-style-name="Visited_20_Internet_20_Link">
DPSU | State Border Service</text:a>
"Let these footage be an additional motivation that the civilized world has to make efforts to stop Rashism, which carries death, destruction, trouble Igolod ...", - the State Tax Administration emphasized.</text:p>
      <text:p text:style-name="P4">
As reported by Ukrinform, the Russian troops of the Russian(https://www.ukrinform.ua/rubric-other_news/3718791-pidriv-rosianami-kahovskoi-ges-vsi-novini.html). The station is not recoverable. Narerson region continues rescue work and evacuation of the population.</text:p>
      <text:p text:style-name="P4">
News Source: <text:a xlink:type="simple" xlink:href="https://www.ukrinform.ua/rubric-regions/3720976-pidriv-grebli-kahovskoi-ges-more-na-odesini-peretvoruetsa-na-smittezvalise.html" text:style-name="Internet_20_link" text:visited-style-name="Visited_20_Internet_20_Link">
https://www.ukrinform.ua/rubric-regions/3720976-pidriv-grebli-kahovskoi-ges-more-na-odesini-peretvoruetsa-na-smittezvalise.html</text:a>
</text:p>
      <!--NEWS-->
      <text:h text:style-name="P10" text:outline-level="1">
<text:span text:style-name="T4">
Rolan Harros -2023: A men's paired finale won the Croatian-American tandem</text:span>
</text:h>
      <text:p text:style-name="P4">
Authors: Ukrinform (Person)</text:p>
      <text:p text:style-name="P4">
Publisher: Укринформ (Organization)</text:p>
      <text:p text:style-name="P4">
Published Time: 2023-06-10T13:40:00+03:00</text:p>
      <text:p text:style-name="P4">
Modified Time: 2023-06-10T22:40:00+03:00</text:p>
      <text:p text:style-name="P4">
Description: Croatian-American duo Ivan Dodig-Austin Krychek won the Grand Slam of the Open France-2023 Tennis Championship tournament. - Ukrinform.</text:p>
      <text:p text:style-name="P4">
Images: ['<text:a xlink:type="simple" xlink:href="https://static.ukrinform.com/photos/2023_06/thumb_files/630_360_1686427829-537.jpg" text:style-name="Internet_20_link" text:visited-style-name="Visited_20_Internet_20_Link">
630_360_16864...</text:a>
']</text:p>
      <text:p text:style-name="P4">
Tags: ['Теніс']</text:p>
      <text:p text:style-name="P4">
Type: Article</text:p>
      <!--METADATA-->
      <text:p text:style-name="P4">
<draw:frame draw:style-name="fr1" draw:name="Image88" text:anchor-type="as-char" svg:width="6.9236in" svg:height="3.956343in" draw:z-index="0">
<draw:image xlink:href="../Images/yкринформ/2023-06-10T13-40-00-03-00/630_360_1686427829-537.jpg" xlink:type="simple" xlink:show="embed" xlink:actuate="onLoad" draw:mime-type="image/jpeg"/>
</draw:frame>
Croatian-American duo Ivan Dodig-Austin Krychek won the Grand Slam of the Open Slam of France-2023 from tennis.</text:p>
      <text:p text:style-name="P4">
In the decisive match, the 4th number of Dodig and Krachek played the Belgians of Sander Zhil and Jaran Fleligine - 6: 3, 6: 1, reports Ukrinform.</text:p>
      <text:p text:style-name="P4">
<text:span text:style-name="T4">
 Read also: </text:span>
 <text:span text:style-name="T4">
 [Shvontek beat Mukhov and won Rolan Harros]](https://www.ukrinform.ua/rubric-sports/3721107-svontek-obigrala-muhovu-i-peremogla-na-rolan-garros.html)</text:span>
</text:p>
      <text:p text:style-name="P4">
Rolan Garros final in a single male discharge Novak Dzhokovich(Serbia)-Cere r(Norway)It will take place on June 11.</text:p>
      <text:p text:style-name="P4">
Photo: Getty Images.</text:p>
      <text:p text:style-name="P4">
News Source: <text:a xlink:type="simple" xlink:href="https://www.ukrinform.ua/rubric-sports/3721159-rolan-garros2023-colovicij-parnij-final-vigrav-horvatskoamerikanskij-tandem.html" text:style-name="Internet_20_link" text:visited-style-name="Visited_20_Internet_20_Link">
https://www.ukrinform.ua/rubric-sports/3721159-rolan-garros2023-colovicij-parnij-final-vigrav-horvatskoamerikanskij-tandem.html</text:a>
</text:p>
      <!--NEWS-->
      <text:h text:style-name="P10" text:outline-level="1">
<text:span text:style-name="T4">
The US Congress was again submitted by a law on Russia's recognition by the state-sponsor of terrorism</text:span>
</text:h>
      <text:p text:style-name="P4">
Authors: Ukrinform (Person)</text:p>
      <text:p text:style-name="P4">
Publisher: Укринформ (Organization)</text:p>
      <text:p text:style-name="P4">
Published Time: 2023-06-10T13:51:00+03:00</text:p>
      <text:p text:style-name="P4">
Modified Time: 2023-06-10T13:51:00+03:00</text:p>
      <text:p text:style-name="P4">
Description: The Congressman Ted Leu from the Democratic Party on Friday filed a bill on the official recognition of the Russian Federation by the state-existence of terrorism. The initiative was supported by representatives of both US parties. - Ukrinform.</text:p>
      <text:p text:style-name="P4">
Images: ['<text:a xlink:type="simple" xlink:href="https://static.ukrinform.com/photos/2018_04/thumb_files/630_360_1524843672-8589.jpg" text:style-name="Internet_20_link" text:visited-style-name="Visited_20_Internet_20_Link">
630_360_15248...</text:a>
']</text:p>
      <text:p text:style-name="P4">
Tags: ['Тероризм', 'Законопроєкт', 'Росія', 'Конгрес США']</text:p>
      <text:p text:style-name="P4">
Type: Article</text:p>
      <!--METADATA-->
      <text:p text:style-name="P4">
<draw:frame draw:style-name="fr1" draw:name="Image89" text:anchor-type="as-char" svg:width="6.9236in" svg:height="3.956343in" draw:z-index="0">
<draw:image xlink:href="../Images/yкринформ/2023-06-10T13-51-00-03-00/630_360_1524843672-8589.jpg" xlink:type="simple" xlink:show="embed" xlink:actuate="onLoad" draw:mime-type="image/jpeg"/>
</draw:frame>
The Congressman Ted Leu from the Democratic Party on Friday, he submitted to the Congressus-pro-prosekt on the official recognition of the Russian Federation by the state-existence of terrorism. Initiative was supported by representatives of both US parties.</text:p>
      <text:p text:style-name="P4">
According to Ukrinform, Leu reported this in <text:a xlink:type="simple" xlink:href="https://twitter.com/RepTedLieu/status/1667220944421629952" text:style-name="Internet_20_link" text:visited-style-name="Visited_20_Internet_20_Link">
Twitter</text:a>
With reference Nazaconovroect.</text:p>
      <text:p text:style-name="P4">
"The United States of America has a range of instruments capable of holding the Russian Federation, to reduce its military machine to andizor it economically and diplomatically, in particular by referring it to the state-state-state of terrorism and imposing appropriate sanctions,"-said.</text:p>
      <text:p text:style-name="P4">
The document states that with the help of private military mercenaries, such PEC "<text:a xlink:type="simple" xlink:href="https://www.ukrinform.ua/tag-pvk-vagnera" text:style-name="Internet_20_link" text:visited-style-name="Visited_20_Internet_20_Link">
Wagner</text:a>
», As it has been working with the Russian Defense Ministry, Russia extends terror in different parts of the world.</text:p>
      <text:p text:style-name="P4">
In addition to the illegal occupation of the eastern territories of Ukraine in 2014 and the full -scale invasion of Russia in February 2022, the document also remembers the Second Chechen War and the War in Syria, where the Russian Federation was involved in the US.</text:p>
      <text:p text:style-name="P4">
<text:span text:style-name="T4">
 Read also: </text:span>
 [Russia has violated the Convention on the fight against funding <text:span text:style-name="T4">
 terror </text:span>
 WIK(https://www.ukrinform.ua/rubric-ato/3719168-rosia-porusila-konvenciu-pro-borotbu-z-finansuvannam-terorizmu-nadavsi-zbrou-bojovikam-advokat.html)As for the "Wagnets" in the bill it was stated that mercenaries had a prisoner of safety and incited violence against innocent civilians, Sudan and Libya.</text:p>
      <text:p text:style-name="P4">
At the end of the document, it is stated that none of the positions submitted to the law concerning the imposition of sanctions may be applied to persons who are exported by agricultural products from Ukraine or providing humanitarian assistance to Ukraine.</text:p>
      <text:p text:style-name="P4">
As it was reported, on October 10 last year [to the US Congress already introduced(https://www.ukrinform.ua/rubric-world/3589576-kongres-ssa-rozglane-zakonoproekt-pro-viznanna-rf-krainousponsorom-terorizmu.html)The export of the Russian Federation by the country-existence of terrorism.</text:p>
      <text:p text:style-name="P4">
News Source: <text:a xlink:type="simple" xlink:href="https://www.ukrinform.ua/rubric-world/3720981-do-kongresu-ssa-znovu-podali-zakonoproekt-pro-viznanna-rosii-derzavousponsorom-terorizmu.html" text:style-name="Internet_20_link" text:visited-style-name="Visited_20_Internet_20_Link">
https://www.ukrinform.ua/rubric-world/3720981-do-kongresu-ssa-znovu-podali-zakonoproekt-pro-viznanna-rosii-derzavousponsorom-terorizmu.html</text:a>
</text:p>
      <!--NEWS-->
      <text:h text:style-name="P10" text:outline-level="1">
<text:span text:style-name="T4">
At the checkpoint "Yagodin-Dorogusk" resumed the movement of trucks</text:span>
</text:h>
      <text:p text:style-name="P4">
Authors: Ukrinform (Person)</text:p>
      <text:p text:style-name="P4">
Publisher: Укринформ (Organization)</text:p>
      <text:p text:style-name="P4">
Published Time: 2023-06-10T13:57:10+03:00</text:p>
      <text:p text:style-name="P4">
Modified Time: 2023-06-10T13:57:10+03:00</text:p>
      <text:p text:style-name="P4">
Description: At the border of Yagodin-Dorogusk on the border with Poland, the traffic of trucks was restored. - Ukrinform.</text:p>
      <text:p text:style-name="P4">
Images: ['<text:a xlink:type="simple" xlink:href="https://static.ukrinform.com/photos/2023_06/thumb_files/630_360_1686394518-586.jpeg" text:style-name="Internet_20_link" text:visited-style-name="Visited_20_Internet_20_Link">
630_360_16863...</text:a>
']</text:p>
      <text:p text:style-name="P4">
Tags: ['Польща', 'Прикордонники', 'Вантажівка']</text:p>
      <text:p text:style-name="P4">
Type: Article</text:p>
      <!--METADATA-->
      <text:p text:style-name="P4">
<draw:frame draw:style-name="fr1" draw:name="Image90" text:anchor-type="as-char" svg:width="6.9236in" svg:height="3.956343in" draw:z-index="0">
<draw:image xlink:href="../Images/yкринформ/2023-06-10T13-57-10-03-00/630_360_1686394518-586.jpeg" xlink:type="simple" xlink:show="embed" xlink:actuate="onLoad" draw:mime-type="image/jpeg"/>
</draw:frame>
The border of Yagodin-Dorogusk on the border with Poland restored the movement of cargo vehicles.</text:p>
      <text:p text:style-name="P4">
According to Ukrinform, the State Border Service of Ukraine reports in <text:a xlink:type="simple" xlink:href="https://t.me/DPSUkr/11722" text:style-name="Internet_20_link" text:visited-style-name="Visited_20_Internet_20_Link">
telegram</text:a>
.</text:p>
      <text:p text:style-name="P4">
“Рух вантажівок через пункт пропуску “Ягодин-Дорогуськ” відновлено”, - ідетьсяв повідомленні.</text:p>
      <text:p text:style-name="P4">
<text:span text:style-name="T4">
Читайте також:</text:span>
 <text:a xlink:type="simple" xlink:href="https://www.ukrinform.ua/rubric-economy/3720753-agrarii-gotovi-blokuvati-vizd-polskih-vantazivok-na-teritoriu-ukraini.html" text:style-name="Internet_20_link" text:visited-style-name="Visited_20_Internet_20_Link">
 Аграрії готові блокувати в'їзд польських вантажівок натериторію України </text:a>
As reported by Ukrinform, on June 9, the movement of trucks through the checkpoint "Yagodin-Dorogusk" <text:a xlink:type="simple" xlink:href="https://www.ukrinform.ua/rubric-regions/3720513-ruh-vantazivok-cerez-punkt-propusku-agodindorogusk-zablokovanij-strajkuut-polski-fermeri.html" text:style-name="Internet_20_link" text:visited-style-name="Visited_20_Internet_20_Link">
was blocked in connection with the strike of Polish farmers</text:a>
 .</text:p>
      <text:p text:style-name="P4">
News Source: <text:a xlink:type="simple" xlink:href="https://www.ukrinform.ua/rubric-regions/3720983-u-punkti-propusku-agodindorogusk-vidnovili-ruh-vantazivok.html" text:style-name="Internet_20_link" text:visited-style-name="Visited_20_Internet_20_Link">
https://www.ukrinform.ua/rubric-regions/3720983-u-punkti-propusku-agodindorogusk-vidnovili-ruh-vantazivok.html</text:a>
</text:p>
      <!--NEWS-->
      <text:h text:style-name="P10" text:outline-level="1">
<text:span text:style-name="T4">
For the residents of Kherson region organized evacuation routes - Ministry of Reintegration</text:span>
</text:h>
      <text:p text:style-name="P4">
Authors: Ukrinform (Person)</text:p>
      <text:p text:style-name="P4">
Publisher: Укринформ (Organization)</text:p>
      <text:p text:style-name="P4">
Published Time: 2023-06-10T14:01:58+03:00</text:p>
      <text:p text:style-name="P4">
Modified Time: 2023-06-10T14:01:58+03:00</text:p>
      <text:p text:style-name="P4">
Description: Several urgent evacuation routes are organized for residents of dangerous territories of the Kherson region. - Ukrinform.</text:p>
      <text:p text:style-name="P4">
Images: ['<text:a xlink:type="simple" xlink:href="https://static.ukrinform.com/photos/2022_08/thumb_files/630_360_1659517663-986.jpg" text:style-name="Internet_20_link" text:visited-style-name="Visited_20_Internet_20_Link">
630_360_16595...</text:a>
']</text:p>
      <text:p text:style-name="P4">
Tags: ['Евакуація', 'Херсонщина', 'Автобус', 'Затоплення']</text:p>
      <text:p text:style-name="P4">
Type: Article</text:p>
      <!--METADATA-->
      <text:p text:style-name="P4">
<draw:frame draw:style-name="fr1" draw:name="Image91" text:anchor-type="as-char" svg:width="6.9236in" svg:height="3.956343in" draw:z-index="0">
<draw:image xlink:href="../Images/yкринформ/2023-06-10T14-01-58-03-00/630_360_1659517663-986.jpg" xlink:type="simple" xlink:show="embed" xlink:actuate="onLoad" draw:mime-type="image/jpeg"/>
</draw:frame>
For the dwellings of dangerous territories of the Kherson region, several quantities of urgent evacuation are organized.</text:p>
      <text:p text:style-name="P4">
As Ukrinform reports, about it in <text:a xlink:type="simple" xlink:href="https://t.me/minre_ua/3530" text:style-name="Internet_20_link" text:visited-style-name="Visited_20_Internet_20_Link">
telegram</text:a>
The Ministry of Reintegration of the Temporarily Occupied Territories reports.</text:p>
      <text:p text:style-name="P4">
Yes, you can leave a free evacuation train to Khmelnitsky.</text:p>
      <text:p text:style-name="P4">
Kherson can also be evacuated by free buses that run off: Kherson - Nikolaev, Kherson - Odesa.</text:p>
      <text:p text:style-name="P4">
If necessary, free evacuation buses will be launched by leaks: Kherson - Dnipro and Kherson - Kryvyi Rih.</text:p>
      <text:p text:style-name="P4">
In <text:a xlink:type="simple" xlink:href="https://www.ukrinform.ua/tag-evakuacia" text:style-name="Internet_20_link" text:visited-style-name="Visited_20_Internet_20_Link">
evacuating</text:a>
Collection points are humanitarian assistance: drinking water, clothing, food and hygiene items.</text:p>
      <text:p text:style-name="P4">
"All those who evacuate are guaranteed to receive financial assistance for IDPs: 3 thousand UAH - for children and persons with disabilities, for other persons - UAH 2 thousand," - emphasized in the Ministry of Reintegration.</text:p>
      <text:p text:style-name="P4">
*!(https://www.ukrinform.ua/rubric-regions/3720887-na-hersonsini-iz-zoni-pidtoplenna-evakuuvali-vze-2588-ludej.html)You can report to evacuate to the Kherson Regional Regional Administration's hotline by phone: 0 800 33 09 51,(091)481-78-45 or Kherson City Military Administration:(050)040-44-24,(098)958-17-90.</text:p>
      <text:p text:style-name="P4">
For evacuation and humanitarian aid, you should contact the hotline: 0 800 101 102.</text:p>
      <text:p text:style-name="P4">
You can also call the evacuation on the hotline of the crisis response of mintrointegration: 15 - 48.</text:p>
      <text:p text:style-name="P4">
As reported by Ukrinform, on the night of June 6 <text:a xlink:type="simple" xlink:href="https://www.ukrinform.ua/rubric-other_news/3718791-pidriv-rosianami-kahovskoi-ges-vsi-novini.html" text:style-name="Internet_20_link" text:visited-style-name="Visited_20_Internet_20_Link">
Russian invaders of the underground hydroelectric power station</text:a>
. In Kherson region there is evacuations.</text:p>
      <text:p text:style-name="P4">
News Source: <text:a xlink:type="simple" xlink:href="https://www.ukrinform.ua/rubric-regions/3720985-dla-ziteliv-hersonsini-organizuvali-evakuacijni-marsruti-minreintegracii.html" text:style-name="Internet_20_link" text:visited-style-name="Visited_20_Internet_20_Link">
https://www.ukrinform.ua/rubric-regions/3720985-dla-ziteliv-hersonsini-organizuvali-evakuacijni-marsruti-minreintegracii.html</text:a>
</text:p>
      <!--NEWS-->
      <text:h text:style-name="P10" text:outline-level="1">
<text:span text:style-name="T4">
NBU did not make any decisions to ban foreign currency exchange</text:span>
</text:h>
      <text:p text:style-name="P4">
Authors: Ukrinform (Person)</text:p>
      <text:p text:style-name="P4">
Publisher: Укринформ (Organization)</text:p>
      <text:p text:style-name="P4">
Published Time: 2023-06-10T14:02:00+03:00</text:p>
      <text:p text:style-name="P4">
Modified Time: 2023-06-10T14:02:00+03:00</text:p>
      <text:p text:style-name="P4">
Description: The National Bank of Ukraine has not adopted any normative legal acts that prohibit the conduct of foreign currency transactions with foreign currency, including US dollars in the 1996 series and previously issued. - Ukrinform.</text:p>
      <text:p text:style-name="P4">
Images: ['<text:a xlink:type="simple" xlink:href="https://static.ukrinform.com/photos/2022_09/thumb_files/630_360_1663308912-859.jpg" text:style-name="Internet_20_link" text:visited-style-name="Visited_20_Internet_20_Link">
630_360_16633...</text:a>
']</text:p>
      <text:p text:style-name="P4">
Tags: ['Нацбанк', 'Обмін', 'Валюта']</text:p>
      <text:p text:style-name="P4">
Type: Article</text:p>
      <!--METADATA-->
      <text:p text:style-name="P4">
<draw:frame draw:style-name="fr1" draw:name="Image92" text:anchor-type="as-char" svg:width="6.9236in" svg:height="3.956343in" draw:z-index="0">
<draw:image xlink:href="../Images/yкринформ/2023-06-10T14-02-00-03-00/630_360_1663308912-859.jpg" xlink:type="simple" xlink:show="embed" xlink:actuate="onLoad" draw:mime-type="image/jpeg"/>
</draw:frame>
The National Bank of Ukraine has not adopted any normative legal acts that promptly prohibit the conduct of foreign exchange transactions with foreign currency, including US dollars of the 1996 series and issued earlier.</text:p>
      <text:p text:style-name="P4">
The NBU emphasized in <text:a xlink:type="simple" xlink:href="https://www.facebook.com/NationalBankOfUkraine/posts/pfbid0PX6nX2YTZjruL2v2CuG9MK45AruXbiWSJHH1qwh37QQgfsnHz3hr99vS4NrTaWGHl" text:style-name="Internet_20_link" text:visited-style-name="Visited_20_Internet_20_Link">
Facebook</text:a>
, reports Ukrinform.</text:p>
      <text:p text:style-name="P4">
Thus, after analyzing the appeals of citizens to exchange cash foreign exchange, the National Bank identified two key problems. They relate to the exchange of foreign banknotes with signs of significant wear or damage and banknotes of ancient years.</text:p>
      <text:p text:style-name="P4">
*!(https://www.ukrinform.ua/rubric-economy/3720243-platiznij-servis-wayforpay-projsov-perelicenzuvanna-nacbank.html)"For each case, there are clear requirements of the current currency legislation of the NBU's tanormal acts, the compliance of which the regulator requires the executive institutions licensed to carry out foreign exchange and exchange operations," the institution emphasized.</text:p>
      <text:p text:style-name="P4">
The list of signs of wear or damage to the banknote, in the presence of which the client can be offered a collection operation, can be found on the site bank.</text:p>
      <text:p text:style-name="P4">
The NBU was assured that next week they will be held with authorized institutions, during which they will discuss with the participants of the market, citizens' appeals will be provided with appropriate explanations.</text:p>
      <text:p text:style-name="P4">
<text:span text:style-name="T4">
 Read also: </text:span>
 [<text:span text:style-name="T4">
 National Bank </text:span>
 predicts a gradual reduction(https://www.ukrinform.ua/rubric-economy/3715972-nacbank-prognozue-postupove-skorocenna-rivna-bezrobitta.html)Recently, banks and exchange offices in Ukraine have been reported to accept bills with slight scuffle, inscriptions and seals, which have previously been performed without problems. Such banknotes are offered from a 10-15 percent discount.</text:p>
      <text:p text:style-name="P4">
News Source: <text:a xlink:type="simple" xlink:href="https://www.ukrinform.ua/rubric-economy/3720986-nbu-ne-uhvaluvav-zodnih-normativnopravovih-aktiv-pro-zaboronu-obminu-inozemnoi-valuti.html" text:style-name="Internet_20_link" text:visited-style-name="Visited_20_Internet_20_Link">
https://www.ukrinform.ua/rubric-economy/3720986-nbu-ne-uhvaluvav-zodnih-normativnopravovih-aktiv-pro-zaboronu-obminu-inozemnoi-valut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10T14:03:00+03:00</text:p>
      <text:p text:style-name="P4">
Modified Time: 2023-06-10T14:03: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3" text:anchor-type="as-char" svg:width="6.9236in" svg:height="3.956343in" draw:z-index="0">
<draw:image xlink:href="../Images/yкринформ/2023-06-10T14-03-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94" text:anchor-type="as-char" svg:width="6.9236in" svg:height="6.9236in" draw:z-index="0">
<draw:image xlink:href="../Images/yкринформ/2023-06-10T14-03-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95" text:anchor-type="as-char" svg:width="6.9236in" svg:height="6.9236in" draw:z-index="0">
<draw:image xlink:href="../Images/yкринформ/2023-06-10T14-03-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96" text:anchor-type="as-char" svg:width="6.9236in" svg:height="6.9236in" draw:z-index="0">
<draw:image xlink:href="../Images/yкринформ/2023-06-10T14-03-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97" text:anchor-type="as-char" svg:width="6.9236in" svg:height="6.9236in" draw:z-index="0">
<draw:image xlink:href="../Images/yкринформ/2023-06-10T14-03-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Odessa the personnel of the Navy boat destroyed three drones</text:span>
</text:h>
      <text:p text:style-name="P4">
Authors: Ukrinform (Person)</text:p>
      <text:p text:style-name="P4">
Publisher: Укринформ (Organization)</text:p>
      <text:p text:style-name="P4">
Published Time: 2023-06-10T14:10:00+03:00</text:p>
      <text:p text:style-name="P4">
Modified Time: 2023-06-10T14:10:00+03:00</text:p>
      <text:p text:style-name="P4">
Description: The personnel of one of the boats of the Navy of the Armed Forces of Ukraine during a Russian night attack destroyed in the Odessa region three drones-Kamikadze Shahd. - Ukrinform.</text:p>
      <text:p text:style-name="P4">
Images: ['<text:a xlink:type="simple" xlink:href="https://static.ukrinform.com/photos/2023_03/thumb_files/630_360_1679978312-648.jpeg" text:style-name="Internet_20_link" text:visited-style-name="Visited_20_Internet_20_Link">
630_360_16799...</text:a>
']</text:p>
      <text:p text:style-name="P4">
Tags: ['Безпілотник', 'Одещина', 'Дрон', 'Війна з Росією']</text:p>
      <text:p text:style-name="P4">
Type: Article</text:p>
      <!--METADATA-->
      <text:p text:style-name="P4">
<draw:frame draw:style-name="fr1" draw:name="Image98" text:anchor-type="as-char" svg:width="6.9236in" svg:height="3.956343in" draw:z-index="0">
<draw:image xlink:href="../Images/yкринформ/2023-06-10T14-10-00-03-00/630_360_1679978312-648.jpeg" xlink:type="simple" xlink:show="embed" xlink:actuate="onLoad" draw:mime-type="image/jpeg"/>
</draw:frame>
The personnel of one of the boats of the Navy of the Armed Forces of Ukraine during the time of Russian night attack destroyed in the Odessa region three drones-Kamikadze Shahd.</text:p>
      <text:p text:style-name="P4">
According to Ukrinform, the Navy reports in <text:a xlink:type="simple" xlink:href="https://t.me/ukrainian_navy/3296" text:style-name="Internet_20_link" text:visited-style-name="Visited_20_Internet_20_Link">
</text:a>
<text:a xlink:type="simple" xlink:href="https://t.me/ukrainian_navy/3296" text:style-name="Internet_20_link" text:visited-style-name="Visited_20_Internet_20_Link">
Telegram</text:a>
 <text:a xlink:type="simple" xlink:href="https://t.me/ukrainian_navy/3296" text:style-name="Internet_20_link" text:visited-style-name="Visited_20_Internet_20_Link">
 . </text:a>
“In Odesa region, 3 drones of Kamikadze“ Shahaned ”were shot down during the Russian night attack by the forces and means of the Navy of the Armed Forces of Ukraine.</text:p>
      <text:p text:style-name="P4">
"Yes, tonight the decisive actions of one of the boats of one of the boats were destroyed by three <text:a xlink:type="simple" xlink:href="https://www.ukrinform.ua/tag-bezpilotnik" text:style-name="Internet_20_link" text:visited-style-name="Visited_20_Internet_20_Link">
drones</text:a>
", - the Navy emphasized.</text:p>
      <text:p text:style-name="P4">
<text:span text:style-name="T4">
 Read also: </text:span>
 <text:a xlink:type="simple" xlink:href="https://www.ukrinform.ua/rubric-ato/3720878-nicna-ataka-po-odesini-kilkist-poranenih-zrosla-do-29.html" text:style-name="Internet_20_link" text:visited-style-name="Visited_20_Internet_20_Link">
Night attack by <text:span text:style-name="T4">
 Odessa </text:span>
 Inno: Number of wounded rises 26</text:a>
As reported by Ukrinform, <text:a xlink:type="simple" xlink:href="https://www.ukrinform.ua/rubric-ato/3720872-ppo-vnoci-znisila-dvi-krilati-raketi-i-20-dronivkamikadze.html" text:style-name="Internet_20_link" text:visited-style-name="Visited_20_Internet_20_Link">
air defense at night</text:a>
 <text:a xlink:type="simple" xlink:href="https://www.ukrinform.ua/rubric-ato/3720872-ppo-vnoci-znisila-dvi-krilati-raketi-i-20-dronivkamikadze.html" text:style-name="Internet_20_link" text:visited-style-name="Visited_20_Internet_20_Link">
 </text:a>
June 10 destroyed two enemy winged missiles and 20 shock drones Shahd-136/131.</text:p>
      <text:p text:style-name="P4">
News Source: <text:a xlink:type="simple" xlink:href="https://www.ukrinform.ua/rubric-ato/3720988-na-odesini-osobovij-sklad-katera-vms-znisiv-tri-droni-shahed.html" text:style-name="Internet_20_link" text:visited-style-name="Visited_20_Internet_20_Link">
https://www.ukrinform.ua/rubric-ato/3720988-na-odesini-osobovij-sklad-katera-vms-znisiv-tri-droni-shahed.html</text:a>
</text:p>
      <!--NEWS-->
      <text:h text:style-name="P10" text:outline-level="1">
<text:span text:style-name="T4">
Asia countries are increasingly leaning to Ukraine's support - the Defense Ministry</text:span>
</text:h>
      <text:p text:style-name="P4">
Authors: Ukrinform (Person)</text:p>
      <text:p text:style-name="P4">
Publisher: Укринформ (Organization)</text:p>
      <text:p text:style-name="P4">
Published Time: 2023-06-10T14:14:33+03:00</text:p>
      <text:p text:style-name="P4">
Modified Time: 2023-06-10T14:14:33+03:00</text:p>
      <text:p text:style-name="P4">
Description: Asia countries are increasingly leaning in the support of Ukraine in the Russian-Ukrainian war. - Ukrinform.</text:p>
      <text:p text:style-name="P4">
Images: ['<text:a xlink:type="simple" xlink:href="https://static.ukrinform.com/photos/2023_06/thumb_files/630_360_1686372897-766.jpg" text:style-name="Internet_20_link" text:visited-style-name="Visited_20_Internet_20_Link">
630_360_16863...</text:a>
']</text:p>
      <text:p text:style-name="P4">
Tags: ['Японія', 'Міноборони']</text:p>
      <text:p text:style-name="P4">
Type: Article</text:p>
      <!--METADATA-->
      <text:p text:style-name="P4">
<draw:frame draw:style-name="fr1" draw:name="Image99" text:anchor-type="as-char" svg:width="6.9236in" svg:height="3.956343in" draw:z-index="0">
<draw:image xlink:href="../Images/yкринформ/2023-06-10T14-14-33-03-00/630_360_1686372897-766.jpg" xlink:type="simple" xlink:show="embed" xlink:actuate="onLoad" draw:mime-type="image/jpeg"/>
</draw:frame>
Countries are increasingly leaning in the support of Ukraine in the Russian-Ukrainian war.</text:p>
      <text:p text:style-name="P4">
This was stated(https://t.me/militarymediacenter/2189), reports Ukrinform.</text:p>
      <text:p text:style-name="P4">
He noted that Asian countries are increasingly leaning to Ukraine's support, the mood dynamics in this region "is very positive for abuse."</text:p>
      <text:p text:style-name="P4">
<text:span text:style-name="T4">
 Read also: </text:span>
 <text:a xlink:type="simple" xlink:href="https://www.ukrinform.ua/rubric-ato/3720942-informacia-pro-hid-bojovih-dij-e-elementom-planu-operacii-malar.html" text:style-name="Internet_20_link" text:visited-style-name="Visited_20_Internet_20_Link">
Information about the course of fighting is an element of the operation plan- painter</text:a>
"This applies to Japan first and foremost, it was very open to us," Gagavrilov said.</text:p>
      <text:p text:style-name="P4">
According to the Deputy Minister, South Korea also becomes more prone to Ukraine.</text:p>
      <text:p text:style-name="P4">
In particular, he noted that countries such as Vietnam, Malaysia, they are already "looking more boldly, to communicate with us."</text:p>
      <text:p text:style-name="P4">
<text:span text:style-name="T4">
 Read also: </text:span>
 <text:a xlink:type="simple" xlink:href="https://www.ukrinform.ua/rubric-ato/3720708-urad-belgii-zakupit-boepripasi-dla-ukraini-na-32-miljoni-zmi.html" text:style-name="Internet_20_link" text:visited-style-name="Visited_20_Internet_20_Link">
Belgium Government will buy ammunition for Ukraine for € 32 million - media</text:a>
“They all understand that aggression has taken place. But in that region, traditionally, the influence of the Soviet Union, and later, Russia is simple to keep some filters in conditions where a lot of negatives are spreading about it, ”Gavrilov summarized.</text:p>
      <text:p text:style-name="P4">
As reported by Ukrinform, on June 9 <text:a xlink:type="simple" xlink:href="https://www.ukrinform.ua/rubric-ato/3720484-kahovska-ges-i-situacia-na-fronti-zelenskij-proviv-rozmovu-z-premerom-aponii.html" text:style-name="Internet_20_link" text:visited-style-name="Visited_20_Internet_20_Link">
President Volodymyr Zelenskyy discussed Zepremier-Minister of Japan Fumio Kishida</text:a>
The consequences of the exploration of the Kakhovskaya hydroelectric power station, the situation of Nafrorot and rocket firing of Russia.</text:p>
      <text:p text:style-name="P4">
It was also reported earlier that <text:a xlink:type="simple" xlink:href="https://www.ukrinform.ua/rubric-society/3720121-aponia-gotue-ukraini-negajnu-gumanitarnu-dopomogu-posolstvo.html" text:style-name="Internet_20_link" text:visited-style-name="Visited_20_Internet_20_Link">
Japan is working on providing immediate humanitarian assistance to Ukrainians</text:a>
which were injured as a result of the blast of Russian troops of the Hydroelectric power station.</text:p>
      <text:p text:style-name="P4">
Photo: Ministry of Defense</text:p>
      <text:p text:style-name="P4">
News Source: <text:a xlink:type="simple" xlink:href="https://www.ukrinform.ua/rubric-ato/3720989-kraini-azii-vse-bilse-shilautsa-do-pidtrimki-ukraini-minoboroni.html" text:style-name="Internet_20_link" text:visited-style-name="Visited_20_Internet_20_Link">
https://www.ukrinform.ua/rubric-ato/3720989-kraini-azii-vse-bilse-shilautsa-do-pidtrimki-ukraini-minoboroni.html</text:a>
</text:p>
      <!--NEWS-->
      <text:h text:style-name="P10" text:outline-level="1">
<text:span text:style-name="T4">
The captain of Kharkiv Berserkov will perform from the Kyiv Capitalz HC.</text:span>
</text:h>
      <text:p text:style-name="P4">
Authors: Ukrinform (Person)</text:p>
      <text:p text:style-name="P4">
Publisher: Укринформ (Organization)</text:p>
      <text:p text:style-name="P4">
Published Time: 2023-06-10T14:17:36+03:00</text:p>
      <text:p text:style-name="P4">
Modified Time: 2023-06-10T14:17:36+03:00</text:p>
      <text:p text:style-name="P4">
Description: 35-year-old Centrephorvard Yevgeny Sekirko, who was the captain of Kharkiv Berrkov last season, became a player of the newly created hockey club "Kyiv Capitalz". - Ukrinform.</text:p>
      <text:p text:style-name="P4">
Images: ['<text:a xlink:type="simple" xlink:href="https://static.ukrinform.com/photos/2023_06/thumb_files/630_360_1686392062-376.jpg" text:style-name="Internet_20_link" text:visited-style-name="Visited_20_Internet_20_Link">
630_360_16863...</text:a>
']</text:p>
      <text:p text:style-name="P4">
Tags: ['хокей', 'Спорт', 'Україна', 'Київ']</text:p>
      <text:p text:style-name="P4">
Type: Article</text:p>
      <!--METADATA-->
      <text:p text:style-name="P4">
<draw:frame draw:style-name="fr1" draw:name="Image100" text:anchor-type="as-char" svg:width="6.9236in" svg:height="3.956343in" draw:z-index="0">
<draw:image xlink:href="../Images/yкринформ/2023-06-10T14-17-36-03-00/630_360_1686392062-376.jpg" xlink:type="simple" xlink:show="embed" xlink:actuate="onLoad" draw:mime-type="image/jpeg"/>
</draw:frame>
35-year-old centriford Yevgeny Sekirko, who was the captain of Kharkiv Berserkov last season, became a player of the newly created hockey club "Kyiv Kapitales".</text:p>
      <text:p text:style-name="P4">
Eugene once <text:a xlink:type="simple" xlink:href="https://fhu.com.ua/news/kepitalz-pidpysaly-kapitana-berserkiv/" text:style-name="Internet_20_link" text:visited-style-name="Visited_20_Internet_20_Link">
won "gold"</text:a>
Championship of Ukraine(In the composition of the capital "falcon"), he was silver and three times the bronze medalist of the Ukrainian championship, Ukrinform reports.</text:p>
      <text:p text:style-name="P4">
In the season-2022/2023, Sekirko spent 19 matches for the Kharkiv Berserki club, and the Ukyki abandoned 3 washers and made 9 productive programs.</text:p>
      <text:p text:style-name="P4">
In total, the hockey player played 273 matches in the Ukrainian Championships, scored 76 Helloi 106 productive gears.</text:p>
      <text:p text:style-name="P4">
In 2014, Sekirko represented Ukraine at the World Universiade(5 matches, 2 goals + 5 strands).</text:p>
      <text:p text:style-name="P4">
<text:span text:style-name="T4">
Читайте також:</text:span>
 <text:a xlink:type="simple" xlink:href="https://www.ukrinform.ua/rubric-sports/3720565-oleksandr-kojda-zahisatime-kolori-hokejnogo-klubu-kiiv-kepitalz.html" text:style-name="Internet_20_link" text:visited-style-name="Visited_20_Internet_20_Link">
 Олександр Койда захищатиме кольори <text:span text:style-name="T4">
хокей</text:span>
 ного клубу«Київ Кепіталз» </text:a>
Eugene became the 19th newcomer "Capitalz". To him the newly created team, headed by the National Team of Ukraine Vadim Fragchuk, Poloborons Pavel Taran, Valentin Sirchenko(Both are "Legion"), Denis hone("Kyiv"), Konstantin Ryabenko, Timur Lapko, Artem Archipenko, Mikoladovvornik attackers, Alexander Koida, Danilo Tyshchenko(all - Dnipro), Vladislav Kutsevich, Dmitry Utukin(Both are “Falcon”), Kirill Bondarenko("Kyiv"), Nikita Oliynyk, Vladislav Lugovy(Both are "Legion"), Alexander Dreval, Denis Plesovsky(Both are “Kyiv”), Roman Dyachenko and Sergey Chernenko.</text:p>
      <text:p text:style-name="P4">
Kyiv Capitalz is preparing to make debut in the Ukrainian Championship in the fall.</text:p>
      <text:p text:style-name="P4">
Photo: fhu.com.ua.</text:p>
      <text:p text:style-name="P4">
News Source: <text:a xlink:type="simple" xlink:href="https://www.ukrinform.ua/rubric-sports/3720991-z-hk-kiiv-kepitalz-vistupatime-kapitan-harkivskih-berserkiv.html" text:style-name="Internet_20_link" text:visited-style-name="Visited_20_Internet_20_Link">
https://www.ukrinform.ua/rubric-sports/3720991-z-hk-kiiv-kepitalz-vistupatime-kapitan-harkivskih-berserkiv.html</text:a>
</text:p>
      <!--NEWS-->
      <text:h text:style-name="P10" text:outline-level="1">
<text:span text:style-name="T4">
In Kyiv region, two people were killed as a result of an accident, eight more were injured</text:span>
</text:h>
      <text:p text:style-name="P4">
Authors: Ukrinform (Person)</text:p>
      <text:p text:style-name="P4">
Publisher: Укринформ (Organization)</text:p>
      <text:p text:style-name="P4">
Published Time: 2023-06-10T14:20:00+03:00</text:p>
      <text:p text:style-name="P4">
Modified Time: 2023-06-10T14:20:00+03:00</text:p>
      <text:p text:style-name="P4">
Description: Two people were killed in the Kiev region and eight were injured.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ТП', 'Київщина', 'Андрій Нєбитов']</text:p>
      <text:p text:style-name="P4">
Type: Article</text:p>
      <!--METADATA-->
      <text:p text:style-name="P4">
<draw:frame draw:style-name="fr1" draw:name="Image101" text:anchor-type="as-char" svg:width="6.9236in" svg:height="3.956343in" draw:z-index="0">
<draw:image xlink:href="../Images/yкринформ/2023-06-10T14-20-00-03-00/630_360_1683796887-821.jpg" xlink:type="simple" xlink:show="embed" xlink:actuate="onLoad" draw:mime-type="image/jpeg"/>
</draw:frame>
The UKIiv region killed two people as a result of an accident and eight were traumatic.</text:p>
      <text:p text:style-name="P4">
According to Ukrinform, Andriy Nybitov, the head of Kyiv region, was reported in <text:a xlink:type="simple" xlink:href="https://t.me/andrii_nebytov/1419" text:style-name="Internet_20_link" text:visited-style-name="Visited_20_Internet_20_Link">
telegram</text:a>
.</text:p>
      <text:p text:style-name="P4">
According to him, as a result of an accident near the village of Chupyra, two people who have reinforced in the Renault minibus were killed, 5 more were injured, two of them. One child is in serious condition.</text:p>
      <text:p text:style-name="P4">
<text:span text:style-name="T4">
 Read also: </text:span>
 <text:a xlink:type="simple" xlink:href="https://www.ukrinform.ua/rubric-regions/3719419-na-zitomirsini-v-dtp-zaginuv-vijskovij-akij-povernuvsa-z-polonu.html" text:style-name="Internet_20_link" text:visited-style-name="Visited_20_Internet_20_Link">
in Zhytomyr region in <text:span text:style-name="T4">
 an accident </text:span>
 killed a military man who turned from captivity</text:a>
Three people who were in the Hyundai car were also injured.</text:p>
      <text:p text:style-name="P4">
The victims were taken to hospitals.</text:p>
      <text:p text:style-name="P4">
"Police of Kyiv region continues to work on the spot and capture the consequences of the Variah," Neditov emphasized.</text:p>
      <text:p text:style-name="P4">
<text:span text:style-name="T4">
 Read also: </text:span>
 <text:a xlink:type="simple" xlink:href="https://www.ukrinform.ua/rubric-regions/3718102-u-dtp-v-cerkasah-postrazdali-troe-ditej.html" text:style-name="Internet_20_link" text:visited-style-name="Visited_20_Internet_20_Link">
in <text:span text:style-name="T4">
 road accident </text:span>
 In Cherkasy three children were injured</text:a>
As reported by Ukrinform, in the Kiev region on June 4 <text:a xlink:type="simple" xlink:href="https://www.ukrinform.ua/rubric-regions/3718218-na-kiivsini-dvoe-pidlitkiv-na-motocikli-zitknulis-z-legkovikom-ih-gospitalizuvali.html" text:style-name="Internet_20_link" text:visited-style-name="Visited_20_Internet_20_Link">
two teenagers of the windcycle collided with a car. They were hospitalized</text:a>
 .</text:p>
      <text:p text:style-name="P4">
News Source: <text:a xlink:type="simple" xlink:href="https://www.ukrinform.ua/rubric-regions/3720992-na-kiivsini-vnaslidok-dtp-zaginuli-dvoe-ludej-i-se-vosmero-postrazdali.html" text:style-name="Internet_20_link" text:visited-style-name="Visited_20_Internet_20_Link">
https://www.ukrinform.ua/rubric-regions/3720992-na-kiivsini-vnaslidok-dtp-zaginuli-dvoe-ludej-i-se-vosmero-postrazdali.html</text:a>
</text:p>
      <!--NEWS-->
      <text:h text:style-name="P10" text:outline-level="1">
<text:span text:style-name="T4">
RheinMetall head told how German technique showed itself on the battlefield in Ukraine</text:span>
</text:h>
      <text:p text:style-name="P4">
Authors: Ukrinform (Person)</text:p>
      <text:p text:style-name="P4">
Publisher: Укринформ (Organization)</text:p>
      <text:p text:style-name="P4">
Published Time: 2023-06-10T14:23:10+03:00</text:p>
      <text:p text:style-name="P4">
Modified Time: 2023-06-10T14:23:10+03:00</text:p>
      <text:p text:style-name="P4">
Description: The Ukrainian soldiers' feedback on the German weapons supplied is very positive, and from the self -propelled pzh2000 artillery they make up to 20,000 shots, although it is recommended to change the barrel after 4,500 shots. - Ukrinform.</text:p>
      <text:p text:style-name="P4">
Images: ['<text:a xlink:type="simple" xlink:href="https://static.ukrinform.com/photos/2022_12/thumb_files/630_360_1671112290-944.jpg" text:style-name="Internet_20_link" text:visited-style-name="Visited_20_Internet_20_Link">
630_360_16711...</text:a>
']</text:p>
      <text:p text:style-name="P4">
Tags: ['Німеччина', 'Зброя', 'Війна з Росією']</text:p>
      <text:p text:style-name="P4">
Type: Article</text:p>
      <!--METADATA-->
      <text:p text:style-name="P4">
<draw:frame draw:style-name="fr1" draw:name="Image102" text:anchor-type="as-char" svg:width="6.9236in" svg:height="3.956343in" draw:z-index="0">
<draw:image xlink:href="../Images/yкринформ/2023-06-10T14-23-10-03-00/630_360_1671112290-944.jpg" xlink:type="simple" xlink:show="embed" xlink:actuate="onLoad" draw:mime-type="image/jpeg"/>
</draw:frame>
The Ukrainian military reviews are very positive about the German weapons, and they make up to 20,000 scales, although the barrel is recommended to be changed after 4,500 shots.</text:p>
      <text:p text:style-name="P4">
According to Ukrinform, this has stated in an interview <text:a xlink:type="simple" xlink:href="https://www.rnd.de/wirtschaft/rheinmetall-chef-kein-land-in-europa-ist-gut-auf-einen-ueberfall-vorbereitet-4T3P6JJEEJBAXHAVG4VOY6GFWY.html" text:style-name="Internet_20_link" text:visited-style-name="Visited_20_Internet_20_Link">
RND</text:a>
 <text:a xlink:type="simple" xlink:href="https://www.rnd.de/wirtschaft/rheinmetall-chef-kein-land-in-europa-ist-gut-auf-einen-ueberfall-vorbereitet-4T3P6JJEEJBAXHAVG4VOY6GFWY.html" text:style-name="Internet_20_link" text:visited-style-name="Visited_20_Internet_20_Link">
</text:a>
RheinMetall's RheinMetall Head Defense Concern Armin Papperger.</text:p>
      <text:p text:style-name="P4">
"Ukrainians' feedback about German weapons is very positive. Take at least self -propelled Pzh2000, chassis and weapons systems of which were delivered by Rheinmetall. In general, we say that the trunk needs to be changed after about 4,500 shots. But Ukrainians shoot up to 20,000 shots. They would have been cracked for a long time, " - commented PapperGergering about how German technique showed herself in the battlefield in Ukraine.</text:p>
      <text:p text:style-name="P4">
According to him, Russian <text:a xlink:type="simple" xlink:href="https://www.ukrinform.ua/tag-vijna-z-rosieu" text:style-name="Internet_20_link" text:visited-style-name="Visited_20_Internet_20_Link">
war</text:a>
Against Ukraine, she played a major role in the current growth ofrheinmetall. "Most of our growth is connected with the terrible war in Ukraine. No country in Europe is well -prepared in the case of an aggressor invasion. Governments have understood it, so the demand for our products is growing," said.</text:p>
      <text:p text:style-name="P4">
<text:span text:style-name="T4">
 Read also: </text:span>
 <text:a xlink:type="simple" xlink:href="https://www.ukrinform.ua/rubric-ato/3719652-v-ukroboronpromi-rozpovili-pro-stvorenna-spilnogo-pidpriemstva-z-rheinmetall.html" text:style-name="Internet_20_link" text:visited-style-name="Visited_20_Internet_20_Link">
in Ukroboronprom told about creating a joint venture with <text:span text:style-name="T4">
 rheinmetall </text:span>
</text:a>
Papperger noted that in 2023, the concern awaits many contracts: "Now we are talking about several very large contracts: tanks, ammunition, receptive defense - and planes. We are talking about long time and multibilliards euros."</text:p>
      <text:p text:style-name="P4">
RheinMetall is also engaged in expanding its production capacity.Commenting on the question of whether the EU's promise will be fulfilled to Ukraine with millionaire guns during the year, Papperger stated that "Ukraine will receive a million artillery boobs only if the European armies provide their reserves."</text:p>
      <text:p text:style-name="P4">
<text:span text:style-name="T4">
 Read also: </text:span>
 [manager <text:span text:style-name="T4">
 rheinmetall </text:span>
 revealed details of Ukrainian-German production(https://www.ukrinform.ua/rubric-ato/3712026-kerivnik-rheinmetall-rozkriv-detali-ukrainskonimeckogo-virobnictva-bronovanoi-tehniki.html)"On the industrial side, we are working to increase production facilities. We look at the staff, restore the preserved equipment, build new chains. However, it will take six to ten years to fill all the European ammunition depots," he said.</text:p>
      <text:p text:style-name="P4">
As reported by Ukrinform, Ukroboronprom has concluded a strategic agreement with one of the defense leaders of the defense industry - the German concern Rheinmetall. The legal procedure for creating a joint venture is now being stored, on the basis of which will develop promising weapons and military equipment.</text:p>
      <text:p text:style-name="P4">
News Source: <text:a xlink:type="simple" xlink:href="https://www.ukrinform.ua/rubric-ato/3720993-glava-rheinmetall-rozpoviv-ak-nimecka-tehnika-pokazala-sebe-na-poli-bou-v-ukraini.html" text:style-name="Internet_20_link" text:visited-style-name="Visited_20_Internet_20_Link">
https://www.ukrinform.ua/rubric-ato/3720993-glava-rheinmetall-rozpoviv-ak-nimecka-tehnika-pokazala-sebe-na-poli-bou-v-ukraini.html</text:a>
</text:p>
      <!--NEWS-->
      <text:h text:style-name="P10" text:outline-level="1">
<text:span text:style-name="T4">
In Kiev, only 15% of shelters are suitable for use without significant remarks - Kamyshin</text:span>
</text:h>
      <text:p text:style-name="P4">
Authors: Ukrinform (Person)</text:p>
      <text:p text:style-name="P4">
Publisher: Укринформ (Organization)</text:p>
      <text:p text:style-name="P4">
Published Time: 2023-06-10T14:28:07+03:00</text:p>
      <text:p text:style-name="P4">
Modified Time: 2023-06-10T14:28:07+03:00</text:p>
      <text:p text:style-name="P4">
Description: A full check in Kyiv showed that only 15% of the capital's protective structures are suitable for use without significant comments. - Ukrinform.</text:p>
      <text:p text:style-name="P4">
Images: ['<text:a xlink:type="simple" xlink:href="https://static.ukrinform.com/photos/2023_06/thumb_files/630_360_1686303753-448.jpg" text:style-name="Internet_20_link" text:visited-style-name="Visited_20_Internet_20_Link">
630_360_16863...</text:a>
']</text:p>
      <text:p text:style-name="P4">
Tags: ['Київ', 'Укриття']</text:p>
      <text:p text:style-name="P4">
Type: Article</text:p>
      <!--METADATA-->
      <text:p text:style-name="P4">
<draw:frame draw:style-name="fr1" draw:name="Image103" text:anchor-type="as-char" svg:width="6.9236in" svg:height="3.956343in" draw:z-index="0">
<draw:image xlink:href="../Images/yкринформ/2023-06-10T14-28-07-03-00/630_360_1686303753-448.jpg" xlink:type="simple" xlink:show="embed" xlink:actuate="onLoad" draw:mime-type="image/jpeg"/>
</draw:frame>
A full verification in Kiev showed that only 15% of the capital's protective structures are suitable for use without significant comments.</text:p>
      <text:p text:style-name="P4">
According to Ukrinform, Alexander Kamyshin, Minister of Strategic Industry, said about it in <text:a xlink:type="simple" xlink:href="https://t.me/zalizni_zminy/1351" text:style-name="Internet_20_link" text:visited-style-name="Visited_20_Internet_20_Link">
telegram.</text:a>
"He adopted a report of the commission to check <text:a xlink:type="simple" xlink:href="https://www.ukrinform.ua/tag-ukritta" text:style-name="Internet_20_link" text:visited-style-name="Visited_20_Internet_20_Link">
shelter</text:a>
Kiev for yesterday. As of 8:00 pm tonight, the commission graduated from all 4655 shelter. The results are disappointing, ”the minister said.</text:p>
      <text:p text:style-name="P4">
According to the results of the audit, it was found that less than the shelter is free in the capital - only 44%. Access to another 21% is provided for five minutes - usually the duty, which open the shelter after the alarm.</text:p>
      <text:p text:style-name="P4">
*!(https://www.ukrinform.ua/rubric-kyiv/3720544-u-kievi-testuut-sistemu-avtomaticnogo-dopusku-do-ukrittiv-u-komunalnih-primisennah.html)The outgoing commission will work to build data and prepare the report.</text:p>
      <text:p text:style-name="P4">
As reported by Ukrinform, after the death of three people in Kyiv because of the inability to put in shelter during hostile shelling, President Vladimir Zelenskyi has repeated <text:a xlink:type="simple" xlink:href="https://www.ukrinform.ua/rubric-ato/3717468-zelenskij-doruciv-provesti-povnu-reviziu-usih-zahisnih-sporud-ukraini.html" text:style-name="Internet_20_link" text:visited-style-name="Visited_20_Internet_20_Link">
to conduct a complete audit of all protective structures.</text:a>
</text:p>
      <text:p text:style-name="P4">
News Source: <text:a xlink:type="simple" xlink:href="https://www.ukrinform.ua/rubric-kyiv/3720994-u-kievi-lise-15-ukrittiv-pridatni-do-vikoristanna-bez-suttevih-zauvazen-kamisin.html" text:style-name="Internet_20_link" text:visited-style-name="Visited_20_Internet_20_Link">
https://www.ukrinform.ua/rubric-kyiv/3720994-u-kievi-lise-15-ukrittiv-pridatni-do-vikoristanna-bez-suttevih-zauvazen-kamisin.html</text:a>
</text:p>
      <!--NEWS-->
      <text:h text:style-name="P10" text:outline-level="1">
<text:span text:style-name="T4">
Victims from rocket attack in Odesa region will repair housing or give a new</text:span>
</text:h>
      <text:p text:style-name="P4">
Authors: Ukrinform (Person)</text:p>
      <text:p text:style-name="P4">
Publisher: Укринформ (Organization)</text:p>
      <text:p text:style-name="P4">
Published Time: 2023-06-10T14:32:09+03:00</text:p>
      <text:p text:style-name="P4">
Modified Time: 2023-06-10T14:32:09+03:00</text:p>
      <text:p text:style-name="P4">
Description: The victims of the night rocket attack by the residents of Belgorod-Dnestrovsky will repair or provide new housing. - Ukrinform.</text:p>
      <text:p text:style-name="P4">
Images: ['<text:a xlink:type="simple" xlink:href="https://static.ukrinform.com/photos/2023_06/thumb_files/630_360_1686378600-1576.jpeg" text:style-name="Internet_20_link" text:visited-style-name="Visited_20_Internet_20_Link">
630_360_16863...</text:a>
']</text:p>
      <text:p text:style-name="P4">
Tags: ['Обстріл', 'Одещина', 'Житло', 'Війна з Росією']</text:p>
      <text:p text:style-name="P4">
Type: Article</text:p>
      <!--METADATA-->
      <text:p text:style-name="P4">
<draw:frame draw:style-name="fr1" draw:name="Image105" text:anchor-type="as-char" svg:width="6.9236in" svg:height="3.956343in" draw:z-index="0">
<draw:image xlink:href="../Images/yкринформ/2023-06-10T14-32-09-03-00/630_360_1686378600-1576.jpeg" xlink:type="simple" xlink:show="embed" xlink:actuate="onLoad" draw:mime-type="image/jpeg"/>
</draw:frame>
The victims of the night rocket attack by the residents of Belgorod-Dnestrovsky will repair or provide new housing.</text:p>
      <text:p text:style-name="P4">
As Ukrinform reports, it reports in <text:a xlink:type="simple" xlink:href="https://t.me/odeskaODA/1734" text:style-name="Internet_20_link" text:visited-style-name="Visited_20_Internet_20_Link">
telegram</text:a>
 <text:a xlink:type="simple" xlink:href="https://t.me/odeskaODA/1734" text:style-name="Internet_20_link" text:visited-style-name="Visited_20_Internet_20_Link">
 </text:a>
Odesa Ova.</text:p>
      <text:p text:style-name="P4">
"All the victims of the night attack by residents of Belgorod - Dnistrovsky Nadan Medical Assistance, people from destroyed homes are offered, hot food is organized. After the breakdown Housing or compensation. We will not be unbelievable without a roof over your head, "the message reads.</text:p>
      <text:p text:style-name="P4">
<text:span text:style-name="T4">
 Read also: </text:span>
 <text:a xlink:type="simple" xlink:href="https://www.ukrinform.ua/rubric-ato/3720878-nicna-ataka-po-odesini-kilkist-poranenih-zrosla-do-29.html" text:style-name="Internet_20_link" text:visited-style-name="Visited_20_Internet_20_Link">
Night attack by <text:span text:style-name="T4">
 Odessa </text:span>
 Inno: Number of wounded rises 26</text:a>
As reported by Ukrinform, today in the Belgorod-Dnestrovsky district as a result of the nervous attack of the country-terrorist, the explosive wave was damaged by houses. 10 people were surprised.</text:p>
      <text:p text:style-name="P4">
News Source: <text:a xlink:type="simple" xlink:href="https://www.ukrinform.ua/rubric-vidbudova/3720996-postrazdalim-vid-raketnoi-ataki-na-odesini-vidremontuut-zitlo-abo-nadadut-nove.html" text:style-name="Internet_20_link" text:visited-style-name="Visited_20_Internet_20_Link">
https://www.ukrinform.ua/rubric-vidbudova/3720996-postrazdalim-vid-raketnoi-ataki-na-odesini-vidremontuut-zitlo-abo-nadadut-nove.html</text:a>
</text:p>
      <!--NEWS-->
      <text:h text:style-name="P10" text:outline-level="1">
<text:span text:style-name="T4">
Belgium has allocated € 1.5 million to generators to overcome the consequences</text:span>
</text:h>
      <text:p text:style-name="P4">
Authors: Ukrinform (Person)</text:p>
      <text:p text:style-name="P4">
Publisher: Укринформ (Organization)</text:p>
      <text:p text:style-name="P4">
Published Time: 2023-06-10T14:39:13+03:00</text:p>
      <text:p text:style-name="P4">
Modified Time: 2023-06-10T14:39:13+03:00</text:p>
      <text:p text:style-name="P4">
Description: The Belgium government has allocated 1.5 million euros for the purchase of generators through the Belgian B-Fast ambulance to overcome the consequences of the Russian Federation of Kakhovka HPP. - Ukrinform.</text:p>
      <text:p text:style-name="P4">
Images: ['<text:a xlink:type="simple" xlink:href="https://static.ukrinform.com/photos/2023_06/thumb_files/630_360_1686397085-736.jpg" text:style-name="Internet_20_link" text:visited-style-name="Visited_20_Internet_20_Link">
630_360_16863...</text:a>
']</text:p>
      <text:p text:style-name="P4">
Tags: ['Бельгія', 'Галущенко', 'генератор']</text:p>
      <text:p text:style-name="P4">
Type: Article</text:p>
      <!--METADATA-->
      <text:p text:style-name="P4">
<draw:frame draw:style-name="fr1" draw:name="Image106" text:anchor-type="as-char" svg:width="6.9236in" svg:height="3.956343in" draw:z-index="0">
<draw:image xlink:href="../Images/yкринформ/2023-06-10T14-39-13-03-00/630_360_1686397085-736.jpg" xlink:type="simple" xlink:show="embed" xlink:actuate="onLoad" draw:mime-type="image/jpeg"/>
</draw:frame>
Odorbelgia has allocated 1.5 million euros for the purchase of generators through the Belgian B-Fast ambulance to overcome the consequences of undermining the RFKAKHIV hydroelectric power station.</text:p>
      <text:p text:style-name="P4">
According to Ukrinform, it reports <text:a xlink:type="simple" xlink:href="https://www.mev.gov.ua/novyna/domovlenosti-ministriv-vykonano-belhiya-vydilyla-15-mln-yevro-na-heneratory-dlya-podolannya" text:style-name="Internet_20_link" text:visited-style-name="Visited_20_Internet_20_Link">
Ministry of Energy</text:a>
.</text:p>
      <text:p text:style-name="P4">
“Ця допомога має важливе значення для українських областей, що постраждали відтерористичної атаки ворога на Каховській ГЕС”, - зауважили в міністерстві.</text:p>
      <text:p text:style-name="P4">
<text:span text:style-name="T4">
Читайте також:</text:span>
 <text:a xlink:type="simple" xlink:href="https://www.ukrinform.ua/rubric-regions/3720817-belgia-zalucila-kilka-federalnih-ministerstv-do-nadanna-ekstrenoi-dopomogi-ukraini.html" text:style-name="Internet_20_link" text:visited-style-name="Visited_20_Internet_20_Link">
 Бельгія залучила кілька федеральних міністерств донадання екстреної допомоги Україні </text:a>
Energy Minister of Ukraine Herman Galushchenko thanked the Belgium Government for a stake for assistance to Ukraine. “Extra equipment will help the energy engineers to cope with the effects of the flood that occurred in the Kakhovsky hydroelectric power station. We very much appreciate the support of partners in the Cestoup for Ukraine, ”he said.</text:p>
      <text:p text:style-name="P4">
As it was reported, on June 8, in the fields of the Council of Ministers of the Council of Organization of Economic Cooperation and Development(OECD - OECD)Galushchenko and Belgium Minister Tina Van der Straten have reached an agreement on the provision of Ukraine by the Belgian side of emergency generators to overcome the consequences through the undermining of the Kakhovka hydroelectric power station.</text:p>
      <text:p text:style-name="P4">
<text:span text:style-name="T4">
 Read also: </text:span>
 <text:a xlink:type="simple" xlink:href="https://www.ukrinform.ua/rubric-regions/3720784-z-bukovini-vidpravili-vze-ponad-100-tonn-dopomogi-zitelam-hersonsini.html" text:style-name="Internet_20_link" text:visited-style-name="Visited_20_Internet_20_Link">
from Bukovina have already sent more than 100 tons of assistance to residents of Mimhern region</text:a>
In general, since the beginning of a full -scale invasion of Belgium has directed to the Ukrainian cargo of humanitarian aid in the form of equipment weighing more than 36 tons.</text:p>
      <text:p text:style-name="P4">
As reported by Ukrinform, <text:a xlink:type="simple" xlink:href="https://www.ukrinform.ua/rubric-other_news/3720776-pidriv-rosianami-kahovskoi-ges-usi-novini.html" text:style-name="Internet_20_link" text:visited-style-name="Visited_20_Internet_20_Link">
the troops of the Russian Federation on the night of June 6 undermined the Greblyukhov hydroelectric power station</text:a>
. The station is not recoverable. Narerson region continues rescue work and evacuation of the population.</text:p>
      <text:p text:style-name="P4">
Photo: Ministry of Energy</text:p>
      <text:p text:style-name="P4">
News Source: <text:a xlink:type="simple" xlink:href="https://www.ukrinform.ua/rubric-society/3721000-belgia-vidilila-15-miljona-na-generatori-dla-podolanna-naslidkiv-pidrivu-kahovskoi-ges.html" text:style-name="Internet_20_link" text:visited-style-name="Visited_20_Internet_20_Link">
https://www.ukrinform.ua/rubric-society/3721000-belgia-vidilila-15-miljona-na-generatori-dla-podolanna-naslidkiv-pidrivu-kahovskoi-ges.html</text:a>
</text:p>
      <!--NEWS-->
      <text:h text:style-name="P10" text:outline-level="1">
<text:span text:style-name="T4">
Rivne region sent help to the Kherson region</text:span>
</text:h>
      <text:p text:style-name="P4">
Authors: Ukrinform (Person)</text:p>
      <text:p text:style-name="P4">
Publisher: Укринформ (Organization)</text:p>
      <text:p text:style-name="P4">
Published Time: 2023-06-10T14:43:22+03:00</text:p>
      <text:p text:style-name="P4">
Modified Time: 2023-06-10T14:43:22+03:00</text:p>
      <text:p text:style-name="P4">
Description: The second truck with humanitarian aid sent to Kherson Rivne region. - Ukrinform.</text:p>
      <text:p text:style-name="P4">
Images: ['<text:a xlink:type="simple" xlink:href="https://static.ukrinform.com/photos/2023_06/thumb_files/630_360_1686397296-510.jpg" text:style-name="Internet_20_link" text:visited-style-name="Visited_20_Internet_20_Link">
630_360_16863...</text:a>
']</text:p>
      <text:p text:style-name="P4">
Tags: ['Гуманітарна допомога', 'Херсонщина', 'Рівненщина']</text:p>
      <text:p text:style-name="P4">
Type: Article</text:p>
      <!--METADATA-->
      <text:p text:style-name="P4">
<draw:frame draw:style-name="fr1" draw:name="Image107" text:anchor-type="as-char" svg:width="6.9236in" svg:height="3.956343in" draw:z-index="0">
<draw:image xlink:href="../Images/yкринформ/2023-06-10T14-43-22-03-00/630_360_1686397296-510.jpg" xlink:type="simple" xlink:show="embed" xlink:actuate="onLoad" draw:mime-type="image/jpeg"/>
</draw:frame>
The second Furuz was sent to the Kherson region by humanitarian aid.</text:p>
      <text:p text:style-name="P4">
About it reports Rivne ova in <text:a xlink:type="simple" xlink:href="https://t.me/ODA_RV/16499" text:style-name="Internet_20_link" text:visited-style-name="Visited_20_Internet_20_Link">
telegram</text:a>
, reports Ukrinform.</text:p>
      <text:p text:style-name="P4">
"The next tranche of hydogs included 2.5 thousand liters of drinking water, hygienic agents and 500 food sets of long -term storage(cookies, raisins, nuts, canned food)", - the message says.</text:p>
      <text:p text:style-name="P4">
<text:span text:style-name="T4">
 Read also: </text:span>
 <text:a xlink:type="simple" xlink:href="https://www.ukrinform.ua/rubric-regions/3720985-dla-ziteliv-hersonsini-organizuvali-evakuacijni-marsruti-minreintegracii.html" text:style-name="Internet_20_link" text:visited-style-name="Visited_20_Internet_20_Link">
for residents of Kherson region organized evacuation routes- Minamerintegration</text:a>
As reported by Ukrinform, <text:a xlink:type="simple" xlink:href="https://www.ukrinform.ua/rubric-other_news/3718791-pidriv-rosianami-kahovskoi-ges-vsi-novini.html" text:style-name="Internet_20_link" text:visited-style-name="Visited_20_Internet_20_Link">
on the night of June 6, the Russian army undermined the Greblyukakhov hydroelectric power station</text:a>
. The evacuation of people from flooded terminals continues.</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Photo: Rivne Ova</text:p>
      <text:p text:style-name="P4">
News Source: <text:a xlink:type="simple" xlink:href="https://www.ukrinform.ua/rubric-regions/3721002-rivnensina-vidpravila-dopomogu-v-hersonsku-oblast.html" text:style-name="Internet_20_link" text:visited-style-name="Visited_20_Internet_20_Link">
https://www.ukrinform.ua/rubric-regions/3721002-rivnensina-vidpravila-dopomogu-v-hersonsku-oblast.html</text:a>
</text:p>
      <!--NEWS-->
      <text:h text:style-name="P10" text:outline-level="1">
<text:span text:style-name="T4">
Canada has imposed sanctions against Yanukovych and other Russian collaborators</text:span>
</text:h>
      <text:p text:style-name="P4">
Authors: Ukrinform (Person)</text:p>
      <text:p text:style-name="P4">
Publisher: Укринформ (Organization)</text:p>
      <text:p text:style-name="P4">
Published Time: 2023-06-10T14:53:00+03:00</text:p>
      <text:p text:style-name="P4">
Modified Time: 2023-06-10T22:53:00+03:00</text:p>
      <text:p text:style-name="P4">
Description: Viktor Yanukovych and his son Alexander, as well as two dozen other collaborators with the Russian occupation regime came under the effect of new Canadian sanctions. - Ukrinform.</text:p>
      <text:p text:style-name="P4">
Images: ['<text:a xlink:type="simple" xlink:href="https://static.ukrinform.com/photos/2018_04/thumb_files/630_360_1524135812-1767.jpg" text:style-name="Internet_20_link" text:visited-style-name="Visited_20_Internet_20_Link">
630_360_15241...</text:a>
']</text:p>
      <text:p text:style-name="P4">
Tags: ['Антиросійські санкції', 'Янукович', 'Канада', 'Санкції', 'Трюдо', 'Україна']</text:p>
      <text:p text:style-name="P4">
Type: Article</text:p>
      <!--METADATA-->
      <text:p text:style-name="P4">
<draw:frame draw:style-name="fr1" draw:name="Image108" text:anchor-type="as-char" svg:width="6.9236in" svg:height="3.956343in" draw:z-index="0">
<draw:image xlink:href="../Images/yкринформ/2023-06-10T14-53-00-03-00/630_360_1524135812-1767.jpg" xlink:type="simple" xlink:show="embed" xlink:actuate="onLoad" draw:mime-type="image/jpeg"/>
</draw:frame>
Viktornyanukovych and his son Alexander, as well as two dozen other collaborators of the Island occupying regime, have come under the effect of new Canadian sanctions.</text:p>
      <text:p text:style-name="P4">
According to the Ukrinform correspondent, the list of subsequent persons was published by the Canadian Government's website.</text:p>
      <text:p text:style-name="P4">
"Canada imposes sanctions against 24 Ukrainian collaborators who work Umuzees and other cultural centers of the country and contribute to theft and destruction of cultural sites and Ukrainian culture," the sanctions described.</text:p>
      <text:p text:style-name="P4">
<text:span text:style-name="T4">
 Read also: </text:span>
 <text:span text:style-name="T4">
 <text:a xlink:type="simple" xlink:href="https://www.ukrinform.ua/rubric-culture/3721048-kanada-zaprovadzue-sankcii-proti-pricetnih-do-rujnuvanna-ukrainskih-kulturnih-pamatok.html" text:style-name="Internet_20_link" text:visited-style-name="Visited_20_Internet_20_Link">
Canada imposes sanctions against the involvement of Ukrainian cultural monuments</text:a>
</text:span>
</text:p>
      <text:p text:style-name="P4">
In addition to the elder and younger Yanukovych, the sanction list, the Blogger Yuriy Podolyak, the so -called cultural minister of the occupied Kherson region, Alexander Kuzmenko, First Deputy Minister of Information DNR Danilobessonov and Crimean Education Minister Valentin Lavryk, Russian propaganda,</text:p>
      <text:p text:style-name="P4">
All of their property and funds in Canada are frozen, and they are entry into the country themselves.</text:p>
      <text:p text:style-name="P4">
<text:span text:style-name="T4">
 Read also: </text:span>
 <text:span text:style-name="T4">
 <text:a xlink:type="simple" xlink:href="https://www.ukrinform.ua/rubric-polytics/3721074-zelenskij-i-trudo-uhvalili-spilnu-deklaraciu.html" text:style-name="Internet_20_link" text:visited-style-name="Visited_20_Internet_20_Link">
Zelensky and Trudeau adopted a common declaration</text:a>
</text:span>
</text:p>
      <text:p text:style-name="P4">
In addition, Canada also imposed sanctions against the 17 "newly created territories of the regions of Ukraine occupied by Russia".</text:p>
      <text:p text:style-name="P4">
"The list includes the so -called ministries of education and culture, created by urban urban, as well as Ukrainian military groups that are fighting the alerts of Russia," the government said.</text:p>
      <text:p text:style-name="P4">
In particular, the action of Canadian sanctions was extended to the Unification of Volunteer Donbass, the Convoy PVC, the propaganda resource of Newsua.ru and Mediaagroupnewsfront, occupied by the Kherson, Melitopol and Mariupol Museum, the Blessed Museum, the Baptism</text:p>
      <text:p text:style-name="P4">
<text:span text:style-name="T4">
 Read also: </text:span>
 <text:span text:style-name="T4">
 <text:a xlink:type="simple" xlink:href="https://www.ukrinform.ua/rubric-polytics/3721093-kanada-stala-20u-krainou-aka-pidpisala-deklaraciu-na-pidtrimku-clenstva-ukraini-v-nato-op.html" text:style-name="Internet_20_link" text:visited-style-name="Visited_20_Internet_20_Link">
Canada has become 20 countries that signed a declaration of drinking Ukraine's membership in NATO - OP</text:a>
 </text:span>
</text:p>
      <text:p text:style-name="P4">
_Foto: "Kommersant" _</text:p>
      <text:p text:style-name="P4">
News Source: <text:a xlink:type="simple" xlink:href="https://www.ukrinform.ua/rubric-polytics/3721161-kanada-zaprovadila-sankcii-proti-anukovica-ta-insih-rosijskih-kolaborantiv.html" text:style-name="Internet_20_link" text:visited-style-name="Visited_20_Internet_20_Link">
https://www.ukrinform.ua/rubric-polytics/3721161-kanada-zaprovadila-sankcii-proti-anukovica-ta-insih-rosijskih-kolaborantiv.html</text:a>
</text:p>
      <!--NEWS-->
      <text:h text:style-name="P10" text:outline-level="1">
<text:span text:style-name="T4">
The Russians with Smerch RSSV fired at the community near Zaporozhye</text:span>
</text:h>
      <text:p text:style-name="P4">
Authors: Ukrinform (Person)</text:p>
      <text:p text:style-name="P4">
Publisher: Укринформ (Organization)</text:p>
      <text:p text:style-name="P4">
Published Time: 2023-06-10T14:58:00+03:00</text:p>
      <text:p text:style-name="P4">
Modified Time: 2023-06-10T14:58:00+03:00</text:p>
      <text:p text:style-name="P4">
Description: The Russian army fired at the Komyshiv OTG territory near Zaporozhye yesterday. - Ukrinform.</text:p>
      <text:p text:style-name="P4">
Images: ['<text:a xlink:type="simple" xlink:href="https://static.ukrinform.com/photos/2023_06/thumb_files/630_360_1686397910-584.png" text:style-name="Internet_20_link" text:visited-style-name="Visited_20_Internet_20_Link">
630_360_16863...</text:a>
']</text:p>
      <text:p text:style-name="P4">
Tags: ['Обстріл', 'Запоріжжя', 'Війна з Росією']</text:p>
      <text:p text:style-name="P4">
Type: Article</text:p>
      <!--METADATA-->
      <text:p text:style-name="P4">
<draw:frame draw:style-name="fr1" draw:name="Image109" text:anchor-type="as-char" svg:width="6.9236in" svg:height="3.956343in" draw:z-index="0">
<draw:image xlink:href="../Images/yкринформ/2023-06-10T14-58-00-03-00/630_360_1686397910-584.png" xlink:type="simple" xlink:show="embed" xlink:actuate="onLoad" draw:mime-type="image/png"/>
</draw:frame>
The Russian army fired at the Turnry of Komyshusuvsky OTG from the RSSU "Smerch", near the Zar.</text:p>
      <text:p text:style-name="P4">
About it reports <text:a xlink:type="simple" xlink:href="https://zp.npu.gov.ua/news/za-dobu-pravookhorontsi-zadokumentuvaly-77-vorozhykh-udariv-po-terytorii-zaporizkoi-oblasti-ie-zahybli" text:style-name="Internet_20_link" text:visited-style-name="Visited_20_Internet_20_Link">
SUNP in the Zaporozhye region</text:a>
, reports Ukrinform.</text:p>
      <text:p text:style-name="P4">
"The projectile hit the land near an apartment building. Damaged roofs, windows and facades were damaged by an explosive wave," the post reads.</text:p>
      <text:p text:style-name="P4">
<text:span text:style-name="T4">
 Read also: </text:span>
 <text:a xlink:type="simple" xlink:href="https://www.ukrinform.ua/rubric-ato/3720960-vijska-rf-obstrilali-prikordonna-sumsini-ta-cernigivsini.html" text:style-name="Internet_20_link" text:visited-style-name="Visited_20_Internet_20_Link">
Russian troops <text:span text:style-name="T4">
 shelling </text:span>
 fir border of Sumy region and Chernyhiv region</text:a>
Under the fire are settlements of Pologovsky district. As a result of a crop firing, residential buildings in Orikhiv region were damaged.</text:p>
      <text:p text:style-name="P4">
All military crimes are documented by law enforcement. Investigators of the police and they have shown criminal proceedings under Part 1, Part 2 of Art. 438(Violation of the laws and customs of war)Criminal Code of Ukraine.</text:p>
      <text:p text:style-name="P4">
<text:span text:style-name="T4">
 Read also: </text:span>
 <text:a xlink:type="simple" xlink:href="https://www.ukrinform.ua/rubric-regions/3720926-vijska-rf-za-dobu-obstrilali-11-oblastej-ukraini-zvedenna-ova.html" text:style-name="Internet_20_link" text:visited-style-name="Visited_20_Internet_20_Link">
Russian troops per day <text:span text:style-name="T4">
 shelling </text:span>
 fir of 11 regions of Ukraine -OVA Driving</text:a>
It was reported that the bombs of tactical aviation destroyed the premises of the medical facility of Vgulyapol and the surrounding infrastructure. The attack killed two local ones, 54 and 46 years.</text:p>
      <text:p text:style-name="P4">
Photo: National Police</text:p>
      <text:p text:style-name="P4">
News Source: <text:a xlink:type="simple" xlink:href="https://www.ukrinform.ua/rubric-ato/3721007-rosiani-z-rszv-smerc-obstrilali-gromadu-pid-zaporizzam.html" text:style-name="Internet_20_link" text:visited-style-name="Visited_20_Internet_20_Link">
https://www.ukrinform.ua/rubric-ato/3721007-rosiani-z-rszv-smerc-obstrilali-gromadu-pid-zaporizzam.html</text:a>
</text:p>
      <!--NEWS-->
      <text:h text:style-name="P10" text:outline-level="1">
<text:span text:style-name="T4">
Local specialists - the head of the concern will work at the RheinMetall tank plant in Ukraine</text:span>
</text:h>
      <text:p text:style-name="P4">
Authors: Ukrinform (Person)</text:p>
      <text:p text:style-name="P4">
Publisher: Укринформ (Organization)</text:p>
      <text:p text:style-name="P4">
Published Time: 2023-06-10T15:03:40+03:00</text:p>
      <text:p text:style-name="P4">
Modified Time: 2023-06-10T15:03:40+03:00</text:p>
      <text:p text:style-name="P4">
Description: At the Panther Fighting Tanks Production Plant, which is planned to be built in Ukraine, mainly local specialists will work. - Ukrinform.</text:p>
      <text:p text:style-name="P4">
Images: ['<text:a xlink:type="simple" xlink:href="https://static.ukrinform.com/photos/2022_10/thumb_files/630_360_1666889503-748.jpg" text:style-name="Internet_20_link" text:visited-style-name="Visited_20_Internet_20_Link">
630_360_16668...</text:a>
']</text:p>
      <text:p text:style-name="P4">
Tags: ['Німеччина', 'Танк', 'Україна', 'Завод']</text:p>
      <text:p text:style-name="P4">
Type: Article</text:p>
      <!--METADATA-->
      <text:p text:style-name="P4">
<draw:frame draw:style-name="fr1" draw:name="Image110" text:anchor-type="as-char" svg:width="6.9236in" svg:height="3.956343in" draw:z-index="0">
<draw:image xlink:href="../Images/yкринформ/2023-06-10T15-03-40-03-00/630_360_1666889503-748.jpg" xlink:type="simple" xlink:show="embed" xlink:actuate="onLoad" draw:mime-type="image/jpeg"/>
</draw:frame>
At the factory production of the main combat tanks Panther("Panther"), which is planned to build in Ukraine, will be mainly local specialists.</text:p>
      <text:p text:style-name="P4">
According to Ukrinform, this has stated in an interview <text:a xlink:type="simple" xlink:href="https://www.rnd.de/wirtschaft/rheinmetall-chef-kein-land-in-europa-ist-gut-auf-einen-ueberfall-vorbereitet-4T3P6JJEEJBAXHAVG4VOY6GFWY.html" text:style-name="Internet_20_link" text:visited-style-name="Visited_20_Internet_20_Link">
RND</text:a>
 <text:a xlink:type="simple" xlink:href="https://www.rnd.de/wirtschaft/rheinmetall-chef-kein-land-in-europa-ist-gut-auf-einen-ueberfall-vorbereitet-4T3P6JJEEJBAXHAVG4VOY6GFWY.html" text:style-name="Internet_20_link" text:visited-style-name="Visited_20_Internet_20_Link">
</text:a>
RheinMetall's RheinMetall Head Defense Concern Armin Papperger.</text:p>
      <text:p text:style-name="P4">
"If you want to bring a new product to the market, you have to start with something. We are working on the preparation of" Panther "for serial production that it will be ready for take -off in 15-20 months," - commented on the intention of building a tank plant in Ukraine. .</text:p>
      <text:p text:style-name="P4">
He added that in Ukraine there are now factories for the production of weapons and can be protected. "There are weapons in Ukraine today. Such objects can be protected. Come from what Ukrainians know how to do it," - commented Rheinmetall, the question of whether this tank plant will become in the Ukrainian target for Russian missiles.</text:p>
      <text:p text:style-name="P4">
*!(https://www.ukrinform.ua/rubric-ato/3720993-glava-rheinmetall-rozpoviv-ak-nimecka-tehnika-pokazala-sebe-na-poli-bou-v-ukraini.html)Papperger also reported that there is no need to send workers from the plant in Germany to Ukraine. "We would mostly increase the qualification of local workers, and sometimes we would bring them to study Donimich.</text:p>
      <text:p text:style-name="P4">
In an interview, Papperger also expressed doubts that the Panther competitor - the Franco -German project MGCS - will be implemented in general.</text:p>
      <text:p text:style-name="P4">
"German and French partners have been discussing it for three years and not made significant progress. On the other hand, with" Panther "we have all the technology of a lot of production - from armor to the fire management system. The only prosecutter, all pursue one goal. Leopard 2 is already very good The main footer tank. Panther will be lighter and more mobile, with the best protection of IOGNEVER, and will be completely digital and cheaper, "he said.It was reported that the German defense concern Rheinmetall is in talks to Zkaiv on the creation of production <text:a xlink:type="simple" xlink:href="https://www.ukrinform.ua/rubric-uarazom/3678109-nimeckij-oboronnij-koncern-vede-peregovori-pro-budivnictvo-tankovogo-zavodu-v-ukraini.html" text:style-name="Internet_20_link" text:visited-style-name="Visited_20_Internet_20_Link">
Panther tanks</text:a>
 .</text:p>
      <text:p text:style-name="P4">
News Source: <text:a xlink:type="simple" xlink:href="https://www.ukrinform.ua/rubric-society/3721008-na-tankovomu-zavodi-rheinmetall-v-ukraini-pracuvatimut-miscevi-specialisti-kerivnik-koncernu.html" text:style-name="Internet_20_link" text:visited-style-name="Visited_20_Internet_20_Link">
https://www.ukrinform.ua/rubric-society/3721008-na-tankovomu-zavodi-rheinmetall-v-ukraini-pracuvatimut-miscevi-specialisti-kerivnik-koncernu.html</text:a>
</text:p>
      <!--NEWS-->
      <text:h text:style-name="P10" text:outline-level="1">
<text:span text:style-name="T4">
Artek-Bukovel camp will accept the pupils</text:span>
</text:h>
      <text:p text:style-name="P4">
Authors: Ukrinform (Person)</text:p>
      <text:p text:style-name="P4">
Publisher: Укринформ (Organization)</text:p>
      <text:p text:style-name="P4">
Published Time: 2023-06-10T15:17:19+03:00</text:p>
      <text:p text:style-name="P4">
Modified Time: 2023-06-10T15:17:19+03:00</text:p>
      <text:p text:style-name="P4">
Description: The closest changes of the Artek-Bukovel camp will be formed from the pupils of orphanages of family type of Kherson region, which was affected by the Russians of the Kakhovka Hydroelectric Power Plant. - Ukrinform.</text:p>
      <text:p text:style-name="P4">
Images: ['<text:a xlink:type="simple" xlink:href="https://static.ukrinform.com/photos/2023_06/thumb_files/630_360_1686291444-123.jpg" text:style-name="Internet_20_link" text:visited-style-name="Visited_20_Internet_20_Link">
630_360_16862...</text:a>
']</text:p>
      <text:p text:style-name="P4">
Tags: ['Діти', 'Херсонщина', 'Літній табір', 'Каховська ГЕС']</text:p>
      <text:p text:style-name="P4">
Type: Article</text:p>
      <!--METADATA-->
      <text:p text:style-name="P4">
<draw:frame draw:style-name="fr1" draw:name="Image111" text:anchor-type="as-char" svg:width="6.9236in" svg:height="3.956343in" draw:z-index="0">
<draw:image xlink:href="../Images/yкринформ/2023-06-10T15-17-19-03-00/630_360_1686291444-123.jpg" xlink:type="simple" xlink:show="embed" xlink:actuate="onLoad" draw:mime-type="image/jpeg"/>
</draw:frame>
The nearest changes of the Artek-Bukovel camp will be formed from the pupils of orphanages of the family type of Kherson region, which suffered due to the undermining of the Russian hydroelectric power station.</text:p>
      <text:p text:style-name="P4">
Presidential wife Olena Zelenska reported this in <text:a xlink:type="simple" xlink:href="https://t.me/FirstLadyOfUkraine/3347" text:style-name="Internet_20_link" text:visited-style-name="Visited_20_Internet_20_Link">
telegram,</text:a>
transmits Ukrinform.</text:p>
      <text:p text:style-name="P4">
"What is your mind?" - asks the social network. And the whole country has been in line with one day: "<text:a xlink:type="simple" xlink:href="https://www.ukrinform.ua/tag-herson" text:style-name="Internet_20_link" text:visited-style-name="Visited_20_Internet_20_Link">
Kherson</text:a>
!" . Kherson is salvation, " - said.</text:p>
      <text:p text:style-name="P4">
In particular, the first lady mentioned a woman who knee in the water of Vyaslasidia dog, boats with rescuers of the State Service for Emergency Situation and Volunteers from all over the country, a drone with drinking water for a boy of Uwki and made in the hands of the elderly - peers of World War II.</text:p>
      <text:p text:style-name="P4">
"It is a humanitarian aid collected by residents of all cities and villages of the country, egolas:" I have a home for the victims in Kherson region - free!Path, because real help is always for anyone who needs it, ”Zelenska added.</text:p>
      <text:p text:style-name="P4">
<text:span text:style-name="T4">
 Read also: </text:span>
 <text:a xlink:type="simple" xlink:href="https://www.ukrinform.ua/rubric-regions/3720985-dla-ziteliv-hersonsini-organizuvali-evakuacijni-marsruti-minreintegracii.html" text:style-name="Internet_20_link" text:visited-style-name="Visited_20_Internet_20_Link">
for residents <text:span text:style-name="T4">
 Kherson </text:span>
 in the Evacuation March - Ministry of Reintegration</text:a>
As she noted, the country once again shows how it can save and how valuable Ukrainian is for each other.</text:p>
      <text:p text:style-name="P4">
The president's wife stressed that Olena Zelenska Foundation could not stand.</text:p>
      <text:p text:style-name="P4">
"There are family -type orphanages in the disaster area(Dbst), helping which priority is. Therefore, the closest changes of the Artek-Bukovel camp will be formed from the children and DBST of Kherson region. We have to do everything to have the best summer, a tender that they have just seen, "the first lady said.</text:p>
      <text:p text:style-name="P4">
She added that the work on the help is ongoing. She also called on the national authorities and organizations, emphasizing that, like all the war, the destruction of the Kakhovka hydroelectric power station has caused the consequences not only for Ukraine."What do you think?" That water falls. And what we win, " - summed up.</text:p>
      <text:p text:style-name="P4">
As reported by Ukrinform, on the night of June 6, the Russian army <text:a xlink:type="simple" xlink:href="https://www.ukrinform.ua/rubric-other_news/3720776-pidriv-rosianami-kahovskoi-ges-usi-novini.html" text:style-name="Internet_20_link" text:visited-style-name="Visited_20_Internet_20_Link">
blowing up the Greblyukakhov hydroelectric power station. </text:a>
Even before lunch, almost all of the station was discharged underwater, it is not recoverable.</text:p>
      <text:p text:style-name="P4">
As of June 10 in the Kherson region <text:a xlink:type="simple" xlink:href="https://www.ukrinform.ua/rubric-regions/3720969-cerez-pidriv-rosianami-kahovskoi-ges-zniklimi-bezvisti-vvazautsa-27-ludej.html" text:style-name="Internet_20_link" text:visited-style-name="Visited_20_Internet_20_Link">
actually flooded</text:a>
 <text:a xlink:type="simple" xlink:href="https://www.ukrinform.ua/rubric-regions/3720969-cerez-pidriv-rosianami-kahovskoi-ges-zniklimi-bezvisti-vvazautsa-27-ludej.html" text:style-name="Internet_20_link" text:visited-style-name="Visited_20_Internet_20_Link">
</text:a>
47 settlements. Family people were killed, 27 are considered missing. 2620 people were evacuated from the zone.</text:p>
      <text:p text:style-name="P4">
News Source: <text:a xlink:type="simple" xlink:href="https://www.ukrinform.ua/rubric-society/3721010-tabir-artekbukovel-prijme-vihovanciv-ditbudinkiv-hersonsini-zelenska.html" text:style-name="Internet_20_link" text:visited-style-name="Visited_20_Internet_20_Link">
https://www.ukrinform.ua/rubric-society/3721010-tabir-artekbukovel-prijme-vihovanciv-ditbudinkiv-hersonsini-zelenska.html</text:a>
</text:p>
      <!--NEWS-->
      <text:h text:style-name="P10" text:outline-level="1">
<text:span text:style-name="T4">
Russians do not open humanitarian corridors to help people in the flooded area - Vereshchuk</text:span>
</text:h>
      <text:p text:style-name="P4">
Authors: Ukrinform (Person)</text:p>
      <text:p text:style-name="P4">
Publisher: Укринформ (Organization)</text:p>
      <text:p text:style-name="P4">
Published Time: 2023-06-10T15:20:43+03:00</text:p>
      <text:p text:style-name="P4">
Modified Time: 2023-06-10T15:20:43+03:00</text:p>
      <text:p text:style-name="P4">
Description: The invaders do not open the humanitarian corridors to help people who, due to flooding, remain in danger. - Ukrinform.</text:p>
      <text:p text:style-name="P4">
Images: ['<text:a xlink:type="simple" xlink:href="https://static.ukrinform.com/photos/2023_05/thumb_files/630_360_1685552273-524.jpg" text:style-name="Internet_20_link" text:visited-style-name="Visited_20_Internet_20_Link">
630_360_16855...</text:a>
']</text:p>
      <text:p text:style-name="P4">
Tags: ['Евакуація', 'Верещук', 'Війна з Росією', 'Єдині новини']</text:p>
      <text:p text:style-name="P4">
Type: Article</text:p>
      <!--METADATA-->
      <text:p text:style-name="P4">
<draw:frame draw:style-name="fr1" draw:name="Image112" text:anchor-type="as-char" svg:width="6.9236in" svg:height="3.956343in" draw:z-index="0">
<draw:image xlink:href="../Images/yкринформ/2023-06-10T15-20-43-03-00/630_360_1685552273-524.jpg" xlink:type="simple" xlink:show="embed" xlink:actuate="onLoad" draw:mime-type="image/jpeg"/>
</draw:frame>
The invaders open the humanitarian corridors to help people who, due to flooding, are in danger.</text:p>
      <text:p text:style-name="P4">
This was reported by Viceremier-Minister-Minister of Reintegration of the Occupied Territories Irina Vereshchuk on the air of the tele earrhophone "Unin", Ukrinform reports.</text:p>
      <text:p text:style-name="P4">
“Almost 35 settlements in the temporarily occupied territory remain in the sake. It is a naked pier, Oleshko and the rest of the settlements, ” - said.</text:p>
      <text:p text:style-name="P4">
Vereshchuk thanked all volunteers from different regions of Ukraine and international organizations and partners from Japan, the USA, Poland, Finland, Austria, the Czech Republic, who responded and directly assisted the victims in the Kherson region.</text:p>
      <text:p text:style-name="P4">
At the same time, she noted that, unfortunately, because of certain circumstances, people remain places, decide not to evacuate.</text:p>
      <text:p text:style-name="P4">
<text:span text:style-name="T4">
 Read also: </text:span>
 [for residents of Kherson region organized <text:span text:style-name="T4">
 evacu </text:span>
 on the sight of(https://www.ukrinform.ua/rubric-regions/3720985-dla-ziteliv-hersonsini-organizuvali-evakuacijni-marsruti-minreintegracii.html)“Taking the opportunity, I want to turn to such people. Please do not insure yourself to danger, evacuate, because in addition to high water, which will accurately over time, there is a fight against consequences, ”the minister emphasized.</text:p>
      <text:p text:style-name="P4">
According to her, in addition, there is <text:a xlink:type="simple" xlink:href="https://www.ukrinform.ua/tag-mina" text:style-name="Internet_20_link" text:visited-style-name="Visited_20_Internet_20_Link">
minna</text:a>
Danger, because in the water, mines are drifting, and it is impossible to predict where they can damage the harm and health of people.</text:p>
      <text:p text:style-name="P4">
Vereshchuk assured that people can turn to ova, call Hotcholinium, turn to volunteers and say about the intention to evacuate from the region, move to Ivano-Frankivsk, Vinnytsia, Khmelnytskyi, Nakirovograd.</text:p>
      <text:p text:style-name="P4">
“We have where people to place. They will receive free housing, food, which is related to normal life, ”she added.</text:p>
      <text:p text:style-name="P4">
The minister said that he would also be provided with cash assistance at the moment of a clot or bus. It is noted that the amount of payment is 3 thousand per child, 2 thousand per adult.</text:p>
      <text:p text:style-name="P4">
“We need time to master the situation and overcome the consequences given by Takauri water. Now the area of natural disaster is estimated at 600 square kilometers, it can be compared to Singapore area, ”Vereshchuk emphasized.She said that today it is unknown how much the territory is not possible to restore. However, she said, the authorities will do everything possible to distinguish as many areas as possible, including damaged, destroyed, submerged housing.</text:p>
      <text:p text:style-name="P4">
"President of Ukraine Volodymyr Zelensky gave a clear instruction and clear instructions to develop the necessary legislation as soon as possible to provide people with a compensation for the destroyed, flooded housing," she summarized.</text:p>
      <text:p text:style-name="P4">
As reported by Ukrinform, on the night of June 6 <text:a xlink:type="simple" xlink:href="https://www.ukrinform.ua/rubric-other_news/3718791-pidriv-rosianami-kahovskoi-ges-vsi-novini.html" text:style-name="Internet_20_link" text:visited-style-name="Visited_20_Internet_20_Link">
the Russian army undermined the Greblyukakhov Hydroelectric Power Plant</text:a>
. The evacuation of people in the flooded territory continues.</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regions/3721013-rosiani-ne-vidkrivaut-gumanitarni-koridori-dla-dopomogi-ludam-na-zatoplenij-teritorii-veresuk.html" text:style-name="Internet_20_link" text:visited-style-name="Visited_20_Internet_20_Link">
https://www.ukrinform.ua/rubric-regions/3721013-rosiani-ne-vidkrivaut-gumanitarni-koridori-dla-dopomogi-ludam-na-zatoplenij-teritorii-veresuk.html</text:a>
</text:p>
      <!--NEWS-->
      <text:h text:style-name="P10" text:outline-level="1">
<text:span text:style-name="T4">
The militants have taken an attack on a restaurant in Somali capital, nine dead</text:span>
</text:h>
      <text:p text:style-name="P4">
Authors: Ukrinform (Person)</text:p>
      <text:p text:style-name="P4">
Publisher: Укринформ (Organization)</text:p>
      <text:p text:style-name="P4">
Published Time: 2023-06-10T15:24:00+03:00</text:p>
      <text:p text:style-name="P4">
Modified Time: 2023-06-10T15:24:00+03:00</text:p>
      <text:p text:style-name="P4">
Description: Nine people were killed as a result of the attack of Islamist fighters "Al-Shabaab" on the elite restaurant in the capital of Somalia Mogadisho on Friday night. - Ukrinform.</text:p>
      <text:p text:style-name="P4">
Images: ['<text:a xlink:type="simple" xlink:href="https://static.ukrinform.com/photos/2023_06/thumb_files/630_360_1686399958-778.png" text:style-name="Internet_20_link" text:visited-style-name="Visited_20_Internet_20_Link">
630_360_16863...</text:a>
']</text:p>
      <text:p text:style-name="P4">
Tags: ['Бойовики', 'Напад', 'Сомалі']</text:p>
      <text:p text:style-name="P4">
Type: Article</text:p>
      <!--METADATA-->
      <text:p text:style-name="P4">
<draw:frame draw:style-name="fr1" draw:name="Image113" text:anchor-type="as-char" svg:width="6.9236in" svg:height="3.956343in" draw:z-index="0">
<draw:image xlink:href="../Images/yкринформ/2023-06-10T15-24-00-03-00/630_360_1686399958-778.png" xlink:type="simple" xlink:show="embed" xlink:actuate="onLoad" draw:mime-type="image/png"/>
</draw:frame>
Nine people died as a result of the attack of Islamist fighters "Al-Shabaab" a Nelithite restaurant in the capital of Somalia Mogadisho on Friday night.</text:p>
      <text:p text:style-name="P4">
As Ukrinform reports, it reports <text:a xlink:type="simple" xlink:href="https://www.reuters.com/world/africa/unidentified-attackers-storm-restaurant-somali-capital-witness-ambulance-2023-06-09/" text:style-name="Internet_20_link" text:visited-style-name="Visited_20_Internet_20_Link">
Reuters</text:a>
With reference to Visoria.</text:p>
      <text:p text:style-name="P4">
"There were six civilians and three -cosists who were killed in the popular Pearl restaurant," the police said.</text:p>
      <text:p text:style-name="P4">
In addition, Abdikadir Abdirahman, director of the local ambulance, reported that his group had removed 20 wounded from the scene.</text:p>
      <text:p text:style-name="P4">
"84 civilians rescued security forces, and the fate of the attackers remains unknown," the police said.</text:p>
      <text:p text:style-name="P4">
<text:span text:style-name="T4">
 Read also: </text:span>
 [in <text:span text:style-name="T4">
 Somali </text:span>
 Al Shabab fighters killed more(https://www.ukrinform.ua/rubric-world/3718169-u-somali-bojoviki-al-sabab-ubili-ponad-piv-sotni-mirotvorciv-iz-ugandi.html)Later, the Somali National Information Agency reported that "Silas Security had successfully neutralized Al-Shabaab fighters, responsible for a dearist attack on the Pearl Beach Hotel in Lido Beach, Mogadisho."</text:p>
      <text:p text:style-name="P4">
As reported by Ukrinform, as a result of an explosion of ammunition that did not break, Napoli for Games in Somal <text:a xlink:type="simple" xlink:href="https://www.ukrinform.ua/rubric-world/3720820-vibuh-boepripasu-v-somali-zabrav-zitta-25-ditej.html" text:style-name="Internet_20_link" text:visited-style-name="Visited_20_Internet_20_Link">
killed at least 25 children.</text:a>
<text:span text:style-name="T5">
Foto: era</text:span>
</text:p>
      <text:p text:style-name="P4">
News Source: <text:a xlink:type="simple" xlink:href="https://www.ukrinform.ua/rubric-world/3721014-bojoviki-vcinili-napad-na-restoran-u-stolici-somali-devatero-zagiblih.html" text:style-name="Internet_20_link" text:visited-style-name="Visited_20_Internet_20_Link">
https://www.ukrinform.ua/rubric-world/3721014-bojoviki-vcinili-napad-na-restoran-u-stolici-somali-devatero-zagiblih.html</text:a>
</text:p>
      <!--NEWS-->
      <text:h text:style-name="P10" text:outline-level="1">
<text:span text:style-name="T4">
Canada has announced a new military assistance package to Ukraine</text:span>
</text:h>
      <text:p text:style-name="P4">
Authors: Ukrinform (Person)</text:p>
      <text:p text:style-name="P4">
Publisher: Укринформ (Organization)</text:p>
      <text:p text:style-name="P4">
Published Time: 2023-06-10T15:30:00+03:00</text:p>
      <text:p text:style-name="P4">
Modified Time: 2023-06-10T15:30:00+03:00</text:p>
      <text:p text:style-name="P4">
Description: Canada allocates $ 500 million (about $ 400 million) for military assistance to Ukraine. - Ukrinform.</text:p>
      <text:p text:style-name="P4">
Images: ['<text:a xlink:type="simple" xlink:href="https://static.ukrinform.com/photos/2022_10/thumb_files/630_360_1665161074-172.png" text:style-name="Internet_20_link" text:visited-style-name="Visited_20_Internet_20_Link">
630_360_16651...</text:a>
']</text:p>
      <text:p text:style-name="P4">
Tags: ['Канада', 'Трюдо', 'допомога', 'Війна з Росією']</text:p>
      <text:p text:style-name="P4">
Type: Article</text:p>
      <!--METADATA-->
      <text:p text:style-name="P4">
<draw:frame draw:style-name="fr1" draw:name="Image114" text:anchor-type="as-char" svg:width="6.9236in" svg:height="3.956343in" draw:z-index="0">
<draw:image xlink:href="../Images/yкринформ/2023-06-10T15-30-00-03-00/630_360_1665161074-172.png" xlink:type="simple" xlink:show="embed" xlink:actuate="onLoad" draw:mime-type="image/png"/>
</draw:frame>
Canadian $ 500 million Canadian(about $ 400 million)on military assistance.</text:p>
      <text:p text:style-name="P4">
According to the Ukrinform correspondent, the Canadian Prime Minister was announced during the Justin Trudeau's visit to Ukraine.</text:p>
      <text:p text:style-name="P4">
“Canada firmly tuned to react to an illegal and unjustified invasion([(https://www.ukrinform.ua/tag-rosia)In Ukraine - ed.)continuing to give Ukraine military assistance, including an additional $ 500 million. To support the ability to respond to Russian aggression, ”Uppressive.</text:p>
      <text:p text:style-name="P4">
The new defense package also provides for Ukraine 288 Rocket-7 for air defense.</text:p>
      <text:p text:style-name="P4">
In addition, Canada by 2026 continues the mandate of the military training missionunifier, which has already undergone more than 35 thousand Ukrainian military within 8 years.</text:p>
      <text:p text:style-name="P4">
<text:span text:style-name="T4">
 Read also: </text:span>
 <text:a xlink:type="simple" xlink:href="https://www.ukrinform.ua/rubric-polytics/3719782-vinuvatci-pidrivu-kahovskoi-ges-budut-pritagnuti-do-vidpovidalnosti-glava-mzs-kanadi.html" text:style-name="Internet_20_link" text:visited-style-name="Visited_20_Internet_20_Link">
the culprits of Kakhovskaya hydroelectric power plants will be held in reference - Foreign Minister <text:span text:style-name="T4">
 Canada </text:span>
</text:a>
Ottawa will also join the training of Ukrainian pilots on F-16 fighter jets in the service of these aircraft.</text:p>
      <text:p text:style-name="P4">
It is noted that within the framework of the International Tank Coalition, Canada helps to organize the work of the LEOPARD 2 Tank Maintenance Center.</text:p>
      <text:p text:style-name="P4">
In addition, Canada will transfer 10,000 shells 105 mm to the Armed Forces and will have completed the delivery of 122 Roshel armored vehicles within the next weeks. At this time, 88 such cars arrived in Ukraine.</text:p>
      <text:p text:style-name="P4">
<text:span text:style-name="T4">
 Read also: </text:span>
 <text:a xlink:type="simple" xlink:href="https://www.ukrinform.ua/rubric-economy/3720751-kanada-prodovzila-ekonomicnij-bezviz-z-ukrainou-se-na-rik.html" text:style-name="Internet_20_link" text:visited-style-name="Visited_20_Internet_20_Link">
<text:span text:style-name="T4">
 Canada </text:span>
 continued "economic visa waiver" with Ukraine pumped year</text:a>
Canada Prime Minister Justin Trudeau and Viceremier-Chryshchrist Friland was reported <text:a xlink:type="simple" xlink:href="https://www.ukrinform.ua/rubric-polytics/3720965-dzastin-trudo-pribuv-do-kieva.html" text:style-name="Internet_20_link" text:visited-style-name="Visited_20_Internet_20_Link">
arrived in Kiev with an unannounced visit.</text:a>
</text:p>
      <text:p text:style-name="P4">
News Source: <text:a xlink:type="simple" xlink:href="https://www.ukrinform.ua/rubric-ato/3721017-kanada-ogolosila-pro-novij-paket-vijskovoi-dopomogi-ukraini.html" text:style-name="Internet_20_link" text:visited-style-name="Visited_20_Internet_20_Link">
https://www.ukrinform.ua/rubric-ato/3721017-kanada-ogolosila-pro-novij-paket-vijskovoi-dopomogi-ukraini.html</text:a>
</text:p>
      <!--NEWS-->
      <text:h text:style-name="P10" text:outline-level="1">
<text:span text:style-name="T4">
In Odessa, the intelligence forum began work 2023</text:span>
</text:h>
      <text:p text:style-name="P4">
Authors: Ukrinform (Person)</text:p>
      <text:p text:style-name="P4">
Publisher: Укринформ (Organization)</text:p>
      <text:p text:style-name="P4">
Published Time: 2023-06-10T15:31:09+03:00</text:p>
      <text:p text:style-name="P4">
Modified Time: 2023-06-10T15:31:09+03:00</text:p>
      <text:p text:style-name="P4">
Description: In the Odessa National Scientific Library, with the support of the Ministry of Culture on information policy, the intelligence forum began work 2023.-Ukrinform.</text:p>
      <text:p text:style-name="P4">
Images: ['<text:a xlink:type="simple" xlink:href="https://static.ukrinform.com/photos/2023_06/thumb_files/630_360_1686400022-208.jpeg" text:style-name="Internet_20_link" text:visited-style-name="Visited_20_Internet_20_Link">
630_360_16864...</text:a>
']</text:p>
      <text:p text:style-name="P4">
Tags: ['Форум', 'Одеса', 'Ткаченко', 'МКІП ']</text:p>
      <text:p text:style-name="P4">
Type: Article</text:p>
      <!--METADATA-->
      <text:p text:style-name="P4">
<draw:frame draw:style-name="fr1" draw:name="Image115" text:anchor-type="as-char" svg:width="6.9236in" svg:height="3.956343in" draw:z-index="0">
<draw:image xlink:href="../Images/yкринформ/2023-06-10T15-31-09-03-00/630_360_1686400022-208.jpeg" xlink:type="simple" xlink:show="embed" xlink:actuate="onLoad" draw:mime-type="image/jpeg"/>
</draw:frame>
The Vodous National Scientific Library, with the support of the Ministry of Culture of Information Policy, has started working in intellectual forum 2023.</text:p>
      <text:p text:style-name="P4">
According to Ukrinform, the MKIP reports in <text:a xlink:type="simple" xlink:href="https://t.me/mkipu/6425" text:style-name="Internet_20_link" text:visited-style-name="Visited_20_Internet_20_Link">
telegram</text:a>
.</text:p>
      <text:p text:style-name="P4">
This year, about 100 domestic publishers from different regions of Ukraine are presented at the exhibition-forum, including the recently created dads who are participating in the forum for the first time.</text:p>
      <text:p text:style-name="P4">
As noted in the MKIP, publishers will present new <text:a xlink:type="simple" xlink:href="https://www.ukrinform.ua/tag-nauka" text:style-name="Internet_20_link" text:visited-style-name="Visited_20_Internet_20_Link">
scientific</text:a>
and popular science publications on history, fine arts, naval etiquette, in orientation, archeology, bibliography, forensics and works of artistic works of different genres for children and adults, contemporary foreign works in Ukrainian.</text:p>
      <text:p text:style-name="P4">
<text:span text:style-name="T4">
 Read also: </text:span>
 [MKIP calls Ukrainians to join the Book of NafroRRot]](https://www.ukrinform.ua/rubric-culture/3717863-mkip-zaklikae-ukrainciv-dolucitis-do-akcii-kniga-na-front.html)In the appeal to the participants of the Forum, the Minister of Culture and Information Politics Oleksandr Tkachenko stressed that this year's concept of the event is a strong -haired one, since it is based on such key concepts as unity, sustainability and victory.</text:p>
      <text:p text:style-name="P4">
According to him, "these concepts define modern trends and orientations of professional activity."</text:p>
      <text:p text:style-name="P4">
As reported by Ukrinform, <text:a xlink:type="simple" xlink:href="https://www.ukrinform.ua/rubric-culture/3714234-dla-rozvitku-knigovidanna-i-pidtrimki-citanna-ukraini-potribno-soroku-100-miljoniv-koval-.html" text:style-name="Internet_20_link" text:visited-style-name="Visited_20_Internet_20_Link">
for the development of Ukrainian book publishing</text:a>
Supporting a sufficient level of reading among the population of Ukraine requires 100 million euros every year.  <text:span text:style-name="T5">
Foto: mkip</text:span>
</text:p>
      <text:p text:style-name="P4">
News Source: <text:a xlink:type="simple" xlink:href="https://www.ukrinform.ua/rubric-culture/3721016-v-odesi-rozpocav-robotu-intelektforum-2023.html" text:style-name="Internet_20_link" text:visited-style-name="Visited_20_Internet_20_Link">
https://www.ukrinform.ua/rubric-culture/3721016-v-odesi-rozpocav-robotu-intelektforum-2023.html</text:a>
</text:p>
      <!--NEWS-->
      <text:h text:style-name="P10" text:outline-level="1">
<text:span text:style-name="T4">
Currently, 30% of the Kherson-Yermak Nature Reserve Fund is endangered</text:span>
</text:h>
      <text:p text:style-name="P4">
Authors: Ukrinform (Person)</text:p>
      <text:p text:style-name="P4">
Publisher: Укринформ (Organization)</text:p>
      <text:p text:style-name="P4">
Published Time: 2023-06-10T15:38:37+03:00</text:p>
      <text:p text:style-name="P4">
Modified Time: 2023-06-10T15:38:37+03:00</text:p>
      <text:p text:style-name="P4">
Description: The extinction of 30% of the Kherson Oblast Nature Reserve Fund is at risk.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Херсонщина', 'Каховська ГЕС', 'Єрмак']</text:p>
      <text:p text:style-name="P4">
Type: Article</text:p>
      <!--METADATA-->
      <text:p text:style-name="P4">
<draw:frame draw:style-name="fr1" draw:name="Image117" text:anchor-type="as-char" svg:width="6.9236in" svg:height="3.956343in" draw:z-index="0">
<draw:image xlink:href="../Images/yкринформ/2023-06-10T15-38-37-03-00/630_360_1678262274-371.jpeg" xlink:type="simple" xlink:show="embed" xlink:actuate="onLoad" draw:mime-type="image/jpeg"/>
</draw:frame>
Podzagrose of disappearance currently 30% of the nature reserve fund of Kherson region.</text:p>
      <text:p text:style-name="P4">
According to Ukrinform, the head of the Presidential Office Andriy Yermak reported this <text:a xlink:type="simple" xlink:href="https://t.me/ermaka2022/2912" text:style-name="Internet_20_link" text:visited-style-name="Visited_20_Internet_20_Link">
Telegram. </text:a>
“As a result of the Russian terrorist attack and destruction <text:a xlink:type="simple" xlink:href="https://www.ukrinform.ua/tag-kahovska-ges" text:style-name="Internet_20_link" text:visited-style-name="Visited_20_Internet_20_Link">
Kakhovskaya hydroelectric power station</text:a>
At the endangered of the disappearance of 30% of the nature reserve fund of Kherson region, ”Yermak said.</text:p>
      <text:p text:style-name="P4">
According to him, the consequences of man-made disaster will still be investigated, Alekraine-terrorist should be responsible for ecocide.</text:p>
      <text:p text:style-name="P4">
<text:span text:style-name="T4">
 Read also: </text:span>
 <text:a xlink:type="simple" xlink:href="https://www.ukrinform.ua/rubric-regions/3720976-pidriv-grebli-kahovskoi-ges-more-na-odesini-peretvoruetsa-na-smittezvalise.html" text:style-name="Internet_20_link" text:visited-style-name="Visited_20_Internet_20_Link">
Khokhovskaya dams <text:span text:style-name="T4">
 HPP </text:span>
: The sea in Odessa region is transformed into the landfill</text:a>
As reported by Ukrinform, the Russian troops of the Russian(https://www.ukrinform.ua/rubric-other_news/3720776-pidriv-rosianami-kahovskoi-ges-usi-novini.html). The station is not recoverable. Narerson region continues rescue work and evacuation of the population. Particularly difficult is the situation - in temporarily occupied territories, the disaggarbers left people without help.</text:p>
      <text:p text:style-name="P4">
News Source: <text:a xlink:type="simple" xlink:href="https://www.ukrinform.ua/rubric-society/3721022-narazi-pid-zagrozou-zniknenna-30-prirodnozapovidnogo-fondu-hersonsini-ermak.html" text:style-name="Internet_20_link" text:visited-style-name="Visited_20_Internet_20_Link">
https://www.ukrinform.ua/rubric-society/3721022-narazi-pid-zagrozou-zniknenna-30-prirodnozapovidnogo-fondu-hersonsini-ermak.html</text:a>
</text:p>
      <!--NEWS-->
      <text:h text:style-name="P10" text:outline-level="1">
<text:span text:style-name="T4">
Monobank has allocated 5 million to eliminate the consequences</text:span>
</text:h>
      <text:p text:style-name="P4">
Authors: Ukrinform (Person)</text:p>
      <text:p text:style-name="P4">
Publisher: Укринформ (Organization)</text:p>
      <text:p text:style-name="P4">
Published Time: 2023-06-10T15:42:07+03:00</text:p>
      <text:p text:style-name="P4">
Modified Time: 2023-06-10T15:42:07+03:00</text:p>
      <text:p text:style-name="P4">
Description: Monobank allocates 5 million hryvnias to eliminate the consequences of blasting the Russian troops of the Kakhovka Hydroelectric Power Plant. - Ukrinform.</text:p>
      <text:p text:style-name="P4">
Images: ['<text:a xlink:type="simple" xlink:href="https://static.ukrinform.com/photos/2023_06/thumb_files/630_360_1686400887-619.jpeg" text:style-name="Internet_20_link" text:visited-style-name="Visited_20_Internet_20_Link">
630_360_16864...</text:a>
']</text:p>
      <text:p text:style-name="P4">
Tags: ['Теракт', 'Гроші', 'Каховська ГЕС', 'Monobank']</text:p>
      <text:p text:style-name="P4">
Type: Article</text:p>
      <!--METADATA-->
      <text:p text:style-name="P4">
<draw:frame draw:style-name="fr1" draw:name="Image118" text:anchor-type="as-char" svg:width="6.9236in" svg:height="3.956343in" draw:z-index="0">
<draw:image xlink:href="../Images/yкринформ/2023-06-10T15-42-07-03-00/630_360_1686400887-619.jpeg" xlink:type="simple" xlink:show="embed" xlink:actuate="onLoad" draw:mime-type="image/jpeg"/>
</draw:frame>
Monobank receives 5 million hryvnias to eliminate the consequences of blasting the Kakhovskaya Hydroe Dams.</text:p>
      <text:p text:style-name="P4">
According to Ukrinform, the co -founder of the bank Oleg Gorokhovsky reported on <text:a xlink:type="simple" xlink:href="https://www.facebook.com/oleg.gorohovsky/posts/pfbid0rJHcCc2JgBCv2UWe4HbyF5tQ3PpBPLLe9B5ikhLcoLC36G3YhUCCKBuU1uAXGP2Ql" text:style-name="Internet_20_link" text:visited-style-name="Visited_20_Internet_20_Link">
Facebook</text:a>
.</text:p>
      <text:p text:style-name="P4">
"  Monobank спрямовує 5 мільйонів гривень на ліквідацію наслідків <text:a xlink:type="simple" xlink:href="https://www.ukrinform.ua/tag-terakt" text:style-name="Internet_20_link" text:visited-style-name="Visited_20_Internet_20_Link">
 теракту</text:a>
at the Kakhovskaya hydroelectric power station, ”he said.</text:p>
      <text:p text:style-name="P4">
As reported by Ukrinform, on the night of June 6 <text:a xlink:type="simple" xlink:href="https://www.ukrinform.ua/rubric-other_news/3718791-pidriv-rosianami-kahovskoi-ges-vsi-novini.html" text:style-name="Internet_20_link" text:visited-style-name="Visited_20_Internet_20_Link">
Russian army</text:a>
[blown up the Kakhovskaya hydroelectric gun]](https://www.ukrinform.ua/rubric-other_news/3718791-pidriv-rosianami-kahovskoi-ges-vsi-novini.html). Even before lunch, almost the whole station was a cart, it is not recoverable.</text:p>
      <text:p text:style-name="P4">
As of June 10, in the Kherson region, in fact <text:a xlink:type="simple" xlink:href="https://www.ukrinform.ua/rubric-regions/3720969-cerez-pidriv-rosianami-kahovskoi-ges-zniklimi-bezvisti-vvazautsa-27-ludej.html" text:style-name="Internet_20_link" text:visited-style-name="Visited_20_Internet_20_Link">
flooded</text:a>
47 settlements. Family people were killed, 27 are considered missing.</text:p>
      <text:p text:style-name="P4">
<text:span text:style-name="T4">
 Read also: </text:span>
 [Belgium has allocated € 1.5 <text:span text:style-name="T4">
 million </text:span>
 And to generators for the consequences(https://www.ukrinform.ua/rubric-society/3721000-belgia-vidilila-15-miljona-na-generatori-dla-podolanna-naslidkiv-pidrivu-kahovskoi-ges.html)31 settlements were flooded in the Nikolaev area. 936 people were evacuated there, 167 of them were children. One person was killed.</text:p>
      <text:p text:style-name="P4">
In the Dnipropetrovsk region, more than 89 thousand about water in 26 settlements remained without water.</text:p>
      <text:p text:style-name="P4">
In the Odessa region, border guards record how the Black Sea [turns into a landfill] because(https://www.ukrinform.ua/rubric-regions/3720976-pidriv-grebli-kahovskoi-ges-more-na-odesini-peretvoruetsa-na-smittezvalise.html)And the cemetery of animals.</text:p>
      <text:p text:style-name="P4">
News Source: <text:a xlink:type="simple" xlink:href="https://www.ukrinform.ua/rubric-economy/3721024-monobank-vidiliv-5-miljoniv-na-likvidaciu-naslidkiv-pidrivu-kahovskoi-ges.html" text:style-name="Internet_20_link" text:visited-style-name="Visited_20_Internet_20_Link">
https://www.ukrinform.ua/rubric-economy/3721024-monobank-vidiliv-5-miljoniv-na-likvidaciu-naslidkiv-pidrivu-kahovskoi-ges.html</text:a>
</text:p>
      <!--NEWS-->
      <text:h text:style-name="P10" text:outline-level="1">
<text:span text:style-name="T4">
Spaniard Dias returned to Real Madrid</text:span>
</text:h>
      <text:p text:style-name="P4">
Authors: Ukrinform (Person)</text:p>
      <text:p text:style-name="P4">
Publisher: Укринформ (Organization)</text:p>
      <text:p text:style-name="P4">
Published Time: 2023-06-10T15:48:12+03:00</text:p>
      <text:p text:style-name="P4">
Modified Time: 2023-06-10T15:48:12+03:00</text:p>
      <text:p text:style-name="P4">
Description: Real has announced the return to the rental midfielder from the lease in Milan. - Ukrinform.</text:p>
      <text:p text:style-name="P4">
Images: ['<text:a xlink:type="simple" xlink:href="https://static.ukrinform.com/photos/2023_06/thumb_files/630_360_1686401184-759.jpg" text:style-name="Internet_20_link" text:visited-style-name="Visited_20_Internet_20_Link">
630_360_16864...</text:a>
']</text:p>
      <text:p text:style-name="P4">
Tags: ['Футбол', 'Реал Мадрид']</text:p>
      <text:p text:style-name="P4">
Type: Article</text:p>
      <!--METADATA-->
      <text:p text:style-name="P4">
<draw:frame draw:style-name="fr1" draw:name="Image119" text:anchor-type="as-char" svg:width="6.9236in" svg:height="3.956343in" draw:z-index="0">
<draw:image xlink:href="../Images/yкринформ/2023-06-10T15-48-12-03-00/630_360_1686401184-759.jpg" xlink:type="simple" xlink:show="embed" xlink:actuate="onLoad" draw:mime-type="image/jpeg"/>
</draw:frame>
Real has announced the return to the rental midfielder from the lease in Milan.</text:p>
      <text:p text:style-name="P4">
This was reported on the official <text:a xlink:type="simple" xlink:href="https://www.realmadrid.com/noticias/2023/06/10/comunicado-oficial-brahim-diaz" text:style-name="Internet_20_link" text:visited-style-name="Visited_20_Internet_20_Link">
site</text:a>
"creamy", reports Ukrinform.</text:p>
      <text:p text:style-name="P4">
The presentation of the 23-year-old Spaniard will take place on June 13.</text:p>
      <text:p text:style-name="P4">
The contract with the football player was extended until June 30, 2027.</text:p>
      <text:p text:style-name="P4">
For 3 seasons in the Series A club A player scored 18 goals and made 15 assistants in 124 days, won the Italy Championship and reached the semi -finals of the Champions League.</text:p>
      <text:p text:style-name="P4">
<text:span text:style-name="T4">
 Read also: </text:span>
 <text:a xlink:type="simple" xlink:href="https://www.ukrinform.ua/rubric-sports/3720665-real-oformiv-transfer-zahisnika-rajo-valekano-frana-garsii.html" text:style-name="Internet_20_link" text:visited-style-name="Visited_20_Internet_20_Link">
"Real" has drawn a transfer of Defender "Rayo Vallekano" Franagaria</text:a>
Real Madrid player Dias became in early 2019, moving from Manchester City. In his asset 2 clogged balls and 3 efficiency in 21 meetings, the Championship and Super Cup of Spain</text:p>
      <text:p text:style-name="P4">
Photo: Getty Images</text:p>
      <text:p text:style-name="P4">
News Source: <text:a xlink:type="simple" xlink:href="https://www.ukrinform.ua/rubric-sports/3721026-ispanec-dias-povernuvsa-v-real.html" text:style-name="Internet_20_link" text:visited-style-name="Visited_20_Internet_20_Link">
https://www.ukrinform.ua/rubric-sports/3721026-ispanec-dias-povernuvsa-v-real.html</text:a>
</text:p>
      <!--NEWS-->
      <text:h text:style-name="P10" text:outline-level="1">
<text:span text:style-name="T4">
The Russians deliberately damaged Kakhovskaya Hydroe Dam - Isw</text:span>
</text:h>
      <text:p text:style-name="P4">
Authors: Ukrinform (Person)</text:p>
      <text:p text:style-name="P4">
Publisher: Укринформ (Organization)</text:p>
      <text:p text:style-name="P4">
Published Time: 2023-06-10T15:49:53+03:00</text:p>
      <text:p text:style-name="P4">
Modified Time: 2023-06-10T15:49:53+03:00</text:p>
      <text:p text:style-name="P4">
Description: The overwhelming amount of information in the media space with specific evidence of the causes of the catastrophe at the Kakhovka hydroelectric power station indicates that the Russians intentionally damaged the dam.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Вибух', 'Каховська ГЕС', 'Війна з Росією', 'Інститут вивчення війни']</text:p>
      <text:p text:style-name="P4">
Type: Article</text:p>
      <!--METADATA-->
      <text:p text:style-name="P4">
<draw:frame draw:style-name="fr1" draw:name="Image120" text:anchor-type="as-char" svg:width="6.9236in" svg:height="3.956343in" draw:z-index="0">
<draw:image xlink:href="../Images/yкринформ/2023-06-10T15-49-53-03-00/630_360_1686071198-382.jpeg" xlink:type="simple" xlink:show="embed" xlink:actuate="onLoad" draw:mime-type="image/jpeg"/>
</draw:frame>
The overwhelmingness of information in the media space with specific evidence of the cassatrophe at the Kakhovka hydroelectric power station indicates that the Russians deliberately damaged.</text:p>
      <text:p text:style-name="P4">
According to Ukrinform, it reports <text:a xlink:type="simple" xlink:href="https://understandingwar.org/backgrounder/russian-offensive-campaign-assessment-june-9-2023" text:style-name="Internet_20_link" text:visited-style-name="Visited_20_Internet_20_Link">
Institute of War Study</text:a>
 (Isw).</text:p>
      <text:p text:style-name="P4">
Як приклад доказів причетності росіян до вибуху на Каховській ГЕС аналітикиISW називають заяви одразу кількох незалежних одне від одного джерел.</text:p>
      <text:p text:style-name="P4">
Зокрема, у Норвезькому центрі сейсмічного моніторингу NORSAR повідомили просейсмічні дані, що вказують на <text:a xlink:type="simple" xlink:href="https://www.ukrinform.ua/tag-vibuh" text:style-name="Internet_20_link" text:visited-style-name="Visited_20_Internet_20_Link">
 вибух </text:a>
, recorded on June 6 at 2.54 local time in the HPP area.</text:p>
      <text:p text:style-name="P4">
Folker Oye Center Seismologist said seismic data indicated impulsenergy, which was "typical for the explosion".</text:p>
      <text:p text:style-name="P4">
Meanwhile, The New York Times cited the words of a high-ranking White House worker that US spy satellites with infrared faps recorded an explosion on the dam.</text:p>
      <text:p text:style-name="P4">
<text:span text:style-name="T4">
 Read also: </text:span>
 <text:a xlink:type="simple" xlink:href="https://www.ukrinform.ua/rubric-world/3720640-rujnuvanna-kahovskoi-ges-pidkreslue-progalinu-v-miznarodnomu-kriminalnomu-pravi-sei.html" text:style-name="Internet_20_link" text:visited-style-name="Visited_20_Internet_20_Link">
the destruction of the Kakhovskaya hydroelectric power plant emphasizes the gap of in -the -law criminal law - SEI</text:a>
The Wall Street Journal reported an assessment of engineers and experts who believe that the explosion "detonated at a certain point or several weak points" that destroyed the dam.</text:p>
      <text:p text:style-name="P4">
As reported by Ukrinform, the Russian troops of the Russian(https://www.ukrinform.ua/rubric-other_news/3718791-pidriv-rosianami-kahovskoi-ges-vsi-novini.html). The station is not recoverable. Narerson region continues rescue work and evacuation of the population. Particularly difficult is the situation - in temporarily occupied territories, the disaggarbers left people without help.</text:p>
      <text:p text:style-name="P4">
Photo: Planet Labs</text:p>
      <text:p text:style-name="P4">
News Source: <text:a xlink:type="simple" xlink:href="https://www.ukrinform.ua/rubric-ato/3721029-rosiani-navmisno-poskodili-greblu-kahovskoi-ges-isw.html" text:style-name="Internet_20_link" text:visited-style-name="Visited_20_Internet_20_Link">
https://www.ukrinform.ua/rubric-ato/3721029-rosiani-navmisno-poskodili-greblu-kahovskoi-ges-isw.html</text:a>
</text:p>
      <!--NEWS-->
      <text:h text:style-name="P10" text:outline-level="1">
<text:span text:style-name="T4">
Night attack on Odesa region: Among the victims are four children</text:span>
</text:h>
      <text:p text:style-name="P4">
Authors: Ukrinform (Person)</text:p>
      <text:p text:style-name="P4">
Publisher: Укринформ (Organization)</text:p>
      <text:p text:style-name="P4">
Published Time: 2023-06-10T15:52:49+03:00</text:p>
      <text:p text:style-name="P4">
Modified Time: 2023-06-10T15:52:49+03:00</text:p>
      <text:p text:style-name="P4">
Description: In the Odessa region, four children were injured as a result of the night attack of Russian troops, but the total number of victims exceeds 30, three people were killed. - Ukrinform.</text:p>
      <text:p text:style-name="P4">
Images: ['<text:a xlink:type="simple" xlink:href="https://static.ukrinform.com/photos/2023_06/thumb_files/630_360_1686378599-4798.jpeg" text:style-name="Internet_20_link" text:visited-style-name="Visited_20_Internet_20_Link">
630_360_16863...</text:a>
']</text:p>
      <text:p text:style-name="P4">
Tags: ['Обстріл', 'Одещина', 'Війна з Росією']</text:p>
      <text:p text:style-name="P4">
Type: Article</text:p>
      <!--METADATA-->
      <text:p text:style-name="P4">
<draw:frame draw:style-name="fr1" draw:name="Image121" text:anchor-type="as-char" svg:width="6.9236in" svg:height="3.956343in" draw:z-index="0">
<draw:image xlink:href="../Images/yкринформ/2023-06-10T15-52-49-03-00/630_360_1686378599-4798.jpeg" xlink:type="simple" xlink:show="embed" xlink:actuate="onLoad" draw:mime-type="image/jpeg"/>
</draw:frame>
Four children were injured in the water of the Russian region as a result of a night attack by Russian, and the total number of victims exceeds 30, three people were killed.</text:p>
      <text:p text:style-name="P4">
This was reported <text:a xlink:type="simple" xlink:href="https://www.npu.gov.ua/news/politseiski-fiksuiut-ta-likvidovuiut-naslidky-vorozhykh-obstriliv-na-odeshchyni" text:style-name="Internet_20_link" text:visited-style-name="Visited_20_Internet_20_Link">
Regional Police</text:a>
, reports Ukrinform.</text:p>
      <text:p text:style-name="P4">
In particular, according to law enforcement officers, in one of the sleeping areas the Odessa <text:a xlink:type="simple" xlink:href="https://www.ukrinform.ua/tag-obstril" text:style-name="Internet_20_link" text:visited-style-name="Visited_20_Internet_20_Link">
shelling</text:a>
Three people have agreed, 25 more, including two children, injured.</text:p>
      <text:p text:style-name="P4">
In the Belgorod-Dnestrovsky district, six people, including two minors, were injured as a result of the rocket and the fall of fragments of rockets.</text:p>
      <text:p text:style-name="P4">
It is reported that in Odessa as a result of the attack of drones, several many -storey residential buildings, school, kindergarten, trading objects parked near homes were damaged. According to preliminary information, the fragile aircraft caused a fire in one of the apartments. Smalls of the affected houses were evacuated to a safe place.</text:p>
      <text:p text:style-name="P4">
</text:p>
      <text:p text:style-name="P4">
22 private residential buildings were damaged in the Belgorod-Dnestrovsky District.</text:p>
      <text:p text:style-name="P4">
Currently, the consequences of shelling, disassembly of gaps are underway. Investigative and operative groups of territorial police units will work on the places.</text:p>
      <text:p text:style-name="P4">
Information on the criminal actions of the invaders are entered in the Unified Register of Pre -trial Investigations under Art. 438(violation of the laws and customs of war)Criminal Code of Ukraine.</text:p>
      <text:p text:style-name="P4">
<text:span text:style-name="T4">
 Read also: </text:span>
 <text:a xlink:type="simple" xlink:href="https://www.ukrinform.ua/rubric-vidbudova/3720996-postrazdalim-vid-raketnoi-ataki-na-odesini-vidremontuut-zitlo-abo-nadadut-nove.html" text:style-name="Internet_20_link" text:visited-style-name="Visited_20_Internet_20_Link">
rocket attack victims on <text:span text:style-name="T4">
 Odessa </text:span>
 Inniva disregard housing or give new</text:a>
Earlier, the head of the United Coordination Press Center of Defense forces of Southwatalya Humeniuk <text:a xlink:type="simple" xlink:href="https://www.ukrinform.ua/rubric-ato/3720878-nicna-ataka-po-odesini-kilkist-poranenih-zrosla-do-29.html" text:style-name="Internet_20_link" text:visited-style-name="Visited_20_Internet_20_Link">
</text:a>
<text:a xlink:type="simple" xlink:href="https://www.ukrinform.ua/rubric-ato/3720878-nicna-ataka-po-odesini-kilkist-poranenih-zrosla-do-29.html" text:style-name="Internet_20_link" text:visited-style-name="Visited_20_Internet_20_Link">
reported the three -tonged and 26 wounded</text:a>
In Odesa region, two children and a pregnant woman are among them.</text:p>
      <text:p text:style-name="P4">
On the night of June 10 in the sky over Odessa the forces of defense [destroyed 8 enemies(https://www.ukrinform.ua/rubric-ato/3720846-nad-odesou-vnoci-zbili-visim-vorozih-droniv-i-dvi-raketi-bratcuk.html)And two rockets, one rocket hit the coast.</text:p>
      <text:p text:style-name="P4">
News Source: <text:a xlink:type="simple" xlink:href="https://www.ukrinform.ua/rubric-regions/3721031-nicna-ataka-na-odesinu-sered-poterpilih-cetvero-ditej.html" text:style-name="Internet_20_link" text:visited-style-name="Visited_20_Internet_20_Link">
https://www.ukrinform.ua/rubric-regions/3721031-nicna-ataka-na-odesinu-sered-poterpilih-cetvero-ditej.html</text:a>
</text:p>
      <!--NEWS-->
      <text:h text:style-name="P10" text:outline-level="1">
<text:span text:style-name="T4">
Russia received hundreds of drones for attacks on Ukraine - White House</text:span>
</text:h>
      <text:p text:style-name="P4">
Authors: Ukrinform (Person)</text:p>
      <text:p text:style-name="P4">
Publisher: Укринформ (Organization)</text:p>
      <text:p text:style-name="P4">
Published Time: 2023-06-10T16:03:10+03:00</text:p>
      <text:p text:style-name="P4">
Modified Time: 2023-06-10T16:03:10+03:00</text:p>
      <text:p text:style-name="P4">
Description: Russia deepens cooperation with Iran in the field of defense and has received hundreds of percussion drones that it uses to the task of blows in Ukraine.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Безпілотник', 'Іран', 'Війна з Росією']</text:p>
      <text:p text:style-name="P4">
Type: Article</text:p>
      <!--METADATA-->
      <text:p text:style-name="P4">
<draw:frame draw:style-name="fr1" draw:name="Image123" text:anchor-type="as-char" svg:width="6.9236in" svg:height="3.956343in" draw:z-index="0">
<draw:image xlink:href="../Images/yкринформ/2023-06-10T16-03-10-03-00/630_360_1528613516-2695.jpg" xlink:type="simple" xlink:show="embed" xlink:actuate="onLoad" draw:mime-type="image/jpeg"/>
</draw:frame>
Russia deepects cooperation with Iran in the field of defense and has received hundreds of percussion units, which it uses for the task of strikes in Ukraine.</text:p>
      <text:p text:style-name="P4">
This was stated by a representative of the White House National Security Council John Kirby, reports Ukrinform with reference to <text:a xlink:type="simple" xlink:href="https://www.reuters.com/world/europe/russia-has-received-hundreds-iranian-drones-attack-ukraine-white-house-2023-06-09/" text:style-name="Internet_20_link" text:visited-style-name="Visited_20_Internet_20_Link">
</text:a>
<text:a xlink:type="simple" xlink:href="https://www.reuters.com/world/europe/russia-has-received-hundreds-iranian-drones-attack-ukraine-white-house-2023-06-09/" text:style-name="Internet_20_link" text:visited-style-name="Visited_20_Internet_20_Link">
Reuters </text:a>
 <text:a xlink:type="simple" xlink:href="https://www.reuters.com/world/europe/russia-has-received-hundreds-iranian-drones-attack-ukraine-white-house-2023-06-09/" text:style-name="Internet_20_link" text:visited-style-name="Visited_20_Internet_20_Link">
 .</text:a>
"Russia has used Iranian UAVs over the last weeks to the task of strikes in Kiev and terrorize the population of Ukraine, and the Russian -Iranian military partnership seems to be deepening," Kirby said.</text:p>
      <text:p text:style-name="P4">
Referring to recently declassified information, he stated that <text:a xlink:type="simple" xlink:href="https://www.ukrinform.ua/tag-bezpilotnik" text:style-name="Internet_20_link" text:visited-style-name="Visited_20_Internet_20_Link">
drones</text:a>
Viruns were built and transported to the Russian Federation through the Caspian Sea.</text:p>
      <text:p text:style-name="P4">
Kirby noted that the transfer of drones is a violation of the rules of organization of united nations, and the US will seek to bring both countries of reference.</text:p>
      <text:p text:style-name="P4">
"We will continue to impose sanctions on the entities involved in the transfer of the Iranian military equipment of Russia for use in Ukraine," Kirby said.</text:p>
      <text:p text:style-name="P4">
<text:span text:style-name="T4">
 Read also: </text:span>
 <text:a xlink:type="simple" xlink:href="https://www.ukrinform.ua/rubric-ato/3720872-ppo-vnoci-znisila-dvi-krilati-raketi-i-20-dronivkamikadze.html" text:style-name="Internet_20_link" text:visited-style-name="Visited_20_Internet_20_Link">
air defense at night destroyed two winged missiles and 20 <text:span text:style-name="T4">
 drone </text:span>
 Iv-Kamikadze</text:a>
According to him, the new US consultative note, published on Friday, is intended to "help business and governments in other countries to better understand the risks associated with the Iranian UAV program and illegal practice that Iranvisovorist for the purchase of components for it."</text:p>
      <text:p text:style-name="P4">
As reported by Ukrinform, Kirby said earlier that the regime in Iran <text:a xlink:type="simple" xlink:href="https://www.ukrinform.ua/rubric-world/3720682-iran-nadae-rosii-materiali-dla-budivnictva-zavodu-z-virobnictva-bezpilotnikiv-bilij-dim.html" text:style-name="Internet_20_link" text:visited-style-name="Visited_20_Internet_20_Link">
provides Russian materials for the construction of the plant</text:a>
from the production of drones in Tatarstan, which can provide the Kremlin with weapons to continue aggression against Ukraine.</text:p>
      <text:p text:style-name="P4">
News Source: <text:a xlink:type="simple" xlink:href="https://www.ukrinform.ua/rubric-ato/3721035-rosia-otrimala-vid-iranu-sotni-bezpilotnikiv-dla-atak-na-ukrainu-bilij-dim.html" text:style-name="Internet_20_link" text:visited-style-name="Visited_20_Internet_20_Link">
https://www.ukrinform.ua/rubric-ato/3721035-rosia-otrimala-vid-iranu-sotni-bezpilotnikiv-dla-atak-na-ukrainu-bilij-dim.html</text:a>
</text:p>
      <!--NEWS-->
      <text:h text:style-name="P10" text:outline-level="1">
<text:span text:style-name="T4">
Counter -offensive acts are taking place in Ukraine - Zelensky</text:span>
</text:h>
      <text:p text:style-name="P4">
Authors: Ukrinform (Person)</text:p>
      <text:p text:style-name="P4">
Publisher: Укринформ (Organization)</text:p>
      <text:p text:style-name="P4">
Published Time: 2023-06-10T16:08:00+03:00</text:p>
      <text:p text:style-name="P4">
Modified Time: 2023-06-10T16:08:00+03:00</text:p>
      <text:p text:style-name="P4">
Description: There are some counter -offensive and defense actions in Ukraine, the commanders of all directions are positive. - Ukrinform.</text:p>
      <text:p text:style-name="P4">
Images: ['<text:a xlink:type="simple" xlink:href="https://static.ukrinform.com/photos/2023_06/thumb_files/630_360_1686403837-5374.jpeg" text:style-name="Internet_20_link" text:visited-style-name="Visited_20_Internet_20_Link">
630_360_16864...</text:a>
']</text:p>
      <text:p text:style-name="P4">
Tags: ['Трюдо', 'Зеленський', 'Контрнаступ']</text:p>
      <text:p text:style-name="P4">
Type: Article</text:p>
      <!--METADATA-->
      <text:p text:style-name="P4">
<draw:frame draw:style-name="fr1" draw:name="Image124" text:anchor-type="as-char" svg:width="6.9236in" svg:height="3.956343in" draw:z-index="0">
<draw:image xlink:href="../Images/yкринформ/2023-06-10T16-08-00-03-00/630_360_1686403837-5374.jpeg" xlink:type="simple" xlink:show="embed" xlink:actuate="onLoad" draw:mime-type="image/jpeg"/>
</draw:frame>
In the Ukraine there are certain counter -offensive and defense actions, the commanders of all the premises are positive.</text:p>
      <text:p text:style-name="P4">
This was stated by President Volodymyr Zelenskyy on the common prime minister Justin Trudo Press Conference in Kyiv, correspondentation.</text:p>
      <text:p text:style-name="P4">
As the President noted, "it is interesting that Putin said about our counter -offensive."</text:p>
      <text:p text:style-name="P4">
<text:span text:style-name="T4">
 Read also: </text:span>
 <text:a xlink:type="simple" xlink:href="https://www.ukrinform.ua/rubric-ato/3720939-putin-viznav-so-ukrainskij-kontrnastup-rozpocavsa-i-zsu-maut-potencial-isw.html" text:style-name="Internet_20_link" text:visited-style-name="Visited_20_Internet_20_Link">
Putin acknowledged that the Ukrainian <text:span text:style-name="T4">
 counter -offset </text:span>
 n began and the Armed Forces have the potential - ISW</text:a>
"It is important that Russia always feels that they have not been left for a long time. In my opinion. The contraceptive and defense actions are appropriate in Ukraine. On what stadium - I will not speak in detail. I think that we are sure to build it," Zelensky said.</text:p>
      <text:p text:style-name="P4">
According to the Head of State, he would not trust "different telegrams, and Putin."</text:p>
      <text:p text:style-name="P4">
"It seems to me that there were many steps, after which it is impossible to trust this information. It seems to me that we need to trust our military, and I trust them," the president said.</text:p>
      <text:p text:style-name="P4">
<text:span text:style-name="T4">
 Read also: </text:span>
 <text:a xlink:type="simple" xlink:href="https://www.ukrinform.ua/rubric-ato/3720836-u-statah-rozumiut-so-kontrnastup-moze-ne-stati-viznacalnim-dla-zaversenna-vijni.html" text:style-name="Internet_20_link" text:visited-style-name="Visited_20_Internet_20_Link">
in the states understand that <text:span text:style-name="T4">
 counter -offshore </text:span>
 n may not be strong to complete the war</text:a>
He added that he was in touch with the command of different directions -the commander -in -chief of the Armed Forces of the Armed Forces, the commander of the operational -strategic grouping North »Sergey Nayev, as well as commander -in -chief of Zaluzhny.</text:p>
      <text:p text:style-name="P4">
"All now are positive - so Putin and pass," - summarized the Zemva.</text:p>
      <text:p text:style-name="P4">
As it was reported, on June 9, Russian President Vladimir Putin stated that the counter -offensive of Ukraine began, and noted that the Ukrainian forces still have an offensive potential.</text:p>
      <text:p text:style-name="P4">
Photo: op</text:p>
      <text:p text:style-name="P4">
News Source: <text:a xlink:type="simple" xlink:href="https://www.ukrinform.ua/rubric-ato/3721041-v-ukraini-vidbuvautsa-kontrnastupalni-dii-zelenskij.html" text:style-name="Internet_20_link" text:visited-style-name="Visited_20_Internet_20_Link">
https://www.ukrinform.ua/rubric-ato/3721041-v-ukraini-vidbuvautsa-kontrnastupalni-dii-zelenskij.html</text:a>
</text:p>
      <!--NEWS-->
      <text:h text:style-name="P10" text:outline-level="1">
<text:span text:style-name="T4">
Thunderstorm is expected in the capital: Kyivavtodor works in enhanced mode</text:span>
</text:h>
      <text:p text:style-name="P4">
Authors: Ukrinform (Person)</text:p>
      <text:p text:style-name="P4">
Publisher: Укринформ (Organization)</text:p>
      <text:p text:style-name="P4">
Published Time: 2023-06-10T16:09:00+03:00</text:p>
      <text:p text:style-name="P4">
Modified Time: 2023-06-10T16:09:00+03:00</text:p>
      <text:p text:style-name="P4">
Description: In the capital, because of the expected thunderstorm of the hydroelectric service of the Kyivavtodor communal corporation operate in enhanced mode. - Ukrinform.</text:p>
      <text:p text:style-name="P4">
Images: ['<text:a xlink:type="simple" xlink:href="https://static.ukrinform.com/photos/2019_07/thumb_files/630_360_1562668673-701.jpg" text:style-name="Internet_20_link" text:visited-style-name="Visited_20_Internet_20_Link">
630_360_15626...</text:a>
']</text:p>
      <text:p text:style-name="P4">
Tags: ['Дощ', 'Гроза', 'Київ', 'Київавтодор']</text:p>
      <text:p text:style-name="P4">
Type: Article</text:p>
      <!--METADATA-->
      <text:p text:style-name="P4">
<draw:frame draw:style-name="fr1" draw:name="Image125" text:anchor-type="as-char" svg:width="6.9236in" svg:height="3.956343in" draw:z-index="0">
<draw:image xlink:href="../Images/yкринформ/2023-06-10T16-09-00-03-00/630_360_1562668673-701.jpg" xlink:type="simple" xlink:show="embed" xlink:actuate="onLoad" draw:mime-type="image/jpeg"/>
</draw:frame>
In the capital, the expected thunderstorm of the hydraulic service of the Kyivavtodor utility service operate in enhanced mode.</text:p>
      <text:p text:style-name="P4">
According to Ukrinform, the Kyiv City State Administration reports UV <text:a xlink:type="simple" xlink:href="https://t.me/KyivCityOfficial/7008" text:style-name="Internet_20_link" text:visited-style-name="Visited_20_Internet_20_Link">
telegram</text:a>
.</text:p>
      <text:p text:style-name="P4">
“Hydrogenous services are working hard in the city. In particular, the road service is refined for rainfall and drainage grilles in places of possible underblows, ”the message reads.</text:p>
      <text:p text:style-name="P4">
<text:span text:style-name="T4">
 Read also: </text:span>
 <text:a xlink:type="simple" xlink:href="https://www.ukrinform.ua/rubric-regions/3720999-na-ukrainu-nasuvaetsa-negoda-sinoptiki-poperedzaut-pro-grozi.html" text:style-name="Internet_20_link" text:visited-style-name="Visited_20_Internet_20_Link">
to <text:span text:style-name="T4">
 Ukraine </text:span>
 <text:span text:style-name="T4">
 </text:span>
 coming <text:span text:style-name="T4">
 </text:span>
 bad weather <text:span text:style-name="T4">
 -</text:span>
 Forecasters <text:span text:style-name="T4">
 </text:span>
 <text:span text:style-name="T4">
 warn </text:span>
 <text:span text:style-name="T4">
 about </text:span>
 <text:span text:style-name="T4">
 Groz </text:span>
 **</text:a>
The KSCA notes that in the case of significant rainfall in problem areas, roadmen will be aligned with special equipment. In general, enterprises <text:a xlink:type="simple" xlink:href="https://www.ukrinform.ua/tag-kiivavtodor" text:style-name="Internet_20_link" text:visited-style-name="Visited_20_Internet_20_Link">
Kyivavtodor</text:a>
They have 91 units of special equipment of Ispecs for repair and cleaning of the storm sewer system.</text:p>
      <text:p text:style-name="P4">
As reported by Ukrinform, on Saturday [expected rainfall in half of the region of Ukraine,]](https://www.ukrinform.ua/rubric-regions/3720528-na-vihidnih-v-ukraini-projdut-dosi-ta-grozi.html)Although in most areas it will be hot, the rains will be rained all over the country, and on Monday it will be a rainy day and will become cooler.</text:p>
      <text:p text:style-name="P4">
News Source: <text:a xlink:type="simple" xlink:href="https://www.ukrinform.ua/rubric-kyiv/3721039-u-stolici-ocikuetsa-groza-kiivavtodor-pracue-u-posilenomu-rezimi.html" text:style-name="Internet_20_link" text:visited-style-name="Visited_20_Internet_20_Link">
https://www.ukrinform.ua/rubric-kyiv/3721039-u-stolici-ocikuetsa-groza-kiivavtodor-pracue-u-posilenomu-rezimi.html</text:a>
</text:p>
      <!--NEWS-->
      <text:h text:style-name="P10" text:outline-level="1">
<text:span text:style-name="T4">
The area of flooded territories of Kherson region has halved - ova</text:span>
</text:h>
      <text:p text:style-name="P4">
Authors: Ukrinform (Person)</text:p>
      <text:p text:style-name="P4">
Publisher: Укринформ (Organization)</text:p>
      <text:p text:style-name="P4">
Published Time: 2023-06-10T16:11:00+03:00</text:p>
      <text:p text:style-name="P4">
Modified Time: 2023-06-10T23:11:00+03:00</text:p>
      <text:p text:style-name="P4">
Description: During the day, the level of flooding in the Kherson region after blasting the Kakhovskaya hydroelectric power station decreased by 27 cm, the area of flooded territories has doubled. - Ukrinform.</text:p>
      <text:p text:style-name="P4">
Images: ['<text:a xlink:type="simple" xlink:href="https://static.ukrinform.com/photos/2023_06/thumb_files/630_360_1686413278-750.jpg" text:style-name="Internet_20_link" text:visited-style-name="Visited_20_Internet_20_Link">
630_360_16864...</text:a>
']</text:p>
      <text:p text:style-name="P4">
Tags: ['Херсонщина', 'Каховська ГЕС', 'Підтоплення']</text:p>
      <text:p text:style-name="P4">
Type: Article</text:p>
      <!--METADATA-->
      <text:p text:style-name="P4">
<draw:frame draw:style-name="fr1" draw:name="Image126" text:anchor-type="as-char" svg:width="6.9236in" svg:height="3.956343in" draw:z-index="0">
<draw:image xlink:href="../Images/yкринформ/2023-06-10T16-11-00-03-00/630_360_1686413278-750.jpg" xlink:type="simple" xlink:show="embed" xlink:actuate="onLoad" draw:mime-type="image/jpeg"/>
</draw:frame>
The level of flooding in the Kherson region after the blasting of the Kakhovskaya Hesened by 27 cm, the area of flooded territories has doubled.</text:p>
      <text:p text:style-name="P4">
About this in <text:a xlink:type="simple" xlink:href="https://t.me/olexandrprokudin/632" text:style-name="Internet_20_link" text:visited-style-name="Visited_20_Internet_20_Link">
video closer</text:a>
The head of the Kherson Ova Alexander Proudin, reports Ukrinform.</text:p>
      <text:p text:style-name="P4">
"In comparison with the morning, the medium level of flooding decreased by 27 cm and infestation 4.45 m. The area of flooded territories decreased almost twice. Swived from Mykolaivka, Lviv and Olgivka of Berislav district. he.</text:p>
      <text:p text:style-name="P4">
<text:span text:style-name="T4">
 Read also: </text:span>
 <text:span text:style-name="T4">
 <text:a xlink:type="simple" xlink:href="https://www.ukrinform.ua/rubric-regions/3721049-na-hersonsini-volonteriv-zaklikaut-ne-vihoditi-na-vodu-pid-cas-buri-ta-zliv.html" text:style-name="Internet_20_link" text:visited-style-name="Visited_20_Internet_20_Link">
in Kherson region volunteers are urged not to go out on water during a storm and a drain</text:a>
</text:span>
</text:p>
      <text:p text:style-name="P4">
As of Saturday evening, 2699 people have already evacuated from dangerous settlements, including 178 children and 67 low -mobility.</text:p>
      <text:p text:style-name="P4">
"On the temporarily occupied left bank, the situation remains critical. The droplets are flooded by 14 settlements. Evacuation measures are not occupied by the occupying power," Proudin said.</text:p>
      <text:p text:style-name="P4">
<text:span text:style-name="T4">
 Read also: </text:span>
 <text:span text:style-name="T4">
 <text:a xlink:type="simple" xlink:href="https://www.ukrinform.ua/rubric-regions/3721105-na-hersonsinu-pribula-misia-miznarodnogo-kriminalnogo-sudu.html" text:style-name="Internet_20_link" text:visited-style-name="Visited_20_Internet_20_Link">
In the Kherson region the mission of the International Criminal Court has arrived</text:a>
</text:span>
</text:p>
      <text:p text:style-name="P4">
As reported by Ukrinform, rescue work of the population from the flooding places caused by the undermining of the Greblykakhovsky Hydroelectric Power Plant, which _ <text:span text:style-name="T4">
 [on the night of June 6, made Russian troops in the Kherson region, in the Kherson region.(https://www.ukrinform.ua/rubric-other_news/3720776-pidriv-rosianami-kahovskoi-ges-usi-novini.html)</text:span>
 _</text:p>
      <text:p text:style-name="P4">
News Source: <text:a xlink:type="simple" xlink:href="https://www.ukrinform.ua/rubric-regions/3721164-plosa-zatoplenih-teritorij-hersonsini-zmensilasa-vdvici-ova.html" text:style-name="Internet_20_link" text:visited-style-name="Visited_20_Internet_20_Link">
https://www.ukrinform.ua/rubric-regions/3721164-plosa-zatoplenih-teritorij-hersonsini-zmensilasa-vdvici-ova.html</text:a>
</text:p>
      <!--NEWS-->
      <text:h text:style-name="P10" text:outline-level="1">
<text:span text:style-name="T4">
Britain will provide Ukraine with humanitarian aid of £ 16 million</text:span>
</text:h>
      <text:p text:style-name="P4">
Authors: Ukrinform (Person)</text:p>
      <text:p text:style-name="P4">
Publisher: Укринформ (Organization)</text:p>
      <text:p text:style-name="P4">
Published Time: 2023-06-10T16:13:00+03:00</text:p>
      <text:p text:style-name="P4">
Modified Time: 2023-06-10T16:13:00+03:00</text:p>
      <text:p text:style-name="P4">
Description: The United Kingdom will assist £ 16 million (nearly $ 20 million) to support the civilian population of Ukraine, which was affected by the consequences of the Kakhovsk Hydroe Phrusions. - Ukrinform.</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Україна', 'Гроші', 'допомога']</text:p>
      <text:p text:style-name="P4">
Type: Article</text:p>
      <!--METADATA-->
      <text:p text:style-name="P4">
<draw:frame draw:style-name="fr1" draw:name="Image127" text:anchor-type="as-char" svg:width="6.9236in" svg:height="3.956343in" draw:z-index="0">
<draw:image xlink:href="../Images/yкринформ/2023-06-10T16-13-00-03-00/630_360_1686214414-571.jpg" xlink:type="simple" xlink:show="embed" xlink:actuate="onLoad" draw:mime-type="image/jpeg"/>
</draw:frame>
The United Kingdom will assist £ 16 million(Almost $ 20 million)To support the civilian population of Ukraine, which was amazed by the consequences of the Russian Dams of the Kakhovsk Hydroelectric Power Plant.</text:p>
      <text:p text:style-name="P4">
According to Ukrinform, this is reported in the Prescribe on the Government of Ukraine.</text:p>
      <text:p text:style-name="P4">
"Financing of the United Kingdom will help humanitarian organizations and includes £ 10 million for the Chervonohrest movement, £ 5 million for the UN management of humanitarian coordination and £ 1 million for international migration organization," the statement said.</text:p>
      <text:p text:style-name="P4">
<text:span text:style-name="T4">
 Read also: </text:span>
 [Moldova will help Ukraine in eliminating the consequences(https://www.ukrinform.ua/rubric-regions/3720914-moldova-dopomoze-ukraini-u-likvidacii-naslidkiv-pidrivu-kahovskoi-dambi.html)The Ministry of Foreign Affairs for Commonwealth and Development of Great Britain will also send boats, water filters, water pumps tagum boots. Equipment is expected to start coming to Ukraine next week.</text:p>
      <text:p text:style-name="P4">
Additional financial assistance is part of existing humanitarian support in size £ 220 million, allowing partners <text:a xlink:type="simple" xlink:href="https://www.ukrinform.ua/tag-britania" text:style-name="Internet_20_link" text:visited-style-name="Visited_20_Internet_20_Link">
Britain</text:a>
, in particular, Ukrainian red -sided, to help evacuate civilians affected by flood.</text:p>
      <text:p text:style-name="P4">
The British government noted that the funds were provided to meet the needs of all over Ukraine, including the territories affected by the destruction of the dam near Nonova Kakhovka.</text:p>
      <text:p text:style-name="P4">
Financing will support humanitarian organizations in the Kherson region, which are now available from floods to people for rapid response, housing and essentials, as well as in the victims of the hostilities and in the communities of displaced persons.</text:p>
      <text:p text:style-name="P4">
<text:span text:style-name="T4">
 Read also: </text:span>
 <text:a xlink:type="simple" xlink:href="https://www.ukrinform.ua/rubric-regions/3720822-pidriv-kahovskoi-ges-aponia-nadast-ukraini-5-miljoniv-dla-postrazdalih.html" text:style-name="Internet_20_link" text:visited-style-name="Visited_20_Internet_20_Link">
Kakhovskaya hydroelectric power station: Japan will give Ukraine $ 5 <text:span text:style-name="T4">
 million </text:span>
 snae for the victims</text:a>
The allocated funds will also be aimed at responding to possible infectious diseases, which are transmitted through water, loss of livelihoods and risk of land mines.</text:p>
      <text:p text:style-name="P4">
British Foreign Minister James Kleverly said the flood caused by the Kakhovskaya Hydroe Phrusions to be affected by more than 32,000 people from Kherson Ina, thousands of Ukrainians living in the surrounding area.Photo: Getty images</text:p>
      <text:p text:style-name="P4">
News Source: <text:a xlink:type="simple" xlink:href="https://www.ukrinform.ua/rubric-regions/3721036-britania-nadast-ukraini-gumanitarnu-dopomogu-u-rozmiri-16-miljoniv.html" text:style-name="Internet_20_link" text:visited-style-name="Visited_20_Internet_20_Link">
https://www.ukrinform.ua/rubric-regions/3721036-britania-nadast-ukraini-gumanitarnu-dopomogu-u-rozmiri-16-miljoniv.html</text:a>
</text:p>
      <!--NEWS-->
      <text:h text:style-name="P10" text:outline-level="1">
<text:span text:style-name="T4">
Canada imposes sanctions against the destruction of Ukrainian cultural monuments</text:span>
</text:h>
      <text:p text:style-name="P4">
Authors: Ukrinform (Person)</text:p>
      <text:p text:style-name="P4">
Publisher: Укринформ (Organization)</text:p>
      <text:p text:style-name="P4">
Published Time: 2023-06-10T16:16:00+03:00</text:p>
      <text:p text:style-name="P4">
Modified Time: 2023-06-10T16:16:00+03:00</text:p>
      <text:p text:style-name="P4">
Description: Canada imposes sanctions against a number of persons and companies involved in the destruction of Ukrainian cultural monuments, institutions and identity in the context of Russian aggression. - Ukrinform.</text:p>
      <text:p text:style-name="P4">
Images: ['<text:a xlink:type="simple" xlink:href="https://static.ukrinform.com/photos/2023_06/thumb_files/630_360_1686403297-7625.jpeg" text:style-name="Internet_20_link" text:visited-style-name="Visited_20_Internet_20_Link">
630_360_16864...</text:a>
']</text:p>
      <text:p text:style-name="P4">
Tags: ['Канада', 'Культура', 'Санкції', 'Війна з Росією']</text:p>
      <text:p text:style-name="P4">
Type: Article</text:p>
      <!--METADATA-->
      <text:p text:style-name="P4">
<draw:frame draw:style-name="fr1" draw:name="Image128" text:anchor-type="as-char" svg:width="6.9236in" svg:height="3.956343in" draw:z-index="0">
<draw:image xlink:href="../Images/yкринформ/2023-06-10T16-16-00-03-00/630_360_1686403297-7625.jpeg" xlink:type="simple" xlink:show="embed" xlink:actuate="onLoad" draw:mime-type="image/jpeg"/>
</draw:frame>
Canadaza provides sanctions against a number of people and companies involved in the destruction of Ukrainian cultural monuments, institutions and identity in the context of Russian aggression.</text:p>
      <text:p text:style-name="P4">
This was reported in the office of Prime Minister of Canada, reports correspondent.</text:p>
      <text:p text:style-name="P4">
“In response to Russia's efforts to destroy Ukrainian cultural monuments, institutions and identity, Canada introduces new <text:a xlink:type="simple" xlink:href="https://www.ukrinform.ua/tag-sankcii" text:style-name="Internet_20_link" text:visited-style-name="Visited_20_Internet_20_Link">
sanctions</text:a>
Against 24 physical and 17 legal entities, ”the press release reads.</text:p>
      <text:p text:style-name="P4">
In general, from the time of occupation of Crimea, Canada has imposed sanctions against more than 2400 individuals and legal entities from Russia, Belarus and Ukraine.</text:p>
      <text:p text:style-name="P4">
<text:span text:style-name="T4">
 Read also: </text:span>
 <text:a xlink:type="simple" xlink:href="https://www.ukrinform.ua/rubric-ato/3721017-kanada-ogolosila-pro-novij-paket-vijskovoi-dopomogi-ukraini.html" text:style-name="Internet_20_link" text:visited-style-name="Visited_20_Internet_20_Link">
<text:span text:style-name="T4">
 Canada </text:span>
 And has announced a new military aid package</text:a>
As reported by Ukrinform, Canada Prime Minister Justin Trudeau and the Minister of Financing Christ Friland <text:a xlink:type="simple" xlink:href="https://www.ukrinform.ua/rubric-polytics/3720965-dzastin-trudo-pribuv-do-kieva.html" text:style-name="Internet_20_link" text:visited-style-name="Visited_20_Internet_20_Link">
arrived in Ukraine</text:a>
With the second from the beginning of the full -scale invasion of a non -standing visit.</text:p>
      <text:p text:style-name="P4">
News Source: <text:a xlink:type="simple" xlink:href="https://www.ukrinform.ua/rubric-culture/3721048-kanada-zaprovadzue-sankcii-proti-pricetnih-do-rujnuvanna-ukrainskih-kulturnih-pamatok.html" text:style-name="Internet_20_link" text:visited-style-name="Visited_20_Internet_20_Link">
https://www.ukrinform.ua/rubric-culture/3721048-kanada-zaprovadzue-sankcii-proti-pricetnih-do-rujnuvanna-ukrainskih-kulturnih-pamatok.html</text:a>
</text:p>
      <!--NEWS-->
      <text:h text:style-name="P10" text:outline-level="1">
<text:span text:style-name="T4">
The bilateral meeting of Zelensky and Trudeau began</text:span>
</text:h>
      <text:p text:style-name="P4">
Authors: Ukrinform (Person)</text:p>
      <text:p text:style-name="P4">
Publisher: Укринформ (Organization)</text:p>
      <text:p text:style-name="P4">
Published Time: 2023-06-10T16:25:00+03:00</text:p>
      <text:p text:style-name="P4">
Modified Time: 2023-06-10T16:25:00+03:00</text:p>
      <text:p text:style-name="P4">
Description: The meeting of President of Ukraine Volodymyr Zelensky with Canada Prime Minister Justin Trudeau and Viceremier-Minister of the country of Church of Christ Friland began. - Ukrinform.</text:p>
      <text:p text:style-name="P4">
Images: ['<text:a xlink:type="simple" xlink:href="https://static.ukrinform.com/photos/2023_06/thumb_files/630_360_1686403297-7414.jpeg" text:style-name="Internet_20_link" text:visited-style-name="Visited_20_Internet_20_Link">
630_360_16864...</text:a>
']</text:p>
      <text:p text:style-name="P4">
Tags: ['Трюдо', 'Політика', 'Зеленський']</text:p>
      <text:p text:style-name="P4">
Type: Article</text:p>
      <!--METADATA-->
      <text:p text:style-name="P4">
<draw:frame draw:style-name="fr1" draw:name="Image129" text:anchor-type="as-char" svg:width="6.9236in" svg:height="3.956343in" draw:z-index="0">
<draw:image xlink:href="../Images/yкринформ/2023-06-10T16-25-00-03-00/630_360_1686403297-7414.jpeg" xlink:type="simple" xlink:show="embed" xlink:actuate="onLoad" draw:mime-type="image/jpeg"/>
</draw:frame>
The meeting of President of Ukraine Volodymyr Zelensky with Canada Prime Minister Justin Trudeau and Viceremier-Minister of the Country of Chrisstejfriland began.</text:p>
      <text:p text:style-name="P4">
As Ukrinform reports, about it in <text:a xlink:type="simple" xlink:href="https://t.me/V_Zelenskiy_official/6540" text:style-name="Internet_20_link" text:visited-style-name="Visited_20_Internet_20_Link">
telegram</text:a>
The Presidential Office press service.  “I congratulate the Prime Minister in Ukraine <text:a xlink:type="simple" xlink:href="https://www.ukrinform.ua/tag-kanada" text:style-name="Internet_20_link" text:visited-style-name="Visited_20_Internet_20_Link">
Canada</text:a>
Justin Trudeau and representatives of his team. Despite Russia, we will break our people by Ukrainians continue to fight the recesses and freedom. And in our victory we will be as much together as our path of protection of life and people, ”the press service of the President of Ukraine quoted.</text:p>
      <text:p text:style-name="P4">
</text:p>
      <text:p text:style-name="P4">
<text:a xlink:type="simple" xlink:href="https://static.ukrinform.com/photos/2023_06/1686403297-5315.jpeg" text:style-name="Internet_20_link" text:visited-style-name="Visited_20_Internet_20_Link">
 </text:a>
 <text:a xlink:type="simple" xlink:href="https://static.ukrinform.com/photos/2023_06/1686403297-2003.jpeg" text:style-name="Internet_20_link" text:visited-style-name="Visited_20_Internet_20_Link">
</text:a>
 <text:a xlink:type="simple" xlink:href="https://static.ukrinform.com/photos/2023_06/1686403297-8323.jpeg" text:style-name="Internet_20_link" text:visited-style-name="Visited_20_Internet_20_Link">
</text:a>
 <text:a xlink:type="simple" xlink:href="https://static.ukrinform.com/photos/2023_06/1686403297-7625.jpeg" text:style-name="Internet_20_link" text:visited-style-name="Visited_20_Internet_20_Link">
</text:a>
 <text:a xlink:type="simple" xlink:href="https://static.ukrinform.com/photos/2023_06/1686403297-7414.jpeg" text:style-name="Internet_20_link" text:visited-style-name="Visited_20_Internet_20_Link">
<draw:frame draw:style-name="fr1" draw:name="Image135" text:anchor-type="as-char" svg:width="6.9236in" svg:height="3.956343in" draw:z-index="0">
<draw:image xlink:href="../Images/yкринформ/2023-06-10T16-25-00-03-00/630_360_1686403297-7414.jpeg" xlink:type="simple" xlink:show="embed" xlink:actuate="onLoad" draw:mime-type="image/jpeg"/>
</draw:frame>
</text:a>
<text:span text:style-name="T4">
 Read also: </text:span>
 <text:a xlink:type="simple" xlink:href="https://www.ukrinform.ua/rubric-ato/3721017-kanada-ogolosila-pro-novij-paket-vijskovoi-dopomogi-ukraini.html" text:style-name="Internet_20_link" text:visited-style-name="Visited_20_Internet_20_Link">
<text:span text:style-name="T4">
 Canada </text:span>
 has announced a new military aid package</text:a>
Video: <text:a xlink:type="simple" xlink:href="https://t.me/V_Zelenskiy_official/6540" text:style-name="Internet_20_link" text:visited-style-name="Visited_20_Internet_20_Link">
Telegram of Vladimir Zelensky</text:a>
As reported by Ukrinform, Canada Prime Minister Justin Trudeau together is the country of K Christian Friland <text:a xlink:type="simple" xlink:href="https://www.ukrinform.ua/rubric-polytics/3720965-dzastin-trudo-pribuv-do-kieva.html" text:style-name="Internet_20_link" text:visited-style-name="Visited_20_Internet_20_Link">
arrived in Kiev with a neglected visit</text:a>
.</text:p>
      <text:p text:style-name="P4">
Canada allocates $ 500 million.(About $ 400 million USA)on military development of Ukraine.</text:p>
      <text:p text:style-name="P4">
News Source: <text:a xlink:type="simple" xlink:href="https://www.ukrinform.ua/rubric-polytics/3721050-rozpocalasa-dvostoronna-zustric-zelenskogo-i-trudo.html" text:style-name="Internet_20_link" text:visited-style-name="Visited_20_Internet_20_Link">
https://www.ukrinform.ua/rubric-polytics/3721050-rozpocalasa-dvostoronna-zustric-zelenskogo-i-trudo.html</text:a>
</text:p>
      <!--NEWS-->
      <text:h text:style-name="P10" text:outline-level="1">
<text:span text:style-name="T4">
Kakhovskaya Dam: Mykolaiv region is completely cut off the ways to one of the villages</text:span>
</text:h>
      <text:p text:style-name="P4">
Authors: Ukrinform (Person)</text:p>
      <text:p text:style-name="P4">
Publisher: Укринформ (Organization)</text:p>
      <text:p text:style-name="P4">
Published Time: 2023-06-10T16:36:20+03:00</text:p>
      <text:p text:style-name="P4">
Modified Time: 2023-06-10T16:36:20+03:00</text:p>
      <text:p text:style-name="P4">
Description: In the Nikolaev area, as a result of the exploration of Russian invaders of Kakhovskaya hydroelectric power station, entrances to the village of Afanasivka of the Snigurov territorial community, in which 379 people live. - Ukrinform.</text:p>
      <text:p text:style-name="P4">
Images: ['<text:a xlink:type="simple" xlink:href="https://static.ukrinform.com/photos/2023_06/thumb_files/630_360_1686404026-215.jpeg" text:style-name="Internet_20_link" text:visited-style-name="Visited_20_Internet_20_Link">
630_360_16864...</text:a>
']</text:p>
      <text:p text:style-name="P4">
Tags: ['Миколаївщина', 'Каховська ГЕС', 'Затоплення']</text:p>
      <text:p text:style-name="P4">
Type: Article</text:p>
      <!--METADATA-->
      <text:p text:style-name="P4">
<draw:frame draw:style-name="fr1" draw:name="Image136" text:anchor-type="as-char" svg:width="6.9236in" svg:height="3.956343in" draw:z-index="0">
<draw:image xlink:href="../Images/yкринформ/2023-06-10T16-36-20-03-00/630_360_1686404026-215.jpeg" xlink:type="simple" xlink:show="embed" xlink:actuate="onLoad" draw:mime-type="image/jpeg"/>
</draw:frame>
As a result of the exploration of the Kakhovskaya hydroelectric power plant, the Mimikov region has fully cut the entrances to the village of Afanasivka of the Snigurov territorial community, in which 379 people live.</text:p>
      <text:p text:style-name="P4">
According to Ukrinform, the State Emergency Service was reported in <text:a xlink:type="simple" xlink:href="https://t.me/dsns_telegram/17487" text:style-name="Internet_20_link" text:visited-style-name="Visited_20_Internet_20_Link">
telegram</text:a>
.</text:p>
      <text:p text:style-name="P4">
According to the SESS, as a result of the destruction of the station and the increase in water levels in the Rusipwip increased the level of Bug estuaries, the rivers of Southern Bug, Ingul, Ingulets, which led to flooding in the Nikolaev area 540 buildings, 856 people and 549 farms.</text:p>
      <text:p text:style-name="P4">
Two operational groups of rescuers monitor the situation and clarification of the given. As emergency pumps for duty at the pumping station of the reserve water supply <text:a xlink:type="simple" xlink:href="https://www.ukrinform.ua/tag-mikolaiv" text:style-name="Internet_20_link" text:visited-style-name="Visited_20_Internet_20_Link">
Nikolaev</text:a>
Used motor pumps.</text:p>
      <text:p text:style-name="P4">
<text:span text:style-name="T4">
 Readmetas: </text:span>
 <text:a xlink:type="simple" xlink:href="https://www.ukrinform.ua/rubric-regions/3720757-na-mikolaivsini-pocavsa-spad-rivna-vodi.html" text:style-name="Internet_20_link" text:visited-style-name="Visited_20_Internet_20_Link">
on <text:span text:style-name="T4">
 Nikolaevs </text:span>
 Inno the drop of water level</text:a>
As reported by Ukrinform, on the night of June 6 <text:a xlink:type="simple" xlink:href="https://www.ukrinform.ua/rubric-other_news/3718791-pidriv-rosianami-kahovskoi-ges-vsi-novini.html" text:style-name="Internet_20_link" text:visited-style-name="Visited_20_Internet_20_Link">
Russian army</text:a>
[blown up the Kakhovskaya hydroelectric gun]](https://www.ukrinform.ua/rubric-other_news/3718791-pidriv-rosianami-kahovskoi-ges-vsi-novini.html). Even before lunch, almost the whole station was a cart, it is not recoverable.</text:p>
      <text:p text:style-name="P4">
As of June 10, in the Kherson region, in fact <text:a xlink:type="simple" xlink:href="https://www.ukrinform.ua/rubric-regions/3720969-cerez-pidriv-rosianami-kahovskoi-ges-zniklimi-bezvisti-vvazautsa-27-ludej.html" text:style-name="Internet_20_link" text:visited-style-name="Visited_20_Internet_20_Link">
flooded</text:a>
47 settlements. Family people were killed, 27 are considered missing.</text:p>
      <text:p text:style-name="P4">
31 settlements were flooded in the Nikolaev area. 936 people were evacuated there, 167 of them were children. One person was killed.</text:p>
      <text:p text:style-name="P4">
Photo: SES</text:p>
      <text:p text:style-name="P4">
News Source: <text:a xlink:type="simple" xlink:href="https://www.ukrinform.ua/rubric-ato/3721055-pidriv-kahovskoi-dambi-na-mikolaivsini-povnistu-vidrizani-slahi-do-odnogo-iz-sil.html" text:style-name="Internet_20_link" text:visited-style-name="Visited_20_Internet_20_Link">
https://www.ukrinform.ua/rubric-ato/3721055-pidriv-kahovskoi-dambi-na-mikolaivsini-povnistu-vidrizani-slahi-do-odnogo-iz-sil.html</text:a>
</text:p>
      <!--NEWS-->
      <text:h text:style-name="P10" text:outline-level="1">
<text:span text:style-name="T4">
20 tons of bottled water were handed over from the Carpathian region to Kherson region</text:span>
</text:h>
      <text:p text:style-name="P4">
Authors: Ukrinform (Person)</text:p>
      <text:p text:style-name="P4">
Publisher: Укринформ (Organization)</text:p>
      <text:p text:style-name="P4">
Published Time: 2023-06-10T16:39:27+03:00</text:p>
      <text:p text:style-name="P4">
Modified Time: 2023-06-10T16:39:27+03:00</text:p>
      <text:p text:style-name="P4">
Description: From the Ivano-Frankivsk region, a humanitarian truck, which was collected by local entrepreneurs, went to Kherson region. - Ukrinform.</text:p>
      <text:p text:style-name="P4">
Images: ['<text:a xlink:type="simple" xlink:href="https://static.ukrinform.com/photos/2023_06/thumb_files/630_360_1686404353-353.jpg" text:style-name="Internet_20_link" text:visited-style-name="Visited_20_Internet_20_Link">
630_360_16864...</text:a>
']</text:p>
      <text:p text:style-name="P4">
Tags: ['Херсонщина', 'Вода', 'Каховська ГЕС']</text:p>
      <text:p text:style-name="P4">
Type: Article</text:p>
      <!--METADATA-->
      <text:p text:style-name="P4">
<draw:frame draw:style-name="fr1" draw:name="Image139" text:anchor-type="as-char" svg:width="6.9236in" svg:height="3.956343in" draw:z-index="0">
<draw:image xlink:href="../Images/yкринформ/2023-06-10T16-39-27-03-00/630_360_1686404353-353.jpg" xlink:type="simple" xlink:show="embed" xlink:actuate="onLoad" draw:mime-type="image/jpeg"/>
</draw:frame>
From the Ivano-Frankivsk region to Kherson region a truck with a humanitarian assistance, which was collected by local entrepreneurs, went.</text:p>
      <text:p text:style-name="P4">
About it reports Ivano-Frankivsk Ova in <text:a xlink:type="simple" xlink:href="https://t.me/onyshchuksvitlana/7319" text:style-name="Internet_20_link" text:visited-style-name="Visited_20_Internet_20_Link">
telegram,</text:a>
transmits Ukrinform.</text:p>
      <text:p text:style-name="P4">
"20 tons of bottled water and plastic capacity of different volumes were sent for the victims of the Kherson region.</text:p>
      <text:p text:style-name="P4">
In the Carpathian region, emergency places for receiving people from Kherson were also deployed. The issue of increasing the number of additional beds and places with district military administrations and territorial communities.</text:p>
      <text:p text:style-name="P4">
<text:span text:style-name="T4">
 Read also: </text:span>
 [Russians deliberately damaged the dam <text:span text:style-name="T4">
 Kakhov </text:span>
(https://www.ukrinform.ua/rubric-ato/3721029-rosiani-navmisno-poskodili-greblu-kahovskoi-ges-isw.html)As it was reported, rescue work and evacuation from the flood sites caused by the Kakhovskaya Hydroelectric Power Plant are continued in the Kherson region.(https://www.ukrinform.ua/rubric-other_news/3720776-pidriv-rosianami-kahovskoi-ges-usi-novini.html), which on the night of June 6 was made by the Russian.</text:p>
      <text:p text:style-name="P4">
As of 12:00 on June 10 in the Kherson region <text:a xlink:type="simple" xlink:href="https://www.ukrinform.ua/rubric-regions/3720969-cerez-pidriv-rosianami-kahovskoi-ges-zniklimi-bezvisti-vvazautsa-27-ludej.html" text:style-name="Internet_20_link" text:visited-style-name="Visited_20_Internet_20_Link">
</text:a>
<text:a xlink:type="simple" xlink:href="https://www.ukrinform.ua/rubric-regions/3720969-cerez-pidriv-rosianami-kahovskoi-ges-zniklimi-bezvisti-vvazautsa-27-ludej.html" text:style-name="Internet_20_link" text:visited-style-name="Visited_20_Internet_20_Link">
evacuated</text:a>
<text:a xlink:type="simple" xlink:href="https://www.ukrinform.ua/rubric-regions/3720969-cerez-pidriv-rosianami-kahovskoi-ges-zniklimi-bezvisti-vvazautsa-27-ludej.html" text:style-name="Internet_20_link" text:visited-style-name="Visited_20_Internet_20_Link">
2620 people,</text:a>
In Mykolaiv - 936.</text:p>
      <text:p text:style-name="P4">
News Source: <text:a xlink:type="simple" xlink:href="https://www.ukrinform.ua/rubric-regions/3721057-iz-prikarpatta-na-hersonsinu-peredali-20-tonn-butilovanoi-vodi.html" text:style-name="Internet_20_link" text:visited-style-name="Visited_20_Internet_20_Link">
https://www.ukrinform.ua/rubric-regions/3721057-iz-prikarpatta-na-hersonsinu-peredali-20-tonn-butilovanoi-vodi.html</text:a>
</text:p>
      <!--NEWS-->
      <text:h text:style-name="P10" text:outline-level="1">
<text:span text:style-name="T4">
In the Nikolaev area a man shot three people and commit suicide</text:span>
</text:h>
      <text:p text:style-name="P4">
Authors: Ukrinform (Person)</text:p>
      <text:p text:style-name="P4">
Publisher: Укринформ (Organization)</text:p>
      <text:p text:style-name="P4">
Published Time: 2023-06-10T16:43:17+03:00</text:p>
      <text:p text:style-name="P4">
Modified Time: 2023-06-10T16:43:17+03:00</text:p>
      <text:p text:style-name="P4">
Description: In the Nikolaev area, a young man killed three people, after which he shot himself. - Ukrinform.</text:p>
      <text:p text:style-name="P4">
Images: ['<text:a xlink:type="simple" xlink:href="https://static.ukrinform.com/photos/2023_06/thumb_files/630_360_1686404487-343.jpg" text:style-name="Internet_20_link" text:visited-style-name="Visited_20_Internet_20_Link">
630_360_16864...</text:a>
']</text:p>
      <text:p text:style-name="P4">
Tags: ['Миколаївщина', 'Самогубство', 'Вбивство']</text:p>
      <text:p text:style-name="P4">
Type: Article</text:p>
      <!--METADATA-->
      <text:p text:style-name="P4">
<draw:frame draw:style-name="fr1" draw:name="Image140" text:anchor-type="as-char" svg:width="6.9236in" svg:height="3.956343in" draw:z-index="0">
<draw:image xlink:href="../Images/yкринформ/2023-06-10T16-43-17-03-00/630_360_1686404487-343.jpg" xlink:type="simple" xlink:show="embed" xlink:actuate="onLoad" draw:mime-type="image/jpeg"/>
</draw:frame>
The Memikov region killed three people, after which he got up.</text:p>
      <text:p text:style-name="P4">
About it reports <text:a xlink:type="simple" xlink:href="https://mk.npu.gov.ua/news/na-mykolaivshchyni-cholovik-zastrelyv-trokh-osib-i-vchynyv-samohubstvo-politsiia-rozsliduie-obstavyny-podii" text:style-name="Internet_20_link" text:visited-style-name="Visited_20_Internet_20_Link">
regional police,</text:a>
transmits Ukrinform.</text:p>
      <text:p text:style-name="P4">
The tragedy happened in the village of Arbuzinka. On June 9, the local resident turned 102 and reported that shots were heard in the neighboring land.</text:p>
      <text:p text:style-name="P4">
Police management and special forces went to the scene.</text:p>
      <text:p text:style-name="P4">
"Law enforcement officers found that a 24-year-old man shots from a firearm towards a woman, her mother and her singer.(https://www.ukrinform.ua/tag-zlocin)He shot himself, "the notes were informed.</text:p>
      <text:p text:style-name="P4">
<text:span text:style-name="T4">
 Read also: </text:span>
 <text:a xlink:type="simple" xlink:href="https://www.ukrinform.ua/rubric-ato/3721055-pidriv-kahovskoi-dambi-na-mikolaivsini-povnistu-vidrizani-slahi-do-odnogo-iz-sil.html" text:style-name="Internet_20_link" text:visited-style-name="Visited_20_Internet_20_Link">
blast Kakhovskaya Dam: On <text:span text:style-name="T4">
 Nicholas </text:span>
 the launchers are completely cut through the paths to one of the villages</text:a>
On this fact, the investigation of criminal proceedings started. 1 h. 2 Art. 115 of the Criminal Code of Ukraine "Intentional murder".</text:p>
      <text:p text:style-name="P4">
Police establishes all the circumstances of the event. A number of examinations have been assigned in the case.</text:p>
      <text:p text:style-name="P4">
News Source: <text:a xlink:type="simple" xlink:href="https://www.ukrinform.ua/rubric-regions/3721060-na-mikolaivsini-colovik-zastreliv-troh-ludej-i-skoiv-samogubstvo.html" text:style-name="Internet_20_link" text:visited-style-name="Visited_20_Internet_20_Link">
https://www.ukrinform.ua/rubric-regions/3721060-na-mikolaivsini-colovik-zastreliv-troh-ludej-i-skoiv-samogubstvo.html</text:a>
</text:p>
      <!--NEWS-->
      <text:h text:style-name="P10" text:outline-level="1">
<text:span text:style-name="T4">
Sholtz plans to talk to Putin soon</text:span>
</text:h>
      <text:p text:style-name="P4">
Authors: Ukrinform (Person)</text:p>
      <text:p text:style-name="P4">
Publisher: Укринформ (Organization)</text:p>
      <text:p text:style-name="P4">
Published Time: 2023-06-10T16:44:06+03:00</text:p>
      <text:p text:style-name="P4">
Modified Time: 2023-06-10T16:44:06+03:00</text:p>
      <text:p text:style-name="P4">
Description: German Chancellor Olaf Soltz wants to keep in touch with Russian President Vladimir Putin and talk to him as appropriate. - Ukrinform.</text:p>
      <text:p text:style-name="P4">
Images: ['<text:a xlink:type="simple" xlink:href="https://static.ukrinform.com/photos/2023_02/thumb_files/630_360_1677321417-359.jpg" text:style-name="Internet_20_link" text:visited-style-name="Visited_20_Internet_20_Link">
630_360_16773...</text:a>
']</text:p>
      <text:p text:style-name="P4">
Tags: ['Німеччина', 'Путін', 'Шольц', 'Війна з Росією']</text:p>
      <text:p text:style-name="P4">
Type: Article</text:p>
      <!--METADATA-->
      <text:p text:style-name="P4">
<draw:frame draw:style-name="fr1" draw:name="Image141" text:anchor-type="as-char" svg:width="6.9236in" svg:height="3.956343in" draw:z-index="0">
<draw:image xlink:href="../Images/yкринформ/2023-06-10T16-44-06-03-00/630_360_1677321417-359.jpg" xlink:type="simple" xlink:show="embed" xlink:actuate="onLoad" draw:mime-type="image/jpeg"/>
</draw:frame>
Chancellorfrn Olaf Soltz wants to keep in touch with Russian President Vladimir Putinima with him.</text:p>
      <text:p text:style-name="P4">
The head of the German government stated this on Saturday at the Congress of the Gospel Church Nuremberg, Ukrinform correspondent reports.</text:p>
      <text:p text:style-name="P4">
Sholtz noted that he was talking to the Russian head after <text:a xlink:type="simple" xlink:href="https://www.ukrinform.ua/tag-vijna" text:style-name="Internet_20_link" text:visited-style-name="Visited_20_Internet_20_Link">
war</text:a>
. "I intend to do it soon," he said.</text:p>
      <text:p text:style-name="P4">
The politician emphasized that the prerequisite for a just peace is the Russian Troops from the territory of Ukraine, that it is something that needs to be understood. Therefore, in his opinion, interruptions are possible only if Ukraine is fully returned.</text:p>
      <text:p text:style-name="P4">
<text:span text:style-name="T4">
 Read also: </text:span>
 [<text:span text:style-name="T4">
 SHOLC </text:span>
 About the undermining of the Kakhovska hydroelectric power station: it fits into how Putin is leading war(https://www.ukrinform.ua/rubric-polytics/3719029-solc-pro-pidriv-kahovskoi-ges-ce-vpisuetsa-ak-putin-vede-vijnu.html)“Negotiations are normal. The question is who is about to be aware of, ”the Chancellor said, answering those who call for a break.</text:p>
      <text:p text:style-name="P4">
According to him, "it is unreasonable to force Ukraine to accept and agree to Putin's drink, and to allow part of the Ukrainian territory to become Russia."</text:p>
      <text:p text:style-name="P4">
It was reported that the German Chancellor made a visit to Moscow shortly by a full -scale invasion, and after February 24, several times spoke Putin on the phone.</text:p>
      <text:p text:style-name="P4">
News Source: <text:a xlink:type="simple" xlink:href="https://www.ukrinform.ua/rubric-world/3721061-solc-planue-nezabarom-pogovoriti-z-putinim.html" text:style-name="Internet_20_link" text:visited-style-name="Visited_20_Internet_20_Link">
https://www.ukrinform.ua/rubric-world/3721061-solc-planue-nezabarom-pogovoriti-z-putinim.html</text:a>
</text:p>
      <!--NEWS-->
      <text:h text:style-name="P10" text:outline-level="1">
<text:span text:style-name="T4">
Canada has started confiscation of a Russian aircraft in favor of Ukraine</text:span>
</text:h>
      <text:p text:style-name="P4">
Authors: Ukrinform (Person)</text:p>
      <text:p text:style-name="P4">
Publisher: Укринформ (Organization)</text:p>
      <text:p text:style-name="P4">
Published Time: 2023-06-10T16:45:00+03:00</text:p>
      <text:p text:style-name="P4">
Modified Time: 2023-06-10T16:45:00+03:00</text:p>
      <text:p text:style-name="P4">
Description: Canada has confiscated an An-124 transport aircraft of the Russian company Volga-Dnepr, which is in Toronto, and began the process of its transfer to Ukraine. - Ukrinform.</text:p>
      <text:p text:style-name="P4">
Images: ['<text:a xlink:type="simple" xlink:href="https://static.ukrinform.com/photos/2023_06/thumb_files/630_360_1686405108-198.jpeg" text:style-name="Internet_20_link" text:visited-style-name="Visited_20_Internet_20_Link">
630_360_16864...</text:a>
']</text:p>
      <text:p text:style-name="P4">
Tags: ['Канада', 'Літак', 'Санкції', 'Війна з Росією']</text:p>
      <text:p text:style-name="P4">
Type: Article</text:p>
      <!--METADATA-->
      <text:p text:style-name="P4">
<draw:frame draw:style-name="fr1" draw:name="Image142" text:anchor-type="as-char" svg:width="6.9236in" svg:height="3.957918in" draw:z-index="0">
<draw:image xlink:href="../Images/yкринформ/2023-06-10T16-45-00-03-00/630_360_1686405108-198.jpeg" xlink:type="simple" xlink:show="embed" xlink:actuate="onLoad" draw:mime-type="image/jpeg"/>
</draw:frame>
The Canadian transport aircraft An-124 of the Volga-Dnepr, which is located in Toronto, began the process of its transfer to Ukraine.</text:p>
      <text:p text:style-name="P4">
This was stated at a press conference in Kiev by Canada Prime Minister Justin Trudeau, Ukrinform correspondent reports.</text:p>
      <text:p text:style-name="P4">
“In accordance with the legislation adopted, we confiscate the An-124 aircraft, which depends on <text:a xlink:type="simple" xlink:href="https://www.ukrinform.ua/tag-rosia" text:style-name="Internet_20_link" text:visited-style-name="Visited_20_Internet_20_Link">
Russia</text:a>
But it is controlled by it, and we begin the process of transferring this property to Ukraine so that Russia will never use it to support the war again, ”Trude said.</text:p>
      <text:p text:style-name="P4">
The aforementioned aircraft flew to Toronto before the Russian -scale invasion of Ukraine and was unable to leave Canada before she closed her aircraft space for Russian transport. Since then, the An-124 has been at the International Airport of Toronto, which has been guilty of hundreds of thousands of dollars.</text:p>
      <text:p text:style-name="P4">
<text:span text:style-name="T4">
 Read also: </text:span>
 <text:a xlink:type="simple" xlink:href="https://www.ukrinform.ua/rubric-society/3721048-kanada-zaprovadzue-sankcii-proti-pricetnih-do-rujnuvanna-ukrainskih-kulturnih-pamatok.html" text:style-name="Internet_20_link" text:visited-style-name="Visited_20_Internet_20_Link">
<text:span text:style-name="T4">
 Canada </text:span>
 And imposes sanctions against the involvement of Ukrainian cultural monuments</text:a>
As it was reported, Canada was the first among the G7 countries to approve legislation to confiscate the property of Russian sub -companies.</text:p>
      <text:p text:style-name="P4">
On June 10, Canadian Prime Minister Justin Trudeau and Finance Minister Christ Frisola <text:a xlink:type="simple" xlink:href="https://www.ukrinform.ua/rubric-polytics/3720965-dzastin-trudo-pribuv-do-kieva.html" text:style-name="Internet_20_link" text:visited-style-name="Visited_20_Internet_20_Link">
stay in Ukraine. </text:a>
</text:p>
      <text:p text:style-name="P4">
News Source: <text:a xlink:type="simple" xlink:href="https://www.ukrinform.ua/rubric-polytics/3721062-kanada-rozpocala-konfiskaciu-rosijskogo-litaka-na-korist-ukraini.html" text:style-name="Internet_20_link" text:visited-style-name="Visited_20_Internet_20_Link">
https://www.ukrinform.ua/rubric-polytics/3721062-kanada-rozpocala-konfiskaciu-rosijskogo-litaka-na-korist-ukraini.html</text:a>
</text:p>
      <!--NEWS-->
      <text:h text:style-name="P10" text:outline-level="1">
<text:span text:style-name="T4">
Zelensky will discuss with Duda meeting leaders of France, Germany and Poland</text:span>
</text:h>
      <text:p text:style-name="P4">
Authors: Ukrinform (Person)</text:p>
      <text:p text:style-name="P4">
Publisher: Укринформ (Organization)</text:p>
      <text:p text:style-name="P4">
Published Time: 2023-06-10T16:46:32+03:00</text:p>
      <text:p text:style-name="P4">
Modified Time: 2023-06-10T16:46:32+03:00</text:p>
      <text:p text:style-name="P4">
Description: President Volodymyr Zelenskyy will have a telephone conversation with President of Poland Andrzej Duda on Sunday, June 11, about the agenda of the leaders of France, Germany and Poland. - Ukrinform.</text:p>
      <text:p text:style-name="P4">
Images: ['<text:a xlink:type="simple" xlink:href="https://static.ukrinform.com/photos/2023_06/thumb_files/630_360_1686404112-721.jpg" text:style-name="Internet_20_link" text:visited-style-name="Visited_20_Internet_20_Link">
630_360_16864...</text:a>
']</text:p>
      <text:p text:style-name="P4">
Tags: ['Дуда', 'Польща', 'Зеленський']</text:p>
      <text:p text:style-name="P4">
Type: Article</text:p>
      <!--METADATA-->
      <text:p text:style-name="P4">
<draw:frame draw:style-name="fr1" draw:name="Image143" text:anchor-type="as-char" svg:width="6.9236in" svg:height="3.956343in" draw:z-index="0">
<draw:image xlink:href="../Images/yкринформ/2023-06-10T16-46-32-03-00/630_360_1686404112-721.jpg" xlink:type="simple" xlink:show="embed" xlink:actuate="onLoad" draw:mime-type="image/jpeg"/>
</draw:frame>
On Sunday, June 11, Presidential Lordimir will have a telephone conversation with Polish -President Andrzej Duda about the agenda of the leaders of France, Germany and Poland.</text:p>
      <text:p text:style-name="P4">
The Head of State said this with Canada's Prime Minister Justinomtudo Press Conference in Kiev, Ukrinform correspondent reports.</text:p>
      <text:p text:style-name="P4">
"Tomorrow I will have a conversation with the President of Poland. I think he will tell me a meeting for them," Zelensky informed.</text:p>
      <text:p text:style-name="P4">
<text:span text:style-name="T4">
 Read also: </text:span>
 <text:a xlink:type="simple" xlink:href="https://www.ukrinform.ua/rubric-ato/3721041-v-ukraini-vidbuvautsa-kontrnastupalni-dii-zelenskij.html" text:style-name="Internet_20_link" text:visited-style-name="Visited_20_Internet_20_Link">
Counter -offensive actions are taking place in Ukraine -<text:span text:style-name="T4">
 Zelensky </text:span>
</text:a>
He expressed his hope that "colleagues think about how to accelerate Ukraine's accession to NATO." "Or not. Let's look," the President said.</text:p>
      <text:p text:style-name="P4">
He thanked Canada Prime Minister for the "strategic partner's position".</text:p>
      <text:p text:style-name="P4">
"For us, of course, it is very important to be future NATO members. This is for Ukrainian the best guarantee(safety. - Ed.). Але, тим не менш, ми розуміємо, щосьогодні у час війни Україна не може стати членом НАТО - це суперечить(charter)Alliance ... But on the way to NATO we need legal guarantees of security, "the President emphasized.</text:p>
      <text:p text:style-name="P4">
<text:span text:style-name="T4">
 Read also: </text:span>
 <text:a xlink:type="simple" xlink:href="https://www.ukrinform.ua/rubric-polytics/3720965-dzastin-trudo-pribuv-do-kieva.html" text:style-name="Internet_20_link" text:visited-style-name="Visited_20_Internet_20_Link">
Justin Trudeau arrived in Kiev</text:a>
He recalled that they were already prepared by the Ukrainian side.</text:p>
      <text:p text:style-name="P4">
"We talk about it with our partners, and there is also one of the main roles in Canada - we want Canada to be one of the guarantors with whom it has a long way to the future," Zelensky said.</text:p>
      <text:p text:style-name="P4">
It was reported that French President Emmanuel Macron, Federal Chancellor Frnolaf Scholz and Polish President Andrzej Duda will discuss on June 12 in Paris, the format of the Weimar Triangle Aggressive War of the Russian Federation against Ukraine and further support of the Ukrainian people.</text:p>
      <text:p text:style-name="P4">
News Source: <text:a xlink:type="simple" xlink:href="https://www.ukrinform.ua/rubric-polytics/3721064-zelenskij-obgovorit-iz-dudou-zustric-lideriv-francii-frn-i-polsi.html" text:style-name="Internet_20_link" text:visited-style-name="Visited_20_Internet_20_Link">
https://www.ukrinform.ua/rubric-polytics/3721064-zelenskij-obgovorit-iz-dudou-zustric-lideriv-francii-frn-i-polsi.html</text:a>
</text:p>
      <!--NEWS-->
      <text:h text:style-name="P10" text:outline-level="1">
<text:span text:style-name="T4">
Canada has allocated more than $ 36 million to help flooded regions of Ukraine</text:span>
</text:h>
      <text:p text:style-name="P4">
Authors: Ukrinform (Person)</text:p>
      <text:p text:style-name="P4">
Publisher: Укринформ (Organization)</text:p>
      <text:p text:style-name="P4">
Published Time: 2023-06-10T16:57:34+03:00</text:p>
      <text:p text:style-name="P4">
Modified Time: 2023-06-10T16:57:34+03:00</text:p>
      <text:p text:style-name="P4">
Description: Canada will send $ 47.5 million. (more than $ 36 million) to help residents of Ukrainian regions flooded as a result of the destruction of the Kakhovsk Hydroe Phrusions by Russian troops. - Ukrinform.</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Україна', 'Гроші', 'допомога', 'Каховська ГЕС', 'Затоплення']</text:p>
      <text:p text:style-name="P4">
Type: Article</text:p>
      <!--METADATA-->
      <text:p text:style-name="P4">
<draw:frame draw:style-name="fr1" draw:name="Image144" text:anchor-type="as-char" svg:width="6.9236in" svg:height="3.956343in" draw:z-index="0">
<draw:image xlink:href="../Images/yкринформ/2023-06-10T16-57-34-03-00/630_360_1686403906-222.jpg" xlink:type="simple" xlink:show="embed" xlink:actuate="onLoad" draw:mime-type="image/jpeg"/>
</draw:frame>
Canadon will go 47.5 million Canadian USD.(More than $ 36 million USA)To help residents of Ukrainian regions, flooded as a result of the destruction of the Russian troops of the Kakhovka hydroelectric power station.</text:p>
      <text:p text:style-name="P4">
According to the Ukrinform correspondent, the Prime Minister-Ministry of Ministry was informed.</text:p>
      <text:p text:style-name="P4">
“The destruction of the dam in Nova Kakhovka once again demonstrates an incredible price, and the Yakuvian pays for the Russian invasion. <text:a xlink:type="simple" xlink:href="https://www.ukrinform.ua/tag-kanada" text:style-name="Internet_20_link" text:visited-style-name="Visited_20_Internet_20_Link">
Canada</text:a>
Allocates another $ 10 million to immediately respond to this catastrophe and redirects 37.5 million from previously allocated money to support organizations that help residents of flooded regions, ”it reads in a widespread press release.</text:p>
      <text:p text:style-name="P4">
<text:span text:style-name="T4">
 Read also: </text:span>
 <text:a xlink:type="simple" xlink:href="https://www.ukrinform.ua/rubric-regions/3721036-britania-nadast-ukraini-gumanitarnu-dopomogu-u-rozmiri-16-miljoniv.html" text:style-name="Internet_20_link" text:visited-style-name="Visited_20_Internet_20_Link">
<text:span text:style-name="T4">
 British </text:span>
 Ia will provide Ukraine with humanitarian assistance in size £ 16 million</text:a>
It is noted that Canada is also "set up to provide additional resources for decoration after flooding."</text:p>
      <text:p text:style-name="P4">
As reported by Ukrinform, the Russian troops of the Russian(https://www.ukrinform.ua/rubric-other_news/3718791-pidriv-rosianami-kahovskoi-ges-vsi-novini.html). The station is not recoverable. Narerson region continues rescue work and evacuation of the population. Particularly difficult is the situation - in temporarily occupied territories, the disaggarbers left people without help.</text:p>
      <text:p text:style-name="P4">
Photo: Presidential Office</text:p>
      <text:p text:style-name="P4">
News Source: <text:a xlink:type="simple" xlink:href="https://www.ukrinform.ua/rubric-regions/3721065-kanada-vidilila-ponad-36-miljoniv-na-dopomogu-zatoplenim-regionam-ukraini.html" text:style-name="Internet_20_link" text:visited-style-name="Visited_20_Internet_20_Link">
https://www.ukrinform.ua/rubric-regions/3721065-kanada-vidilila-ponad-36-miljoniv-na-dopomogu-zatoplenim-regionam-ukraini.html</text:a>
</text:p>
      <!--NEWS-->
      <text:h text:style-name="P10" text:outline-level="1">
<text:span text:style-name="T4">
The painter gave gratitude to the president's brigades who are currently active fighting</text:span>
</text:h>
      <text:p text:style-name="P4">
Authors: Ukrinform (Person)</text:p>
      <text:p text:style-name="P4">
Publisher: Укринформ (Organization)</text:p>
      <text:p text:style-name="P4">
Published Time: 2023-06-10T17:03:00+03:00</text:p>
      <text:p text:style-name="P4">
Modified Time: 2023-06-10T17:03:00+03:00</text:p>
      <text:p text:style-name="P4">
Description: Deputy Minister of Defense Anna Malyar has given thanks to President Vladimir Zelensky brigades who are currently active fighting and have success. - Ukrinform.</text:p>
      <text:p text:style-name="P4">
Images: ['<text:a xlink:type="simple" xlink:href="https://static.ukrinform.com/photos/2023_06/thumb_files/630_360_1686405781-375.jpg" text:style-name="Internet_20_link" text:visited-style-name="Visited_20_Internet_20_Link">
630_360_16864...</text:a>
']</text:p>
      <text:p text:style-name="P4">
Tags: ['Морпіхи', 'Зеленський', 'Ганна Маляр']</text:p>
      <text:p text:style-name="P4">
Type: Article</text:p>
      <!--METADATA-->
      <text:p text:style-name="P4">
<draw:frame draw:style-name="fr1" draw:name="Image145" text:anchor-type="as-char" svg:width="6.9236in" svg:height="3.956343in" draw:z-index="0">
<draw:image xlink:href="../Images/yкринформ/2023-06-10T17-03-00-03-00/630_360_1686405781-375.jpg" xlink:type="simple" xlink:show="embed" xlink:actuate="onLoad" draw:mime-type="image/jpeg"/>
</draw:frame>
The Deputy Defense Minister Anna Malyar has given gratitude to President Vladimir Zelensky Brads who are currently active fighting and have success.</text:p>
      <text:p text:style-name="P4">
According to Ukrinform, the painter wrote in <text:a xlink:type="simple" xlink:href="https://t.me/annamaliar/831" text:style-name="Internet_20_link" text:visited-style-name="Visited_20_Internet_20_Link">
telegram</text:a>
.</text:p>
      <text:p text:style-name="P4">
"She brought and transferred. For active effective actions 5 Separate Storm Brigade and35 Separate Marines Brigade have received letters of thanks written by the President of Ukraine today," she said.</text:p>
      <text:p text:style-name="P4">
<text:span text:style-name="T4">
 Read also: </text:span>
 [Asian countries(https://www.ukrinform.ua/rubric-ato/3720989-kraini-azii-vse-bilse-shilautsa-do-pidtrimki-ukraini-minoboroni.html)The painter noted that the President thanked the courageous and strong Ukrainian soldiers on the battlefield. "Both brigades are currently running active fighting," she said.</text:p>
      <text:p text:style-name="P4">
The painter also reminded that "5 separate storm brigade is the dominant altitude of the flanks around Bakhmut, and the 35 separate brigade of the Marines - Bilasazlas in Mykolaiv region, Kherson region, and now fight with the enemy of the Nadonnechyna."</text:p>
      <text:p text:style-name="P4">
<text:span text:style-name="T4">
 Read also: </text:span>
 <text:a xlink:type="simple" xlink:href="https://www.ukrinform.ua/rubric-ato/3720942-informacia-pro-hid-bojovih-dij-e-elementom-planu-operacii-malar.html" text:style-name="Internet_20_link" text:visited-style-name="Visited_20_Internet_20_Link">
Information about the course of fighting is an element of the operation plan- <text:span text:style-name="T4">
 painter </text:span>
</text:a>
As reported by Ukrinform, the spokesman of the Defense Forces of Ukraine Eastern direction Sergey Cherevaty reported that in the Bakhmut direction in the day the Ukrainian military managed to advance up to 1400 meters in different areas.</text:p>
      <text:p text:style-name="P4">
News Source: <text:a xlink:type="simple" xlink:href="https://www.ukrinform.ua/rubric-ato/3721068-malar-peredala-podaku-prezidenta-brigadam-aki-zaraz-vedut-aktivni-bojovi-dii.html" text:style-name="Internet_20_link" text:visited-style-name="Visited_20_Internet_20_Link">
https://www.ukrinform.ua/rubric-ato/3721068-malar-peredala-podaku-prezidenta-brigadam-aki-zaraz-vedut-aktivni-bojovi-dii.html</text:a>
</text:p>
      <!--NEWS-->
      <text:h text:style-name="P10" text:outline-level="1">
<text:span text:style-name="T4">
In the Ingulets River in Kherson region found excess of the permissible level of harmful substances</text:span>
</text:h>
      <text:p text:style-name="P4">
Authors: Ukrinform (Person)</text:p>
      <text:p text:style-name="P4">
Publisher: Укринформ (Organization)</text:p>
      <text:p text:style-name="P4">
Published Time: 2023-06-10T17:04:00+03:00</text:p>
      <text:p text:style-name="P4">
Modified Time: 2023-06-10T17:04:00+03:00</text:p>
      <text:p text:style-name="P4">
Description: In the Ingulets River in the Kherson region there is an excess of the permissible level of harmful substances. - Ukrinform.</text:p>
      <text:p text:style-name="P4">
Images: ['<text:a xlink:type="simple" xlink:href="https://static.ukrinform.com/photos/2023_06/thumb_files/630_360_1686069039-835.jpeg" text:style-name="Internet_20_link" text:visited-style-name="Visited_20_Internet_20_Link">
630_360_16860...</text:a>
']</text:p>
      <text:p text:style-name="P4">
Tags: ['Екологія', 'Інгулець', 'Каховська ГЕС']</text:p>
      <text:p text:style-name="P4">
Type: Article</text:p>
      <!--METADATA-->
      <text:p text:style-name="P4">
<draw:frame draw:style-name="fr1" draw:name="Image146" text:anchor-type="as-char" svg:width="6.9236in" svg:height="3.956343in" draw:z-index="0">
<draw:image xlink:href="../Images/yкринформ/2023-06-10T17-04-00-03-00/630_360_1686069039-835.jpeg" xlink:type="simple" xlink:show="embed" xlink:actuate="onLoad" draw:mime-type="image/jpeg"/>
</draw:frame>
In Ritzingulets in Kherson region there is an excess of the permissible level of harmful reaches.</text:p>
      <text:p text:style-name="P4">
According to Ukrinform, the Kherson Regional Military Administration reported <text:a xlink:type="simple" xlink:href="https://t.me/khersonskaODA/6662" text:style-name="Internet_20_link" text:visited-style-name="Visited_20_Internet_20_Link">
in the telegram</text:a>
With reference a supra -state environmental inspection.</text:p>
      <text:p text:style-name="P4">
Thus, according to the results of laboratory tests conducted on June 9, there is an excess of concentration <text:a xlink:type="simple" xlink:href="https://www.ukrinform.ua/tag-azot" text:style-name="Internet_20_link" text:visited-style-name="Visited_20_Internet_20_Link">
nitrogen</text:a>
ammonium, iron and suspended substances. Also increased by the content of the residue, which is explained by the natural background of the river.</text:p>
      <text:p text:style-name="P4">
<text:span text:style-name="T4">
 Read also: </text:span>
 <text:a xlink:type="simple" xlink:href="https://www.ukrinform.ua/rubric-society/3721022-narazi-pid-zagrozou-zniknenna-30-prirodnozapovidnogo-fondu-hersonsini-ermak.html" text:style-name="Internet_20_link" text:visited-style-name="Visited_20_Internet_20_Link">
Currently, 30% of the Kherson Nature Fund of Kherson Region-<text:span text:style-name="T4">
 Ermak </text:span>
</text:a>
It is noted that compared to June 8, the indicators of the above substances have decreased to theant extent.</text:p>
      <text:p text:style-name="P4">
As reported by Ukrinform, on the night of June 6, the Russian army <text:a xlink:type="simple" xlink:href="https://www.ukrinform.ua/rubric-other_news/3720776-pidriv-rosianami-kahovskoi-ges-usi-novini.html" text:style-name="Internet_20_link" text:visited-style-name="Visited_20_Internet_20_Link">
blowing up the Greblyukakhov hydroelectric power station. </text:a>
Even before lunch, almost all of the station was discharged underwater, it is not recoverable.</text:p>
      <text:p text:style-name="P4">
In the Odessa region, border guards record how the Black Sea <text:a xlink:type="simple" xlink:href="https://www.ukrinform.ua/rubric-regions/3720976-pidriv-grebli-kahovskoi-ges-more-na-odesini-peretvoruetsa-na-smittezvalise.html" text:style-name="Internet_20_link" text:visited-style-name="Visited_20_Internet_20_Link">
turns into a landfill and a cemetery firinter. </text:a>
</text:p>
      <text:p text:style-name="P4">
News Source: <text:a xlink:type="simple" xlink:href="https://www.ukrinform.ua/rubric-regions/3721069-u-ricci-ingulec-na-hersonsini-viavili-perevisenna-dopustimogo-rivna-skidlivih-recovin.html" text:style-name="Internet_20_link" text:visited-style-name="Visited_20_Internet_20_Link">
https://www.ukrinform.ua/rubric-regions/3721069-u-ricci-ingulec-na-hersonsini-viavili-perevisenna-dopustimogo-rivna-skidlivih-recovin.html</text:a>
</text:p>
      <!--NEWS-->
      <text:h text:style-name="P10" text:outline-level="1">
<text:span text:style-name="T4">
In Zaporozhye Water in Lower Biet below a permissible level by almost a meter</text:span>
</text:h>
      <text:p text:style-name="P4">
Authors: Ukrinform (Person)</text:p>
      <text:p text:style-name="P4">
Publisher: Укринформ (Organization)</text:p>
      <text:p text:style-name="P4">
Published Time: 2023-06-10T17:08:55+03:00</text:p>
      <text:p text:style-name="P4">
Modified Time: 2023-06-10T17:08:55+03:00</text:p>
      <text:p text:style-name="P4">
Description: As a result of the blasting of the Russian occupation troops of the Kakhovka hydroelectric power station in Zaporozhye in Lower Bieter below the set level by 90 cm - Ukrinform.</text:p>
      <text:p text:style-name="P4">
Images: ['<text:a xlink:type="simple" xlink:href="https://static.ukrinform.com/photos/2023_06/thumb_files/630_360_1686386675-8585.jpeg" text:style-name="Internet_20_link" text:visited-style-name="Visited_20_Internet_20_Link">
630_360_16863...</text:a>
']</text:p>
      <text:p text:style-name="P4">
Tags: ['Вода', 'Каховська ГЕС', 'Запоріжжя']</text:p>
      <text:p text:style-name="P4">
Type: Article</text:p>
      <!--METADATA-->
      <text:p text:style-name="P4">
<draw:frame draw:style-name="fr1" draw:name="Image147" text:anchor-type="as-char" svg:width="6.9236in" svg:height="3.956343in" draw:z-index="0">
<draw:image xlink:href="../Images/yкринформ/2023-06-10T17-08-55-03-00/630_360_1686386675-8585.jpeg" xlink:type="simple" xlink:show="embed" xlink:actuate="onLoad" draw:mime-type="image/jpeg"/>
</draw:frame>
Due to the blasting of the Russian occupation troops of the Kakhovka hydroelectric power station, the Uzaporezhi in Lower Bieter is 90 cm below.</text:p>
      <text:p text:style-name="P4">
About it in <text:a xlink:type="simple" xlink:href="https://t.me/zoda_gov_ua/19383" text:style-name="Internet_20_link" text:visited-style-name="Visited_20_Internet_20_Link">
telegram</text:a>
Yuri Malashko, Yuriy Malashko, reports, Ukrinform reports.</text:p>
      <text:p text:style-name="P4">
"Lower Biet - at a permissible not lower than 14.5 m - 13.6 m(Below 90 cm installed), from the moment of blasting of the dam, the water level decreased by 3.56 meters, " -it will be in a post.</text:p>
      <text:p text:style-name="P4">
<text:span text:style-name="T4">
 Read also: </text:span>
 <text:a xlink:type="simple" xlink:href="https://www.ukrinform.ua/rubric-regions/3720883-u-zaporizzi-na-berezi-dnipra-de-vidijsla-voda-vlastuvali-toloku.html" text:style-name="Internet_20_link" text:visited-style-name="Visited_20_Internet_20_Link">
in <text:span text:style-name="T4">
 Zaporizhia </text:span>
 Zhi on the Dnieper bank, where the water went out, staged a pound</text:a>
Upper Biet - at a permissible no more than 51.4 m - 51.31 m(within the limits), wetting of the dam was increased by 8 centimeters.</text:p>
      <text:p text:style-name="P4">
Provision of the population in the control of the territory with drinking water is carried out by vast mode. There are no interruptions.</text:p>
      <text:p text:style-name="P4">
Water level in the NPP-cooler station within normal limits.</text:p>
      <text:p text:style-name="P4">
<text:span text:style-name="T4">
 Read also: </text:span>
 <text:a xlink:type="simple" xlink:href="https://www.ukrinform.ua/rubric-society/3720533-pidriv-kahovskoi-ges-ditaci-rani-ta-gorodina-zpid-obstriliv.html" text:style-name="Internet_20_link" text:visited-style-name="Visited_20_Internet_20_Link">
Kakhovka hydroelectric power station, children's wounds and vegetables from the sub-shot</text:a>
According to Ukrinform, in Zaporizhzhya water departed from the shore a few meters exposed the garbage, which was lying on the bottom of the Dnieper for years. Volunteers, eco -activists of the Danebayda Zaporozhye arranged a fool.</text:p>
      <text:p text:style-name="P4">
Photo: Catherine Klochko</text:p>
      <text:p text:style-name="P4">
News Source: <text:a xlink:type="simple" xlink:href="https://www.ukrinform.ua/rubric-regions/3721070-u-zaporizzi-voda-u-niznomu-befi-nizce-dopustimogo-rivna-majze-na-metr.html" text:style-name="Internet_20_link" text:visited-style-name="Visited_20_Internet_20_Link">
https://www.ukrinform.ua/rubric-regions/3721070-u-zaporizzi-voda-u-niznomu-befi-nizce-dopustimogo-rivna-majze-na-metr.html</text:a>
</text:p>
      <!--NEWS-->
      <text:h text:style-name="P10" text:outline-level="1">
<text:span text:style-name="T4">
Bilodid: IJF allows Russian servicemen to competition is a parallel reality</text:span>
</text:h>
      <text:p text:style-name="P4">
Authors: Ukrinform (Person)</text:p>
      <text:p text:style-name="P4">
Publisher: Укринформ (Organization)</text:p>
      <text:p text:style-name="P4">
Published Time: 2023-06-10T17:12:09+03:00</text:p>
      <text:p text:style-name="P4">
Modified Time: 2023-06-10T17:12:09+03:00</text:p>
      <text:p text:style-name="P4">
Description: The bronze medalist of the Olympic Games in Tokyo Darya Bilodid condemned the decision of the International Judo Federation (IJF) to the admission of Russians and Belarus to the competition. - Ukrinform.</text:p>
      <text:p text:style-name="P4">
Images: ['<text:a xlink:type="simple" xlink:href="https://static.ukrinform.com/photos/2023_06/thumb_files/630_360_1686406206-228.jpg" text:style-name="Internet_20_link" text:visited-style-name="Visited_20_Internet_20_Link">
630_360_16864...</text:a>
']</text:p>
      <text:p text:style-name="P4">
Tags: ['Дзюдо', "Дар'я Білодід"]</text:p>
      <text:p text:style-name="P4">
Type: Article</text:p>
      <!--METADATA-->
      <text:p text:style-name="P4">
<draw:frame draw:style-name="fr1" draw:name="Image148" text:anchor-type="as-char" svg:width="6.9236in" svg:height="3.956343in" draw:z-index="0">
<draw:image xlink:href="../Images/yкринформ/2023-06-10T17-12-09-03-00/630_360_1686406206-228.jpg" xlink:type="simple" xlink:show="embed" xlink:actuate="onLoad" draw:mime-type="image/jpeg"/>
</draw:frame>
The Bronze Pressorr of the Olympic Games in Tokyo Daria Bilodid condemned the decision of the International Federation of Judo(IJF)At the expense of the admission of Russians and Belarus to the competition.</text:p>
      <text:p text:style-name="P4">
She told this exclusively in a comment to Ukrinform correspondent.</text:p>
      <text:p text:style-name="P4">
“I condemn the decision of the International Judo Federation. I sincerely don't understand him. There is a full -scale war during which Russians kill Ukrainians, including athletes. The International Federation instead allows Russian military servicemen to perform at high levels. In my opinion, it is a parallel reality. I hope they realize that they allow a roofing room, ”Bilodid said.</text:p>
      <text:p text:style-name="P4">
The judoist also stressed that the uncertainty with the possible performance of the Olympiad in Paris has a negative effect on its motivation.</text:p>
      <text:p text:style-name="P4">
“Thoughts about the possible pass of the Olympiad, if there are Russians and Belarusians, upset and adversely affect motivation, because it is difficult to look in the dog in such conditions. In the near future, we will understand if they will participate in the Volympiad. Ukraine, together with athletes, does everything to ensure that the representatives of Russia and Belarus were not in the games. I hope everything will succeed, ”Daria said.</text:p>
      <text:p text:style-name="P4">
Finally, she expressed her hope that she would be able to speak in Paris in Paris in the best condition.</text:p>
      <text:p text:style-name="P4">
“I already feel better. To get off and dial the necessary condition, the minimizer has taken a year. I feel it is not my maximum. We hope that I will come to the peak of my shape, ”the athlete summed up.</text:p>
      <text:p text:style-name="P4">
<text:span text:style-name="T4">
 Read also: </text:span>
 <text:a xlink:type="simple" xlink:href="https://www.ukrinform.ua/rubric-sports/3718536-ukrainski-dzudoisti-vigrali-cotiri-nagorodi-na-etapi-kubka-evropi-v-prazi.html" text:style-name="Internet_20_link" text:visited-style-name="Visited_20_Internet_20_Link">
Ukrainian <text:span text:style-name="T4">
 Judo </text:span>
 Eating four awards of the European Cup in Prague</text:a>
It was reported that the International Judo Federation has admitted the shelter to the World Cup from Belarus and Russia. Ukrainian athletes in response were boycotted by the Muddial.</text:p>
      <text:p text:style-name="P4">
Photo: IJF</text:p>
      <text:p text:style-name="P4">
News Source: <text:a xlink:type="simple" xlink:href="https://www.ukrinform.ua/rubric-sports/3721071-bilodid-ijf-dopuskae-do-zmagan-rosijskih-vijskovosluzbovciv-ce-paralelna-realnist.html" text:style-name="Internet_20_link" text:visited-style-name="Visited_20_Internet_20_Link">
https://www.ukrinform.ua/rubric-sports/3721071-bilodid-ijf-dopuskae-do-zmagan-rosijskih-vijskovosluzbovciv-ce-paralelna-realnist.html</text:a>
</text:p>
      <!--NEWS-->
      <text:h text:style-name="P10" text:outline-level="1">
<text:span text:style-name="T4">
The destruction of Kakhovskaya hydroelectric power station is the result of Russian aggression - Trudeau</text:span>
</text:h>
      <text:p text:style-name="P4">
Authors: Ukrinform (Person)</text:p>
      <text:p text:style-name="P4">
Publisher: Укринформ (Organization)</text:p>
      <text:p text:style-name="P4">
Published Time: 2023-06-10T17:16:00+03:00</text:p>
      <text:p text:style-name="P4">
Modified Time: 2023-06-10T17:16:00+03:00</text:p>
      <text:p text:style-name="P4">
Description: Russia's unjustified aggressive war against Ukraine is the main reason for the destruction of the Kakhovsky Hydroelectric Power Dam. - Ukrinform.</text:p>
      <text:p text:style-name="P4">
Images: ['<text:a xlink:type="simple" xlink:href="https://static.ukrinform.com/photos/2023_06/thumb_files/630_360_1686404112-729.jpg" text:style-name="Internet_20_link" text:visited-style-name="Visited_20_Internet_20_Link">
630_360_16864...</text:a>
']</text:p>
      <text:p text:style-name="P4">
Tags: ['Канада', 'Трюдо', 'Каховська ГЕС']</text:p>
      <text:p text:style-name="P4">
Type: Article</text:p>
      <!--METADATA-->
      <text:p text:style-name="P4">
<draw:frame draw:style-name="fr1" draw:name="Image149" text:anchor-type="as-char" svg:width="6.9236in" svg:height="3.956343in" draw:z-index="0">
<draw:image xlink:href="../Images/yкринформ/2023-06-10T17-16-00-03-00/630_360_1686404112-729.jpg" xlink:type="simple" xlink:show="embed" xlink:actuate="onLoad" draw:mime-type="image/jpeg"/>
</draw:frame>
The unjustified aggressive war against Ukraine is the main reason for the destruction of the Kakhovka hydroelectric power station.</text:p>
      <text:p text:style-name="P4">
This was stated by Canadian Prime Minister Justin Trudeau at a press conference in Kiev, answering questions who stands for the destruction of the dam, Ukrinform correspondent reports.</text:p>
      <text:p text:style-name="P4">
"We have no doubt that the destruction of the dam was a direct consequence of Russia to invade a peaceful country," Trudea said.</text:p>
      <text:p text:style-name="P4">
*!(https://www.ukrinform.ua/rubric-regions/3721070-u-zaporizzi-voda-u-niznomu-befi-nizce-dopustimogo-rivna-majze-na-metr.html)He emphasized that the war unleashed by Russia destroyed the infrastructure in Ukraine, destroyed families, claimed life, and "caused problems with energy, economy, food around the world."</text:p>
      <text:p text:style-name="P4">
"Russia is responsible and it will be punished," the Prime Minister emphasized.</text:p>
      <text:p text:style-name="P4">
It was reported <text:a xlink:type="simple" xlink:href="https://www.ukrinform.ua/rubric-regions/3721065-kanada-vidilila-ponad-36-miljoniv-na-dopomogu-zatoplenim-regionam-ukraini.html" text:style-name="Internet_20_link" text:visited-style-name="Visited_20_Internet_20_Link">
Canada has announced the allocation of more than $ 36 million</text:a>
. To help eliminate the consequences of the blast of Kakhovka hydroelectric power station.</text:p>
      <text:p text:style-name="P4">
<text:a xlink:type="simple" xlink:href="https://www.ukrinform.ua/rubric-other_news/3720776-pidriv-rosianami-kahovskoi-ges-usi-novini.html" text:style-name="Internet_20_link" text:visited-style-name="Visited_20_Internet_20_Link">
Russian troops on the night against June 6 undermined the dam of Kakhovskaya hydroelectric power station</text:a>
. The station is not recoverable. Narerson region continues rescue work and evacuation of the population. The situation is especially difficult - in temporarily occupied territories.</text:p>
      <text:p text:style-name="P4">
News Source: <text:a xlink:type="simple" xlink:href="https://www.ukrinform.ua/rubric-ato/3721073-rujnuvanna-kahovskoi-ges-e-naslidkom-rosijskoi-agresii-trudo.html" text:style-name="Internet_20_link" text:visited-style-name="Visited_20_Internet_20_Link">
https://www.ukrinform.ua/rubric-ato/3721073-rujnuvanna-kahovskoi-ges-e-naslidkom-rosijskoi-agresii-trudo.html</text:a>
</text:p>
      <!--NEWS-->
      <text:h text:style-name="P10" text:outline-level="1">
<text:span text:style-name="T4">
Fiji occurred an earthquake of magnitude 5.7</text:span>
</text:h>
      <text:p text:style-name="P4">
Authors: Ukrinform (Person)</text:p>
      <text:p text:style-name="P4">
Publisher: Укринформ (Organization)</text:p>
      <text:p text:style-name="P4">
Published Time: 2023-06-10T17:20:00+03:00</text:p>
      <text:p text:style-name="P4">
Modified Time: 2023-06-10T17:20:00+03:00</text:p>
      <text:p text:style-name="P4">
Description: A powerful magnitude earthquake of 5.7 occurred in the southern Pacific in the Fiji region.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Фіджі']</text:p>
      <text:p text:style-name="P4">
Type: Article</text:p>
      <!--METADATA-->
      <text:p text:style-name="P4">
<draw:frame draw:style-name="fr1" draw:name="Image150" text:anchor-type="as-char" svg:width="6.9236in" svg:height="3.949857in" draw:z-index="0">
<draw:image xlink:href="../Images/yкринформ/2023-06-10T17-20-00-03-00/630_360_1675857416-430.jpg" xlink:type="simple" xlink:show="embed" xlink:actuate="onLoad" draw:mime-type="image/jpeg"/>
</draw:frame>
The magnitude of the magnitude 5.7 occurred in the southern Pacific in the regionalfid.</text:p>
      <text:p text:style-name="P4">
As Ukrinform reports, it reports <text:a xlink:type="simple" xlink:href="https://www.emsc-csem.org/Earthquake/earthquake.php" text:style-name="Internet_20_link" text:visited-style-name="Visited_20_Internet_20_Link">
European Mediterranean Sear Sea -Sea Center(Zeb) </text:a>
.</text:p>
      <text:p text:style-name="P4">
"For 360 km east of Suva, Fiji, a magnitude earthquake occurred on Saturday.</text:p>
      <text:p text:style-name="P4">
<text:span text:style-name="T4">
 Read also: </text:span>
 <text:a xlink:type="simple" xlink:href="https://www.ukrinform.ua/rubric-regions/3720070-na-poltavsini-stavsa-zemletrus.html" text:style-name="Internet_20_link" text:visited-style-name="Visited_20_Internet_20_Link">
in Poltava region <text:span text:style-name="T4">
 earthquake </text:span>
</text:a>
At this time, there is no information about destruction and victims as a result of an earthquake.</text:p>
      <text:p text:style-name="P4">
As reported by Ukrinform, <text:a xlink:type="simple" xlink:href="https://www.ukrinform.ua/rubric-world/3720579-na-filippinah-evakuuut-10-000-ludej-aki-zivut-bila-vulkana-majon.html" text:style-name="Internet_20_link" text:visited-style-name="Visited_20_Internet_20_Link">
Philippin authorities began to evacuate about 10,000 people</text:a>
The Mayon volcano lived after the volcanic earthquakes have been recorded.</text:p>
      <text:p text:style-name="P4">
Photo: Pixabay</text:p>
      <text:p text:style-name="P4">
News Source: <text:a xlink:type="simple" xlink:href="https://www.ukrinform.ua/rubric-world/3721053-na-fidzi-stavsa-zemletrus-magnitudou-57.html" text:style-name="Internet_20_link" text:visited-style-name="Visited_20_Internet_20_Link">
https://www.ukrinform.ua/rubric-world/3721053-na-fidzi-stavsa-zemletrus-magnitudou-57.html</text:a>
</text:p>
      <!--NEWS-->
      <text:h text:style-name="P10" text:outline-level="1">
<text:span text:style-name="T4">
Zelensky and Trudeau adopted a joint declaration</text:span>
</text:h>
      <text:p text:style-name="P4">
Authors: Ukrinform (Person)</text:p>
      <text:p text:style-name="P4">
Publisher: Укринформ (Organization)</text:p>
      <text:p text:style-name="P4">
Published Time: 2023-06-10T17:21:00+03:00</text:p>
      <text:p text:style-name="P4">
Modified Time: 2023-06-10T17:21:00+03:00</text:p>
      <text:p text:style-name="P4">
Description: During a bilateral meeting in Kiev, President of Ukraine Volodymyr Zelensky and Canada Prime Minister Justin Trudeau adopted a joint declaration. - Ukrinform.</text:p>
      <text:p text:style-name="P4">
Images: ['<text:a xlink:type="simple" xlink:href="https://static.ukrinform.com/photos/2023_06/thumb_files/630_360_1686404111-191.jpg" text:style-name="Internet_20_link" text:visited-style-name="Visited_20_Internet_20_Link">
630_360_16864...</text:a>
']</text:p>
      <text:p text:style-name="P4">
Tags: None</text:p>
      <text:p text:style-name="P4">
Type: Article</text:p>
      <!--METADATA-->
      <text:p text:style-name="P4">
<draw:frame draw:style-name="fr1" draw:name="Image151" text:anchor-type="as-char" svg:width="6.9236in" svg:height="3.956343in" draw:z-index="0">
<draw:image xlink:href="../Images/yкринформ/2023-06-10T17-21-00-03-00/630_360_1686404111-191.jpg" xlink:type="simple" xlink:show="embed" xlink:actuate="onLoad" draw:mime-type="image/jpeg"/>
</draw:frame>
During the day meeting in Kyiv, President of Ukraine Volodymyr Zelensky Ipremier-Canada Justin Trudeau adopted a joint declaration.</text:p>
      <text:p text:style-name="P4">
According to Ukrinform, the press service <text:a xlink:type="simple" xlink:href="https://www.president.gov.ua/news/spilna-deklaraciya-ukrayini-ta-kanadi-83513" text:style-name="Internet_20_link" text:visited-style-name="Visited_20_Internet_20_Link">
Presidential Office.</text:a>
The President of Ukraine and the Prime Minister of Canada confirmed the condemnation of Russia's armed aggression against Ukraine and noted that Ukraine demonstrated the unusual determination in exercising its inalienable right to self-defense. They stated that Russia should immediately, completely and unconditionally withdraw the Army from Ukraine limits of its internationally recognized borders.</text:p>
      <text:p text:style-name="P4">
Canada remains a dedicated independence, sovereignty and territorial purpose of Ukraine within its internationally recognized borders, highly evaluating the richness and courage of the Ukrainian people and the armed forces in defense.</text:p>
      <text:p text:style-name="P4">
At the same time, the people of Ukraine can expect that Canada will continue political, financial, humanitarian and military support as much as it will be necessary-both individually and through international cooperation within the G7, NATO, United Nations and any other format, Where Canadamae make a significant contribution.</text:p>
      <text:p text:style-name="P4">
<text:span text:style-name="T4">
 Read also: </text:span>
 <text:a xlink:type="simple" xlink:href="https://www.ukrinform.ua/rubric-culture/3721048-kanada-zaprovadzue-sankcii-proti-pricetnih-do-rujnuvanna-ukrainskih-kulturnih-pamatok.html" text:style-name="Internet_20_link" text:visited-style-name="Visited_20_Internet_20_Link">
<text:span text:style-name="T4">
 Canada </text:span>
 And imposes sanctions against the involvement of Ukrainian cultural monuments</text:a>
The document states that since February 2022, Canada has allocated more than $ 8 billion to help Ukraine, provides military support, including seizures, air defense systems and artillery, and continues to develop any help measures based on Ukraine's needs.</text:p>
      <text:p text:style-name="P4">
In addition, Canada provides civilian assistance to Ukraine, including financial, humanitarian and emergency support. In several areas, Canada is a leader, for example, in the world of Ukraine's sovereignty bonds.Ukraine and Canada undertake to work to mitigate the effects of the global energy and food crises, in particular by interacting with partners from the Global South. Both countries confirm the decisive role -Sea grain initiative to fight famine in the world and the need to ensure its functioning.</text:p>
      <text:p text:style-name="P4">
Ukraine and Canada emphasize the commitment to those who are guilty of war crimes and other crimes committed in connection with irrigated armed aggression.</text:p>
      <text:p text:style-name="P4">
Ukraine and Canada confirm the support of investigations of the International Criminal Court prosecutor, which is a step towards liability, and take the domestations issued by the court orders for arrest. Canada was among the countries that were the first to prove Russia's actions in Ukraine to the court in March 2022, and sent a group of investigators to support its work.</text:p>
      <text:p text:style-name="P4">
<text:span text:style-name="T4">
 Read also: </text:span>
 <text:a xlink:type="simple" xlink:href="https://www.ukrinform.ua/rubric-polytics/3721062-kanada-rozpocala-konfiskaciu-rosijskogo-litaka-na-korist-ukraini.html" text:style-name="Internet_20_link" text:visited-style-name="Visited_20_Internet_20_Link">
<text:span text:style-name="T4">
 Canada </text:span>
 And began confiscation of Russian aircraft of Ukraine</text:a>
Ukraine and Canada are in favor of collective pressure on Russia due to further universities to weaken Russia's ability to continue the war.</text:p>
      <text:p text:style-name="P4">
Ukraine and Canada will continue to work together with other partners to over -development mechanisms to ensure compensation for losses, damage and losses caused by Russian aggression. Canada was the first country to start the arrest and confiscation of assets belonging to persons and organizations that have been submitted under sanctions, in order to further use the received funds to support Ukraine's restoration and to pay compensation to victims , created by the Council of Europe, as an associate founding member on May 17, 2023.</text:p>
      <text:p text:style-name="P4">
Canada, together with international organizations and international partners, participates in the restoration and reconstruction of Ukraine.</text:p>
      <text:p text:style-name="P4">
<text:span text:style-name="T4">
 Read also: </text:span>
 [<text:span text:style-name="T4">
 Canada </text:span>
 And has allocated more than $ 36 million to the aid(https://www.ukrinform.ua/rubric-regions/3721065-kanada-vidilila-ponad-36-miljoniv-na-dopomogu-zatoplenim-regionam-ukraini.html)Canada is fully supported by the NATO Council as a platform for further reinforcement and expansion of cooperation, supporting Ukraine's NATO membership as soon as the conditions allow it.</text:p>
      <text:p text:style-name="P4">
News Source: <text:a xlink:type="simple" xlink:href="https://www.ukrinform.ua/rubric-polytics/3721074-zelenskij-i-trudo-uhvalili-spilnu-deklaraciu.html" text:style-name="Internet_20_link" text:visited-style-name="Visited_20_Internet_20_Link">
https://www.ukrinform.ua/rubric-polytics/3721074-zelenskij-i-trudo-uhvalili-spilnu-deklaraciu.html</text:a>
</text:p>
      <!--NEWS-->
      <text:h text:style-name="P10" text:outline-level="1">
<text:span text:style-name="T4">
The Russians again fired at mortars and artillery of Sumy region border</text:span>
</text:h>
      <text:p text:style-name="P4">
Authors: Ukrinform (Person)</text:p>
      <text:p text:style-name="P4">
Publisher: Укринформ (Organization)</text:p>
      <text:p text:style-name="P4">
Published Time: 2023-06-10T17:25:00+03:00</text:p>
      <text:p text:style-name="P4">
Modified Time: 2023-06-10T23:25:00+03:00</text:p>
      <text:p text:style-name="P4">
Description: As of June 10, Russian troops were fired at the border territories of Sumy region on June 10.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152" text:anchor-type="as-char" svg:width="6.9236in" svg:height="3.956343in" draw:z-index="0">
<draw:image xlink:href="../Images/yкринформ/2023-06-10T17-25-00-03-00/630_360_1686425057-568.jpg" xlink:type="simple" xlink:show="embed" xlink:actuate="onLoad" draw:mime-type="image/jpeg"/>
</draw:frame>
As of 22:00 on June 10, the border territories of the Sumy region were fired at 22:00 on June 10.</text:p>
      <text:p text:style-name="P4">
According to Ukrinform, the Operational Command "North" reports in <text:a xlink:type="simple" xlink:href="https://t.me/ok_pivnich1/3136" text:style-name="Internet_20_link" text:visited-style-name="Visited_20_Internet_20_Link">
telegram</text:a>
.</text:p>
      <text:p text:style-name="P4">
In particular, from 14:55 to 15:16 6 beats were recorded, probably from a 120-mm-mm-minute, in the area of Sosnivka settlement.</text:p>
      <text:p text:style-name="P4">
From 15:40 to 15:45 4 beats were recorded, probably from a 120mm mortar, in the area of the settlement of Chuikivka.</text:p>
      <text:p text:style-name="P4">
<text:span text:style-name="T4">
 Read also: </text:span>
 <text:span text:style-name="T4">
 <text:a xlink:type="simple" xlink:href="https://www.ukrinform.ua/rubric-ato/3721152-na-harkivsini-vid-povtornogo-vorozogo-obstrilu-zaginuv-ratuvalnik.html" text:style-name="Internet_20_link" text:visited-style-name="Visited_20_Internet_20_Link">
in Kharkiv region from repeated hostile shelling dinner</text:a>
</text:span>
</text:p>
      <text:p text:style-name="P4">
From 6:30 pm to 19:00 3 beats were recorded, probably from the barrel artillery, the URION of the settlement of Novovasylivka.</text:p>
      <text:p text:style-name="P4">
"There was no on the loss of the local population or damage to civilian infrastructure information," the message reads.</text:p>
      <text:p text:style-name="P4">
From 21:10 to 21:30 16 beats were recorded, probably from an 82-mm mortar, in the area of the settlement of the middle-building. Information on the loss of the average population or damage to civilian infrastructure is specified.</text:p>
      <text:p text:style-name="P4">
<text:span text:style-name="T4">
 Read also: </text:span>
 <text:span text:style-name="T4">
 <text:a xlink:type="simple" xlink:href="https://www.ukrinform.ua/rubric-ato/3721133-rosijska-armia-obstrilala-pokrovsku-gromadu-na-nikopolsini.html" text:style-name="Internet_20_link" text:visited-style-name="Visited_20_Internet_20_Link">
Russian army fired at the Pokrovsky community of Nanikopol region</text:a>
</text:span>
</text:p>
      <text:p text:style-name="P4">
As reported by Ukrinform, Russian troops in the morning of June 10 <text:span text:style-name="T4">
 <text:a xlink:type="simple" xlink:href="https://www.ukrinform.ua/tag-obstril" text:style-name="Internet_20_link" text:visited-style-name="Visited_20_Internet_20_Link">
fired</text:a>
</text:span>
 From mortars and artillery border areas of Chernihiv and Sumy regions.</text:p>
      <text:p text:style-name="P4">
News Source: <text:a xlink:type="simple" xlink:href="https://www.ukrinform.ua/rubric-ato/3721157-rosiani-znovu-obstrilali-z-minometiv-i-artilerii-prikordonna-sumsini.html" text:style-name="Internet_20_link" text:visited-style-name="Visited_20_Internet_20_Link">
https://www.ukrinform.ua/rubric-ato/3721157-rosiani-znovu-obstrilali-z-minometiv-i-artilerii-prikordonna-sumsini.html</text:a>
</text:p>
      <!--NEWS-->
      <text:h text:style-name="P10" text:outline-level="1">
<text:span text:style-name="T4">
The enemy fired an industrial enterprise in Guliaypoli</text:span>
</text:h>
      <text:p text:style-name="P4">
Authors: Ukrinform (Person)</text:p>
      <text:p text:style-name="P4">
Publisher: Укринформ (Organization)</text:p>
      <text:p text:style-name="P4">
Published Time: 2023-06-10T17:27:00+03:00</text:p>
      <text:p text:style-name="P4">
Modified Time: 2023-06-10T17:27:00+03:00</text:p>
      <text:p text:style-name="P4">
Description: In Gulyaypol of Zaporizhzhya region, after the shelling of Russian troops, a fire occurred on the territory of the enterprise. - Ukrinform.</text:p>
      <text:p text:style-name="P4">
Images: ['<text:a xlink:type="simple" xlink:href="https://static.ukrinform.com/photos/2023_06/thumb_files/630_360_1686407221-903.jpg" text:style-name="Internet_20_link" text:visited-style-name="Visited_20_Internet_20_Link">
630_360_16864...</text:a>
']</text:p>
      <text:p text:style-name="P4">
Tags: ['Обстріл', 'Запоріжжя', 'Війна з Росією']</text:p>
      <text:p text:style-name="P4">
Type: Article</text:p>
      <!--METADATA-->
      <text:p text:style-name="P4">
<draw:frame draw:style-name="fr1" draw:name="Image153" text:anchor-type="as-char" svg:width="6.9236in" svg:height="3.956343in" draw:z-index="0">
<draw:image xlink:href="../Images/yкринформ/2023-06-10T17-27-00-03-00/630_360_1686407221-903.jpg" xlink:type="simple" xlink:show="embed" xlink:actuate="onLoad" draw:mime-type="image/jpeg"/>
</draw:frame>
Ugulayaypoli of Zaporizhzhya region after shelling of the Russian troops, the area of the enterprise emerged.</text:p>
      <text:p text:style-name="P4">
About it in <text:a xlink:type="simple" xlink:href="https://t.me/gu_dsns_zp/6758" text:style-name="Internet_20_link" text:visited-style-name="Visited_20_Internet_20_Link">
telegram</text:a>
The State Emergency Service of Ukraine in Zaporizhzhia region reported, Ukrinform reports.</text:p>
      <text:p text:style-name="P4">
"On June 10 at about 11:00 the Russian army made another <text:a xlink:type="simple" xlink:href="https://www.ukrinform.ua/tag-obstril" text:style-name="Internet_20_link" text:visited-style-name="Visited_20_Internet_20_Link">
shelling</text:a>
Front Gulyaypol. As a result of the opaque aggression, there was a fire in the territory of one of the enterprises of the city, " -goes in the message.</text:p>
      <text:p text:style-name="P4">
It is noted that the fire arose in the administrative building on an area of 100 square meters. Two employees of the enterprise were injured in the afternoon.</text:p>
      <text:p text:style-name="P4">
<text:span text:style-name="T4">
 Read also: </text:span>
 <text:a xlink:type="simple" xlink:href="https://www.ukrinform.ua/rubric-regions/3720926-vijska-rf-za-dobu-obstrilali-11-oblastej-ukraini-zvedenna-ova.html" text:style-name="Internet_20_link" text:visited-style-name="Visited_20_Internet_20_Link">
RF troops fired at 11 regions of Ukraine -<text:span text:style-name="T4">
 Consignment </text:span>
 Ova</text:a>
As reported by Ukrinform, in the past day <text:a xlink:type="simple" xlink:href="https://www.ukrinform.ua/rubric-regions/3720863-rosiani-za-dobu-zavdali-77-udariv-po-zaporizkij-oblasti-zrujnovana-civilna-infrastruktura.html" text:style-name="Internet_20_link" text:visited-style-name="Visited_20_Internet_20_Link">
the enemy made 77 shellings</text:a>
14 settlements of Zaporizhzhya region: from the aircraft of Bivpo Gulyaypol and Olgivsky, UAV attacked Steppe and Gulyaipole, four times Russian people hit the RSSV on Kamyansky, Olgiv and Malynivts Kamiansky and Steppe.</text:p>
      <text:p text:style-name="P4">
A 55-year-old woman and a 46-year-old man were killed in a hospital in Gulyaypol.</text:p>
      <text:p text:style-name="P4">
News Source: <text:a xlink:type="simple" xlink:href="https://www.ukrinform.ua/rubric-ato/3721076-vorog-obstrilav-promislove-pidpriemstvo-v-gulajpoli.html" text:style-name="Internet_20_link" text:visited-style-name="Visited_20_Internet_20_Link">
https://www.ukrinform.ua/rubric-ato/3721076-vorog-obstrilav-promislove-pidpriemstvo-v-gulajpoli.html</text:a>
</text:p>
      <!--NEWS-->
      <text:h text:style-name="P10" text:outline-level="1">
<text:span text:style-name="T4">
Canada Prime Minister is convinced that Ukraine will become a member of NATO</text:span>
</text:h>
      <text:p text:style-name="P4">
Authors: Ukrinform (Person)</text:p>
      <text:p text:style-name="P4">
Publisher: Укринформ (Organization)</text:p>
      <text:p text:style-name="P4">
Published Time: 2023-06-10T17:28:36+03:00</text:p>
      <text:p text:style-name="P4">
Modified Time: 2023-06-10T17:28:36+03:00</text:p>
      <text:p text:style-name="P4">
Description: Canadian Prime Minister Justin Trudeau is convinced that Ukraine will definitely become a full member of NATO when the conditions will be proper. - Ukrinform.</text:p>
      <text:p text:style-name="P4">
Images: ['<text:a xlink:type="simple" xlink:href="https://static.ukrinform.com/photos/2023_06/thumb_files/630_360_1686404555-553.jpg" text:style-name="Internet_20_link" text:visited-style-name="Visited_20_Internet_20_Link">
630_360_16864...</text:a>
']</text:p>
      <text:p text:style-name="P4">
Tags: ['Канада', 'НАТО', 'Трюдо']</text:p>
      <text:p text:style-name="P4">
Type: Article</text:p>
      <!--METADATA-->
      <text:p text:style-name="P4">
<draw:frame draw:style-name="fr1" draw:name="Image154" text:anchor-type="as-char" svg:width="6.9236in" svg:height="3.956343in" draw:z-index="0">
<draw:image xlink:href="../Images/yкринформ/2023-06-10T17-28-36-03-00/630_360_1686404555-553.jpg" xlink:type="simple" xlink:show="embed" xlink:actuate="onLoad" draw:mime-type="image/jpeg"/>
</draw:frame>
Canadian Prime Minister Justin Trudeau is convinced that Ukraine is sure to become a NATO-Fully Fulfillment, when the conditions are proper.</text:p>
      <text:p text:style-name="P4">
He stated this at a press conference in Kiev, reports correspondent.</text:p>
      <text:p text:style-name="P4">
"During discussions in NATO, we always spoke directly about the Ukraine's attachment to the Alliance, when the right conditions will be set up," Trude said.</text:p>
      <text:p text:style-name="P4">
<text:span text:style-name="T4">
 Read also: </text:span>
 <text:a xlink:type="simple" xlink:href="https://www.ukrinform.ua/rubric-polytics/3721074-zelenskij-i-trudo-uhvalili-spilnu-deklaraciu.html" text:style-name="Internet_20_link" text:visited-style-name="Visited_20_Internet_20_Link">
Zelensky and <text:span text:style-name="T4">
 Trude </text:span>
 Declaration</text:a>
He assured that Canada would provide Ukraine with assistance.</text:p>
      <text:p text:style-name="P4">
“We will continue support. Every time it announces the provision of an additional military, humanitarian, economic assistance, it shows that we will support Ukraine as much as it will be needed, ”the Prime Minister said.</text:p>
      <text:p text:style-name="P4">
According to Ukrinform, Canadian Prime Minister Justin Trudeau and Christian Finance Minister Friland are in Kiev with the second one from the beginning of the full-scale invasion.</text:p>
      <text:p text:style-name="P4">
<text:span text:style-name="T4">
 Read also: </text:span>
 <text:a xlink:type="simple" xlink:href="https://www.ukrinform.ua/rubric-ato/3721073-rujnuvanna-kahovskoi-ges-e-naslidkom-rosijskoi-agresii-trudo.html" text:style-name="Internet_20_link" text:visited-style-name="Visited_20_Internet_20_Link">
the destruction of the Kakhovskaya hydroelectric power station is the result of Russian aggression- <text:span text:style-name="T4">
 Trude </text:span>
</text:a>
A new military assistance package from Canadian was announced by almost $ 400 million during the visit. USA.</text:p>
      <text:p text:style-name="P4">
News Source: <text:a xlink:type="simple" xlink:href="https://www.ukrinform.ua/rubric-polytics/3721077-premer-kanadi-perekonanij-so-ukraina-stane-clenom-nato.html" text:style-name="Internet_20_link" text:visited-style-name="Visited_20_Internet_20_Link">
https://www.ukrinform.ua/rubric-polytics/3721077-premer-kanadi-perekonanij-so-ukraina-stane-clenom-nato.html</text:a>
</text:p>
      <!--NEWS-->
      <text:h text:style-name="P10" text:outline-level="1">
<text:span text:style-name="T4">
Kyiv region sent another party of assistance to Kherson region</text:span>
</text:h>
      <text:p text:style-name="P4">
Authors: Ukrinform (Person)</text:p>
      <text:p text:style-name="P4">
Publisher: Укринформ (Organization)</text:p>
      <text:p text:style-name="P4">
Published Time: 2023-06-10T17:33:51+03:00</text:p>
      <text:p text:style-name="P4">
Modified Time: 2023-06-10T17:33:51+03:00</text:p>
      <text:p text:style-name="P4">
Description: The Kyiv region sent another party of assistance for the victims of the Kakhovka Hydroelectric Troops by Russian troops. - Ukrinform.</text:p>
      <text:p text:style-name="P4">
Images: ['<text:a xlink:type="simple" xlink:href="https://static.ukrinform.com/photos/2023_06/thumb_files/630_360_1686407373-423.jpeg" text:style-name="Internet_20_link" text:visited-style-name="Visited_20_Internet_20_Link">
630_360_16864...</text:a>
']</text:p>
      <text:p text:style-name="P4">
Tags: ['Херсонщина', 'Київщина', 'допомога']</text:p>
      <text:p text:style-name="P4">
Type: Article</text:p>
      <!--METADATA-->
      <text:p text:style-name="P4">
<draw:frame draw:style-name="fr1" draw:name="Image155" text:anchor-type="as-char" svg:width="6.9236in" svg:height="3.956343in" draw:z-index="0">
<draw:image xlink:href="../Images/yкринформ/2023-06-10T17-33-51-03-00/630_360_1686407373-423.jpeg" xlink:type="simple" xlink:show="embed" xlink:actuate="onLoad" draw:mime-type="image/jpeg"/>
</draw:frame>
The Kyiv region sent another party of assistance for victims through the Kakhovsky Hydroelectric Troops.</text:p>
      <text:p text:style-name="P4">
According to Ukrinform, the Kyiv Regional Military Administration reports in <text:a xlink:type="simple" xlink:href="https://t.me/kyivoda/10118" text:style-name="Internet_20_link" text:visited-style-name="Visited_20_Internet_20_Link">
telegram</text:a>
.</text:p>
      <text:p text:style-name="P4">
In particular, 15 generators, 5 boats, 400 liters of diesel, 2 pumps, heat gun, 300 grocery sets, hygienic kits, 2 tonnes and medicines were sent from Kyiv region.</text:p>
      <text:p text:style-name="P4">
“We continue to collect everything you need to overcome the consequences of this man -made cassatrophe and support people in flooded territories. We remind again that in <text:a xlink:type="simple" xlink:href="https://www.ukrinform.ua/tag-kiivsina" text:style-name="Internet_20_link" text:visited-style-name="Visited_20_Internet_20_Link">
Kyiv region</text:a>
Ready -made places for those who arrive from the disaster zone. Contact your displacement:(099)510 72 12 ”, - the message reads.</text:p>
      <text:p text:style-name="P4">
<text:span text:style-name="T4">
 Read also: </text:span>
 <text:a xlink:type="simple" xlink:href="https://www.ukrinform.ua/rubric-regions/3721002-rivnensina-vidpravila-dopomogu-v-hersonsku-oblast.html" text:style-name="Internet_20_link" text:visited-style-name="Visited_20_Internet_20_Link">
Rivne region sent <text:span text:style-name="T4">
 benefits </text:span>
 to the Kherson region</text:a>
As reported by Ukrinform, the Russian troops of the Russian(https://www.ukrinform.ua/rubric-other_news/3718791-pidriv-rosianami-kahovskoi-ges-vsi-novini.html). The station is not recoverable. Narerson region continues rescue work and evacuation of the population. Particularly difficult is the situation - in temporarily occupied territories, the disaggarbers left people without help.</text:p>
      <text:p text:style-name="P4">
News Source: <text:a xlink:type="simple" xlink:href="https://www.ukrinform.ua/rubric-regions/3721079-kiivsina-vidpravila-na-hersonsinu-cergovu-partiu-dopomogi.html" text:style-name="Internet_20_link" text:visited-style-name="Visited_20_Internet_20_Link">
https://www.ukrinform.ua/rubric-regions/3721079-kiivsina-vidpravila-na-hersonsinu-cergovu-partiu-dopomogi.html</text:a>
</text:p>
      <!--NEWS-->
      <text:h text:style-name="P10" text:outline-level="1">
<text:span text:style-name="T4">
Russian troops hit the frontline communities in Zaporozhye, two dead</text:span>
</text:h>
      <text:p text:style-name="P4">
Authors: Ukrinform (Person)</text:p>
      <text:p text:style-name="P4">
Publisher: Укринформ (Organization)</text:p>
      <text:p text:style-name="P4">
Published Time: 2023-06-10T17:35:00+03:00</text:p>
      <text:p text:style-name="P4">
Modified Time: 2023-06-10T17:35:00+03:00</text:p>
      <text:p text:style-name="P4">
Description: Russian troops fired at the frontal communities of Zaporizhzhya region, two people were killed, one was injured. - Ukrinform.</text:p>
      <text:p text:style-name="P4">
Images: ['<text:a xlink:type="simple" xlink:href="https://static.ukrinform.com/photos/2023_06/thumb_files/630_360_1686408143-897.jpg" text:style-name="Internet_20_link" text:visited-style-name="Visited_20_Internet_20_Link">
630_360_16864...</text:a>
']</text:p>
      <text:p text:style-name="P4">
Tags: ['Обстріл', 'Запоріжжя', 'Війна з Росією']</text:p>
      <text:p text:style-name="P4">
Type: Article</text:p>
      <!--METADATA-->
      <text:p text:style-name="P4">
<draw:frame draw:style-name="fr1" draw:name="Image160" text:anchor-type="as-char" svg:width="6.9236in" svg:height="3.956343in" draw:z-index="0">
<draw:image xlink:href="../Images/yкринформ/2023-06-10T17-35-00-03-00/630_360_1686408143-897.jpg" xlink:type="simple" xlink:show="embed" xlink:actuate="onLoad" draw:mime-type="image/jpeg"/>
</draw:frame>
Russian fired at the frontal communities of Zaporizhzhya region, two people stood, one - wounded.</text:p>
      <text:p text:style-name="P4">
About it in <text:a xlink:type="simple" xlink:href="https://t.me/zoda_gov_ua/19388" text:style-name="Internet_20_link" text:visited-style-name="Visited_20_Internet_20_Link">
telegram</text:a>
Yuriy Malashko, Yuriy Malashko, reported, Ukrinform reports.</text:p>
      <text:p text:style-name="P4">
"In Orikhov, the racists hit a private house, in the yard of which is a kinimimin pair - a 58 -year -old man and a 54 -year -old woman," the statement said.</text:p>
      <text:p text:style-name="P4">
In the Transfiguration, a 77-year-old man received a mine-explosive injury, who was brought to a medical institution.</text:p>
      <text:p text:style-name="P4">
<text:span text:style-name="T4">
 Read also: </text:span>
 <text:a xlink:type="simple" xlink:href="https://www.ukrinform.ua/rubric-regions/3720863-rosiani-za-dobu-zavdali-77-udariv-po-zaporizkij-oblasti-zrujnovana-civilna-infrastruktura.html" text:style-name="Internet_20_link" text:visited-style-name="Visited_20_Internet_20_Link">
Russians per day made 77 beats by <text:span text:style-name="T4">
 Constipation </text:span>
 to the Izhkaya region - the destroyed civilian infrastructure</text:a>
As reported by Ukrinform, in Gulyaypol of Zaporizhzhya region <text:a xlink:type="simple" xlink:href="https://www.ukrinform.ua/rubric-ato/3721076-vorog-obstrilav-promislove-pidpriemstvo-v-gulajpoli.html" text:style-name="Internet_20_link" text:visited-style-name="Visited_20_Internet_20_Link">
after shelling of troops</text:a>
There was a fire of the enterprise siderium, two people were injured.</text:p>
      <text:p text:style-name="P4">
Photo: SES</text:p>
      <text:p text:style-name="P4">
News Source: <text:a xlink:type="simple" xlink:href="https://www.ukrinform.ua/rubric-ato/3721082-vijska-rf-vdarili-po-prifrontovih-gromadah-na-zaporizzi-dvoe-zagiblih.html" text:style-name="Internet_20_link" text:visited-style-name="Visited_20_Internet_20_Link">
https://www.ukrinform.ua/rubric-ato/3721082-vijska-rf-vdarili-po-prifrontovih-gromadah-na-zaporizzi-dvoe-zagiblih.html</text:a>
</text:p>
      <!--NEWS-->
      <text:h text:style-name="P10" text:outline-level="1">
<text:span text:style-name="T4">
Canada officially joins a aircraft coalition - OP</text:span>
</text:h>
      <text:p text:style-name="P4">
Authors: Ukrinform (Person)</text:p>
      <text:p text:style-name="P4">
Publisher: Укринформ (Organization)</text:p>
      <text:p text:style-name="P4">
Published Time: 2023-06-10T17:42:00+03:00</text:p>
      <text:p text:style-name="P4">
Modified Time: 2023-06-10T17:42:00+03:00</text:p>
      <text:p text:style-name="P4">
Description: Canada officially joins a "aircraft coalition", in particular in the part of Ukrainian pilots training and service. - Ukrinform.</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Офіс Президента', 'Жовква', 'Авіаційна коаліція']</text:p>
      <text:p text:style-name="P4">
Type: Article</text:p>
      <!--METADATA-->
      <text:p text:style-name="P4">
<draw:frame draw:style-name="fr1" draw:name="Image161" text:anchor-type="as-char" svg:width="6.9236in" svg:height="3.956343in" draw:z-index="0">
<draw:image xlink:href="../Images/yкринформ/2023-06-10T17-42-00-03-00/630_360_1686403906-351.jpg" xlink:type="simple" xlink:show="embed" xlink:actuate="onLoad" draw:mime-type="image/jpeg"/>
</draw:frame>
Canadaophiy joins a "aircraft coalition", in particular in the exercise of Ukrainian pilots and service of airplanes.</text:p>
      <text:p text:style-name="P4">
This was reported in <text:a xlink:type="simple" xlink:href="https://www.facebook.com/igor.zhovkva/posts/pfbid0kJTCXsZ1ysLd367ooV2rhfMNDPKtREg5bP1Vq8gRzHKvxq1A8QPHNgEXfBPfC2tgl" text:style-name="Internet_20_link" text:visited-style-name="Visited_20_Internet_20_Link">
Facebook</text:a>
Deputy Head of the Presidential Office of Ukraine, Igor Zhovkva, informing the provisions achieved during a visit to Ukraine by Prime Minister Canadigastin Trudeau, Ukrinform reports.</text:p>
      <text:p text:style-name="P4">
“During the bilateral negotiations of President of Ukraine Volodymyr Zelensky Tapremier, Canada, Justin Trudeau, a number of significant agreements were reached. Among the main - Canada officially joins the pre -coalition of combat aircraft, in particular in the part of training of Ukrainian pilots and service of aircraft, ”Zhovkva stressed.</text:p>
      <text:p text:style-name="P4">
*!(https://www.ukrinform.ua/rubric-polytics/3717197-koalicia-litakiv-zelenskij-ta-evropejski-lideri-domovilisa-prodovziti-robotu-na-ramstajni.html)He recalled that Canada Prime Minister has announced additional packaging assistance to Ukraine about $ 400 million, which would be operated by artillery shells and missiles. In addition, Canada increases the state pressure on the aggressor and imposes new sanctions against individuals</text:p>
      <text:p text:style-name="P4">
The deputy head of the OP noted that as a result of the meeting, the leaders of the two countries signed a joint declaration, which defines priority areas of cooperation, as follows the support of Canada in fundamentally important issues for Ukraine. Declaration outlines the range And it plans to provide Ukraine in the future.</text:p>
      <text:p text:style-name="P4">
<text:span text:style-name="T4">
 Read also: </text:span>
 <text:a xlink:type="simple" xlink:href="https://www.ukrinform.ua/rubric-polytics/3721077-premer-kanadi-perekonanij-so-ukraina-stane-clenom-nato.html" text:style-name="Internet_20_link" text:visited-style-name="Visited_20_Internet_20_Link">
Canada Prime Minister is convinced that Ukraine will become a member of <text:span text:style-name="T4">
 NATO </text:span>
</text:a>
As reported, [Canadian Prime Minister Justin Trudeau arrived on Saturday(https://www.ukrinform.ua/rubric-polytics/3720965-dzastin-trudo-pribuv-do-kieva.html)with a non -standing visit.</text:p>
      <text:p text:style-name="P4">
Photo: op</text:p>
      <text:p text:style-name="P4">
News Source: <text:a xlink:type="simple" xlink:href="https://www.ukrinform.ua/rubric-polytics/3721081-kanada-oficijno-priednuetsa-do-koalicii-litakiv-op.html" text:style-name="Internet_20_link" text:visited-style-name="Visited_20_Internet_20_Link">
https://www.ukrinform.ua/rubric-polytics/3721081-kanada-oficijno-priednuetsa-do-koalicii-litakiv-op.html</text:a>
</text:p>
      <!--NEWS-->
      <text:h text:style-name="P10" text:outline-level="1">
<text:span text:style-name="T4">
In Kiev, several streets and areas of the Left Bank metro station were flooded due to the downfall</text:span>
</text:h>
      <text:p text:style-name="P4">
Authors: Ukrinform (Person)</text:p>
      <text:p text:style-name="P4">
Publisher: Укринформ (Organization)</text:p>
      <text:p text:style-name="P4">
Published Time: 2023-06-10T17:52:35+03:00</text:p>
      <text:p text:style-name="P4">
Modified Time: 2023-06-10T17:52:35+03:00</text:p>
      <text:p text:style-name="P4">
Description: In Kiev, due to the drain, flooded roads of roads on some streets and in the area of the Livbankna metro station. - Ukrinform.</text:p>
      <text:p text:style-name="P4">
Images: ['<text:a xlink:type="simple" xlink:href="https://static.ukrinform.com/photos/2020_10/thumb_files/630_360_1602060180-983.jpg" text:style-name="Internet_20_link" text:visited-style-name="Visited_20_Internet_20_Link">
630_360_16020...</text:a>
']</text:p>
      <text:p text:style-name="P4">
Tags: ['Гроза', 'Київ', 'Негода', 'Підтоплення']</text:p>
      <text:p text:style-name="P4">
Type: Article</text:p>
      <!--METADATA-->
      <text:p text:style-name="P4">
<draw:frame draw:style-name="fr1" draw:name="Image162" text:anchor-type="as-char" svg:width="6.9236in" svg:height="3.956343in" draw:z-index="0">
<draw:image xlink:href="../Images/yкринформ/2023-06-10T17-52-35-03-00/630_360_1602060180-983.jpg" xlink:type="simple" xlink:show="embed" xlink:actuate="onLoad" draw:mime-type="image/jpeg"/>
</draw:frame>
In Kiev, the drainage has flooded the roads of roads on some streets and in the area of the Left Bank.</text:p>
      <text:p text:style-name="P4">
According to Ukrinform, the mayor of Kiev Vitaliy Klitschko reported in <text:a xlink:type="simple" xlink:href="https://t.me/vitaliy_klitschko/2098" text:style-name="Internet_20_link" text:visited-style-name="Visited_20_Internet_20_Link">
telegram</text:a>
.</text:p>
      <text:p text:style-name="P4">
“A strong downpour in the capital caused the flooding(https://www.ukrinform.ua/tag-metro)"Left Bank," - said.</text:p>
      <text:p text:style-name="P4">
Photo from open sources</text:p>
      <text:p text:style-name="P4">
According to him, the road services of Kyivavtodor work on the grounds of flooding.</text:p>
      <text:p text:style-name="P4">
<text:span text:style-name="T4">
 Read also: </text:span>
 <text:a xlink:type="simple" xlink:href="https://www.ukrinform.ua/rubric-regions/3720999-na-ukrainu-nasuvaetsa-negoda-sinoptiki-poperedzaut-pro-grozi.html" text:style-name="Internet_20_link" text:visited-style-name="Visited_20_Internet_20_Link">
to <text:span text:style-name="T4">
 Ukraine </text:span>
 <text:span text:style-name="T4">
 </text:span>
 coming <text:span text:style-name="T4">
 </text:span>
 bad weather <text:span text:style-name="T4">
 -</text:span>
 Forecasters <text:span text:style-name="T4">
 </text:span>
 <text:span text:style-name="T4">
 warn </text:span>
 <text:span text:style-name="T4">
 about </text:span>
 <text:span text:style-name="T4">
 Groz </text:span>
 **</text:a>
“There have now been no extraordinary events. Kars rescue service is a time of expectation for possible assistance, ”Klitschko said.</text:p>
      <text:p text:style-name="P4">
As reported by Ukrinform, in the capital due to the thunderstorm of the hydroelectric service of the Kyivavtodor communal corporation <text:a xlink:type="simple" xlink:href="https://www.ukrinform.ua/rubric-kyiv/3721039-u-stolici-ocikuetsa-groza-kiivavtodor-pracue-u-posilenomu-rezimi.html" text:style-name="Internet_20_link" text:visited-style-name="Visited_20_Internet_20_Link">
work in enhanced mode</text:a>
 .</text:p>
      <text:p text:style-name="P4">
News Source: <text:a xlink:type="simple" xlink:href="https://www.ukrinform.ua/rubric-kyiv/3721083-u-kievi-cerez-zlivu-pidtopleni-kilka-vulic-ta-rajon-stancii-metro-livoberezna.html" text:style-name="Internet_20_link" text:visited-style-name="Visited_20_Internet_20_Link">
https://www.ukrinform.ua/rubric-kyiv/3721083-u-kievi-cerez-zlivu-pidtopleni-kilka-vulic-ta-rajon-stancii-metro-livoberezna.html</text:a>
</text:p>
      <!--NEWS-->
      <text:h text:style-name="P10" text:outline-level="1">
<text:span text:style-name="T4">
In the Bakhmut direction, border guards shot a grenade launcher with a group of Russians</text:span>
</text:h>
      <text:p text:style-name="P4">
Authors: Ukrinform (Person)</text:p>
      <text:p text:style-name="P4">
Publisher: Укринформ (Organization)</text:p>
      <text:p text:style-name="P4">
Published Time: 2023-06-10T17:55:00+03:00</text:p>
      <text:p text:style-name="P4">
Modified Time: 2023-06-10T17:55:00+03:00</text:p>
      <text:p text:style-name="P4">
Description: In the Bakhmut direction, the border guards in cooperation with the Armed Forces of Ukraine were neutralized by a group of Russian soldiers - two were liquidated, and three were injured. - Ukrinform.</text:p>
      <text:p text:style-name="P4">
Images: ['<text:a xlink:type="simple" xlink:href="https://static.ukrinform.com/photos/2023_02/thumb_files/630_360_1675505942-999.jpg" text:style-name="Internet_20_link" text:visited-style-name="Visited_20_Internet_20_Link">
630_360_16755...</text:a>
']</text:p>
      <text:p text:style-name="P4">
Tags: ['Бахмут', 'Прикордонники', 'Війна з Росією']</text:p>
      <text:p text:style-name="P4">
Type: Article</text:p>
      <!--METADATA-->
      <text:p text:style-name="P4">
<draw:frame draw:style-name="fr1" draw:name="Image164" text:anchor-type="as-char" svg:width="6.9236in" svg:height="3.956343in" draw:z-index="0">
<draw:image xlink:href="../Images/yкринформ/2023-06-10T17-55-00-03-00/630_360_1675505942-999.jpg" xlink:type="simple" xlink:show="embed" xlink:actuate="onLoad" draw:mime-type="image/jpeg"/>
</draw:frame>
The Nabakhmut direction border guards in cooperation with the Armed Forces of Ukraine damaged a group of Russian soldiers - two were liquidated, three launches.</text:p>
      <text:p text:style-name="P4">
As Ukrinform reports, this has reported <text:a xlink:type="simple" xlink:href="https://dpsu.gov.ua/ua/news/%20video%20-vluchno-bahmutimo-okupantiv/" text:style-name="Internet_20_link" text:visited-style-name="Visited_20_Internet_20_Link">
</text:a>
<text:a xlink:type="simple" xlink:href="https://dpsu.gov.ua/ua/news/%20video%20-vluchno-bahmutimo-okupantiv/" text:style-name="Internet_20_link" text:visited-style-name="Visited_20_Internet_20_Link">
State Border Service of Ukraine</text:a>
 <text:a xlink:type="simple" xlink:href="https://dpsu.gov.ua/ua/news/%20video%20-vluchno-bahmutimo-okupantiv/" text:style-name="Internet_20_link" text:visited-style-name="Visited_20_Internet_20_Link">
 .</text:a>
The Armed Forces fighters from the observation center revealed the movement of hostile infantry to the line of combat recovery. The task of eliminating the invaders who moved forest strips received the calculation of the next firearm - automatic grenade launcher border guards.</text:p>
      <text:p text:style-name="P4">
"Our drones from the drone accurately identified the coordinates of the targets and ten -leaf grenades fell directly to the heads of the invaders. The sudden shelling of two -hostants was killed, three more were injured," - said in the State Border Service.</text:p>
      <text:p text:style-name="P4">
*!(https://www.ukrinform.ua/rubric-ato/3720580-na-bahmutskomu-napramku-zsu-znisili-sklad-z-boepripasami-rosian.html)As reported by Ukrinform, in the Bakhmut direction in the day the Ukrainian military managed <text:a xlink:type="simple" xlink:href="https://www.ukrinform.ua/rubric-ato/3720901-na-bahmutskomu-napramku-za-dobu-vijskovim-vdalosa-prosunutisa-do-1400-metriv-cerevatij.html" text:style-name="Internet_20_link" text:visited-style-name="Visited_20_Internet_20_Link">
in different areas to advance</text:a>
up to 1400 meters.  _ Photo illustrative _</text:p>
      <text:p text:style-name="P4">
News Source: <text:a xlink:type="simple" xlink:href="https://www.ukrinform.ua/rubric-ato/3721086-na-bahmutskomu-napramku-prikordonniki-postrilom-iz-granatometa-zneskodili-grupu-rosian.html" text:style-name="Internet_20_link" text:visited-style-name="Visited_20_Internet_20_Link">
https://www.ukrinform.ua/rubric-ato/3721086-na-bahmutskomu-napramku-prikordonniki-postrilom-iz-granatometa-zneskodili-grupu-rosian.html</text:a>
</text:p>
      <!--NEWS-->
      <text:h text:style-name="P10" text:outline-level="1">
<text:span text:style-name="T4">
Klimenko has instructed to speed up the arrangement in Dnipropetrovsk new wells</text:span>
</text:h>
      <text:p text:style-name="P4">
Authors: Ukrinform (Person)</text:p>
      <text:p text:style-name="P4">
Publisher: Укринформ (Organization)</text:p>
      <text:p text:style-name="P4">
Published Time: 2023-06-10T18:08:01+03:00</text:p>
      <text:p text:style-name="P4">
Modified Time: 2023-06-10T18:08:01+03:00</text:p>
      <text:p text:style-name="P4">
Description: Interior Minister Igor Klimenko has instructed to accelerate the introduction of new wells in the Dnipropetrovsk region on the background of problems with water supply in the region as a result of blasting the Russian troops of the Kakhovsk Hydroelectric Power Plant. - Ukrinform.</text:p>
      <text:p text:style-name="P4">
Images: ['<text:a xlink:type="simple" xlink:href="https://static.ukrinform.com/photos/2023_06/thumb_files/630_360_1686409540-755.png" text:style-name="Internet_20_link" text:visited-style-name="Visited_20_Internet_20_Link">
630_360_16864...</text:a>
']</text:p>
      <text:p text:style-name="P4">
Tags: ['Дніпропетровщина', 'Клименко', 'МВС', 'Вода', 'Каховська ГЕС']</text:p>
      <text:p text:style-name="P4">
Type: Article</text:p>
      <!--METADATA-->
      <text:p text:style-name="P4">
<draw:frame draw:style-name="fr1" draw:name="Image165" text:anchor-type="as-char" svg:width="6.9236in" svg:height="3.956343in" draw:z-index="0">
<draw:image xlink:href="../Images/yкринформ/2023-06-10T18-08-01-03-00/630_360_1686409540-755.png" xlink:type="simple" xlink:show="embed" xlink:actuate="onLoad" draw:mime-type="image/png"/>
</draw:frame>
Minister of Invincial Affairs Igor Klimenko instructed the introduction of the Udnipropetrovsk region of projections for the arrangement of new wells on a body of problems with water supply in the region as a result of blasting the Russian Dams of the Kakhovka Hydroelectric Power Plant.</text:p>
      <text:p text:style-name="P4">
This was reported <text:a xlink:type="simple" xlink:href="https://mvs.gov.ua/uk/news/odne-iz-kliucovix-pitan-pitna-voda-dlia-nasix-gromadian-igor-klimenko" text:style-name="Internet_20_link" text:visited-style-name="Visited_20_Internet_20_Link">
Ministry of Internal Affairs of Ukraine</text:a>
, reports Ukrinform.</text:p>
      <text:p text:style-name="P4">
As the head of works on elimination of the consequences of the undermining of the Kakhovka hydroelectric power station, Klimenko prevailed in the Dnipropetrovsk Regional Military Administration.</text:p>
      <text:p text:style-name="P4">
The Minister heard the reports of the heads of the regional headquarters, the municipal enterprises of the central executive bodies.</text:p>
      <text:p text:style-name="P4">
Thus, according to operational data, as of the morning of June 10 without water supply remained manganese, Nikopol, Pokrovsk and Hrushevska -seater communities of Dnipropetrovsk region.</text:p>
      <text:p text:style-name="P4">
<text:span text:style-name="T4">
 Read also: </text:span>
 <text:a xlink:type="simple" xlink:href="https://www.ukrinform.ua/rubric-regions/3720930-na-dnipropetrovsini-organizuvali-pidviz-vodi-v-postrazdali-mista-j-sela.html" text:style-name="Internet_20_link" text:visited-style-name="Visited_20_Internet_20_Link">
on <text:span text:style-name="T4">
 Dnipropetrovs </text:span>
 ZAChni organized a water transportation transportation of the city and village</text:a>
The water level of the Kakhovka reservoir within the region continues to decrease. More near Nikopol at night the water level fell by 60 centimeters. Communities that have been partially left without water supply, in particular units of the State Emergency Service and National Police.</text:p>
      <text:p text:style-name="P4">
Five [hospitals] were also in the danger zone(https://www.ukrinform.ua/tag-bolnica)where there are more than a hundred patients. The question of sending people to other medical institutions is raised.</text:p>
      <text:p text:style-name="P4">
Klimenko stressed that one of the key issues for citizens is drinking water.</text:p>
      <text:p text:style-name="P4">
“We are talking about epidemiological safety, we are talking about at least the minimum life of people. We are all responsible to our landscapes, the state in these difficult times for Ukraine, ”he emphasized.</text:p>
      <text:p text:style-name="P4">
<text:span text:style-name="T4">
 Read also: </text:span>
 [Russians deliberately damaged the dam <text:span text:style-name="T4">
 Kakhovsk </text:span>
 oh hydroelectric(https://www.ukrinform.ua/rubric-ato/3721029-rosiani-navmisno-poskodili-greblu-kahovskoi-ges-isw.html)The Minister has instructed the responsible units, in particular, to determine the amount of water that the communities will need in the absence of central water supply and to investigate epidemiological risks.On the same day, the government created an interagency working group that will be responsible for <text:a xlink:type="simple" xlink:href="https://www.ukrinform.ua/rubric-society/3719264-klimenko-ocoliv-robocu-grupu-aka-vidpovidae-za-podolanna-naslidkiv-pidrivu-kahovskoi-ges.html" text:style-name="Internet_20_link" text:visited-style-name="Visited_20_Internet_20_Link">
overcoming the consequences of the blast</text:a>
Russians of Kakhovskaya hydroelectric power plants, and appointed by the head of the Minister of Internal Affairs Igor Klimenko.</text:p>
      <text:p text:style-name="P4">
Photo: Ministry of Internal Affairs</text:p>
      <text:p text:style-name="P4">
News Source: <text:a xlink:type="simple" xlink:href="https://www.ukrinform.ua/rubric-regions/3721087-klimenko-doruciv-prisvidsiti-oblastuvanna-na-dnipropetrovsini-novih-sverdlovin.html" text:style-name="Internet_20_link" text:visited-style-name="Visited_20_Internet_20_Link">
https://www.ukrinform.ua/rubric-regions/3721087-klimenko-doruciv-prisvidsiti-oblastuvanna-na-dnipropetrovsini-novih-sverdlovin.html</text:a>
</text:p>
      <!--NEWS-->
      <text:h text:style-name="P10" text:outline-level="1">
<text:span text:style-name="T4">
Underwinning Kakhovskaya hydroelectric power station: the Council approved a resolution on the UN appeal</text:span>
</text:h>
      <text:p text:style-name="P4">
Authors: Ukrinform (Person)</text:p>
      <text:p text:style-name="P4">
Publisher: Укринформ (Organization)</text:p>
      <text:p text:style-name="P4">
Published Time: 2023-06-10T18:16:10+03:00</text:p>
      <text:p text:style-name="P4">
Modified Time: 2023-06-10T18:16:10+03:00</text:p>
      <text:p text:style-name="P4">
Description: The Verkhovna Rada adopted a resolution on the appeal to the UN, parliaments and governments of its Member States, international organizations and their parliamentary assembly in connection with the undermining of the Kakhovskaya hydroelectric power plants. - Ukrinform.</text:p>
      <text:p text:style-name="P4">
Images: ['<text:a xlink:type="simple" xlink:href="https://static.ukrinform.com/photos/2021_11/thumb_files/630_360_1638277056-325.jpg" text:style-name="Internet_20_link" text:visited-style-name="Visited_20_Internet_20_Link">
630_360_16382...</text:a>
']</text:p>
      <text:p text:style-name="P4">
Tags: ['Депутат', 'Верховна Рада', 'Каховська ГЕС']</text:p>
      <text:p text:style-name="P4">
Type: Article</text:p>
      <!--METADATA-->
      <text:p text:style-name="P4">
<draw:frame draw:style-name="fr1" draw:name="Image167" text:anchor-type="as-char" svg:width="6.9236in" svg:height="3.956343in" draw:z-index="0">
<draw:image xlink:href="../Images/yкринформ/2023-06-10T18-16-10-03-00/630_360_1638277056-325.jpg" xlink:type="simple" xlink:show="embed" xlink:actuate="onLoad" draw:mime-type="image/jpeg"/>
</draw:frame>
The Verkhovnarad adopted a resolution on the appeal to the UN, parliaments and governments of its Member States, international organizations and their parliamentary assemblies in connection with the undergrowth of the Russian troops of the Kakhovka hydroelectric power station.</text:p>
      <text:p text:style-name="P4">
265 people's deputies voted in favor of the document, in [telegram] reported(https://t.me/yzheleznyak/4254)People's Deputy Yaroslav Zheleznyak.</text:p>
      <text:p text:style-name="P4">
“Parliament approved(Resolution - ed.)<text:a xlink:type="simple" xlink:href="http://w1.c1.rada.gov.ua/pls/zweb2/webproc4_1" text:style-name="Internet_20_link" text:visited-style-name="Visited_20_Internet_20_Link">
 №9375</text:a>
The appeal of the doon, the parliaments and governments of its Member States, international organizations and their Parliamentary Assembly in connection with the next act of terrorism of the Russian Federation - underwriting the hydroelectric power plant, ”he wrote.</text:p>
      <text:p text:style-name="P4">
<text:span text:style-name="T4">
 Read also: </text:span>
 [Crimean collaborator revealed details(https://www.ukrinform.ua/rubric-crimea/3720931-krimskij-kolaborant-rozkriv-podrobici-pidgotovki-rosianami-pidrivu-kahovskoi-ges-rozvidka.html)As it was reported, <text:a xlink:type="simple" xlink:href="https://www.ukrinform.ua/rubric-other_news/3718791-pidriv-rosianami-kahovskoi-ges-vsi-novini.html" text:style-name="Internet_20_link" text:visited-style-name="Visited_20_Internet_20_Link">
on the night of June 6, the Russian army undermined the dam of Kakhovka hydroelectric power station</text:a>
. In the Kherson region, the evacuation of the population of anesthetics for which there is a risk of flooding began. On the fact of the undermining of the invaders of the Kakakhovsky hydroelectric power station, law enforcement officers began investigations under the article "Ecocid".</text:p>
      <text:p text:style-name="P4">
Ukrhydroenergo stated that the Kakhovka hydroelectric power station is completely destroyed and recoverable.</text:p>
      <text:p text:style-name="P4">
News Source: <text:a xlink:type="simple" xlink:href="https://www.ukrinform.ua/rubric-polytics/3721090-pidriv-kahovskoi-ges-rada-uhvalila-postanovu-pro-zvernenna-do-oon.html" text:style-name="Internet_20_link" text:visited-style-name="Visited_20_Internet_20_Link">
https://www.ukrinform.ua/rubric-polytics/3721090-pidriv-kahovskoi-ges-rada-uhvalila-postanovu-pro-zvernenna-do-oon.html</text:a>
</text:p>
      <!--NEWS-->
      <text:h text:style-name="P10" text:outline-level="1">
<text:span text:style-name="T4">
Canada has become 20 countries that signed a declaration in support of Ukraine's membership in NATO - OP</text:span>
</text:h>
      <text:p text:style-name="P4">
Authors: Ukrinform (Person)</text:p>
      <text:p text:style-name="P4">
Publisher: Укринформ (Organization)</text:p>
      <text:p text:style-name="P4">
Published Time: 2023-06-10T18:27:00+03:00</text:p>
      <text:p text:style-name="P4">
Modified Time: 2023-06-10T18:27:00+03:00</text:p>
      <text:p text:style-name="P4">
Description: The joint declaration, signed by Vladimir Zelensky and Justin Trudeau, contains the strongest formulation of support for the Euro-Atlantic aspirations of Ukrainians among G7 countries and for the first time publicly captures the support of the Ukrainian-Nato Council. - Ukrinform.</text:p>
      <text:p text:style-name="P4">
Images: ['<text:a xlink:type="simple" xlink:href="https://static.ukrinform.com/photos/2021_06/thumb_files/630_360_1622623331-540.jpg" text:style-name="Internet_20_link" text:visited-style-name="Visited_20_Internet_20_Link">
630_360_16226...</text:a>
']</text:p>
      <text:p text:style-name="P4">
Tags: ['Канада', 'НАТО', 'Україна', 'Жовква']</text:p>
      <text:p text:style-name="P4">
Type: Article</text:p>
      <!--METADATA-->
      <text:p text:style-name="P4">
<draw:frame draw:style-name="fr1" draw:name="Image168" text:anchor-type="as-char" svg:width="6.9236in" svg:height="3.956343in" draw:z-index="0">
<draw:image xlink:href="../Images/yкринформ/2023-06-10T18-27-00-03-00/630_360_1622623331-540.jpg" xlink:type="simple" xlink:show="embed" xlink:actuate="onLoad" draw:mime-type="image/jpeg"/>
</draw:frame>
The journal, signed by Vladimir Zelensky and Justin Trudeau, contains the most powerful formulation of support for the Euro-Atlantic aspirations of Ukrainians among G7 and for the first time publicly captures the support of the creation of the NATO Council.</text:p>
      <text:p text:style-name="P4">
This was emphasized by the Deputy Head of Presidential Office Igor Zhovkva in <text:a xlink:type="simple" xlink:href="https://www.facebook.com/igor.zhovkva/posts/pfbid0kJTCXsZ1ysLd367ooV2rhfMNDPKtREg5bP1Vq8gRzHKvxq1A8QPHNgEXfBPfC2tgl" text:style-name="Internet_20_link" text:visited-style-name="Visited_20_Internet_20_Link">
Facebook</text:a>
, reports Ukrinform.</text:p>
      <text:p text:style-name="P4">
"The joint declaration clearly captures the support of the Canadian side by Ukraine's NATO membership as soon as the conditions are allowed. This is the strongest formulation among all G7 countries, which are members <text:a xlink:type="simple" xlink:href="https://www.ukrinform.ua/tag-nato" text:style-name="Internet_20_link" text:visited-style-name="Visited_20_Internet_20_Link">
NATO</text:a>
. Canada also supports the creation of the Council -Ukraine instead of the relevant commission - and this is the first such public support for a new mechanism for Ukraine's interaction with the Alliance, " - said the Skadovets.</text:p>
      <text:p text:style-name="P4">
Zhovkva stressed that only 10 days after the European political community summit in Moldova, where a joint declaration with Romania has been signed, and now we have a formalization of support for Ukraine's membership in the Alliance with 20 Member States.</text:p>
      <text:p text:style-name="P4">
<text:span text:style-name="T4">
 Read also: </text:span>
 <text:a xlink:type="simple" xlink:href="https://www.ukrinform.ua/rubric-polytics/3721077-premer-kanadi-perekonanij-so-ukraina-stane-clenom-nato.html" text:style-name="Internet_20_link" text:visited-style-name="Visited_20_Internet_20_Link">
<text:span text:style-name="T4">
 prem </text:span>
 'Canada <text:span text:style-name="T4">
 </text:span>
 <text:span text:style-name="T4">
 convinced </text:span>
 that <text:span text:style-name="T4">
 Ukraine </text:span>
<text:span text:style-name="T4">
 is </text:span>
 <text:span text:style-name="T4">
 </text:span>
 member <text:span text:style-name="T4">
 </text:span>
 <text:span text:style-name="T4">
 NATO </text:span>
</text:a>
"Another practical step on the Euro -Atlantic path, the next powerful vowel support of Ukraine and the next stage of preparation for the NATO Veli Summit in July," he stressed.</text:p>
      <text:p text:style-name="P4">
The Deputy Head of the OP noted that the current visit of Trudeau to Kiev is not accidental, because Ukraine more than ever needs even more support for friends: for the admission of catastrophic consequences of the Russian terrorist attack on the Kakhovsky Dam, and the conditions of a counter -offensive for the de -occupation of Ukrainian territories.</text:p>
      <text:p text:style-name="P4">
According to Ukrinform, Canada Prime Minister <text:a xlink:type="simple" xlink:href="https://www.ukrinform.ua/rubric-polytics/3720965-dzastin-trudo-pribuv-do-kieva.html" text:style-name="Internet_20_link" text:visited-style-name="Visited_20_Internet_20_Link">
Justin Trudeau on Saturdays in Ukraine</text:a>
 .</text:p>
      <text:p text:style-name="P4">
News Source: <text:a xlink:type="simple" xlink:href="https://www.ukrinform.ua/rubric-polytics/3721093-kanada-stala-20u-krainou-aka-pidpisala-deklaraciu-na-pidtrimku-clenstva-ukraini-v-nato-op.html" text:style-name="Internet_20_link" text:visited-style-name="Visited_20_Internet_20_Link">
https://www.ukrinform.ua/rubric-polytics/3721093-kanada-stala-20u-krainou-aka-pidpisala-deklaraciu-na-pidtrimku-clenstva-ukraini-v-nato-op.html</text:a>
</text:p>
      <!--NEWS-->
      <text:h text:style-name="P10" text:outline-level="1">
<text:span text:style-name="T4">
There are eight communities in Dnipropetrovsk without water</text:span>
</text:h>
      <text:p text:style-name="P4">
Authors: Ukrinform (Person)</text:p>
      <text:p text:style-name="P4">
Publisher: Укринформ (Organization)</text:p>
      <text:p text:style-name="P4">
Published Time: 2023-06-10T18:38:51+03:00</text:p>
      <text:p text:style-name="P4">
Modified Time: 2023-06-10T18:38:51+03:00</text:p>
      <text:p text:style-name="P4">
Description: In the Dnipropetrovsk region, there are 8 communities in the Kakhovka reservoir without water. - Ukrinform.</text:p>
      <text:p text:style-name="P4">
Images: ['<text:a xlink:type="simple" xlink:href="https://static.ukrinform.com/photos/2022_10/thumb_files/630_360_1667206518-866.jpg" text:style-name="Internet_20_link" text:visited-style-name="Visited_20_Internet_20_Link">
630_360_16672...</text:a>
']</text:p>
      <text:p text:style-name="P4">
Tags: ['Дніпропетровщина', 'Вода', 'Каховська ГЕС']</text:p>
      <text:p text:style-name="P4">
Type: Article</text:p>
      <!--METADATA-->
      <text:p text:style-name="P4">
<draw:frame draw:style-name="fr1" draw:name="Image169" text:anchor-type="as-char" svg:width="6.9236in" svg:height="3.948262in" draw:z-index="0">
<draw:image xlink:href="../Images/yкринформ/2023-06-10T18-38-51-03-00/630_360_1667206518-866.jpg" xlink:type="simple" xlink:show="embed" xlink:actuate="onLoad" draw:mime-type="image/jpeg"/>
</draw:frame>
Udnipropetrovsk region is 8 communities in the Kakhovsky water reservoir.</text:p>
      <text:p text:style-name="P4">
About it in <text:a xlink:type="simple" xlink:href="https://t.me/dnipropetrovskaODA/5200" text:style-name="Internet_20_link" text:visited-style-name="Visited_20_Internet_20_Link">
telegram</text:a>
The reporter of the Dnipropetrovsk Ova Sergey Lisak, reports Ukrinform.</text:p>
      <text:p text:style-name="P4">
"Level <text:a xlink:type="simple" xlink:href="https://www.ukrinform.ua/tag-voda" text:style-name="Internet_20_link" text:visited-style-name="Visited_20_Internet_20_Link">
water</text:a>
In the reservoir continues to fall. Now the filling is just over 10 meters. Without water 6 of the Civicopol district and 2 - Kryvyi Rih, ”Lisak said.</text:p>
      <text:p text:style-name="P4">
He added that water into the communities was brought by tanks, fire trucks. Dozens of floured water are also heading the areas.</text:p>
      <text:p text:style-name="P4">
"We are establishing logistics - with local authorities, utilities, SES, business, international organizations. In parallel we are looking for possible places for drilling wells," Lisak said.</text:p>
      <text:p text:style-name="P4">
He also assured that under constant control is the environmental situation, the state of air and water, fire safety, electricity.</text:p>
      <text:p text:style-name="P4">
<text:span text:style-name="T4">
 Read also: </text:span>
 <text:a xlink:type="simple" xlink:href="https://www.ukrinform.ua/rubric-regions/3720930-na-dnipropetrovsini-organizuvali-pidviz-vodi-v-postrazdali-mista-j-sela.html" text:style-name="Internet_20_link" text:visited-style-name="Visited_20_Internet_20_Link">
on <text:span text:style-name="T4">
 Dniprop </text:span>
 Etrov region organized a water transportation of the city and village</text:a>
As it was reported, the Minister of Internal Affairs Igor Klimenko instructed the accepting in the Dnipropetrovsk region projections for the arrangement of new differenties against the background of emerging problems with water supply in the region as a result of the heating of the Russian troops of the Kakhovsky Hydroelectric Power Plant.</text:p>
      <text:p text:style-name="P4">
On the night against June 6, the Russian army <text:a xlink:type="simple" xlink:href="https://www.ukrinform.ua/rubric-other_news/3720776-pidriv-rosianami-kahovskoi-ges-usi-novini.html" text:style-name="Internet_20_link" text:visited-style-name="Visited_20_Internet_20_Link">
blown up the dam of Kakhovskaya hydroelectric power station</text:a>
. The station is not recoverable.</text:p>
      <text:p text:style-name="P4">
On the same day, the government created an interagency working group that will be responsible for <text:a xlink:type="simple" xlink:href="https://www.ukrinform.ua/rubric-society/3719264-klimenko-ocoliv-robocu-grupu-aka-vidpovidae-za-podolanna-naslidkiv-pidrivu-kahovskoi-ges.html" text:style-name="Internet_20_link" text:visited-style-name="Visited_20_Internet_20_Link">
overcoming the consequences of the blast</text:a>
Kakhovskaya hydroelectric power station, and appointed the Minister of Internal Affairs Igor Klimenko.</text:p>
      <text:p text:style-name="P4">
News Source: <text:a xlink:type="simple" xlink:href="https://www.ukrinform.ua/rubric-regions/3721095-na-dnipropetrovsini-bez-vodi-perebuvae-visim-gromad.html" text:style-name="Internet_20_link" text:visited-style-name="Visited_20_Internet_20_Link">
https://www.ukrinform.ua/rubric-regions/3721095-na-dnipropetrovsini-bez-vodi-perebuvae-visim-gromad.html</text:a>
</text:p>
      <!--NEWS-->
      <text:h text:style-name="P10" text:outline-level="1">
<text:span text:style-name="T4">
Canada will support the system of psychological assistance to Ukrainians</text:span>
</text:h>
      <text:p text:style-name="P4">
Authors: Ukrinform (Person)</text:p>
      <text:p text:style-name="P4">
Publisher: Укринформ (Organization)</text:p>
      <text:p text:style-name="P4">
Published Time: 2023-06-10T18:39:00+03:00</text:p>
      <text:p text:style-name="P4">
Modified Time: 2023-06-10T23:39:00+03:00</text:p>
      <text:p text:style-name="P4">
Description: Canada is ready to finance several projects for providing psychological assistance to Ukrainians. - Ukrinform.</text:p>
      <text:p text:style-name="P4">
Images: ['<text:a xlink:type="simple" xlink:href="https://static.ukrinform.com/photos/2023_06/thumb_files/630_360_1686404555-553.jpg" text:style-name="Internet_20_link" text:visited-style-name="Visited_20_Internet_20_Link">
630_360_16864...</text:a>
']</text:p>
      <text:p text:style-name="P4">
Tags: ['Канада', 'Трюдо', 'Україна', 'Війна з Росією']</text:p>
      <text:p text:style-name="P4">
Type: Article</text:p>
      <!--METADATA-->
      <text:p text:style-name="P4">
<draw:frame draw:style-name="fr1" draw:name="Image170" text:anchor-type="as-char" svg:width="6.9236in" svg:height="3.956343in" draw:z-index="0">
<draw:image xlink:href="../Images/yкринформ/2023-06-10T18-39-00-03-00/630_360_1686404555-553.jpg" xlink:type="simple" xlink:show="embed" xlink:actuate="onLoad" draw:mime-type="image/jpeg"/>
</draw:frame>
Canadagotov to finance several projects to provide psychological assistance to Ukrainians.</text:p>
      <text:p text:style-name="P4">
According to Ukrinform correspondent, Prime Minister Canadiastin Trudeau announced this during his stay in Kiev.</text:p>
      <text:p text:style-name="P4">
“Canada understands how important it is for Ukraine to support mental health and so we are ready to help. We will finance the projects that are designed on the well -being and mental health of Ukrainians, including the numbers, teachers and doctors, ”Trude said.</text:p>
      <text:p text:style-name="P4">
<text:span text:style-name="T4">
 Read also: </text:span>
 <text:span text:style-name="T4">
 <text:a xlink:type="simple" xlink:href="https://www.ukrinform.ua/rubric-vidbudova/3721136-smigal-obgovoriv-iz-trudo-ucast-kanadi-u-vidbudovi-ukraini.html" text:style-name="Internet_20_link" text:visited-style-name="Visited_20_Internet_20_Link">
Shmigal discussed Canada's participation in reconstruction of Ukraine</text:a>
</text:span>
</text:p>
      <text:p text:style-name="P4">
In his office, it was clarified that Canada had already agreed to the allocation of 99.5 thousand Dolkrakiv Project "Phoenix Neuroroom", which helps doctors to doctors. Another $ 50,000 from Canada will receive an educational program “Healing of Military Injuries for Community Leaders in Ukraine”.</text:p>
      <text:p text:style-name="P4">
As part of another government funded <text:span text:style-name="T4">
 <text:a xlink:type="simple" xlink:href="https://www.ukrinform.ua/tag-kanada" text:style-name="Internet_20_link" text:visited-style-name="Visited_20_Internet_20_Link">
Canada</text:a>
</text:span>
 Educational and mentor program "Education for endurance" drinking teachers and students in the regions affected by the war will be given $ 52,000. Another $ 64 thousand receives a volunteer network of the psychological network from the Dnieper.</text:p>
      <text:p text:style-name="P4">
<text:span text:style-name="T4">
 Read also: </text:span>
 <text:span text:style-name="T4">
 <text:a xlink:type="simple" xlink:href="https://www.ukrinform.ua/rubric-polytics/3721126-premer-kanadi-vistupiv-u-verhovnij-radi.html" text:style-name="Internet_20_link" text:visited-style-name="Visited_20_Internet_20_Link">
Canada Prime Minister has made in the Verkhovna Rada</text:a>
</text:span>
</text:p>
      <text:p text:style-name="P4">
According to Ukrinform, Canada Prime Minister Justin Trudeau and Christian Financing Minister Friland today arrived with a non-standing visit to Kiev, during which it was _ <text:span text:style-name="T4">
 <text:a xlink:type="simple" xlink:href="https://www.ukrinform.ua/rubric-ato/3721017-kanada-ogolosila-pro-novij-paket-vijskovoi-dopomogi-ukraini.html" text:style-name="Internet_20_link" text:visited-style-name="Visited_20_Internet_20_Link">
declared a new defense package</text:a>
</text:span>
 _ and _ <text:span text:style-name="T4">
 <text:a xlink:type="simple" xlink:href="https://www.ukrinform.ua/rubric-culture/3721048-kanada-zaprovadzue-sankcii-proti-pricetnih-do-rujnuvanna-ukrainskih-kulturnih-pamatok.html" text:style-name="Internet_20_link" text:visited-style-name="Visited_20_Internet_20_Link">
expansion of anti -Russian sanctions. </text:a>
</text:span>
 _</text:p>
      <text:p text:style-name="P4">
News Source: <text:a xlink:type="simple" xlink:href="https://www.ukrinform.ua/rubric-society/3721165-kanada-pidtrimae-sistemu-psihologicnoi-dopomogi-ukraincam.html" text:style-name="Internet_20_link" text:visited-style-name="Visited_20_Internet_20_Link">
https://www.ukrinform.ua/rubric-society/3721165-kanada-pidtrimae-sistemu-psihologicnoi-dopomogi-ukraincam.html</text:a>
</text:p>
      <!--NEWS-->
      <text:h text:style-name="P10" text:outline-level="1">
<text:span text:style-name="T4">
The Council made it impossible to manipulate while buying and selling electricity</text:span>
</text:h>
      <text:p text:style-name="P4">
Authors: Ukrinform (Person)</text:p>
      <text:p text:style-name="P4">
Publisher: Укринформ (Organization)</text:p>
      <text:p text:style-name="P4">
Published Time: 2023-06-10T18:40:00+03:00</text:p>
      <text:p text:style-name="P4">
Modified Time: 2023-06-10T18:40:00+03:00</text:p>
      <text:p text:style-name="P4">
Description: The Verkhovna Rada adopted the Law "On Amendments to Certain Laws of Ukraine on Prevention of Abuse in Wholesale Energy Markets". - Ukrinform.</text:p>
      <text:p text:style-name="P4">
Images: ['<text:a xlink:type="simple" xlink:href="https://static.ukrinform.com/photos/2023_02/thumb_files/630_360_1677246434-700.jpg" text:style-name="Internet_20_link" text:visited-style-name="Visited_20_Internet_20_Link">
630_360_16772...</text:a>
']</text:p>
      <text:p text:style-name="P4">
Tags: ['Електроенергія', 'Закон', 'Верховна Рада']</text:p>
      <text:p text:style-name="P4">
Type: Article</text:p>
      <!--METADATA-->
      <text:p text:style-name="P4">
<draw:frame draw:style-name="fr1" draw:name="Image171" text:anchor-type="as-char" svg:width="6.9236in" svg:height="3.956343in" draw:z-index="0">
<draw:image xlink:href="../Images/yкринформ/2023-06-10T18-40-00-03-00/630_360_1677246434-700.jpg" xlink:type="simple" xlink:show="embed" xlink:actuate="onLoad" draw:mime-type="image/jpeg"/>
</draw:frame>
The Verkhovnarad adopted the Law "On Amendments to Certain Laws of Ukraine on Abuse of Abuse in Wholesale Energy Markets".</text:p>
      <text:p text:style-name="P4">
This was reported by MP Yaroslav Zheleznyak in <text:a xlink:type="simple" xlink:href="https://t.me/yzheleznyak/4253" text:style-name="Internet_20_link" text:visited-style-name="Visited_20_Internet_20_Link">
telegram</text:a>
, reports Ukrinform.</text:p>
      <text:p text:style-name="P4">
"After 3 hours of amendments, Parliament has taken in the second reading of the bill No. 5322 on prevention of abuse in wholesale energy markets(The so -called law about the lattice). Це важливий євроінтеграційний законопроєкт для енергетики", -написав парламентарій.</text:p>
      <text:p text:style-name="P4">
Він додав, що за ухвалення документа у другому читанні проголосували 257депутатів.</text:p>
      <text:p text:style-name="P4">
Відповідно до документа АТ «Оператор ринку» стає адміністратором збору йагрегації даних, що надаються учасниками ринку задля можливості здійсненнямоніторингу енергетичних ринків регулятором.</text:p>
      <text:p text:style-name="P4">
<text:span text:style-name="T4">
Читайте також:</text:span>
 <text:a xlink:type="simple" xlink:href="https://www.ukrinform.ua/rubric-economy/3718407-situacia-z-generacieu-elektroenergii-stabilna-ta-kontrolovana-minenergo.html" text:style-name="Internet_20_link" text:visited-style-name="Visited_20_Internet_20_Link">
 Ситуація з генерацією <text:span text:style-name="T4">
електроенерг</text:span>
 ії стабільна таконтрольована – Міненерго </text:a>
The law implements the EU Regulation No. 1227/2011 on integrity and transparency in the wholesale energy market in Ukraine(REMIT)- a set of European rules of practices aimed at preventing abuse in the energy market. Cestes the preconditions for the stable functioning of Ukraine's energy system and its synchronization to the unification of the energy systems of the Esentso-E member states.</text:p>
      <text:p text:style-name="P4">
The document provides for responsibility for manipulation of companies selling such electrical <text:a xlink:type="simple" xlink:href="https://www.ukrinform.ua/tag-elektroenergia" text:style-name="Internet_20_link" text:visited-style-name="Visited_20_Internet_20_Link">
energy</text:a>
a naptow market(In particular, it is about manipulation, trade in insider information, use of benefits related to monopoly, etc.), in the form of fines.</text:p>
      <text:p text:style-name="P4">
The methodology for determining abuse and fines will be accepted by the after -consulting regulator with the energy community, and in the first 2 years the penalties will be advised after appropriate consultations.</text:p>
      <text:p text:style-name="P4">
*!(https://www.ukrinform.ua/rubric-economy/3717425-generacia-povnistu-zabezpecue-potrebi-spozivaciv-v-elektroenergii-ukrenergo.html)Maximum manipulation fine - UAH 460 million; for unsolved information -up to 46 million UAH.As it was reported, on March 16, 2022, the European Network of ENTSO-E electricity transmission system has begun synchronization of the continental energy system of Europe with systems of Ukraine and Moldova.</text:p>
      <text:p text:style-name="P4">
Due to the joining and work in synchronous mode from energy systems of the European countries(Enzo-e)Ukraine received an additional UAH 8.7 billion.</text:p>
      <text:p text:style-name="P4">
News Source: <text:a xlink:type="simple" xlink:href="https://www.ukrinform.ua/rubric-economy/3721097-rada-unemozlivila-manipulacii-pid-cas-kupivli-ta-prodazu-elektroenergii.html" text:style-name="Internet_20_link" text:visited-style-name="Visited_20_Internet_20_Link">
https://www.ukrinform.ua/rubric-economy/3721097-rada-unemozlivila-manipulacii-pid-cas-kupivli-ta-prodazu-elektroenergii.html</text:a>
</text:p>
      <!--NEWS-->
      <text:h text:style-name="P10" text:outline-level="1">
<text:span text:style-name="T4">
The weather is coming to Ukraine - forecasters warn of thunderstorms</text:span>
</text:h>
      <text:p text:style-name="P4">
Authors: Ukrinform (Person)</text:p>
      <text:p text:style-name="P4">
Publisher: Укринформ (Organization)</text:p>
      <text:p text:style-name="P4">
Published Time: 2023-06-10T18:42:00+03:00</text:p>
      <text:p text:style-name="P4">
Modified Time: 2023-06-10T18:42:00+03:00</text:p>
      <text:p text:style-name="P4">
Description: In Ukraine, thunderstorms with gusts of wind up to 20 m/s are expected on Sunday, and a hail is likely. - Ukrinform.</text:p>
      <text:p text:style-name="P4">
Images: ['<text:a xlink:type="simple" xlink:href="https://static.ukrinform.com/photos/2021_08/thumb_files/630_360_1630321937-393.jpg" text:style-name="Internet_20_link" text:visited-style-name="Visited_20_Internet_20_Link">
630_360_16303...</text:a>
']</text:p>
      <text:p text:style-name="P4">
Tags: ['Гроза', 'Погода', 'Прогноз']</text:p>
      <text:p text:style-name="P4">
Type: Article</text:p>
      <!--METADATA-->
      <text:p text:style-name="P4">
<draw:frame draw:style-name="fr1" draw:name="Image172" text:anchor-type="as-char" svg:width="6.9236in" svg:height="3.956343in" draw:z-index="0">
<draw:image xlink:href="../Images/yкринформ/2023-06-10T18-42-00-03-00/630_360_1630321937-393.jpg" xlink:type="simple" xlink:show="embed" xlink:actuate="onLoad" draw:mime-type="image/jpeg"/>
</draw:frame>
In Ukraine, thunderstorms with gusts of wind up to 20 m/s are expected in Ukraine, and a hail is likely.</text:p>
      <text:p text:style-name="P4">
Ukrinform was reported at the Ukrainian Hydrometeorological Center.</text:p>
      <text:p text:style-name="P4">
"On June 11 in Ukraine thunderstorms, gusts of wind 15-20 m/s, in Kherson, Zaporizhia, Lviv, Ternopil, Ivano-Frankivsk, Rivne Izhitomir regions significant <text:a xlink:type="simple" xlink:href="https://www.ukrinform.ua/tag-dos" text:style-name="Internet_20_link" text:visited-style-name="Visited_20_Internet_20_Link">
rain</text:a>
, in the afternoon in the southern regions in some areas of hail(And the level of danger, yellow)", - the message says.</text:p>
      <text:p text:style-name="P4">
<text:span text:style-name="T4">
 Read also: </text:span>
 <text:a xlink:type="simple" xlink:href="https://www.ukrinform.ua/rubric-regions/3720959-riven-vodi-v-ingulci-na-hersonsini-pidvisivsa-na-6-metriv.html" text:style-name="Internet_20_link" text:visited-style-name="Visited_20_Internet_20_Link">
<text:span text:style-name="T4">
 level </text:span>
 water in Ingulka in Kherson region increased by 6 meters</text:a>
It is noted that as a result of rains on the rivers of the Carpathian region, water levels are expected over current levels, without negative consequences: 10-11 June on the rivers of Transcarpathia for 0.3-1.5 m; June 10-12 on the rivers of basin, Dniester(Lviv, Ivano-Frankivsk region)by 0.3-1.3 m; June 10-12 Rivers of the subbassin of Prut and Serena by 0.5-1.3 m.(II level of danger - orange).</text:p>
      <text:p text:style-name="P4">
News Source: <text:a xlink:type="simple" xlink:href="https://www.ukrinform.ua/rubric-regions/3720999-na-ukrainu-nasuvaetsa-negoda-sinoptiki-poperedzaut-pro-grozi.html" text:style-name="Internet_20_link" text:visited-style-name="Visited_20_Internet_20_Link">
https://www.ukrinform.ua/rubric-regions/3720999-na-ukrainu-nasuvaetsa-negoda-sinoptiki-poperedzaut-pro-grozi.html</text:a>
</text:p>
      <!--NEWS-->
      <text:h text:style-name="P10" text:outline-level="1">
<text:span text:style-name="T4">
Parliament has increased their vacations to the military</text:span>
</text:h>
      <text:p text:style-name="P4">
Authors: Ukrinform (Person)</text:p>
      <text:p text:style-name="P4">
Publisher: Укринформ (Organization)</text:p>
      <text:p text:style-name="P4">
Published Time: 2023-06-10T18:44:00+03:00</text:p>
      <text:p text:style-name="P4">
Modified Time: 2023-06-10T18:44:00+03:00</text:p>
      <text:p text:style-name="P4">
Description: The Verkhovna Rada supported the bill to increase vacations to the military. - Ukrinform.</text:p>
      <text:p text:style-name="P4">
Images: ['<text:a xlink:type="simple" xlink:href="https://static.ukrinform.com/photos/2021_06/thumb_files/630_360_1623144009-889.jpg" text:style-name="Internet_20_link" text:visited-style-name="Visited_20_Internet_20_Link">
630_360_16231...</text:a>
']</text:p>
      <text:p text:style-name="P4">
Tags: ['Депутат', 'Верховна Рада', 'Відпустка']</text:p>
      <text:p text:style-name="P4">
Type: Article</text:p>
      <!--METADATA-->
      <text:p text:style-name="P4">
<draw:frame draw:style-name="fr1" draw:name="Image173" text:anchor-type="as-char" svg:width="6.9236in" svg:height="3.956343in" draw:z-index="0">
<draw:image xlink:href="../Images/yкринформ/2023-06-10T18-44-00-03-00/630_360_1623144009-889.jpg" xlink:type="simple" xlink:show="embed" xlink:actuate="onLoad" draw:mime-type="image/jpeg"/>
</draw:frame>
The Verkhovnarad supported the bill to increase vacations to the military.</text:p>
      <text:p text:style-name="P4">
According to Ukrinform, for the bill <text:a xlink:type="simple" xlink:href="https://itd.rada.gov.ua/billInfo/Bills/Card/42104" text:style-name="Internet_20_link" text:visited-style-name="Visited_20_Internet_20_Link">
No. 9378</text:a>
270 deputies voted, in [telegram] reported(https://t.me/yzheleznyak/4258)The People's Department of Yaroslav Zheleznyak.</text:p>
      <text:p text:style-name="P4">
"The military is granted a vacation for 30 days + 10 days under family circumstances of the pelvis of other valid reasons," he wrote.</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hohovskaya hydroelectric power station: The Council approved the resolution of the UN Rezoing to the UN</text:a>
The People's Deputy added that leave can be granted three times a year after the condition of no more than 30% of the total numerical servicemen.</text:p>
      <text:p text:style-name="P4">
As reported by Ukrinform, the Verkhovna Rada <text:a xlink:type="simple" xlink:href="https://www.ukrinform.ua/rubric-society/3716042-viplati-i-vidpustki-vijskovim-rada-pidtrimala-zakonoproekt-u-persomu-citanni.html" text:style-name="Internet_20_link" text:visited-style-name="Visited_20_Internet_20_Link">
May 30 approved in the first reading of the law # 9342</text:a>
, which provides for the settlement of payments and increasing the number of vacations for servicemen. But his consideration is delayed.</text:p>
      <text:p text:style-name="P4">
News Source: <text:a xlink:type="simple" xlink:href="https://www.ukrinform.ua/rubric-society/3721096-parlament-zbilsiv-vidpustki-vijskovim.html" text:style-name="Internet_20_link" text:visited-style-name="Visited_20_Internet_20_Link">
https://www.ukrinform.ua/rubric-society/3721096-parlament-zbilsiv-vidpustki-vijskovim.html</text:a>
</text:p>
      <!--NEWS-->
      <text:h text:style-name="P10" text:outline-level="1">
<text:span text:style-name="T4">
"Ingulets" and "LNZ" exchanged goals in the first match for disposal from UPL</text:span>
</text:h>
      <text:p text:style-name="P4">
Authors: Ukrinform (Person)</text:p>
      <text:p text:style-name="P4">
Publisher: Укринформ (Organization)</text:p>
      <text:p text:style-name="P4">
Published Time: 2023-06-10T18:55:00+03:00</text:p>
      <text:p text:style-name="P4">
Modified Time: 2023-06-10T18:55:00+03:00</text:p>
      <text:p text:style-name="P4">
Description: Ingulets played a draw in Petrov (1: 1) with Cherkasy LNZ in the first playoffs for dismissal from the Ukrainian Premier League (UPL). - Ukrinform.</text:p>
      <text:p text:style-name="P4">
Images: ['<text:a xlink:type="simple" xlink:href="https://static.ukrinform.com/photos/2023_06/thumb_files/630_360_1686415995-264.jpg" text:style-name="Internet_20_link" text:visited-style-name="Visited_20_Internet_20_Link">
630_360_16864...</text:a>
']</text:p>
      <text:p text:style-name="P4">
Tags: ['Футбол', 'Інгулець']</text:p>
      <text:p text:style-name="P4">
Type: Article</text:p>
      <!--METADATA-->
      <text:p text:style-name="P4">
<draw:frame draw:style-name="fr1" draw:name="Image174" text:anchor-type="as-char" svg:width="6.9236in" svg:height="3.956343in" draw:z-index="0">
<draw:image xlink:href="../Images/yкринформ/2023-06-10T18-55-00-03-00/630_360_1686415995-264.jpg" xlink:type="simple" xlink:show="embed" xlink:actuate="onLoad" draw:mime-type="image/jpeg"/>
</draw:frame>
Ingulets in Petrovoy played a draw(1:1)With Cherkasy "LNZ" in the first duel playoffle dismissal from the Ukrainian Premier League(UPL).</text:p>
      <text:p text:style-name="P4">
На гол Владислава Клименка на 46-й хвилині гості відповіли результативнимпенальті у виконанні Івана Тищенка на 57-й хвилині, передає Укрінформ.</text:p>
      <text:p text:style-name="P4">
<text:span text:style-name="T4">
Читайте також:</text:span>
 <text:a xlink:type="simple" xlink:href="https://www.ukrinform.ua/rubric-sports/3721098-veres-postupivsa-mfk-metalurgu-v-persomu-matci-na-vibuvanna-z-upl.html" text:style-name="Internet_20_link" text:visited-style-name="Visited_20_Internet_20_Link">
 « <text:span text:style-name="T4">
Верес</text:span>
 » поступився МФК «Металургу» в першому матчіна вибування з УПЛ </text:a>
The match between the teams will take place on June 14.</text:p>
      <text:p text:style-name="P4">
Photo: FC "Ingulets".</text:p>
      <text:p text:style-name="P4">
News Source: <text:a xlink:type="simple" xlink:href="https://www.ukrinform.ua/rubric-sports/3721098-veres-postupivsa-mfk-metalurgu-v-persomu-matci-na-vibuvanna-z-upl.html" text:style-name="Internet_20_link" text:visited-style-name="Visited_20_Internet_20_Link">
https://www.ukrinform.ua/rubric-sports/3721098-veres-postupivsa-mfk-metalurgu-v-persomu-matci-na-vibuvanna-z-upl.html</text:a>
</text:p>
      <!--NEWS-->
      <text:h text:style-name="P10" text:outline-level="1">
<text:span text:style-name="T4">
Ukrainians should always take care of each other - Zelensky</text:span>
</text:h>
      <text:p text:style-name="P4">
Authors: Ukrinform (Person)</text:p>
      <text:p text:style-name="P4">
Publisher: Укринформ (Organization)</text:p>
      <text:p text:style-name="P4">
Published Time: 2023-06-10T19:02:00+03:00</text:p>
      <text:p text:style-name="P4">
Modified Time: 2023-06-10T19:02:00+03:00</text:p>
      <text:p text:style-name="P4">
Description: The Ukrainian meaning for international relations is that we must always take care of each other. - Ukrinform.</text:p>
      <text:p text:style-name="P4">
Images: ['<text:a xlink:type="simple" xlink:href="https://static.ukrinform.com/photos/2023_06/thumb_files/630_360_1686412913-611.jpeg" text:style-name="Internet_20_link" text:visited-style-name="Visited_20_Internet_20_Link">
630_360_16864...</text:a>
']</text:p>
      <text:p text:style-name="P4">
Tags: ['Звернення', 'Зеленський', 'Війна з Росією']</text:p>
      <text:p text:style-name="P4">
Type: Article</text:p>
      <!--METADATA-->
      <text:p text:style-name="P4">
<draw:frame draw:style-name="fr1" draw:name="Image175" text:anchor-type="as-char" svg:width="6.9236in" svg:height="3.956343in" draw:z-index="0">
<draw:image xlink:href="../Images/yкринформ/2023-06-10T19-02-00-03-00/630_360_1686412913-611.jpeg" xlink:type="simple" xlink:show="embed" xlink:actuate="onLoad" draw:mime-type="image/jpeg"/>
</draw:frame>
The Ukrainian meaning for international relations is that we always have a care about one.</text:p>
      <text:p text:style-name="P4">
According to Ukrinform, about it in his <text:a xlink:type="simple" xlink:href="https://www.president.gov.ua/news/ukrayinskij-sens-dlya-mizhnarodnih-vidnosin-polyagaye-v-tomu-83525" text:style-name="Internet_20_link" text:visited-style-name="Visited_20_Internet_20_Link">
traditional treatment</text:a>
President of Ukraine Vladimirzelensky said.</text:p>
      <text:p text:style-name="P4">
<text:a xlink:type="simple" xlink:href="https://t.me/OP_UA/9700" text:style-name="Internet_20_link" text:visited-style-name="Visited_20_Internet_20_Link">
<text:span text:style-name="T5">
Viso: op</text:span>
</text:a>
_ <text:span text:style-name="T4">
 I wish health, dear Ukrainians!</text:span>
 _</text:p>
      <text:p text:style-name="P4">
Report for this day. The first is negotiations with Canada Prime Minister Justinomtudo.</text:p>
      <text:p text:style-name="P4">
Weapons and shells. There is a defensive package, including the 155th caliber. Coalition of modern fighters and training of our pilots is obvious progress. The Unato Movement - this is also the result today.</text:p>
      <text:p text:style-name="P4">
I am grateful and personally to Mr. Prime Minister, and all Canadians for the constant iodine support for our freedom.</text:p>
      <text:p text:style-name="P4">
The consequences of the Russian terrorist attack on the Kakhovsky hydroelectric power station were discussed in detail. Canadas who can help us recover from this disaster. We understand one in the steps they need. And it is necessary very promptly.</text:p>
      <text:p text:style-name="P4">
Of course, we will not stay away and the element through which the canada now passes.</text:p>
      <text:p text:style-name="P4">
Large -scale forest fires, tremendous natural losses and threat to people ... Ukraine preparation to help with fire extinguishing if Canada requires such international assistance.</text:p>
      <text:p text:style-name="P4">
Our Ukrainian meaning for international relations is that we should always be able to can be about each other when support is needed. And really help.</text:p>
      <text:p text:style-name="P4">
I am sure it will become global principles. Mutual action, mutual support, mutual force.</text:p>
      <text:p text:style-name="P4">
Now, unfortunately, we see that at some levels in the world there is simply a shadebnabisage for ecocide and human tragedy caused by the Russian terrorist attack of the Nakakhovsky Hydroelectric Power Plant.</text:p>
      <text:p text:style-name="P4">
When international organizations that should protect life on a global scale, even a week do not have time to form and send a rescue mission to a nailed territory when some world entities do not dare to get out even with clear and strong statements that would condemn this next Russian war, terrorists simply terrorists They are fueled by this weakness of the world, with this carelessness - it encourages them. And we have to overcome it. And we will overcome.</text:p>
      <text:p text:style-name="P4">
We click and encourage that international organizations, international support in the part of Kherson, where occupiers are now.</text:p>
      <text:p text:style-name="P4">
As of this time, more than 3,000 people have already been eachamed in the Kherson and Mykolaiv region. But again, it is only free-controlled, controlled by us.All this should be a separate fair and rigid responsibility of the Russian state and the Russian leadership.</text:p>
      <text:p text:style-name="P4">
And international organizations must work where we have not yet deduced our territories. Every life is important - all of Kherson, all south. Every city is Yelselo. We will do our best and impossible to help all people.</text:p>
      <text:p text:style-name="P4">
I thank each of our rescuer, military and police, local communities and international organizations that are currently operating in the Kherson region of Tamikolaevshchina, all our volunteers - everyone who helps to save the catastrophe zone, and animals and life in general ... and tell the world of the people who suffered.</text:p>
      <text:p text:style-name="P4">
I thank everyone who helps people after the strikes of Russian rockets and Iranian Shahaneda. Odesa… My condolences to the native those whose lives were taken last by Russian terror… More than 20 wounded. Everyone is assisted.</text:p>
      <text:p text:style-name="P4">
Like every day, gratitude is our soldiers. Everyone and everyone who is in front of the forefront, at combat posts and combat missions. Who destroys the enemy on the earth protects our sky. Thank you all who keep the position and who moves forward. "Khortytsia", "Tavriya" - thank you to each of our hero!</text:p>
      <text:p text:style-name="P4">
Maximum efforts to return peace to our country, every city, every village, every corner of Ukraine.</text:p>
      <text:p text:style-name="P4">
_<text:span text:style-name="T4">
Glory to Ukraine!</text:span>
 _</text:p>
      <text:p text:style-name="P4">
News Source: <text:a xlink:type="simple" xlink:href="https://www.ukrinform.ua/rubric-society/3721102-ukrainci-maut-zavzdi-dbati-odne-pro-odnogo-zelenskij.html" text:style-name="Internet_20_link" text:visited-style-name="Visited_20_Internet_20_Link">
https://www.ukrinform.ua/rubric-society/3721102-ukrainci-maut-zavzdi-dbati-odne-pro-odnogo-zelenskij.html</text:a>
</text:p>
      <!--NEWS-->
      <text:h text:style-name="P10" text:outline-level="1">
<text:span text:style-name="T4">
The mission of the International Criminal Court arrived in Kherson region</text:span>
</text:h>
      <text:p text:style-name="P4">
Authors: Ukrinform (Person)</text:p>
      <text:p text:style-name="P4">
Publisher: Укринформ (Organization)</text:p>
      <text:p text:style-name="P4">
Published Time: 2023-06-10T19:06:00+03:00</text:p>
      <text:p text:style-name="P4">
Modified Time: 2023-06-10T19:06:00+03:00</text:p>
      <text:p text:style-name="P4">
Description: Prosecutor General Andriy Kostin in Kherson held a meeting with representatives of law enforcement agencies to investigate the Kakhovskaya hydroelectric power station. - Ukrinform.</text:p>
      <text:p text:style-name="P4">
Images: ['<text:a xlink:type="simple" xlink:href="https://static.ukrinform.com/photos/2023_06/thumb_files/630_360_1686413277-854.jpg" text:style-name="Internet_20_link" text:visited-style-name="Visited_20_Internet_20_Link">
630_360_16864...</text:a>
']</text:p>
      <text:p text:style-name="P4">
Tags: ['Генпрокурор', 'Херсонщина', 'Каховська ГЕС', 'МКС', 'Андрій Костін']</text:p>
      <text:p text:style-name="P4">
Type: Article</text:p>
      <!--METADATA-->
      <text:p text:style-name="P4">
<draw:frame draw:style-name="fr1" draw:name="Image176" text:anchor-type="as-char" svg:width="6.9236in" svg:height="3.956343in" draw:z-index="0">
<draw:image xlink:href="../Images/yкринформ/2023-06-10T19-06-00-03-00/630_360_1686413277-854.jpg" xlink:type="simple" xlink:show="embed" xlink:actuate="onLoad" draw:mime-type="image/jpeg"/>
</draw:frame>
Prosecutor General Andriy Kostin in Kherson held a meeting with representatives of the Sigh Agency on the investigation of the Kakhovka hydroelectric power station.</text:p>
      <text:p text:style-name="P4">
He reported this in <text:a xlink:type="simple" xlink:href="https://www.facebook.com/AndriyKostinUa/posts/pfbid0w9W8vUTyEHwZHFm29nTRToRZCti3NDqZ3dy1Tht7ANKX4QZpFqVC9SkcEGK8cyHql" text:style-name="Internet_20_link" text:visited-style-name="Visited_20_Internet_20_Link">
Facebook</text:a>
, reports Ukrinform.</text:p>
      <text:p text:style-name="P4">
“He held a meeting with the management of the profile units of the Prosecutor General's Office, regional prosecutors, the management of the central office and the regional management of the Security Service of Ukraine. The priorities were determined: investigation of military gap -an attack on an object protected by the Geneva Conventions -and the ecocide, ”the Prosecutor General said.</text:p>
      <text:p text:style-name="P4">
According to him, the mission of the International Criminal Court also came to Kherson region.</text:p>
      <text:p text:style-name="P4">
“Colleagues arrived in <text:a xlink:type="simple" xlink:href="https://www.ukrinform.ua/tag-hersonsina" text:style-name="Internet_20_link" text:visited-style-name="Visited_20_Internet_20_Link">
Kherson region</text:a>
To prepare for investigative actions to blame the Kakhovka hydroelectric power station. They will see everything with their own eyes and make their own conclusions. The world has to know the truth about the horrific crimes that Russia commits in Ukraine, ” - said Kakostin.</text:p>
      <text:p text:style-name="P4">
He added that the scale of this crime of the Russian Federation is catastrophic. Only on the control of the right bank of the Dnieper, 58,000 civilians found themselves in the flood zone. Even worse is the situation on the temporarily occupied left bank.</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akhovskaya's undermining <text:span text:style-name="T4">
 HPP </text:span>
: The Council approved a resolution of the UN request</text:a>
The Prosecutor General also mentioned today's firing of the evacuation site in Kherson, which injured two volunteers.</text:p>
      <text:p text:style-name="P4">
*!(https://www.ukrinform.ua/rubric-regions/3721069-u-ricci-ingulec-na-hersonsini-viavili-perevisenna-dopustimogo-rivna-skidlivih-recovin.html)"Terror against peaceful people is an aggressor strategy. No doubt who is responsible for the catastrophe at the Kakhovka Hydroelectric Power Plant.On the fact of undermining the occupiers of the Kakhovka hydroelectric power station, law enforcement officers have started investigating under the article "Ecocid".</text:p>
      <text:p text:style-name="P4">
Ukrhydroenergo stated that the Kakhovka hydroelectric power station is completely destroyed and recoverable.</text:p>
      <text:p text:style-name="P4">
_ Photo: Facebook/Andriy Kostin _</text:p>
      <text:p text:style-name="P4">
News Source: <text:a xlink:type="simple" xlink:href="https://www.ukrinform.ua/rubric-regions/3721105-na-hersonsinu-pribula-misia-miznarodnogo-kriminalnogo-sudu.html" text:style-name="Internet_20_link" text:visited-style-name="Visited_20_Internet_20_Link">
https://www.ukrinform.ua/rubric-regions/3721105-na-hersonsinu-pribula-misia-miznarodnogo-kriminalnogo-sudu.html</text:a>
</text:p>
      <!--NEWS-->
      <text:h text:style-name="P10" text:outline-level="1">
<text:span text:style-name="T4">
From Kherson and Mykolaiv regions, more than three thousand people were evacuated - President</text:span>
</text:h>
      <text:p text:style-name="P4">
Authors: Ukrinform (Person)</text:p>
      <text:p text:style-name="P4">
Publisher: Укринформ (Organization)</text:p>
      <text:p text:style-name="P4">
Published Time: 2023-06-10T19:11:40+03:00</text:p>
      <text:p text:style-name="P4">
Modified Time: 2023-06-10T19:11:40+03:00</text:p>
      <text:p text:style-name="P4">
Description: After the enemy of the Kakhovka hydroelectric power station from the Kherson and Mykolaiv regions, more than 3,000 people were evacuated. - Ukrinform.</text:p>
      <text:p text:style-name="P4">
Images: ['<text:a xlink:type="simple" xlink:href="https://static.ukrinform.com/photos/2023_06/thumb_files/630_360_1686227928-706.jpg" text:style-name="Internet_20_link" text:visited-style-name="Visited_20_Internet_20_Link">
630_360_16862...</text:a>
']</text:p>
      <text:p text:style-name="P4">
Tags: ['Евакуація', 'Зеленський', 'Каховська ГЕС']</text:p>
      <text:p text:style-name="P4">
Type: Article</text:p>
      <!--METADATA-->
      <text:p text:style-name="P4">
<draw:frame draw:style-name="fr1" draw:name="Image181" text:anchor-type="as-char" svg:width="6.9236in" svg:height="3.956343in" draw:z-index="0">
<draw:image xlink:href="../Images/yкринформ/2023-06-10T19-11-40-03-00/630_360_1686227928-706.jpg" xlink:type="simple" xlink:show="embed" xlink:actuate="onLoad" draw:mime-type="image/jpeg"/>
</draw:frame>
The enemy of the Kakhovsky hydroelectric power station from the Kherson and Mykolaiv region was enemy more than 3,000 people.</text:p>
      <text:p text:style-name="P4">
This was reported in <text:a xlink:type="simple" xlink:href="https://t.me/OP_UA/9700" text:style-name="Internet_20_link" text:visited-style-name="Visited_20_Internet_20_Link">
video message</text:a>
Zelensky's Presidential Lordir, Ukrinform reports.</text:p>
      <text:p text:style-name="P4">
“As of this time, more than three thousand people have already been evaporated in the Kherson and Mykolaiv oblasts. But again, it is only free-controlled, controlled by us. In the occupied territory, only in some areas it is possible to help people: Russian terrorists do everything to make the victim as possible. Russian shellings continue - and even evaporation points, ”he said.</text:p>
      <text:p text:style-name="P4">
<text:a xlink:type="simple" xlink:href="https://t.me/OP_UA/9700" text:style-name="Internet_20_link" text:visited-style-name="Visited_20_Internet_20_Link">
<text:span text:style-name="T5">
Viso: op</text:span>
</text:a>
Zelensky noted that there is no real assistance to people in flooded areas for the sake of propaganda, and for the sake of people - Russia does not provide.</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hohovskaya hydroelectric power station: The Council approved the resolution of the UN Rezoing to the UN</text:a>
All this should be a separate, fair and rigid responsibility of the Russian state and the Russian leadership, says the President of Ukraine.</text:p>
      <text:p text:style-name="P4">
Zelensky thanked the rescuers, military, police and volunteers who help in Kherson and Mykolaiv region.</text:p>
      <text:p text:style-name="P4">
"I thank the journalists who spread the truth and tell the world of the history of people who have suffered," he said.</text:p>
      <text:p text:style-name="P4">
<text:span text:style-name="T4">
 Read also: </text:span>
 <text:a xlink:type="simple" xlink:href="https://www.ukrinform.ua/rubric-regions/3721013-rosiani-ne-vidkrivaut-gumanitarni-koridori-dla-dopomogi-ludam-na-zatoplenij-teritorii-veresuk.html" text:style-name="Internet_20_link" text:visited-style-name="Visited_20_Internet_20_Link">
Russians do not open humanitarian corridors to help people in the flooded area - Vereshchuk</text:a>
As it was reported, [on the night of June 6, the Russian army blew up the Kakhovskaya hydroelectric dam]](https://www.ukrinform.ua/rubric-other_news/3718791-pidriv-rosianami-kahovskoi-ges-vsi-novini.html). In the Kherson region, the evacuation of the population of anesthetics for which there is a risk of flooding as a result of blasting. On the fact of exploration of the Kakhovskaya hydroelectric power station, law enforcement officers began investigations of the lanting "Ecocid".</text:p>
      <text:p text:style-name="P4">
Ukrhydroenergo stated that the Kakhovka hydroelectric power station is completely destroyed and recoverable.</text:p>
      <text:p text:style-name="P4">
Photo: SES</text:p>
      <text:p text:style-name="P4">
News Source: <text:a xlink:type="simple" xlink:href="https://www.ukrinform.ua/rubric-regions/3721106-z-hersonskoi-ta-mikolaivskoi-oblastej-evakuuvali-ponad-tri-tisaci-ludej-prezident.html" text:style-name="Internet_20_link" text:visited-style-name="Visited_20_Internet_20_Link">
https://www.ukrinform.ua/rubric-regions/3721106-z-hersonskoi-ta-mikolaivskoi-oblastej-evakuuvali-ponad-tri-tisaci-ludej-prezident.html</text:a>
</text:p>
      <!--NEWS-->
      <text:h text:style-name="P10" text:outline-level="1">
<text:span text:style-name="T4">
Schwontek beat Mukhov and won Rolan Harros</text:span>
</text:h>
      <text:p text:style-name="P4">
Authors: Ukrinform (Person)</text:p>
      <text:p text:style-name="P4">
Publisher: Укринформ (Organization)</text:p>
      <text:p text:style-name="P4">
Published Time: 2023-06-10T19:12:09+03:00</text:p>
      <text:p text:style-name="P4">
Modified Time: 2023-06-10T19:12:09+03:00</text:p>
      <text:p text:style-name="P4">
Description: Today, June 10, the final match of Rolan Harros was held among women. - Ukrinform.</text:p>
      <text:p text:style-name="P4">
Images: ['<text:a xlink:type="simple" xlink:href="https://static.ukrinform.com/photos/2023_06/thumb_files/630_360_1686413452-697.jpg" text:style-name="Internet_20_link" text:visited-style-name="Visited_20_Internet_20_Link">
630_360_16864...</text:a>
']</text:p>
      <text:p text:style-name="P4">
Tags: ['Теніс']</text:p>
      <text:p text:style-name="P4">
Type: Article</text:p>
      <!--METADATA-->
      <text:p text:style-name="P4">
<draw:frame draw:style-name="fr1" draw:name="Image182" text:anchor-type="as-char" svg:width="6.9236in" svg:height="3.956343in" draw:z-index="0">
<draw:image xlink:href="../Images/yкринформ/2023-06-10T19-12-09-03-00/630_360_1686413452-697.jpg" xlink:type="simple" xlink:show="embed" xlink:actuate="onLoad" draw:mime-type="image/jpeg"/>
</draw:frame>
Today, on June 10, the final match "Rolan Harros" was held among women.</text:p>
      <text:p text:style-name="P4">
The first racket of the world Iga Schwontek from Poland won the Czech Tennisist Karolinumukho(№43 WTA)- 2: 1, reports Ukrinform.</text:p>
      <text:p text:style-name="P4">
During the match, the Polish tennis player made 3 double errors.</text:p>
      <text:p text:style-name="P4">
For Schwontek, it was the fourth final of the Great Helmet tournaments. According to the results of the murmur in Paris, Schwontek retained the title of the first "racket" of the world.</text:p>
      <text:p text:style-name="P4">
<text:span text:style-name="T4">
 Read also: </text:span>
 <text:a xlink:type="simple" xlink:href="https://www.ukrinform.ua/rubric-sports/3720884-katerina-bajndl-zupinilasa-u-cvertfinali-turniru-wta-125-v-horvatii.html" text:style-name="Internet_20_link" text:visited-style-name="Visited_20_Internet_20_Link">
Kateryna Bindl stopped at the Quarter Finals of the WTA125 tournament in Croatia</text:a>
Mukhov first reached the finals of the Great Helmet tournament.</text:p>
      <text:p text:style-name="P4">
Photo: planetsport.com</text:p>
      <text:p text:style-name="P4">
News Source: <text:a xlink:type="simple" xlink:href="https://www.ukrinform.ua/rubric-sports/3721107-svontek-obigrala-muhovu-i-peremogla-na-rolan-garros.html" text:style-name="Internet_20_link" text:visited-style-name="Visited_20_Internet_20_Link">
https://www.ukrinform.ua/rubric-sports/3721107-svontek-obigrala-muhovu-i-peremogla-na-rolan-garros.html</text:a>
</text:p>
      <!--NEWS-->
      <text:h text:style-name="P10" text:outline-level="1">
<text:span text:style-name="T4">
SBU special forces in a week destroyed 15 armor with Russian military</text:span>
</text:h>
      <text:p text:style-name="P4">
Authors: Ukrinform (Person)</text:p>
      <text:p text:style-name="P4">
Publisher: Укринформ (Organization)</text:p>
      <text:p text:style-name="P4">
Published Time: 2023-06-10T19:15:00+03:00</text:p>
      <text:p text:style-name="P4">
Modified Time: 2023-06-10T19:15:00+03:00</text:p>
      <text:p text:style-name="P4">
Description: The soldiers of the Special Purpose of the White Wolf of the Security Service of Ukraine destroyed 15 armor with the personnel of the Russian army in a week. - Ukrinform.</text:p>
      <text:p text:style-name="P4">
Images: ['<text:a xlink:type="simple" xlink:href="https://static.ukrinform.com/photos/2022_04/thumb_files/630_360_1648897458-663.jpg" text:style-name="Internet_20_link" text:visited-style-name="Visited_20_Internet_20_Link">
630_360_16488...</text:a>
']</text:p>
      <text:p text:style-name="P4">
Tags: ['СБУ', 'Танк', 'Війна з Росією']</text:p>
      <text:p text:style-name="P4">
Type: Article</text:p>
      <!--METADATA-->
      <text:p text:style-name="P4">
<draw:frame draw:style-name="fr1" draw:name="Image183" text:anchor-type="as-char" svg:width="6.9236in" svg:height="3.956343in" draw:z-index="0">
<draw:image xlink:href="../Images/yкринформ/2023-06-10T19-15-00-03-00/630_360_1648897458-663.jpg" xlink:type="simple" xlink:show="embed" xlink:actuate="onLoad" draw:mime-type="image/jpeg"/>
</draw:frame>
The Special Purpose Special Purpose of the Security Service of Ukraine has destroyed 15 armor with the personnel of the Russian army.</text:p>
      <text:p text:style-name="P4">
As Ukrinform reports, the SBU reported this in <text:a xlink:type="simple" xlink:href="https://www.facebook.com/watch/" text:style-name="Internet_20_link" text:visited-style-name="Visited_20_Internet_20_Link">
Facebook</text:a>
, published a corresponding video.</text:p>
      <text:p text:style-name="P4">
<text:span text:style-name="T4">
 Read also: </text:span>
 <text:a xlink:type="simple" xlink:href="https://www.ukrinform.ua/rubric-society/3720633-sbu-zatrimala-informatora-rf-akij-rozkidav-samorizi-dla-spovilnenna-kolon-zsu-v-limani.html" text:style-name="Internet_20_link" text:visited-style-name="Visited_20_Internet_20_Link">
<text:span text:style-name="T4">
 SBU </text:span>
 I detained the Russian informant who scattered the self -rheevering of the Armed Forces in the estuary</text:a>
Among the special forces destroyed in a week also seven tanks, armored vehicles, trucks and engineering equipment of the invaders.</text:p>
      <text:p text:style-name="P4">
As reported by Ukrinform, the Defense Forces of Ukraine from February 24, 2022 to June 10, 2023 <text:a xlink:type="simple" xlink:href="https://www.ukrinform.ua/rubric-ato/3720850-zsu-znisili-vze-214-660-rosijskih-zagarbnikiv.html" text:style-name="Internet_20_link" text:visited-style-name="Visited_20_Internet_20_Link">
liquidated about 214 thousand 660 Russian invaders</text:a>
In particular, 890 people have been in the past day.</text:p>
      <text:p text:style-name="P4">
News Source: <text:a xlink:type="simple" xlink:href="https://www.ukrinform.ua/rubric-ato/3720977-specpriznacenci-sbu-za-tizden-znisili-15-blindaziv-iz-rosijskimi-vijskovimi.html" text:style-name="Internet_20_link" text:visited-style-name="Visited_20_Internet_20_Link">
https://www.ukrinform.ua/rubric-ato/3720977-specpriznacenci-sbu-za-tizden-znisili-15-blindaziv-iz-rosijskimi-vijskovimi.html</text:a>
</text:p>
      <!--NEWS-->
      <text:h text:style-name="P10" text:outline-level="1">
<text:span text:style-name="T4">
Ukrainian Aviation has struck the enemy of 17 beats</text:span>
</text:h>
      <text:p text:style-name="P4">
Authors: Ukrinform (Person)</text:p>
      <text:p text:style-name="P4">
Publisher: Укринформ (Organization)</text:p>
      <text:p text:style-name="P4">
Published Time: 2023-06-10T19:23:19+03:00</text:p>
      <text:p text:style-name="P4">
Modified Time: 2023-06-10T19:23:19+03:00</text:p>
      <text:p text:style-name="P4">
Description: During the day, Ukrainian aviation struck 17 beats on the enemy. - Ukrinform.</text:p>
      <text:p text:style-name="P4">
Images: ['<text:a xlink:type="simple" xlink:href="https://static.ukrinform.com/photos/2022_11/thumb_files/630_360_1667494999-690.jpg" text:style-name="Internet_20_link" text:visited-style-name="Visited_20_Internet_20_Link">
630_360_16674...</text:a>
']</text:p>
      <text:p text:style-name="P4">
Tags: ['Генштаб', 'ЗСУ', 'Війна з Росією']</text:p>
      <text:p text:style-name="P4">
Type: Article</text:p>
      <!--METADATA-->
      <text:p text:style-name="P4">
<draw:frame draw:style-name="fr1" draw:name="Image184" text:anchor-type="as-char" svg:width="6.9236in" svg:height="3.956343in" draw:z-index="0">
<draw:image xlink:href="../Images/yкринформ/2023-06-10T19-23-19-03-00/630_360_1667494999-690.jpg" xlink:type="simple" xlink:show="embed" xlink:actuate="onLoad" draw:mime-type="image/jpeg"/>
</draw:frame>
During the day, Ukrainian aviation struck 17 beats on the enemy.</text:p>
      <text:p text:style-name="P4">
According to Ukrinform, the General Staff of the Armed Forces of Ukraine reported on <text:a xlink:type="simple" xlink:href="https://www.facebook.com/GeneralStaff.ua/posts/pfbid02xzCaTFwcpCJV22dZmfGBKoKqBmr6RrVTCpEm81MMqiZ5DRyhNnyGLwvZFMAikhwHl" text:style-name="Internet_20_link" text:visited-style-name="Visited_20_Internet_20_Link">
Facebook</text:a>
Having published prompt information as of 18:00 Saturday, June 10.</text:p>
      <text:p text:style-name="P4">
In total, the Ukrainian aviation per day made 17 beats on the enemy: 15-the pereyons of concentration of personnel, two more-on anti-aircraft missile complexes.</text:p>
      <text:p text:style-name="P4">
<text:span text:style-name="T4">
 Read also: </text:span>
 [In the Bakhmut direction border guards shot the ignition(https://www.ukrinform.ua/rubric-ato/3721086-na-bahmutskomu-napramku-prikordonniki-postrilom-iz-granatometa-zneskodili-grupu-rosian.html)The units of rocket troops and artillery of the Armed Forces, for their part, were struck by two points of management, five areas of concentration of live power, weapons and military equipment, one artillery unit in a fiery position and four more important objects of invaders.</text:p>
      <text:p text:style-name="P4">
On June 10, the Russian army struck on June 10 on June 10 by the next strike by considering eight missiles, including four types of Iskander, and 35 Shaahd striker. The Russians also made 66 aviation strikes and 39 shelling of the reactive volley fire systems.</text:p>
      <text:p text:style-name="P4">
As a result of hostile attacks, they are killed and injured among civilians, destroyed and damaged private homes, other civilian and administrative infrastructure.</text:p>
      <text:p text:style-name="P4">
The General Staff warns that the likelihood of carrying out rocket launchers throughout the territory of Ukraine remains very high.</text:p>
      <text:p text:style-name="P4">
<text:span text:style-name="T4">
 Read also: </text:span>
 <text:a xlink:type="simple" xlink:href="https://www.ukrinform.ua/rubric-ato/3721068-malar-peredala-podaku-prezidenta-brigadam-aki-zaraz-vedut-aktivni-bojovi-dii.html" text:style-name="Internet_20_link" text:visited-style-name="Visited_20_Internet_20_Link">
Painter has given gratitude to the President Brigades who will instill active fighting</text:a>
_ <text:span text:style-name="T4">
 In Volyn and Polissya directions </text:span>
 _ the operational situation has not suffered significantly.</text:p>
      <text:p text:style-name="P4">
_ <text:span text:style-name="T4">
 At Siversky and Slobozhansky </text:span>
 _ the Russian army fired at changes and artillery Senkivka, Chernihiv region, Novasilovka, Middle-Buddha, Chukovka, Kharkiv, Sosnivka, Steps Unterty and Maluvichny Kharkiv region._ <text:span text:style-name="T4">
 In the Lyman direction </text:span>
 _ during the day the invaders took unspecified actions in the area of Bigorivka, from aviation were beaten by Nevsky, Yampolivka, Zarichny, Lyman, controversy, cheerful, Razdolivka and Rai-Alexandrovtsidnetsky region.</text:p>
      <text:p text:style-name="P4">
<text:span text:style-name="T4">
 Read also: </text:span>
 <text:a xlink:type="simple" xlink:href="https://www.ukrinform.ua/rubric-ato/3720949-na-hersonsini-zsu-vdarili-po-rosijskih-zagarbnikah-na-arabatskij-strilci-hlan.html" text:style-name="Internet_20_link" text:visited-style-name="Visited_20_Internet_20_Link">
in the Kherson region of the Armed Forces hit Russian <text:span text:style-name="T4">
 invaders </text:span>
 Akhna Arabat Arrow - Khlan</text:a>
The artillery strikes from the Russians were suffered by Nevskoye and Bigorivka of the Lugansk region, as well as Yampolivka, Torke, Verkhnyamyansk, controversial and Razdolivkadonetsk region.</text:p>
      <text:p text:style-name="P4">
_ <text:span text:style-name="T4">
 In the Bakhmut direction </text:span>
 _ the Russian troops took offensive actions in the direction of the white mountain, but they did not have success. From aviation, the enemy attacked the areas of White Mountain, Diliyivka, Toretsk and New York of Donetsk region.</text:p>
      <text:p text:style-name="P4">
The districts of Russian artillery were affected by districts of Vasyukivka, Orikhovo-Vasylivka, Ivanovsky, White Mountains, Friendship, Toretsk, Iron and North Donetsk region.</text:p>
      <text:p text:style-name="P4">
_ <text:span text:style-name="T4">
 In the Avdeevsky direction </text:span>
 _ Russian troops of offensive actions were not performed, instead beat from aviation in the districts of Avdiivka and Nevelsky, Zartylery fired at districts of Avdiivka, Vodyany, Pervomaisky and Karlovkidonetsk region.</text:p>
      <text:p text:style-name="P4">
<text:span text:style-name="T4">
 Read also: </text:span>
 <text:a xlink:type="simple" xlink:href="https://www.ukrinform.ua/rubric-ato/3720970-genstab-pokazav-ak-ukrainski-vijskovi-u-britanii-navcautsa-vedennu-bou-v-umovah-lisu.html" text:style-name="Internet_20_link" text:visited-style-name="Visited_20_Internet_20_Link">
General Staff showed how Ukrainian military in British studies the fighting in the forest</text:a>
_ <text:span text:style-name="T4">
 In the Mariinsky direction </text:span>
 _ the forces of defense reflected all hostile attacks in the area. The Russians struck the aviation strike in the Krasnogorivka area, artillery - in the areas of the sharp, Maksimilyanivka, Marinka, Vicoda Yonomakhailivka of Donetsk region.</text:p>
      <text:p text:style-name="P4">
_ <text:span text:style-name="T4">
 In the Shakhtarsky </text:span>
 _ the invaders hit the aviation in the areas of the plants, the Golden Niva and the Greater Novosilka, fired at the Donetsk region.</text:p>
      <text:p text:style-name="P4">
_ <text:span text:style-name="T4">
 In Zaporizhzhya and Kherson </text:span>
 _ the Russian army continues defensive actions. Aviation blows were struck by the enemy in the districts of Novopavlivka, Gulyaypol and Orikhov of Zaporizhzhya region.</text:p>
      <text:p text:style-name="P4">
More than 20 settlements, including Uremivka, Novosilka and Novopoil of Donetsk region, Olgiv, Malynivka, Gulyaypole, Railway, Belogorye, Steppe and Kamyansky Zaporizhzhya region, Kherson, Golden Balka and Sadovoya region, have experienced artillery shelling.According to the General Staff, the Russian troops continue to suffer large losses, which are to hide. Thus, in the temporarily captured Berdyansk Zaporizhzhya region, the invaders closed to visit the territory in the western part of the city morgue. In the territory of the morgue, there is a cluster of ten sanitary cars and several refrigerators.</text:p>
      <text:p text:style-name="P4">
The movement of sanitary machines in the north direction to the line of combat collision continues.</text:p>
      <text:p text:style-name="P4">
As reported by Ukrinform, on June 10, Russian invaders launched eight landscapes of different types of land and 35 shock-paddeds Shahd-136/131, directing them by critical infrastructure and military facilities.</text:p>
      <text:p text:style-name="P4">
The forces and means of air defense have destroyed two winged missiles and 20 shohod-136/131 enemy.</text:p>
      <text:p text:style-name="P4">
News Source: <text:a xlink:type="simple" xlink:href="https://www.ukrinform.ua/rubric-ato/3721111-ukrainska-aviacia-zavdala-po-vorogu-17-udariv.html" text:style-name="Internet_20_link" text:visited-style-name="Visited_20_Internet_20_Link">
https://www.ukrinform.ua/rubric-ato/3721111-ukrainska-aviacia-zavdala-po-vorogu-17-udariv.html</text:a>
</text:p>
      <!--NEWS-->
      <text:h text:style-name="P10" text:outline-level="1">
<text:span text:style-name="T4">
Parliament has approved a new version of the Consumer Protection Act</text:span>
</text:h>
      <text:p text:style-name="P4">
Authors: Ukrinform (Person)</text:p>
      <text:p text:style-name="P4">
Publisher: Укринформ (Organization)</text:p>
      <text:p text:style-name="P4">
Published Time: 2023-06-10T19:38:00+03:00</text:p>
      <text:p text:style-name="P4">
Modified Time: 2023-06-10T19:38:00+03:00</text:p>
      <text:p text:style-name="P4">
Description: The Verkhovna Rada approved a new version of the Law on Consumer Protection. - Ukrinform.</text:p>
      <text:p text:style-name="P4">
Images: ['<text:a xlink:type="simple" xlink:href="https://static.ukrinform.com/photos/2021_11/thumb_files/630_360_1638277056-325.jpg" text:style-name="Internet_20_link" text:visited-style-name="Visited_20_Internet_20_Link">
630_360_16382...</text:a>
']</text:p>
      <text:p text:style-name="P4">
Tags: ['Депутат', 'Закон', 'Верховна Рада']</text:p>
      <text:p text:style-name="P4">
Type: Article</text:p>
      <!--METADATA-->
      <text:p text:style-name="P4">
<draw:frame draw:style-name="fr1" draw:name="Image185" text:anchor-type="as-char" svg:width="6.9236in" svg:height="3.956343in" draw:z-index="0">
<draw:image xlink:href="../Images/yкринформ/2023-06-10T19-38-00-03-00/630_360_1638277056-325.jpg" xlink:type="simple" xlink:show="embed" xlink:actuate="onLoad" draw:mime-type="image/jpeg"/>
</draw:frame>
The Verkhovnarad adopted a new version of the Law on Consumer Protection.</text:p>
      <text:p text:style-name="P4">
This was reported by MP Yaroslav Zheleznyak in <text:a xlink:type="simple" xlink:href="https://t.me/yzheleznyak/4257" text:style-name="Internet_20_link" text:visited-style-name="Visited_20_Internet_20_Link">
telegram</text:a>
, reports Ukrinform.</text:p>
      <text:p text:style-name="P4">
According to parliamentarian, <text:a xlink:type="simple" xlink:href="https://itd.rada.gov.ua/billInfo/Bills/Card/27942" text:style-name="Internet_20_link" text:visited-style-name="Visited_20_Internet_20_Link">
Bill No. 6134</text:a>
In the second reading and in general, 263 MPs were supported.</text:p>
      <text:p text:style-name="P4">
<text:span text:style-name="T4">
 Read also: </text:span>
 <text:a xlink:type="simple" xlink:href="https://www.ukrinform.ua/rubric-society/3721096-parlament-zbilsiv-vidpustki-vijskovim.html" text:style-name="Internet_20_link" text:visited-style-name="Visited_20_Internet_20_Link">
Parliament has increased their vacations to the military</text:a>
The explanatory note states that the document was designed for the purpose of combining national legislation on the protection of consumer rights of the European Union to the consumer and harmonization of the law enforcement system in Ukraine with the principles, approaches, approaches and practices of the EU.</text:p>
      <text:p text:style-name="P4">
The law regulates relations between consumers of goods, works and services and entities, regardless of the form of ownership that produce, sell sociable foodstuffs, perform work or provide services, sets right -handers, and determines the mechanisms for their protection and the basis for the implementation consumers.</text:p>
      <text:p text:style-name="P4">
<text:span text:style-name="T4">
 Read also: </text:span>
 <text:a xlink:type="simple" xlink:href="https://www.ukrinform.ua/rubric-economy/3721097-rada-unemozlivila-manipulacii-pid-cas-kupivli-ta-prodazu-elektroenergii.html" text:style-name="Internet_20_link" text:visited-style-name="Visited_20_Internet_20_Link">
Council made it impossible to manipulate during purchase and selling electricity</text:a>
It also regulates consumers' rights in the field of e -commerce.</text:p>
      <text:p text:style-name="P4">
As it was reported, the State Service for Consumer Food Safety and its territorial bodies considered 850 requests for public information during 2022.</text:p>
      <text:p text:style-name="P4">
News Source: <text:a xlink:type="simple" xlink:href="https://www.ukrinform.ua/rubric-society/3721117-parlament-uhvaliv-novu-redakciu-zakonu-pro-zahist-prav-spozivaciv.html" text:style-name="Internet_20_link" text:visited-style-name="Visited_20_Internet_20_Link">
https://www.ukrinform.ua/rubric-society/3721117-parlament-uhvaliv-novu-redakciu-zakonu-pro-zahist-prav-spozivaciv.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10T19:44:00+03:00</text:p>
      <text:p text:style-name="P4">
Modified Time: 2023-06-10T23:44: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86" text:anchor-type="as-char" svg:width="6.9236in" svg:height="3.956343in" draw:z-index="0">
<draw:image xlink:href="../Images/yкринформ/2023-06-10T19-44-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Ukrainian sailing championship was held for the first time in Lviv region</text:span>
</text:h>
      <text:p text:style-name="P4">
Authors: Ukrinform (Person)</text:p>
      <text:p text:style-name="P4">
Publisher: Укринформ (Organization)</text:p>
      <text:p text:style-name="P4">
Published Time: 2023-06-10T19:50:00+03:00</text:p>
      <text:p text:style-name="P4">
Modified Time: 2023-06-10T19:50:00+03:00</text:p>
      <text:p text:style-name="P4">
Description: The Ukrainian sailing championship was held this year on Lake Sirko in the Yavoriv district of Lviv region. - Ukrinform.</text:p>
      <text:p text:style-name="P4">
Images: ['<text:a xlink:type="simple" xlink:href="https://static.ukrinform.com/photos/2023_06/thumb_files/630_360_1686415105-6904.jpeg" text:style-name="Internet_20_link" text:visited-style-name="Visited_20_Internet_20_Link">
630_360_16864...</text:a>
']</text:p>
      <text:p text:style-name="P4">
Tags: ['Львівщина', 'Спорт', 'Змагання']</text:p>
      <text:p text:style-name="P4">
Type: Article</text:p>
      <!--METADATA-->
      <text:p text:style-name="P4">
<draw:frame draw:style-name="fr1" draw:name="Image187" text:anchor-type="as-char" svg:width="6.9236in" svg:height="3.956343in" draw:z-index="0">
<draw:image xlink:href="../Images/yкринформ/2023-06-10T19-50-00-03-00/630_360_1686415105-6904.jpeg" xlink:type="simple" xlink:show="embed" xlink:actuate="onLoad" draw:mime-type="image/jpeg"/>
</draw:frame>
The Ukrainian sailing championship was held this year on Lake Sirka to the Kazovgovsky District of Lviv Oblast.</text:p>
      <text:p text:style-name="P4">
According to the correspondent of Ukrinform, through the occupation of Crimea, the danger of shelling of Mykolaiv, Odessa, Zaporizhzhya regions for the first time Lviv region is accepting the masters of sailing sports.</text:p>
      <text:p text:style-name="P4">
“The geography of sailing sports is such that it is the south and the center of Ukraine, since the championships were previously happening there. But we were lucky that there is a strong -headed team that is supported by the business and the dream of holding the Ukrainian Championships here. I hope that in the near future we will open school sports here, ” - said the head of the youth and sports department Roman Khimak.</text:p>
      <text:p text:style-name="P4">
The Championship of Ukraine on Lake Sirka was held on June 1 - 10 in two stages. About 80 athletes from different regions of Ukraine took part in 11 age -olds. They presented their skills in 4 types of ILCA and Ultra programs, and the assembly of the competition consisted of 12 fleet races. On the last day of the competition, the youngest participants of the competition, in the age categories from 7 to 12 years, class "Terra" showed.</text:p>
      <text:p text:style-name="P4">
The head of the Galician sailing Association Myron Humenetsky said that for children who seek yaching, the opportunities are now very limited. The number of participants of the Ukrainian Championship has decreased almost 10 times with relatively upstanding competitions.</text:p>
      <text:p text:style-name="P4">
*!(https://www.ukrinform.ua/rubric-sports/3720954-u-singapuri-rozpocinaetsa-etap-svitovoi-serii-z-plaznoi-borotbi.html)“There are many problems at this time, because children need not lose skills, move out the boats. There are participants who have gone abroad and train there, Eperesetans, such as Mariupols who live in Kiev, but stand for <text:a xlink:type="simple" xlink:href="https://www.ukrinform.ua/tag-mariupol" text:style-name="Internet_20_link" text:visited-style-name="Visited_20_Internet_20_Link">
Mariupol</text:a>
. This regatta is not only a event for Ukraine, but also an opportunity for us to develop a sailing of Uregion, and the Yavoriv Sea is quite suitable for this, ” - said Gumenetsky.</text:p>
      <text:p text:style-name="P4">
</text:p>
      <text:p text:style-name="P4">
The partner of the Galician sailing Association Oksana Novikova noted that Tsuvodoim was chosen because she is the largest in the Lviv region - about three kilometers, up to 70 meters.</text:p>
      <text:p text:style-name="P4">
“It was a sulfur quarry and the water is very clean here. The dance is not surrounded by the forest of the chizabudo, and for sailing sports the main thing is that the wind has a wind. Isudi and participants are satisfied, ”she said.</text:p>
      <text:p text:style-name="P4">
After the awarding of the participants, a concert with the participation of Solomiya Chubai, the Inso-Lviv Orchestra and the Miklukho Maklay ethno-group, as well as treating Ukrainian Cossacks, were treated.</text:p>
      <text:p text:style-name="P4">
As reported by Ukrinform, the International Federation of Sailing(World Sailing)left valid <text:a xlink:type="simple" xlink:href="https://www.ukrinform.ua/rubric-sports/3713477-miznarodna-federacia-vitrilnogo-sportu-pidtverdila-vidstoronenna-rosian-i-bilorusiv.html" text:style-name="Internet_20_link" text:visited-style-name="Visited_20_Internet_20_Link">
removal of Russian and Belarusian athletes</text:a>
By April 20124.</text:p>
      <text:p text:style-name="P4">
News Source: <text:a xlink:type="simple" xlink:href="https://www.ukrinform.ua/rubric-sports/3721120-cempionat-ukraini-z-vitrilnogo-sportu-vperse-vidbuvsa-na-lvivsini.html" text:style-name="Internet_20_link" text:visited-style-name="Visited_20_Internet_20_Link">
https://www.ukrinform.ua/rubric-sports/3721120-cempionat-ukraini-z-vitrilnogo-sportu-vperse-vidbuvsa-na-lvivsini.html</text:a>
</text:p>
      <!--NEWS-->
      <text:h text:style-name="P10" text:outline-level="1">
<text:span text:style-name="T4">
Due to the blasting of the Russians Kakhovskaya Hydroelectric Persons, 29 people are considered missing persons</text:span>
</text:h>
      <text:p text:style-name="P4">
Authors: Ukrinform (Person)</text:p>
      <text:p text:style-name="P4">
Publisher: Укринформ (Organization)</text:p>
      <text:p text:style-name="P4">
Published Time: 2023-06-10T19:51:00+03:00</text:p>
      <text:p text:style-name="P4">
Modified Time: 2023-06-10T19:51:00+03:00</text:p>
      <text:p text:style-name="P4">
Description: As a result of the blasting of the Russian troops, the Kakhovsky Hydroelectric Tti power plants are considered missing. - Ukrinform.</text:p>
      <text:p text:style-name="P4">
Images: ['<text:a xlink:type="simple" xlink:href="https://static.ukrinform.com/photos/2023_06/thumb_files/630_360_1686392196-843.jpg" text:style-name="Internet_20_link" text:visited-style-name="Visited_20_Internet_20_Link">
630_360_16863...</text:a>
']</text:p>
      <text:p text:style-name="P4">
Tags: ['Клименко', 'МВС', 'Каховська ГЕС', 'Єдині новини']</text:p>
      <text:p text:style-name="P4">
Type: Article</text:p>
      <!--METADATA-->
      <text:p text:style-name="P4">
<draw:frame draw:style-name="fr1" draw:name="Image189" text:anchor-type="as-char" svg:width="6.9236in" svg:height="3.956343in" draw:z-index="0">
<draw:image xlink:href="../Images/yкринформ/2023-06-10T19-51-00-03-00/630_360_1686392196-843.jpg" xlink:type="simple" xlink:show="embed" xlink:actuate="onLoad" draw:mime-type="image/jpeg"/>
</draw:frame>
As a result of the Russian troops, the Kakhovsky Hydroelectric Troops 29 people think of missing persons.</text:p>
      <text:p text:style-name="P4">
The Minister of Internal Affairs Klimenko reported this on the air of the only news, Ukrinform reports with reference to <text:a xlink:type="simple" xlink:href="https://mvs.gov.ua/uk/news/igor-klimenko-pro-rezultati-piatogo-dnia-riatuvalnoyi-operaciyi-na-xersonshhini" text:style-name="Internet_20_link" text:visited-style-name="Visited_20_Internet_20_Link">
Ministry of Internal Affairs of Ukraine</text:a>
.</text:p>
      <text:p text:style-name="P4">
“At this point, we saved 2678 people. We try to carry out evacuation measures, even though the enemy fired at constantly evacuation, firing our rescuers, police and volunteers. But today we have saved eighty people, ”Klimenko said.</text:p>
      <text:p text:style-name="P4">
The minister reported that 29 people were considered missing. Vint also noted that the hotline phone phone is around the clock, and citizens could turn to the police.</text:p>
      <text:p text:style-name="P4">
In addition, Klimenko again turned to volunteers. “All volunteers who work in Kherson, all of them are accounted for, we communicate with them. We have to understand how many we have vessels. We must clearly understand how much and means we can operate every hour, every minute, ” - said.</text:p>
      <text:p text:style-name="P4">
Earlier in <text:a xlink:type="simple" xlink:href="https://www.facebook.com/iklymenko.fb/posts/pfbid02ymCGAktmJY12HZenFZ48XSm9pLc2LobZPJfpg8ywzo263ewM71K1kuyvRKPPb1Ecl" text:style-name="Internet_20_link" text:visited-style-name="Visited_20_Internet_20_Link">
Facebook</text:a>
Klimenko reported 27 missing missing.</text:p>
      <text:p text:style-name="P4">
According to him, as of 12:00 on June 10, 2620 people were evacuated, 160 are children. As a result of hostile shelling during evacuation events, 11 people were injured.</text:p>
      <text:p text:style-name="P4">
"We are trying to continue the evacuation measures, but the enemy is mercilessly firing. We are not soothing forces and faith: we do everything to save people," the minister added.</text:p>
      <text:p text:style-name="P4">
<text:span text:style-name="T4">
 Read also: </text:span>
 <text:a xlink:type="simple" xlink:href="https://www.ukrinform.ua/rubric-regions/3720959-riven-vodi-v-ingulci-na-hersonsini-pidvisivsa-na-6-metriv.html" text:style-name="Internet_20_link" text:visited-style-name="Visited_20_Internet_20_Link">
water level in Ingulka in Kherson region increased by 6 meters</text:a>
According to Klimenko, at this time in the Kherson region, 47 settlements were actually flooded, 33(3815 houses)- on the control of Ukraine, 14 - on a temporarily seized one.</text:p>
      <text:p text:style-name="P4">
31 settlements were flooded in the Nikolaev area. 936 people were evacuated there, 167 of them were children. One person was killed.</text:p>
      <text:p text:style-name="P4">
In the Dnipropetrovsk region there is no water supply in more than 89 thousand subscribers 26 settlements. In cooperation with the local authorities, transportation and technical water is carried out.As reported by Ukrinform, on the night of June 6 <text:a xlink:type="simple" xlink:href="https://www.ukrinform.ua/rubric-other_news/3718791-pidriv-rosianami-kahovskoi-ges-vsi-novini.html" text:style-name="Internet_20_link" text:visited-style-name="Visited_20_Internet_20_Link">
the Russian army blown up the Dumbleukhove hydroelectric power station</text:a>
. Even before lunch, almost all of the station was discharged underwater, it is not recoverable.</text:p>
      <text:p text:style-name="P4">
According to intelligence, <text:a xlink:type="simple" xlink:href="https://www.ukrinform.ua/rubric-ato/3720269-risenna-pro-pidriv-kahovskoi-ges-viddavav-osobisto-putin-rozvidka.html" text:style-name="Internet_20_link" text:visited-style-name="Visited_20_Internet_20_Link">
an explosion on Kakhovskaya hydroelectric power plant was internal</text:a>
, detonation - managed. The decision was submitted personally by the President of the Russian Federation Vladimir Putin.</text:p>
      <text:p text:style-name="P4">
<text:span text:style-name="T5">
Foto: Igor Klimenko, Facebook</text:span>
</text:p>
      <text:p text:style-name="P4">
News Source: <text:a xlink:type="simple" xlink:href="https://www.ukrinform.ua/rubric-regions/3720969-cerez-pidriv-rosianami-kahovskoi-ges-zniklimi-bezvisti-vvazautsa-27-ludej.html" text:style-name="Internet_20_link" text:visited-style-name="Visited_20_Internet_20_Link">
https://www.ukrinform.ua/rubric-regions/3720969-cerez-pidriv-rosianami-kahovskoi-ges-zniklimi-bezvisti-vvazautsa-27-ludej.html</text:a>
</text:p>
      <!--NEWS-->
      <text:h text:style-name="P10" text:outline-level="1">
<text:span text:style-name="T4">
Shmigal discussed the participation of Canada in the reconstruction of Ukraine</text:span>
</text:h>
      <text:p text:style-name="P4">
Authors: Ukrinform (Person)</text:p>
      <text:p text:style-name="P4">
Publisher: Укринформ (Organization)</text:p>
      <text:p text:style-name="P4">
Published Time: 2023-06-10T1:53:00+03:00</text:p>
      <text:p text:style-name="P4">
Modified Time: 2023-06-10T20:53:00+03:00</text:p>
      <text:p text:style-name="P4">
Description: Prime Minister of Ukraine Denis Shmigal discussed Canada's Prime Minister with Prime Minister of Canada in the reconstruction of Ukraine. - Ukrinform.</text:p>
      <text:p text:style-name="P4">
Images: ['<text:a xlink:type="simple" xlink:href="https://static.ukrinform.com/photos/2023_06/thumb_files/630_360_1686419529-635.jpg" text:style-name="Internet_20_link" text:visited-style-name="Visited_20_Internet_20_Link">
630_360_16864...</text:a>
']</text:p>
      <text:p text:style-name="P4">
Tags: ['Канада', 'Трюдо', 'Шмигаль']</text:p>
      <text:p text:style-name="P4">
Type: Article</text:p>
      <!--METADATA-->
      <text:p text:style-name="P4">
<draw:frame draw:style-name="fr1" draw:name="Image191" text:anchor-type="as-char" svg:width="6.9236in" svg:height="3.956343in" draw:z-index="0">
<draw:image xlink:href="../Images/yкринформ/2023-06-10T1-53-00-03-00/630_360_1686419529-635.jpg" xlink:type="simple" xlink:show="embed" xlink:actuate="onLoad" draw:mime-type="image/jpeg"/>
</draw:frame>
Prime Minister of Ukraine Denis Shmigal discussed the participation of Canada in the reconstruction of Ukraine with Prime Minister of Canada.</text:p>
      <text:p text:style-name="P4">
As Ukrinform reports, Shmigal reported in <text:a xlink:type="simple" xlink:href="https://t.me/Denys_Smyhal/5357" text:style-name="Internet_20_link" text:visited-style-name="Visited_20_Internet_20_Link">
telegram</text:a>
.</text:p>
      <text:p text:style-name="P4">
“I am happy to meet in Kiev with Canada Prime Minister Justin Trudeau. First of all, he dressed for an additional $ 400 million of military assistance, ”Shmigal said.</text:p>
      <text:p text:style-name="P4">
<text:span text:style-name="T4">
 Read also: </text:span>
 <text:a xlink:type="simple" xlink:href="https://www.ukrinform.ua/rubric-polytics/3721126-premer-kanadi-vistupiv-u-verhovnij-radi.html" text:style-name="Internet_20_link" text:visited-style-name="Visited_20_Internet_20_Link">
Canada Prime Minister has made in the Verkhovna Rada</text:a>
According to him, there are huge challenges today.</text:p>
      <text:p text:style-name="P4">
As Shmigal noted, the next terrorist act of Russia on the Kakhovsk Hespries to the largest technogenic catastrophe in Europe in recent decades.</text:p>
      <text:p text:style-name="P4">
“I am grateful to Canada for immediate support in this difficult situation. We will be restored. Canada has spoken in the reconstruction of Ukraine, ” - said.</text:p>
      <text:p text:style-name="P4">
<text:span text:style-name="T4">
 Read also: </text:span>
 <text:a xlink:type="simple" xlink:href="https://www.ukrinform.ua/rubric-polytics/3721093-kanada-stala-20u-krainou-aka-pidpisala-deklaraciu-na-pidtrimku-clenstva-ukraini-v-nato-op.html" text:style-name="Internet_20_link" text:visited-style-name="Visited_20_Internet_20_Link">
Canada has become 20 countries that signed the declaration of a drinking of Ukraine's membership in NATO - OP</text:a>
The Prime Minister also expressed his gratitude to the Canadian government for the abolition of everyone and quotas for Ukrainian products for one year. "Our negotiating limits are also completing preparations for the updated free trade agreement. We deduct it as soon as possible," he said.</text:p>
      <text:p text:style-name="P4">
In addition, Shmigal expressed his belief that Canada continues to show melesidation in decisions to support Ukraine.</text:p>
      <text:p text:style-name="P4">
As reported, <text:a xlink:type="simple" xlink:href="https://www.ukrinform.ua/rubric-polytics/3720965-dzastin-trudo-pribuv-do-kieva.html" text:style-name="Internet_20_link" text:visited-style-name="Visited_20_Internet_20_Link">
Canadian Prime Minister Justin Trudeau arrived in Ukraine with a disadvantaged visit</text:a>
 .</text:p>
      <text:p text:style-name="P4">
News Source: <text:a xlink:type="simple" xlink:href="https://www.ukrinform.ua/rubric-vidbudova/3721136-smigal-obgovoriv-iz-trudo-ucast-kanadi-u-vidbudovi-ukraini.html" text:style-name="Internet_20_link" text:visited-style-name="Visited_20_Internet_20_Link">
https://www.ukrinform.ua/rubric-vidbudova/3721136-smigal-obgovoriv-iz-trudo-ucast-kanadi-u-vidbudovi-ukraini.html</text:a>
</text:p>
      <!--NEWS-->
      <text:h text:style-name="P10" text:outline-level="1">
<text:span text:style-name="T4">
Morshyn gave the status of a resort of national importance</text:span>
</text:h>
      <text:p text:style-name="P4">
Authors: Ukrinform (Person)</text:p>
      <text:p text:style-name="P4">
Publisher: Укринформ (Organization)</text:p>
      <text:p text:style-name="P4">
Published Time: 2023-06-10T20:00:00+03:00</text:p>
      <text:p text:style-name="P4">
Modified Time: 2023-06-10T20:00:00+03:00</text:p>
      <text:p text:style-name="P4">
Description: The Verkhovna Rada of Ukraine has supported the draft law on giving Morshyn the status of a resort of national importance. - Ukrinform.</text:p>
      <text:p text:style-name="P4">
Images: ['<text:a xlink:type="simple" xlink:href="https://static.ukrinform.com/photos/2018_06/thumb_files/630_360_1529408704-8613.jpg" text:style-name="Internet_20_link" text:visited-style-name="Visited_20_Internet_20_Link">
630_360_15294...</text:a>
']</text:p>
      <text:p text:style-name="P4">
Tags: ['Львівщина', 'Курорт', 'Моршин']</text:p>
      <text:p text:style-name="P4">
Type: Article</text:p>
      <!--METADATA-->
      <text:p text:style-name="P4">
<draw:frame draw:style-name="fr1" draw:name="Image192" text:anchor-type="as-char" svg:width="6.9236in" svg:height="3.956343in" draw:z-index="0">
<draw:image xlink:href="../Images/yкринформ/2023-06-10T20-00-00-03-00/630_360_1529408704-8613.jpg" xlink:type="simple" xlink:show="embed" xlink:actuate="onLoad" draw:mime-type="image/jpeg"/>
</draw:frame>
The Verkhovnarad of Ukraine supported the bill on giving Morshyn the status of resort -state importance.</text:p>
      <text:p text:style-name="P4">
About it in <text:a xlink:type="simple" xlink:href="https://t.me/kozytskyy_maksym_official/8647" text:style-name="Internet_20_link" text:visited-style-name="Visited_20_Internet_20_Link">
telegram</text:a>
The reporter of Lviv Ova Maxim Kozytsky, reports Ukrinform.</text:p>
      <text:p text:style-name="P4">
“This is a significant event for Lviv region, because Morshyn became the first resort of state -owned in our region. The issue of giving him such status was lifted by Lviv Oda more than 4.5 years ago and consistently defended for the whole time, ”Kozitsky wrote.</text:p>
      <text:p text:style-name="P4">
He noted that the mineral natural healing waters of the Morshyn deposit are unique. Compared to the mineral waters of European countries, which are close to the Morshyn bridge, Morshyn's water has several times a largest mineralization.</text:p>
      <text:p text:style-name="P4">
<text:span text:style-name="T4">
 Read also: </text:span>
 <text:a xlink:type="simple" xlink:href="https://www.ukrinform.ua/rubric-regions/3711069-u-lvovi-voseni-vidkrietsa-ofis-unesko.html" text:style-name="Internet_20_link" text:visited-style-name="Visited_20_Internet_20_Link">
In the fall of Lviv will open office <text:span text:style-name="T4">
 UNESCO </text:span>
</text:a>
“Morshyn is a great place for recovery, rehabilitation and recreation. Alexeurrot needs attracting investors to revive the infrastructure-resort and recreation complex for providing a first-class service. We will work in this direction, ”the head of Ova added.</text:p>
      <text:p text:style-name="P4">
As reported by Ukrinform, in addition to Morshyn, there are other resorts in Lviv region, which are interpreted to the status of resorts of national importance. [Truskavets Submission Documents for obtaining the status of a resort(https://www.ukrinform.ua/rubric-tourism/3224767-truskavec-podav-dokumenti-na-otrimanna-statusu-kurortu-derzavnogo-znacenna.html)in 2021.</text:p>
      <text:p text:style-name="P4">
News Source: <text:a xlink:type="simple" xlink:href="https://www.ukrinform.ua/rubric-regions/3721123-morsinu-nadali-status-kurortu-derzavnogo-znacenna.html" text:style-name="Internet_20_link" text:visited-style-name="Visited_20_Internet_20_Link">
https://www.ukrinform.ua/rubric-regions/3721123-morsinu-nadali-status-kurortu-derzavnogo-znacenna.html</text:a>
</text:p>
      <!--NEWS-->
      <text:h text:style-name="P10" text:outline-level="1">
<text:span text:style-name="T4">
Canada's premiere made in the Verkhovna Rada</text:span>
</text:h>
      <text:p text:style-name="P4">
Authors: Ukrinform (Person)</text:p>
      <text:p text:style-name="P4">
Publisher: Укринформ (Organization)</text:p>
      <text:p text:style-name="P4">
Published Time: 2023-06-10T20:06:00+03:00</text:p>
      <text:p text:style-name="P4">
Modified Time: 2023-06-10T20:06:00+03:00</text:p>
      <text:p text:style-name="P4">
Description: Canada Prime Minister Justin Trudeau spoke in the Verkhovna Rada of Ukraine. - Ukrinform.</text:p>
      <text:p text:style-name="P4">
Images: ['<text:a xlink:type="simple" xlink:href="https://static.ukrinform.com/photos/2023_06/thumb_files/630_360_1686417015-607.jpeg" text:style-name="Internet_20_link" text:visited-style-name="Visited_20_Internet_20_Link">
630_360_16864...</text:a>
']</text:p>
      <text:p text:style-name="P4">
Tags: ['Канада', 'Парламент', 'Трюдо', 'Верховна Рада']</text:p>
      <text:p text:style-name="P4">
Type: Article</text:p>
      <!--METADATA-->
      <text:p text:style-name="P4">
<draw:frame draw:style-name="fr1" draw:name="Image193" text:anchor-type="as-char" svg:width="6.9236in" svg:height="3.956343in" draw:z-index="0">
<draw:image xlink:href="../Images/yкринформ/2023-06-10T20-06-00-03-00/630_360_1686417015-607.jpeg" xlink:type="simple" xlink:show="embed" xlink:actuate="onLoad" draw:mime-type="image/jpeg"/>
</draw:frame>
Canada Prime Minister Justin Trudeau spoke in the Verkhovna Rada of Ukraine.</text:p>
      <text:p text:style-name="P4">
This was reported in <text:a xlink:type="simple" xlink:href="https://t.me/yzheleznyak/4252" text:style-name="Internet_20_link" text:visited-style-name="Visited_20_Internet_20_Link">
telegram</text:a>
The People's Department of Yaroslav Zheleznyak, reports Ukrinform.</text:p>
      <text:p text:style-name="P4">
According to the deputy, the hall was also attended by Deputy Prime Minister-Frialand and the Government of Ukraine in full composition.</text:p>
      <text:p text:style-name="P4">
"The speech was two languages: part(Трюдо - ред.)He spoke English and then in French, ”Zheleznyak said.</text:p>
      <text:p text:style-name="P4">
He outlined the main theses from the Prime Minister's speech <text:a xlink:type="simple" xlink:href="https://www.ukrinform.ua/tag-kanada" text:style-name="Internet_20_link" text:visited-style-name="Visited_20_Internet_20_Link">
Canada</text:a>
. In particular, Trudeau noted that Ukrainians are "not only for their survival, but for everything": "For democracy and freedom. The world cannot underestimate the importance of moment and your struggle. You are fighting, for your language, for your domments, and for your homes The future of all of us. "</text:p>
      <text:p text:style-name="P4">
According to Trudeau, the victory of Ukraine will be in books on history, and Ukrainians "determine the future of the 21st century".</text:p>
      <text:p text:style-name="P4">
<text:span text:style-name="T4">
 Read also: </text:span>
 <text:a xlink:type="simple" xlink:href="https://www.ukrinform.ua/rubric-polytics/3721074-zelenskij-i-trudo-uhvalili-spilnu-deklaraciu.html" text:style-name="Internet_20_link" text:visited-style-name="Visited_20_Internet_20_Link">
Zelensky and <text:span text:style-name="T4">
 Trude </text:span>
 Declaration</text:a>
</text:p>
      <text:p text:style-name="P4">
Прем'єр-міністр запевнив, що Канада підтримуватиме Україну "скільки треба".</text:p>
      <text:p text:style-name="P4">
"Ви не здаєтесь, і тому ми не здамося, - цитує Железняк главу канадськогоуряду.</text:p>
      <text:p text:style-name="P4">
Trudeau also stressed that Ukraine should choose how to defend itself, and Canada will support Ukraine's accession to NATO.</text:p>
      <text:p text:style-name="P4">
"We want peace, but we want it on Ukrainian conditions. The Russian Federation has to leave the soutrator of Ukraine," said Canada Prime Minister.</text:p>
      <text:p text:style-name="P4">
He thanked the Ukrainians for "remaining champions and defenders of democracy every day."</text:p>
      <text:p text:style-name="P4">
The Prime Minister of Canada ended his speech with the phrase "Glory to Ukraine!"</text:p>
      <text:p text:style-name="P4">
Canada Prime Minister was reported <text:a xlink:type="simple" xlink:href="https://www.ukrinform.ua/rubric-polytics/3720965-dzastin-trudo-pribuv-do-kieva.html" text:style-name="Internet_20_link" text:visited-style-name="Visited_20_Internet_20_Link">
Justin Trudeau arrived in Ukraine</text:a>
with an unannounced visit.</text:p>
      <text:p text:style-name="P4">
_ Photo: Twitter Ruslana Stefanchuk _</text:p>
      <text:p text:style-name="P4">
News Source: <text:a xlink:type="simple" xlink:href="https://www.ukrinform.ua/rubric-polytics/3721126-premer-kanadi-vistupiv-u-verhovnij-radi.html" text:style-name="Internet_20_link" text:visited-style-name="Visited_20_Internet_20_Link">
https://www.ukrinform.ua/rubric-polytics/3721126-premer-kanadi-vistupiv-u-verhovnij-radi.html</text:a>
</text:p>
      <!--NEWS-->
      <text:h text:style-name="P10" text:outline-level="1">
<text:span text:style-name="T4">
BP supported the bill on the temporary ban on the sale of cigarettes in Deuti Frees</text:span>
</text:h>
      <text:p text:style-name="P4">
Authors: Ukrinform (Person)</text:p>
      <text:p text:style-name="P4">
Publisher: Укринформ (Organization)</text:p>
      <text:p text:style-name="P4">
Published Time: 2023-06-10T20:10:59+03:00</text:p>
      <text:p text:style-name="P4">
Modified Time: 2023-06-10T20:10:59+03:00</text:p>
      <text:p text:style-name="P4">
Description: The Verkhovna Rada approved in the first reading the draft law on the ban on the sale of cigarettes in Duty-Frey. - Ukrinform.</text:p>
      <text:p text:style-name="P4">
Images: ['<text:a xlink:type="simple" xlink:href="https://static.ukrinform.com/photos/2023_04/thumb_files/630_360_1682685211-525.jpg" text:style-name="Internet_20_link" text:visited-style-name="Visited_20_Internet_20_Link">
630_360_16826...</text:a>
']</text:p>
      <text:p text:style-name="P4">
Tags: ['Сигарети', 'Верховна Рада', 'ТСК']</text:p>
      <text:p text:style-name="P4">
Type: Article</text:p>
      <!--METADATA-->
      <text:p text:style-name="P4">
<draw:frame draw:style-name="fr1" draw:name="Image196" text:anchor-type="as-char" svg:width="6.9236in" svg:height="3.956343in" draw:z-index="0">
<draw:image xlink:href="../Images/yкринформ/2023-06-10T20-10-59-03-00/630_360_1682685211-525.jpg" xlink:type="simple" xlink:show="embed" xlink:actuate="onLoad" draw:mime-type="image/jpeg"/>
</draw:frame>
The Verkhovnarad adopted in the first reading the bill on the ban on the sale of cigarettes Uduty-Frey.</text:p>
      <text:p text:style-name="P4">
This was reported by MP Yaroslav Zheleznyak in <text:a xlink:type="simple" xlink:href="https://t.me/yzheleznyak/4259" text:style-name="Internet_20_link" text:visited-style-name="Visited_20_Internet_20_Link">
telegram</text:a>
, reports Ukrinform.</text:p>
      <text:p text:style-name="P4">
For the project of the Law "On Amendments to the Customs Code of Ukraine and other laws of Ukraine on counteraction(№9315)237 deputies voted in favor.</text:p>
      <text:p text:style-name="P4">
<text:span text:style-name="T4">
 Read also: </text:span>
 [Parliament has approved a new version(https://www.ukrinform.ua/rubric-society/3721117-parlament-uhvaliv-novu-redakciu-zakonu-pro-zahist-prav-spozivaciv.html)The document proposes to prohibit at the duration of martial law of placement and selling duty -free trading(Deutete-Frey)tobacco products produced in Ukraine.</text:p>
      <text:p text:style-name="P4">
In addition, it is proposed to prohibit the sale in Duty-Frees for one estimated operation in a volume exceeding 40 cigarettes, or 10 cigars or 20 cigarles, and to establish administrative responsibility for violation of the ban.</text:p>
      <text:p text:style-name="P4">
"I think that a couple of billions to the budget, this decision should be brought to the whole, we will be resumed as a whole," Zheleznyak said, which is one of the authors of the law initiative.</text:p>
      <text:p text:style-name="P4">
<text:span text:style-name="T4">
 Read also: </text:span>
 <text:a xlink:type="simple" xlink:href="https://www.ukrinform.ua/rubric-society/3721096-parlament-zbilsiv-vidpustki-vijskovim.html" text:style-name="Internet_20_link" text:visited-style-name="Visited_20_Internet_20_Link">
Parliament has increased their vacations to the military</text:a>
As reported, the Provisional Investigation Commission(TSK)The Verkhovna Rada for the question of tobacco products initiated a ban on the production of cigarettes for Deutete-Frees because of the detected violations of the legislation.</text:p>
      <text:p text:style-name="P4">
According to the TSC, there was a tendency recently that at the ground-specific checkpoints for one check was purchased on average 30-35 packets, and on others-only 5-7. Despite the fact that only 2 caps can be taken to the EU.</text:p>
      <text:p text:style-name="P4">
When checking the number of cigarette packs in Dute-Frees in the Customs Management "Reexport", it turned out that only one operator could be observed by a reduction in sales of up to 157 thousand packs.</text:p>
      <text:p text:style-name="P4">
News Source: <text:a xlink:type="simple" xlink:href="https://www.ukrinform.ua/rubric-economy/3721125-vr-pidtrimala-zakonoproekt-pro-timcasovu-zaboronu-prodazu-sigaret-u-dutifri.html" text:style-name="Internet_20_link" text:visited-style-name="Visited_20_Internet_20_Link">
https://www.ukrinform.ua/rubric-economy/3721125-vr-pidtrimala-zakonoproekt-pro-timcasovu-zaboronu-prodazu-sigaret-u-dutifri.html</text:a>
</text:p>
      <!--NEWS-->
      <text:h text:style-name="P10" text:outline-level="1">
<text:span text:style-name="T4">
In Ukraine tomorrow will rain - in some places of thunderstorms and hail</text:span>
</text:h>
      <text:p text:style-name="P4">
Authors: Ukrinform (Person)</text:p>
      <text:p text:style-name="P4">
Publisher: Укринформ (Organization)</text:p>
      <text:p text:style-name="P4">
Published Time: 2023-06-10T20:25:00+03:00</text:p>
      <text:p text:style-name="P4">
Modified Time: 2023-06-10T20:25:00+03:00</text:p>
      <text:p text:style-name="P4">
Description: In Ukraine, short-term rains and thunderstorms are expected on Sunday, wind gusts up to 20 m/s and hail, in the western and northern regions at night 11-16 °, 16-21 ° in the western and northern regions; In the rest of the territory at night 14-19 °, in the afternoon 19-24 °. - Ukrinform.</text:p>
      <text:p text:style-name="P4">
Images: ['<text:a xlink:type="simple" xlink:href="https://static.ukrinform.com/photos/2018_05/thumb_files/630_360_1525847884-3827.jpg" text:style-name="Internet_20_link" text:visited-style-name="Visited_20_Internet_20_Link">
630_360_15258...</text:a>
']</text:p>
      <text:p text:style-name="P4">
Tags: ['Дощ', 'Гроза', 'Погода', 'Прогноз', 'Град']</text:p>
      <text:p text:style-name="P4">
Type: Article</text:p>
      <!--METADATA-->
      <text:p text:style-name="P4">
<draw:frame draw:style-name="fr1" draw:name="Image197" text:anchor-type="as-char" svg:width="6.9236in" svg:height="3.956343in" draw:z-index="0">
<draw:image xlink:href="../Images/yкринформ/2023-06-10T20-25-00-03-00/630_360_1525847884-3827.jpg" xlink:type="simple" xlink:show="embed" xlink:actuate="onLoad" draw:mime-type="image/jpeg"/>
</draw:frame>
In Ukraine, short-term rains and thunderstorms are expected Sunday, winding 20 m/s and hail, in the western and northern regions at night 11-16 °, day16-21 °; In the rest of the territory at night 14-19 °, in the afternoon 19-24 °.</text:p>
      <text:p text:style-name="P4">
Ukrinform was reported at the Ukrainian Hydrometeorological Center.</text:p>
      <text:p text:style-name="P4">
"Short -term rains, thunderstorms, in most Western, Zhytomyr, Kherson Izapozhye regions <text:a xlink:type="simple" xlink:href="https://www.ukrinform.ua/tag-dos" text:style-name="Internet_20_link" text:visited-style-name="Visited_20_Internet_20_Link">
rain</text:a>
, in the daytime in the southern regions in some areas of hail. The wind is mainly northeast, 7-12 m/s, gusts 15-20 m/s. Temperature in the western and northern regions at night11-16 °, in the afternoon 16-21 °; In the rest of the territory at night 14-19 °, in the afternoon 19-24 ° ",-it will be in the message.</text:p>
      <text:p text:style-name="P4">
In the capital region, short -term rain, thunderstorm is expected on June 11. Viterpox-east, 7-12 m/s, gusts 15-20 m/s. In the capital, the temperature at night 13-15 °, in the afternoon 17-19 ° in Kyiv region at night 11-16 °, in the afternoon 16-21 °.</text:p>
      <text:p text:style-name="P4">
<text:span text:style-name="T4">
 Read also: </text:span>
 <text:a xlink:type="simple" xlink:href="https://www.ukrinform.ua/rubric-regions/3720999-na-ukrainu-nasuvaetsa-negoda-sinoptiki-poperedzaut-pro-grozi.html" text:style-name="Internet_20_link" text:visited-style-name="Visited_20_Internet_20_Link">
In Ukraine there is a bad weather - forecasters warn about <text:span text:style-name="T4">
 thunderstorms </text:span>
 and</text:a>
At the beginning of the week, forecasters forecast short -term rains in Ukraine, locations(June 12 in the Western, Zhytomyr and Vinnytsia regions Placeful rains), June 13 in most northern and central regions.</text:p>
      <text:p text:style-name="P4">
The wind is mostly northeast, 7-12 m/s, June 12 in Ukraine of gusts 15-20 m/s.</text:p>
      <text:p text:style-name="P4">
Temperature in the western regions at night 6-11 °, in the afternoon 12 June 10-15 °, June 1313-18 °; in the northern regions at night 8-13 °, in the afternoon 16-21 °; On the rest of the territory 11-16 °, in the afternoon 20-25 °(June 12 in the central regions 16-21 °).</text:p>
      <text:p text:style-name="P4">
На Київщині 12 червня місцями пройде короткочасний дощ; 13 червня без опадів.Вітер переважно північно-східний, 7-12 м/с, 12 червня місцями пориви до 20м/с. У столиці температура вночі 11-13°, вдень 19-21°, на Київщині вночі8-13°, вдень 16-21°.</text:p>
      <text:p text:style-name="P4">
Згідно з прогнозом, 14 червня в Україні, 15 червня в західних областях місцямипройдуть короткочасні дощі, грози, на решті 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Temperature at night 10-16 °, in the south of the country up to 19 °(June 14 in western holes 8-13 °); In the afternoon 21-27 °, in the south up to 29 °, in the western, June 14 and the nursing regions 17-22 °.</text:p>
      <text:p text:style-name="P4">
News Source: <text:a xlink:type="simple" xlink:href="https://www.ukrinform.ua/rubric-regions/3721004-v-ukraini-zavtra-dositime-podekudi-grozi-ta-grad.html" text:style-name="Internet_20_link" text:visited-style-name="Visited_20_Internet_20_Link">
https://www.ukrinform.ua/rubric-regions/3721004-v-ukraini-zavtra-dositime-podekudi-grozi-ta-grad.html</text:a>
</text:p>
      <!--NEWS-->
      <text:h text:style-name="P10" text:outline-level="1">
<text:span text:style-name="T4">
Parliament has approved as a basis a law on clarification of the procedure of selection of judges of the CCU</text:span>
</text:h>
      <text:p text:style-name="P4">
Authors: Ukrinform (Person)</text:p>
      <text:p text:style-name="P4">
Publisher: Укринформ (Organization)</text:p>
      <text:p text:style-name="P4">
Published Time: 2023-06-10T20:27:20+03:00</text:p>
      <text:p text:style-name="P4">
Modified Time: 2023-06-10T20:27:20+03:00</text:p>
      <text:p text:style-name="P4">
Description: The Verkhovna Rada approved the bill "On amendments to certain legislative acts of Ukraine on clarification of the provisions on competitive selection of candidates for the position of judge of the Constitutional Court of Ukraine" as a basis. - Ukrinform.</text:p>
      <text:p text:style-name="P4">
Images: ['<text:a xlink:type="simple" xlink:href="https://static.ukrinform.com/photos/2020_10/thumb_files/630_360_1604043729-9473.jpeg" text:style-name="Internet_20_link" text:visited-style-name="Visited_20_Internet_20_Link">
630_360_16040...</text:a>
']</text:p>
      <text:p text:style-name="P4">
Tags: ['Депутат', 'Конституційний Суд', 'Верховна Рада']</text:p>
      <text:p text:style-name="P4">
Type: Article</text:p>
      <!--METADATA-->
      <text:p text:style-name="P4">
<draw:frame draw:style-name="fr1" draw:name="Image198" text:anchor-type="as-char" svg:width="6.9236in" svg:height="3.956343in" draw:z-index="0">
<draw:image xlink:href="../Images/yкринформ/2023-06-10T20-27-20-03-00/630_360_1604043729-9473.jpeg" xlink:type="simple" xlink:show="embed" xlink:actuate="onLoad" draw:mime-type="image/jpeg"/>
</draw:frame>
The Verkhovnarad adopted the bill "On Amendments to Certain Legislative Acts of Ukraine on Clarification of the Provisions for Competitive Selection of Candidates of the Constitutional Court of Ukraine" as a basis.</text:p>
      <text:p text:style-name="P4">
As Ukrinform reports, he reported this in <text:a xlink:type="simple" xlink:href="https://t.me/yzheleznyak/4260" text:style-name="Internet_20_link" text:visited-style-name="Visited_20_Internet_20_Link">
telegram</text:a>
People's Deputy Yaroslav Zheleznyak.</text:p>
      <text:p text:style-name="P4">
For the bill <text:a xlink:type="simple" xlink:href="https://itd.rada.gov.ua/billInfo/Bills/Card/41978" text:style-name="Internet_20_link" text:visited-style-name="Visited_20_Internet_20_Link">
No. 9322</text:a>
248 deputies cast their votes with a permanent reading, Zheleznyak said.</text:p>
      <text:p text:style-name="P4">
<text:span text:style-name="T4">
 Read also: </text:span>
 <text:a xlink:type="simple" xlink:href="https://www.ukrinform.ua/rubric-economy/3721125-vr-pidtrimala-zakonoproekt-pro-timcasovu-zaboronu-prodazu-sigaret-u-dutifri.html" text:style-name="Internet_20_link" text:visited-style-name="Visited_20_Internet_20_Link">
BP has supported the draft law on the temporary ban on the sale of the selling in Dutay-Frey</text:a>
In particular, the document proposes to determine that the Supreme Court as a court of first -instance defendants to appeal against decisions, actions or omissions of the appointment of judges of the CCU in the process of competitive selection of candidates, decisions, actions or omissions of bodies that evaluate the candidates.</text:p>
      <text:p text:style-name="P4">
The document also proposes to increase the deadlines for submission of documents to the documents who apply for participation in the competitive selection for the position of judge of the CCU.</text:p>
      <text:p text:style-name="P4">
The bill provides for the possibility of persons who have intended to occupy a judge of the CCU and meet the requirements, but have not filled all the necessary documents or submitted them with errors and inaccuracies, submit or correct documents within an additional term.</text:p>
      <text:p text:style-name="P4">
<text:span text:style-name="T4">
 Read also: </text:span>
 [Parliament has approved a new version(https://www.ukrinform.ua/rubric-society/3721117-parlament-uhvaliv-novu-redakciu-zakonu-pro-zahist-prav-spozivaciv.html)In addition, it is proposed to determine that during the period of martial law against persons applying for a judge, a judge of the CCU, a member of the High Council of Justice, a member qualification committee of judges, a special inspection is carried out, an inspection is carried out by the Law "On Purification of Power".</text:p>
      <text:p text:style-name="P4">
It is envisaged that according to the criteria of high moral qualities and recognized level competence in the field of law, candidates will receive only 2 estimates - "responsible" or "not responsible".</text:p>
      <text:p text:style-name="P4">
From the candidates who received the "reply", the advisory group of experts forming a general list, and after that - the rating, where the candidates will be displaced depending on the number of votes for their support.The advisory group of experts makes at least four votes of its members, of which at least two are proposed by the international organizations or the European Commission for Democracy through Right. If, due to the same number of voices for "and" against ", an advisory group of experts cannot make a decision, re -vote is held. If the number of votes in favor of again, the votes of three members of the advisory group are decisive, of which it is at least proposed by the International Organizations or the Venice Commission.</text:p>
      <text:p text:style-name="P4">
According to the document, the advisory group publishes a decision on candidates who have received the assessment of "not responsible" according to the criteria of high moral qualities or recognized level of competence in the field of law, without motives. The decision with motivation is published only at the request of the candidate who has received such assessment.</text:p>
      <text:p text:style-name="P4">
It is also proposed to increase the terms for the appointment of persons to the first assembly group of experts.</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akhovskaya hydroelectric power station: <text:span text:style-name="T4">
 Council </text:span>
 adopted a resolution of the UN request</text:a>
At the same time, it is envisaged that from the date of entry into force of the law, all processes of selection of candidates for the position of Judge of the CCU on a competitive basis, started by the subjects of appointment and not completed as of the day of the entry intoment of him, are considered terminated without a separate decision of the subjects of destination, and are announced.</text:p>
      <text:p text:style-name="P4">
According to Ukrinform, 13 judges remain in the Constitutional Court. The quorum requires the presence of 12 judges, and to make a decision –10. In total, there should be 18 judges in the COP.</text:p>
      <text:p text:style-name="P4">
News Source: <text:a xlink:type="simple" xlink:href="https://www.ukrinform.ua/rubric-polytics/3721129-parlament-uhvaliv-za-osnovu-zakonoproekt-pro-utocnenna-proceduri-vidboru-suddiv-ksu.html" text:style-name="Internet_20_link" text:visited-style-name="Visited_20_Internet_20_Link">
https://www.ukrinform.ua/rubric-polytics/3721129-parlament-uhvaliv-za-osnovu-zakonoproekt-pro-utocnenna-proceduri-vidboru-suddiv-ksu.html</text:a>
</text:p>
      <!--NEWS-->
      <text:h text:style-name="P10" text:outline-level="1">
<text:span text:style-name="T4">
The players of the national team of Ukraine beat Brazil and went out to the semifinals of the World Cup 2023 with SOCCA</text:span>
</text:h>
      <text:p text:style-name="P4">
Authors: Ukrinform (Person)</text:p>
      <text:p text:style-name="P4">
Publisher: Укринформ (Organization)</text:p>
      <text:p text:style-name="P4">
Published Time: 2023-06-10T20:29:00+03:00</text:p>
      <text:p text:style-name="P4">
Modified Time: 2023-06-10T20:29:00+03:00</text:p>
      <text:p text:style-name="P4">
Description: On Saturday, June 10, Ukrainian football players held a match of 1/4 of the SOCCA World Cup in German Essen. - Ukrinform.</text:p>
      <text:p text:style-name="P4">
Images: ['<text:a xlink:type="simple" xlink:href="https://static.ukrinform.com/photos/2023_06/thumb_files/630_360_1686417431-725.jpg" text:style-name="Internet_20_link" text:visited-style-name="Visited_20_Internet_20_Link">
630_360_16864...</text:a>
']</text:p>
      <text:p text:style-name="P4">
Tags: ['Футбол']</text:p>
      <text:p text:style-name="P4">
Type: Article</text:p>
      <!--METADATA-->
      <text:p text:style-name="P4">
<draw:frame draw:style-name="fr1" draw:name="Image199" text:anchor-type="as-char" svg:width="6.9236in" svg:height="3.956343in" draw:z-index="0">
<draw:image xlink:href="../Images/yкринформ/2023-06-10T20-29-00-03-00/630_360_1686417431-725.jpg" xlink:type="simple" xlink:show="embed" xlink:actuate="onLoad" draw:mime-type="image/jpeg"/>
</draw:frame>
On Saturday, June 10, Ukrainian football players held a match of 1/4 of the SOCCA World Cup in German Essen.</text:p>
      <text:p text:style-name="P4">
"Sine-yellow" with a score of 2-0 in the post-match penalty series took the mountain of Brazil's super-mandics(1: 1 is the main game time), reports Ukrinform.</text:p>
      <text:p text:style-name="P4">
The rival of "blue-yellow" in the semifinals will be representatives of Croatia, who in their own-wreck(1:0).</text:p>
      <text:p text:style-name="P4">
<text:span text:style-name="T4">
Читайте також:</text:span>
 <text:a xlink:type="simple" xlink:href="https://www.ukrinform.ua/rubric-sports/3720964-supernik-futbolistiv-ukraini-u-vidbori-evro-zdobuv-nespodivanu-peremogu.html" text:style-name="Internet_20_link" text:visited-style-name="Visited_20_Internet_20_Link">
 Суперник <text:span text:style-name="T4">
футбол</text:span>
 істів України у відборі Євро здобувнесподівану перемогу </text:a>
It should be noted that SOCCA is a kind of mini-football, differing in the number of players and the size of the field. The matches are held in 6 by 6 players, two halves for 20 minutes.</text:p>
      <text:p text:style-name="P4">
Photo: Socca World Cup.</text:p>
      <text:p text:style-name="P4">
News Source: <text:a xlink:type="simple" xlink:href="https://www.ukrinform.ua/rubric-sports/3721130-futbolisti-zbirnoi-ukraini-obigrali-braziliu-i-vijsli-do-pivfinalu-cs2023-iz-socca.html" text:style-name="Internet_20_link" text:visited-style-name="Visited_20_Internet_20_Link">
https://www.ukrinform.ua/rubric-sports/3721130-futbolisti-zbirnoi-ukraini-obigrali-braziliu-i-vijsli-do-pivfinalu-cs2023-iz-socca.html</text:a>
</text:p>
      <!--NEWS-->
      <text:h text:style-name="P10" text:outline-level="1">
<text:span text:style-name="T4">
In Dnipro at the Mechnikov Hospital rescued 95% of the wounded</text:span>
</text:h>
      <text:p text:style-name="P4">
Authors: Ukrinform (Person)</text:p>
      <text:p text:style-name="P4">
Publisher: Укринформ (Organization)</text:p>
      <text:p text:style-name="P4">
Published Time: 2023-06-10T20:33:00+03:00</text:p>
      <text:p text:style-name="P4">
Modified Time: 2023-06-10T20:33:00+03:00</text:p>
      <text:p text:style-name="P4">
Description: In the Dnipropetrovsk Regional Hospital named after Mechnikov, doctors rescued 95% of the wounded. - Ukrinform.</text:p>
      <text:p text:style-name="P4">
Images: ['<text:a xlink:type="simple" xlink:href="https://static.ukrinform.com/photos/2023_06/thumb_files/630_360_1686419468-3713.jpeg" text:style-name="Internet_20_link" text:visited-style-name="Visited_20_Internet_20_Link">
630_360_16864...</text:a>
']</text:p>
      <text:p text:style-name="P4">
Tags: ['Дніпро', 'Поранені', 'Лікарня']</text:p>
      <text:p text:style-name="P4">
Type: Article</text:p>
      <!--METADATA-->
      <text:p text:style-name="P4">
<draw:frame draw:style-name="fr1" draw:name="Image200" text:anchor-type="as-char" svg:width="6.9236in" svg:height="3.956343in" draw:z-index="0">
<draw:image xlink:href="../Images/yкринформ/2023-06-10T20-33-00-03-00/630_360_1686419468-3713.jpeg" xlink:type="simple" xlink:show="embed" xlink:actuate="onLoad" draw:mime-type="image/jpeg"/>
</draw:frame>
The Udpropetrovsk Regional Hospital named after Mechnikov saved 95%of the wounded.</text:p>
      <text:p text:style-name="P4">
About it in an interview <text:a xlink:type="simple" xlink:href="https://www.ukrinform.ua" text:style-name="Internet_20_link" text:visited-style-name="Visited_20_Internet_20_Link">
Ukrinform</text:a>
The general director of KP "Dnipropetrovsk Regional Clinical Hospital named after I. Mechnikov" Sergey Ryzhenko.</text:p>
      <text:p text:style-name="P4">
"Since 2014, the hospital has accepted more than 20,000 people, and more than 95% of them survived. The tsenadvilik figure. Today we have 4.89% of the dead. When I am told that the cesuter -resolve, I always indicate: you will list interest in figures, understand Number of people and get a figure you would not be heard, "said, answering the question how many wounded <text:a xlink:type="simple" xlink:href="https://www.ukrinform.ua/tag-bolnica" text:style-name="Internet_20_link" text:visited-style-name="Visited_20_Internet_20_Link">
hospital</text:a>
Accepted during the war.</text:p>
      <text:p text:style-name="P4">
*!(https://www.ukrinform.ua/rubric-society/3720819-v-ukraini-potribno-stvoriti-sonajmense-sist-tisac-lizkomisc-dla-reabilitacii-veteraniv.html)</text:p>
      <text:p text:style-name="P4">
</text:p>
      <text:p text:style-name="P4">
Read more about the treatment and creation of the rehabilitation center for our fighters on the Ukrinform website in an interview with Sergei Ryzhenko.</text:p>
      <text:p text:style-name="P4">
As reported by Ukrinform, in Ukraine is unfolding <text:a xlink:type="simple" xlink:href="https://www.ukrinform.ua/rubric-society/3711158-vijskovolikarski-komisii-do-kinca-travna-perejdut-na-ecergu-v-usih-gospitalah.html" text:style-name="Internet_20_link" text:visited-style-name="Visited_20_Internet_20_Link">
an electronic queue of recording the passage of the Military Medical Commission</text:a>
, it will be introduced in all military hospitals.</text:p>
      <text:p text:style-name="P4">
News Source: <text:a xlink:type="simple" xlink:href="https://www.ukrinform.ua/rubric-regions/3721137-u-dnipri-v-likarni-mecnikova-vratuvali-95-poranenih.html" text:style-name="Internet_20_link" text:visited-style-name="Visited_20_Internet_20_Link">
https://www.ukrinform.ua/rubric-regions/3721137-u-dnipri-v-likarni-mecnikova-vratuvali-95-poranenih.html</text:a>
</text:p>
      <!--NEWS-->
      <text:h text:style-name="P10" text:outline-level="1">
<text:span text:style-name="T4">
The Russian army fired the Pokrovsky community in Nikopol region</text:span>
</text:h>
      <text:p text:style-name="P4">
Authors: Ukrinform (Person)</text:p>
      <text:p text:style-name="P4">
Publisher: Укринформ (Organization)</text:p>
      <text:p text:style-name="P4">
Published Time: 2023-06-10T20:39:25+03:00</text:p>
      <text:p text:style-name="P4">
Modified Time: 2023-06-10T20:39:25+03:00</text:p>
      <text:p text:style-name="P4">
Description: The army of the Russian Federation fired at the Pokrovsky community in the Nikopol district of Dnipropetrovsk region. - Ukrinform.</text:p>
      <text:p text:style-name="P4">
Images: ['<text:a xlink:type="simple" xlink:href="https://static.ukrinform.com/photos/2023_06/thumb_files/630_360_1686418704-393.jpg" text:style-name="Internet_20_link" text:visited-style-name="Visited_20_Internet_20_Link">
630_360_16864...</text:a>
']</text:p>
      <text:p text:style-name="P4">
Tags: ['Дніпропетровщина', 'Нікополь', 'Обстріл', 'Війна з Росією']</text:p>
      <text:p text:style-name="P4">
Type: Article</text:p>
      <!--METADATA-->
      <text:p text:style-name="P4">
<draw:frame draw:style-name="fr1" draw:name="Image203" text:anchor-type="as-char" svg:width="6.9236in" svg:height="3.956343in" draw:z-index="0">
<draw:image xlink:href="../Images/yкринформ/2023-06-10T20-39-25-03-00/630_360_1686418704-393.jpg" xlink:type="simple" xlink:show="embed" xlink:actuate="onLoad" draw:mime-type="image/jpeg"/>
</draw:frame>
The Rfuden army fired at the Pokrovsky community in the Nikopol district of the Dnipropetrovsk region.</text:p>
      <text:p text:style-name="P4">
About it in <text:a xlink:type="simple" xlink:href="https://t.me/dnipropetrovskaODA/5211" text:style-name="Internet_20_link" text:visited-style-name="Visited_20_Internet_20_Link">
telegram</text:a>
The reporter of the Dnipropetrovsk Ova Sergey Lisak, reports Ukrinform.</text:p>
      <text:p text:style-name="P4">
"The enemy continues to fired mercilessly with the suffering Nikopol region. Today he stopped in the Pokrovsky community. He hit one of the villages in heavy artillery," Lisak wrote.</text:p>
      <text:p text:style-name="P4">
<text:span text:style-name="T4">
 Read also: </text:span>
 <text:a xlink:type="simple" xlink:href="https://www.ukrinform.ua/rubric-regions/3721095-na-dnipropetrovsini-bez-vodi-perebuvae-visim-gromad.html" text:style-name="Internet_20_link" text:visited-style-name="Visited_20_Internet_20_Link">
in Dnipropetrovsk region without water is eight communities</text:a>
According to him, people were not injured. The consequences of shelling are specified.</text:p>
      <text:p text:style-name="P4">
As it was reported, the day before the Russian army was fired three times in the afternoon.</text:p>
      <text:p text:style-name="P4">
Photo: Sergey Lisak, Telegrams</text:p>
      <text:p text:style-name="P4">
News Source: <text:a xlink:type="simple" xlink:href="https://www.ukrinform.ua/rubric-ato/3721133-rosijska-armia-obstrilala-pokrovsku-gromadu-na-nikopolsini.html" text:style-name="Internet_20_link" text:visited-style-name="Visited_20_Internet_20_Link">
https://www.ukrinform.ua/rubric-ato/3721133-rosijska-armia-obstrilala-pokrovsku-gromadu-na-nikopolsini.html</text:a>
</text:p>
      <!--NEWS-->
      <text:h text:style-name="P10" text:outline-level="1">
<text:span text:style-name="T4">
The water level in Kherson decreased by more than a meter</text:span>
</text:h>
      <text:p text:style-name="P4">
Authors: Ukrinform (Person)</text:p>
      <text:p text:style-name="P4">
Publisher: Укринформ (Organization)</text:p>
      <text:p text:style-name="P4">
Published Time: 2023-06-10T20:43:00+03:00</text:p>
      <text:p text:style-name="P4">
Modified Time: 2023-06-10T20:43:00+03:00</text:p>
      <text:p text:style-name="P4">
Description: In Kherson, the water level has decreased by more than a meter, but people from the flooded neighborhood are called to evacuate. - Ukrinform.</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 'Каховська ГЕС', 'Підтоплення']</text:p>
      <text:p text:style-name="P4">
Type: Article</text:p>
      <!--METADATA-->
      <text:p text:style-name="P4">
<draw:frame draw:style-name="fr1" draw:name="Image204" text:anchor-type="as-char" svg:width="6.9236in" svg:height="3.956343in" draw:z-index="0">
<draw:image xlink:href="../Images/yкринформ/2023-06-10T20-43-00-03-00/630_360_1686291427-818.jpg" xlink:type="simple" xlink:show="embed" xlink:actuate="onLoad" draw:mime-type="image/jpeg"/>
</draw:frame>
The water -naked water decreased by more than a meter, but people from the flooded neighborhoods are urged to evacuate.</text:p>
      <text:p text:style-name="P4">
About it in <text:a xlink:type="simple" xlink:href="https://t.me/kherson_miskrada/15420" text:style-name="Internet_20_link" text:visited-style-name="Visited_20_Internet_20_Link">
telegram</text:a>
The reporter of the Kherson City Military Administration Roman Mrochko, reports.</text:p>
      <text:p text:style-name="P4">
"The water level has decreased by more than one meter. I ask the citizens who have now remained in the neighborhood of the island ... to evacuate. After the water falls, all communal services will be sent to the island to eliminate the consequences. It will take a long time for this .</text:p>
      <text:p text:style-name="P4">
<text:span text:style-name="T4">
 Read also: </text:span>
 <text:a xlink:type="simple" xlink:href="https://www.ukrinform.ua/rubric-regions/3721106-z-hersonskoi-ta-mikolaivskoi-oblastej-evakuuvali-ponad-tri-tisaci-ludej-prezident.html" text:style-name="Internet_20_link" text:visited-style-name="Visited_20_Internet_20_Link">
with <text:span text:style-name="T4">
 Kherson </text:span>
 and Mykolaiv regions evacuated by three thousand people - President</text:a>
Mrochko also reported that evacuated people, displaced in the city, are free of charge and are provided with everything they need.</text:p>
      <text:p text:style-name="P4">
As reported by Ukrinform, <text:a xlink:type="simple" xlink:href="https://www.ukrinform.ua/rubric-other_news/3720776-pidriv-rosianami-kahovskoi-ges-usi-novini.html" text:style-name="Internet_20_link" text:visited-style-name="Visited_20_Internet_20_Link">
on the night of June 6, Russian invaders of underwriting hydroelectric power station</text:a>
. In Kherson region there is evacuations.</text:p>
      <text:p text:style-name="P4">
As a result of the blasting of the Russian troops of the dam of the Kakhovsky hydroelectric power plant <text:a xlink:type="simple" xlink:href="https://www.ukrinform.ua/rubric-regions/3720969-cerez-pidriv-rosianami-kahovskoi-ges-zniklimi-bezvisti-vvazautsa-27-ludej.html" text:style-name="Internet_20_link" text:visited-style-name="Visited_20_Internet_20_Link">
29 people are considered missing</text:a>
 .</text:p>
      <text:p text:style-name="P4">
News Source: <text:a xlink:type="simple" xlink:href="https://www.ukrinform.ua/rubric-regions/3721135-riven-vodi-u-hersoni-znizivsa-bils-ak-na-metr.html" text:style-name="Internet_20_link" text:visited-style-name="Visited_20_Internet_20_Link">
https://www.ukrinform.ua/rubric-regions/3721135-riven-vodi-u-hersoni-znizivsa-bils-ak-na-metr.html</text:a>
</text:p>
      <!--NEWS-->
      <text:h text:style-name="P10" text:outline-level="1">
<text:span text:style-name="T4">
In Lviv region, about 40 households have been flooded due to raising the water level in the Skhidnychanka River</text:span>
</text:h>
      <text:p text:style-name="P4">
Authors: Ukrinform (Person)</text:p>
      <text:p text:style-name="P4">
Publisher: Укринформ (Organization)</text:p>
      <text:p text:style-name="P4">
Published Time: 2023-06-10T20:47:00+03:00</text:p>
      <text:p text:style-name="P4">
Modified Time: 2023-06-10T20:47:00+03:00</text:p>
      <text:p text:style-name="P4">
Description: About 40 households were flooded in the village of Skhidnytsia in Lviv region as a result of raising water levels in the local river. - Ukrinform.</text:p>
      <text:p text:style-name="P4">
Images: ['<text:a xlink:type="simple" xlink:href="https://static.ukrinform.com/photos/2023_06/thumb_files/630_360_1686418112-629.jpeg" text:style-name="Internet_20_link" text:visited-style-name="Visited_20_Internet_20_Link">
630_360_16864...</text:a>
']</text:p>
      <text:p text:style-name="P4">
Tags: ['Львівщина', 'Ріка', 'Вода']</text:p>
      <text:p text:style-name="P4">
Type: Article</text:p>
      <!--METADATA-->
      <text:p text:style-name="P4">
<draw:frame draw:style-name="fr1" draw:name="Image205" text:anchor-type="as-char" svg:width="6.9236in" svg:height="3.956343in" draw:z-index="0">
<draw:image xlink:href="../Images/yкринформ/2023-06-10T20-47-00-03-00/630_360_1686418112-629.jpeg" xlink:type="simple" xlink:show="embed" xlink:actuate="onLoad" draw:mime-type="image/jpeg"/>
</draw:frame>
About 40 households were flooded in the Lviv region SMTSKRIVNITA due to raising the water level in the local river.</text:p>
      <text:p text:style-name="P4">
About it in <text:a xlink:type="simple" xlink:href="https://t.me/kozytskyy_maksym_official/8650" text:style-name="Internet_20_link" text:visited-style-name="Visited_20_Internet_20_Link">
telegram</text:a>
The reporter of the Lviv Regional Military Administration Maxim Kozytsky, reports Ukrinform.</text:p>
      <text:p text:style-name="P4">
"As a result of raising the water level in the river Skhidnychanka, about 40 courses in the town of Skhidnytsia Drohobych district were flooded.</text:p>
      <text:p text:style-name="P4">
In turn, the Skhidnytsia settlement council on <text:a xlink:type="simple" xlink:href="https://www.facebook.com/skhidnytsiagov/posts/pfbid0j9chh5J3fD1y5uZL6yKD6kpU6JFGkpQockPNTa8YTUnYsN7GRHNAFNDweCBPrExvl" text:style-name="Internet_20_link" text:visited-style-name="Visited_20_Internet_20_Link">
Facebook</text:a>
She reported that rescuer workers work on the territory of the community. The headquarters was created to eliminate the consequences of natural disaster.</text:p>
      <text:p text:style-name="P4">
<text:span text:style-name="T4">
 Read also: </text:span>
 <text:a xlink:type="simple" xlink:href="https://www.ukrinform.ua/rubric-regions/3720959-riven-vodi-v-ingulci-na-hersonsini-pidvisivsa-na-6-metriv.html" text:style-name="Internet_20_link" text:visited-style-name="Visited_20_Internet_20_Link">
<text:span text:style-name="T4">
 level </text:span>
 <text:span text:style-name="T4">
 </text:span>
 water ** in Ingulka in Kherson region increased 6 meters</text:a>
The village council also called on residents on the street. Franco and Kropyvnytskyi conquered gas cranes.</text:p>
      <text:p text:style-name="P4">
As reported by Ukrinform, <text:a xlink:type="simple" xlink:href="https://www.ukrinform.ua/rubric-kyiv/3721083-u-kievi-cerez-zlivu-pidtopleni-kilka-vulic-ta-rajon-stancii-metro-livoberezna.html" text:style-name="Internet_20_link" text:visited-style-name="Visited_20_Internet_20_Link">
in Kiev due to the downfall of flooded areas of roads</text:a>
on some streets and ryon of the Left Bank metro station.</text:p>
      <text:p text:style-name="P4">
News Source: <text:a xlink:type="simple" xlink:href="https://www.ukrinform.ua/rubric-regions/3721134-na-lvivsini-cerez-pidnatta-rivna-vodi-u-ricci-shidnicanka-pidtopleni-blizko-40-domogospodarstv.html" text:style-name="Internet_20_link" text:visited-style-name="Visited_20_Internet_20_Link">
https://www.ukrinform.ua/rubric-regions/3721134-na-lvivsini-cerez-pidnatta-rivna-vodi-u-ricci-shidnicanka-pidtopleni-blizko-40-domogospodarstv.html</text:a>
</text:p>
      <!--NEWS-->
      <text:h text:style-name="P10" text:outline-level="1">
<text:span text:style-name="T4">
Shmigal discussed the participation of Canada in the reconstruction of Ukraine</text:span>
</text:h>
      <text:p text:style-name="P4">
Authors: Ukrinform (Person)</text:p>
      <text:p text:style-name="P4">
Publisher: Укринформ (Organization)</text:p>
      <text:p text:style-name="P4">
Published Time: 2023-06-10T20:53:00+03:00</text:p>
      <text:p text:style-name="P4">
Modified Time: 2023-06-10T20:53:00+03:00</text:p>
      <text:p text:style-name="P4">
Description: Prime Minister of Ukraine Denis Shmigal discussed Canada's Prime Minister with Prime Minister of Canada in the reconstruction of Ukraine. - Ukrinform.</text:p>
      <text:p text:style-name="P4">
Images: ['<text:a xlink:type="simple" xlink:href="https://static.ukrinform.com/photos/2023_06/thumb_files/630_360_1686419529-635.jpg" text:style-name="Internet_20_link" text:visited-style-name="Visited_20_Internet_20_Link">
630_360_16864...</text:a>
']</text:p>
      <text:p text:style-name="P4">
Tags: ['Канада', 'Трюдо', 'Шмигаль']</text:p>
      <text:p text:style-name="P4">
Type: Article</text:p>
      <!--METADATA-->
      <text:p text:style-name="P4">
<draw:frame draw:style-name="fr1" draw:name="Image207" text:anchor-type="as-char" svg:width="6.9236in" svg:height="3.956343in" draw:z-index="0">
<draw:image xlink:href="../Images/yкринформ/2023-06-10T20-53-00-03-00/630_360_1686419529-635.jpg" xlink:type="simple" xlink:show="embed" xlink:actuate="onLoad" draw:mime-type="image/jpeg"/>
</draw:frame>
Prime Minister of Ukraine Denis Shmigal discussed the participation of Canada in the reconstruction of Ukraine with Prime Minister of Canada.</text:p>
      <text:p text:style-name="P4">
As Ukrinform reports, Shmigal reported in <text:a xlink:type="simple" xlink:href="https://t.me/Denys_Smyhal/5357" text:style-name="Internet_20_link" text:visited-style-name="Visited_20_Internet_20_Link">
telegram</text:a>
.</text:p>
      <text:p text:style-name="P4">
“I am happy to meet in Kiev with Canada Prime Minister Justin Trudeau. First of all, he dressed for an additional $ 400 million of military assistance, ”Shmigal said.</text:p>
      <text:p text:style-name="P4">
<text:span text:style-name="T4">
 Read also: </text:span>
 <text:a xlink:type="simple" xlink:href="https://www.ukrinform.ua/rubric-polytics/3721126-premer-kanadi-vistupiv-u-verhovnij-radi.html" text:style-name="Internet_20_link" text:visited-style-name="Visited_20_Internet_20_Link">
Canada Prime Minister has made in the Verkhovna Rada</text:a>
According to him, there are huge challenges today.</text:p>
      <text:p text:style-name="P4">
As Shmigal noted, the next terrorist act of Russia on the Kakhovsk Hespries to the largest technogenic catastrophe in Europe in recent decades.</text:p>
      <text:p text:style-name="P4">
“I am grateful to Canada for immediate support in this difficult situation. We will be restored. Canada has spoken in the reconstruction of Ukraine, ” - said.</text:p>
      <text:p text:style-name="P4">
<text:span text:style-name="T4">
 Read also: </text:span>
 <text:a xlink:type="simple" xlink:href="https://www.ukrinform.ua/rubric-polytics/3721093-kanada-stala-20u-krainou-aka-pidpisala-deklaraciu-na-pidtrimku-clenstva-ukraini-v-nato-op.html" text:style-name="Internet_20_link" text:visited-style-name="Visited_20_Internet_20_Link">
Canada has become 20 countries that signed the declaration of a drinking of Ukraine's membership in NATO - OP</text:a>
The Prime Minister also expressed his gratitude to the Canadian government for the abolition of everyone and quotas for Ukrainian products for one year. "Our negotiating limits are also completing preparations for the updated free trade agreement. We deduct it as soon as possible," he said.</text:p>
      <text:p text:style-name="P4">
In addition, Shmigal expressed his belief that Canada continues to show melesidation in decisions to support Ukraine.</text:p>
      <text:p text:style-name="P4">
As reported, <text:a xlink:type="simple" xlink:href="https://www.ukrinform.ua/rubric-polytics/3720965-dzastin-trudo-pribuv-do-kieva.html" text:style-name="Internet_20_link" text:visited-style-name="Visited_20_Internet_20_Link">
Canadian Prime Minister Justin Trudeau arrived in Ukraine with a disadvantaged visit</text:a>
 .</text:p>
      <text:p text:style-name="P4">
News Source: <text:a xlink:type="simple" xlink:href="https://www.ukrinform.ua/rubric-vidbudova/3721136-smigal-obgovoriv-iz-trudo-ucast-kanadi-u-vidbudovi-ukraini.html" text:style-name="Internet_20_link" text:visited-style-name="Visited_20_Internet_20_Link">
https://www.ukrinform.ua/rubric-vidbudova/3721136-smigal-obgovoriv-iz-trudo-ucast-kanadi-u-vidbudovi-ukraini.html</text:a>
</text:p>
      <!--NEWS-->
      <text:h text:style-name="P10" text:outline-level="1">
<text:span text:style-name="T4">
Manchester City won the UEFA Champions League</text:span>
</text:h>
      <text:p text:style-name="P4">
Authors: Ukrinform (Person)</text:p>
      <text:p text:style-name="P4">
Publisher: Укринформ (Organization)</text:p>
      <text:p text:style-name="P4">
Published Time: 2023-06-10T20:56:00+03:00</text:p>
      <text:p text:style-name="P4">
Modified Time: 2023-06-10T23:56:00+03:00</text:p>
      <text:p text:style-name="P4">
Description: In the final "Man City" defeated Inter. - Ukrinform.</text:p>
      <text:p text:style-name="P4">
Images: ['<text:a xlink:type="simple" xlink:href="https://static.ukrinform.com/photos/2023_06/thumb_files/630_360_1686430784-428.jpg" text:style-name="Internet_20_link" text:visited-style-name="Visited_20_Internet_20_Link">
630_360_16864...</text:a>
']</text:p>
      <text:p text:style-name="P4">
Tags: ['Футбол', 'Ліга чемпіонів', 'Манчестер Сіті', 'Інтер Мілан']</text:p>
      <text:p text:style-name="P4">
Type: Article</text:p>
      <!--METADATA-->
      <text:p text:style-name="P4">
<draw:frame draw:style-name="fr1" draw:name="Image208" text:anchor-type="as-char" svg:width="6.9236in" svg:height="3.956343in" draw:z-index="0">
<draw:image xlink:href="../Images/yкринформ/2023-06-10T20-56-00-03-00/630_360_1686430784-428.jpg" xlink:type="simple" xlink:show="embed" xlink:actuate="onLoad" draw:mime-type="image/jpeg"/>
</draw:frame>
In the final "Man City" defeated Inter.</text:p>
      <text:p text:style-name="P4">
The winner of the football league champions of the season-2022/23 was the English Manchester City, which in the finals at the "Olympic Stadium Ataturk"(Turkey)He beat the Italian Inter - 1: 0, reports Ukrinform.</text:p>
      <text:p text:style-name="P4">
The success of the "locals" brought a goal of Rodry, who was assisted by Bernardusil in the 68th minute.</text:p>
      <text:p text:style-name="P4">
<text:span text:style-name="T4">
 Read also: </text:span>
 <text:span text:style-name="T4">
 <text:a xlink:type="simple" xlink:href="https://www.ukrinform.ua/rubric-sports/3712011-mancester-siti-dostrokovo-stav-cempionom-anglii.html" text:style-name="Internet_20_link" text:visited-style-name="Visited_20_Internet_20_Link">
Manchester City became ahead of time the Champion of England</text:a>
</text:span>
</text:p>
      <text:p text:style-name="P4">
It is the first European Champions Cup in Manchester City's history.</text:p>
      <text:p text:style-name="P4">
<text:span text:style-name="T5">
Foto: app</text:span>
</text:p>
      <text:p text:style-name="P4">
News Source: <text:a xlink:type="simple" xlink:href="https://www.ukrinform.ua/rubric-sports/3721169-mancester-siti-vigrav-ligu-cempioniv-uefa.html" text:style-name="Internet_20_link" text:visited-style-name="Visited_20_Internet_20_Link">
https://www.ukrinform.ua/rubric-sports/3721169-mancester-siti-vigrav-ligu-cempioniv-uefa.html</text:a>
</text:p>
      <!--NEWS-->
      <text:h text:style-name="P10" text:outline-level="1">
<text:span text:style-name="T4">
In the Kherson region, they were banned from swimming in reservoirs, catching and consuming fish</text:span>
</text:h>
      <text:p text:style-name="P4">
Authors: Ukrinform (Person)</text:p>
      <text:p text:style-name="P4">
Publisher: Укринформ (Organization)</text:p>
      <text:p text:style-name="P4">
Published Time: 2023-06-10T21:15:16+03:00</text:p>
      <text:p text:style-name="P4">
Modified Time: 2023-06-10T21:15:16+03:00</text:p>
      <text:p text:style-name="P4">
Description: In Kherson region it is forbidden to swim in reservoirs, fish and consume fish.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Каховська ГЕС', 'Підтоплення']</text:p>
      <text:p text:style-name="P4">
Type: Article</text:p>
      <!--METADATA-->
      <text:p text:style-name="P4">
<draw:frame draw:style-name="fr1" draw:name="Image209" text:anchor-type="as-char" svg:width="6.9236in" svg:height="3.956343in" draw:z-index="0">
<draw:image xlink:href="../Images/yкринформ/2023-06-10T21-15-16-03-00/630_360_1682879203-914.jpg" xlink:type="simple" xlink:show="embed" xlink:actuate="onLoad" draw:mime-type="image/jpeg"/>
</draw:frame>
Nakherson region is forbidden to swim in reservoirs, catch and consume fish.</text:p>
      <text:p text:style-name="P4">
About it in <text:a xlink:type="simple" xlink:href="https://t.me/khersonskaODA/6679" text:style-name="Internet_20_link" text:visited-style-name="Visited_20_Internet_20_Link">
telegram</text:a>
Alexander Proudin reported to the heads of the Church of the Regional Military Administration, reports.</text:p>
      <text:p text:style-name="P4">
"Our water is now dangerous. The concentration of harmful substances in water samples is ten times higher than the permissible norm. I have instructed to ban bathing of watering facilities, as well as ban fish Infectious diseases from cemeteries, toilets and landfills, which are washed. Let us not forget that at the bottom of the Russians destroyed by the Kakhovskaya hydroelectric power station could be multi -hazardous substances for health. Therefore, cook and drink only bottled or imported water, " - said the head of the Ova.</text:p>
      <text:p text:style-name="P4">
<text:span text:style-name="T4">
 Read also: </text:span>
 <text:a xlink:type="simple" xlink:href="https://www.ukrinform.ua/rubric-regions/3721135-riven-vodi-u-hersoni-znizivsa-bils-ak-na-metr.html" text:style-name="Internet_20_link" text:visited-style-name="Visited_20_Internet_20_Link">
water level in Kherson decreased by more than a meter</text:a>
He added that tomorrow in Kherson and the region are expected thunderstorms, in places of hail, squalls of the wind 15-29 m/s. Volunteers will not allow rescue operations.</text:p>
      <text:p text:style-name="P4">
It was reported that rescue work and evacuation from the flood sites caused by the blast of the dam of Kakhovka hydroelectric power station, which [on the night of June 6, made Russian troops] continue in the Kherson region.(https://www.ukrinform.ua/rubric-other_news/3720776-pidriv-rosianami-kahovskoi-ges-usi-novini.html) .</text:p>
      <text:p text:style-name="P4">
News Source: <text:a xlink:type="simple" xlink:href="https://www.ukrinform.ua/rubric-regions/3721142-na-hersonsini-zaboronili-kupatisa-u-vodojmah-loviti-ta-spozivati-ribu.html" text:style-name="Internet_20_link" text:visited-style-name="Visited_20_Internet_20_Link">
https://www.ukrinform.ua/rubric-regions/3721142-na-hersonsini-zaboronili-kupatisa-u-vodojmah-loviti-ta-spozivati-ribu.html</text:a>
</text:p>
      <!--NEWS-->
      <text:h text:style-name="P10" text:outline-level="1">
<text:span text:style-name="T4">
The Council supported the mandatory restructuring of consumer loans for IDPs at the time of martial law</text:span>
</text:h>
      <text:p text:style-name="P4">
Authors: Ukrinform (Person)</text:p>
      <text:p text:style-name="P4">
Publisher: Укринформ (Organization)</text:p>
      <text:p text:style-name="P4">
Published Time: 2023-06-10T21:21:00+03:00</text:p>
      <text:p text:style-name="P4">
Modified Time: 2023-06-10T21:21:00+03:00</text:p>
      <text:p text:style-name="P4">
Description: The Verkhovna Rada supported the introduction of mandatory restructuring of consumer loans for people from the territories covered by the war during martial law and 30 days after it. - Ukrinform.</text:p>
      <text:p text:style-name="P4">
Images: ['<text:a xlink:type="simple" xlink:href="https://static.ukrinform.com/photos/2019_05/thumb_files/630_360_1559148328-156.jpg" text:style-name="Internet_20_link" text:visited-style-name="Visited_20_Internet_20_Link">
630_360_15591...</text:a>
']</text:p>
      <text:p text:style-name="P4">
Tags: ['Кредит', 'Переселенці', 'Верховна Рада', 'Війна з Росією']</text:p>
      <text:p text:style-name="P4">
Type: Article</text:p>
      <!--METADATA-->
      <text:p text:style-name="P4">
<draw:frame draw:style-name="fr1" draw:name="Image210" text:anchor-type="as-char" svg:width="6.9236in" svg:height="3.956343in" draw:z-index="0">
<draw:image xlink:href="../Images/yкринформ/2023-06-10T21-21-00-03-00/630_360_1559148328-156.jpg" xlink:type="simple" xlink:show="embed" xlink:actuate="onLoad" draw:mime-type="image/jpeg"/>
</draw:frame>
The Verkhovnarad supported the introduction of mandatory restructuring of consumer lending for people from the territories covered by the war during martial law and 30 days after it.</text:p>
      <text:p text:style-name="P4">
This was reported by MP Yaroslav Zheleznyak in <text:a xlink:type="simple" xlink:href="https://t.me/yzheleznyak/4260" text:style-name="Internet_20_link" text:visited-style-name="Visited_20_Internet_20_Link">
telegram</text:a>
, reports Ukrinform.</text:p>
      <text:p text:style-name="P4">
The deputies approved in the second reading and as a whole, the bill No. 9051 of the amendments to Section IV "Final and Transitional Provisions of the Law of Ukraine" On Consumer Lending "on the peculiarities of interest accrual with calming loans during martial law. 264 people voted in favor.</text:p>
      <text:p text:style-name="P4">
<text:span text:style-name="T4">
 Read also: </text:span>
 <text:span text:style-name="T4">
 [Naftogaz has agreed with investors on the restructuring(https://www.ukrinform.ua/rubric-economy/3716656-naftogaz-domovivsa-z-investorami-pro-restrukturizaciu-evroobligacij.html)</text:span>
</text:p>
      <text:p text:style-name="P4">
The bill proposes at the time of martial law and within 30 days after its suppression to provide for mandatory restructuring of consumer loans for citizens who are registered as internally displaced persons, constantly live or depart from the territory where they are conducted(It was kept)hostilities, ort.</text:p>
      <text:p text:style-name="P4">
In addition, it is established that during the martial law and within 30 days after its termination, collectors are prohibited from demanding debts from the borrowers.</text:p>
      <text:p text:style-name="P4">
However, within half a year after the end of the martial law, the consumers were restructured, the loans were restructured and percentage should be extinguished by <text:span text:style-name="T4">
 <text:a xlink:type="simple" xlink:href="https://www.ukrinform.ua/tag-kredit" text:style-name="Internet_20_link" text:visited-style-name="Visited_20_Internet_20_Link">
credit</text:a>
</text:span>
.</text:p>
      <text:p text:style-name="P4">
<text:span text:style-name="T4">
 Read also: </text:span>
 <text:span text:style-name="T4">
 <text:a xlink:type="simple" xlink:href="https://www.ukrinform.ua/rubric-economy/3717394-v-uradi-planuut-modernizuvati-dostupni-krediti-dla-biznesu-z-deokupovanih-teritorij.html" text:style-name="Internet_20_link" text:visited-style-name="Visited_20_Internet_20_Link">
in the government plan to upgrade "available loans" for business from de -industrial territories</text:a>
</text:span>
</text:p>
      <text:p text:style-name="P4">
The deputies also approved amendments to the Tax Code, which are related to the Law 9051. The relevant bill on amendment to paragraph 165.1 of Article 165 of the Tax Code of Ukraine on the peculiarities of calculating proceedings on consumer loans during martial law No. 9052.</text:p>
      <text:p text:style-name="P4">
As it was reported, in March 2022, the Verkhovna Rada approved amendments of the Allowance Code, which released from the obligation to pay in favor(fine, penalties)Due to delayed payment on the loan.</text:p>
      <text:p text:style-name="P4">
News Source: <text:a xlink:type="simple" xlink:href="https://www.ukrinform.ua/rubric-economy/3721143-rada-pidtrimala-obovazkovu-restrukturizaciu-spozivcih-kreditiv-dla-vpo-na-cas-voennogo-stanu.html" text:style-name="Internet_20_link" text:visited-style-name="Visited_20_Internet_20_Link">
https://www.ukrinform.ua/rubric-economy/3721143-rada-pidtrimala-obovazkovu-restrukturizaciu-spozivcih-kreditiv-dla-vpo-na-cas-voennogo-stanu.html</text:a>
</text:p>
      <!--NEWS-->
      <text:h text:style-name="P10" text:outline-level="1">
<text:span text:style-name="T4">
In the flooded Skhidnytsia, 20 people were rescued, five of whom are children</text:span>
</text:h>
      <text:p text:style-name="P4">
Authors: Ukrinform (Person)</text:p>
      <text:p text:style-name="P4">
Publisher: Укринформ (Organization)</text:p>
      <text:p text:style-name="P4">
Published Time: 2023-06-10T21:30:00+03:00</text:p>
      <text:p text:style-name="P4">
Modified Time: 2023-06-10T21:30:00+03:00</text:p>
      <text:p text:style-name="P4">
Description: SES employees rescued 20 people in the flooded Skhidnytsia in Lviv region, including 5 children. - Ukrinform.</text:p>
      <text:p text:style-name="P4">
Images: ['<text:a xlink:type="simple" xlink:href="https://static.ukrinform.com/photos/2023_06/thumb_files/630_360_1686421745-506.jpg" text:style-name="Internet_20_link" text:visited-style-name="Visited_20_Internet_20_Link">
630_360_16864...</text:a>
']</text:p>
      <text:p text:style-name="P4">
Tags: ['Львівщина', 'Поліція', 'Курорт']</text:p>
      <text:p text:style-name="P4">
Type: Article</text:p>
      <!--METADATA-->
      <text:p text:style-name="P4">
<draw:frame draw:style-name="fr1" draw:name="Image211" text:anchor-type="as-char" svg:width="6.9236in" svg:height="3.945708in" draw:z-index="0">
<draw:image xlink:href="../Images/yкринформ/2023-06-10T21-30-00-03-00/630_360_1686421745-506.jpg" xlink:type="simple" xlink:show="embed" xlink:actuate="onLoad" draw:mime-type="image/jpeg"/>
</draw:frame>
DSSNS employees rescued 20 people in the flooded Skhidnytsia in Lviv region, including 5 children.</text:p>
      <text:p text:style-name="P4">
This was reported in a comment to the correspondent of Ukrinform in the State Emergency Service of the Lviv region.</text:p>
      <text:p text:style-name="P4">
"As a result of heavy rainfall in the form of rain came out of the shores of the R. Skhidnychanka, partial flooding of the village of Skhidnytsia Drohobych district(Zarichna streets, Shevchenko, Ivan Franko). Станом на 20.30 врятовано 20осіб, з них 5 дітей", - поінформували в ГУ ДСНС Львівщини.</text:p>
      <text:p text:style-name="P4">
Внаслідок події пошкоджено 5 мостів, близько 100 житлових будинків. Жертв тапостраждалих внаслідок підтоплення попередньо немає.</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завтра дощитиме - подекуди грози та град</text:a>
Rescue work is ongoing.</text:p>
      <text:p text:style-name="P4">
At the same time, police Lviv region reported in <text:a xlink:type="simple" xlink:href="https://www.facebook.com/story.php" text:style-name="Internet_20_link" text:visited-style-name="Visited_20_Internet_20_Link">
Facebook</text:a>
About the overlap of the road near Skhidnytsia.</text:p>
      <text:p text:style-name="P4">
"Yes, the movement from Skhidnytsia to Old Kropyvnyk is blocked - a detour through the gland. A highway to the village of Urich, Stryi district, was blocked," police were blocked.</text:p>
      <text:p text:style-name="P4">
Movement on this segment is complicated, law enforcement officers ask drivers to use other ways.</text:p>
      <text:p text:style-name="P4">
As reported by Ukrinform, [in the town of Skhidnytsia of Lviv region, 40 households are flooded.(https://www.ukrinform.ua/rubric-regions/3721134-na-lvivsini-cerez-pidnatta-rivna-vodi-u-ricci-shidnicanka-pidtopleni-blizko-40-domogospodarstv.html)as a result of raising the water level of the contents.</text:p>
      <text:p text:style-name="P4">
News Source: <text:a xlink:type="simple" xlink:href="https://www.ukrinform.ua/rubric-regions/3721146-u-pidtoplenij-shidnici-vratuvali-20-osib-patero-z-akih-diti.html" text:style-name="Internet_20_link" text:visited-style-name="Visited_20_Internet_20_Link">
https://www.ukrinform.ua/rubric-regions/3721146-u-pidtoplenij-shidnici-vratuvali-20-osib-patero-z-akih-diti.html</text:a>
</text:p>
      <!--NEWS-->
      <text:h text:style-name="P10" text:outline-level="1">
<text:span text:style-name="T4">
Macron warned Iran of the consequences through the supply of drones to</text:span>
</text:h>
      <text:p text:style-name="P4">
Authors: Ukrinform (Person)</text:p>
      <text:p text:style-name="P4">
Publisher: Укринформ (Organization)</text:p>
      <text:p text:style-name="P4">
Published Time: 2023-06-10T21:43:00+03:00</text:p>
      <text:p text:style-name="P4">
Modified Time: 2023-06-10T21:43:00+03:00</text:p>
      <text:p text:style-name="P4">
Description: French President Emmanuel Macron warned Iranian colleague Ibrahim Raisi about the consequences in connection with Tehran's supplies of drones to Russia. - Ukrinform.</text:p>
      <text:p text:style-name="P4">
Images: ['<text:a xlink:type="simple" xlink:href="https://static.ukrinform.com/photos/2023_02/thumb_files/630_360_1675929865-232.jpg" text:style-name="Internet_20_link" text:visited-style-name="Visited_20_Internet_20_Link">
630_360_16759...</text:a>
']</text:p>
      <text:p text:style-name="P4">
Tags: ['Безпілотник', 'Іран', 'Макрон', 'Росія', 'Війна з Росією']</text:p>
      <text:p text:style-name="P4">
Type: Article</text:p>
      <!--METADATA-->
      <text:p text:style-name="P4">
<draw:frame draw:style-name="fr1" draw:name="Image214" text:anchor-type="as-char" svg:width="6.9236in" svg:height="3.956343in" draw:z-index="0">
<draw:image xlink:href="../Images/yкринформ/2023-06-10T21-43-00-03-00/630_360_1675929865-232.jpg" xlink:type="simple" xlink:show="embed" xlink:actuate="onLoad" draw:mime-type="image/jpeg"/>
</draw:frame>
Emmanuel Macron Presidential Warned Iranian College Ibrahim Raisi Procedure in connection with Tehran's supplies of drones to Russia.</text:p>
      <text:p text:style-name="P4">
About it reports <text:a xlink:type="simple" xlink:href="https://www.reuters.com/world/france-warns-iran-drone-deliveries-to-russia-2023-06-10/" text:style-name="Internet_20_link" text:visited-style-name="Visited_20_Internet_20_Link">
Reuters</text:a>
With reference to the Presidential Office, Ukrinform reports.</text:p>
      <text:p text:style-name="P4">
It is noted that in a telephone conversation with Raisa, Macron urged Iran to "immediately attach" the support that the country provides Russia in the war against Ukraine.</text:p>
      <text:p text:style-name="P4">
"Macron also expressed concern for the Iranian nuclear programs development trajectory," the statement said.</text:p>
      <text:p text:style-name="P4">
<text:span text:style-name="T4">
 Read also: </text:span>
 <text:span text:style-name="T4">
 <text:a xlink:type="simple" xlink:href="https://www.ukrinform.ua/rubric-ato/3721035-rosia-otrimala-vid-iranu-sotni-bezpilotnikiv-dla-atak-na-ukrainu-bilij-dim.html" text:style-name="Internet_20_link" text:visited-style-name="Visited_20_Internet_20_Link">
Russia has received hundreds of drones for Attacking Ukraine - White House</text:a>
</text:span>
</text:p>
      <text:p text:style-name="P4">
As reported by Ukrinform, earlier in the White House stated that Russia has deepened work with Iran in the field of defense and received hundreds of shock <text:span text:style-name="T4">
 <text:a xlink:type="simple" xlink:href="https://www.ukrinform.ua/tag-bpla" text:style-name="Internet_20_link" text:visited-style-name="Visited_20_Internet_20_Link">
drones</text:a>
</text:span>
 that it uses to the task of struck in Ukraine.</text:p>
      <text:p text:style-name="P4">
News Source: <text:a xlink:type="simple" xlink:href="https://www.ukrinform.ua/rubric-world/3721147-makron-poperediv-iran-pro-naslidki-cerez-postacanna-bezpilotnikiv-do-rosii.html" text:style-name="Internet_20_link" text:visited-style-name="Visited_20_Internet_20_Link">
https://www.ukrinform.ua/rubric-world/3721147-makron-poperediv-iran-pro-naslidki-cerez-postacanna-bezpilotnikiv-do-rosii.html</text:a>
</text:p>
      <!--NEWS-->
      <text:h text:style-name="P10" text:outline-level="1">
<text:span text:style-name="T4">
Gymnast Ilya Kovtun won "gold" and "bronze" on the world call Cup</text:span>
</text:h>
      <text:p text:style-name="P4">
Authors: Ukrinform (Person)</text:p>
      <text:p text:style-name="P4">
Publisher: Укринформ (Organization)</text:p>
      <text:p text:style-name="P4">
Published Time: 2023-06-10T21:49:00+03:00</text:p>
      <text:p text:style-name="P4">
Modified Time: 2023-06-10T21:49:00+03:00</text:p>
      <text:p text:style-name="P4">
Description: In the Croatian Osiyek, the third stage of the World Cup in sports gymnastics continues. - Ukrinform.</text:p>
      <text:p text:style-name="P4">
Images: ['<text:a xlink:type="simple" xlink:href="https://static.ukrinform.com/photos/2023_06/thumb_files/630_360_1686422443-237.jpg" text:style-name="Internet_20_link" text:visited-style-name="Visited_20_Internet_20_Link">
630_360_16864...</text:a>
']</text:p>
      <text:p text:style-name="P4">
Tags: ['Гімнастика']</text:p>
      <text:p text:style-name="P4">
Type: Article</text:p>
      <!--METADATA-->
      <text:p text:style-name="P4">
<draw:frame draw:style-name="fr1" draw:name="Image215" text:anchor-type="as-char" svg:width="6.9236in" svg:height="3.956343in" draw:z-index="0">
<draw:image xlink:href="../Images/yкринформ/2023-06-10T21-49-00-03-00/630_360_1686422443-237.jpg" xlink:type="simple" xlink:show="embed" xlink:actuate="onLoad" draw:mime-type="image/jpeg"/>
</draw:frame>
The third stage of the Cup of the World Call in sports gymnastics continues.</text:p>
      <text:p text:style-name="P4">
As <text:a xlink:type="simple" xlink:href="https://suspilne.media/503743-illa-kovtun-zdobuv-persi-medali-sezonu-kubka-svitovogo-vikliku-zi-sportivnoi-gimnastiki-rezultati/" text:style-name="Internet_20_link" text:visited-style-name="Visited_20_Internet_20_Link">
informs</text:a>
Socialist, as a result of the first finals, two medals were won by Ukrainian Ilya Kovtun, Ukrinform reports.</text:p>
      <text:p text:style-name="P4">
At first, the Ukrainian gymnast became a bronze medalist in a horse exercise, receiving 14,500 points. In the struggle for the championship in this exercise, Kovtun gave way to Armenian representatives - Garik Khakakyan(14,766)and the Davtyan arthur(14.600).</text:p>
      <text:p text:style-name="P4">
А ось у вправах на паралельних брусах Ковтун (15,133)obtained "gold" ahead of the closest pursuer of Ferchat Arikan Turkey(14,966).</text:p>
      <text:p text:style-name="P4">
<text:span text:style-name="T4">
Читайте також:</text:span>
 <text:span text:style-name="T4">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span>
</text:p>
      <text:p text:style-name="P4">
On the second day of the finals on the World Cup Cup on Sunday, June 11, Ilya Kovtun will perform in all three finals - on the rings, a support and a crossbar.</text:p>
      <text:p text:style-name="P4">
<text:span text:style-name="T5">
Foto: ap</text:span>
</text:p>
      <text:p text:style-name="P4">
News Source: <text:a xlink:type="simple" xlink:href="https://www.ukrinform.ua/rubric-sports/3721149-gimnast-illa-kovtun-zdobuv-zoloto-ta-bronzu-na-kubku-svitovogo-vikliku.html" text:style-name="Internet_20_link" text:visited-style-name="Visited_20_Internet_20_Link">
https://www.ukrinform.ua/rubric-sports/3721149-gimnast-illa-kovtun-zdobuv-zoloto-ta-bronzu-na-kubku-svitovogo-vikliku.html</text:a>
</text:p>
      <!--NEWS-->
      <text:h text:style-name="P10" text:outline-level="1">
<text:span text:style-name="T4">
In Kharkiv region a rescuer was killed by a recurrent enemy shelling</text:span>
</text:h>
      <text:p text:style-name="P4">
Authors: Ukrinform (Person)</text:p>
      <text:p text:style-name="P4">
Publisher: Укринформ (Organization)</text:p>
      <text:p text:style-name="P4">
Published Time: 2023-06-10T21:54:00+03:00</text:p>
      <text:p text:style-name="P4">
Modified Time: 2023-06-10T21:54:00+03:00</text:p>
      <text:p text:style-name="P4">
Description: During the extinguishing of a fire in Kharkiv region, which arose from enemy shelling, the Russians re -fired the place where rescuers worked, one firefighter was killed. - Ukrinform.</text:p>
      <text:p text:style-name="P4">
Images: ['<text:a xlink:type="simple" xlink:href="https://static.ukrinform.com/photos/2023_06/thumb_files/630_360_1686422813-310.jpg" text:style-name="Internet_20_link" text:visited-style-name="Visited_20_Internet_20_Link">
630_360_16864...</text:a>
']</text:p>
      <text:p text:style-name="P4">
Tags: ['ДСНС', 'Обстріл', 'Харківщина', 'Війна з Росією']</text:p>
      <text:p text:style-name="P4">
Type: Article</text:p>
      <!--METADATA-->
      <text:p text:style-name="P4">
<draw:frame draw:style-name="fr1" draw:name="Image216" text:anchor-type="as-char" svg:width="6.9236in" svg:height="3.956343in" draw:z-index="0">
<draw:image xlink:href="../Images/yкринформ/2023-06-10T21-54-00-03-00/630_360_1686422813-310.jpg" xlink:type="simple" xlink:show="embed" xlink:actuate="onLoad" draw:mime-type="image/jpeg"/>
</draw:frame>
During the fire in the Kharkiv region, which arose from enemy shelling, the Russians fired the place where rescuers worked, one firefighter was killed.</text:p>
      <text:p text:style-name="P4">
This was reported in <text:a xlink:type="simple" xlink:href="https://www.facebook.com/DSNSKHARKIV/posts/pfbid02jw9zrN7uMi6os3VQmBTqZy8pAaifFFoT2Yoy36GpvRjMeQgGvY71Qb5rmosKny88l" text:style-name="Internet_20_link" text:visited-style-name="Visited_20_Internet_20_Link">
Facebook</text:a>
The Main Directorate of the SES of Ukraine in Kharkiv Oblast, Ukrinform reports.</text:p>
      <text:p text:style-name="P4">
"Another crime against rescuers: during the extinguishing of the fire repeated sheltering the life of a firefighter in Kharkiv region. The firefighter-rescuer of the 12th State Rescue and Rescue Unit of the Main Directorate of the SES of Ukraine in the Kharkiv region of Mikhail Piskun was 29 years," the statement said.</text:p>
      <text:p text:style-name="P4">
College of the deceased - firing rescuer Ivan Moskalyuk suffered numerous and was hospitalized.</text:p>
      <text:p text:style-name="P4">
<text:span text:style-name="T4">
 Read also: </text:span>
 <text:span text:style-name="T4">
 <text:a xlink:type="simple" xlink:href="https://www.ukrinform.ua/rubric-ato/3721133-rosijska-armia-obstrilala-pokrovsku-gromadu-na-nikopolsini.html" text:style-name="Internet_20_link" text:visited-style-name="Visited_20_Internet_20_Link">
Russian army fired at the Pokrovsky community of Nanikopol region</text:a>
</text:span>
</text:p>
      <text:p text:style-name="P4">
As reported by Ukrinform, during the last day Russian invaders have arranged from all available weapons settlements of Kharkiv, Kupyansky, Chuguevsky, Bohodukhiv and Izium districts.</text:p>
      <text:p text:style-name="P4">
At night, the enemy applied, using more than 10 UAVs, in the territory of the Bogodukhiv district. There were fires.</text:p>
      <text:p text:style-name="P4">
News Source: <text:a xlink:type="simple" xlink:href="https://www.ukrinform.ua/rubric-ato/3721152-na-harkivsini-vid-povtornogo-vorozogo-obstrilu-zaginuv-ratuvalnik.html" text:style-name="Internet_20_link" text:visited-style-name="Visited_20_Internet_20_Link">
https://www.ukrinform.ua/rubric-ato/3721152-na-harkivsini-vid-povtornogo-vorozogo-obstrilu-zaginuv-ratuvalnik.html</text:a>
</text:p>
      <!--NEWS-->
      <text:h text:style-name="P10" text:outline-level="1">
<text:span text:style-name="T4">
Near Nikopol a rail</text:span>
</text:h>
      <text:p text:style-name="P4">
Authors: Ukrinform (Person)</text:p>
      <text:p text:style-name="P4">
Publisher: Укринформ (Organization)</text:p>
      <text:p text:style-name="P4">
Published Time: 2023-06-10T22:13:00+03:00</text:p>
      <text:p text:style-name="P4">
Modified Time: 2023-06-10T22:13:00+03:00</text:p>
      <text:p text:style-name="P4">
Description: Near Nikopol in Dnipropetrovsk, after the blasting of the Kakhovskaya hydroelectric power station, a plot with a railway cloth was seated, resulting in the cancellation of suburban trains. - Ukrinform.</text:p>
      <text:p text:style-name="P4">
Images: ['<text:a xlink:type="simple" xlink:href="https://static.ukrinform.com/photos/2023_06/thumb_files/630_360_1686423056-310.jpg" text:style-name="Internet_20_link" text:visited-style-name="Visited_20_Internet_20_Link">
630_360_16864...</text:a>
']</text:p>
      <text:p text:style-name="P4">
Tags: ['Дніпропетровщина', 'Нікополь', 'Укрзалізниця']</text:p>
      <text:p text:style-name="P4">
Type: Article</text:p>
      <!--METADATA-->
      <text:p text:style-name="P4">
<draw:frame draw:style-name="fr1" draw:name="Image218" text:anchor-type="as-char" svg:width="6.9236in" svg:height="3.956343in" draw:z-index="0">
<draw:image xlink:href="../Images/yкринформ/2023-06-10T22-13-00-03-00/630_360_1686423056-310.jpg" xlink:type="simple" xlink:show="embed" xlink:actuate="onLoad" draw:mime-type="image/jpeg"/>
</draw:frame>
Near Nikopol in Dnipropetrovsk, after the blasting of the Kakhovka hydroelectric power station, a plot was seated by the iron cloth, which resulted in the cancellation of suburban trains.</text:p>
      <text:p text:style-name="P4">
About it reports Ukrzaliznytsia in <text:a xlink:type="simple" xlink:href="https://www.facebook.com/Ukrzaliznytsia/posts/pfbid0RdrSE4WEtimEux7JForwnpU7kyBATDFnh1jcEewAfRdTZzhGyXegT4MnG6KeKtWyl" text:style-name="Internet_20_link" text:visited-style-name="Visited_20_Internet_20_Link">
Facebook</text:a>
, reports Ukrinform.</text:p>
      <text:p text:style-name="P4">
"The impact of the dams of the dams is traced much further from Kherson region: as soon as near Nikopol, a whole area with a railway canvas was seated. Due to the intensity of the Dnieper railroads of tragedies, suburban train was canceled in a timely manner," the message said.</text:p>
      <text:p text:style-name="P4">
<text:span text:style-name="T4">
 Read also: </text:span>
 <text:a xlink:type="simple" xlink:href="https://www.ukrinform.ua/rubric-regions/3721135-riven-vodi-u-hersoni-znizivsa-bils-ak-na-metr.html" text:style-name="Internet_20_link" text:visited-style-name="Visited_20_Internet_20_Link">
water level in Kherson decreased by more than a meter</text:a>
The company noted that the recovery will last approximately 3 days.</text:p>
      <text:p text:style-name="P4">
Currently, the routes of suburban trains to Nikopol from Kryvyi Rih, Apostolov, Timkova is limited to Chortomlyk.</text:p>
      <text:p text:style-name="P4">
Between Chortomlyk and Nikopol passengers will be brought for free by bus.</text:p>
      <text:p text:style-name="P4">
<text:span text:style-name="T4">
 Read also: </text:span>
 <text:a xlink:type="simple" xlink:href="https://www.ukrinform.ua/rubric-polytics/3721090-pidriv-kahovskoi-ges-rada-uhvalila-postanovu-pro-zvernenna-do-oon.html" text:style-name="Internet_20_link" text:visited-style-name="Visited_20_Internet_20_Link">
Khohovskaya hydroelectric power station: The Council approved the resolution of the UN Rezoing to the UN</text:a>
In addition, on the section of Chortomlyk- Kryvyi Rih is appointed a temporary electropore, his departure from Chortomlyk at 19:30, arrival to Kryvyi Raga- at 21:00. "This means that the departure of the train №76/75 Krivoy Rog - Kiev Mizattically 50 minutes for transplanting the Nikopolians. We respond quickly, we bring everyone," - said in the UZ.</text:p>
      <text:p text:style-name="P4">
As reported by Ukrinform, <text:a xlink:type="simple" xlink:href="https://www.ukrinform.ua/rubric-other_news/3720776-pidriv-rosianami-kahovskoi-ges-usi-novini.html" text:style-name="Internet_20_link" text:visited-style-name="Visited_20_Internet_20_Link">
on the night against June 6, Russian invaders of the underground hydroelectric power station</text:a>
. The station is not recoverable.</text:p>
      <text:p text:style-name="P4">
According to Ukrhydroenergo, the level of Kakhovsky reservoir in Rynikinikopol is 10.55 m at the norm of 16.8 m.</text:p>
      <text:p text:style-name="P4">
Photo: ultrasound</text:p>
      <text:p text:style-name="P4">
News Source: <text:a xlink:type="simple" xlink:href="https://www.ukrinform.ua/rubric-ato/3721151-poblizu-nikopola-prosilo-zaliznicne-polotno.html" text:style-name="Internet_20_link" text:visited-style-name="Visited_20_Internet_20_Link">
https://www.ukrinform.ua/rubric-ato/3721151-poblizu-nikopola-prosilo-zaliznicne-polotno.html</text:a>
</text:p>
      <!--NEWS-->
      <text:h text:style-name="P10" text:outline-level="1">
<text:span text:style-name="T4">
In Odessa, as a result of the night attack of drones from the explosive wave, 290 apartments were injured</text:span>
</text:h>
      <text:p text:style-name="P4">
Authors: Ukrinform (Person)</text:p>
      <text:p text:style-name="P4">
Publisher: Укринформ (Organization)</text:p>
      <text:p text:style-name="P4">
Published Time: 2023-06-10T22:26:00+03:00</text:p>
      <text:p text:style-name="P4">
Modified Time: 2023-06-10T22:26:00+03:00</text:p>
      <text:p text:style-name="P4">
Description: In Odessa, 290 apartments in 11 houses were injured in the attack of drones on the night of June 10 from the explosive wave. - Ukrinform.</text:p>
      <text:p text:style-name="P4">
Images: ['<text:a xlink:type="simple" xlink:href="https://static.ukrinform.com/photos/2023_06/thumb_files/630_360_1686378600-1576.jpeg" text:style-name="Internet_20_link" text:visited-style-name="Visited_20_Internet_20_Link">
630_360_16863...</text:a>
']</text:p>
      <text:p text:style-name="P4">
Tags: ['БПЛА', 'Обстріл', 'Одеса', 'Війна з Росією']</text:p>
      <text:p text:style-name="P4">
Type: Article</text:p>
      <!--METADATA-->
      <text:p text:style-name="P4">
<draw:frame draw:style-name="fr1" draw:name="Image219" text:anchor-type="as-char" svg:width="6.9236in" svg:height="3.956343in" draw:z-index="0">
<draw:image xlink:href="../Images/yкринформ/2023-06-10T22-26-00-03-00/630_360_1686378600-1576.jpeg" xlink:type="simple" xlink:show="embed" xlink:actuate="onLoad" draw:mime-type="image/jpeg"/>
</draw:frame>
In Odessa, the attack of drones on the night of June 10 from the explosive wave was affected by 290 km in 11 houses.</text:p>
      <text:p text:style-name="P4">
About it reports in <text:a xlink:type="simple" xlink:href="https://t.me/odesacityofficial/18093" text:style-name="Internet_20_link" text:visited-style-name="Visited_20_Internet_20_Link">
telegram</text:a>
Odesa City Council, reports Ukrinform.</text:p>
      <text:p text:style-name="P4">
"In Odessa, as a result of the attacks of drones on the night of June 10, 290 apartments in 11 houses were stated from the explosive wave. Today, communal service was eliminated during the day: they removed emergency facade elements, window frames, cleaning glass, emergency trees. -Caned in the information of the City Council.</text:p>
      <text:p text:style-name="P4">
<text:span text:style-name="T4">
 Read also: </text:span>
 <text:span text:style-name="T4">
 <text:a xlink:type="simple" xlink:href="https://www.ukrinform.ua/rubric-ato/3720846-nad-odesou-vnoci-zbili-visim-vorozih-droniv-i-dvi-raketi-bratcuk.html" text:style-name="Internet_20_link" text:visited-style-name="Visited_20_Internet_20_Link">
Above Odessa at night knocked eight enemy drones and yards - Bratchuk</text:a>
</text:span>
</text:p>
      <text:p text:style-name="P4">
15 pieces of equipment and more than 100 employees were involved in the works. Silicp "Miskvitlo" restored street lighting, a number of supports need substances. KP "Miskzeletrest" removed 15 emergency trees. The staff of the municipal service worked on the facades, removing the destroyed windows, frames, lattices of balconies.</text:p>
      <text:p text:style-name="P4">
230 tons of destroyed elements were exported.</text:p>
      <text:p text:style-name="P4">
<text:span text:style-name="T4">
 Read also: </text:span>
 <text:span text:style-name="T4">
 <text:a xlink:type="simple" xlink:href="https://www.ukrinform.ua/rubric-ato/3720815-nicna-ataka-sahediv-na-odesu-troe-zagiblih-desat-poranenih.html" text:style-name="Internet_20_link" text:visited-style-name="Visited_20_Internet_20_Link">
Shahaneda Night Attack on Odessa: three dead, ten -wounded</text:a>
</text:span>
</text:p>
      <text:p text:style-name="P4">
In addition to residential buildings and apartments of civilians, there were 2 schools and 3 kindergartens tonight. This was reported by the director of the Department of Education Elena Buynevich.</text:p>
      <text:p text:style-name="P4">
On June 11, 2023 in Odessa the day of mourning was announced.</text:p>
      <text:p text:style-name="P4">
<text:span text:style-name="T4">
 Read also: </text:span>
 <text:span text:style-name="T4">
 <text:a xlink:type="simple" xlink:href="https://www.ukrinform.ua/rubric-regions/3721031-nicna-ataka-na-odesinu-sered-poterpilih-cetvero-ditej.html" text:style-name="Internet_20_link" text:visited-style-name="Visited_20_Internet_20_Link">
Night attack on Odesa region: Among the victims - four days</text:a>
</text:span>
</text:p>
      <text:p text:style-name="P4">
As reported by Ukrinform, at night in Odesa region as a result of <text:span text:style-name="T4">
 <text:a xlink:type="simple" xlink:href="https://www.ukrinform.ua/tag-obstril" text:style-name="Internet_20_link" text:visited-style-name="Visited_20_Internet_20_Link">
shelling</text:a>
</text:span>
 Shahaned drones and rockets were killed and 29 were injured, including two children and a pregnant woman.</text:p>
      <text:p text:style-name="P4">
News Source: <text:a xlink:type="simple" xlink:href="https://www.ukrinform.ua/rubric-regions/3721158-v-odesi-v-rezultati-nicnoi-ataki-droniv-vid-vibuhovoi-hvili-postrazdali-290-kvartir.html" text:style-name="Internet_20_link" text:visited-style-name="Visited_20_Internet_20_Link">
https://www.ukrinform.ua/rubric-regions/3721158-v-odesi-v-rezultati-nicnoi-ataki-droniv-vid-vibuhovoi-hvili-postrazdali-290-kvartir.html</text:a>
</text:p>
      <!--NEWS-->
      <text:h text:style-name="P10" text:outline-level="1">
<text:span text:style-name="T4">
The network showed what the Kakhovka reservoir looks like after blasting the HPP Russians</text:span>
</text:h>
      <text:p text:style-name="P4">
Authors: Ukrinform (Person)</text:p>
      <text:p text:style-name="P4">
Publisher: Укринформ (Organization)</text:p>
      <text:p text:style-name="P4">
Published Time: 2023-06-10T22:33:00+03:00</text:p>
      <text:p text:style-name="P4">
Modified Time: 2023-06-10T22:33:00+03:00</text:p>
      <text:p text:style-name="P4">
Description: After the exclusion of the Russian troops of the Kakhovka hydroelectric power station, the local reservoir was almost shaken. - Ukrinform.</text:p>
      <text:p text:style-name="P4">
Images: ['<text:a xlink:type="simple" xlink:href="https://static.ukrinform.com/photos/2023_06/thumb_files/630_360_1686382723-593.jpg" text:style-name="Internet_20_link" text:visited-style-name="Visited_20_Internet_20_Link">
630_360_16863...</text:a>
']</text:p>
      <text:p text:style-name="P4">
Tags: ['ГЕС', 'Війна з Росією', 'Каховське водосховище']</text:p>
      <text:p text:style-name="P4">
Type: Article</text:p>
      <!--METADATA-->
      <text:p text:style-name="P4">
<draw:frame draw:style-name="fr1" draw:name="Image220" text:anchor-type="as-char" svg:width="6.9236in" svg:height="3.956343in" draw:z-index="0">
<draw:image xlink:href="../Images/yкринформ/2023-06-10T22-33-00-03-00/630_360_1686382723-593.jpg" xlink:type="simple" xlink:show="embed" xlink:actuate="onLoad" draw:mime-type="image/jpeg"/>
</draw:frame>
Post -exploring by the Russian troops of the Kakhovskaya hydroelectric power station, the local reservoir has practically imbued.</text:p>
      <text:p text:style-name="P4">
According to Ukrinform, the corresponding video is presented in <text:a xlink:type="simple" xlink:href="https://t.me/lachentyt/30283" text:style-name="Internet_20_link" text:visited-style-name="Visited_20_Internet_20_Link">
telegram</text:a>
Famous blogger Igor Lachenkov(TG channel "LACHEN WRISH").</text:p>
      <text:p text:style-name="P4">
Раніше еколог, експерт з управління природоохоронною діяльністю, екологічноїполітики та моніторингу стану і якості довкілля, кандидат технічних наукМаксим Сорока на своїй сторінці у Фейсбуці, відповідаючи на запитанняукраїнців, прогнозував, що Каховське <text:span text:style-name="T5">
<text:span text:style-name="T4">
<text:a xlink:type="simple" xlink:href="https://www.ukrinform.ua/rubric-economy/3720654-kahovske-vodoshovise-ne-znikne-ale-peretvoritsa-na-boloto.html" text:style-name="Internet_20_link" text:visited-style-name="Visited_20_Internet_20_Link">
 водосховище не зникне, алеперетвориться на болото </text:a>
</text:span>
 </text:span>
.</text:p>
      <text:p text:style-name="P4">
<text:span text:style-name="T4">
 Read also: </text:span>
 <text:span text:style-name="T4">
 <text:a xlink:type="simple" xlink:href="https://www.ukrinform.ua/rubric-regions/3720969-cerez-pidriv-rosianami-kahovskoi-ges-zniklimi-bezvisti-vvazautsa-27-ludej.html" text:style-name="Internet_20_link" text:visited-style-name="Visited_20_Internet_20_Link">
through the blasting of the Russians of the Kakhovskaya hydroelectric power station missing 29 people</text:a>
</text:span>
</text:p>
      <text:p text:style-name="P4">
"The water will not disappear. However, there will now be a temporary swamp in this city. And then the nature will come up with what to do with this territory.</text:p>
      <text:p text:style-name="P4">
We need to understand that in our climatic conditions a reservoir(of this size of tangotropogenic load)It should be a depth of at least 8 m. This is due to the third factors. First, in order not to freeze in winter(this is important to recover biota). По-друге, для підтримки кисневого режимувлітку. Якщо перегріти стоячі води, то згідно з законом Дальтона, кисень почневипаровуватися, що призведе до мору риби. Третє. Для нейтралізуваннязворотних/очищених стічних вод та подальшого біологічного доочищення – уводосховищі має бути достатній об’єм води. Нагадую, заводи та ЖКГ Запоріжжяберуть воду вище запорізької греблі, а скидають стічні води у Каховськеводосховище. Й інші міста так само", - написав він.</text:p>
      <text:p text:style-name="P4">
Своєю чергою інші науковці зазначають, що після підриву дамби розпочалосяобміління водосховища і його глибина зараз становить трохи більш як 10 метрів.Тобто зараз неможливий забір води для побутових споживачів та на ЗапорізькійАЕС.</text:p>
      <text:p text:style-name="P4">
<text:span text:style-name="T4">
Читайте також:</text:span>
 <text:span text:style-name="T4">
<text:a xlink:type="simple" xlink:href="https://www.ukrinform.ua/rubric-economy/3720653-v-ukraini-ponad-1-100-kilometriv-meliorativnih-kanaliv-zalisilis-bez-vodi.html" text:style-name="Internet_20_link" text:visited-style-name="Visited_20_Internet_20_Link">
 В Україні понад 1 100 кілометрів меліоративних каналівзалишились без води </text:a>
</text:span>
</text:p>
      <text:p text:style-name="P4">
It is expected that after stabilization, instead of the Kakhovka reservoir, the water level that corresponds to the Dnieper-1 kilometer of width and 6-7 meters will remain.</text:p>
      <text:p text:style-name="P4">
News Source: <text:a xlink:type="simple" xlink:href="https://www.ukrinform.ua/rubric-regions/3721154-u-merezi-pokazali-kadri-ak-vigladae-kahovske-vodoshovise-pisla-pidrivu-rosianami-ges.html" text:style-name="Internet_20_link" text:visited-style-name="Visited_20_Internet_20_Link">
https://www.ukrinform.ua/rubric-regions/3721154-u-merezi-pokazali-kadri-ak-vigladae-kahovske-vodoshovise-pisla-pidrivu-rosianami-ges.html</text:a>
</text:p>
      <!--NEWS-->
      <text:h text:style-name="P10" text:outline-level="1">
<text:span text:style-name="T4">
Rolan Harros -2023: A men's paired finale won the Croatian-American tandem</text:span>
</text:h>
      <text:p text:style-name="P4">
Authors: Ukrinform (Person)</text:p>
      <text:p text:style-name="P4">
Publisher: Укринформ (Organization)</text:p>
      <text:p text:style-name="P4">
Published Time: 2023-06-10T22:40:00+03:00</text:p>
      <text:p text:style-name="P4">
Modified Time: 2023-06-10T22:40:00+03:00</text:p>
      <text:p text:style-name="P4">
Description: Croatian-American duo Ivan Dodig-Austin Krychek won the Grand Slam of the Open France-2023 Tennis Championship tournament. - Ukrinform.</text:p>
      <text:p text:style-name="P4">
Images: ['<text:a xlink:type="simple" xlink:href="https://static.ukrinform.com/photos/2023_06/thumb_files/630_360_1686427829-537.jpg" text:style-name="Internet_20_link" text:visited-style-name="Visited_20_Internet_20_Link">
630_360_16864...</text:a>
']</text:p>
      <text:p text:style-name="P4">
Tags: ['Теніс']</text:p>
      <text:p text:style-name="P4">
Type: Article</text:p>
      <!--METADATA-->
      <text:p text:style-name="P4">
<draw:frame draw:style-name="fr1" draw:name="Image221" text:anchor-type="as-char" svg:width="6.9236in" svg:height="3.956343in" draw:z-index="0">
<draw:image xlink:href="../Images/yкринформ/2023-06-10T22-40-00-03-00/630_360_1686427829-537.jpg" xlink:type="simple" xlink:show="embed" xlink:actuate="onLoad" draw:mime-type="image/jpeg"/>
</draw:frame>
Croatian-American duo Ivan Dodig-Austin Krychek won the Grand Slam of the Open Slam of France-2023 from tennis.</text:p>
      <text:p text:style-name="P4">
In the decisive match, the 4th number of Dodig and Krachek played the Belgians of Sander Zhil and Jaran Fleligine - 6: 3, 6: 1, reports Ukrinform.</text:p>
      <text:p text:style-name="P4">
<text:span text:style-name="T4">
 Read also: </text:span>
 <text:span text:style-name="T4">
 [Shvontek beat Mukhov and won Rolan Harros]](https://www.ukrinform.ua/rubric-sports/3721107-svontek-obigrala-muhovu-i-peremogla-na-rolan-garros.html)</text:span>
</text:p>
      <text:p text:style-name="P4">
Rolan Garros final in a single male discharge Novak Dzhokovich(Serbia)-Cere r(Norway)It will take place on June 11.</text:p>
      <text:p text:style-name="P4">
Photo: Getty Images.</text:p>
      <text:p text:style-name="P4">
News Source: <text:a xlink:type="simple" xlink:href="https://www.ukrinform.ua/rubric-sports/3721159-rolan-garros2023-colovicij-parnij-final-vigrav-horvatskoamerikanskij-tandem.html" text:style-name="Internet_20_link" text:visited-style-name="Visited_20_Internet_20_Link">
https://www.ukrinform.ua/rubric-sports/3721159-rolan-garros2023-colovicij-parnij-final-vigrav-horvatskoamerikanskij-tandem.html</text:a>
</text:p>
      <!--NEWS-->
      <text:h text:style-name="P10" text:outline-level="1">
<text:span text:style-name="T4">
Canada has imposed sanctions against Yanukovych and other Russian collaborators</text:span>
</text:h>
      <text:p text:style-name="P4">
Authors: Ukrinform (Person)</text:p>
      <text:p text:style-name="P4">
Publisher: Укринформ (Organization)</text:p>
      <text:p text:style-name="P4">
Published Time: 2023-06-10T22:53:00+03:00</text:p>
      <text:p text:style-name="P4">
Modified Time: 2023-06-10T22:53:00+03:00</text:p>
      <text:p text:style-name="P4">
Description: Viktor Yanukovych and his son Alexander, as well as two dozen other collaborators with the Russian occupation regime came under the effect of new Canadian sanctions. - Ukrinform.</text:p>
      <text:p text:style-name="P4">
Images: ['<text:a xlink:type="simple" xlink:href="https://static.ukrinform.com/photos/2018_04/thumb_files/630_360_1524135812-1767.jpg" text:style-name="Internet_20_link" text:visited-style-name="Visited_20_Internet_20_Link">
630_360_15241...</text:a>
']</text:p>
      <text:p text:style-name="P4">
Tags: ['Антиросійські санкції', 'Янукович', 'Канада', 'Санкції', 'Трюдо', 'Україна']</text:p>
      <text:p text:style-name="P4">
Type: Article</text:p>
      <!--METADATA-->
      <text:p text:style-name="P4">
<draw:frame draw:style-name="fr1" draw:name="Image222" text:anchor-type="as-char" svg:width="6.9236in" svg:height="3.956343in" draw:z-index="0">
<draw:image xlink:href="../Images/yкринформ/2023-06-10T22-53-00-03-00/630_360_1524135812-1767.jpg" xlink:type="simple" xlink:show="embed" xlink:actuate="onLoad" draw:mime-type="image/jpeg"/>
</draw:frame>
Viktornyanukovych and his son Alexander, as well as two dozen other collaborators of the Island occupying regime, have come under the effect of new Canadian sanctions.</text:p>
      <text:p text:style-name="P4">
According to the Ukrinform correspondent, the list of subsequent persons was published by the Canadian Government's website.</text:p>
      <text:p text:style-name="P4">
"Canada imposes sanctions against 24 Ukrainian collaborators who work Umuzees and other cultural centers of the country and contribute to theft and destruction of cultural sites and Ukrainian culture," the sanctions described.</text:p>
      <text:p text:style-name="P4">
<text:span text:style-name="T4">
 Read also: </text:span>
 <text:span text:style-name="T4">
 <text:a xlink:type="simple" xlink:href="https://www.ukrinform.ua/rubric-culture/3721048-kanada-zaprovadzue-sankcii-proti-pricetnih-do-rujnuvanna-ukrainskih-kulturnih-pamatok.html" text:style-name="Internet_20_link" text:visited-style-name="Visited_20_Internet_20_Link">
Canada imposes sanctions against the involvement of Ukrainian cultural monuments</text:a>
</text:span>
</text:p>
      <text:p text:style-name="P4">
In addition to the elder and younger Yanukovych, the sanction list, the Blogger Yuriy Podolyak, the so -called cultural minister of the occupied Kherson region, Alexander Kuzmenko, First Deputy Minister of Information DNR Danilobessonov and Crimean Education Minister Valentin Lavryk, Russian propaganda,</text:p>
      <text:p text:style-name="P4">
All of their property and funds in Canada are frozen, and they are entry into the country themselves.</text:p>
      <text:p text:style-name="P4">
<text:span text:style-name="T4">
 Read also: </text:span>
 <text:span text:style-name="T4">
 <text:a xlink:type="simple" xlink:href="https://www.ukrinform.ua/rubric-polytics/3721074-zelenskij-i-trudo-uhvalili-spilnu-deklaraciu.html" text:style-name="Internet_20_link" text:visited-style-name="Visited_20_Internet_20_Link">
Zelensky and Trudeau adopted a common declaration</text:a>
</text:span>
</text:p>
      <text:p text:style-name="P4">
In addition, Canada also imposed sanctions against the 17 "newly created territories of the regions of Ukraine occupied by Russia".</text:p>
      <text:p text:style-name="P4">
"The list includes the so -called ministries of education and culture, created by urban urban, as well as Ukrainian military groups that are fighting the alerts of Russia," the government said.</text:p>
      <text:p text:style-name="P4">
In particular, the action of Canadian sanctions was extended to the Unification of Volunteer Donbass, the Convoy PVC, the propaganda resource of Newsua.ru and Mediaagroupnewsfront, occupied by the Kherson, Melitopol and Mariupol Museum, the Blessed Museum, the Baptism</text:p>
      <text:p text:style-name="P4">
<text:span text:style-name="T4">
 Read also: </text:span>
 <text:span text:style-name="T4">
 <text:a xlink:type="simple" xlink:href="https://www.ukrinform.ua/rubric-polytics/3721093-kanada-stala-20u-krainou-aka-pidpisala-deklaraciu-na-pidtrimku-clenstva-ukraini-v-nato-op.html" text:style-name="Internet_20_link" text:visited-style-name="Visited_20_Internet_20_Link">
Canada has become 20 countries that signed a declaration of drinking Ukraine's membership in NATO - OP</text:a>
 </text:span>
</text:p>
      <text:p text:style-name="P4">
_Foto: "Kommersant" _</text:p>
      <text:p text:style-name="P4">
News Source: <text:a xlink:type="simple" xlink:href="https://www.ukrinform.ua/rubric-polytics/3721161-kanada-zaprovadila-sankcii-proti-anukovica-ta-insih-rosijskih-kolaborantiv.html" text:style-name="Internet_20_link" text:visited-style-name="Visited_20_Internet_20_Link">
https://www.ukrinform.ua/rubric-polytics/3721161-kanada-zaprovadila-sankcii-proti-anukovica-ta-insih-rosijskih-kolaborantiv.html</text:a>
</text:p>
      <!--NEWS-->
      <text:h text:style-name="P10" text:outline-level="1">
<text:span text:style-name="T4">
The area of flooded territories of Kherson region has halved - ova</text:span>
</text:h>
      <text:p text:style-name="P4">
Authors: Ukrinform (Person)</text:p>
      <text:p text:style-name="P4">
Publisher: Укринформ (Organization)</text:p>
      <text:p text:style-name="P4">
Published Time: 2023-06-10T23:11:00+03:00</text:p>
      <text:p text:style-name="P4">
Modified Time: 2023-06-10T23:11:00+03:00</text:p>
      <text:p text:style-name="P4">
Description: During the day, the level of flooding in the Kherson region after blasting the Kakhovskaya hydroelectric power station decreased by 27 cm, the area of flooded territories has doubled. - Ukrinform.</text:p>
      <text:p text:style-name="P4">
Images: ['<text:a xlink:type="simple" xlink:href="https://static.ukrinform.com/photos/2023_06/thumb_files/630_360_1686413278-750.jpg" text:style-name="Internet_20_link" text:visited-style-name="Visited_20_Internet_20_Link">
630_360_16864...</text:a>
']</text:p>
      <text:p text:style-name="P4">
Tags: ['Херсонщина', 'Каховська ГЕС', 'Підтоплення']</text:p>
      <text:p text:style-name="P4">
Type: Article</text:p>
      <!--METADATA-->
      <text:p text:style-name="P4">
<draw:frame draw:style-name="fr1" draw:name="Image223" text:anchor-type="as-char" svg:width="6.9236in" svg:height="3.956343in" draw:z-index="0">
<draw:image xlink:href="../Images/yкринформ/2023-06-10T23-11-00-03-00/630_360_1686413278-750.jpg" xlink:type="simple" xlink:show="embed" xlink:actuate="onLoad" draw:mime-type="image/jpeg"/>
</draw:frame>
The level of flooding in the Kherson region after the blasting of the Kakhovskaya Hesened by 27 cm, the area of flooded territories has doubled.</text:p>
      <text:p text:style-name="P4">
About this in <text:a xlink:type="simple" xlink:href="https://t.me/olexandrprokudin/632" text:style-name="Internet_20_link" text:visited-style-name="Visited_20_Internet_20_Link">
video closer</text:a>
The head of the Kherson Ova Alexander Proudin, reports Ukrinform.</text:p>
      <text:p text:style-name="P4">
"In comparison with the morning, the medium level of flooding decreased by 27 cm and infestation 4.45 m. The area of flooded territories decreased almost twice. Swived from Mykolaivka, Lviv and Olgivka of Berislav district. he.</text:p>
      <text:p text:style-name="P4">
<text:span text:style-name="T4">
 Read also: </text:span>
 <text:span text:style-name="T4">
 <text:a xlink:type="simple" xlink:href="https://www.ukrinform.ua/rubric-regions/3721049-na-hersonsini-volonteriv-zaklikaut-ne-vihoditi-na-vodu-pid-cas-buri-ta-zliv.html" text:style-name="Internet_20_link" text:visited-style-name="Visited_20_Internet_20_Link">
in Kherson region volunteers are urged not to go out on water during a storm and a drain</text:a>
</text:span>
</text:p>
      <text:p text:style-name="P4">
As of Saturday evening, 2699 people have already evacuated from dangerous settlements, including 178 children and 67 low -mobility.</text:p>
      <text:p text:style-name="P4">
"On the temporarily occupied left bank, the situation remains critical. The droplets are flooded by 14 settlements. Evacuation measures are not occupied by the occupying power," Proudin said.</text:p>
      <text:p text:style-name="P4">
<text:span text:style-name="T4">
 Read also: </text:span>
 <text:span text:style-name="T4">
 <text:a xlink:type="simple" xlink:href="https://www.ukrinform.ua/rubric-regions/3721105-na-hersonsinu-pribula-misia-miznarodnogo-kriminalnogo-sudu.html" text:style-name="Internet_20_link" text:visited-style-name="Visited_20_Internet_20_Link">
In the Kherson region the mission of the International Criminal Court has arrived</text:a>
</text:span>
</text:p>
      <text:p text:style-name="P4">
As reported by Ukrinform, rescue work of the population from the flooding places caused by the undermining of the Greblykakhovsky Hydroelectric Power Plant, which _ <text:span text:style-name="T4">
 [on the night of June 6, made Russian troops in the Kherson region, in the Kherson region.(https://www.ukrinform.ua/rubric-other_news/3720776-pidriv-rosianami-kahovskoi-ges-usi-novini.html)</text:span>
 _</text:p>
      <text:p text:style-name="P4">
News Source: <text:a xlink:type="simple" xlink:href="https://www.ukrinform.ua/rubric-regions/3721164-plosa-zatoplenih-teritorij-hersonsini-zmensilasa-vdvici-ova.html" text:style-name="Internet_20_link" text:visited-style-name="Visited_20_Internet_20_Link">
https://www.ukrinform.ua/rubric-regions/3721164-plosa-zatoplenih-teritorij-hersonsini-zmensilasa-vdvici-ova.html</text:a>
</text:p>
      <!--NEWS-->
      <text:h text:style-name="P10" text:outline-level="1">
<text:span text:style-name="T4">
The Russians again fired at mortars and artillery of Sumy region border</text:span>
</text:h>
      <text:p text:style-name="P4">
Authors: Ukrinform (Person)</text:p>
      <text:p text:style-name="P4">
Publisher: Укринформ (Organization)</text:p>
      <text:p text:style-name="P4">
Published Time: 2023-06-10T23:25:00+03:00</text:p>
      <text:p text:style-name="P4">
Modified Time: 2023-06-10T23:25:00+03:00</text:p>
      <text:p text:style-name="P4">
Description: As of June 10, Russian troops were fired at the border territories of Sumy region on June 10.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24" text:anchor-type="as-char" svg:width="6.9236in" svg:height="3.956343in" draw:z-index="0">
<draw:image xlink:href="../Images/yкринформ/2023-06-10T23-25-00-03-00/630_360_1686425057-568.jpg" xlink:type="simple" xlink:show="embed" xlink:actuate="onLoad" draw:mime-type="image/jpeg"/>
</draw:frame>
As of 22:00 on June 10, the border territories of the Sumy region were fired at 22:00 on June 10.</text:p>
      <text:p text:style-name="P4">
According to Ukrinform, the Operational Command "North" reports in <text:a xlink:type="simple" xlink:href="https://t.me/ok_pivnich1/3136" text:style-name="Internet_20_link" text:visited-style-name="Visited_20_Internet_20_Link">
telegram</text:a>
.</text:p>
      <text:p text:style-name="P4">
In particular, from 14:55 to 15:16 6 beats were recorded, probably from a 120-mm-mm-minute, in the area of Sosnivka settlement.</text:p>
      <text:p text:style-name="P4">
From 15:40 to 15:45 4 beats were recorded, probably from a 120mm mortar, in the area of the settlement of Chuikivka.</text:p>
      <text:p text:style-name="P4">
<text:span text:style-name="T4">
 Read also: </text:span>
 <text:span text:style-name="T4">
 <text:a xlink:type="simple" xlink:href="https://www.ukrinform.ua/rubric-ato/3721152-na-harkivsini-vid-povtornogo-vorozogo-obstrilu-zaginuv-ratuvalnik.html" text:style-name="Internet_20_link" text:visited-style-name="Visited_20_Internet_20_Link">
in Kharkiv region from repeated hostile shelling dinner</text:a>
</text:span>
</text:p>
      <text:p text:style-name="P4">
From 6:30 pm to 19:00 3 beats were recorded, probably from the barrel artillery, the URION of the settlement of Novovasylivka.</text:p>
      <text:p text:style-name="P4">
"There was no on the loss of the local population or damage to civilian infrastructure information," the message reads.</text:p>
      <text:p text:style-name="P4">
From 21:10 to 21:30 16 beats were recorded, probably from an 82-mm mortar, in the area of the settlement of the middle-building. Information on the loss of the average population or damage to civilian infrastructure is specified.</text:p>
      <text:p text:style-name="P4">
<text:span text:style-name="T4">
 Read also: </text:span>
 <text:span text:style-name="T4">
 <text:a xlink:type="simple" xlink:href="https://www.ukrinform.ua/rubric-ato/3721133-rosijska-armia-obstrilala-pokrovsku-gromadu-na-nikopolsini.html" text:style-name="Internet_20_link" text:visited-style-name="Visited_20_Internet_20_Link">
Russian army fired at the Pokrovsky community of Nanikopol region</text:a>
</text:span>
</text:p>
      <text:p text:style-name="P4">
As reported by Ukrinform, Russian troops in the morning of June 10 <text:span text:style-name="T4">
 <text:a xlink:type="simple" xlink:href="https://www.ukrinform.ua/tag-obstril" text:style-name="Internet_20_link" text:visited-style-name="Visited_20_Internet_20_Link">
fired</text:a>
</text:span>
 From mortars and artillery border areas of Chernihiv and Sumy regions.</text:p>
      <text:p text:style-name="P4">
News Source: <text:a xlink:type="simple" xlink:href="https://www.ukrinform.ua/rubric-ato/3721157-rosiani-znovu-obstrilali-z-minometiv-i-artilerii-prikordonna-sumsini.html" text:style-name="Internet_20_link" text:visited-style-name="Visited_20_Internet_20_Link">
https://www.ukrinform.ua/rubric-ato/3721157-rosiani-znovu-obstrilali-z-minometiv-i-artilerii-prikordonna-sumsini.html</text:a>
</text:p>
      <!--NEWS-->
      <text:h text:style-name="P10" text:outline-level="1">
<text:span text:style-name="T4">
Canada will support the system of psychological assistance to Ukrainians</text:span>
</text:h>
      <text:p text:style-name="P4">
Authors: Ukrinform (Person)</text:p>
      <text:p text:style-name="P4">
Publisher: Укринформ (Organization)</text:p>
      <text:p text:style-name="P4">
Published Time: 2023-06-10T23:39:00+03:00</text:p>
      <text:p text:style-name="P4">
Modified Time: 2023-06-10T23:39:00+03:00</text:p>
      <text:p text:style-name="P4">
Description: Canada is ready to finance several projects for providing psychological assistance to Ukrainians. - Ukrinform.</text:p>
      <text:p text:style-name="P4">
Images: ['<text:a xlink:type="simple" xlink:href="https://static.ukrinform.com/photos/2023_06/thumb_files/630_360_1686404555-553.jpg" text:style-name="Internet_20_link" text:visited-style-name="Visited_20_Internet_20_Link">
630_360_16864...</text:a>
']</text:p>
      <text:p text:style-name="P4">
Tags: ['Канада', 'Трюдо', 'Україна', 'Війна з Росією']</text:p>
      <text:p text:style-name="P4">
Type: Article</text:p>
      <!--METADATA-->
      <text:p text:style-name="P4">
<draw:frame draw:style-name="fr1" draw:name="Image225" text:anchor-type="as-char" svg:width="6.9236in" svg:height="3.956343in" draw:z-index="0">
<draw:image xlink:href="../Images/yкринформ/2023-06-10T23-39-00-03-00/630_360_1686404555-553.jpg" xlink:type="simple" xlink:show="embed" xlink:actuate="onLoad" draw:mime-type="image/jpeg"/>
</draw:frame>
Canadagotov to finance several projects to provide psychological assistance to Ukrainians.</text:p>
      <text:p text:style-name="P4">
According to Ukrinform correspondent, Prime Minister Canadiastin Trudeau announced this during his stay in Kiev.</text:p>
      <text:p text:style-name="P4">
“Canada understands how important it is for Ukraine to support mental health and so we are ready to help. We will finance the projects that are designed on the well -being and mental health of Ukrainians, including the numbers, teachers and doctors, ”Trude said.</text:p>
      <text:p text:style-name="P4">
<text:span text:style-name="T4">
 Read also: </text:span>
 <text:span text:style-name="T4">
 <text:a xlink:type="simple" xlink:href="https://www.ukrinform.ua/rubric-vidbudova/3721136-smigal-obgovoriv-iz-trudo-ucast-kanadi-u-vidbudovi-ukraini.html" text:style-name="Internet_20_link" text:visited-style-name="Visited_20_Internet_20_Link">
Shmigal discussed Canada's participation in reconstruction of Ukraine</text:a>
</text:span>
</text:p>
      <text:p text:style-name="P4">
In his office, it was clarified that Canada had already agreed to the allocation of 99.5 thousand Dolkrakiv Project "Phoenix Neuroroom", which helps doctors to doctors. Another $ 50,000 from Canada will receive an educational program “Healing of Military Injuries for Community Leaders in Ukraine”.</text:p>
      <text:p text:style-name="P4">
As part of another government funded <text:span text:style-name="T4">
 <text:a xlink:type="simple" xlink:href="https://www.ukrinform.ua/tag-kanada" text:style-name="Internet_20_link" text:visited-style-name="Visited_20_Internet_20_Link">
Canada</text:a>
</text:span>
 Educational and mentor program "Education for endurance" drinking teachers and students in the regions affected by the war will be given $ 52,000. Another $ 64 thousand receives a volunteer network of the psychological network from the Dnieper.</text:p>
      <text:p text:style-name="P4">
<text:span text:style-name="T4">
 Read also: </text:span>
 <text:span text:style-name="T4">
 <text:a xlink:type="simple" xlink:href="https://www.ukrinform.ua/rubric-polytics/3721126-premer-kanadi-vistupiv-u-verhovnij-radi.html" text:style-name="Internet_20_link" text:visited-style-name="Visited_20_Internet_20_Link">
Canada Prime Minister has made in the Verkhovna Rada</text:a>
</text:span>
</text:p>
      <text:p text:style-name="P4">
According to Ukrinform, Canada Prime Minister Justin Trudeau and Christian Financing Minister Friland today arrived with a non-standing visit to Kiev, during which it was _ <text:span text:style-name="T4">
 <text:a xlink:type="simple" xlink:href="https://www.ukrinform.ua/rubric-ato/3721017-kanada-ogolosila-pro-novij-paket-vijskovoi-dopomogi-ukraini.html" text:style-name="Internet_20_link" text:visited-style-name="Visited_20_Internet_20_Link">
declared a new defense package</text:a>
</text:span>
 _ and _ <text:span text:style-name="T4">
 <text:a xlink:type="simple" xlink:href="https://www.ukrinform.ua/rubric-culture/3721048-kanada-zaprovadzue-sankcii-proti-pricetnih-do-rujnuvanna-ukrainskih-kulturnih-pamatok.html" text:style-name="Internet_20_link" text:visited-style-name="Visited_20_Internet_20_Link">
expansion of anti -Russian sanctions. </text:a>
</text:span>
 _</text:p>
      <text:p text:style-name="P4">
News Source: <text:a xlink:type="simple" xlink:href="https://www.ukrinform.ua/rubric-society/3721165-kanada-pidtrimae-sistemu-psihologicnoi-dopomogi-ukraincam.html" text:style-name="Internet_20_link" text:visited-style-name="Visited_20_Internet_20_Link">
https://www.ukrinform.ua/rubric-society/3721165-kanada-pidtrimae-sistemu-psihologicnoi-dopomogi-ukraincam.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10T23:44:00+03:00</text:p>
      <text:p text:style-name="P4">
Modified Time: 2023-06-10T23:44: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26" text:anchor-type="as-char" svg:width="6.9236in" svg:height="3.956343in" draw:z-index="0">
<draw:image xlink:href="../Images/yкринформ/2023-06-10T23-44-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Manchester City won the UEFA Champions League</text:span>
</text:h>
      <text:p text:style-name="P4">
Authors: Ukrinform (Person)</text:p>
      <text:p text:style-name="P4">
Publisher: Укринформ (Organization)</text:p>
      <text:p text:style-name="P4">
Published Time: 2023-06-10T23:56:00+03:00</text:p>
      <text:p text:style-name="P4">
Modified Time: 2023-06-10T23:56:00+03:00</text:p>
      <text:p text:style-name="P4">
Description: In the final "Man City" defeated Inter. - Ukrinform.</text:p>
      <text:p text:style-name="P4">
Images: ['<text:a xlink:type="simple" xlink:href="https://static.ukrinform.com/photos/2023_06/thumb_files/630_360_1686430784-428.jpg" text:style-name="Internet_20_link" text:visited-style-name="Visited_20_Internet_20_Link">
630_360_16864...</text:a>
']</text:p>
      <text:p text:style-name="P4">
Tags: ['Футбол', 'Ліга чемпіонів', 'Манчестер Сіті', 'Інтер Мілан']</text:p>
      <text:p text:style-name="P4">
Type: Article</text:p>
      <!--METADATA-->
      <text:p text:style-name="P4">
<draw:frame draw:style-name="fr1" draw:name="Image227" text:anchor-type="as-char" svg:width="6.9236in" svg:height="3.956343in" draw:z-index="0">
<draw:image xlink:href="../Images/yкринформ/2023-06-10T23-56-00-03-00/630_360_1686430784-428.jpg" xlink:type="simple" xlink:show="embed" xlink:actuate="onLoad" draw:mime-type="image/jpeg"/>
</draw:frame>
In the final "Man City" defeated Inter.</text:p>
      <text:p text:style-name="P4">
The winner of the football league champions of the season-2022/23 was the English Manchester City, which in the finals at the "Olympic Stadium Ataturk"(Turkey)He beat the Italian Inter - 1: 0, reports Ukrinform.</text:p>
      <text:p text:style-name="P4">
The success of the "locals" brought a goal of Rodry, who was assisted by Bernardusil in the 68th minute.</text:p>
      <text:p text:style-name="P4">
<text:span text:style-name="T4">
 Read also: </text:span>
 <text:span text:style-name="T4">
 <text:a xlink:type="simple" xlink:href="https://www.ukrinform.ua/rubric-sports/3712011-mancester-siti-dostrokovo-stav-cempionom-anglii.html" text:style-name="Internet_20_link" text:visited-style-name="Visited_20_Internet_20_Link">
Manchester City became ahead of time the Champion of England</text:a>
</text:span>
</text:p>
      <text:p text:style-name="P4">
It is the first European Champions Cup in Manchester City's history.</text:p>
      <text:p text:style-name="P4">
<text:span text:style-name="T5">
Foto: app</text:span>
</text:p>
      <text:p text:style-name="P4">
News Source: <text:a xlink:type="simple" xlink:href="https://www.ukrinform.ua/rubric-sports/3721169-mancester-siti-vigrav-ligu-cempioniv-uefa.html" text:style-name="Internet_20_link" text:visited-style-name="Visited_20_Internet_20_Link">
https://www.ukrinform.ua/rubric-sports/3721169-mancester-siti-vigrav-ligu-cempioniv-uefa.html</text:a>
</text:p>
      <!--NEWS-->
      <text:h text:style-name="P10" text:outline-level="1">
<text:span text:style-name="T4">
In the Kherson region, they were banned from swimming in reservoirs, catching and consuming fish</text:span>
</text:h>
      <text:p text:style-name="P4">
Authors: Ukrinform (Person)</text:p>
      <text:p text:style-name="P4">
Publisher: Укринформ (Organization)</text:p>
      <text:p text:style-name="P4">
Published Time: 2023-06-10T3:15:16+03:00</text:p>
      <text:p text:style-name="P4">
Modified Time: 2023-06-10T21:15:16+03:00</text:p>
      <text:p text:style-name="P4">
Description: In Kherson region it is forbidden to swim in reservoirs, fish and consume fish.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Каховська ГЕС', 'Підтоплення']</text:p>
      <text:p text:style-name="P4">
Type: Article</text:p>
      <!--METADATA-->
      <text:p text:style-name="P4">
<draw:frame draw:style-name="fr1" draw:name="Image228" text:anchor-type="as-char" svg:width="6.9236in" svg:height="3.956343in" draw:z-index="0">
<draw:image xlink:href="../Images/yкринформ/2023-06-10T3-15-16-03-00/630_360_1682879203-914.jpg" xlink:type="simple" xlink:show="embed" xlink:actuate="onLoad" draw:mime-type="image/jpeg"/>
</draw:frame>
Nakherson region is forbidden to swim in reservoirs, catch and consume fish.</text:p>
      <text:p text:style-name="P4">
About it in <text:a xlink:type="simple" xlink:href="https://t.me/khersonskaODA/6679" text:style-name="Internet_20_link" text:visited-style-name="Visited_20_Internet_20_Link">
telegram</text:a>
Alexander Proudin reported to the heads of the Church of the Regional Military Administration, reports.</text:p>
      <text:p text:style-name="P4">
"Our water is now dangerous. The concentration of harmful substances in water samples is ten times higher than the permissible norm. I have instructed to ban bathing of watering facilities, as well as ban fish Infectious diseases from cemeteries, toilets and landfills, which are washed. Let us not forget that at the bottom of the Russians destroyed by the Kakhovskaya hydroelectric power station could be multi -hazardous substances for health. Therefore, cook and drink only bottled or imported water, " - said the head of the Ova.</text:p>
      <text:p text:style-name="P4">
<text:span text:style-name="T4">
 Read also: </text:span>
 <text:a xlink:type="simple" xlink:href="https://www.ukrinform.ua/rubric-regions/3721135-riven-vodi-u-hersoni-znizivsa-bils-ak-na-metr.html" text:style-name="Internet_20_link" text:visited-style-name="Visited_20_Internet_20_Link">
water level in Kherson decreased by more than a meter</text:a>
He added that tomorrow in Kherson and the region are expected thunderstorms, in places of hail, squalls of the wind 15-29 m/s. Volunteers will not allow rescue operations.</text:p>
      <text:p text:style-name="P4">
It was reported that rescue work and evacuation from the flood sites caused by the blast of the dam of Kakhovka hydroelectric power station, which [on the night of June 6, made Russian troops] continue in the Kherson region.(https://www.ukrinform.ua/rubric-other_news/3720776-pidriv-rosianami-kahovskoi-ges-usi-novini.html) .</text:p>
      <text:p text:style-name="P4">
News Source: <text:a xlink:type="simple" xlink:href="https://www.ukrinform.ua/rubric-regions/3721142-na-hersonsini-zaboronili-kupatisa-u-vodojmah-loviti-ta-spozivati-ribu.html" text:style-name="Internet_20_link" text:visited-style-name="Visited_20_Internet_20_Link">
https://www.ukrinform.ua/rubric-regions/3721142-na-hersonsini-zaboronili-kupatisa-u-vodojmah-loviti-ta-spozivati-ribu.html</text:a>
</text:p>
      <!--NEWS-->
      <text:h text:style-name="P10" text:outline-level="1">
<text:span text:style-name="T4">
The US gives Ukraine a new military assistance package of $ 2.1 billion</text:span>
</text:h>
      <text:p text:style-name="P4">
Author: ['АРМІЯINFORM']</text:p>
      <text:p text:style-name="P4">
Time: 2023-06-10T40:00:00-04:00</text:p>
      <text:p text:style-name="P4">
Description: The Mini Construction of the defense of the states of the states at P'yatnitsky was stirring about the Vidіlennnya of Ukrainian New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lyustratyvne-foto_large.jpg" text:style-name="Internet_20_link" text:visited-style-name="Visited_20_Internet_20_Link">
ilyustratyvne-foto_large.jpg</text:a>
']</text:p>
      <text:p text:style-name="P4">
Tags: []</text:p>
      <text:p text:style-name="P4">
Category: News</text:p>
      <!--METADATA-->
      <text:p text:style-name="P4">
<draw:frame draw:style-name="fr1" draw:name="Image229" text:anchor-type="as-char" svg:width="6.9236in" svg:height="4.395937in" draw:z-index="0">
<draw:image xlink:href="../Images/AРМІЯINFORM/2023-06-10T40-00-00-04-00/ilyustratyvne-foto_large.jpg" xlink:type="simple" xlink:show="embed" xlink:actuate="onLoad" draw:mime-type="image/jpeg"/>
</draw:frame>
On Friday, the United States Ministry of Defense announced the allocation of a new military aid package with a total value of 2.1 billionadolar. About this <text:a xlink:type="simple" xlink:href="https://www.defense.gov/News/Releases/Release/Article/3422822/biden-administration-announces-additional-security-assistance-for-ukraine/" text:style-name="Internet_20_link" text:visited-style-name="Visited_20_Internet_20_Link">
reported</text:a>
On the site.</text:p>
      <text:p text:style-name="P4">
The new US military assistance package is provided as limits to assist Ukraine in the security industry(After), which provides for the conclusion of long-term contracts with industry or partner countries, so the equipment will not be provided to Ukraine in the near future.</text:p>
      <text:p text:style-name="P4">
Among the help contained in the package-additional ammunition for Patriot system defense, air defense and rockethawk, 105-mm and 203-mm artillery shell Maintenance and maintenance of equipment.</text:p>
      <text:p text:style-name="P4">
News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NEWS-->
      <text:h text:style-name="P10" text:outline-level="1">
<text:span text:style-name="T4">
The racists escaped from combat positions in Luhansk region</text:span>
</text:h>
      <text:p text:style-name="P4">
Author: ['АРМІЯINFORM']</text:p>
      <text:p text:style-name="P4">
Time: 2023-06-10T42:00:00-04:00</text:p>
      <text:p text:style-name="P4">
Description: About the General Headquarters of the ZS Ukrainian, at Vechirnyom Zvedenni. - in ArapIvtsi ...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1/original-4-1.jpg" text:style-name="Internet_20_link" text:visited-style-name="Visited_20_Internet_20_Link">
original-4-1.jpg</text:a>
']</text:p>
      <text:p text:style-name="P4">
Tags: ['STOPRUSSIA', 'АГРЕСІЯ РФ', 'ВТОРГНЕННЯ РФ', 'ГШ ЗСУ']</text:p>
      <text:p text:style-name="P4">
Category: News</text:p>
      <!--METADATA-->
      <text:p text:style-name="P4">
<draw:frame draw:style-name="fr1" draw:name="Image230" text:anchor-type="as-char" svg:width="6.9236in" svg:height="4.881138in" draw:z-index="0">
<draw:image xlink:href="../Images/AРМІЯINFORM/2023-06-10T42-00-00-04-00/original-4-1.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CqmXjEuHWU888kAG5DbwLTBQdYfoWrgQV3tv93BMoDcooGtMGD3HoGN9fPgErpotl" text:style-name="Internet_20_link" text:visited-style-name="Visited_20_Internet_20_Link">
reports</text:a>
The General Staff of the Armed Forces of Ukraine in the evening.</text:p>
      <ul>
        <li>
About 90 servicemen of the occupying troops, who left the combat positions, were deserted in the Luhansk region in the Luhansk region, - he will be in the message.</li>
      </ul>
      <text:p text:style-name="P4">
News Source: <text:a xlink:type="simple" xlink:href="https://armyinform.com.ua/2023/06/10/rashysty-povtikaly-z-bojovyh-pozyczij-na-luganshhyni-2/" text:style-name="Internet_20_link" text:visited-style-name="Visited_20_Internet_20_Link">
https://armyinform.com.ua/2023/06/10/rashysty-povtikaly-z-bojovyh-pozyczij-na-luganshhyni-2/</text:a>
</text:p>
      <!--NEWS-->
      <text:h text:style-name="P10" text:outline-level="1">
<text:span text:style-name="T4">
Ukraine has agreed with the World Bank on a quick assessment</text:span>
</text:h>
      <text:p text:style-name="P4">
Author: ['АРМІЯINFORM']</text:p>
      <text:p text:style-name="P4">
Time: 2023-06-10T44:00:00-04:00</text:p>
      <text:p text:style-name="P4">
Description: Days of Ukraine Housing the Zi Svitovi Bank about Shvidka Khvitkiv VID Disastroph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thumb_204504_820_360_0_0_auto-1.jpg" text:style-name="Internet_20_link" text:visited-style-name="Visited_20_Internet_20_Link">
thumb_204504_820_360_0_0_auto-1.jpg</text:a>
']</text:p>
      <text:p text:style-name="P4">
Tags: ['КАХОВСЬКА ГЕС', 'КАХОВСЬКА ГЕС/ШТАБ INFO']</text:p>
      <text:p text:style-name="P4">
Category: News</text:p>
      <!--METADATA-->
      <text:p text:style-name="P4">
<draw:frame draw:style-name="fr1" draw:name="Image231" text:anchor-type="as-char" svg:width="6.9236in" svg:height="4.610104in" draw:z-index="0">
<draw:image xlink:href="../Images/AРМІЯINFORM/2023-06-10T44-00-00-04-00/thumb_204504_820_360_0_0_auto-1.jpg" xlink:type="simple" xlink:show="embed" xlink:actuate="onLoad" draw:mime-type="image/jpeg"/>
</draw:frame>
The other day, Ukraine has agreed with the World Bank to rapidly evaluate the losses of rollbacks together with international partners. The assessment will be conducted by analogue with a quick assessment of the damage caused and recovery needs(RDNA).Про це <text:a xlink:type="simple" xlink:href="https://www.kmu.gov.ua/news/ukraina-domovylasia-zi-svitovym-bankom-pro-shvydku-otsinku-zbytkiv-vid-katastrofy-na-kakhovskii-hes-premier-ministr" text:style-name="Internet_20_link" text:visited-style-name="Visited_20_Internet_20_Link">
зазначив</text:a>
Prime Minister Denis Shmigal during a government meeting on June 9.</text:p>
      <text:p text:style-name="P4">
According to him, undermining the Kakhovka hydroelectric power station will have long -term consequences. According to Mindovquil, environmental losses are calculated in the amount of UAH 55 billion.</text:p>
      <text:p text:style-name="P4">
“Huge arrays of agricultural land are also flooded. Under the Agrarian Policy Ministry, 10 thousand hectares are only on the Right Bank. After the ascent of water, soils and more than 30 irrigation systems should be restored.</text:p>
      <text:p text:style-name="P4">
Only the restoration of hydroelectric power plants, according to preliminary data of Ukrhydroenergo, costs 1 billion euros. Other related work will be the same.</text:p>
      <text:p text:style-name="P4">
“These are the challenges to which Ukraine and partners should respond synchronously. We will not be about the loss of Ukraine, we are talking about the loss of Europe. The echoes of the therum on the Kakhovskaya hydroelectric power station will be reached to all corners of the continent. Therefore, common-ages need joint action, ”the Prime Minister stressed.</text:p>
      <text:p text:style-name="P4">
News Source: <text:a xlink:type="simple" xlink:href="https://armyinform.com.ua/2023/06/10/ukrayina-domovylasya-zi-svitovym-bankom-pro-shvydku-oczinku-zbytkiv-vid-katastrofy-na-kahovskij-ges-premyer-ministr-2/" text:style-name="Internet_20_link" text:visited-style-name="Visited_20_Internet_20_Link">
https://armyinform.com.ua/2023/06/10/ukrayina-domovylasya-zi-svitovym-bankom-pro-shvydku-oczinku-zbytkiv-vid-katastrofy-na-kahovskij-ges-premyer-ministr-2/</text:a>
</text:p>
      <!--NEWS-->
      <text:h text:style-name="P10" text:outline-level="1">
<text:span text:style-name="T4">
Discovered the fish of the fish - inform the State Fisheries Agency</text:span>
</text:h>
      <text:p text:style-name="P4">
Author: ['АРМІЯINFORM']</text:p>
      <text:p text:style-name="P4">
Time: 2023-06-10T46:00:00-04:00</text:p>
      <text:p text:style-name="P4">
Description: PISLAY TNSHSHENNE KAKHOVSKO GES FILCH VIPARES OF MASSOVILA RIBI. Derzhribagentism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78_news_big-v1686165737.webp" text:style-name="Internet_20_link" text:visited-style-name="Visited_20_Internet_20_Link">
78_news_big-v1686165737.webp</text:a>
']</text:p>
      <text:p text:style-name="P4">
Tags: []</text:p>
      <text:p text:style-name="P4">
Category: News</text:p>
      <!--METADATA-->
      <text:p text:style-name="P4">
<draw:frame draw:style-name="fr1" draw:name="Image232" text:anchor-type="as-char" svg:width="6.9236in" svg:height="3.615658in" draw:z-index="0">
<draw:image xlink:href="../ConvertedIMGs/AРМІЯINFORM/2023-06-10T46-00-00-04-00/78_news_big-v1686165737.png" xlink:type="simple" xlink:show="embed" xlink:actuate="onLoad" draw:mime-type="image/png"/>
</draw:frame>
Photo illustrative</text:p>
      <text:p text:style-name="P4">
After the destruction of the Kakhovka hydroelectric power station, cases of mass death of fish are recorded. State -state <text:a xlink:type="simple" xlink:href="https://t.me/shtab_kakhovska_hes/338" text:style-name="Internet_20_link" text:visited-style-name="Visited_20_Internet_20_Link">
calls</text:a>
Ukrainians to report the places of detection of the fish. Call on:</text:p>
      <text:p text:style-name="P4">
<text:span text:style-name="T4">
<text:span text:style-name="T5">
 A free hotline of the State Fisheries Firpore Agency: </text:span>
* 0(800)50-52-50; </text:span>
<text:span text:style-name="T5">
 The Zaporizhzhya Fish Patrol Hotline: </text:span>
<text:span text:style-name="T5">
(067)622-04-66; </text:span>
<text:span text:style-name="T4">
 Dnipropetrovsk Fisheries Patrol Hotline: </text:span>
(096)400-02-50; <text:span text:style-name="T4">
<text:span text:style-name="T5">
 Kherson Fish Patrol Hotline: </text:span>
*(050)012-35-73; </text:span>
<text:span text:style-name="T5">
 Kherson Ova Colcentric: </text:span>
* 0(800)10-11-02;</text:p>
      <text:p text:style-name="P4">
<text:span text:style-name="T4">
 To accelerate the identification of the place of death of fish and promptly respond to messages, requests, if possible, provide information with the survey of geolocation on the map, with photos or videos of indicative quantities of fishing fish. </text:span>
 **</text:p>
      <text:p text:style-name="P4">
News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The Cabinet has approved changes that will contribute to the development of catastrophe medicine by world standards</text:span>
</text:h>
      <text:p text:style-name="P4">
Author: ['АРМІЯINFORM']</text:p>
      <text:p text:style-name="P4">
Time: 2023-06-10T48:00:00-04:00</text:p>
      <text:p text:style-name="P4">
Description: Kabіnet Minstriv Ukrainian Praise the production “Acts Pannnya Vikonnnya Medici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b4e9b2-0.jpg" text:style-name="Internet_20_link" text:visited-style-name="Visited_20_Internet_20_Link">
2b4e9b2-0.jpg</text:a>
']</text:p>
      <text:p text:style-name="P4">
Tags: ['STOPRUSSIA', 'АГРЕСІЯ РФ', 'ВТОРГНЕННЯ РФ']</text:p>
      <text:p text:style-name="P4">
Category: News</text:p>
      <!--METADATA-->
      <text:p text:style-name="P4">
<draw:frame draw:style-name="fr1" draw:name="Image233" text:anchor-type="as-char" svg:width="6.9236in" svg:height="4.268364in" draw:z-index="0">
<draw:image xlink:href="../Images/AРМІЯINFORM/2023-06-10T48-00-00-04-00/2b4e9b2-0.jpg" xlink:type="simple" xlink:show="embed" xlink:actuate="onLoad" draw:mime-type="image/jpeg"/>
</draw:frame>
The Cabinet of Ministers of Ukraine adopted a resolution "Some issues of the functioning of the system of catastrophe", which determines the priorities of the development of catastrophe medicine services. The most important thing is that the document clearly defines the distribution and interaction of all units of catastrophe medicine, which gives new possibleness to change and improve work in wartime and in case of extraordinary situations.</text:p>
      <text:p text:style-name="P4">
About it <text:a xlink:type="simple" xlink:href="https://www.kmu.gov.ua/news/kabinet-ministriv-zatverdyv-zminy-iaki-spryiatymut-rozvytku-medytsyny-katastrof-za-svitovymy-standartamy" text:style-name="Internet_20_link" text:visited-style-name="Visited_20_Internet_20_Link">
reports</text:a>
Government portal.</text:p>
      <ul>
        <li>
During the drafting of the resolution, the best practices of the Tann worked out practices during 2022 were taken into account by the experience of the emergency medical aid system. The resolution is the first step towards comprehensive reform of medicine crash, - the message reads.</li>
      </ul>
      <text:p text:style-name="P4">
The resolution stipulates that emergency medical services and medical crash at the national level will be coordinated by the Ministry of Health, and at the regional - regional centers of emergency medical care and disaster medicine.</text:p>
      <text:p text:style-name="P4">
“We have received a very important document that will give our teams a substance for further development in accordance with the latest standards and taking into account the complicated challenges of the full -scale war. I am sure that such changes will allow heroic doctors to work even more efficiently and rescue more life, ”the Minister of Health Viktor Lyashko emphasized.</text:p>
      <text:p text:style-name="P4">
In addition, the resolution describes the new concept of "catastrophe medical team" in accordance with the international classification of WHO and a group of doctors of different specialties, which are involved in providing various types of medical care as a result of emergencies, including hostilities, as well as allowing to use modern telemedicine technologies.</text:p>
      <text:p text:style-name="P4">
In particular, catastrophe medicine teams will be divided into 3 types. Mobile teams of type will provide medical assistance to the victims at the scene of Taevakuya to medical institutions. Type II mobile commands will be a medical assistance to the place of residence or residence. In turn, type III mobile teams will be able to assist the victims at the place of stay using tents or stationary buildings.</text:p>
      <text:p text:style-name="P4">
The aforementioned changes will allow you to immediately make a mobile team of the desired type, depending on the difficulty of the case.</text:p>
      <text:p text:style-name="P4">
News Source: <text:a xlink:type="simple" xlink:href="https://armyinform.com.ua/2023/06/10/kabmin-zatverdyv-zminy-yaki-spryyatymut-rozvytku-medyczyny-katastrof-za-svitovymy-standartamy/" text:style-name="Internet_20_link" text:visited-style-name="Visited_20_Internet_20_Link">
https://armyinform.com.ua/2023/06/10/kabmin-zatverdyv-zminy-yaki-spryyatymut-rozvytku-medyczyny-katastrof-za-svitovymy-standartamy/</text:a>
</text:p>
      <!--NEWS-->
      <text:h text:style-name="P10" text:outline-level="1">
<text:span text:style-name="T4">
The Council supported the mandatory restructuring of consumer loans for IDPs at the time of martial law</text:span>
</text:h>
      <text:p text:style-name="P4">
Authors: Ukrinform (Person)</text:p>
      <text:p text:style-name="P4">
Publisher: Укринформ (Organization)</text:p>
      <text:p text:style-name="P4">
Published Time: 2023-06-10T4:21:00+03:00</text:p>
      <text:p text:style-name="P4">
Modified Time: 2023-06-10T21:21:00+03:00</text:p>
      <text:p text:style-name="P4">
Description: The Verkhovna Rada supported the introduction of mandatory restructuring of consumer loans for people from the territories covered by the war during martial law and 30 days after it. - Ukrinform.</text:p>
      <text:p text:style-name="P4">
Images: ['<text:a xlink:type="simple" xlink:href="https://static.ukrinform.com/photos/2019_05/thumb_files/630_360_1559148328-156.jpg" text:style-name="Internet_20_link" text:visited-style-name="Visited_20_Internet_20_Link">
630_360_15591...</text:a>
']</text:p>
      <text:p text:style-name="P4">
Tags: ['Кредит', 'Переселенці', 'Верховна Рада', 'Війна з Росією']</text:p>
      <text:p text:style-name="P4">
Type: Article</text:p>
      <!--METADATA-->
      <text:p text:style-name="P4">
<draw:frame draw:style-name="fr1" draw:name="Image234" text:anchor-type="as-char" svg:width="6.9236in" svg:height="3.956343in" draw:z-index="0">
<draw:image xlink:href="../Images/yкринформ/2023-06-10T4-21-00-03-00/630_360_1559148328-156.jpg" xlink:type="simple" xlink:show="embed" xlink:actuate="onLoad" draw:mime-type="image/jpeg"/>
</draw:frame>
The Verkhovnarad supported the introduction of mandatory restructuring of consumer lending for people from the territories covered by the war during martial law and 30 days after it.</text:p>
      <text:p text:style-name="P4">
This was reported by MP Yaroslav Zheleznyak in <text:a xlink:type="simple" xlink:href="https://t.me/yzheleznyak/4260" text:style-name="Internet_20_link" text:visited-style-name="Visited_20_Internet_20_Link">
telegram</text:a>
, reports Ukrinform.</text:p>
      <text:p text:style-name="P4">
The deputies approved in the second reading and as a whole, the bill No. 9051 of the amendments to Section IV "Final and Transitional Provisions of the Law of Ukraine" On Consumer Lending "on the peculiarities of interest accrual with calming loans during martial law. 264 people voted in favor.</text:p>
      <text:p text:style-name="P4">
<text:span text:style-name="T4">
 Read also: </text:span>
 <text:span text:style-name="T4">
 [Naftogaz has agreed with investors on the restructuring(https://www.ukrinform.ua/rubric-economy/3716656-naftogaz-domovivsa-z-investorami-pro-restrukturizaciu-evroobligacij.html)</text:span>
</text:p>
      <text:p text:style-name="P4">
The bill proposes at the time of martial law and within 30 days after its suppression to provide for mandatory restructuring of consumer loans for citizens who are registered as internally displaced persons, constantly live or depart from the territory where they are conducted(It was kept)hostilities, ort.</text:p>
      <text:p text:style-name="P4">
In addition, it is established that during the martial law and within 30 days after its termination, collectors are prohibited from demanding debts from the borrowers.</text:p>
      <text:p text:style-name="P4">
However, within half a year after the end of the martial law, the consumers were restructured, the loans were restructured and percentage should be extinguished by <text:span text:style-name="T4">
 <text:a xlink:type="simple" xlink:href="https://www.ukrinform.ua/tag-kredit" text:style-name="Internet_20_link" text:visited-style-name="Visited_20_Internet_20_Link">
credit</text:a>
</text:span>
.</text:p>
      <text:p text:style-name="P4">
<text:span text:style-name="T4">
 Read also: </text:span>
 <text:span text:style-name="T4">
 <text:a xlink:type="simple" xlink:href="https://www.ukrinform.ua/rubric-economy/3717394-v-uradi-planuut-modernizuvati-dostupni-krediti-dla-biznesu-z-deokupovanih-teritorij.html" text:style-name="Internet_20_link" text:visited-style-name="Visited_20_Internet_20_Link">
in the government plan to upgrade "available loans" for business from de -industrial territories</text:a>
</text:span>
</text:p>
      <text:p text:style-name="P4">
The deputies also approved amendments to the Tax Code, which are related to the Law 9051. The relevant bill on amendment to paragraph 165.1 of Article 165 of the Tax Code of Ukraine on the peculiarities of calculating proceedings on consumer loans during martial law No. 9052.</text:p>
      <text:p text:style-name="P4">
As it was reported, in March 2022, the Verkhovna Rada approved amendments of the Allowance Code, which released from the obligation to pay in favor(fine, penalties)Due to delayed payment on the loan.</text:p>
      <text:p text:style-name="P4">
News Source: <text:a xlink:type="simple" xlink:href="https://www.ukrinform.ua/rubric-economy/3721143-rada-pidtrimala-obovazkovu-restrukturizaciu-spozivcih-kreditiv-dla-vpo-na-cas-voennogo-stanu.html" text:style-name="Internet_20_link" text:visited-style-name="Visited_20_Internet_20_Link">
https://www.ukrinform.ua/rubric-economy/3721143-rada-pidtrimala-obovazkovu-restrukturizaciu-spozivcih-kreditiv-dla-vpo-na-cas-voennogo-stanu.html</text:a>
</text:p>
      <!--NEWS-->
      <text:h text:style-name="P10" text:outline-level="1">
<text:span text:style-name="T4">
Police continues to deliver humanitarian aid to the residents of flooded territories</text:span>
</text:h>
      <text:p text:style-name="P4">
Author: ['АРМІЯINFORM']</text:p>
      <text:p text:style-name="P4">
Time: 2023-06-10T50:00:00-04:00</text:p>
      <text:p text:style-name="P4">
Description: PISLAL EVAKUATSIAI, Shipyn Bagato Rodin, flooded by Macro -Rayon, EVERYTHING IS EVERYTH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9_18-35-27.jpg" text:style-name="Internet_20_link" text:visited-style-name="Visited_20_Internet_20_Link">
photo_2023-06-09_18-35-27.jpg</text:a>
', '<text:a xlink:type="simple" xlink:href="https://armyinform.com.ua/wp-content/uploads/2023/06/photo_2023-06-09_20-08-23-150x150.jpg" text:style-name="Internet_20_link" text:visited-style-name="Visited_20_Internet_20_Link">
photo_2023-06-09_20-08-23-150x150.jpg</text:a>
', '<text:a xlink:type="simple" xlink:href="https://armyinform.com.ua/wp-content/uploads/2023/06/photo_2023-06-09_20-08-20-150x150.jpg" text:style-name="Internet_20_link" text:visited-style-name="Visited_20_Internet_20_Link">
photo_2023-06-09_20-08-20-150x150.jpg</text:a>
', '<text:a xlink:type="simple" xlink:href="https://armyinform.com.ua/wp-content/uploads/2023/06/photo_2023-06-09_20-08-17-150x150.jpg" text:style-name="Internet_20_link" text:visited-style-name="Visited_20_Internet_20_Link">
photo_2023-06-09_20-08-17-150x150.jpg</text:a>
', '<text:a xlink:type="simple" xlink:href="https://armyinform.com.ua/wp-content/uploads/2023/06/photo_2023-06-09_20-08-28-150x150.jpg" text:style-name="Internet_20_link" text:visited-style-name="Visited_20_Internet_20_Link">
photo_2023-06-09_20-08-28-150x150.jpg</text:a>
']</text:p>
      <text:p text:style-name="P4">
Tags: ['КАХОВСЬКА ГЕС', 'КАХОВСЬКА ГЕС/ШТАБ INFO']</text:p>
      <text:p text:style-name="P4">
Category: News</text:p>
      <!--METADATA-->
      <text:p text:style-name="P4">
<draw:frame draw:style-name="fr1" draw:name="Image235" text:anchor-type="as-char" svg:width="6.9236in" svg:height="5.01961in" draw:z-index="0">
<draw:image xlink:href="../Images/AРМІЯINFORM/2023-06-10T50-00-00-04-00/photo_2023-06-09_18-35-27.jpg" xlink:type="simple" xlink:show="embed" xlink:actuate="onLoad" draw:mime-type="image/jpeg"/>
</draw:frame>
After evacuating from the flooded neighborhood, many families have been hearded all property with children, now they without any means of existence. About it <text:a xlink:type="simple" xlink:href="https://t.me/shtab_kakhovska_hes/331" text:style-name="Internet_20_link" text:visited-style-name="Visited_20_Internet_20_Link">
reports</text:a>
The headquarters of the consequences of the Kakhovskaya hydroelectric power station by Russian terrorists.</text:p>
      <text:p text:style-name="P4">
Their homes and apartments are flooded with water, so they are not suitable for living.</text:p>
      <text:p text:style-name="P4">
Everything that people worked for years have been destroyed. Russia has left these people with no.</text:p>
      <text:p text:style-name="P4">
The victims could not bring many things or heavy -duty to the evacuation boats, so most only took documents.</text:p>
      <text:p text:style-name="P4">
<text:a xlink:type="simple" xlink:href="https://armyinform.com.ua/wp-content/uploads/2023/06/photo_2023-06-09_20-08-23.jpg" text:style-name="Internet_20_link" text:visited-style-name="Visited_20_Internet_20_Link">
!(Images/AРМІЯINFORM/2023-06-10T50-00-00-04-00/photo_2023-06-09_20-08-23-150x150.jpg)</text:a>
</text:p>
      <text:p text:style-name="P4">
<text:a xlink:type="simple" xlink:href="https://armyinform.com.ua/wp-content/uploads/2023/06/photo_2023-06-09_20-08-20.jpg" text:style-name="Internet_20_link" text:visited-style-name="Visited_20_Internet_20_Link">
<draw:frame draw:style-name="fr1" draw:name="Image236" text:anchor-type="as-char" svg:width="6.9236in" svg:height="6.9236in" draw:z-index="0">
<draw:image xlink:href="../Images/AРМІЯINFORM/2023-06-10T50-00-00-04-00/photo_2023-06-09_20-08-20-150x150.jpg" xlink:type="simple" xlink:show="embed" xlink:actuate="onLoad" draw:mime-type="image/jpeg"/>
</draw:frame>
</text:a>
</text:p>
      <text:p text:style-name="P4">
<text:a xlink:type="simple" xlink:href="https://armyinform.com.ua/wp-content/uploads/2023/06/photo_2023-06-09_20-08-17.jpg" text:style-name="Internet_20_link" text:visited-style-name="Visited_20_Internet_20_Link">
<draw:frame draw:style-name="fr1" draw:name="Image237" text:anchor-type="as-char" svg:width="6.9236in" svg:height="6.9236in" draw:z-index="0">
<draw:image xlink:href="../Images/AРМІЯINFORM/2023-06-10T50-00-00-04-00/photo_2023-06-09_20-08-17-150x150.jpg" xlink:type="simple" xlink:show="embed" xlink:actuate="onLoad" draw:mime-type="image/jpeg"/>
</draw:frame>
</text:a>
</text:p>
      <text:p text:style-name="P4">
<text:a xlink:type="simple" xlink:href="https://armyinform.com.ua/wp-content/uploads/2023/06/photo_2023-06-09_20-08-28.jpg" text:style-name="Internet_20_link" text:visited-style-name="Visited_20_Internet_20_Link">
<draw:frame draw:style-name="fr1" draw:name="Image238" text:anchor-type="as-char" svg:width="6.9236in" svg:height="6.9236in" draw:z-index="0">
<draw:image xlink:href="../Images/AРМІЯINFORM/2023-06-10T50-00-00-04-00/photo_2023-06-09_20-08-28-150x150.jpg" xlink:type="simple" xlink:show="embed" xlink:actuate="onLoad" draw:mime-type="image/jpeg"/>
</draw:frame>
</text:a>
Now these families are in relative safety, but need more necessary: clothing, food, including baby, diapers for the smallest, bedding, medicines and more.</text:p>
      <text:p text:style-name="P4">
Thanks to volunteer organizations and indifferent citizens from all over the country, Vherson receives assistance that the workers of juvenile prevention are transferred to the resort.</text:p>
      <text:p text:style-name="P4">
Today, the targets were taken away by the families with the children with the necessary help.</text:p>
      <text:p text:style-name="P4">
Currently, police officers collect information for each family about their needs, in order to further convey exactly what people need at some point.</text:p>
      <text:p text:style-name="P4">
News Source: <text:a xlink:type="simple" xlink:href="https://armyinform.com.ua/2023/06/10/policziya-prodovzhuye-dostavlyaty-meshkanczyam-pidtoplenyh-terytorij-gumanitarnu-dopomogu/" text:style-name="Internet_20_link" text:visited-style-name="Visited_20_Internet_20_Link">
https://armyinform.com.ua/2023/06/10/policziya-prodovzhuye-dostavlyaty-meshkanczyam-pidtoplenyh-terytorij-gumanitarnu-dopomogu/</text:a>
</text:p>
      <!--NEWS-->
      <text:h text:style-name="P10" text:outline-level="1">
<text:span text:style-name="T4">
Over the past day, the enemy has inflicted 8 rocket launchers and 74 aircraft</text:span>
</text:h>
      <text:p text:style-name="P4">
Author: ['АРМІЯINFORM']</text:p>
      <text:p text:style-name="P4">
Time: 2023-06-10T52:00:00-04:00</text:p>
      <text:p text:style-name="P4">
Description: Yak General Headquarters of the ZS Ukrainian, who had been the enemy’s departur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47e01cd90b96.jpeg" text:style-name="Internet_20_link" text:visited-style-name="Visited_20_Internet_20_Link">
647e01cd90b96.jpeg</text:a>
']</text:p>
      <text:p text:style-name="P4">
Tags: ['STOPRUSSIA', 'АГРЕСІЯ РФ', 'ВТОРГНЕННЯ РФ', 'ГШ ЗСУ']</text:p>
      <text:p text:style-name="P4">
Category: News</text:p>
      <!--METADATA-->
      <text:p text:style-name="P4">
<draw:frame draw:style-name="fr1" draw:name="Image239" text:anchor-type="as-char" svg:width="6.9236in" svg:height="4.32725in" draw:z-index="0">
<draw:image xlink:href="../Images/AРМІЯINFORM/2023-06-10T52-00-00-04-00/647e01cd90b96.jpeg" xlink:type="simple" xlink:show="embed" xlink:actuate="onLoad" draw:mime-type="image/jpeg"/>
</draw:frame>
Photo illustrative</text:p>
      <text:p text:style-name="P4">
<text:span text:style-name="T4">
 🔥 Situation on Russian invasion </text:span>
</text:p>
      <text:p text:style-name="P4">
As <text:a xlink:type="simple" xlink:href="https://www.facebook.com/GeneralStaff.ua/posts/pfbid02c9Tn8ttwnC5UfDWnXeLsh27TXhQZABWoAUvF9owAW9GLwUP6wx2J2qDnoFk4wcNNl" text:style-name="Internet_20_link" text:visited-style-name="Visited_20_Internet_20_Link">
notes</text:a>
The General Staff of the Armed Forces of Ukraine, during the last day the enemy caused 8 rocket launchers and 74 aviation strikes, carried out 62 shelling from the jet systems of the hallway at the positions of our troops and settlements.</text:p>
      <ul>
        <li>
Unfortunately, there were killed and wounded among civilians, the hospital in Gulyaypole, private residential homes Zvyagel of Zhytomyr region, was destroyed and damaged, the House of Culture in the Ochakovimikolaiv region and other civilian infrastructure in the Odessa region were damaged.</li>
      </ul>
      <text:p text:style-name="P4">
The likelihood of rocket and aviation strikes throughout Ukraine is still high.</text:p>
      <text:p text:style-name="P4">
News Source: <text:a xlink:type="simple" xlink:href="https://armyinform.com.ua/2023/06/10/za-mynulu-dobu-vorog-zavdav-8-raketnyh-ta-74-aviaudariv/" text:style-name="Internet_20_link" text:visited-style-name="Visited_20_Internet_20_Link">
https://armyinform.com.ua/2023/06/10/za-mynulu-dobu-vorog-zavdav-8-raketnyh-ta-74-aviaudariv/</text:a>
</text:p>
      <!--NEWS-->
      <text:h text:style-name="P10" text:outline-level="1">
<text:span text:style-name="T4">
Asia countries are increasingly leaning to Ukraine's support - Deputy Minister of Defense of Ukraine Volodymyr Gavrilov</text:span>
</text:h>
      <text:p text:style-name="P4">
Author: ['АРМІЯINFORM']</text:p>
      <text:p text:style-name="P4">
Time: 2023-06-10T54:00:00-04:00</text:p>
      <text:p text:style-name="P4">
Description: In the commentary Military Media Center Volodymyr Gavrilov is embedded, for the remaining Mysyats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0_07-39-07.jpg" text:style-name="Internet_20_link" text:visited-style-name="Visited_20_Internet_20_Link">
photo_2023-06-10_07-39-07.jpg</text:a>
']</text:p>
      <text:p text:style-name="P4">
Tags: ['ВОЛОДИМИР ГАВРИЛОВ']</text:p>
      <text:p text:style-name="P4">
Category: News</text:p>
      <!--METADATA-->
      <text:p text:style-name="P4">
<draw:frame draw:style-name="fr1" draw:name="Image240" text:anchor-type="as-char" svg:width="6.9236in" svg:height="5.34329in" draw:z-index="0">
<draw:image xlink:href="../Images/AРМІЯINFORM/2023-06-10T54-00-00-04-00/photo_2023-06-10_07-39-07.jpg" xlink:type="simple" xlink:show="embed" xlink:actuate="onLoad" draw:mime-type="image/jpeg"/>
</draw:frame>
In a comment to Military Media Center Vladimir Gavrilov <text:a xlink:type="simple" xlink:href="https://t.me/militarymediacenter/2189" text:style-name="Internet_20_link" text:visited-style-name="Visited_20_Internet_20_Link">
noted</text:a>
that in the last months of the mood in this region "is very positive in our favor."</text:p>
      <text:p text:style-name="P4">
"This applies to Japan first and foremost, it was very open to us," said Volodymyr Gavrilov. According to him, South Korea also becomes more prone to Ukraine.</text:p>
      <text:p text:style-name="P4">
"Countries such as Vietnam, Malaysia, they are already looking more boldly to communicate with us," the Deputy Minister added.</text:p>
      <text:p text:style-name="P4">
“Everyone understands that aggression has taken place. But in that region the influence of the Soviet Union, and later Russia, is traditionally great. ”</text:p>
      <text:p text:style-name="P4">
"But Russia is simply incapable of keeping some filters in conditions where there are many negatives around the world," Vladimirgavrilov said.</text:p>
      <text:p text:style-name="P4">
News Source: <text:a xlink:type="simple" xlink:href="https://armyinform.com.ua/2023/06/10/krayiny-aziyi-vse-bilshe-shylyayutsya-do-pidtrymky-ukrayiny-zastupnyk-ministra-oborony-ukrayiny-volodymyrgavrylov/" text:style-name="Internet_20_link" text:visited-style-name="Visited_20_Internet_20_Link">
https://armyinform.com.ua/2023/06/10/krayiny-aziyi-vse-bilshe-shylyayutsya-do-pidtrymky-ukrayiny-zastupnyk-ministra-oborony-ukrayiny-volodymyrgavrylov/</text:a>
</text:p>
      <!--NEWS-->
      <text:h text:style-name="P10" text:outline-level="1">
<text:span text:style-name="T4">
Ukraine at the Vilnius Summit will receive an algorithm of joining NATO - Vladimir Gavrilov</text:span>
</text:h>
      <text:p text:style-name="P4">
Author: ['АРМІЯINFORM']</text:p>
      <text:p text:style-name="P4">
Time: 2023-06-10T56:00:00-04:00</text:p>
      <text:p text:style-name="P4">
Description: In Komenteri Volodymyr Gavrilov, he was attached, at Samiti at the Lipni Country of NATO “WIIDU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10_07-52-20.jpg" text:style-name="Internet_20_link" text:visited-style-name="Visited_20_Internet_20_Link">
photo_2023-06-10_07-52-20.jpg</text:a>
']</text:p>
      <text:p text:style-name="P4">
Tags: ['ВОЛОДИМИР ГАВРИЛОВ']</text:p>
      <text:p text:style-name="P4">
Category: News</text:p>
      <!--METADATA-->
      <text:p text:style-name="P4">
<draw:frame draw:style-name="fr1" draw:name="Image241" text:anchor-type="as-char" svg:width="6.9236in" svg:height="4.649744in" draw:z-index="0">
<draw:image xlink:href="../Images/AРМІЯINFORM/2023-06-10T56-00-00-04-00/photo_2023-06-10_07-52-20.jpg" xlink:type="simple" xlink:show="embed" xlink:actuate="onLoad" draw:mime-type="image/jpeg"/>
</draw:frame>
In a comment, Vladimir Gavrilov noted that at the summit in July NATO countries "will go to a certain order of our introduction, which will be recorded." About it <text:a xlink:type="simple" xlink:href="https://t.me/ministry_of_defense_ua/7676" text:style-name="Internet_20_link" text:visited-style-name="Visited_20_Internet_20_Link">
reports</text:a>
Ministry of Defence Ukraine.</text:p>
      <text:p text:style-name="P4">
He added that despite the consensus decision-making mechanism and the veto of the Alliance Member States, "I do not think there will be big problems" with the decision of Ukraine's decisions.</text:p>
      <text:p text:style-name="P4">
"There are all the signs that Ukraine will receive what he wants in a certain format," said Vladimir Gavrilov.</text:p>
      <text:p text:style-name="P4">
"Already at a summit in Vilnius, Ukraine should clearly understand that after the war, say, during a year or two, after conducting certain procedural items, we will be we will be members of NATO," the Deputy Minister added.</text:p>
      <text:p text:style-name="P4">
News Source: <text:a xlink:type="simple" xlink:href="https://armyinform.com.ua/2023/06/10/ukrayina-na-vilnyuskomu-samiti-otrymaye-algorytm-vstupu-do-nato-zastupnyk-ministra-oborony-gavrylov/" text:style-name="Internet_20_link" text:visited-style-name="Visited_20_Internet_20_Link">
https://armyinform.com.ua/2023/06/10/ukrayina-na-vilnyuskomu-samiti-otrymaye-algorytm-vstupu-do-nato-zastupnyk-ministra-oborony-gavrylov/</text:a>
</text:p>
      <!--NEWS-->
      <text:h text:style-name="P10" text:outline-level="1">
<text:span text:style-name="T4">
Enemy Loss per day: Almost 900 invaders were eliminated, 15 artisystems and 8 tanks were destroyed</text:span>
</text:h>
      <text:p text:style-name="P4">
Author: ['АРМІЯINFORM']</text:p>
      <text:p text:style-name="P4">
Time: 2023-06-10T58:00:00-04:00</text:p>
      <text:p text:style-name="P4">
Description: Zagalni Boyov, Find the enemy on 02/24/22 to 10.0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0.06.2023_vtraty-scaled.jpg" text:style-name="Internet_20_link" text:visited-style-name="Visited_20_Internet_20_Link">
10.06.2023_vtraty-scaled.jpg</text:a>
']</text:p>
      <text:p text:style-name="P4">
Tags: ['STOPRUSSIA', 'АГРЕСІЯ РФ', 'БОЙОВІ ВТРАТИ', 'ВТОРГНЕННЯ РФ', 'ГШ ЗСУ']</text:p>
      <text:p text:style-name="P4">
Category: News</text:p>
      <!--METADATA-->
      <text:p text:style-name="P4">
<draw:frame draw:style-name="fr1" draw:name="Image242" text:anchor-type="as-char" svg:width="6.9236in" svg:height="7.010145in" draw:z-index="0">
<draw:image xlink:href="../Images/AРМІЯINFORM/2023-06-10T58-00-00-04-00/10.06.2023_vtraty-scaled.jpg" xlink:type="simple" xlink:show="embed" xlink:actuate="onLoad" draw:mime-type="image/jpeg"/>
</draw:frame>
The total fighting loss of the enemy from 24.02.22 to 10.06.23 will be orientated:</text:p>
      <text:p text:style-name="P4">
<text:span text:style-name="T4">
<text:span text:style-name="T5">
 Personnel - </text:span>
* 214660(+890)persons eliminated</text:span>
<text:span text:style-name="T5">
 tanks - </text:span>
<text:span text:style-name="T5">
 3909(+8)</text:span>
<text:span text:style-name="T4">
 combat armored vehicles - </text:span>
 7607(+7)<text:span text:style-name="T4">
<text:span text:style-name="T5">
 Artillery systems - </text:span>
<text:span text:style-name="T5">
 3717(+15)</text:span>
 </text:span>
 RSZV - <text:span text:style-name="T4">
 600(+1)</text:span>
<text:span text:style-name="T5">
 air defense means - </text:span>
<text:span text:style-name="T5">
 362(+3)</text:span>
<text:span text:style-name="T4">
 aircraft - </text:span>
 314(0)<text:span text:style-name="T4">
<text:span text:style-name="T5">
 helicopters - </text:span>
* 299(0)</text:span>
<text:span text:style-name="T5">
 UAV Operative Tactical Level-</text:span>
<text:span text:style-name="T5">
 3263(+16)</text:span>
<text:span text:style-name="T4">
 Winged missiles - </text:span>
 1176(+5)<text:span text:style-name="T4">
<text:span text:style-name="T5">
 ships / boats - </text:span>
* 18(0)</text:span>
<text:span text:style-name="T5">
 Automobile equipment and tanks - </text:span>
<text:span text:style-name="T5">
 6428(+18)</text:span>
<text:span text:style-name="T4">
 Special Technique - </text:span>
 507(+5)The data is specified ...</text:p>
      <text:p text:style-name="P4">
Beat the occupier!Let's win together!Our strength is in truth!</text:p>
      <text:p text:style-name="P4">
<text:span text:style-name="T4">
 Source: </text:span>
 <text:a xlink:type="simple" xlink:href="https://www.facebook.com/GeneralStaff.ua/posts/pfbid0B8cCUunHfTYPt5W1zA2KBXfafj8btdkk8RdxhbMK345Y556W9Kb12cGvroGRgKoMl" text:style-name="Internet_20_link" text:visited-style-name="Visited_20_Internet_20_Link">
General Staff of Armed Forces</text:a>
As of 10.06.23.</text:p>
      <text:p text:style-name="P4">
News Source: <text:a xlink:type="simple" xlink:href="https://armyinform.com.ua/2023/06/10/vtraty-voroga-za-dobu-likvidovano-majzhe-900-okupantiv-znyshheno-15-artsystemy-ta-8-tankiv/" text:style-name="Internet_20_link" text:visited-style-name="Visited_20_Internet_20_Link">
https://armyinform.com.ua/2023/06/10/vtraty-voroga-za-dobu-likvidovano-majzhe-900-okupantiv-znyshheno-15-artsystemy-ta-8-tankiv/</text:a>
</text:p>
      <!--NEWS-->
      <text:h text:style-name="P10" text:outline-level="1">
<text:span text:style-name="T4">
In the flooded Skhidnytsia, 20 people were rescued, five of whom are children</text:span>
</text:h>
      <text:p text:style-name="P4">
Authors: Ukrinform (Person)</text:p>
      <text:p text:style-name="P4">
Publisher: Укринформ (Organization)</text:p>
      <text:p text:style-name="P4">
Published Time: 2023-06-10T5:30:00+03:00</text:p>
      <text:p text:style-name="P4">
Modified Time: 2023-06-10T21:30:00+03:00</text:p>
      <text:p text:style-name="P4">
Description: SES employees rescued 20 people in the flooded Skhidnytsia in Lviv region, including 5 children. - Ukrinform.</text:p>
      <text:p text:style-name="P4">
Images: ['<text:a xlink:type="simple" xlink:href="https://static.ukrinform.com/photos/2023_06/thumb_files/630_360_1686421745-506.jpg" text:style-name="Internet_20_link" text:visited-style-name="Visited_20_Internet_20_Link">
630_360_16864...</text:a>
']</text:p>
      <text:p text:style-name="P4">
Tags: ['Львівщина', 'Поліція', 'Курорт']</text:p>
      <text:p text:style-name="P4">
Type: Article</text:p>
      <!--METADATA-->
      <text:p text:style-name="P4">
<draw:frame draw:style-name="fr1" draw:name="Image243" text:anchor-type="as-char" svg:width="6.9236in" svg:height="3.945708in" draw:z-index="0">
<draw:image xlink:href="../Images/yкринформ/2023-06-10T5-30-00-03-00/630_360_1686421745-506.jpg" xlink:type="simple" xlink:show="embed" xlink:actuate="onLoad" draw:mime-type="image/jpeg"/>
</draw:frame>
DSSNS employees rescued 20 people in the flooded Skhidnytsia in Lviv region, including 5 children.</text:p>
      <text:p text:style-name="P4">
This was reported in a comment to the correspondent of Ukrinform in the State Emergency Service of the Lviv region.</text:p>
      <text:p text:style-name="P4">
"As a result of heavy rainfall in the form of rain came out of the shores of the R. Skhidnychanka, partial flooding of the village of Skhidnytsia Drohobych district(Zarichna streets, Shevchenko, Ivan Franko). Станом на 20.30 врятовано 20осіб, з них 5 дітей", - поінформували в ГУ ДСНС Львівщини.</text:p>
      <text:p text:style-name="P4">
Внаслідок події пошкоджено 5 мостів, близько 100 житлових будинків. Жертв тапостраждалих внаслідок підтоплення попередньо немає.</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завтра дощитиме - подекуди грози та град</text:a>
Rescue work is ongoing.</text:p>
      <text:p text:style-name="P4">
At the same time, police Lviv region reported in <text:a xlink:type="simple" xlink:href="https://www.facebook.com/story.php" text:style-name="Internet_20_link" text:visited-style-name="Visited_20_Internet_20_Link">
Facebook</text:a>
About the overlap of the road near Skhidnytsia.</text:p>
      <text:p text:style-name="P4">
"Yes, the movement from Skhidnytsia to Old Kropyvnyk is blocked - a detour through the gland. A highway to the village of Urich, Stryi district, was blocked," police were blocked.</text:p>
      <text:p text:style-name="P4">
Movement on this segment is complicated, law enforcement officers ask drivers to use other ways.</text:p>
      <text:p text:style-name="P4">
As reported by Ukrinform, [in the town of Skhidnytsia of Lviv region, 40 households are flooded.(https://www.ukrinform.ua/rubric-regions/3721134-na-lvivsini-cerez-pidnatta-rivna-vodi-u-ricci-shidnicanka-pidtopleni-blizko-40-domogospodarstv.html)as a result of raising the water level of the contents.</text:p>
      <text:p text:style-name="P4">
News Source: <text:a xlink:type="simple" xlink:href="https://www.ukrinform.ua/rubric-regions/3721146-u-pidtoplenij-shidnici-vratuvali-20-osib-patero-z-akih-diti.html" text:style-name="Internet_20_link" text:visited-style-name="Visited_20_Internet_20_Link">
https://www.ukrinform.ua/rubric-regions/3721146-u-pidtoplenij-shidnici-vratuvali-20-osib-patero-z-akih-diti.html</text:a>
</text:p>
      <!--NEWS-->
      <text:h text:style-name="P10" text:outline-level="1">
<text:span text:style-name="T4">
Deputy Minister of Defense told what OWT development is now the most relevant for the army</text:span>
</text:h>
      <text:p text:style-name="P4">
Author: ['АРМІЯINFORM']</text:p>
      <text:p text:style-name="P4">
Time: 2023-06-10T60:00:00-04:00</text:p>
      <text:p text:style-name="P4">
Description: Behind the words of the intercessor of the defense of the defense of Ukrainian Volodimir Gavrilov, the Section for the Zbroysh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gavrilov-1.jpg" text:style-name="Internet_20_link" text:visited-style-name="Visited_20_Internet_20_Link">
gavrilov-1.jpg</text:a>
']</text:p>
      <text:p text:style-name="P4">
Tags: ['ВОЛОДИМИР ГАВРИЛОВ', 'ІНТЕРВ’Ю', 'ОВТ']</text:p>
      <text:p text:style-name="P4">
Category: News</text:p>
      <!--METADATA-->
      <text:p text:style-name="P4">
<draw:frame draw:style-name="fr1" draw:name="Image246" text:anchor-type="as-char" svg:width="6.9236in" svg:height="3.894525in" draw:z-index="0">
<draw:image xlink:href="../Images/AРМІЯINFORM/2023-06-10T60-00-00-04-00/gavrilov-1.jpg" xlink:type="simple" xlink:show="embed" xlink:actuate="onLoad" draw:mime-type="image/jpeg"/>
</draw:frame>
According to Deputy Minister of Defense of Ukraine Volodymyr Gavrilov, now for the Armory forces the most urgent developments are unmanned systems, communications, intelligence and analytics of the collected data.</text:p>
      <text:p text:style-name="P4">
In addition, there is a need to modernize and increase the efficiency of existing boost and OVT samples.</text:p>
      <ul>
        <li>
We need innovative solutions. In this context, the MO accelerator should help to solve important tasks: to combine around the platform of people who have successful experience in pro-programs management, High-tech business. Artificial intelligence - about everything that is trendy in modern business and modern technologies, - said Vladimir Gavrilov.</li>
      </ul>
      <text:p text:style-name="P4">
Read more about this and more today on the site of the ArmyInform interview with the Deputy Minister of Defense of Ukraine.</text:p>
      <text:p text:style-name="P4">
News Source: <text:a xlink:type="simple" xlink:href="https://armyinform.com.ua/2023/06/10/zastupnyk-ministra-oborony-rozpoviv-yaki-rozrobky-ovt-narazi-ye-najbilsh-aktualnymy-dlya-vijska/" text:style-name="Internet_20_link" text:visited-style-name="Visited_20_Internet_20_Link">
https://armyinform.com.ua/2023/06/10/zastupnyk-ministra-oborony-rozpoviv-yaki-rozrobky-ovt-narazi-ye-najbilsh-aktualnymy-dlya-vijska/</text:a>
</text:p>
      <!--NEWS-->
      <text:h text:style-name="P10" text:outline-level="1">
<text:span text:style-name="T4">
At night the air defense forces destroyed 2 missiles and 20 shahad enemy</text:span>
</text:h>
      <text:p text:style-name="P4">
Author: ['АРМІЯINFORM']</text:p>
      <text:p text:style-name="P4">
Time: 2023-06-10T62:00:00-04:00</text:p>
      <text:p text:style-name="P4">
Description: Uonchi 10 Chervnya Vorog Zavdav, one of the operational Aerodromіv at Poltavski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КОМАНДУВАННЯ ПОВІТРЯНИХ СИЛ ЗС УКРАЇНИ', 'ХРОНІКА ОБОРОНИ']</text:p>
      <text:p text:style-name="P4">
Category: News</text:p>
      <!--METADATA-->
      <text:p text:style-name="P4">
<draw:frame draw:style-name="fr1" draw:name="Image247" text:anchor-type="as-char" svg:width="6.9236in" svg:height="3.894525in" draw:z-index="0">
<draw:image xlink:href="../Images/AРМІЯINFORM/2023-06-10T62-00-00-04-00/ataka-droniv-1.jpg" xlink:type="simple" xlink:show="embed" xlink:actuate="onLoad" draw:mime-type="image/jpeg"/>
</draw:frame>
Shahamed type UAV. Illustrative photo</text:p>
      <text:p text:style-name="P4">
On the night of June 10, the enemy struck one of the operative airfields of the Upolta region with ballistic and winged Iskander missiles, ask the Iranian production of UAV.</text:p>
      <text:p text:style-name="P4">
The Russians also attacked the Odessa and Kharkiv region with winged rocket launchers and shock drones, respectively.</text:p>
      <text:p text:style-name="P4">
In total, eight landscapes of different types and 35 Iranian UAVs of Iranian production ShahED-136/131 were released on the objects of critical infrastructure and military sites from the policy and southern destinations of the landing types and 35 shock UAVs.</text:p>
      <text:p text:style-name="P4">
"Forces and means of air defense of the air forces in the areas of responsibility(The type is specified)and 20 shock drones ShahED-136/131 ”,-it is a testament.</text:p>
      <text:p text:style-name="P4">
The attack lasted from 23:00 June 9 to 5:00 on June 10. According to preliminary data, desert victims. Local military administrations will be reported to the consequences.</text:p>
      <text:p text:style-name="P4">
Also in the past day, June 9, the air defense has destroyed 12 enemy UAVs of operative-tactical level(Orlan-10, Zala, SuperCam), emphasized in airborne figures.</text:p>
      <text:p text:style-name="P4">
News Source: <text:a xlink:type="simple" xlink:href="https://armyinform.com.ua/2023/06/10/vnochi-syly-ppo-znyshhyly-2-rakety-i-20-shahed-protyvnyka/" text:style-name="Internet_20_link" text:visited-style-name="Visited_20_Internet_20_Link">
https://armyinform.com.ua/2023/06/10/vnochi-syly-ppo-znyshhyly-2-rakety-i-20-shahed-protyvnyka/</text:a>
</text:p>
      <!--NEWS-->
      <text:h text:style-name="P10" text:outline-level="1">
<text:span text:style-name="T4">
More than 1500 children were injured in Russian aggression as a result of Russian aggression</text:span>
</text:h>
      <text:p text:style-name="P4">
Author: ['АРМІЯINFORM']</text:p>
      <text:p text:style-name="P4">
Time: 2023-06-10T64:00:00-04:00</text:p>
      <text:p text:style-name="P4">
Description: The Army of the Russian Federation drove into Ukrainian 487 ditsa і Shchel 1014 dits, the head was wound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1/4083a83e8522f83fdc1608b9fc3fae41.jpeg" text:style-name="Internet_20_link" text:visited-style-name="Visited_20_Internet_20_Link">
4083a83e8522f83fdc1608b9fc3fae41.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48" text:anchor-type="as-char" svg:width="6.9236in" svg:height="4.330592in" draw:z-index="0">
<draw:image xlink:href="../Images/AРМІЯINFORM/2023-06-10T64-00-00-04-00/4083a83e8522f83fdc1608b9fc3fae41.jpeg" xlink:type="simple" xlink:show="embed" xlink:actuate="onLoad" draw:mime-type="image/jpeg"/>
</draw:frame>
Illustrative photo</text:p>
      <text:p text:style-name="P4">
The army of the Russian Federation killed 487 children in Ukraine and another 1014 were injured.</text:p>
      <text:p text:style-name="P4">
About it <text:a xlink:type="simple" xlink:href="https://t.me/pgo_gov_ua/13160" text:style-name="Internet_20_link" text:visited-style-name="Visited_20_Internet_20_Link">
reports</text:a>
Telegram Prosecutor General Office.</text:p>
      <text:p text:style-name="P4">
“As of the morning of June 10, 2023, more than 1501 children were injured in Ukraine as a result of full -scale armed aggression of the Russian Federation. According to the official information of juvenile prosecutors, 487 children were killed and more than 1014 received varying severity, ”the message reads.</text:p>
      <text:p text:style-name="P4">
The data is not final, as work continues to be installed in hostilities, temporarily captured and liberated territories.</text:p>
      <text:p text:style-name="P4">
<text:span text:style-name="T4">
 The most affected children in: </text:span>
</text:p>
      <ul>
        <li>
Donetsk region - 464, * Kharkiv - 283, * Kiev - 128, * Kherson - 105, * Zaporizhia - 91, * Mykolaiv - 89, * Dnipropetrovsk - 80, * Chernihiv - 71, * Lugansk - 67.</li>
      </ul>
      <text:p text:style-name="P4">
On Friday, June 9, a 16-year-old girl was injured during evacuation measures.</text:p>
      <text:p text:style-name="P4">
On June 10, the enemy made a night attack on the Odessa region. As a result of the fall of UAVs, a 9-storey dwelling house in Odessa was injured by a day of 5 and 17 years. In the Belgorod-Dnestrovsky district of the Odessa region, a 5-year-old girl and a 12-year-old boy were injured in a rocket attack.</text:p>
      <text:p text:style-name="P4">
News Source: <text:a xlink:type="simple" xlink:href="https://armyinform.com.ua/2023/06/10/vnaslidok-rosijskoyi-agresiyi-postrazhdalo-ponad-1500-ditej/" text:style-name="Internet_20_link" text:visited-style-name="Visited_20_Internet_20_Link">
https://armyinform.com.ua/2023/06/10/vnaslidok-rosijskoyi-agresiyi-postrazhdalo-ponad-1500-ditej/</text:a>
</text:p>
      <!--NEWS-->
      <text:h text:style-name="P10" text:outline-level="1">
<text:span text:style-name="T4">
The daughter will never meet Dad …</text:span>
</text:h>
      <text:p text:style-name="P4">
Author: ['АРМІЯINFORM']</text:p>
      <text:p text:style-name="P4">
Time: 2023-06-10T66:00:00-04:00</text:p>
      <text:p text:style-name="P4">
Description: - Through RIK, Denis is groaning Vojuvati, the vin is not the MIG abandoned the Clapt. The same navigation ... War with Ukraine 2022, war with Ukraine latest news today,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7d295ce3-94b3-4d4a-9327-5feb16da828a-scaled-e1686385500443.jpg" text:style-name="Internet_20_link" text:visited-style-name="Visited_20_Internet_20_Link">
7d295ce3-94b3-4d4a-9327-5feb16da828a-scaled-e1686385500443.jpg</text:a>
']</text:p>
      <text:p text:style-name="P4">
Tags: ['STOPRUSSIA', 'АГРЕСІЯ РФ', 'ВТОРГНЕННЯ РФ']</text:p>
      <text:p text:style-name="P4">
Category: News</text:p>
      <!--METADATA-->
      <text:p text:style-name="P4">
<draw:frame draw:style-name="fr1" draw:name="Image249" text:anchor-type="as-char" svg:width="6.9236in" svg:height="6.848469in" draw:z-index="0">
<draw:image xlink:href="../Images/AРМІЯINFORM/2023-06-10T66-00-00-04-00/7d295ce3-94b3-4d4a-9327-5feb16da828a-scaled-e1686385500443.jpg" xlink:type="simple" xlink:show="embed" xlink:actuate="onLoad" draw:mime-type="image/jpeg"/>
</draw:frame>
- a year later <text:a xlink:type="simple" xlink:href="https://armyinform.com.ua/2023/06/10/ivanna-babij-u-moyeyi-dochky-najkrashhyj-tatko-hoch-vony-nikoly-j-ne-zustrinutsya/" text:style-name="Internet_20_link" text:visited-style-name="Visited_20_Internet_20_Link">
Denis continue</text:a>
, he could not be abandoned. And even after the news that he will become a father, the desire to frequently liberate Ukraine from the invaders became only stronger. Like any girl, she used to rush about romantic moments, but during the war everything is not always paused. So the pregnancy had to be reported by the phone when the man barely caught the connection while kneeling in the mud. And the big gender party was abolished in a few days, because even the day could not escape even the day. So we learned the gender of the little one when I was a pink -colored screwdriver. But it's all the little things ... Denis start with me with such tenderness and care that you do not in any movie ... He would be a wonderful dad of his daughter - he was tingled, braid, but I was fishing and football, obviously, took with him ...</text:p>
      <text:p text:style-name="P4">
News Source: <text:a xlink:type="simple" xlink:href="https://armyinform.com.ua/2023/06/10/donechka-nikoly-ne-zustrinetsya-z-tatkom/" text:style-name="Internet_20_link" text:visited-style-name="Visited_20_Internet_20_Link">
https://armyinform.com.ua/2023/06/10/donechka-nikoly-ne-zustrinetsya-z-tatkom/</text:a>
</text:p>
      <!--NEWS-->
      <text:h text:style-name="P10" text:outline-level="1">
<text:span text:style-name="T4">
There are no hostile rocket launchers in the Black and Azov Seas</text:span>
</text:h>
      <text:p text:style-name="P4">
Author: ['АРМІЯINFORM']</text:p>
      <text:p text:style-name="P4">
Time: 2023-06-10T68:00:00-04:00</text:p>
      <text:p text:style-name="P4">
Description: The village at 11:00 Suboti, 10 worms, the Chorny Ta Azovskiy Seas of Rosіyski Klabeli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10.05.23_novyj-korabel-dlya-vms-turechchyny_2.jpg" text:style-name="Internet_20_link" text:visited-style-name="Visited_20_Internet_20_Link">
10.05.23_novyj-korabel-dlya-vms-turechchyny_2.jpg</text:a>
']</text:p>
      <text:p text:style-name="P4">
Tags: ['STOPRUSSIA', 'АГРЕСІЯ РФ', 'ВМС ЗС УКРАЇНИ', 'ВТОРГНЕННЯ РФ']</text:p>
      <text:p text:style-name="P4">
Category: News</text:p>
      <!--METADATA-->
      <text:p text:style-name="P4">
<draw:frame draw:style-name="fr1" draw:name="Image250" text:anchor-type="as-char" svg:width="6.9236in" svg:height="4.615733in" draw:z-index="0">
<draw:image xlink:href="../Images/AРМІЯINFORM/2023-06-10T68-00-00-04-00/10.05.23_novyj-korabel-dlya-vms-turechchyny_2.jpg" xlink:type="simple" xlink:show="embed" xlink:actuate="onLoad" draw:mime-type="image/jpeg"/>
</draw:frame>
As of 11:00 PM Saturday, June 10, there are no Russian -owners in the Black and Azov Seas - no carriers of winged missiles "Caliber".</text:p>
      <text:p text:style-name="P4">
About it <text:a xlink:type="simple" xlink:href="https://www.facebook.com/navy.mil.gov.ua/posts/pfbid02yhorS1DYqpkCfk863JfjrMcS8iWrpF9b9syqP9pdvQ9oK4Y1VoS8vLcDMroz3yfxl" text:style-name="Internet_20_link" text:visited-style-name="Visited_20_Internet_20_Link">
report</text:a>
Navy of the Armed Forces of Ukraine.</text:p>
      <text:p text:style-name="P4">
«As of 11:00 10.06.2023: there are 9 enemy ships in the Black Sea; in the Azov Sea - 1 enemy ship; In the Mediterranean, there are up to 7 enemy ships on combat duty, ”the testimony reads.</text:p>
      <text:p text:style-name="P4">
During the day in the interests of the Russian Federation the passage of the Kerch-Yenikhal Strait made:</text:p>
      <ul>
        <li>
to the Azov Sea - 10 vessels, of which 1 continued the movement from the Bosphorus Strait; * to the Black Sea - 24 vessels, 13 of them continued the movement in the direction of the Bosphorus Strait;</li>
      </ul>
      <text:p text:style-name="P4">
It is also reported that the Russian Federation continues to violate the International Convention of Zakhoron of Human Life at the sea of 1974.(SOLAS)by turning off the system of automatic identification(AIS), on civil vessels in the Azov Sea.</text:p>
      <text:p text:style-name="P4">
News Source: <text:a xlink:type="simple" xlink:href="https://armyinform.com.ua/2023/06/10/u-chornomu-ta-azovskomu-moryah-narazi-nemaye-vorozhyh-raketonosiyiv-2/" text:style-name="Internet_20_link" text:visited-style-name="Visited_20_Internet_20_Link">
https://armyinform.com.ua/2023/06/10/u-chornomu-ta-azovskomu-moryah-narazi-nemaye-vorozhyh-raketonosiyiv-2/</text:a>
</text:p>
      <!--NEWS-->
      <text:h text:style-name="P10" text:outline-level="1">
<text:span text:style-name="T4">
Macron warned Iran of the consequences through the supply of drones to</text:span>
</text:h>
      <text:p text:style-name="P4">
Authors: Ukrinform (Person)</text:p>
      <text:p text:style-name="P4">
Publisher: Укринформ (Organization)</text:p>
      <text:p text:style-name="P4">
Published Time: 2023-06-10T6:43:00+03:00</text:p>
      <text:p text:style-name="P4">
Modified Time: 2023-06-10T21:43:00+03:00</text:p>
      <text:p text:style-name="P4">
Description: French President Emmanuel Macron warned Iranian colleague Ibrahim Raisi about the consequences in connection with Tehran's supplies of drones to Russia. - Ukrinform.</text:p>
      <text:p text:style-name="P4">
Images: ['<text:a xlink:type="simple" xlink:href="https://static.ukrinform.com/photos/2023_02/thumb_files/630_360_1675929865-232.jpg" text:style-name="Internet_20_link" text:visited-style-name="Visited_20_Internet_20_Link">
630_360_16759...</text:a>
']</text:p>
      <text:p text:style-name="P4">
Tags: ['Безпілотник', 'Іран', 'Макрон', 'Росія', 'Війна з Росією']</text:p>
      <text:p text:style-name="P4">
Type: Article</text:p>
      <!--METADATA-->
      <text:p text:style-name="P4">
<draw:frame draw:style-name="fr1" draw:name="Image251" text:anchor-type="as-char" svg:width="6.9236in" svg:height="3.956343in" draw:z-index="0">
<draw:image xlink:href="../Images/yкринформ/2023-06-10T6-43-00-03-00/630_360_1675929865-232.jpg" xlink:type="simple" xlink:show="embed" xlink:actuate="onLoad" draw:mime-type="image/jpeg"/>
</draw:frame>
Emmanuel Macron Presidential Warned Iranian College Ibrahim Raisi Procedure in connection with Tehran's supplies of drones to Russia.</text:p>
      <text:p text:style-name="P4">
About it reports <text:a xlink:type="simple" xlink:href="https://www.reuters.com/world/france-warns-iran-drone-deliveries-to-russia-2023-06-10/" text:style-name="Internet_20_link" text:visited-style-name="Visited_20_Internet_20_Link">
Reuters</text:a>
With reference to the Presidential Office, Ukrinform reports.</text:p>
      <text:p text:style-name="P4">
It is noted that in a telephone conversation with Raisa, Macron urged Iran to "immediately attach" the support that the country provides Russia in the war against Ukraine.</text:p>
      <text:p text:style-name="P4">
"Macron also expressed concern for the Iranian nuclear programs development trajectory," the statement said.</text:p>
      <text:p text:style-name="P4">
<text:span text:style-name="T4">
 Read also: </text:span>
 <text:span text:style-name="T4">
 <text:a xlink:type="simple" xlink:href="https://www.ukrinform.ua/rubric-ato/3721035-rosia-otrimala-vid-iranu-sotni-bezpilotnikiv-dla-atak-na-ukrainu-bilij-dim.html" text:style-name="Internet_20_link" text:visited-style-name="Visited_20_Internet_20_Link">
Russia has received hundreds of drones for Attacking Ukraine - White House</text:a>
</text:span>
</text:p>
      <text:p text:style-name="P4">
As reported by Ukrinform, earlier in the White House stated that Russia has deepened work with Iran in the field of defense and received hundreds of shock <text:span text:style-name="T4">
 <text:a xlink:type="simple" xlink:href="https://www.ukrinform.ua/tag-bpla" text:style-name="Internet_20_link" text:visited-style-name="Visited_20_Internet_20_Link">
drones</text:a>
</text:span>
 that it uses to the task of struck in Ukraine.</text:p>
      <text:p text:style-name="P4">
News Source: <text:a xlink:type="simple" xlink:href="https://www.ukrinform.ua/rubric-world/3721147-makron-poperediv-iran-pro-naslidki-cerez-postacanna-bezpilotnikiv-do-rosii.html" text:style-name="Internet_20_link" text:visited-style-name="Visited_20_Internet_20_Link">
https://www.ukrinform.ua/rubric-world/3721147-makron-poperediv-iran-pro-naslidki-cerez-postacanna-bezpilotnikiv-do-rosii.html</text:a>
</text:p>
      <!--NEWS-->
      <text:h text:style-name="P10" text:outline-level="1">
<text:span text:style-name="T4">
Information about the course of fighting is an element of the operation plan - Anna Malyar</text:span>
</text:h>
      <text:p text:style-name="P4">
Author: ['АРМІЯINFORM']</text:p>
      <text:p text:style-name="P4">
Time: 2023-06-10T70:00:00-04:00</text:p>
      <text:p text:style-name="P4">
Description: INFORMASIA about overdoled the fighting plan of the operation of the operations of the Vikonovi ... war with Ukraine 2022, the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anna-malyar.jpg" text:style-name="Internet_20_link" text:visited-style-name="Visited_20_Internet_20_Link">
ganna-malyar.jpg</text:a>
', '<text:a xlink:type="simple" xlink:href="https://armyinform.com.ua/wp-content/uploads/2023/06/ganna.jpeg" text:style-name="Internet_20_link" text:visited-style-name="Visited_20_Internet_20_Link">
ganna.jpeg</text:a>
']</text:p>
      <text:p text:style-name="P4">
Tags: ['STOPRUSSIA', 'АГРЕСІЯ РФ', 'ВІЙНА', 'ВТОРГНЕННЯ РФ', 'ГАННА МАЛЯР']</text:p>
      <text:p text:style-name="P4">
Category: News</text:p>
      <!--METADATA-->
      <text:p text:style-name="P4">
<draw:frame draw:style-name="fr1" draw:name="Image252" text:anchor-type="as-char" svg:width="6.9236in" svg:height="4.615733in" draw:z-index="0">
<draw:image xlink:href="../Images/AРМІЯINFORM/2023-06-10T70-00-00-04-00/ganna-malyar.jpg" xlink:type="simple" xlink:show="embed" xlink:actuate="onLoad" draw:mime-type="image/jpeg"/>
</draw:frame>
Anna painter</text:p>
      <text:p text:style-name="P4">
Information on the course of hostilities is an element of the operation plan and performing tasks.</text:p>
      <text:p text:style-name="P4">
About this Deputy Minister of Defense of Ukraine Anna Malyar <text:a xlink:type="simple" xlink:href="https://t.me/annamaliar/828" text:style-name="Internet_20_link" text:visited-style-name="Visited_20_Internet_20_Link">
wrote</text:a>
On Telegram and showed a photo with Tavriya and Khortytsya presoffers-operational-strategic groups of troops, which are now fighting on the hottest and south of East and South of Ukraine.</text:p>
      <text:p text:style-name="P4">
As Anna Malyar emphasized, these officers "will find out that there is a Nabakhmut or Zaporizhzhya directions."</text:p>
      <text:p text:style-name="P4">
<draw:frame draw:style-name="fr1" draw:name="Image253" text:anchor-type="as-char" svg:width="6.9236in" svg:height="5.284654in" draw:z-index="0">
<draw:image xlink:href="../Images/AРМІЯINFORM/2023-06-10T70-00-00-04-00/ganna.jpeg" xlink:type="simple" xlink:show="embed" xlink:actuate="onLoad" draw:mime-type="image/jpeg"/>
</draw:frame>
According to her, “Information on the course of hostilities is an element of the operation plan and performs military tasks. We develop after consultation with the Glavkom Tafahivtsi, the General Staff of Information Security Strategic Information line during certain military action, and then in 24/7 mode coordinate and correctively with the press services of the Osv and the Armed Forces, depending on the needs of the front. "</text:p>
      <text:p text:style-name="P4">
"That's right now," the Deputy Minister emphasized, "with the Khortytsia and Tavriya press services we work on the scene. We work out what you won't do online. "</text:p>
      <text:p text:style-name="P4">
She stated that the main customer of what and how to submit during the war is the Armed Forces of Ukraine, which form their need - "what tasks they are important to solve with the help of information instruments, and the Ministry of Defense of the Ministry of Defense is put into life by media units of the Armed Forces."</text:p>
      <text:p text:style-name="P4">
"Our task is to fight information within the plans and tasks that are facing the army," Anna Malyar emphasized.</text:p>
      <text:p text:style-name="P4">
<text:span text:style-name="T4">
 So she noted during the war, consuming information “worth knowing: </text:span>
</text:p>
      <ul>
        <li>
We have everything coordinated and all under control; * everything we submit in public needs our defense forces to work; * We know well that he throws the enemy in the info space, and we always respond promptly if it is in the interests of the Armed Forces and Victory; * We provide as much information as we need right now in the interests of defense forces. "</li>
      </ul>
      <text:p text:style-name="P4">
As Anna Malyar assured, "we do not hide from you our victories and the fact of liberation of territories"</text:p>
      <text:p text:style-name="P4">
She noted that “we have a strong professional team. The Ministry of Defense and the Armed Forces - Severers promptly inform you daily in direct inclusions on TV, induce under fire. We are informed around the clock on the pages of the Ikanals of the Ministry of Defense and the Armed Forces, genera/types of troops and brigades. ”</text:p>
      <text:p text:style-name="P4">
News Source: <text:a xlink:type="simple" xlink:href="https://armyinform.com.ua/2023/06/10/informacziya-pro-perebig-bojovyh-dij-ye-elementom-planu-operacziyi-ganna-malyar/" text:style-name="Internet_20_link" text:visited-style-name="Visited_20_Internet_20_Link">
https://armyinform.com.ua/2023/06/10/informacziya-pro-perebig-bojovyh-dij-ye-elementom-planu-operacziyi-ganna-malyar/</text:a>
</text:p>
      <!--NEWS-->
      <text:h text:style-name="P10" text:outline-level="1">
<text:span text:style-name="T4">
The assets of the agro -enterprise of the Russian deputy of Belgorod region were arrested</text:span>
</text:h>
      <text:p text:style-name="P4">
Author: ['АРМІЯINFORM']</text:p>
      <text:p text:style-name="P4">
Time: 2023-06-10T71:00:00-04:00</text:p>
      <text:p text:style-name="P4">
Description: Behind the clopanni prosecutors of the Dnipropetrovsk prosecutor’s office, the court of the Highlands is a cour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65257ea39133d511bebc0bb80fea0b5.png" text:style-name="Internet_20_link" text:visited-style-name="Visited_20_Internet_20_Link">
665257ea39133d511bebc0bb80fea0b5.pn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54" text:anchor-type="as-char" svg:width="6.9236in" svg:height="4.217626in" draw:z-index="0">
<draw:image xlink:href="../Images/AРМІЯINFORM/2023-06-10T71-00-00-04-00/665257ea39133d511bebc0bb80fea0b5.png" xlink:type="simple" xlink:show="embed" xlink:actuate="onLoad" draw:mime-type="image/png"/>
</draw:frame>
At the request of the prosecutors of the Dnipropetrovsk Regional Prosecutor's Office, the court imposed a corporate rights and property of the agro -industrial enterprise for more than UAH 180 million in the territory of Dnipropetrovsk and Kherson regions.</text:p>
      <text:p text:style-name="P4">
About it <text:a xlink:type="simple" xlink:href="https://t.me/pgo_gov_ua/13136" text:style-name="Internet_20_link" text:visited-style-name="Visited_20_Internet_20_Link">
reports</text:a>
General Prosecutor's Office.</text:p>
      <text:p text:style-name="P4">
-These are production, storage facilities of 13 thousand m. Kv, 16 transport means and funds in the bank accounts of the enterprise, controlled by the deputy head of the Belgorod Regional Duma of the Russian Federation, which is suspected of financing the actions of the aggressor country,-the message reads.</text:p>
      <text:p text:style-name="P4">
In March-April 2022, a citizen of the Russian Federation, being the owner of the Russian agro-holding "Agro-Bilogir", repeatedly organized the collection of products of storage, military uniforms for the transfer of occupation troops, which re-interpret in the territory of Ukraine.</text:p>
      <text:p text:style-name="P4">
As it is noted, information about the assistance provided by the army of the Russian Federation was systematically demanded on its own pages on the social network "VKontakte", Telegram-channel, emphasizing that the bulk of products are transferred from the enterprises of its holding.</text:p>
      <text:p text:style-name="P4">
The issue of announcing the suspect is currently being resolved.</text:p>
      <text:p text:style-name="P4">
News Source: <text:a xlink:type="simple" xlink:href="https://armyinform.com.ua/2023/06/10/areshtovano-aktyvy-agropidpryyemstva-rosijskogo-deputata-byelgorodskoyi-oblasti/" text:style-name="Internet_20_link" text:visited-style-name="Visited_20_Internet_20_Link">
https://armyinform.com.ua/2023/06/10/areshtovano-aktyvy-agropidpryyemstva-rosijskogo-deputata-byelgorodskoyi-oblasti/</text:a>
</text:p>
      <!--NEWS-->
      <text:h text:style-name="P10" text:outline-level="1">
<text:span text:style-name="T4">
The border of Sumy and Chernihiv region in the morning was fired from the artillery and mortars</text:span>
</text:h>
      <text:p text:style-name="P4">
Author: ['АРМІЯINFORM']</text:p>
      <text:p text:style-name="P4">
Time: 2023-06-10T72:00:00-04:00</text:p>
      <text:p text:style-name="P4">
Description: Syogodnі, 10 worms, Rosіyskіd pay -on -biegov, in Chergov, were sheltered in primensions ...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obstrily-prykordonnya-1.jpg" text:style-name="Internet_20_link" text:visited-style-name="Visited_20_Internet_20_Link">
obstrily-prykordonnya-1.jpg</text:a>
']</text:p>
      <text:p text:style-name="P4">
Tags: ['STOPRUSSIA', 'АГРЕСІЯ РФ', 'ВТОРГНЕННЯ РФ', 'ОК «ПІВНІЧ»']</text:p>
      <text:p text:style-name="P4">
Category: News</text:p>
      <!--METADATA-->
      <text:p text:style-name="P4">
<draw:frame draw:style-name="fr1" draw:name="Image255" text:anchor-type="as-char" svg:width="6.9236in" svg:height="4.50034in" draw:z-index="0">
<draw:image xlink:href="../Images/AРМІЯINFORM/2023-06-10T72-00-00-04-00/obstrily-prykordonnya-1.jpg" xlink:type="simple" xlink:show="embed" xlink:actuate="onLoad" draw:mime-type="image/jpeg"/>
</draw:frame>
Illustrative photo</text:p>
      <text:p text:style-name="P4">
Today, on June 10, Russian occupation troops once again fired the border areas of Chernihiv and Sumy regions.</text:p>
      <text:p text:style-name="P4">
About it <text:a xlink:type="simple" xlink:href="https://www.facebook.com/kommander.nord/posts/pfbid024f2r7Ui5j8ShSrdE4WaS9nftXUY5yGHMdywg3ok76ULk1euBez1afVvqCBCDRmU8l" text:style-name="Internet_20_link" text:visited-style-name="Visited_20_Internet_20_Link">
reports</text:a>
Operational Command "North".</text:p>
      <text:p text:style-name="P4">
In particular, from 09:35 to 09:50 there were six hits, probably from the barrel artillery in the Senkivka area.</text:p>
      <text:p text:style-name="P4">
From 11:55 to 12:05 there are three hits, probably, with a mortar120 millimeter caliber in the Kharkiv area.</text:p>
      <text:p text:style-name="P4">
Information on the loss of the local population or damage to civil infrastructure in any case was not received.</text:p>
      <text:p text:style-name="P4">
News Source: <text:a xlink:type="simple" xlink:href="https://armyinform.com.ua/2023/06/10/prykordonnya-sumshhyny-j-chernigivshhyny-zranku-obstrilyaly-zi-stvolnoyi-artyleriyi-ta-minometiv/" text:style-name="Internet_20_link" text:visited-style-name="Visited_20_Internet_20_Link">
https://armyinform.com.ua/2023/06/10/prykordonnya-sumshhyny-j-chernigivshhyny-zranku-obstrilyaly-zi-stvolnoyi-artyleriyi-ta-minometiv/</text:a>
</text:p>
      <!--NEWS-->
      <text:h text:style-name="P10" text:outline-level="1">
<text:span text:style-name="T4">
NSU is evacuating the victims who found themselves in a water trap in Kherson region</text:span>
</text:h>
      <text:p text:style-name="P4">
Author: ['Володимир Поліщук']</text:p>
      <text:p text:style-name="P4">
Time: 2023-06-10T73:00:00-04:00</text:p>
      <text:p text:style-name="P4">
Description: The special warehouse of the National Guard of Ukraine is mutual for the sovereign of the Hold Service ... the war with Ukraine 2022, the war with Ukraine is the latest news today, the war with Ukraine 2022 is the last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194903351744122007_w.jpg" text:style-name="Internet_20_link" text:visited-style-name="Visited_20_Internet_20_Link">
photo_5194903351744122007_w.jpg</text:a>
']</text:p>
      <text:p text:style-name="P4">
Tags: ['НГУ']</text:p>
      <text:p text:style-name="P4">
Category: News</text:p>
      <!--METADATA-->
      <text:p text:style-name="P4">
<draw:frame draw:style-name="fr1" draw:name="Image256" text:anchor-type="as-char" svg:width="6.9236in" svg:height="4.615733in" draw:z-index="0">
<draw:image xlink:href="../Images/AРМІЯINFORM/2023-06-10T73-00-00-04-00/photo_5194903351744122007_w.jpg" xlink:type="simple" xlink:show="embed" xlink:actuate="onLoad" draw:mime-type="image/jpeg"/>
</draw:frame>
The personnel of the National Guard of Ukraine in cooperation with units of the State Emergency Service and the National Police provide a public order and evacuate the victims, which were infused in a water trap after the settlements were flooded by the occupants of the Kakhovka Hydroelectric Power Plant.</text:p>
      <text:p text:style-name="P4">
Colonel Mykola Urshalovych told the Deputy Director of the Planning Department of the NSU Main Department of NSU Correspondent.</text:p>
      <text:p text:style-name="P4">
<text:span text:style-name="T4">
-</text:span>
 from the 11th Brigade and the 16th Separate Battalion of the National Guard Protection to eliminate the consequences of flooding evacuation groups with appropriate vessels, automotive and engineering equipment were formed,-said Colonel Mykola Urshalovich. - As of today, measures are ongoing with the forces and means of the National Guard of the Civil Population of the Schumen and Ship District of Kherson, as well as from the settlement of Kherson region.</text:p>
      <text:p text:style-name="P4">
In addition to the evacuation of civilians, the National Guards provide dudic and medical assistance to the injured citizens as needed. It was used by more than 300 citizens.</text:p>
      <text:p text:style-name="P4">
Mykola Urshalovich stressed that NSU continues to participate in the rescue operation.</text:p>
      <text:p text:style-name="P4">
News Source: <text:a xlink:type="simple" xlink:href="https://armyinform.com.ua/2023/06/10/ngu-zdijsnyuye-evakuacziyu-postrazhdalyh-yaki-opynylysya-u-vodyanij-pastczi-na-hersonshhyni/" text:style-name="Internet_20_link" text:visited-style-name="Visited_20_Internet_20_Link">
https://armyinform.com.ua/2023/06/10/ngu-zdijsnyuye-evakuacziyu-postrazhdalyh-yaki-opynylysya-u-vodyanij-pastczi-na-hersonshhyni/</text:a>
</text:p>
      <!--NEWS-->
      <text:h text:style-name="P10" text:outline-level="1">
<text:span text:style-name="T4">
In Odessa border guards fix the sea turns into a landfill and an animal cemetery</text:span>
</text:h>
      <text:p text:style-name="P4">
Author: ['АРМІЯINFORM']</text:p>
      <text:p text:style-name="P4">
Time: 2023-06-10T74:00:00-04:00</text:p>
      <text:p text:style-name="P4">
Description: PISLAL PIDRIVA RASHANS DAMBI KAKHOVSKO GES Zorn in the Chorne Sea Nesa Chimalo Svіd very ... War with Ukraine 2022, War with Ukraine Latest News today,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news_20230610_121950_16863887908.jpeg" text:style-name="Internet_20_link" text:visited-style-name="Visited_20_Internet_20_Link">
news_20230610_121950_16863887908.jpeg</text:a>
']</text:p>
      <text:p text:style-name="P4">
Tags: ['STOPRUSSIA', 'АГРЕСІЯ РФ']</text:p>
      <text:p text:style-name="P4">
Category: News</text:p>
      <!--METADATA-->
      <text:p text:style-name="P4">
<draw:frame draw:style-name="fr1" draw:name="Image257" text:anchor-type="as-char" svg:width="6.9236in" svg:height="3.11562in" draw:z-index="0">
<draw:image xlink:href="../Images/AРМІЯINFORM/2023-06-10T74-00-00-04-00/news_20230610_121950_16863887908.jpeg" xlink:type="simple" xlink:show="embed" xlink:actuate="onLoad" draw:mime-type="image/jpeg"/>
</draw:frame>
After blasting the rashists of the Kakhovski hydroelectric power station from the Dnieper to the Black Sea, it carries a considerable devastation of the devastation caused by the rashists.</text:p>
      <text:p text:style-name="P4">
In some places, even houses and fragments, furniture, floating parts of detached sushi with vegetation, as well as things that were used for a variety of activities and did not have in any case to get into water, such as cars, tubes with lubricants, refrigerators, boilers, and more, can be seen in the water.</text:p>
      <text:p text:style-name="P4">
About it <text:a xlink:type="simple" xlink:href="https://dpsu.gov.ua/ua/news/%20VIDEO%20-Na-Odeshchini-prikordonniki-fiksuyut-yak-more-peretvoryutsya-na-smittzvalishche-ta-kladovishche-tvarin-/" text:style-name="Internet_20_link" text:visited-style-name="Visited_20_Internet_20_Link">
reports</text:a>
State Border Service of Ukraine.</text:p>
      <text:p text:style-name="P4">
In Odessa, border guards, patrolling the Black Sea coast, watch that they turn into a landfill and an animal cemetery. The fish begins. Ecocide seeds are horrible.</text:p>
      <text:p text:style-name="P4">
“At the same time, many mines, ammunition and other extinguished objects are being thrown into the sea, which it throws on the coastal strip. We urge citizens not to neglect their own safety.</text:p>
      <text:p text:style-name="P4">
If explosive and suspicious items are detected, immediately restriction on them and inform the competent services. Take care of yourself and others!” —This in the message.</text:p>
      <text:p text:style-name="P4">
Let these frames be an additional motivation that the civilized world has to make efforts to stop Rashism that bears death, destruction, and Igolod.</text:p>
      <text:p text:style-name="P4">
News Source: <text:a xlink:type="simple" xlink:href="https://armyinform.com.ua/2023/06/10/na-odeshhyni-prykordonnyky-fiksuyut-yak-more-peretvoryuyetsya-na-smittyezvalyshhe-ta-kladovyshhe-tvaryn/" text:style-name="Internet_20_link" text:visited-style-name="Visited_20_Internet_20_Link">
https://armyinform.com.ua/2023/06/10/na-odeshhyni-prykordonnyky-fiksuyut-yak-more-peretvoryuyetsya-na-smittyezvalyshhe-ta-kladovyshhe-tvaryn/</text:a>
</text:p>
      <!--NEWS-->
      <text:h text:style-name="P10" text:outline-level="1">
<text:span text:style-name="T4">
Our aviation over the past day has struck 19 beats by the enemy's concentration areas</text:span>
</text:h>
      <text:p text:style-name="P4">
Author: ['АРМІЯINFORM']</text:p>
      <text:p text:style-name="P4">
Time: 2023-06-10T75:00:00-04:00</text:p>
      <text:p text:style-name="P4">
Description: About the General Headquarters of the Zbroyshany forces of Ukraine. - Avіiaziya defense forces ... War with Ukraine 2022, war with Ukraine latest news today,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ВТОРГНЕННЯ РФ', 'ОБОРОНА УКРАЇНИ', 'ХРОНІКА ОБОРОНИ', 'ХРОНІКА ОБОРОНИ УКРАЇНИ']</text:p>
      <text:p text:style-name="P4">
Category: News</text:p>
      <!--METADATA-->
      <text:p text:style-name="P4">
<draw:frame draw:style-name="fr1" draw:name="Image258" text:anchor-type="as-char" svg:width="6.9236in" svg:height="5.185007in" draw:z-index="0">
<draw:image xlink:href="../Images/AРМІЯINFORM/2023-06-10T75-00-00-04-00/ukrayinska-aviacziya.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c9Tn8ttwnC5UfDWnXeLsh27TXhQZABWoAUvF9owAW9GLwUP6wx2J2qDnoFk4wcNNl" text:style-name="Internet_20_link" text:visited-style-name="Visited_20_Internet_20_Link">
reports</text:a>
General Staff of the Armed Forces of Ukraine.</text:p>
      <text:p text:style-name="P4">
-Aviation of defense forces over the past 24 hours made 19 beats in the areas of concentration of the personal staff and 2-on the anti-aircraft missile complexes of the enemy,-the introduction reads.</text:p>
      <text:p text:style-name="P4">
At the same time, the departments of missile troops and artillery during the last day were struck by 4 points of management, 6 areas of concentration of live power, weapons of Tavi equipment, 3 ammunition warehouses and 5 artillery units at fire positions.</text:p>
      <text:p text:style-name="P4">
News Source: <text:a xlink:type="simple" xlink:href="https://armyinform.com.ua/2023/06/10/nasha-aviacziya-za-mynulu-dobu-zavdala-19-udariv-po-rajonah-zoseredzhennya-voroga/" text:style-name="Internet_20_link" text:visited-style-name="Visited_20_Internet_20_Link">
https://armyinform.com.ua/2023/06/10/nasha-aviacziya-za-mynulu-dobu-zavdala-19-udariv-po-rajonah-zoseredzhennya-voroga/</text:a>
</text:p>
      <!--NEWS-->
      <text:h text:style-name="P10" text:outline-level="1">
<text:span text:style-name="T4">
Loved ones should not disclose information about the place of maintenance of their defenders - the coordination</text:span>
</text:h>
      <text:p text:style-name="P4">
Author: ['АРМІЯINFORM']</text:p>
      <text:p text:style-name="P4">
Time: 2023-06-10T76:00:00-04:00</text:p>
      <text:p text:style-name="P4">
Description: At the coordinating headquarters of the online-Zustinich, the Rodinovsovsovsovs 44-y ... war with Ukraine 2022, the war with Ukrain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oordshtzhyuzhb.jpeg" text:style-name="Internet_20_link" text:visited-style-name="Visited_20_Internet_20_Link">
koordshtzhyuzhb.jpeg</text:a>
']</text:p>
      <text:p text:style-name="P4">
Tags: ['STOPRUSSIA', 'АГРЕСІЯ РФ', 'ВІЙСЬКОВОПОЛОНЕНІ', 'ВТОРГНЕННЯ РФ', 'КООРДИНАЦІЙНИЙ ШТАБ']</text:p>
      <text:p text:style-name="P4">
Category: News</text:p>
      <!--METADATA-->
      <text:p text:style-name="P4">
<draw:frame draw:style-name="fr1" draw:name="Image259" text:anchor-type="as-char" svg:width="6.9236in" svg:height="4.612849in" draw:z-index="0">
<draw:image xlink:href="../Images/AРМІЯINFORM/2023-06-10T76-00-00-04-00/koordshtzhyuzhb.jpeg" xlink:type="simple" xlink:show="embed" xlink:actuate="onLoad" draw:mime-type="image/jpeg"/>
</draw:frame>
The coordination headquarters took place an online meeting with family servicemen of the 44th separate artillery brigade.</text:p>
      <text:p text:style-name="P4">
About it <text:a xlink:type="simple" xlink:href="https://t.me/Koord_shtab/1202" text:style-name="Internet_20_link" text:visited-style-name="Visited_20_Internet_20_Link">
reports</text:a>
Coordination headquarters of inquiries for the treatment of prisoners of war.</text:p>
      <text:p text:style-name="P4">
Representatives of the Coordination Headquarters of the Tamzhi International Committee of the Red Cross answered to the questions of loved ones(ICCH). Серед іншого обговорили питаннякомунікації працівників Міжнародного комітету Червоного Хреста з родинами.</text:p>
      <text:p text:style-name="P4">
«Коли ми відвідуємо людину в місці утримання або російська сторона офіційнопідтверджує полон – одразу повідомляємо рідним, – зазначила представниця МКЧХ.– Однак у випадках, коли отримуємо відомості про полонених від звільнених, неповідомляємо про це близьким. Бо такі дані не є перевіреними».</text:p>
      <text:p text:style-name="P4">
Координаційний штаб не заперечує, щоб Захисники, які повернулися, повідомлялирідним про тих, кого бачили в полоні.</text:p>
      <text:p text:style-name="P4">
«Навіть даємо їм контакти родичів. Але близькі не повинні розголошуватиінформацію про місце утримання своїх Оборонців. Це може нашкодити і їм, іперемовинам про обмін», – застеріг представник Штабу.</text:p>
      <text:p text:style-name="P4">
Також він підкреслив, що військова частина має повноваження проводити службоверозслідування стосовно зникнення військовослужбовця й надання йому обліковоїкатегорії, але не вповноважена займатися пошуком, перемовинами та визволеннямз полону.</text:p>
      <text:p text:style-name="P4">
News Source: <text:a xlink:type="simple" xlink:href="https://armyinform.com.ua/2023/06/10/blyzki-ne-povynni-rozgoloshuvaty-informacziyu-pro-miscze-utrymannya-svoyih-oboroncziv-koordshtab/" text:style-name="Internet_20_link" text:visited-style-name="Visited_20_Internet_20_Link">
https://armyinform.com.ua/2023/06/10/blyzki-ne-povynni-rozgoloshuvaty-informacziyu-pro-miscze-utrymannya-svoyih-oboroncziv-koordshtab/</text:a>
</text:p>
      <!--NEWS-->
      <text:h text:style-name="P10" text:outline-level="1">
<text:span text:style-name="T4">
In Kherson region, the occupiers allow evacuation to people with Russian passports</text:span>
</text:h>
      <text:p text:style-name="P4">
Author: ['АРМІЯINFORM']</text:p>
      <text:p text:style-name="P4">
Time: 2023-06-10T77:00:00-04:00</text:p>
      <text:p text:style-name="P4">
Description: At the settlements of Timchasovo, Partniy Khersonskoye, Rosіyskіki Porphat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27e3058-d969-457d-8003-1cdd56451681_w1080_h608.jpg" text:style-name="Internet_20_link" text:visited-style-name="Visited_20_Internet_20_Link">
327e3058-d969-457d-8003-1cdd56451681_w1080_h608.jpg</text:a>
']</text:p>
      <text:p text:style-name="P4">
Tags: ['STOPRUSSIA', 'АГРЕСІЯ РФ', 'ВТОРГНЕННЯ РФ', 'ГШ ЗСУ']</text:p>
      <text:p text:style-name="P4">
Category: News</text:p>
      <!--METADATA-->
      <text:p text:style-name="P4">
<draw:frame draw:style-name="fr1" draw:name="Image260" text:anchor-type="as-char" svg:width="6.9236in" svg:height="3.89773in" draw:z-index="0">
<draw:image xlink:href="../Images/AРМІЯINFORM/2023-06-10T77-00-00-04-00/327e3058-d969-457d-8003-1cdd56451681_w1080_h608.jpg" xlink:type="simple" xlink:show="embed" xlink:actuate="onLoad" draw:mime-type="image/jpeg"/>
</draw:frame>
Photo illustrative</text:p>
      <text:p text:style-name="P4">
<text:span text:style-name="T4">
 🔥 Situation on Russian invasion </text:span>
</text:p>
      <text:p text:style-name="P4">
In the settlements of the temporarily captured part of the Kherson region, Russian owners continue to use the consequences of their crime in their city.</text:p>
      <text:p text:style-name="P4">
About it <text:a xlink:type="simple" xlink:href="https://www.facebook.com/GeneralStaff.ua/posts/pfbid02c9Tn8ttwnC5UfDWnXeLsh27TXhQZABWoAUvF9owAW9GLwUP6wx2J2qDnoFk4wcNNl" text:style-name="Internet_20_link" text:visited-style-name="Visited_20_Internet_20_Link">
reports</text:a>
General Staff of the Armed Forces of Ukraine.</text:p>
      <ul>
        <li>
Allow evacuation from flooded settlements only to people with irrigation passports. Also, the invaders of force are expelled from their own survivors of civilians for the purpose of placing in them by military personnel of Russian occupation troops, - the message said.</li>
      </ul>
      <text:p text:style-name="P4">
News Source: <text:a xlink:type="simple" xlink:href="https://armyinform.com.ua/2023/06/10/na-hersonshhyni-okupanty-dozvolyayut-evakuacziyu-lyshe-lyudyam-z-rosijskymy-pasportamy/" text:style-name="Internet_20_link" text:visited-style-name="Visited_20_Internet_20_Link">
https://armyinform.com.ua/2023/06/10/na-hersonshhyni-okupanty-dozvolyayut-evakuacziyu-lyshe-lyudyam-z-rosijskymy-pasportamy/</text:a>
</text:p>
      <!--NEWS-->
      <text:h text:style-name="P10" text:outline-level="1">
<text:span text:style-name="T4">
In Odessa the personnel of the Navy boat destroyed three drones</text:span>
</text:h>
      <text:p text:style-name="P4">
Author: ['АРМІЯINFORM']</text:p>
      <text:p text:style-name="P4">
Time: 2023-06-10T78:00:00-04:00</text:p>
      <text:p text:style-name="P4">
Description: The special warehouse of one Katerev Vіskovo-Mordic forces of the Zbroychi of Ukraine PID Hou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2495f76cecc71632.jpg" text:style-name="Internet_20_link" text:visited-style-name="Visited_20_Internet_20_Link">
2495f76cecc71632.jpg</text:a>
']</text:p>
      <text:p text:style-name="P4">
Tags: ['STOPRUSSIA', 'АГРЕСІЯ РФ', 'ВМС', 'ВТОРГНЕННЯ РФ']</text:p>
      <text:p text:style-name="P4">
Category: News</text:p>
      <!--METADATA-->
      <text:p text:style-name="P4">
<draw:frame draw:style-name="fr1" draw:name="Image261" text:anchor-type="as-char" svg:width="6.9236in" svg:height="3.750283in" draw:z-index="0">
<draw:image xlink:href="../Images/AРМІЯINFORM/2023-06-10T78-00-00-04-00/2495f76cecc71632.jpg" xlink:type="simple" xlink:show="embed" xlink:actuate="onLoad" draw:mime-type="image/jpeg"/>
</draw:frame>
Photo: Navy of the Armed Forces</text:p>
      <text:p text:style-name="P4">
The personnel of one of the boats of the Navy of the Armed Forces of Ukraine during the Russian night attack destroyed in the Odessa region three drones-KamikadzeShahd.</text:p>
      <text:p text:style-name="P4">
About it <text:a xlink:type="simple" xlink:href="https://t.me/ukrainian_navy/3296" text:style-name="Internet_20_link" text:visited-style-name="Visited_20_Internet_20_Link">
report</text:a>
Navy of the Armed Forces of Ukraine.</text:p>
      <text:p text:style-name="P4">
"In Odesa region, 3 drones-Kamikadze" Shahamed "was shot down during the Russian night attack by the forces and means of the Navy of the Armed Forces of Ukraine," the testimony said.</text:p>
      <text:p text:style-name="P4">
News Source: <text:a xlink:type="simple" xlink:href="https://armyinform.com.ua/2023/06/10/na-odeshhyni-osobovyj-sklad-katera-vms-znyshhyv-try-drony-shahed/" text:style-name="Internet_20_link" text:visited-style-name="Visited_20_Internet_20_Link">
https://armyinform.com.ua/2023/06/10/na-odeshhyni-osobovyj-sklad-katera-vms-znyshhyv-try-drony-shahed/</text:a>
</text:p>
      <!--NEWS-->
      <text:h text:style-name="P10" text:outline-level="1">
<text:span text:style-name="T4">
In Ukraine a moment of silence</text:span>
</text:h>
      <text:p text:style-name="P4">
Author: ['АРМІЯINFORM']</text:p>
      <text:p text:style-name="P4">
Time: 2023-06-10T7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2" text:anchor-type="as-char" svg:width="6.9236in" svg:height="3.895992in" draw:z-index="0">
<draw:image xlink:href="../Images/AРМІЯINFORM/2023-06-10T7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0/v-ukrayini-hvylyna-movchannya/" text:style-name="Internet_20_link" text:visited-style-name="Visited_20_Internet_20_Link">
https://armyinform.com.ua/2023/06/10/v-ukrayini-hvylyna-movchannya/</text:a>
</text:p>
      <!--NEWS-->
      <text:h text:style-name="P10" text:outline-level="1">
<text:span text:style-name="T4">
Gymnast Ilya Kovtun won "gold" and "bronze" on the world call Cup</text:span>
</text:h>
      <text:p text:style-name="P4">
Authors: Ukrinform (Person)</text:p>
      <text:p text:style-name="P4">
Publisher: Укринформ (Organization)</text:p>
      <text:p text:style-name="P4">
Published Time: 2023-06-10T7:49:00+03:00</text:p>
      <text:p text:style-name="P4">
Modified Time: 2023-06-10T21:49:00+03:00</text:p>
      <text:p text:style-name="P4">
Description: In the Croatian Osiyek, the third stage of the World Cup in sports gymnastics continues. - Ukrinform.</text:p>
      <text:p text:style-name="P4">
Images: ['<text:a xlink:type="simple" xlink:href="https://static.ukrinform.com/photos/2023_06/thumb_files/630_360_1686422443-237.jpg" text:style-name="Internet_20_link" text:visited-style-name="Visited_20_Internet_20_Link">
630_360_16864...</text:a>
']</text:p>
      <text:p text:style-name="P4">
Tags: ['Гімнастика']</text:p>
      <text:p text:style-name="P4">
Type: Article</text:p>
      <!--METADATA-->
      <text:p text:style-name="P4">
<draw:frame draw:style-name="fr1" draw:name="Image263" text:anchor-type="as-char" svg:width="6.9236in" svg:height="3.956343in" draw:z-index="0">
<draw:image xlink:href="../Images/yкринформ/2023-06-10T7-49-00-03-00/630_360_1686422443-237.jpg" xlink:type="simple" xlink:show="embed" xlink:actuate="onLoad" draw:mime-type="image/jpeg"/>
</draw:frame>
The third stage of the Cup of the World Call in sports gymnastics continues.</text:p>
      <text:p text:style-name="P4">
As <text:a xlink:type="simple" xlink:href="https://suspilne.media/503743-illa-kovtun-zdobuv-persi-medali-sezonu-kubka-svitovogo-vikliku-zi-sportivnoi-gimnastiki-rezultati/" text:style-name="Internet_20_link" text:visited-style-name="Visited_20_Internet_20_Link">
informs</text:a>
Socialist, as a result of the first finals, two medals were won by Ukrainian Ilya Kovtun, Ukrinform reports.</text:p>
      <text:p text:style-name="P4">
At first, the Ukrainian gymnast became a bronze medalist in a horse exercise, receiving 14,500 points. In the struggle for the championship in this exercise, Kovtun gave way to Armenian representatives - Garik Khakakyan(14,766)and the Davtyan arthur(14.600).</text:p>
      <text:p text:style-name="P4">
А ось у вправах на паралельних брусах Ковтун (15,133)obtained "gold" ahead of the closest pursuer of Ferchat Arikan Turkey(14,966).</text:p>
      <text:p text:style-name="P4">
<text:span text:style-name="T4">
Читайте також:</text:span>
 <text:span text:style-name="T4">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span>
</text:p>
      <text:p text:style-name="P4">
On the second day of the finals on the World Cup Cup on Sunday, June 11, Ilya Kovtun will perform in all three finals - on the rings, a support and a crossbar.</text:p>
      <text:p text:style-name="P4">
<text:span text:style-name="T5">
Foto: ap</text:span>
</text:p>
      <text:p text:style-name="P4">
News Source: <text:a xlink:type="simple" xlink:href="https://www.ukrinform.ua/rubric-sports/3721149-gimnast-illa-kovtun-zdobuv-zoloto-ta-bronzu-na-kubku-svitovogo-vikliku.html" text:style-name="Internet_20_link" text:visited-style-name="Visited_20_Internet_20_Link">
https://www.ukrinform.ua/rubric-sports/3721149-gimnast-illa-kovtun-zdobuv-zoloto-ta-bronzu-na-kubku-svitovogo-vikliku.html</text:a>
</text:p>
      <!--NEWS-->
      <text:h text:style-name="P10" text:outline-level="1">
<text:span text:style-name="T4">
The government has created an interagency working group of anti -corruption digital tools</text:span>
</text:h>
      <text:p text:style-name="P4">
Author: ['АРМІЯINFORM']</text:p>
      <text:p text:style-name="P4">
Time: 2023-06-10T80:00:00-04:00</text:p>
      <text:p text:style-name="P4">
Description: Three Rocky Minzifri showed three rocks, the digitalist - one іz foun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laptop-2559795_1280.jpg" text:style-name="Internet_20_link" text:visited-style-name="Visited_20_Internet_20_Link">
laptop-2559795_1280.jpg</text:a>
']</text:p>
      <text:p text:style-name="P4">
Tags: ['STOPRUSSIA', 'АГРЕСІЯ РФ']</text:p>
      <text:p text:style-name="P4">
Category: News</text:p>
      <!--METADATA-->
      <text:p text:style-name="P4">
<draw:frame draw:style-name="fr1" draw:name="Image264" text:anchor-type="as-char" svg:width="6.9236in" svg:height="4.615733in" draw:z-index="0">
<draw:image xlink:href="../Images/AРМІЯINFORM/2023-06-10T80-00-00-04-00/laptop-2559795_1280.jpg" xlink:type="simple" xlink:show="embed" xlink:actuate="onLoad" draw:mime-type="image/jpeg"/>
</draw:frame>
Illustrative photo</text:p>
      <text:p text:style-name="P4">
More than three years of work, the Ministry of Defense has shown that digitalization is one of the most effective tools for anti -corruption. Only in 2020-2021, the economic tant-corruption effects of online services amount to over UAH 16.3 billion.</text:p>
      <text:p text:style-name="P4">
Creating an interagency working group that will introduce anticorruption digital products will enhance this effect. It is headed by the Viceremier-Minister of Zinnovations, the development of education, science and technology-Minister of Digital Transformation Mikhail Fedorov and NAPC Chairman Alexander Novikov.</text:p>
      <text:p text:style-name="P4">
About it <text:a xlink:type="simple" xlink:href="https://t.me/mintsyfra" text:style-name="Internet_20_link" text:visited-style-name="Visited_20_Internet_20_Link">
reports</text:a>
Minorifra.</text:p>
      <text:p text:style-name="P4">
According to the State Anti -Corruption Program, 63 digital products are planned to be implemented in two years. In particular, digitors of different areas to resist corruption schemes and fraud:</text:p>
      <ul>
        <li>
improve a single register of state property; * put into operation a single electronic town planning cadastre; * Create a single information system for accounting of the National Informatization Program.</li>
      </ul>
      <text:p text:style-name="P4">
The Interagency Group will plan and control the introduction of these digital reforms. The group will include representatives of the Ministry of Justice, the Ministry of Justice and the Ministry of Finance. Sometimes representatives of programs and projects that help the Government of Ukraine to reform the public sector.</text:p>
      <text:p text:style-name="P4">
Together we build a transparent digital state!</text:p>
      <text:p text:style-name="P4">
News Source: <text:a xlink:type="simple" xlink:href="https://armyinform.com.ua/2023/06/10/uryad-stvoryv-mizhvidomchu-robochu-grupu-z-antykorupczijnyh-czyfrovyh-instrumentiv/" text:style-name="Internet_20_link" text:visited-style-name="Visited_20_Internet_20_Link">
https://armyinform.com.ua/2023/06/10/uryad-stvoryv-mizhvidomchu-robochu-grupu-z-antykorupczijnyh-czyfrovyh-instrumentiv/</text:a>
</text:p>
      <!--NEWS-->
      <text:h text:style-name="P10" text:outline-level="1">
<text:span text:style-name="T4">
Wounded in their hands, because any technique was destroyed by the Russians immediately</text:span>
</text:h>
      <text:p text:style-name="P4">
Author: ['АРМІЯINFORM']</text:p>
      <text:p text:style-name="P4">
Time: 2023-06-10T81:00:00-04:00</text:p>
      <text:p text:style-name="P4">
Description: - Kezhita, shout to scream, Ale Nasrivodi that is Odinitni. Bolovy shock, about the yak ... war with Ukraine 2022, the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medyk_result.jpg" text:style-name="Internet_20_link" text:visited-style-name="Visited_20_Internet_20_Link">
medyk_result.jpg</text:a>
']</text:p>
      <text:p text:style-name="P4">
Tags: ['STOPRUSSIA', 'АГРЕСІЯ РФ', 'БОЙОВИЙ МЕДИК', 'ВТОРГНЕННЯ РФ']</text:p>
      <text:p text:style-name="P4">
Category: News</text:p>
      <!--METADATA-->
      <text:p text:style-name="P4">
<draw:frame draw:style-name="fr1" draw:name="Image265" text:anchor-type="as-char" svg:width="6.9236in" svg:height="4.615733in" draw:z-index="0">
<draw:image xlink:href="../Images/AРМІЯINFORM/2023-06-10T81-00-00-04-00/medyk_result.jpg" xlink:type="simple" xlink:show="embed" xlink:actuate="onLoad" draw:mime-type="image/jpeg"/>
</draw:frame>
- They say that the wounded scream, but in fact it is one. Pain shock, manifestation, too, says the fiction of Soviet medicine. It is not. The person, when injured, feels pain, but not acute. The organism turns on their reserves, and therefore the wounded mostly do not scream. They are scraping, oying, angry. I remember one platoon commander - multiple -lounge wounds, blood loss, fracture. It was at night, we worked with subtle lanterns, I checked the imposed turnstiles, tamming. It is dark, my face is not visible, I work without painkillers, this guy hurts and he says, "Survise - I will give you a muzzle!" And then, already at the stabbon, he saw me, recognized and said: <text:a xlink:type="simple" xlink:href="https://armyinform.com.ua/2023/06/10/zmushenyj-buv-praczyuvaty-bez-znebolyuvalnyh-tomu-hlopecz-krychav-vyzhyvu-v-mordu-tobi-dam/" text:style-name="Internet_20_link" text:visited-style-name="Visited_20_Internet_20_Link">
"Sorry, Doc"</text:a>
… And I, "I have not heard that about myself." He survived, is now recovering.</text:p>
      <text:p text:style-name="P4">
News Source: <text:a xlink:type="simple" xlink:href="https://armyinform.com.ua/2023/06/10/poranenyh-vynosyly-na-rukah-bo-bud-yaku-tehniku-rosiyany-vidrazu-znyshhuvaly/" text:style-name="Internet_20_link" text:visited-style-name="Visited_20_Internet_20_Link">
https://armyinform.com.ua/2023/06/10/poranenyh-vynosyly-na-rukah-bo-bud-yaku-tehniku-rosiyany-vidrazu-znyshhuvaly/</text:a>
</text:p>
      <!--NEWS-->
      <text:h text:style-name="P10" text:outline-level="1">
<text:span text:style-name="T4">
For active effective actions of 5-A OSHBR and 35th URMP received letters of thanks written by President of Ukraine.</text:span>
</text:h>
      <text:p text:style-name="P4">
Author: ['Владислав Назаркевич']</text:p>
      <text:p text:style-name="P4">
Time: 2023-06-10T82:00:00-04:00</text:p>
      <text:p text:style-name="P4">
Description: The intercessor of the Ministan defense of Ukraine Ganna Malel handed the commander of the 5th of the Schrammovo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c720a12998f409e20aa2dd33fe753a367304dea8.jpg" text:style-name="Internet_20_link" text:visited-style-name="Visited_20_Internet_20_Link">
c720a12998f409e20aa2dd33fe753a367304dea8.jpg</text:a>
', '<text:a xlink:type="simple" xlink:href="https://armyinform.com.ua/wp-content/uploads/2023/06/33455a2f59862c5ea906a4c11c6003a436fd5008.jpg" text:style-name="Internet_20_link" text:visited-style-name="Visited_20_Internet_20_Link">
33455a2f59862c5ea906a4c11c6003a436fd5008.jpg</text:a>
']</text:p>
      <text:p text:style-name="P4">
Tags: ['STOPRUSSIA', 'АГРЕСІЯ РФ', 'ВОЛОДИМИР ЗЕЛЕНСЬКИЙ', 'ГАННА МАЛЯР']</text:p>
      <text:p text:style-name="P4">
Category: News</text:p>
      <!--METADATA-->
      <text:p text:style-name="P4">
<draw:frame draw:style-name="fr1" draw:name="Image266" text:anchor-type="as-char" svg:width="6.9236in" svg:height="5.1927in" draw:z-index="0">
<draw:image xlink:href="../Images/AРМІЯINFORM/2023-06-10T82-00-00-04-00/c720a12998f409e20aa2dd33fe753a367304dea8.jpg" xlink:type="simple" xlink:show="embed" xlink:actuate="onLoad" draw:mime-type="image/jpeg"/>
</draw:frame>
Deputy Minister of Defense of Ukraine Anna Malyar handed over to the commander of the 5th Separate School Brigade and the deputy commander of the 35th Separate Brigade of the Marine Corps of the Run-Admiral Mikhail Ostrogradsky, the letters were written by the President of Ukraine.</text:p>
      <ul>
        <li>
Literally the other day, I was looking at the plot where the soldiers of 5 OSHBR destroy tanks, armored vehicles and the occupants of the occupiers, and I understand that it is a linued part of what you are doing. It is difficult to evaluate your contribution to the future won, and no matter how I thank you - this will not be enough. The President of Ukraine personally wrote a greeting and thanked you for the results that our two brigades have, - said Anna Malyar.</li>
      </ul>
      <text:p text:style-name="P4">
<draw:frame draw:style-name="fr1" draw:name="Image267" text:anchor-type="as-char" svg:width="6.9236in" svg:height="4.615733in" draw:z-index="0">
<draw:image xlink:href="../Images/AРМІЯINFORM/2023-06-10T82-00-00-04-00/33455a2f59862c5ea906a4c11c6003a436fd5008.jpg" xlink:type="simple" xlink:show="embed" xlink:actuate="onLoad" draw:mime-type="image/jpeg"/>
</draw:frame>
In letters, the President of Ukraine thanked the brigades for the achievements on the battlefield:</text:p>
      <text:p text:style-name="P4">
-Thank you to every warrior of our 5th separate assault brigade for your power, for how you protect your positions and positions of all Ukraine. To Bakhmut forever in the history of our people's protection and freedom in the world. And I thank everyone for your victory!</text:p>
      <text:p text:style-name="P4">
-I thank all the soldiers of our glorious 35th Separate Marine Infantry Brigade named after Mikhail Ostrogradsky. You so strongly beat the Russian -host in your directions - Mykolaiv region, Kherson region, and now you are beating in Nadonechyna that on your actions, on your stability, your habitat will study in the future warriors of Ukraine, warriors of free and independent Ukraine!</text:p>
      <text:p text:style-name="P4">
News Source: <text:a xlink:type="simple" xlink:href="https://armyinform.com.ua/2023/06/10/za-aktyvni-rezultatyvni-diyi-5-a-oshb-ta-35-a-obmp-otrymaly-lysty-podyaky-vlasnoruch-napysani-prezydentom-ukrayiny/" text:style-name="Internet_20_link" text:visited-style-name="Visited_20_Internet_20_Link">
https://armyinform.com.ua/2023/06/10/za-aktyvni-rezultatyvni-diyi-5-a-oshb-ta-35-a-obmp-otrymaly-lysty-podyaky-vlasnoruch-napysani-prezydentom-ukrayiny/</text:a>
</text:p>
      <!--NEWS-->
      <text:h text:style-name="P10" text:outline-level="1">
<text:span text:style-name="T4">
"We know everything about the enemy and work on ahead of the enemy - destroying his living power and military equipment" - Sergey Cherevaty</text:span>
</text:h>
      <text:p text:style-name="P4">
Author: ['Віктор Шубец']</text:p>
      <text:p text:style-name="P4">
Time: 2023-06-10T83:00:00-04:00</text:p>
      <text:p text:style-name="P4">
Description: The opponent is not a polyshad of us counterattaccuvati, the prota all the stench is to arrog the Nevom,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hoto_5262845048557520009_x.jpg" text:style-name="Internet_20_link" text:visited-style-name="Visited_20_Internet_20_Link">
photo_5262845048557520009_x.jpg</text:a>
']</text:p>
      <text:p text:style-name="P4">
Tags: ['STOPRUSSIA', 'АГРЕСІЯ РФ', 'ВТОРГНЕННЯ РФ', 'СЕРГІЙ ЧЕРЕВАТИЙ']</text:p>
      <text:p text:style-name="P4">
Category: News</text:p>
      <!--METADATA-->
      <text:p text:style-name="P4">
<draw:frame draw:style-name="fr1" draw:name="Image268" text:anchor-type="as-char" svg:width="6.9236in" svg:height="3.956343in" draw:z-index="0">
<draw:image xlink:href="../Images/AРМІЯINFORM/2023-06-10T83-00-00-04-00/photo_5262845048557520009_x.jpg" xlink:type="simple" xlink:show="embed" xlink:actuate="onLoad" draw:mime-type="image/jpeg"/>
</draw:frame>
The enemy does not leave attempts to contradaciate us, but they all fail, because we know everything about the enemy and work on ahead <text:span text:style-name="T4">
 - </text:span>
 destroying his power and military equipment.</text:p>
      <text:p text:style-name="P4">
About this during direct inclusion in <text:a xlink:type="simple" xlink:href="https://www.youtube.com/watch" text:style-name="Internet_20_link" text:visited-style-name="Visited_20_Internet_20_Link">
Telelorphone</text:a>
“(https://youtu.be/WY8sDvZdWEA)»Said the spokesman of the Eastern group of the Armed Forces of Ukraine Colonel Sergey Cherevaty.</text:p>
      <ul>
        <li>
The enemy is active. In this day, in our positions, he 330 times of barrel and jet artillery, made 8 aircraft. In total, there were 6 combat clashes, during which the Armed Forces of Ukraine destroyed 138 invaders, 236 - we were injured, we were captured. During this day, Ukrainian defenders managed to move up to 1400 meters in different areas of churchfront. Also, the Russian self-propelled artillery installation "Carnation", a tribronean car, a goubitz D-30, the Z-60 anti-aircraft gun, the unmanned aircraft "Zula", 8 warehouses with ammunition, 7 cars that brought the gunshot.</li>
      </ul>
      <text:p text:style-name="P4">
He also stressed that, unlike the enemy, our commanders have a considerable consciousness of fighting since 2014 and know the area perfectly, and the atom is confidently destroying the enemy.</text:p>
      <text:p text:style-name="P4">
News Source: <text:a xlink:type="simple" xlink:href="https://armyinform.com.ua/2023/06/10/my-znayemo-pro-voroga-vse-ta-praczyuyemo-na-vyperedzhennya-znyshhuyuchy-jogo-zhyvu-sylu-ta-vijskovu-tehniku-sergij-cherevatyj/" text:style-name="Internet_20_link" text:visited-style-name="Visited_20_Internet_20_Link">
https://armyinform.com.ua/2023/06/10/my-znayemo-pro-voroga-vse-ta-praczyuyemo-na-vyperedzhennya-znyshhuyuchy-jogo-zhyvu-sylu-ta-vijskovu-tehniku-sergij-cherevatyj/</text:a>
</text:p>
      <!--NEWS-->
      <text:h text:style-name="P10" text:outline-level="1">
<text:span text:style-name="T4">
Canada supports Ukraine's NATO membership-the Presidential Declaration of Ukraine and Canada Prime Minister</text:span>
</text:h>
      <text:p text:style-name="P4">
Author: ['АРМІЯINFORM']</text:p>
      <text:p text:style-name="P4">
Time: 2023-06-10T84:00:00-04:00</text:p>
      <text:p text:style-name="P4">
Description: PID Hour Vizita to Kiwa Prem-Minіstra Canadi Jastin Trudo at once by the president of Ukrain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image-3.jpg" text:style-name="Internet_20_link" text:visited-style-name="Visited_20_Internet_20_Link">
image-3.jpg</text:a>
']</text:p>
      <text:p text:style-name="P4">
Tags: ['STOPRUSSIA', 'ВОЛОДИМИР ЗЕЛЕНСЬКИЙ', 'ДЖАСТІН ТРЮДО']</text:p>
      <text:p text:style-name="P4">
Category: News</text:p>
      <!--METADATA-->
      <text:p text:style-name="P4">
<draw:frame draw:style-name="fr1" draw:name="Image269" text:anchor-type="as-char" svg:width="6.9236in" svg:height="4.604194in" draw:z-index="0">
<draw:image xlink:href="../Images/AРМІЯINFORM/2023-06-10T84-00-00-04-00/image-3.jpg" xlink:type="simple" xlink:show="embed" xlink:actuate="onLoad" draw:mime-type="image/jpeg"/>
</draw:frame>
<text:span text:style-name="T4">
 The Prime Minister of Canada, Justin Trudeau, together with President of Ukraine Volodymyr Zelensky, signed a joint declaration, during his visit to Kiev. Protess <text:a xlink:type="simple" xlink:href="https://www.president.gov.ua/news/spilna-deklaraciya-ukrayini-ta-kanadi-83513" text:style-name="Internet_20_link" text:visited-style-name="Visited_20_Internet_20_Link">
reported</text:a>
in the office of the President of Ukraine. The Declaration consists of 13pmals, in particular, it refers to: </text:span>
<text:span text:style-name="T5">
 Signed in two copies on June 10, 2023 in Kyiv in English.</text:span>
</text:p>
      <text:p text:style-name="P4">
News Source: <text:a xlink:type="simple" xlink:href="https://armyinform.com.ua/2023/06/10/kanada-pidtrymuye-nabuttya-ukrayinoyu-chlenstva-v-nato-spilna-deklaracziya-prezydenta-ukrayiny-ta-premyer-ministra-kanady/" text:style-name="Internet_20_link" text:visited-style-name="Visited_20_Internet_20_Link">
https://armyinform.com.ua/2023/06/10/kanada-pidtrymuye-nabuttya-ukrayinoyu-chlenstva-v-nato-spilna-deklaracziya-prezydenta-ukrayiny-ta-premyer-ministra-kanady/</text:a>
</text:p>
      <!--NEWS-->
      <text:h text:style-name="P10" text:outline-level="1">
<text:span text:style-name="T4">
The Minister of Defense presented farmers to the departmental awards for contribution to victory</text:span>
</text:h>
      <text:p text:style-name="P4">
Author: ['Назар Волошин']</text:p>
      <text:p text:style-name="P4">
Time: 2023-06-10T85:00:00-04:00</text:p>
      <text:p text:style-name="P4">
Description: Mainstr defense of Ukraine Oleksiy Reznikov, having handed over to the representatives of the representative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nazar_result.jpg" text:style-name="Internet_20_link" text:visited-style-name="Visited_20_Internet_20_Link">
nazar_result.jpg</text:a>
', '<text:a xlink:type="simple" xlink:href="https://armyinform.com.ua/wp-content/uploads/2023/06/nazar_result_1.jpg" text:style-name="Internet_20_link" text:visited-style-name="Visited_20_Internet_20_Link">
nazar_result_1.jpg</text:a>
', '<text:a xlink:type="simple" xlink:href="https://armyinform.com.ua/wp-content/uploads/2023/06/nazar_result_2-150x150.jpg" text:style-name="Internet_20_link" text:visited-style-name="Visited_20_Internet_20_Link">
nazar_result_2-150x150.jpg</text:a>
', '<text:a xlink:type="simple" xlink:href="https://armyinform.com.ua/wp-content/uploads/2023/06/nazar_result_6-150x150.jpg" text:style-name="Internet_20_link" text:visited-style-name="Visited_20_Internet_20_Link">
nazar_result_6-150x150.jpg</text:a>
', '<text:a xlink:type="simple" xlink:href="https://armyinform.com.ua/wp-content/uploads/2023/06/nazar_result_4-150x150.jpg" text:style-name="Internet_20_link" text:visited-style-name="Visited_20_Internet_20_Link">
nazar_result_4-150x150.jpg</text:a>
', '<text:a xlink:type="simple" xlink:href="https://armyinform.com.ua/wp-content/uploads/2023/06/nazar_result_3-150x150.jpg" text:style-name="Internet_20_link" text:visited-style-name="Visited_20_Internet_20_Link">
nazar_result_3-150x150.jpg</text:a>
', '<text:a xlink:type="simple" xlink:href="https://armyinform.com.ua/wp-content/uploads/2023/06/nazar_result_5-150x150.jpg" text:style-name="Internet_20_link" text:visited-style-name="Visited_20_Internet_20_Link">
nazar_result_5-150x150.jpg</text:a>
', '<text:a xlink:type="simple" xlink:href="https://armyinform.com.ua/wp-content/uploads/2023/06/nazar_result_7-150x150.jpg" text:style-name="Internet_20_link" text:visited-style-name="Visited_20_Internet_20_Link">
nazar_result_7-150x150.jpg</text:a>
']</text:p>
      <text:p text:style-name="P4">
Tags: ['STOPRUSSIA', 'АГРЕСІЯ РФ', 'ВТОРГНЕННЯ РФ', 'ОЛЕКСІЙ РЕЗНІКОВ']</text:p>
      <text:p text:style-name="P4">
Category: News</text:p>
      <!--METADATA-->
      <text:p text:style-name="P4">
<draw:frame draw:style-name="fr1" draw:name="Image270" text:anchor-type="as-char" svg:width="6.9236in" svg:height="4.615733in" draw:z-index="0">
<draw:image xlink:href="../Images/AРМІЯINFORM/2023-06-10T85-00-00-04-00/nazar_result.jpg" xlink:type="simple" xlink:show="embed" xlink:actuate="onLoad" draw:mime-type="image/jpeg"/>
</draw:frame>
The Minister of Defense of Ukraine Alexei Reznikov presented departmental awards to representatives of the Community Union "All -Ukrainian Agrarian Council". According to him, representatives of agricultural business, private companies and associations of Ukraine have put a reliable shoulder of Syloborons from the beginning of the rose -component invasion of Russia into Ukraine.</text:p>
      <text:p text:style-name="P4">
<draw:frame draw:style-name="fr1" draw:name="Image271" text:anchor-type="as-char" svg:width="6.9236in" svg:height="4.615733in" draw:z-index="0">
<draw:image xlink:href="../Images/AРМІЯINFORM/2023-06-10T85-00-00-04-00/nazar_result_1.jpg" xlink:type="simple" xlink:show="embed" xlink:actuate="onLoad" draw:mime-type="image/jpeg"/>
</draw:frame>
- You are also the forces of Ukraine's defense and our victory also depends on you. I want to thank you pleasant and honest. Despite the fact that the wedbusiness has stopped many, that the fields are replaced, you have not stopped. You want to do your business, sow fields, harvest and use the country's defense forces. At different international sites, I will always tell you: every Ukrainian will fight, and not as everyone thought that the Great Soviet Army would fight the small Soviet army. We are not the army and the non -Soviet country for a long time. We are others, we are free. We are ready to risk our lives, health, property, property, anything. The main thing is to preserve the gap, our freedom. We will definitely not leave this war to our grandchildren and have been able to win it, - said the Minister of Defense of Ukraine.</text:p>
      <text:p text:style-name="P4">
<text:a xlink:type="simple" xlink:href="https://armyinform.com.ua/wp-content/uploads/2023/06/nazar_result_2.jpg" text:style-name="Internet_20_link" text:visited-style-name="Visited_20_Internet_20_Link">
!(Images/AРМІЯINFORM/2023-06-10T85-00-00-04-00/nazar_result_2-150x150.jpg)</text:a>
</text:p>
      <text:p text:style-name="P4">
<text:a xlink:type="simple" xlink:href="https://armyinform.com.ua/wp-content/uploads/2023/06/nazar_result_6.jpg" text:style-name="Internet_20_link" text:visited-style-name="Visited_20_Internet_20_Link">
<draw:frame draw:style-name="fr1" draw:name="Image272" text:anchor-type="as-char" svg:width="6.9236in" svg:height="6.9236in" draw:z-index="0">
<draw:image xlink:href="../Images/AРМІЯINFORM/2023-06-10T85-00-00-04-00/nazar_result_6-150x150.jpg" xlink:type="simple" xlink:show="embed" xlink:actuate="onLoad" draw:mime-type="image/jpeg"/>
</draw:frame>
</text:a>
</text:p>
      <text:p text:style-name="P4">
<text:a xlink:type="simple" xlink:href="https://armyinform.com.ua/wp-content/uploads/2023/06/nazar_result_4.jpg" text:style-name="Internet_20_link" text:visited-style-name="Visited_20_Internet_20_Link">
<draw:frame draw:style-name="fr1" draw:name="Image273" text:anchor-type="as-char" svg:width="6.9236in" svg:height="6.9236in" draw:z-index="0">
<draw:image xlink:href="../Images/AРМІЯINFORM/2023-06-10T85-00-00-04-00/nazar_result_4-150x150.jpg" xlink:type="simple" xlink:show="embed" xlink:actuate="onLoad" draw:mime-type="image/jpeg"/>
</draw:frame>
</text:a>
</text:p>
      <text:p text:style-name="P4">
<text:a xlink:type="simple" xlink:href="https://armyinform.com.ua/wp-content/uploads/2023/06/nazar_result_3.jpg" text:style-name="Internet_20_link" text:visited-style-name="Visited_20_Internet_20_Link">
<draw:frame draw:style-name="fr1" draw:name="Image274" text:anchor-type="as-char" svg:width="6.9236in" svg:height="6.9236in" draw:z-index="0">
<draw:image xlink:href="../Images/AРМІЯINFORM/2023-06-10T85-00-00-04-00/nazar_result_3-150x150.jpg" xlink:type="simple" xlink:show="embed" xlink:actuate="onLoad" draw:mime-type="image/jpeg"/>
</draw:frame>
</text:a>
</text:p>
      <text:p text:style-name="P4">
<text:a xlink:type="simple" xlink:href="https://armyinform.com.ua/wp-content/uploads/2023/06/nazar_result_5.jpg" text:style-name="Internet_20_link" text:visited-style-name="Visited_20_Internet_20_Link">
<draw:frame draw:style-name="fr1" draw:name="Image275" text:anchor-type="as-char" svg:width="6.9236in" svg:height="6.9236in" draw:z-index="0">
<draw:image xlink:href="../Images/AРМІЯINFORM/2023-06-10T85-00-00-04-00/nazar_result_5-150x150.jpg" xlink:type="simple" xlink:show="embed" xlink:actuate="onLoad" draw:mime-type="image/jpeg"/>
</draw:frame>
</text:a>
</text:p>
      <text:p text:style-name="P4">
<text:a xlink:type="simple" xlink:href="https://armyinform.com.ua/wp-content/uploads/2023/06/nazar_result_7.jpg" text:style-name="Internet_20_link" text:visited-style-name="Visited_20_Internet_20_Link">
<draw:frame draw:style-name="fr1" draw:name="Image276" text:anchor-type="as-char" svg:width="6.9236in" svg:height="6.9236in" draw:z-index="0">
<draw:image xlink:href="../Images/AРМІЯINFORM/2023-06-10T85-00-00-04-00/nazar_result_7-150x150.jpg" xlink:type="simple" xlink:show="embed" xlink:actuate="onLoad" draw:mime-type="image/jpeg"/>
</draw:frame>
</text:a>
Alexei Reznikov thanked the farmers from the sector of security and defense forces - not only from the Ministry of Defense and the Armed Forces, but also the National Guard, the National Police, the Border Service, the Security Service and the Main Intelligence Directorate. I also made the belief that we would all "celebrate our victory with you."</text:p>
      <text:p text:style-name="P4">
News Source: <text:a xlink:type="simple" xlink:href="https://armyinform.com.ua/2023/06/10/ministr-oborony-vruchyv-agrariyam-vidomchi-nagorody-za-vnesok-u-peremogu/" text:style-name="Internet_20_link" text:visited-style-name="Visited_20_Internet_20_Link">
https://armyinform.com.ua/2023/06/10/ministr-oborony-vruchyv-agrariyam-vidomchi-nagorody-za-vnesok-u-peremogu/</text:a>
</text:p>
      <!--NEWS-->
      <text:h text:style-name="P10" text:outline-level="1">
<text:span text:style-name="T4">
Justin Trudeau declared military assistance to Ukraine of $ 500 million</text:span>
</text:h>
      <text:p text:style-name="P4">
Author: ['АРМІЯINFORM']</text:p>
      <text:p text:style-name="P4">
Time: 2023-06-10T86:00:00-04:00</text:p>
      <text:p text:style-name="P4">
Description: Prem-Minіstr Canadi Jastin Truzodo stirring 500 million Canadians about the nadanny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57be1be5383ea5b77eb780bd395cd77c_1686402165_extra_large.jpeg" text:style-name="Internet_20_link" text:visited-style-name="Visited_20_Internet_20_Link">
57be1be5383ea5b77eb780bd395cd77c_1686402165_extra_large.jpeg</text:a>
']</text:p>
      <text:p text:style-name="P4">
Tags: ['STOPRUSSIA', 'ВОЛОДИМИР ЗЕЛЕНСЬКИЙ', 'ДЖАСТІН ТРЮДО']</text:p>
      <text:p text:style-name="P4">
Category: News</text:p>
      <!--METADATA-->
      <text:p text:style-name="P4">
<draw:frame draw:style-name="fr1" draw:name="Image277" text:anchor-type="as-char" svg:width="6.9236in" svg:height="4.617948in" draw:z-index="0">
<draw:image xlink:href="../Images/AРМІЯINFORM/2023-06-10T86-00-00-04-00/57be1be5383ea5b77eb780bd395cd77c_1686402165_extra_large.jpeg" xlink:type="simple" xlink:show="embed" xlink:actuate="onLoad" draw:mime-type="image/jpeg"/>
</draw:frame>
Canadian Prime Minister Justin Trudeau announced in Kiev to provide $ 500 million in new funding for military assistance.</text:p>
      <text:p text:style-name="P4">
About this <text:a xlink:type="simple" xlink:href="https://www.president.gov.ua/news/volodimir-zelenskij-i-dzhastin-tryudo-pid-chas-zustrichi-v-k-83517" text:style-name="Internet_20_link" text:visited-style-name="Visited_20_Internet_20_Link">
it is referred</text:a>
on the site of the official website of the President of Ukraine.</text:p>
      <text:p text:style-name="P4">
The Prime Minister also announced the continuation of the agreement on the preparation of Ukrainian military and Canada's participation in multinational exercises of foreign production aircraft and tanks.</text:p>
      <text:p text:style-name="P4">
In addition, Canada will also hand over the rockets and rockets to protect the Ukrainian sky. Also, according to Justin Trudeau, Canada supports the use of aggressions and other economic measures.</text:p>
      <text:p text:style-name="P4">
“Canada was the first G7 countries to approve legislation to allow us to ensure the confiscation of Russian assets. Last spring, Antonov landed at the Pearson Airport in Toronto. As soon as he argued, we immediately detained it, ”he said, adding that thanks to the legislation, this aircraft was confiscated and now the process of transferring this asset to Ukraine is now being constantly forming so that he was not used by Russia to support her war.</text:p>
      <text:p text:style-name="P4">
Kakhovskaya hydroelectric power station, the head of the Government of Canada, called the direct result of Russia against Ukraine, which became catastrophic for tens of thousands.</text:p>
      <text:p text:style-name="P4">
Canadian Prime Minister also spoke about launching a program of psychological support for Ukrainians.</text:p>
      <text:p text:style-name="P4">
Justin Trudeau thanked Vladimir Zelensky for today's meeting and was supported by further support from Canada.</text:p>
      <text:p text:style-name="P4">
“The Ukrainian people are inspiration for Canada, Canadians and the world. The tsemment that affects the whole of Ukraine and the whole world. You fight for your country and values such as democracy, freedom, respect, dignity. But, defending Ukraine, you also fight for the future of all of us. Canada will continue to stand with Ukraine and democracies around the world. Thank you, ”the Prime Minister said, addressing the President of Ukraine.</text:p>
      <text:p text:style-name="P4">
News Source: <text:a xlink:type="simple" xlink:href="https://armyinform.com.ua/2023/06/10/kanada-zbilshuye-vijskovu-dopomogu-ukrayini-na-500-mln-kanadskyh-dolariv-dzhastin-tryudo/" text:style-name="Internet_20_link" text:visited-style-name="Visited_20_Internet_20_Link">
https://armyinform.com.ua/2023/06/10/kanada-zbilshuye-vijskovu-dopomogu-ukrayini-na-500-mln-kanadskyh-dolariv-dzhastin-tryudo/</text:a>
</text:p>
      <!--NEWS-->
      <text:h text:style-name="P10" text:outline-level="1">
<text:span text:style-name="T4">
Swedish instructors in the United Kingdom teach Ukrainian military combat in the woods</text:span>
</text:h>
      <text:p text:style-name="P4">
Author: ['АРМІЯINFORM']</text:p>
      <text:p text:style-name="P4">
Time: 2023-06-10T87:00:00-04:00</text:p>
      <text:p text:style-name="P4">
Description: Ukrainian Vіskiyskovi from Great British, to pass by all the way to the Vedenny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sh99.jpeg" text:style-name="Internet_20_link" text:visited-style-name="Visited_20_Internet_20_Link">
gsh99.jpeg</text:a>
', '<text:a xlink:type="simple" xlink:href="https://armyinform.com.ua/wp-content/uploads/2023/06/gsh11-150x150.jpeg" text:style-name="Internet_20_link" text:visited-style-name="Visited_20_Internet_20_Link">
gsh11-150x150.jpeg</text:a>
', '<text:a xlink:type="simple" xlink:href="https://armyinform.com.ua/wp-content/uploads/2023/06/gsh22-150x150.jpeg" text:style-name="Internet_20_link" text:visited-style-name="Visited_20_Internet_20_Link">
gsh22-150x150.jpeg</text:a>
', '<text:a xlink:type="simple" xlink:href="https://armyinform.com.ua/wp-content/uploads/2023/06/gsh33-150x150.jpeg" text:style-name="Internet_20_link" text:visited-style-name="Visited_20_Internet_20_Link">
gsh33-150x150.jpeg</text:a>
', '<text:a xlink:type="simple" xlink:href="https://armyinform.com.ua/wp-content/uploads/2023/06/gsh44-1-150x150.jpeg" text:style-name="Internet_20_link" text:visited-style-name="Visited_20_Internet_20_Link">
gsh44-1-150x150.jpeg</text:a>
', '<text:a xlink:type="simple" xlink:href="https://armyinform.com.ua/wp-content/uploads/2023/06/gsh66-150x150.jpeg" text:style-name="Internet_20_link" text:visited-style-name="Visited_20_Internet_20_Link">
gsh66-150x150.jpeg</text:a>
', '<text:a xlink:type="simple" xlink:href="https://armyinform.com.ua/wp-content/uploads/2023/06/gsh77-150x150.jpeg" text:style-name="Internet_20_link" text:visited-style-name="Visited_20_Internet_20_Link">
gsh77-150x150.jpeg</text:a>
', '<text:a xlink:type="simple" xlink:href="https://armyinform.com.ua/wp-content/uploads/2023/06/gsh88-150x150.jpeg" text:style-name="Internet_20_link" text:visited-style-name="Visited_20_Internet_20_Link">
gsh88-150x150.jpeg</text:a>
']</text:p>
      <text:p text:style-name="P4">
Tags: ['STOPRUSSIA', 'АГРЕСІЯ РФ', 'ВІЙСЬКОВІ НАВЧАННЯ', 'ВТОРГНЕННЯ РФ', 'ГШ ЗСУ']</text:p>
      <text:p text:style-name="P4">
Category: News</text:p>
      <!--METADATA-->
      <text:p text:style-name="P4">
<draw:frame draw:style-name="fr1" draw:name="Image278" text:anchor-type="as-char" svg:width="6.9236in" svg:height="4.615733in" draw:z-index="0">
<draw:image xlink:href="../Images/AРМІЯINFORM/2023-06-10T87-00-00-04-00/gsh99.jpeg" xlink:type="simple" xlink:show="embed" xlink:actuate="onLoad" draw:mime-type="image/jpeg"/>
</draw:frame>
Ukrainian military in the United Kingdom undergoes comprehensive training in the erection of positional and anti -counterfeit fighting in forest conditions.</text:p>
      <text:p text:style-name="P4">
About it <text:a xlink:type="simple" xlink:href="https://www.facebook.com/GeneralStaff.ua/posts/pfbid0yw8i3BqKNtz2pP47u98EaVpa6Syr2WNkbDuvuWrgBBxfiAWmNMmjYSQ1AqeHoZu7l" text:style-name="Internet_20_link" text:visited-style-name="Visited_20_Internet_20_Link">
reported</text:a>
The press service of the General Staff of the Armed Forces of Ukraine on Facebook.</text:p>
      <text:p text:style-name="P4">
«Classes on fighting in wooded terrain - military instructor instructor of the Armed Forces of the Kingdom Sweden within the framework of the multinational educational operation" Interflex "from the basic general -military training of the personal composition of the Armed Forces of Ukraine in the United Kingdom conduct complex tactical and non It is in the message.</text:p>
      <text:p text:style-name="P4">
<text:a xlink:type="simple" xlink:href="https://armyinform.com.ua/wp-content/uploads/2023/06/gsh11.jpeg" text:style-name="Internet_20_link" text:visited-style-name="Visited_20_Internet_20_Link">
!(Images/AРМІЯINFORM/2023-06-10T87-00-00-04-00/gsh11-150x150.jpeg)</text:a>
</text:p>
      <text:p text:style-name="P4">
<text:a xlink:type="simple" xlink:href="https://armyinform.com.ua/wp-content/uploads/2023/06/gsh22.jpeg" text:style-name="Internet_20_link" text:visited-style-name="Visited_20_Internet_20_Link">
<draw:frame draw:style-name="fr1" draw:name="Image279" text:anchor-type="as-char" svg:width="6.9236in" svg:height="6.9236in" draw:z-index="0">
<draw:image xlink:href="../Images/AРМІЯINFORM/2023-06-10T87-00-00-04-00/gsh22-150x150.jpeg" xlink:type="simple" xlink:show="embed" xlink:actuate="onLoad" draw:mime-type="image/jpeg"/>
</draw:frame>
</text:a>
</text:p>
      <text:p text:style-name="P4">
<text:a xlink:type="simple" xlink:href="https://armyinform.com.ua/wp-content/uploads/2023/06/gsh33.jpeg" text:style-name="Internet_20_link" text:visited-style-name="Visited_20_Internet_20_Link">
<draw:frame draw:style-name="fr1" draw:name="Image280" text:anchor-type="as-char" svg:width="6.9236in" svg:height="6.9236in" draw:z-index="0">
<draw:image xlink:href="../Images/AРМІЯINFORM/2023-06-10T87-00-00-04-00/gsh33-150x150.jpeg" xlink:type="simple" xlink:show="embed" xlink:actuate="onLoad" draw:mime-type="image/jpeg"/>
</draw:frame>
</text:a>
</text:p>
      <text:p text:style-name="P4">
<text:a xlink:type="simple" xlink:href="https://armyinform.com.ua/wp-content/uploads/2023/06/gsh44-1.jpeg" text:style-name="Internet_20_link" text:visited-style-name="Visited_20_Internet_20_Link">
<draw:frame draw:style-name="fr1" draw:name="Image281" text:anchor-type="as-char" svg:width="6.9236in" svg:height="6.9236in" draw:z-index="0">
<draw:image xlink:href="../Images/AРМІЯINFORM/2023-06-10T87-00-00-04-00/gsh44-1-150x150.jpeg" xlink:type="simple" xlink:show="embed" xlink:actuate="onLoad" draw:mime-type="image/jpeg"/>
</draw:frame>
</text:a>
In particular, it is reported that under the guidance of instructors of the Sweden Armed Forces, the Armed Forces of the Armed Forces become professionally prepared and ready for combat conditions during the protection of Ukraine from the Russian aggressor.</text:p>
      <text:p text:style-name="P4">
It is noted that this training enables the Ukrainian military to master the necessary tactical skills, enhances the safety and professionalism of actions, so that military servicemen can skillfully use the tactical knowledge gained to the defense of the Ukrainian state.</text:p>
      <text:p text:style-name="P4">
<text:a xlink:type="simple" xlink:href="https://armyinform.com.ua/wp-content/uploads/2023/06/gsh66.jpeg" text:style-name="Internet_20_link" text:visited-style-name="Visited_20_Internet_20_Link">
!(Images/AРМІЯINFORM/2023-06-10T87-00-00-04-00/gsh66-150x150.jpeg)</text:a>
</text:p>
      <text:p text:style-name="P4">
<text:a xlink:type="simple" xlink:href="https://armyinform.com.ua/wp-content/uploads/2023/06/gsh77.jpeg" text:style-name="Internet_20_link" text:visited-style-name="Visited_20_Internet_20_Link">
<draw:frame draw:style-name="fr1" draw:name="Image282" text:anchor-type="as-char" svg:width="6.9236in" svg:height="6.9236in" draw:z-index="0">
<draw:image xlink:href="../Images/AРМІЯINFORM/2023-06-10T87-00-00-04-00/gsh77-150x150.jpeg" xlink:type="simple" xlink:show="embed" xlink:actuate="onLoad" draw:mime-type="image/jpeg"/>
</draw:frame>
</text:a>
</text:p>
      <text:p text:style-name="P4">
<text:a xlink:type="simple" xlink:href="https://armyinform.com.ua/wp-content/uploads/2023/06/gsh88.jpeg" text:style-name="Internet_20_link" text:visited-style-name="Visited_20_Internet_20_Link">
<draw:frame draw:style-name="fr1" draw:name="Image283" text:anchor-type="as-char" svg:width="6.9236in" svg:height="6.9236in" draw:z-index="0">
<draw:image xlink:href="../Images/AРМІЯINFORM/2023-06-10T87-00-00-04-00/gsh88-150x150.jpeg" xlink:type="simple" xlink:show="embed" xlink:actuate="onLoad" draw:mime-type="image/jpeg"/>
</draw:frame>
</text:a>
</text:p>
      <text:p text:style-name="P4">
"This is invaluable, since the people of Ukraine continue to fight for their right to live a man -made, independent and democratic state," the General Staff added.</text:p>
      <text:p text:style-name="P4">
News Source: <text:a xlink:type="simple" xlink:href="https://armyinform.com.ua/2023/06/10/shveczki-instruktory-u-velykij-brytaniyi-navchayut-ukrayinskyh-vijskovyh-vedennyu-boyu-u-lisi/" text:style-name="Internet_20_link" text:visited-style-name="Visited_20_Internet_20_Link">
https://armyinform.com.ua/2023/06/10/shveczki-instruktory-u-velykij-brytaniyi-navchayut-ukrayinskyh-vijskovyh-vedennyu-boyu-u-lisi/</text:a>
</text:p>
      <!--NEWS-->
      <text:h text:style-name="P10" text:outline-level="1">
<text:span text:style-name="T4">
In Berdyansk invaders mask losses in the city morgue</text:span>
</text:h>
      <text:p text:style-name="P4">
Author: ['АРМІЯINFORM']</text:p>
      <text:p text:style-name="P4">
Time: 2023-06-10T88:00:00-04:00</text:p>
      <text:p text:style-name="P4">
Description: The opponent is to blame the Great Higher Entrance, Yaki will get a whim.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ГШ ЗСУ', 'ОПЕРАТИВНА ІНФОРМАЦІЯ']</text:p>
      <text:p text:style-name="P4">
Category: News</text:p>
      <!--METADATA-->
      <text:p text:style-name="P4">
<draw:frame draw:style-name="fr1" draw:name="Image284" text:anchor-type="as-char" svg:width="6.9236in" svg:height="4.615733in" draw:z-index="0">
<draw:image xlink:href="../Images/AРМІЯINFORM/2023-06-10T88-00-00-04-00/poraneni-okupanty.jpg" xlink:type="simple" xlink:show="embed" xlink:actuate="onLoad" draw:mime-type="image/jpeg"/>
</draw:frame>
Illustrative Photo <text:span text:style-name="T4">
 🔥 Situation on Russian invasion </text:span>
</text:p>
      <text:p text:style-name="P4">
The enemy continues to suffer heavy losses that he tries to hide.</text:p>
      <text:p text:style-name="P4">
About it on Facebook <text:a xlink:type="simple" xlink:href="https://www.facebook.com/GeneralStaff.ua/posts/pfbid02xzCaTFwcpCJV22dZmfGBKoKqBmr6RrVTCpEm81MMqiZ5DRyhNnyGLwvZFMAikhwHl" text:style-name="Internet_20_link" text:visited-style-name="Visited_20_Internet_20_Link">
reports</text:a>
The General Staff of the Armed Forces.</text:p>
      <text:p text:style-name="P4">
“Yes, in the temporarily seized Berdyansk Zaporizhzhya region, the invaders closed to visit the territory in the western part of the city around the city morgue. The mius of the morgue itself has a cluster of up to ten sanitary vehicles of several refrigerators. The movement of sanitary vehicles in the line to the line of combat collision continues, ”the testimony reads.</text:p>
      <text:p text:style-name="P4">
News Source: <text:a xlink:type="simple" xlink:href="https://armyinform.com.ua/2023/06/10/u-berdyansku-okupanty-maskuyut-vtraty-na-terytoriyi-miskogo-morgu/" text:style-name="Internet_20_link" text:visited-style-name="Visited_20_Internet_20_Link">
https://armyinform.com.ua/2023/06/10/u-berdyansku-okupanty-maskuyut-vtraty-na-terytoriyi-miskogo-morgu/</text:a>
</text:p>
      <!--NEWS-->
      <text:h text:style-name="P10" text:outline-level="1">
<text:span text:style-name="T4">
Evacuation routes were organized for residents of Kherson region</text:span>
</text:h>
      <text:p text:style-name="P4">
Author: ['АРМІЯINFORM']</text:p>
      <text:p text:style-name="P4">
Time: 2023-06-10T89:00:00-04:00</text:p>
      <text:p text:style-name="P4">
Description: For the inhabitants of the non -incidental Teritarian Khersonshchin, the organized dex for the Termіvovo -Khremіnovo was organized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8/evakuacziya-vereshhuk.jpg" text:style-name="Internet_20_link" text:visited-style-name="Visited_20_Internet_20_Link">
evakuacziya-vereshhuk.jpg</text:a>
']</text:p>
      <text:p text:style-name="P4">
Tags: ['STOPRUSSIA', 'АГРЕСІЯ РФ', 'ВТОРГНЕННЯ РФ', 'МІНРЕІНТЕГРАЦІЇ']</text:p>
      <text:p text:style-name="P4">
Category: News</text:p>
      <!--METADATA-->
      <text:p text:style-name="P4">
<draw:frame draw:style-name="fr1" draw:name="Image285" text:anchor-type="as-char" svg:width="6.9236in" svg:height="4.377254in" draw:z-index="0">
<draw:image xlink:href="../Images/AРМІЯINFORM/2023-06-10T89-00-00-04-00/evakuacziya-vereshhuk.jpg" xlink:type="simple" xlink:show="embed" xlink:actuate="onLoad" draw:mime-type="image/jpeg"/>
</draw:frame>
Illustrative photo</text:p>
      <text:p text:style-name="P4">
Several router -terminal evacuation was organized for residents of dangerous territories of Kherson region. You can leave a free evacuation train of Dokhmelnitsky.</text:p>
      <text:p text:style-name="P4">
About it <text:a xlink:type="simple" xlink:href="https://minre.gov.ua/2023/06/10/marshruty-evakuacziyi-z-hersonshhyny/" text:style-name="Internet_20_link" text:visited-style-name="Visited_20_Internet_20_Link">
reports</text:a>
Ministry of Reintegration.</text:p>
      <text:p text:style-name="P4">
Kherson can also be evacuated by free buses that run with racks: Kherson - Nikolaev, Kherson - Odesa. If necessary, free evacuation buses were additionally built in the directions: Kherson - Dnipro Tacherson - Kryvyi Rih.</text:p>
      <text:p text:style-name="P4">
At evacuation points, people receive humanitarian aid: drinking water, clothing, food and hygiene items. All those evacuated are guaranteed to receive financial assistance for IDPs: 3 thousand UAH - for children and persons with discipline, for other persons - 2 thousand UAH.</text:p>
      <text:p text:style-name="P4">
<text:span text:style-name="T4">
 You can notify the desire to evacuate on the Kherson Ova hotline call: </text:span>
</text:p>
      <text:p text:style-name="P4">
0 800 33 09 51,(091)481-78-45 or on the Kherson MBA hotline:(050)040-44-24,(098)958-17-90.</text:p>
      <text:p text:style-name="P4">
For evacuation and humanitarian aid, please call: 0 800 101 102.</text:p>
      <text:p text:style-name="P4">
Also, consult an evacuation on the hotline of crisis response of mintrintegration by phone: 15 - 48.</text:p>
      <text:p text:style-name="P4">
News Source: <text:a xlink:type="simple" xlink:href="https://armyinform.com.ua/2023/06/10/dlya-zhyteliv-hersonshhyny-organizuvaly-evakuaczijni-marshruty/" text:style-name="Internet_20_link" text:visited-style-name="Visited_20_Internet_20_Link">
https://armyinform.com.ua/2023/06/10/dlya-zhyteliv-hersonshhyny-organizuvaly-evakuaczijni-marshruty/</text:a>
</text:p>
      <!--NEWS-->
      <text:h text:style-name="P10" text:outline-level="1">
<text:span text:style-name="T4">
In Kharkiv region a rescuer was killed by a recurrent enemy shelling</text:span>
</text:h>
      <text:p text:style-name="P4">
Authors: Ukrinform (Person)</text:p>
      <text:p text:style-name="P4">
Publisher: Укринформ (Organization)</text:p>
      <text:p text:style-name="P4">
Published Time: 2023-06-10T8:54:00+03:00</text:p>
      <text:p text:style-name="P4">
Modified Time: 2023-06-10T21:54:00+03:00</text:p>
      <text:p text:style-name="P4">
Description: During the extinguishing of a fire in Kharkiv region, which arose from enemy shelling, the Russians re -fired the place where rescuers worked, one firefighter was killed. - Ukrinform.</text:p>
      <text:p text:style-name="P4">
Images: ['<text:a xlink:type="simple" xlink:href="https://static.ukrinform.com/photos/2023_06/thumb_files/630_360_1686422813-310.jpg" text:style-name="Internet_20_link" text:visited-style-name="Visited_20_Internet_20_Link">
630_360_16864...</text:a>
']</text:p>
      <text:p text:style-name="P4">
Tags: ['ДСНС', 'Обстріл', 'Харківщина', 'Війна з Росією']</text:p>
      <text:p text:style-name="P4">
Type: Article</text:p>
      <!--METADATA-->
      <text:p text:style-name="P4">
<draw:frame draw:style-name="fr1" draw:name="Image286" text:anchor-type="as-char" svg:width="6.9236in" svg:height="3.956343in" draw:z-index="0">
<draw:image xlink:href="../Images/yкринформ/2023-06-10T8-54-00-03-00/630_360_1686422813-310.jpg" xlink:type="simple" xlink:show="embed" xlink:actuate="onLoad" draw:mime-type="image/jpeg"/>
</draw:frame>
During the fire in the Kharkiv region, which arose from enemy shelling, the Russians fired the place where rescuers worked, one firefighter was killed.</text:p>
      <text:p text:style-name="P4">
This was reported in <text:a xlink:type="simple" xlink:href="https://www.facebook.com/DSNSKHARKIV/posts/pfbid02jw9zrN7uMi6os3VQmBTqZy8pAaifFFoT2Yoy36GpvRjMeQgGvY71Qb5rmosKny88l" text:style-name="Internet_20_link" text:visited-style-name="Visited_20_Internet_20_Link">
Facebook</text:a>
The Main Directorate of the SES of Ukraine in Kharkiv Oblast, Ukrinform reports.</text:p>
      <text:p text:style-name="P4">
"Another crime against rescuers: during the extinguishing of the fire repeated sheltering the life of a firefighter in Kharkiv region. The firefighter-rescuer of the 12th State Rescue and Rescue Unit of the Main Directorate of the SES of Ukraine in the Kharkiv region of Mikhail Piskun was 29 years," the statement said.</text:p>
      <text:p text:style-name="P4">
College of the deceased - firing rescuer Ivan Moskalyuk suffered numerous and was hospitalized.</text:p>
      <text:p text:style-name="P4">
<text:span text:style-name="T4">
 Read also: </text:span>
 <text:span text:style-name="T4">
 <text:a xlink:type="simple" xlink:href="https://www.ukrinform.ua/rubric-ato/3721133-rosijska-armia-obstrilala-pokrovsku-gromadu-na-nikopolsini.html" text:style-name="Internet_20_link" text:visited-style-name="Visited_20_Internet_20_Link">
Russian army fired at the Pokrovsky community of Nanikopol region</text:a>
</text:span>
</text:p>
      <text:p text:style-name="P4">
As reported by Ukrinform, during the last day Russian invaders have arranged from all available weapons settlements of Kharkiv, Kupyansky, Chuguevsky, Bohodukhiv and Izium districts.</text:p>
      <text:p text:style-name="P4">
At night, the enemy applied, using more than 10 UAVs, in the territory of the Bogodukhiv district. There were fires.</text:p>
      <text:p text:style-name="P4">
News Source: <text:a xlink:type="simple" xlink:href="https://www.ukrinform.ua/rubric-ato/3721152-na-harkivsini-vid-povtornogo-vorozogo-obstrilu-zaginuv-ratuvalnik.html" text:style-name="Internet_20_link" text:visited-style-name="Visited_20_Internet_20_Link">
https://www.ukrinform.ua/rubric-ato/3721152-na-harkivsini-vid-povtornogo-vorozogo-obstrilu-zaginuv-ratuvalnik.html</text:a>
</text:p>
      <!--NEWS-->
      <text:h text:style-name="P10" text:outline-level="1">
<text:span text:style-name="T4">
Ukrainian meaning for international relations is that we must take care of each other - Volodymyr Zelenskyy</text:span>
</text:h>
      <text:p text:style-name="P4">
Author: ['АРМІЯINFORM']</text:p>
      <text:p text:style-name="P4">
Time: 2023-06-10T90:00:00-04:00</text:p>
      <text:p text:style-name="P4">
Description: I am healthy, Shanovna Ukrainian!Zvit for a day. Pershe - negotiations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4541ce66192ab9a53543771429d5f27_1686412247_extra_large.jpeg" text:style-name="Internet_20_link" text:visited-style-name="Visited_20_Internet_20_Link">
64541ce66192ab9a53543771429d5f27_1686412247_extra_large.jpeg</text:a>
']</text:p>
      <text:p text:style-name="P4">
Tags: ['STOPRUSSIA', 'ВОЛОДИМИР ЗЕЛЕНСЬКИЙ']</text:p>
      <text:p text:style-name="P4">
Category: News</text:p>
      <!--METADATA-->
      <text:p text:style-name="P4">
<draw:frame draw:style-name="fr1" draw:name="Image288" text:anchor-type="as-char" svg:width="6.9236in" svg:height="3.894525in" draw:z-index="0">
<draw:image xlink:href="../Images/AРМІЯINFORM/2023-06-10T90-00-00-04-00/64541ce66192ab9a53543771429d5f27_1686412247_extra_large.jpeg" xlink:type="simple" xlink:show="embed" xlink:actuate="onLoad" draw:mime-type="image/jpeg"/>
</draw:frame>
<text:span text:style-name="T5">
 <text:span text:style-name="T4">
 I wish health </text:span>
 _ </text:span>
 <text:span text:style-name="T4">
 ʼ </text:span>
 _ <text:span text:style-name="T5">
 <text:span text:style-name="T4">
 i </text:span>
 _ </text:span>
 <text:span text:style-name="T4">
, </text:span>
 _ <text:span text:style-name="T5">
 <text:span text:style-name="T4">
 dear </text:span>
 _ </text:span>
 <text:span text:style-name="T4">
 Ukrainians </text:span>
 _ _ <text:span text:style-name="T4">
!</text:span>
 _</text:p>
      <text:p text:style-name="P4">
Report for this day. The first is negotiations with Canada Prime Minister Justinomtudo.</text:p>
      <text:p text:style-name="P4">
Weapons and shells. There is a defensive package, including the 155th caliber. Coalition of modern fighters and training of our pilots is obvious progress. Unato Movement - There is also a result today.</text:p>
      <text:p text:style-name="P4">
I am grateful and personally to Mr. Prime Minister, and all Canadians for the constant iodine support for our freedom.</text:p>
      <text:p text:style-name="P4">
The consequences of the Russian terrorist attack on the Kakhovsky hydroelectric power station were discussed in detail. Canadas who can help us recover from this disaster. We understand one in the steps they need. And it is necessary very promptly.</text:p>
      <text:p text:style-name="P4">
Of course, we will not stay away and the element through which the canada now passes.</text:p>
      <text:p text:style-name="P4">
Large -scale forest fires, tremendous natural losses and threat to people ... Ukraine preparation to help with fire extinguishing if Canada requires such international assistance.</text:p>
      <text:p text:style-name="P4">
Our Ukrainian meaning for international relations is that we should always be able to can be about each other when support is needed. And really help.</text:p>
      <text:p text:style-name="P4">
I am sure it will become global principles. Mutual action, mutual support, mutual force.</text:p>
      <text:p text:style-name="P4">
Now, unfortunately, we see that at some levels in the world there is simply a shadebnabisage for ecocide and human tragedy caused by the Russian terrorist attack of the Nakakhovsky Hydroelectric Power Plant.</text:p>
      <text:p text:style-name="P4">
When international organizations that should protect life on a global scale, even a week do not have time to form and send a rescue mission to a nailed territory when some world entities do not dare to get out even with clear and strong statements that would condemn this next Russian war, terrorists simply terrorists They are fueled by this weakness of the world, with this carelessness - it encourages them. And we have to overcome it. And we will overcome.</text:p>
      <text:p text:style-name="P4">
We click and encourage that international organizations, international support in the part of Kherson, where occupiers are now.</text:p>
      <text:p text:style-name="P4">
As of this time, more than 3,000 people have already been eachamed in the Kherson and Mykolaiv region. But again, it is only free-controlled, controlled by us.All this should be a separate fair and rigid responsibility of the Russian state and the Russian leadership.</text:p>
      <text:p text:style-name="P4">
And international organizations must work where we have not yet deduced our territories. Every life is important - all of Kherson, all south. Every city is Yelselo. We will do our best and impossible to help all people.</text:p>
      <text:p text:style-name="P4">
I thank each of our rescuer, military and police, local communities and international organizations that are currently operating in the Kherson region of Tamikolaevshchina, all our volunteers - everyone who helps to save the catastrophe zone and animals, animals and life in general ... and tell the world of the people who suffered.</text:p>
      <text:p text:style-name="P4">
I thank everyone who helps people after the strikes of Russian rockets and Iranian Shahaneda. Odesa… My condolences to the native those whose lives were taken last by Russian terror… More than 20 wounded. Everyone is assisted.</text:p>
      <text:p text:style-name="P4">
Like every day, gratitude is our soldiers. Everyone and everyone who is in front of the forefront, at combat posts and combat missions. Who destroys the enemy on the earth protects our sky. Thank you all who hold the position and who moves forward. "Khortytsia", "Tavriya" - thank you to each of our hero!</text:p>
      <text:p text:style-name="P4">
Maximum efforts to return peace to our country, every city, every village, every corner of Ukraine.</text:p>
      <text:p text:style-name="P4">
<text:span text:style-name="T5">
<text:span text:style-name="T4">
Glory to Ukraine!</text:span>
</text:span>
</text:p>
      <text:p text:style-name="P4">
Source: <text:a xlink:type="simple" xlink:href="https://www.president.gov.ua/news/ukrayinskij-sens-dlya-mizhnarodnih-vidnosin-polyagaye-v-tomu-83525" text:style-name="Internet_20_link" text:visited-style-name="Visited_20_Internet_20_Link">
official website of the President of Ukraine</text:a>
</text:p>
      <text:p text:style-name="P4">
News Source: <text:a xlink:type="simple" xlink:href="https://armyinform.com.ua/2023/06/10/ukrayinskyj-sens-dlya-mizhnarodnyh-vidnosyn-polyagaye-v-tomu-shho-my-mayemo-dbaty-odne-pro-odnogo-zavzhdy-volodymyr-zelenskyj/" text:style-name="Internet_20_link" text:visited-style-name="Visited_20_Internet_20_Link">
https://armyinform.com.ua/2023/06/10/ukrayinskyj-sens-dlya-mizhnarodnyh-vidnosyn-polyagaye-v-tomu-shho-my-mayemo-dbaty-odne-pro-odnogo-zavzhdy-volodymyr-zelenskyj/</text:a>
</text:p>
      <!--NEWS-->
      <text:h text:style-name="P10" text:outline-level="1">
<text:span text:style-name="T4">
In the Nikolaev area, through the undermining of the Kakhovskaya hydroelectric power station, the entrances to the village with hundreds of residents</text:span>
</text:h>
      <text:p text:style-name="P4">
Author: ['АРМІЯINFORM']</text:p>
      <text:p text:style-name="P4">
Time: 2023-06-10T91:00:00-04:00</text:p>
      <text:p text:style-name="P4">
Description: About CED DSNS Ukrainian. “Vnaslіdok Ruinvannya Kakhovo Ges Tu Pіdlettya Rivnya ... War with Ukraine 2022, War with Ukraine Latest News today, News War with Ukraine 2022 The last for today, will there be a war between Ukraine and Russia and when, Ukraine with Ukraine will be or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347390225_653160086851884_8414224045029213695_n.jpg" text:style-name="Internet_20_link" text:visited-style-name="Visited_20_Internet_20_Link">
347390225_653160086851884_8414224045029213695_n.jpg</text:a>
']</text:p>
      <text:p text:style-name="P4">
Tags: ['STOPRUSSIA', 'ДСНС УКРАЇНИ']</text:p>
      <text:p text:style-name="P4">
Category: News</text:p>
      <!--METADATA-->
      <text:p text:style-name="P4">
<draw:frame draw:style-name="fr1" draw:name="Image289" text:anchor-type="as-char" svg:width="6.9236in" svg:height="4.617987in" draw:z-index="0">
<draw:image xlink:href="../Images/AРМІЯINFORM/2023-06-10T91-00-00-04-00/347390225_653160086851884_8414224045029213695_n.jpg" xlink:type="simple" xlink:show="embed" xlink:actuate="onLoad" draw:mime-type="image/jpeg"/>
</draw:frame>
About it <text:a xlink:type="simple" xlink:href="https://www.facebook.com/MNS.GOV.UA/posts/pfbid02K6tizM32BGSckiuyHVUuXxwA8oSNWu85Mp6efqcPbzokKSacJnMDU3u1uKQfRTTql" text:style-name="Internet_20_link" text:visited-style-name="Visited_20_Internet_20_Link">
reports</text:a>
SES of Ukraine.</text:p>
      <text:p text:style-name="P4">
“As a result of the destruction of the Kakhovka hydroelectric power station and the raising of the water level in the Dnieper River, there was a raising the level of Buga estuar, Southern Bug, Ingul, Ingulets, and Vysun River, which is partially flooded by 31 settlements(540 buildings, 856 gardens, 549 farms). Повністю відрізаніпід’їзди до с. Афанасівка Снігурівської ТГ, де проживає 379 мешканців», —йдеться в повідомленні.</text:p>
      <text:p text:style-name="P4">
Також двома оперативними групами рятувальників здійснюється моніторингситуації та уточнення інформації. Залучено 4 мотопомпи для чергування в якостіаварійних насосів на насосній станції резервного водозабору м. Миколаєва.</text:p>
      <text:p text:style-name="P4">
News Source: <text:a xlink:type="simple" xlink:href="https://armyinform.com.ua/2023/06/10/na-mykolayivshhyni-cherez-pidryv-kahovskoyi-ges-vidrizani-pidyizdy-do-sela-z-sotnyamy-meshkancziv/" text:style-name="Internet_20_link" text:visited-style-name="Visited_20_Internet_20_Link">
https://armyinform.com.ua/2023/06/10/na-mykolayivshhyni-cherez-pidryv-kahovskoyi-ges-vidrizani-pidyizdy-do-sela-z-sotnyamy-meshkancziv/</text:a>
</text:p>
      <!--NEWS-->
      <text:h text:style-name="P10" text:outline-level="1">
<text:span text:style-name="T4">
29 people are considered missing in Kherson region</text:span>
</text:h>
      <text:p text:style-name="P4">
Author: ['АРМІЯINFORM']</text:p>
      <text:p text:style-name="P4">
Time: 2023-06-10T92:00:00-04:00</text:p>
      <text:p text:style-name="P4">
Description: “For the moment, 2678 people were filtering the moment. Namagnya, spend the Evakuaciyinі, Night ... War with Ukraine 2022, War with Ukraine Latest news today, News War with Ukraine 2022 The last today, will there be a war between Ukraine and Russia and when, the war with Ukraine will be or not, it will be, or not, Will there be a war with Ukraine in the near future, they say, the war with Ukraine, Ukrainian news today, Ukrainian news in Ukrainian media in Russian</text:p>
      <text:p text:style-name="P4">
Images: ['<text:a xlink:type="simple" xlink:href="https://armyinform.com.ua/wp-content/uploads/2023/06/1-15-715x400-1.jpg" text:style-name="Internet_20_link" text:visited-style-name="Visited_20_Internet_20_Link">
1-15-715x400-1.jpg</text:a>
']</text:p>
      <text:p text:style-name="P4">
Tags: ['STOPRUSSIA']</text:p>
      <text:p text:style-name="P4">
Category: News</text:p>
      <!--METADATA-->
      <text:p text:style-name="P4">
<draw:frame draw:style-name="fr1" draw:name="Image290" text:anchor-type="as-char" svg:width="6.9236in" svg:height="3.873343in" draw:z-index="0">
<draw:image xlink:href="../Images/AРМІЯINFORM/2023-06-10T92-00-00-04-00/1-15-715x400-1.jpg" xlink:type="simple" xlink:show="embed" xlink:actuate="onLoad" draw:mime-type="image/jpeg"/>
</draw:frame>
Illustrative photo</text:p>
      <text:p text:style-name="P4">
<text:span text:style-name="T4">
 “At this point we saved 2678 people. We try to carry out evacuation measures, even though the enemy firing constantly evacuation spaces, firing our rescuers, police and volunteers. But today we have saved eighty people, ” - <text:a xlink:type="simple" xlink:href="https://www.youtube.com/watch" text:style-name="Internet_20_link" text:visited-style-name="Visited_20_Internet_20_Link">
said</text:a>
Minister of Internal Affairs of Ukraine on the air of the All -Ukrainian TEMACHPON "Single News". </text:span>
</text:p>
      <text:p text:style-name="P4">
Igor Klimenko also reported that 29 people are currently considered missing. The minister noted that the hotline phone phone is around the clock, the public can contact the police.</text:p>
      <text:p text:style-name="P4">
The Ministry of Internal Affairs Head also reported that in the disaster area on the right bank was not a frantic case of looting.</text:p>
      <text:p text:style-name="P4">
“We have put out the outfits and patrols enough to prevent the encroachment or other criminals, or citizens trying to take advantage. This applies to all settlements, ”he said.</text:p>
      <text:p text:style-name="P4">
The minister once again addressed the volunteers: “All volunteers who work Kherson's gerrulates, all of them are accounted for, we communicate with them. We have to clearly understand how many we have vessels. We must clearly understand what the forces of spars can be operated every hour, every minute. "</text:p>
      <text:p text:style-name="P4">
News Source: <text:a xlink:type="simple" xlink:href="https://armyinform.com.ua/2023/06/10/na-hersonshhyni-znyklymy-bezvisty-vvazhayutsya-29-osib/" text:style-name="Internet_20_link" text:visited-style-name="Visited_20_Internet_20_Link">
https://armyinform.com.ua/2023/06/10/na-hersonshhyni-znyklymy-bezvisty-vvazhayutsya-29-osib/</text:a>
</text:p>
      <!--NEWS-->
      <text:h text:style-name="P10" text:outline-level="1">
<text:span text:style-name="T4">
Ukrainian defenders repelled all hostile attacks in the Marinka area</text:span>
</text:h>
      <text:p text:style-name="P4">
Author: ['АРМІЯINFORM']</text:p>
      <text:p text:style-name="P4">
Time: 2023-06-10T93:00:00-04:00</text:p>
      <text:p text:style-name="P4">
Description: Opponent Zoseredzhu, the main Zuill at the pursuing of Luhanskoe’s picnc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91" text:anchor-type="as-char" svg:width="6.9236in" svg:height="4.608521in" draw:z-index="0">
<draw:image xlink:href="../Images/AРМІЯINFORM/2023-06-10T93-00-00-04-00/vtraty-voroga.jpg" xlink:type="simple" xlink:show="embed" xlink:actuate="onLoad" draw:mime-type="image/jpeg"/>
</draw:frame>
Illustrative Photo / General Armed Forces <text:span text:style-name="T4">
 🔥 Situation on Russian invasion </text:span>
</text:p>
      <text:p text:style-name="P4">
The enemy focuses on the basic efforts on the full occupation of the Luhansk Tadonian regions. There were 28 combat clashes during the day.</text:p>
      <text:p text:style-name="P4">
About it on Facebook <text:a xlink:type="simple" xlink:href="https://www.facebook.com/GeneralStaff.ua/posts/pfbid02xzCaTFwcpCJV22dZmfGBKoKqBmr6RrVTCpEm81MMqiZ5DRyhNnyGLwvZFMAikhwHl" text:style-name="Internet_20_link" text:visited-style-name="Visited_20_Internet_20_Link">
reports</text:a>
The General Staff of the Armed Forces.</text:p>
      <text:p text:style-name="P4">
“In the Bakhmut direction, the enemy conducted offensive actions in the direction of the White Mountain, there was no success. He has struck in areas of settlements White Gora, Diliyivka, Toretsk, New York of Donetsk region. In the Mariinsky direction, our organizations reflected all the hostile attacks in the city of Marinka, ”the shows reads.</text:p>
      <text:p text:style-name="P4">
News Source: <text:a xlink:type="simple" xlink:href="https://armyinform.com.ua/2023/06/10/ukrayinski-zahysnyky-vidbyly-vsi-vorozhi-ataky-v-rajoni-maryinky/" text:style-name="Internet_20_link" text:visited-style-name="Visited_20_Internet_20_Link">
https://armyinform.com.ua/2023/06/10/ukrayinski-zahysnyky-vidbyly-vsi-vorozhi-ataky-v-rajoni-maryinky/</text:a>
</text:p>
      <!--NEWS-->
      <text:h text:style-name="P10" text:outline-level="1">
<text:span text:style-name="T4">
The victory of Ukraine in the war that was resolved by Russia in 2014 will mean strengthening democratic processes</text:span>
</text:h>
      <text:p text:style-name="P4">
Author: ['Єгор Брайлян']</text:p>
      <text:p text:style-name="P4">
Time: 2023-06-10T94:00:00-04:00</text:p>
      <text:p text:style-name="P4">
Description: Tzheogo Tizhnya VIZHEVIT VIZIT Prem'r-Minstra Great British Rishi Sunaka before ... War with Ukraine 2022, War with Ukraine Latest News today, News War with Ukraine 2022 Last for Ukraine,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1.jpeg" text:style-name="Internet_20_link" text:visited-style-name="Visited_20_Internet_20_Link">
1-1.jpeg</text:a>
', '<text:a xlink:type="simple" xlink:href="https://armyinform.com.ua/wp-content/uploads/2023/06/2.png" text:style-name="Internet_20_link" text:visited-style-name="Visited_20_Internet_20_Link">
2.png</text:a>
', '<text:a xlink:type="simple" xlink:href="https://armyinform.com.ua/wp-content/uploads/2023/06/3-2.jpeg" text:style-name="Internet_20_link" text:visited-style-name="Visited_20_Internet_20_Link">
3-2.jpeg</text:a>
']</text:p>
      <text:p text:style-name="P4">
Tags: ['ВЕЛИКА БРИТАНІЯ', 'ДЖО БАЙДЕН', 'РІШІ СУНАК', 'СВІТ ПІДТРИМУЄ УКРАЇНУ', 'США']</text:p>
      <text:p text:style-name="P4">
Category: News</text:p>
      <!--METADATA-->
      <text:p text:style-name="P4">
<draw:frame draw:style-name="fr1" draw:name="Image292" text:anchor-type="as-char" svg:width="6.9236in" svg:height="4.615733in" draw:z-index="0">
<draw:image xlink:href="../Images/AРМІЯINFORM/2023-06-10T94-00-00-04-00/1-1.jpeg" xlink:type="simple" xlink:show="embed" xlink:actuate="onLoad" draw:mime-type="image/jpeg"/>
</draw:frame>
This week, the official visit of the UK Prime Minister Rishsunak to Washington took place. The issues of strengthening economic cooperation and the United States, as well as international security were discussed. The main result of the meeting of leaders is the signed Atlantic Declaration. Which means for Ukraine to comprehend the strategic partnership between London and Washington further by the ArmyInform.</text:p>
      <text:p text:style-name="P4">
The Union of Britain and the United States, better known as "special relations", was formed during the Second World War due to the efforts of Winston Churchill Franklin Delano Roosevelt. At that time, the purpose of the unification was a joint struggle of nobility.</text:p>
      <text:p text:style-name="P4">
And now, in the face of Russian aggression against Ukraine, strengthening the role of China and Cybersecurity, the US and Britain's partnership for future international relations. First of all, it is the basis of NATO-the main military-political alliance of the West, which realizes the connection of European and Asian security.</text:p>
      <text:p text:style-name="P4">
Recall that it was Risha Snak's first visit during his premiere to the United States.(Union of Britain, Australia and USA)and artificial intelligence.</text:p>
      <text:p text:style-name="P4">
The main goal of Snak was to restart "special relations" on the background of the world. Namely: Britain left the EU, three premiere in 2022, a Russian invasion of Ukraine, security threats to the side of Iran.</text:p>
      <text:p text:style-name="P4">
The main theme, which is at the same time teasing and important not only for Britain, but also US Allies as a whole, is the exchange of the latest defense technologies. Recall that Washington's closest allies, such as Great, Taiwan or Israel, in fact, buy weapons, but according to a simplified procedure. Therefore, there is a need to reduce bureaucratic moments about the rapid access to technology."Collaboration with ancient allies and partners is crucial for the achievements of the United States in the fight against the more dynamic threat from their opponents," the next conclusion makes Deborah Cherton.</text:p>
      <text:h text:style-name="P12" text:outline-level="3">
<text:span text:style-name="T4">
<text:span text:style-name="T4">
 Why Technologies are important </text:span>
</text:span>
</text:h>
      <text:p text:style-name="P4">
The essence of Snak's visit to the United States is to strengthen the economic security of bilateral trade. The United States and Britain have signed an Atlantic, the text of which was published on <text:a xlink:type="simple" xlink:href="https://www.whitehouse.gov/briefing-room/statements-releases/2023/06/08/the-atlantic-declaration-a-framework-for-a-twenty-first-century-u-s-uk-economic-partnership/" text:style-name="Internet_20_link" text:visited-style-name="Visited_20_Internet_20_Link">
Bigolot's site</text:a>
.</text:p>
      <text:p text:style-name="P4">
<draw:frame draw:style-name="fr1" draw:name="Image293" text:anchor-type="as-char" svg:width="6.9236in" svg:height="2.708082in" draw:z-index="0">
<draw:image xlink:href="../Images/AРМІЯINFORM/2023-06-10T94-00-00-04-00/2.png" xlink:type="simple" xlink:show="embed" xlink:actuate="onLoad" draw:mime-type="image/png"/>
</draw:frame>
It is noted that the new partnership will be based on 5 topics:</text:p>
      <text:p text:style-name="P4">
<text:span text:style-name="T4">
<text:span text:style-name="T5">
 Provision of US and UK leadership in critical and new technologies </text:span>
* </text:span>
 <text:span text:style-name="T4">
; </text:span>
 <text:span text:style-name="T4">
 </text:span>
 <text:span text:style-name="T4">
 Failure to collaborate on economic security and supply and supply chains; </text:span>
 <text:span text:style-name="T4">
<text:span text:style-name="T5">
*</text:span>
 partnership in inclusive and responsible digital digital partnership Transformations </text:span>
 <text:span text:style-name="T4">
; </text:span>
 <text:span text:style-name="T4">
 </text:span>
 Creating the Economy of Pure Energy of the Future; <text:span text:style-name="T4">
 </text:span>
 <text:span text:style-name="T4">
 Further Strengthening the Alliance in Defense, Health and Space. </text:span>
 <text:span text:style-name="T4">
 </text:span>
</text:p>
      <text:p text:style-name="P4">
At the end of 2023, a summit on the safety of an artificial intelligence will be held in the United Kingdom. In general, everything goes to the fact that such technologies will be cooked by international efforts to protect against threats.</text:p>
      <text:p text:style-name="P4">
Separately, two leaders discussed the New Civil Nuclear Partnership. It is especially important as a prerequisite for the sanctions of the US and Britain against Rosatom.</text:p>
      <text:p text:style-name="P4">
Joe Biden said during the stay of Rice Snak in the White House that "there was no country closer to the United States than Britain." And that's really.</text:p>
      <text:p text:style-name="P4">
Both leaders have expressed their readiness to support Ukraine in its struggle of anti -Russian aggression. "Together, we provide economic and humanitarian assistance to Ukraine's security trials in its fight against the cruel invasion of Russia," Joe Biden said.</text:p>
      <text:p text:style-name="P4">
The US President and the British Prime Minister, having signed the Atlantic, confirmed their determination to strengthen the transatlantic security. Especially within joint actions within NATO.</text:p>
      <text:p text:style-name="P4">
<draw:frame draw:style-name="fr1" draw:name="Image294" text:anchor-type="as-char" svg:width="6.9236in" svg:height="4.615733in" draw:z-index="0">
<draw:image xlink:href="../Images/AРМІЯINFORM/2023-06-10T94-00-00-04-00/3-2.jpeg" xlink:type="simple" xlink:show="embed" xlink:actuate="onLoad" draw:mime-type="image/jpeg"/>
</draw:frame>
Although there are complex moments, especially economical, between Britain and the US.</text:p>
      <text:p text:style-name="P4">
Yes, the countries did not sign the Free Trade Agreement - mostly because of political moments to regulate further trade between Northern Ireland Ireland. Recall that Joe Bayden Irishman is in origin and therefore it is personal.</text:p>
      <text:p text:style-name="P4">
However, the parties agreed to the disappearance of obstacles that affect the nationary of the battery for electric vehicles from Britain to the United States.</text:p>
      <text:p text:style-name="P4">
The Atlantic Declaration also mentioned the creation of a "new British British-SSE bridge". This means that the British business will be able to transmit information to certified organizations in the US without paying a fee.</text:p>
      <text:h text:style-name="P12" text:outline-level="3">
<text:span text:style-name="T4">
<text:span text:style-name="T4">
 What Snak's visit to the US means for Ukraine </text:span>
</text:span>
</text:h>
      <text:p text:style-name="P4">
First of all, it is about the possibility of prompt access to the latest technologies. For an effective reflection of modern security threats, which relate not only to the conservation confrontation on the battlefield, but also to cyberspace, it is worth establishing a careful exchange of technologies with allies of Ukraine. It is primarily about the US Ibritan.</text:p>
      <text:p text:style-name="P4">
Providing military assistance, that is, weapons of Ukraine, it is necessary to strengthen production. Simply put, the joint production of weapons will accelerate our victory and at the same time translate Ukraine's defense complex to NATO standards.</text:p>
      <text:p text:style-name="P4">
And secondly, the future development of the United States and Britain depends on the further unification of countries for which the main values of Edemocratia, freedom and human rights. And the victory of Ukraine in the war, which was made by Russia in 2014, will mean strengthening of democratic processes, an important part of which is Britain and the USA. We need to do everything in order to punish the aggressor that is a threat to Europe and the world.</text:p>
      <text:p text:style-name="P4">
News Source: <text:a xlink:type="simple" xlink:href="https://armyinform.com.ua/2023/06/10/peremoga-ukrayiny-u-vijni-yaku-rozvyazala-rosiya-u-2014-roczi-oznachatyme-posylennya-demokratychnyh-proczesiv/" text:style-name="Internet_20_link" text:visited-style-name="Visited_20_Internet_20_Link">
https://armyinform.com.ua/2023/06/10/peremoga-ukrayiny-u-vijni-yaku-rozvyazala-rosiya-u-2014-roczi-oznachatyme-posylennya-demokratychnyh-proczesiv/</text:a>
</text:p>
      <!--NEWS-->
      <text:h text:style-name="P10" text:outline-level="1">
<text:span text:style-name="T4">
Our aircraft per day made 15 beats on personnel and 2 - on the Enemy SCR</text:span>
</text:h>
      <text:p text:style-name="P4">
Author: ['АРМІЯINFORM']</text:p>
      <text:p text:style-name="P4">
Time: 2023-06-10T95:00:00-04:00</text:p>
      <text:p text:style-name="P4">
Description: Avіaatsіya defense forces for Dob took 15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295" text:anchor-type="as-char" svg:width="6.9236in" svg:height="4.501139in" draw:z-index="0">
<draw:image xlink:href="../Images/AРМІЯINFORM/2023-06-10T95-00-00-04-00/war-1.jpg" xlink:type="simple" xlink:show="embed" xlink:actuate="onLoad" draw:mime-type="image/jpeg"/>
</draw:frame>
Illustrative Photo <text:span text:style-name="T4">
 🔥 Situation on Russian invasion </text:span>
</text:p>
      <text:p text:style-name="P4">
Aviation of defense forces per day made 15 beats in the areas of concentration of personal staff and 2 on the enemy's anti-aircraft missile complexes.</text:p>
      <text:p text:style-name="P4">
About it on Facebook <text:a xlink:type="simple" xlink:href="https://www.facebook.com/GeneralStaff.ua/posts/pfbid02xzCaTFwcpCJV22dZmfGBKoKqBmr6RrVTCpEm81MMqiZ5DRyhNnyGLwvZFMAikhwHl" text:style-name="Internet_20_link" text:visited-style-name="Visited_20_Internet_20_Link">
reports</text:a>
The General Staff of the Armed Forces.</text:p>
      <text:p text:style-name="P4">
The missile troops and artillery units were struck by 2 points of management, 5 areas of concentration of live power, weapons and military equipment, 1 artillery unit at a firing position and 4 more important objects of the occupiers.</text:p>
      <text:p text:style-name="P4">
News Source: <text:a xlink:type="simple" xlink:href="https://armyinform.com.ua/2023/06/10/nasha-aviacziya-za-dobu-zavdala-15-udariv-po-osobovomu-skladu-ta-2-po-zrk-protyvnyka/" text:style-name="Internet_20_link" text:visited-style-name="Visited_20_Internet_20_Link">
https://armyinform.com.ua/2023/06/10/nasha-aviacziya-za-dobu-zavdala-15-udariv-po-osobovomu-skladu-ta-2-po-zrk-protyvnyka/</text:a>
</text:p>
      <!--NEWS-->
      <text:h text:style-name="P10" text:outline-level="1">
<text:span text:style-name="T4">
The Crimean Korolactrician blogger has spoken about the preparation of the Russians of the Kakhovskaya Hydroelectric Power Plant</text:span>
</text:h>
      <text:p text:style-name="P4">
Author: ['АРМІЯINFORM']</text:p>
      <text:p text:style-name="P4">
Time: 2023-06-10T96:00:00-04:00</text:p>
      <text:p text:style-name="P4">
Description: The Crimson Blogger-Claborator Oleksandr Talіpov at the Voddomalenni at his telegram-channel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ahovska_damba.jpg" text:style-name="Internet_20_link" text:visited-style-name="Visited_20_Internet_20_Link">
kahovska_damba.jpg</text:a>
']</text:p>
      <text:p text:style-name="P4">
Tags: ['STOPRUSSIA', 'АГРЕСІЯ РФ', 'ВТОРГНЕННЯ РФ', 'ГУР МІНОБОРОНИ УКРАЇНИ']</text:p>
      <text:p text:style-name="P4">
Category: News</text:p>
      <!--METADATA-->
      <text:p text:style-name="P4">
<draw:frame draw:style-name="fr1" draw:name="Image296" text:anchor-type="as-char" svg:width="6.9236in" svg:height="3.894525in" draw:z-index="0">
<draw:image xlink:href="../Images/AРМІЯINFORM/2023-06-10T96-00-00-04-00/kahovska_damba.jpg" xlink:type="simple" xlink:show="embed" xlink:actuate="onLoad" draw:mime-type="image/jpeg"/>
</draw:frame>
The Crimean Korolator blogger Oleksandr Talipov revealed details of the preparation by the occupiers of Kakhovskaya HEPs in his telegram.</text:p>
      <text:p text:style-name="P4">
About it <text:a xlink:type="simple" xlink:href="https://gur.gov.ua/content/krymskyi-bloher-kolaborant-u-svoiemu-dopysi-prohovoryvsia-pro-pidhotovku-rosiianamy-pidryvu-kakhovskoi-hes.html" text:style-name="Internet_20_link" text:visited-style-name="Visited_20_Internet_20_Link">
reports</text:a>
MOV Intelligence Directorate.</text:p>
      <text:p text:style-name="P4">
In particular, Talipov was indignant with the posts of the so -called Russian "military bloggers", who reported that the personnel of the invaders were thrown on the islands of Ivona "in critical condition almost on trees." In fact, as explained by the Taulipov, this is all the fake: “I contacted our boys. Everyone came out of the islands. There was no one else's night. There are no losses. Therefore, all the information that is supplemented in this way is a brazen lie. "</text:p>
      <text:p text:style-name="P4">
This is a direct evidence that the Russian military knew about the future terrorist attack pasuvatly declared evacuation.</text:p>
      <text:p text:style-name="P4">
There is a high likelihood that after the wide publicity of this information, the allyraditiously will try to declare the "enemy of the people" or "agent of the Ukrainian Special services". However, the number of such evidence is increasing. They will all become an additional evidence in the future tribunal.</text:p>
      <text:p text:style-name="P4">
Alexander Talipov: Crimean Z-Blogger. The founder and author of the Crimean Submit resource, which is pursued by pro -Ukrainian residents.</text:p>
      <text:p text:style-name="P4">
News Source: <text:a xlink:type="simple" xlink:href="https://armyinform.com.ua/2023/06/10/krymskyj-bloger-kolaborant-progovoryvsya-pro-pidgotovku-rosiyanamy-pidryvu-kahovskoyi-ges/" text:style-name="Internet_20_link" text:visited-style-name="Visited_20_Internet_20_Link">
https://armyinform.com.ua/2023/06/10/krymskyj-bloger-kolaborant-progovoryvsya-pro-pidgotovku-rosiyanamy-pidryvu-kahovskoyi-ges/</text:a>
</text:p>
      <!--NEWS-->
      <text:h text:style-name="P10" text:outline-level="1">
<text:span text:style-name="T4">
In Kharkiv region a rescuer was killed by a recurrent enemy shelling</text:span>
</text:h>
      <text:p text:style-name="P4">
Author: ['АРМІЯINFORM']</text:p>
      <text:p text:style-name="P4">
Time: 2023-06-10T97:00:00-04:00</text:p>
      <text:p text:style-name="P4">
Description: PID Hour Gasinnya Zhezhzhi on Kharkivshchin, Viknikla VID Vorozhkhih, Rosіyani repeated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0/11/harkiv-tyl-pozhezhni-9.jpg" text:style-name="Internet_20_link" text:visited-style-name="Visited_20_Internet_20_Link">
harkiv-tyl-pozhezhni-9.jpg</text:a>
', '<text:a xlink:type="simple" xlink:href="https://armyinform.com.ua/wp-content/uploads/2023/06/pozhezh.jpeg" text:style-name="Internet_20_link" text:visited-style-name="Visited_20_Internet_20_Link">
pozhezh.jpeg</text:a>
']</text:p>
      <text:p text:style-name="P4">
Tags: ['STOPRUSSIA', 'АГРЕСІЯ РФ', 'ВТОРГНЕННЯ РФ']</text:p>
      <text:p text:style-name="P4">
Category: News</text:p>
      <!--METADATA-->
      <text:p text:style-name="P4">
<draw:frame draw:style-name="fr1" draw:name="Image297" text:anchor-type="as-char" svg:width="6.9236in" svg:height="5.1927in" draw:z-index="0">
<draw:image xlink:href="../Images/AРМІЯINFORM/2023-06-10T97-00-00-04-00/harkiv-tyl-pozhezhni-9.jpg" xlink:type="simple" xlink:show="embed" xlink:actuate="onLoad" draw:mime-type="image/jpeg"/>
</draw:frame>
Illustrative photo</text:p>
      <text:p text:style-name="P4">
During the extinguishing of a fire in Kharkiv region, which arose from enemy shelling, the Russians re -fired the place where rescuers worked, the Single War was killed.</text:p>
      <text:p text:style-name="P4">
About it <text:a xlink:type="simple" xlink:href="https://www.facebook.com/DSNSKHARKIV/posts/pfbid02jw9zrN7uMi6os3VQmBTqZy8pAaifFFoT2Yoy36GpvRjMeQgGvY71Qb5rmosKny88l" text:style-name="Internet_20_link" text:visited-style-name="Visited_20_Internet_20_Link">
reported</text:a>
to the Main Directorate of the SES of Ukraine in Kharkiv Oblast.</text:p>
      <text:p text:style-name="P4">
<draw:frame draw:style-name="fr1" draw:name="Image298" text:anchor-type="as-char" svg:width="6.9236in" svg:height="9.193633in" draw:z-index="0">
<draw:image xlink:href="../Images/AРМІЯINFORM/2023-06-10T97-00-00-04-00/pozhezh.jpeg" xlink:type="simple" xlink:show="embed" xlink:actuate="onLoad" draw:mime-type="image/jpeg"/>
</draw:frame>
“Another crime against rescuers: during the extinguishing of the fire, he re -fired the life of a firefighter in Kharkiv. The firefighter-rescuer of the 12th State-Ware and Rescue Unit of the Main Directorate of the SES of Ukraine in the Kharkiv Region Mikhail Piskun was 29 years old, ”the message said.</text:p>
      <text:p text:style-name="P4">
College of the deceased-Fire-rescuer Ivan Moskalyuk suffered numerous bands and was hospitalized.</text:p>
      <text:p text:style-name="P4">
News Source: <text:a xlink:type="simple" xlink:href="https://armyinform.com.ua/2023/06/10/na-harkivshhyni-vid-povtornogo-vorozhogo-obstrilu-zagynuv-ryatuvalnyk/" text:style-name="Internet_20_link" text:visited-style-name="Visited_20_Internet_20_Link">
https://armyinform.com.ua/2023/06/10/na-harkivshhyni-vid-povtornogo-vorozhogo-obstrilu-zagynuv-ryatuvalnyk/</text:a>
</text:p>
      <!--NEWS-->
      <text:h text:style-name="P10" text:outline-level="1">
<text:span text:style-name="T4">
The SBU has collected the evidence base for 8 more "officials" of occupation administrations of the Russian Federation in temporarily captured regions of Ukraine</text:span>
</text:h>
      <text:p text:style-name="P4">
Author: ['АРМІЯINFORM']</text:p>
      <text:p text:style-name="P4">
Time: 2023-06-10T98:00:00-04:00</text:p>
      <text:p text:style-name="P4">
Description: The SBU was inhabited about Pidozra Shchel 8 Kolaboranters, the Minik -Miniger transport in Crim I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original-2.jpg" text:style-name="Internet_20_link" text:visited-style-name="Visited_20_Internet_20_Link">
original-2.jpg</text:a>
']</text:p>
      <text:p text:style-name="P4">
Tags: ['STOPRUSSIA', 'АГРЕСІЯ РФ']</text:p>
      <text:p text:style-name="P4">
Category: News</text:p>
      <!--METADATA-->
      <text:p text:style-name="P4">
<draw:frame draw:style-name="fr1" draw:name="Image299" text:anchor-type="as-char" svg:width="6.9236in" svg:height="4.621503in" draw:z-index="0">
<draw:image xlink:href="../Images/AРМІЯINFORM/2023-06-10T98-00-00-04-00/original-2.jpg" xlink:type="simple" xlink:show="embed" xlink:actuate="onLoad" draw:mime-type="image/jpeg"/>
</draw:frame>
The SBU reported suspicion to 8 more collaborators, including the "Minister of Transport" in Crimea and Gaulayter Severodonetsk.</text:p>
      <text:p text:style-name="P4">
About it <text:a xlink:type="simple" xlink:href="https://www.facebook.com/SecurSerUkraine/posts/pfbid0KyEsNEWPRmZ18gPR2ertXP3MiatxHiVAF3BNujnpXz8X3o3dNQzjVzhRtQzaPJD3l" text:style-name="Internet_20_link" text:visited-style-name="Visited_20_Internet_20_Link">
reports</text:a>
Security Service of Ukraine.</text:p>
      <text:p text:style-name="P4">
One of the malefactors is the newly appointed "Minister of Transport of the Republic of Crimea", who headed the pseudo -instruction in April this year on the protection of the traitorAksonov.</text:p>
      <text:p text:style-name="P4">
According to Moscow, the collaborator provides logistics to the transfer of Russian from the territory of the peninsula to the Southern Front.</text:p>
      <text:p text:style-name="P4">
<text:span text:style-name="T4">
 In Luhansk region: </text:span>
</text:p>
      <text:p text:style-name="P4">
Gaulayter Severodonetsk will also be judged for voluntary cooperation with the enemy.</text:p>
      <text:p text:style-name="P4">
It was found that during Yanukovych's time, the person involved was a mayor of Bryanka and remained in a timely occupied territory. Since 2014, he has headed the occupation administration of Bryanka. After a full -scale invasion of the Russian Federation, he agreed to a new appointment.</text:p>
      <text:p text:style-name="P4">
The SBU also exposed the former police officer, who after the release in November 2014 joined the LNR terrorist group.</text:p>
      <text:p text:style-name="P4">
In March 2022, he headed the Police Department in the occupied Novoaydar, delayed the suppression of the resistance movement and the planting of the Kremlin regime.</text:p>
      <text:p text:style-name="P4">
<text:span text:style-name="T4">
 The attacker has been reported suspicion under two articles of the Criminal Code: </text:span>
</text:p>
      <ul>
        <li>
Part 1 of Art. 111(high treason); * h. 2 pp. 260(Participation in the activity not provided by law of armed formation).</li>
      </ul>
      <text:p text:style-name="P4">
Ще однією ворожою поплічницею виявилась мешканка тимчасово окупованогоТроїцького Луганської області.</text:p>
      <text:p text:style-name="P4">
Під час захоплення селища вона добровільно погодилась очолити «управліннябухгалтерського обліку та фінансового забезпечення» у складі місцевоїокупаційної адміністрації рф.</text:p>
      <text:p text:style-name="P4">
На цій «посаді» вона формує кошторис «бюджетних» видатків для матеріально-технічного забезпечення окупантів.</text:p>
      <text:p text:style-name="P4">
<text:span text:style-name="T4">
У Херсонській області:</text:span>
</text:p>
      <text:p text:style-name="P4">
викрито трьох мешканців обласного центру, які у період окупації міста обійняликерівні «посади» у створеній загарбниками «виборчій комісії».</text:p>
      <text:p text:style-name="P4">
Вони організовували проведення фейкового плебісциту щодо приєднання регіону дорф.</text:p>
      <text:p text:style-name="P4">
Для цього колаборанти відкрили «виборчі дільниці» у декількох місцевих школахі лікарнях. Далі вони «накручували» голоси на користь країни-агресора.</text:p>
      <text:p text:style-name="P4">
Під час звільнення Херсона колаборанти втекли на тимчасово захоплену частинурегіону і наразі переховуються від правосуддя.</text:p>
      <text:p text:style-name="P4">
In all exposed facts, comprehensive measures are underway to bring notories to justice for crimes against Ukraine.</text:p>
      <text:p text:style-name="P4">
News Source: <text:a xlink:type="simple" xlink:href="https://armyinform.com.ua/2023/06/10/sbu-zibrala-dokazovu-bazu-na-shhe-8-posadovcziv-okupaczijnyh-administraczij-rf-u-tymchasovo-zahoplenyh-regionah-ukrayiny/" text:style-name="Internet_20_link" text:visited-style-name="Visited_20_Internet_20_Link">
https://armyinform.com.ua/2023/06/10/sbu-zibrala-dokazovu-bazu-na-shhe-8-posadovcziv-okupaczijnyh-administraczij-rf-u-tymchasovo-zahoplenyh-regionah-ukrayiny/</text:a>
</text:p>
      <!--NEWS-->
      <text:h text:style-name="P10" text:outline-level="1">
<text:span text:style-name="T4">
Short. War. Day 472. Videoodigest</text:span>
</text:h>
      <text:p text:style-name="P4">
Author: ['АРМІЯINFORM']</text:p>
      <text:p text:style-name="P4">
Time: 2023-06-10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4/vijna.jpg" text:style-name="Internet_20_link" text:visited-style-name="Visited_20_Internet_20_Link">
vijna.jpg</text:a>
']</text:p>
      <text:p text:style-name="P4">
Tags: ['STOPRUSSIA', 'АГРЕСІЯ РФ', 'ВІДЕОДАЙДЖЕСТ', 'ВТОРГНЕННЯ РФ', 'ГШ ЗСУ']</text:p>
      <text:p text:style-name="P4">
Category: News</text:p>
      <!--METADATA-->
      <text:p text:style-name="P4">
<draw:frame draw:style-name="fr1" draw:name="Image300" text:anchor-type="as-char" svg:width="6.9236in" svg:height="4.615733in" draw:z-index="0">
<draw:image xlink:href="../Images/AРМІЯINFORM/2023-06-10T99-00-00-04-00/vijna.jpg" xlink:type="simple" xlink:show="embed" xlink:actuate="onLoad" draw:mime-type="image/jpeg"/>
</draw:frame>
</text:p>
      <text:p text:style-name="P4">
News Source: <text:a xlink:type="simple" xlink:href="https://armyinform.com.ua/2023/06/10/korotko-vijna-den-472-videodajdzhest/" text:style-name="Internet_20_link" text:visited-style-name="Visited_20_Internet_20_Link">
https://armyinform.com.ua/2023/06/10/korotko-vijna-den-472-videodajdzhest/</text:a>
</text:p>
      <!--NEWS-->
      <text:h text:style-name="P10" text:outline-level="1">
<text:span text:style-name="T4">
Burda Dynamo's cousin died in the war with Russia</text:span>
</text:h>
      <text:p text:style-name="P4">
Authors: Ukrinform (Person)</text:p>
      <text:p text:style-name="P4">
Publisher: Укринформ (Organization)</text:p>
      <text:p text:style-name="P4">
Published Time: 2023-06-11T-1:21:00+03:00</text:p>
      <text:p text:style-name="P4">
Modified Time: 2023-06-11T00:21:00+03:00</text:p>
      <text:p text:style-name="P4">
Description: Dmitry Burda, a cousin of Defender of Dynamo, Nikita Burda, was killed in the war with Russia. - Ukrinform.</text:p>
      <text:p text:style-name="P4">
Images: ['<text:a xlink:type="simple" xlink:href="https://static.ukrinform.com/photos/2023_06/thumb_files/630_360_1686429261-100.jpg" text:style-name="Internet_20_link" text:visited-style-name="Visited_20_Internet_20_Link">
630_360_16864...</text:a>
']</text:p>
      <text:p text:style-name="P4">
Tags: ['Динамо', 'Футбол', 'Війна з Росією']</text:p>
      <text:p text:style-name="P4">
Type: Article</text:p>
      <!--METADATA-->
      <text:p text:style-name="P4">
<draw:frame draw:style-name="fr1" draw:name="Image301" text:anchor-type="as-char" svg:width="6.9236in" svg:height="3.956343in" draw:z-index="0">
<draw:image xlink:href="../Images/yкринформ/2023-06-11T-1-21-00-03-00/630_360_1686429261-100.jpg" xlink:type="simple" xlink:show="embed" xlink:actuate="onLoad" draw:mime-type="image/jpeg"/>
</draw:frame>
In the war, Dmitry Burda, a cousin of the defender of Dynamo Kyiv Nikita Burda, was killed in the war.</text:p>
      <text:p text:style-name="P4">
About it reports official <text:a xlink:type="simple" xlink:href="https://fcdynamo.com/news/dinamo-spivchuvaye-3" text:style-name="Internet_20_link" text:visited-style-name="Visited_20_Internet_20_Link">
site</text:a>
FK «Dinamo»(Kyiv), reports Ukrinform.</text:p>
      <text:p text:style-name="P4">
Earlier, the football player of the capital club said that the connection with Dmitry disappeared in 2022 in the defense of Mariupol. The warrior was considered to be disappeared, but the families reported that the DNA of one of the dead had coincided with the Burda Dnebat.</text:p>
      <text:p text:style-name="P4">
Dmitry was 25 years old.</text:p>
      <text:p text:style-name="P4">
Dynamo FC(Kyiv)He expresses his sincere condolences to Nikita Burdy and his whole family.</text:p>
      <text:p text:style-name="P4">
<text:span text:style-name="T5">
Foto: Dynamo FC(Kyiv).</text:span>
</text:p>
      <text:p text:style-name="P4">
News Source: <text:a xlink:type="simple" xlink:href="https://www.ukrinform.ua/rubric-sports/3721166-dvouridnij-brat-dinamivca-burdi-zaginuv-na-vijni-z-rosieu.html" text:style-name="Internet_20_link" text:visited-style-name="Visited_20_Internet_20_Link">
https://www.ukrinform.ua/rubric-sports/3721166-dvouridnij-brat-dinamivca-burdi-zaginuv-na-vijni-z-rosieu.html</text:a>
</text:p>
      <!--NEWS-->
      <text:h text:style-name="P10" text:outline-level="1">
<text:span text:style-name="T4">
Russia does not let UN representatives into the occupied territories to assist - Kyslits</text:span>
</text:h>
      <text:p text:style-name="P4">
Authors: Ukrinform (Person)</text:p>
      <text:p text:style-name="P4">
Publisher: Укринформ (Organization)</text:p>
      <text:p text:style-name="P4">
Published Time: 2023-06-11T-2:05:00+03:00</text:p>
      <text:p text:style-name="P4">
Modified Time: 2023-06-11T00:05:00+03:00</text:p>
      <text:p text:style-name="P4">
Description: Currently, Russia continues to refuse to access the occupied territory to assist those who suffer from flood.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Гуманітарна допомога', 'Херсонщина', 'ООН', 'Кислиця', 'Каховська ГЕС']</text:p>
      <text:p text:style-name="P4">
Type: Article</text:p>
      <!--METADATA-->
      <text:p text:style-name="P4">
<draw:frame draw:style-name="fr1" draw:name="Image302" text:anchor-type="as-char" svg:width="6.9236in" svg:height="3.956343in" draw:z-index="0">
<draw:image xlink:href="../Images/yкринформ/2023-06-11T-2-05-00-03-00/630_360_1619604801-614.jpg" xlink:type="simple" xlink:show="embed" xlink:actuate="onLoad" draw:mime-type="image/jpeg"/>
</draw:frame>
Currently, the UN continues to refuse access to the occupied territory to assist those who suffer from flood.</text:p>
      <text:p text:style-name="P4">
This was written by a permanent representative of Ukraine at the UN Sergey Kyslytsia in <text:a xlink:type="simple" xlink:href="https://twitter.com/sergiykyslytsya/status/1667629403885412352" text:style-name="Internet_20_link" text:visited-style-name="Visited_20_Internet_20_Link">
Twitter</text:a>
, reports Ukrinform.</text:p>
      <text:p text:style-name="P4">
“I and my colleagues in New York have urged Russia to give access to the UN.(UN Humanitarian Gensk Martin)Griffiths says that he did not receive a positive reaction from the Russian ambassador to the UN, which he met, ”he said.</text:p>
      <text:p text:style-name="Quotations">

<text:p text:style-name="P4">
As of Now Russia Continues to Deny Access for un to account Territory to&gt;
 Help Those Suffering Due to the Flooding. I &amp; My Colleagues in NYC Called On&gt;
 Russia to Avora Access for Un. Griffiths Says No Positive Reaction from&gt;
 Russia's Un ambassador he met with [https://t.co/llxoetubvq&gt;
]](https://t.co/LlxOetubVq)<text:a xlink:type="simple" xlink:href="https://t.co/ZiDxgGsmJV" text:style-name="Internet_20_link" text:visited-style-name="Visited_20_Internet_20_Link">
 https://t.co/ZiDxgGsmJV&gt;
 </text:a>
&gt;
&gt;
 - Sergius sours(@Sergiyxis)<text:a xlink:type="simple" xlink:href="https://twitter.com/SergiyKyslytsya/status/1667629403885412352" text:style-name="Internet_20_link" text:visited-style-name="Visited_20_Internet_20_Link">
 June 10, 2023&gt;
 </text:a>
<text:span text:style-name="T4">
 Read also: </text:span>
 <text:span text:style-name="T4">
 <text:a xlink:type="simple" xlink:href="https://www.ukrinform.ua/rubric-society/3720824-v-oon-rozpovili-pro-trietapnij-plan-reaguvanna-na-katastrofu-na-pivdni-ukraini.html" text:style-name="Internet_20_link" text:visited-style-name="Visited_20_Internet_20_Link">
in the UN told about the three -stage plan of reaction of Nazatastrophe in the south of Ukraine</text:a>
</text:span>
</text:p>

</text:p>
      <text:p text:style-name="P4">
Kyslytsia also noted that the issue of sanctions against the aggressor and his deprivation of the UN member is in the hands of the Council <text:span text:style-name="T4">
 <text:a xlink:type="simple" xlink:href="https://www.ukrinform.ua/tag-oon" text:style-name="Internet_20_link" text:visited-style-name="Visited_20_Internet_20_Link">
UN</text:a>
</text:span>
 and its members. The General Assembly, "which is determined on the side of Ukraine", cannot make a corresponding decision without the sanction of Radbeza, where Russia enjoys the veto right, Kyslytsia explained.</text:p>
      <text:p text:style-name="P4">
This procedure is stipulated by the UN Charter, signed by permanent members of the RB in 1945.</text:p>
      <text:p text:style-name="P4">
<text:span text:style-name="T4">
 Read also: </text:span>
 <text:span text:style-name="T4">
 <text:a xlink:type="simple" xlink:href="https://www.ukrinform.ua/rubric-regions/3720730-oon-napravila-gumanitarni-konvoi-do-hersonsini.html" text:style-name="Internet_20_link" text:visited-style-name="Visited_20_Internet_20_Link">
UN sent humanitarian convoy to Kherson region</text:a>
</text:span>
</text:p>
      <text:p text:style-name="P4">
As reported by Ukrinform, Griffiths stated that his office was trying to obtain the occupation authority for safe access through the demarcation line to provide humanitarian assistance to the victims.</text:p>
      <text:p text:style-name="P4">
<text:span text:style-name="T4">
 Read also: </text:span>
 <text:span text:style-name="T4">
 <text:a xlink:type="simple" xlink:href="https://www.ukrinform.ua/rubric-polytics/3720320-pidriv-kahovskoi-ges-v-oon-zasudili-obstrili-rosieu-rajoniv-evakuacii-iz-zoni-katastrofi.html" text:style-name="Internet_20_link" text:visited-style-name="Visited_20_Internet_20_Link">
Kakhovskaya hydroelectric power station: UN condemned by the fires of the Russian evacuation from the disaster zone</text:a>
 </text:span>
</text:p>
      <text:p text:style-name="P4">
News Source: <text:a xlink:type="simple" xlink:href="https://www.ukrinform.ua/rubric-ato/3721170-rosia-ne-puskae-predstavnikiv-oon-na-okupovani-teritorii-dla-nadanna-dopomogi-kislica.html" text:style-name="Internet_20_link" text:visited-style-name="Visited_20_Internet_20_Link">
https://www.ukrinform.ua/rubric-ato/3721170-rosia-ne-puskae-predstavnikiv-oon-na-okupovani-teritorii-dla-nadanna-dopomogi-kislica.html</text:a>
</text:p>
      <!--NEWS-->
      <text:h text:style-name="P10" text:outline-level="1">
<text:span text:style-name="T4">
Russia does not let UN representatives into the occupied territories to assist - Kyslits</text:span>
</text:h>
      <text:p text:style-name="P4">
Authors: Ukrinform (Person)</text:p>
      <text:p text:style-name="P4">
Publisher: Укринформ (Organization)</text:p>
      <text:p text:style-name="P4">
Published Time: 2023-06-11T00:05:00+03:00</text:p>
      <text:p text:style-name="P4">
Modified Time: 2023-06-11T00:05:00+03:00</text:p>
      <text:p text:style-name="P4">
Description: Currently, Russia continues to refuse to access the occupied territory to assist those who suffer from flood.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Гуманітарна допомога', 'Херсонщина', 'ООН', 'Кислиця', 'Каховська ГЕС']</text:p>
      <text:p text:style-name="P4">
Type: Article</text:p>
      <!--METADATA-->
      <text:p text:style-name="P4">
<draw:frame draw:style-name="fr1" draw:name="Image303" text:anchor-type="as-char" svg:width="6.9236in" svg:height="3.956343in" draw:z-index="0">
<draw:image xlink:href="../Images/yкринформ/2023-06-11T00-05-00-03-00/630_360_1619604801-614.jpg" xlink:type="simple" xlink:show="embed" xlink:actuate="onLoad" draw:mime-type="image/jpeg"/>
</draw:frame>
Currently, the UN continues to refuse access to the occupied territory to assist those who suffer from flood.</text:p>
      <text:p text:style-name="P4">
This was written by a permanent representative of Ukraine at the UN Sergey Kyslytsia in <text:a xlink:type="simple" xlink:href="https://twitter.com/sergiykyslytsya/status/1667629403885412352" text:style-name="Internet_20_link" text:visited-style-name="Visited_20_Internet_20_Link">
Twitter</text:a>
, reports Ukrinform.</text:p>
      <text:p text:style-name="P4">
“I and my colleagues in New York have urged Russia to give access to the UN.(UN Humanitarian Gensk Martin)Griffiths says that he did not receive a positive reaction from the Russian ambassador to the UN, which he met, ”he said.</text:p>
      <text:p text:style-name="Quotations">

<text:p text:style-name="P4">
As of Now Russia Continues to Deny Access for un to account Territory to&gt;
 Help Those Suffering Due to the Flooding. I &amp; My Colleagues in NYC Called On&gt;
 Russia to Avora Access for Un. Griffiths Says No Positive Reaction from&gt;
 Russia's Un ambassador he met with [https://t.co/llxoetubvq&gt;
]](https://t.co/LlxOetubVq)<text:a xlink:type="simple" xlink:href="https://t.co/ZiDxgGsmJV" text:style-name="Internet_20_link" text:visited-style-name="Visited_20_Internet_20_Link">
 https://t.co/ZiDxgGsmJV&gt;
 </text:a>
&gt;
&gt;
 - Sergius sours(@Sergiyxis)<text:a xlink:type="simple" xlink:href="https://twitter.com/SergiyKyslytsya/status/1667629403885412352" text:style-name="Internet_20_link" text:visited-style-name="Visited_20_Internet_20_Link">
 June 10, 2023&gt;
 </text:a>
<text:span text:style-name="T4">
 Read also: </text:span>
 <text:span text:style-name="T4">
 <text:a xlink:type="simple" xlink:href="https://www.ukrinform.ua/rubric-society/3720824-v-oon-rozpovili-pro-trietapnij-plan-reaguvanna-na-katastrofu-na-pivdni-ukraini.html" text:style-name="Internet_20_link" text:visited-style-name="Visited_20_Internet_20_Link">
in the UN told about the three -stage plan of reaction of Nazatastrophe in the south of Ukraine</text:a>
</text:span>
</text:p>

</text:p>
      <text:p text:style-name="P4">
Kyslytsia also noted that the issue of sanctions against the aggressor and his deprivation of the UN member is in the hands of the Council <text:span text:style-name="T4">
 <text:a xlink:type="simple" xlink:href="https://www.ukrinform.ua/tag-oon" text:style-name="Internet_20_link" text:visited-style-name="Visited_20_Internet_20_Link">
UN</text:a>
</text:span>
 and its members. The General Assembly, "which is determined on the side of Ukraine", cannot make a corresponding decision without the sanction of Radbeza, where Russia enjoys the veto right, Kyslytsia explained.</text:p>
      <text:p text:style-name="P4">
This procedure is stipulated by the UN Charter, signed by permanent members of the RB in 1945.</text:p>
      <text:p text:style-name="P4">
<text:span text:style-name="T4">
 Read also: </text:span>
 <text:span text:style-name="T4">
 <text:a xlink:type="simple" xlink:href="https://www.ukrinform.ua/rubric-regions/3720730-oon-napravila-gumanitarni-konvoi-do-hersonsini.html" text:style-name="Internet_20_link" text:visited-style-name="Visited_20_Internet_20_Link">
UN sent humanitarian convoy to Kherson region</text:a>
</text:span>
</text:p>
      <text:p text:style-name="P4">
As reported by Ukrinform, Griffiths stated that his office was trying to obtain the occupation authority for safe access through the demarcation line to provide humanitarian assistance to the victims.</text:p>
      <text:p text:style-name="P4">
<text:span text:style-name="T4">
 Read also: </text:span>
 <text:span text:style-name="T4">
 <text:a xlink:type="simple" xlink:href="https://www.ukrinform.ua/rubric-polytics/3720320-pidriv-kahovskoi-ges-v-oon-zasudili-obstrili-rosieu-rajoniv-evakuacii-iz-zoni-katastrofi.html" text:style-name="Internet_20_link" text:visited-style-name="Visited_20_Internet_20_Link">
Kakhovskaya hydroelectric power station: UN condemned by the fires of the Russian evacuation from the disaster zone</text:a>
 </text:span>
</text:p>
      <text:p text:style-name="P4">
News Source: <text:a xlink:type="simple" xlink:href="https://www.ukrinform.ua/rubric-ato/3721170-rosia-ne-puskae-predstavnikiv-oon-na-okupovani-teritorii-dla-nadanna-dopomogi-kislica.html" text:style-name="Internet_20_link" text:visited-style-name="Visited_20_Internet_20_Link">
https://www.ukrinform.ua/rubric-ato/3721170-rosia-ne-puskae-predstavnikiv-oon-na-okupovani-teritorii-dla-nadanna-dopomogi-kislica.html</text:a>
</text:p>
      <!--NEWS-->
      <text:h text:style-name="P10" text:outline-level="1">
<text:span text:style-name="T4">
Burda Dynamo's cousin died in the war with Russia</text:span>
</text:h>
      <text:p text:style-name="P4">
Authors: Ukrinform (Person)</text:p>
      <text:p text:style-name="P4">
Publisher: Укринформ (Organization)</text:p>
      <text:p text:style-name="P4">
Published Time: 2023-06-11T00:21:00+03:00</text:p>
      <text:p text:style-name="P4">
Modified Time: 2023-06-11T00:21:00+03:00</text:p>
      <text:p text:style-name="P4">
Description: Dmitry Burda, a cousin of Defender of Dynamo, Nikita Burda, was killed in the war with Russia. - Ukrinform.</text:p>
      <text:p text:style-name="P4">
Images: ['<text:a xlink:type="simple" xlink:href="https://static.ukrinform.com/photos/2023_06/thumb_files/630_360_1686429261-100.jpg" text:style-name="Internet_20_link" text:visited-style-name="Visited_20_Internet_20_Link">
630_360_16864...</text:a>
']</text:p>
      <text:p text:style-name="P4">
Tags: ['Динамо', 'Футбол', 'Війна з Росією']</text:p>
      <text:p text:style-name="P4">
Type: Article</text:p>
      <!--METADATA-->
      <text:p text:style-name="P4">
<draw:frame draw:style-name="fr1" draw:name="Image304" text:anchor-type="as-char" svg:width="6.9236in" svg:height="3.956343in" draw:z-index="0">
<draw:image xlink:href="../Images/yкринформ/2023-06-11T00-21-00-03-00/630_360_1686429261-100.jpg" xlink:type="simple" xlink:show="embed" xlink:actuate="onLoad" draw:mime-type="image/jpeg"/>
</draw:frame>
In the war, Dmitry Burda, a cousin of the defender of Dynamo Kyiv Nikita Burda, was killed in the war.</text:p>
      <text:p text:style-name="P4">
About it reports official <text:a xlink:type="simple" xlink:href="https://fcdynamo.com/news/dinamo-spivchuvaye-3" text:style-name="Internet_20_link" text:visited-style-name="Visited_20_Internet_20_Link">
site</text:a>
FK «Dinamo»(Kyiv), reports Ukrinform.</text:p>
      <text:p text:style-name="P4">
Earlier, the football player of the capital club said that the connection with Dmitry disappeared in 2022 in the defense of Mariupol. The warrior was considered to be disappeared, but the families reported that the DNA of one of the dead had coincided with the Burda Dnebat.</text:p>
      <text:p text:style-name="P4">
Dmitry was 25 years old.</text:p>
      <text:p text:style-name="P4">
Dynamo FC(Kyiv)He expresses his sincere condolences to Nikita Burdy and his whole family.</text:p>
      <text:p text:style-name="P4">
<text:span text:style-name="T5">
Foto: Dynamo FC(Kyiv).</text:span>
</text:p>
      <text:p text:style-name="P4">
News Source: <text:a xlink:type="simple" xlink:href="https://www.ukrinform.ua/rubric-sports/3721166-dvouridnij-brat-dinamivca-burdi-zaginuv-na-vijni-z-rosieu.html" text:style-name="Internet_20_link" text:visited-style-name="Visited_20_Internet_20_Link">
https://www.ukrinform.ua/rubric-sports/3721166-dvouridnij-brat-dinamivca-burdi-zaginuv-na-vijni-z-rosieu.html</text:a>
</text:p>
      <!--NEWS-->
      <text:h text:style-name="P10" text:outline-level="1">
<text:span text:style-name="T4">
GUR About the transfer of captives to Hungary: no information that they are really on freedom</text:span>
</text:h>
      <text:p text:style-name="P4">
Authors: Ukrinform (Person)</text:p>
      <text:p text:style-name="P4">
Publisher: Укринформ (Organization)</text:p>
      <text:p text:style-name="P4">
Published Time: 2023-06-11T00:38:00+03:00</text:p>
      <text:p text:style-name="P4">
Modified Time: 2023-06-11T00:38:00+03:00</text:p>
      <text:p text:style-name="P4">
Description: Currently, Ukraine has no information that the fact that the Ukrainian Orthodox Church was transferred to the Ukrainian Orthodox Church has indeed taken place. - Ukrinform.</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Угорщина', 'ЗСУ', 'Полонені', 'Війна з Росією']</text:p>
      <text:p text:style-name="P4">
Type: Article</text:p>
      <!--METADATA-->
      <text:p text:style-name="P4">
<draw:frame draw:style-name="fr1" draw:name="Image305" text:anchor-type="as-char" svg:width="6.9236in" svg:height="3.956343in" draw:z-index="0">
<draw:image xlink:href="../Images/yкринформ/2023-06-11T00-38-00-03-00/630_360_1674657236-888.jpg" xlink:type="simple" xlink:show="embed" xlink:actuate="onLoad" draw:mime-type="image/jpeg"/>
</draw:frame>
Currently, there is no information that the fact is that the transfer of Ukrainian prisoners of Orthodox Church of Hungary has happened.</text:p>
      <text:p text:style-name="P4">
This was stated(https://www.radiosvoboda.org/a/news-rozvidka-yusov-poloneni-uhorshchyna-rpts/32453586.html).</text:p>
      <text:p text:style-name="P4">
“Since Ukraine is a civilized state, the main thing for us is a person of life. We hope that as a result of these manipulations by the aggressor state of Ukrainians will be freedom, ”he said.</text:p>
      <text:p text:style-name="P4">
<text:span text:style-name="T4">
 Read also: </text:span>
 <text:span text:style-name="T4">
 <text:a xlink:type="simple" xlink:href="https://www.ukrinform.ua/rubric-world/3720441-ugorsinu-treba-vikluciti-z-nato-akso-orban-santazuvatime-alans-polskij-general.html" text:style-name="Internet_20_link" text:visited-style-name="Visited_20_Internet_20_Link">
Hungary should be excluded from NATO if the Alliance - Polish General</text:a>
</text:span>
</text:p>
      <text:p text:style-name="P4">
According to Yusov, Ukraine "will talk to all participants in the transfer of military and will find out the details."</text:p>
      <text:p text:style-name="P4">
“And we will find out everything else and comment. The theme is sensitive, there is any word to influence the result, ”he said.</text:p>
      <text:p text:style-name="P4">
The GUR representative emphasized that "Moscow does not exercise humanitarian law, and uses them, manipulates them."</text:p>
      <text:p text:style-name="P4">
<text:span text:style-name="T4">
 Read also: </text:span>
 <text:span text:style-name="T4">
 <text:a xlink:type="simple" xlink:href="https://www.ukrinform.ua/rubric-polytics/3720617-mzs-vimagae-v-ugorsini-detalnu-informaciu-pro-zvilnenih-polonenih-i-dostupu-do-nih-konsula.html" text:style-name="Internet_20_link" text:visited-style-name="Visited_20_Internet_20_Link">
Russia transferred 11 Ukrainian prisoners to Hungary - MZSVAGE INFORMATION</text:a>
</text:span>
</text:p>
      <text:p text:style-name="P4">
It was reported that Viceremier Hungary Zhleth Shemien confirmed the Hungarian amending about the transfer from Russia to Hungary 11 <text:span text:style-name="T4">
 <text:a xlink:type="simple" xlink:href="https://www.ukrinform.ua/tag-poloneni" text:style-name="Internet_20_link" text:visited-style-name="Visited_20_Internet_20_Link">
prisoners of war</text:a>
</text:span>
, Transcarpathian Hungarians, the Russian Orthodox Church declared it every time.</text:p>
      <text:p text:style-name="P4">
News Source: <text:a xlink:type="simple" xlink:href="https://www.ukrinform.ua/rubric-ato/3721171-gur-pro-peredacu-polonenih-ugorsini-nemae-informacii-so-voni-dijsno-na-svobodi.html" text:style-name="Internet_20_link" text:visited-style-name="Visited_20_Internet_20_Link">
https://www.ukrinform.ua/rubric-ato/3721171-gur-pro-peredacu-polonenih-ugorsini-nemae-informacii-so-voni-dijsno-na-svobodi.html</text:a>
</text:p>
      <!--NEWS-->
      <text:h text:style-name="P10" text:outline-level="1">
<text:span text:style-name="T4">
Air alarm is announced in a number of regions of Ukraine</text:span>
</text:h>
      <text:p text:style-name="P4">
Authors: Ukrinform (Person)</text:p>
      <text:p text:style-name="P4">
Publisher: Укринформ (Organization)</text:p>
      <text:p text:style-name="P4">
Published Time: 2023-06-11T00:43:00+03:00</text:p>
      <text:p text:style-name="P4">
Modified Time: 2023-06-11T00:43:00+03:00</text:p>
      <text:p text:style-name="P4">
Description: On Sunday night, June 11, signals were warned in the east and north.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6/1686433469-892.png" text:style-name="Internet_20_link" text:visited-style-name="Visited_20_Internet_20_Link">
1686433469-89...</text:a>
']</text:p>
      <text:p text:style-name="P4">
Tags: ['БПЛА', 'Війна з Росією', 'Повітряна тривога']</text:p>
      <text:p text:style-name="P4">
Type: Article</text:p>
      <!--METADATA-->
      <text:p text:style-name="P4">
<draw:frame draw:style-name="fr1" draw:name="Image306" text:anchor-type="as-char" svg:width="6.9236in" svg:height="3.956343in" draw:z-index="0">
<draw:image xlink:href="../Images/yкринформ/2023-06-11T00-43-00-03-00/630_360_1645871571-868.jpg" xlink:type="simple" xlink:show="embed" xlink:actuate="onLoad" draw:mime-type="image/jpeg"/>
</draw:frame>
On June 11, on June 11, signals were warned in the east and north.</text:p>
      <text:p text:style-name="P4">
This is reported by Ukrinform with a reference to the alarm map tamonation groups.</text:p>
      <text:p text:style-name="P4">
The latter report that enemy UAVs were noticed over Zaporizhzhya, Dnipropetrovsk, Sumy of the Tapolta.</text:p>
      <text:p text:style-name="P4">
Currently the aircraft anxiety is as follows:</text:p>
      <text:p text:style-name="P4">
<draw:frame draw:style-name="fr1" draw:name="Image307" text:anchor-type="as-char" svg:width="6.9236in" svg:height="4.615733in" draw:z-index="0">
<draw:image xlink:href="../Images/yкринформ/2023-06-11T00-43-00-03-00/1686433469-892.png" xlink:type="simple" xlink:show="embed" xlink:actuate="onLoad" draw:mime-type="image/png"/>
</draw:frame>
As reported by Ukrinform, yesterday in Odesa region, as a result of shelling, Shakhled drones and rockets were killed and 29 were injured, among them two children and a pregnant woman.</text:p>
      <text:p text:style-name="P4">
290 apartments in 11 homes were affected from the explosive wave.</text:p>
      <text:p text:style-name="P4">
News Source: <text:a xlink:type="simple" xlink:href="https://www.ukrinform.ua/rubric-ato/3721172-u-nizci-oblastej-ukraini-ogolosena-povitrana-trivoga.html" text:style-name="Internet_20_link" text:visited-style-name="Visited_20_Internet_20_Link">
https://www.ukrinform.ua/rubric-ato/3721172-u-nizci-oblastej-ukraini-ogolosena-povitrana-trivoga.html</text:a>
</text:p>
      <!--NEWS-->
      <text:h text:style-name="P10" text:outline-level="1">
<text:span text:style-name="T4">
The Armed Forces with the help of "stung" destroyed under Bakhmut the fighting machine of the infantry of the Russians</text:span>
</text:h>
      <text:p text:style-name="P4">
Authors: Ukrinform (Person)</text:p>
      <text:p text:style-name="P4">
Publisher: Укринформ (Organization)</text:p>
      <text:p text:style-name="P4">
Published Time: 2023-06-11T00:57:00+03:00</text:p>
      <text:p text:style-name="P4">
Modified Time: 2023-06-11T00:57:00+03:00</text:p>
      <text:p text:style-name="P4">
Description: Fighters of a separate Presidential Brigade named after Hetman Bohdan Khmelnitsky with the help of the Ukrainian anti -tank missile system "Stugna" destroyed a Russian infantry fighting car in Bakhmut. - Ukrinform.</text:p>
      <text:p text:style-name="P4">
Images: ['<text:a xlink:type="simple" xlink:href="https://static.ukrinform.com/photos/2023_06/thumb_files/630_360_1686403011-410.png" text:style-name="Internet_20_link" text:visited-style-name="Visited_20_Internet_20_Link">
630_360_16864...</text:a>
']</text:p>
      <text:p text:style-name="P4">
Tags: ['Бахмут', 'ЗСУ', 'Війна з Росією']</text:p>
      <text:p text:style-name="P4">
Type: Article</text:p>
      <!--METADATA-->
      <text:p text:style-name="P4">
<draw:frame draw:style-name="fr1" draw:name="Image308" text:anchor-type="as-char" svg:width="6.9236in" svg:height="3.956343in" draw:z-index="0">
<draw:image xlink:href="../Images/yкринформ/2023-06-11T00-57-00-03-00/630_360_1686403011-410.png" xlink:type="simple" xlink:show="embed" xlink:actuate="onLoad" draw:mime-type="image/png"/>
</draw:frame>
The soldiers of the C -Presidential Brigade named after Hetman Bohdan Khmelnitsky with the help of the Ukrainian anti -tank missile system "Stugna" destroyed the Russian infantry fighting machine in Bakhmut.</text:p>
      <text:p text:style-name="P4">
According to Ukrinform, the press service of the brigade reported on <text:a xlink:type="simple" xlink:href="https://www.facebook.com/watch/" text:style-name="Internet_20_link" text:visited-style-name="Visited_20_Internet_20_Link">
Facebook,</text:a>
Publishing a corresponding video.</text:p>
      <text:p text:style-name="P4">
"Ukrainian military from the Ukrainian" Stugna "destroyed the Russian BMP-2 in the area <text:span text:style-name="T4">
 <text:a xlink:type="simple" xlink:href="https://www.ukrinform.ua/tag-bahmut" text:style-name="Internet_20_link" text:visited-style-name="Visited_20_Internet_20_Link">
Bakhmut</text:a>
</text:span>
. There is a 4MECHhanized Battalion of the Presidential Brigade, "the message reads.</text:p>
      <text:p text:style-name="P4">
<text:span text:style-name="T4">
 Read also: </text:span>
 <text:span text:style-name="T4">
 <text:a xlink:type="simple" xlink:href="https://www.ukrinform.ua/rubric-ato/3720988-na-odesini-osobovij-sklad-katera-vms-znisiv-tri-droni-shahed.html" text:style-name="Internet_20_link" text:visited-style-name="Visited_20_Internet_20_Link">
in Odesa region the personnel of the Navy boat destroyed three droneshahed</text:a>
</text:span>
</text:p>
      <text:p text:style-name="P4">
As reported by Ukrinform, as of June 10 in the full -scale war resolved against Ukraine <text:a xlink:type="simple" xlink:href="https://www.ukrinform.ua/rubric-ato/3720850-zsu-znisili-vze-214-660-rosijskih-zagarbnikiv.html" text:style-name="Internet_20_link" text:visited-style-name="Visited_20_Internet_20_Link">
</text:a>
_ <text:span text:style-name="T4">
 <text:a xlink:type="simple" xlink:href="https://www.ukrinform.ua/rubric-ato/3720850-zsu-znisili-vze-214-660-rosijskih-zagarbnikiv.html" text:style-name="Internet_20_link" text:visited-style-name="Visited_20_Internet_20_Link">
Russia lost</text:a>
</text:span>
 _ already thousands of military equipment, including 3909 tanks, 7607 combat armored vehicles and 3717 artillery systems.</text:p>
      <text:p text:style-name="P4">
<text:span text:style-name="T5">
Foto: KB Luch</text:span>
</text:p>
      <text:p text:style-name="P4">
News Source: <text:a xlink:type="simple" xlink:href="https://www.ukrinform.ua/rubric-ato/3721043-zsu-za-dopomogou-stungi-znisili-pid-bahmutom-bojovu-masinu-pihoti-rosian.html" text:style-name="Internet_20_link" text:visited-style-name="Visited_20_Internet_20_Link">
https://www.ukrinform.ua/rubric-ato/3721043-zsu-za-dopomogou-stungi-znisili-pid-bahmutom-bojovu-masinu-pihoti-rosian.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